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-webkit-standard" svg:font-family="-webkit-standard"/>
    <style:font-face style:name="Arial" svg:font-family="Arial"/>
    <style:font-face style:name="Cambria" svg:font-family="Cambria"/>
    <style:font-face style:name="Sans-serif" svg:font-family="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49.24pt"/>
    </style:style>
    <style:style style:name="co3" style:family="table-column">
      <style:table-column-properties fo:break-before="auto" style:column-width="47.2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City_20_Size_20_Distribution">
      <style:table-properties table:display="true" style:writing-mode="lr-tb"/>
    </style:style>
    <style:style style:name="ta2" style:family="table" style:master-page-name="PageStyle_5f_Bell-Shaped_20_Curve">
      <style:table-properties table:display="true" style:writing-mode="lr-tb"/>
    </style:style>
    <style:style style:name="ta3" style:family="table" style:master-page-name="PageStyle_5f_City_20_Size_20_Plo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eaec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bold" style:font-size-asian="11pt" style:font-style-asian="normal" style:font-weight-asian="bold" style:font-name-complex="Sans-serif" style:font-size-complex="11pt" style:font-style-complex="normal" style:font-weight-complex="bold"/>
    </style:style>
    <style:style style:name="ce2" style:family="table-cell" style:parent-style-name="Default">
      <style:table-cell-properties fo:background-color="#f8f9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" style:family="table-cell" style:parent-style-name="Default">
      <style:table-cell-properties fo:background-color="#f8f9fa" style:rotation-align="none"/>
      <style:text-properties fo:color="#000000" style:text-outline="false" style:text-line-through-style="none" style:text-line-through-type="none" style:font-name="-webkit-standard" fo:font-size="11pt" fo:font-style="normal" fo:text-shadow="none" style:text-underline-style="none" fo:font-weight="normal" style:font-size-asian="11pt" style:font-style-asian="normal" style:font-weight-asian="normal" style:font-name-complex="-webkit-standard" style:font-size-complex="11pt" style:font-style-complex="normal" style:font-weight-complex="normal"/>
    </style:style>
    <style:style style:name="ce4" style:family="table-cell" style:parent-style-name="Default">
      <style:table-cell-properties fo:background-color="#cfece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b0080" style:text-outline="false" style:text-line-through-style="none" style:text-line-through-type="none" style:font-name="Sans-serif" fo:font-size="11pt" fo:font-style="italic" fo:text-shadow="none" style:text-underline-style="none" fo:font-weight="normal" style:font-size-asian="11pt" style:font-style-asian="italic" style:font-weight-asian="normal" style:font-name-complex="Sans-serif" style:font-size-complex="11pt" style:font-style-complex="italic" style:font-weight-complex="normal"/>
    </style:style>
    <style:style style:name="ce5" style:family="table-cell" style:parent-style-name="Default">
      <style:table-cell-properties fo:background-color="#cfece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b0080" style:text-outline="false" style:text-line-through-style="none" style:text-line-through-type="none" style:font-name="Sans-serif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Sans-serif" style:font-size-complex="11pt" style:font-style-complex="italic" style:font-weight-complex="normal"/>
    </style:style>
    <style:style style:name="ce6" style:family="table-cell" style:parent-style-name="Default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b0080" style:text-outline="false" style:text-line-through-style="none" style:text-line-through-type="none" style:font-name="Sans-serif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fo:background-color="#f8f9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b008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8" style:family="table-cell" style:parent-style-name="Default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b008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Sans-serif" style:font-size-complex="11pt" style:font-style-complex="normal" style:font-weight-complex="bold"/>
    </style:style>
    <style:style style:name="ce9" style:family="table-cell" style:parent-style-name="Default">
      <style:table-cell-properties fo:background-color="#f8f9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b0080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0" style:family="table-cell" style:parent-style-name="Default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b0080" style:text-outline="false" style:text-line-through-style="none" style:text-line-through-type="none" style:font-name="Sans-serif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fo:background-color="#ff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b0080" style:text-outline="false" style:text-line-through-style="none" style:text-line-through-type="none" style:font-name="Sans-serif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2" style:family="table-cell" style:parent-style-name="Default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b0080" style:text-outline="false" style:text-line-through-style="none" style:text-line-through-type="none" style:font-name="Sans-serif" fo:font-size="11pt" fo:font-style="normal" fo:text-shadow="none" style:text-underline-style="none" fo:font-weight="bold" style:font-size-asian="11pt" style:font-style-asian="normal" style:font-weight-asian="bold" style:font-name-complex="Sans-serif" style:font-size-complex="11pt" style:font-style-complex="normal" style:font-weight-complex="bold"/>
    </style:style>
    <style:style style:name="ce13" style:family="table-cell" style:parent-style-name="Default">
      <style:table-cell-properties fo:background-color="#eaec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Sans-serif" style:font-size-complex="11pt" style:font-style-complex="normal" style:font-weight-complex="bold"/>
    </style:style>
    <style:style style:name="ce14" style:family="table-cell" style:parent-style-name="Default">
      <style:table-cell-properties fo:background-color="#f8f9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5" style:family="table-cell" style:parent-style-name="Default">
      <style:table-cell-properties fo:background-color="#f8f9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6" style:family="table-cell" style:parent-style-name="Default">
      <style:table-cell-properties fo:background-color="#f8f9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ty Size Distributio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2017</text:p>
            <text:p>rank</text:p>
            <draw:frame table:end-cell-address="'City Size Distribution'.F18" table:end-x="71.74pt" table:end-y="10.49pt" draw:z-index="0" draw:name="Chart 1" draw:style-name="gr1" draw:text-style-name="P1" svg:width="449.97pt" svg:height="278.22pt" svg:x="22.51pt" svg:y="0pt">
              <draw:object draw:notify-on-update-of-ranges="'City Size Distribution'.J2:'City Size Distribution'.J312 'City Size Distribution'.K1:'City Size Distribution'.K1 'City Size Distribution'.K2:'City Size Distribution'.K3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office:value-type="string" calcext:value-type="string">
            <text:p>City</text:p>
          </table:table-cell>
          <table:table-cell table:style-name="ce13" office:value-type="string" calcext:value-type="string">
            <text:p><text:a xlink:href="https://en.wikipedia.org/wiki/List_of_United_States_cities_by_population#cite_note-5" xlink:type="simple">State[5]</text:a></text:p>
          </table:table-cell>
          <table:table-cell table:style-name="ce1" office:value-type="string" calcext:value-type="string">
            <text:p>2017</text:p>
            <text:p>estimate</text:p>
          </table:table-cell>
          <table:table-cell table:style-name="ce18" office:value-type="string" calcext:value-type="string">
            <text:p>log Population</text:p>
          </table:table-cell>
          <table:table-cell table:style-name="ce18" office:value-type="string" calcext:value-type="string">
            <text:p>rank</text:p>
          </table:table-cell>
          <table:table-cell table:style-name="ce18" office:value-type="string" calcext:value-type="string">
            <text:p>1-F(x)</text:p>
          </table:table-cell>
          <table:table-cell table:style-name="ce18" office:value-type="string" calcext:value-type="string">
            <text:p>log10(1-F(x))</text:p>
          </table:table-cell>
          <table:table-cell table:style-name="ce1" office:value-type="string" calcext:value-type="string">
            <text:p>City</text:p>
          </table:table-cell>
          <table:table-cell table:style-name="ce18" office:value-type="string" calcext:value-type="string">
            <text:p>log Population</text:p>
          </table:table-cell>
          <table:table-cell table:style-name="ce18" office:value-type="string" calcext:value-type="string">
            <text:p>log10(1-F(x))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ew York[6]</text:p>
          </table:table-cell>
          <table:table-cell table:style-name="ce14" office:value-type="string" calcext:value-type="string">
            <text:p><text:a xlink:href="https://en.wikipedia.org/wiki/New_York_(state)" xlink:type="simple">New York</text:a></text:p>
          </table:table-cell>
          <table:table-cell table:style-name="ce17" office:value-type="float" office:value="8622698" calcext:value-type="float">
            <text:p>8,622,698</text:p>
          </table:table-cell>
          <table:table-cell table:formula="of:=LOG10([.D2])" office:value-type="float" office:value="6.9356431757063" calcext:value-type="float">
            <text:p>6.9356431757063</text:p>
          </table:table-cell>
          <table:table-cell table:style-name="ce18" office:value-type="float" office:value="1" calcext:value-type="float">
            <text:p>1</text:p>
          </table:table-cell>
          <table:table-cell table:formula="of:=[.F2]/311" office:value-type="float" office:value="0.00321543408360129" calcext:value-type="float">
            <text:p>0.003215434083601</text:p>
          </table:table-cell>
          <table:table-cell table:formula="of:=LOG10([.G2])" office:value-type="float" office:value="-2.49276038902684" calcext:value-type="float">
            <text:p>-2.49276038902684</text:p>
          </table:table-cell>
          <table:table-cell table:style-name="ce4" office:value-type="string" calcext:value-type="string">
            <text:p>New York[6]</text:p>
          </table:table-cell>
          <table:table-cell office:value-type="float" office:value="6.9356431757063" calcext:value-type="float">
            <text:p>6.9356431757063</text:p>
          </table:table-cell>
          <table:table-cell office:value-type="float" office:value="-2.49276038902684" calcext:value-type="float">
            <text:p>-2.49276038902684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<text:a xlink:href="https://en.wikipedia.org/wiki/Los_Angeles" xlink:type="simple">Los Angeles</text:a></text:p>
          </table:table-cell>
          <table:table-cell table:style-name="ce14" office:value-type="string" calcext:value-type="string">
            <text:p><text:a xlink:href="https://en.wikipedia.org/wiki/California" xlink:type="simple">California</text:a></text:p>
          </table:table-cell>
          <table:table-cell table:style-name="ce17" office:value-type="float" office:value="3999759" calcext:value-type="float">
            <text:p>3,999,759</text:p>
          </table:table-cell>
          <table:table-cell table:formula="of:=LOG10([.D3])" office:value-type="float" office:value="6.60203382429714" calcext:value-type="float">
            <text:p>6.60203382429714</text:p>
          </table:table-cell>
          <table:table-cell table:style-name="ce18" office:value-type="float" office:value="2" calcext:value-type="float">
            <text:p>2</text:p>
          </table:table-cell>
          <table:table-cell table:formula="of:=[.F3]/311" office:value-type="float" office:value="0.00643086816720257" calcext:value-type="float">
            <text:p>0.006430868167203</text:p>
          </table:table-cell>
          <table:table-cell table:formula="of:=LOG10([.G3])" office:value-type="float" office:value="-2.19173039336286" calcext:value-type="float">
            <text:p>-2.19173039336286</text:p>
          </table:table-cell>
          <table:table-cell table:style-name="ce5" office:value-type="string" calcext:value-type="string">
            <text:p><text:a xlink:href="https://en.wikipedia.org/wiki/Los_Angeles" xlink:type="simple">Los Angeles</text:a></text:p>
          </table:table-cell>
          <table:table-cell office:value-type="float" office:value="6.60203382429714" calcext:value-type="float">
            <text:p>6.60203382429714</text:p>
          </table:table-cell>
          <table:table-cell office:value-type="float" office:value="-2.19173039336286" calcext:value-type="float">
            <text:p>-2.19173039336286</text:p>
          </table:table-cell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<text:a xlink:href="https://en.wikipedia.org/wiki/Chicago" xlink:type="simple">Chicago</text:a></text:p>
          </table:table-cell>
          <table:table-cell table:style-name="ce14" office:value-type="string" calcext:value-type="string">
            <text:p><text:a xlink:href="https://en.wikipedia.org/wiki/Illinois" xlink:type="simple">Illinois</text:a></text:p>
          </table:table-cell>
          <table:table-cell table:style-name="ce17" office:value-type="float" office:value="2716450" calcext:value-type="float">
            <text:p>2,716,450</text:p>
          </table:table-cell>
          <table:table-cell table:formula="of:=LOG10([.D4])" office:value-type="float" office:value="6.43400171565579" calcext:value-type="float">
            <text:p>6.43400171565579</text:p>
          </table:table-cell>
          <table:table-cell table:style-name="ce18" office:value-type="float" office:value="3" calcext:value-type="float">
            <text:p>3</text:p>
          </table:table-cell>
          <table:table-cell table:formula="of:=[.F4]/311" office:value-type="float" office:value="0.00964630225080386" calcext:value-type="float">
            <text:p>0.009646302250804</text:p>
          </table:table-cell>
          <table:table-cell table:formula="of:=LOG10([.G4])" office:value-type="float" office:value="-2.01563913430717" calcext:value-type="float">
            <text:p>-2.01563913430717</text:p>
          </table:table-cell>
          <table:table-cell table:style-name="ce5" office:value-type="string" calcext:value-type="string">
            <text:p><text:a xlink:href="https://en.wikipedia.org/wiki/Chicago" xlink:type="simple">Chicago</text:a></text:p>
          </table:table-cell>
          <table:table-cell office:value-type="float" office:value="6.43400171565579" calcext:value-type="float">
            <text:p>6.43400171565579</text:p>
          </table:table-cell>
          <table:table-cell office:value-type="float" office:value="-2.01563913430717" calcext:value-type="float">
            <text:p>-2.01563913430717</text:p>
          </table:table-cell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Houston[7]</text:p>
          </table:table-cell>
          <table:table-cell table:style-name="ce14" office:value-type="string" calcext:value-type="string">
            <text:p><text:a xlink:href="https://en.wikipedia.org/wiki/Texas" xlink:type="simple">Texas</text:a></text:p>
          </table:table-cell>
          <table:table-cell table:style-name="ce17" office:value-type="float" office:value="2312717" calcext:value-type="float">
            <text:p>2,312,717</text:p>
          </table:table-cell>
          <table:table-cell table:formula="of:=LOG10([.D5])" office:value-type="float" office:value="6.36412249275426" calcext:value-type="float">
            <text:p>6.36412249275426</text:p>
          </table:table-cell>
          <table:table-cell table:style-name="ce18" office:value-type="float" office:value="4" calcext:value-type="float">
            <text:p>4</text:p>
          </table:table-cell>
          <table:table-cell table:formula="of:=[.F5]/311" office:value-type="float" office:value="0.0128617363344051" calcext:value-type="float">
            <text:p>0.012861736334405</text:p>
          </table:table-cell>
          <table:table-cell table:formula="of:=LOG10([.G5])" office:value-type="float" office:value="-1.89070039769888" calcext:value-type="float">
            <text:p>-1.89070039769888</text:p>
          </table:table-cell>
          <table:table-cell table:style-name="ce4" office:value-type="string" calcext:value-type="string">
            <text:p>Houston[7]</text:p>
          </table:table-cell>
          <table:table-cell office:value-type="float" office:value="6.36412249275426" calcext:value-type="float">
            <text:p>6.36412249275426</text:p>
          </table:table-cell>
          <table:table-cell office:value-type="float" office:value="-1.89070039769888" calcext:value-type="float">
            <text:p>-1.89070039769888</text:p>
          </table:table-cell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s://en.wikipedia.org/wiki/Phoenix,_Arizona" xlink:type="simple">Phoenix</text:a></text:p>
          </table:table-cell>
          <table:table-cell table:style-name="ce14" office:value-type="string" calcext:value-type="string">
            <text:p><text:a xlink:href="https://en.wikipedia.org/wiki/Arizona" xlink:type="simple">Arizona</text:a></text:p>
          </table:table-cell>
          <table:table-cell table:style-name="ce17" office:value-type="float" office:value="1626078" calcext:value-type="float">
            <text:p>1,626,078</text:p>
          </table:table-cell>
          <table:table-cell table:formula="of:=LOG10([.D6])" office:value-type="float" office:value="6.211141374073" calcext:value-type="float">
            <text:p>6.211141374073</text:p>
          </table:table-cell>
          <table:table-cell table:style-name="ce18" office:value-type="float" office:value="5" calcext:value-type="float">
            <text:p>5</text:p>
          </table:table-cell>
          <table:table-cell table:formula="of:=[.F6]/311" office:value-type="float" office:value="0.0160771704180064" calcext:value-type="float">
            <text:p>0.016077170418007</text:p>
          </table:table-cell>
          <table:table-cell table:formula="of:=LOG10([.G6])" office:value-type="float" office:value="-1.79379038469082" calcext:value-type="float">
            <text:p>-1.79379038469082</text:p>
          </table:table-cell>
          <table:table-cell table:style-name="ce6" office:value-type="string" calcext:value-type="string">
            <text:p><text:a xlink:href="https://en.wikipedia.org/wiki/Phoenix,_Arizona" xlink:type="simple">Phoenix</text:a></text:p>
          </table:table-cell>
          <table:table-cell office:value-type="float" office:value="6.211141374073" calcext:value-type="float">
            <text:p>6.211141374073</text:p>
          </table:table-cell>
          <table:table-cell office:value-type="float" office:value="-1.79379038469082" calcext:value-type="float">
            <text:p>-1.79379038469082</text:p>
          </table:table-cell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Philadelphia[8]</text:p>
          </table:table-cell>
          <table:table-cell table:style-name="ce14" office:value-type="string" calcext:value-type="string">
            <text:p><text:a xlink:href="https://en.wikipedia.org/wiki/Pennsylvania" xlink:type="simple">Pennsylvania</text:a></text:p>
          </table:table-cell>
          <table:table-cell table:style-name="ce17" office:value-type="float" office:value="1580863" calcext:value-type="float">
            <text:p>1,580,863</text:p>
          </table:table-cell>
          <table:table-cell table:formula="of:=LOG10([.D7])" office:value-type="float" office:value="6.1988942349404" calcext:value-type="float">
            <text:p>6.1988942349404</text:p>
          </table:table-cell>
          <table:table-cell table:style-name="ce18" office:value-type="float" office:value="6" calcext:value-type="float">
            <text:p>6</text:p>
          </table:table-cell>
          <table:table-cell table:formula="of:=[.F7]/311" office:value-type="float" office:value="0.0192926045016077" calcext:value-type="float">
            <text:p>0.019292604501608</text:p>
          </table:table-cell>
          <table:table-cell table:formula="of:=LOG10([.G7])" office:value-type="float" office:value="-1.71460913864319" calcext:value-type="float">
            <text:p>-1.71460913864319</text:p>
          </table:table-cell>
          <table:table-cell table:style-name="ce4" office:value-type="string" calcext:value-type="string">
            <text:p>Philadelphia[8]</text:p>
          </table:table-cell>
          <table:table-cell office:value-type="float" office:value="6.1988942349404" calcext:value-type="float">
            <text:p>6.1988942349404</text:p>
          </table:table-cell>
          <table:table-cell office:value-type="float" office:value="-1.71460913864319" calcext:value-type="float">
            <text:p>-1.71460913864319</text:p>
          </table:table-cell>
          <table:table-cell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<text:a xlink:href="https://en.wikipedia.org/wiki/San_Antonio" xlink:type="simple">San Antonio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1511946" calcext:value-type="float">
            <text:p>1,511,946</text:p>
          </table:table-cell>
          <table:table-cell table:formula="of:=LOG10([.D8])" office:value-type="float" office:value="6.179536280371" calcext:value-type="float">
            <text:p>6.179536280371</text:p>
          </table:table-cell>
          <table:table-cell table:style-name="ce18" office:value-type="float" office:value="7" calcext:value-type="float">
            <text:p>7</text:p>
          </table:table-cell>
          <table:table-cell table:formula="of:=[.F8]/311" office:value-type="float" office:value="0.022508038585209" calcext:value-type="float">
            <text:p>0.022508038585209</text:p>
          </table:table-cell>
          <table:table-cell table:formula="of:=LOG10([.G8])" office:value-type="float" office:value="-1.64766234901258" calcext:value-type="float">
            <text:p>-1.64766234901258</text:p>
          </table:table-cell>
          <table:table-cell table:style-name="ce7" office:value-type="string" calcext:value-type="string">
            <text:p><text:a xlink:href="https://en.wikipedia.org/wiki/San_Antonio" xlink:type="simple">San Antonio</text:a></text:p>
          </table:table-cell>
          <table:table-cell office:value-type="float" office:value="6.179536280371" calcext:value-type="float">
            <text:p>6.179536280371</text:p>
          </table:table-cell>
          <table:table-cell office:value-type="float" office:value="-1.64766234901258" calcext:value-type="float">
            <text:p>-1.64766234901258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<text:a xlink:href="https://en.wikipedia.org/wiki/San_Diego" xlink:type="simple">San Diego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419516" calcext:value-type="float">
            <text:p>1,419,516</text:p>
          </table:table-cell>
          <table:table-cell table:formula="of:=LOG10([.D9])" office:value-type="float" office:value="6.1521402920169" calcext:value-type="float">
            <text:p>6.1521402920169</text:p>
          </table:table-cell>
          <table:table-cell table:style-name="ce18" office:value-type="float" office:value="8" calcext:value-type="float">
            <text:p>8</text:p>
          </table:table-cell>
          <table:table-cell table:formula="of:=[.F9]/311" office:value-type="float" office:value="0.0257234726688103" calcext:value-type="float">
            <text:p>0.02572347266881</text:p>
          </table:table-cell>
          <table:table-cell table:formula="of:=LOG10([.G9])" office:value-type="float" office:value="-1.58967040203489" calcext:value-type="float">
            <text:p>-1.58967040203489</text:p>
          </table:table-cell>
          <table:table-cell table:style-name="ce7" office:value-type="string" calcext:value-type="string">
            <text:p><text:a xlink:href="https://en.wikipedia.org/wiki/San_Diego" xlink:type="simple">San Diego</text:a></text:p>
          </table:table-cell>
          <table:table-cell office:value-type="float" office:value="6.15214029201689" calcext:value-type="float">
            <text:p>6.15214029201689</text:p>
          </table:table-cell>
          <table:table-cell office:value-type="float" office:value="-1.58967040203489" calcext:value-type="float">
            <text:p>-1.58967040203489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<text:a xlink:href="https://en.wikipedia.org/wiki/Dallas" xlink:type="simple">Dallas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1341075" calcext:value-type="float">
            <text:p>1,341,075</text:p>
          </table:table-cell>
          <table:table-cell table:formula="of:=LOG10([.D10])" office:value-type="float" office:value="6.12745306657294" calcext:value-type="float">
            <text:p>6.12745306657294</text:p>
          </table:table-cell>
          <table:table-cell table:style-name="ce18" office:value-type="float" office:value="9" calcext:value-type="float">
            <text:p>9</text:p>
          </table:table-cell>
          <table:table-cell table:formula="of:=[.F10]/311" office:value-type="float" office:value="0.0289389067524116" calcext:value-type="float">
            <text:p>0.028938906752412</text:p>
          </table:table-cell>
          <table:table-cell table:formula="of:=LOG10([.G10])" office:value-type="float" office:value="-1.53851787958751" calcext:value-type="float">
            <text:p>-1.53851787958751</text:p>
          </table:table-cell>
          <table:table-cell table:style-name="ce7" office:value-type="string" calcext:value-type="string">
            <text:p><text:a xlink:href="https://en.wikipedia.org/wiki/Dallas" xlink:type="simple">Dallas</text:a></text:p>
          </table:table-cell>
          <table:table-cell office:value-type="float" office:value="6.12745306657294" calcext:value-type="float">
            <text:p>6.12745306657294</text:p>
          </table:table-cell>
          <table:table-cell office:value-type="float" office:value="-1.53851787958751" calcext:value-type="float">
            <text:p>-1.53851787958751</text:p>
          </table:table-cell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<text:a xlink:href="https://en.wikipedia.org/wiki/San_Jose,_California" xlink:type="simple">San Jose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035317" calcext:value-type="float">
            <text:p>1,035,317</text:p>
          </table:table-cell>
          <table:table-cell table:formula="of:=LOG10([.D11])" office:value-type="float" office:value="6.01507334522488" calcext:value-type="float">
            <text:p>6.01507334522488</text:p>
          </table:table-cell>
          <table:table-cell table:style-name="ce18" office:value-type="float" office:value="10" calcext:value-type="float">
            <text:p>10</text:p>
          </table:table-cell>
          <table:table-cell table:formula="of:=[.F11]/311" office:value-type="float" office:value="0.0321543408360129" calcext:value-type="float">
            <text:p>0.032154340836013</text:p>
          </table:table-cell>
          <table:table-cell table:formula="of:=LOG10([.G11])" office:value-type="float" office:value="-1.49276038902684" calcext:value-type="float">
            <text:p>-1.49276038902684</text:p>
          </table:table-cell>
          <table:table-cell table:style-name="ce7" office:value-type="string" calcext:value-type="string">
            <text:p><text:a xlink:href="https://en.wikipedia.org/wiki/San_Jose,_California" xlink:type="simple">San Jose</text:a></text:p>
          </table:table-cell>
          <table:table-cell office:value-type="float" office:value="6.01507334522488" calcext:value-type="float">
            <text:p>6.01507334522488</text:p>
          </table:table-cell>
          <table:table-cell office:value-type="float" office:value="-1.49276038902684" calcext:value-type="float">
            <text:p>-1.49276038902684</text:p>
          </table:table-cell>
          <table:table-cell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<text:a xlink:href="https://en.wikipedia.org/wiki/Austin,_Texas" xlink:type="simple">Austin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950715" calcext:value-type="float">
            <text:p>950,715</text:p>
          </table:table-cell>
          <table:table-cell table:formula="of:=LOG10([.D12])" office:value-type="float" office:value="5.97805034608819" calcext:value-type="float">
            <text:p>5.97805034608819</text:p>
          </table:table-cell>
          <table:table-cell table:style-name="ce18" office:value-type="float" office:value="11" calcext:value-type="float">
            <text:p>11</text:p>
          </table:table-cell>
          <table:table-cell table:formula="of:=[.F12]/311" office:value-type="float" office:value="0.0353697749196141" calcext:value-type="float">
            <text:p>0.035369774919614</text:p>
          </table:table-cell>
          <table:table-cell table:formula="of:=LOG10([.G12])" office:value-type="float" office:value="-1.45136770386861" calcext:value-type="float">
            <text:p>-1.45136770386861</text:p>
          </table:table-cell>
          <table:table-cell table:style-name="ce8" office:value-type="string" calcext:value-type="string">
            <text:p><text:a xlink:href="https://en.wikipedia.org/wiki/Austin,_Texas" xlink:type="simple">Austin</text:a></text:p>
          </table:table-cell>
          <table:table-cell office:value-type="float" office:value="5.97805034608819" calcext:value-type="float">
            <text:p>5.97805034608819</text:p>
          </table:table-cell>
          <table:table-cell office:value-type="float" office:value="-1.45136770386861" calcext:value-type="float">
            <text:p>-1.45136770386861</text:p>
          </table:table-cell>
          <table:table-cell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Jacksonville[9]</text:p>
          </table:table-cell>
          <table:table-cell table:style-name="ce14" office:value-type="string" calcext:value-type="string">
            <text:p><text:a xlink:href="https://en.wikipedia.org/wiki/Florida" xlink:type="simple">Florida</text:a></text:p>
          </table:table-cell>
          <table:table-cell table:style-name="ce17" office:value-type="float" office:value="892062" calcext:value-type="float">
            <text:p>892,062</text:p>
          </table:table-cell>
          <table:table-cell table:formula="of:=LOG10([.D13])" office:value-type="float" office:value="5.95039503971485" calcext:value-type="float">
            <text:p>5.95039503971485</text:p>
          </table:table-cell>
          <table:table-cell table:style-name="ce18" office:value-type="float" office:value="12" calcext:value-type="float">
            <text:p>12</text:p>
          </table:table-cell>
          <table:table-cell table:formula="of:=[.F13]/311" office:value-type="float" office:value="0.0385852090032154" calcext:value-type="float">
            <text:p>0.038585209003216</text:p>
          </table:table-cell>
          <table:table-cell table:formula="of:=LOG10([.G13])" office:value-type="float" office:value="-1.41357914297921" calcext:value-type="float">
            <text:p>-1.41357914297921</text:p>
          </table:table-cell>
          <table:table-cell table:style-name="ce4" office:value-type="string" calcext:value-type="string">
            <text:p>Jacksonville[9]</text:p>
          </table:table-cell>
          <table:table-cell office:value-type="float" office:value="5.95039503971485" calcext:value-type="float">
            <text:p>5.95039503971485</text:p>
          </table:table-cell>
          <table:table-cell office:value-type="float" office:value="-1.41357914297921" calcext:value-type="float">
            <text:p>-1.41357914297921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9" office:value-type="string" calcext:value-type="string">
            <text:p>San Francisco[10]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884363" calcext:value-type="float">
            <text:p>884,363</text:p>
          </table:table-cell>
          <table:table-cell table:formula="of:=LOG10([.D14])" office:value-type="float" office:value="5.94663056426401" calcext:value-type="float">
            <text:p>5.94663056426401</text:p>
          </table:table-cell>
          <table:table-cell table:style-name="ce18" office:value-type="float" office:value="13" calcext:value-type="float">
            <text:p>13</text:p>
          </table:table-cell>
          <table:table-cell table:formula="of:=[.F14]/311" office:value-type="float" office:value="0.0418006430868167" calcext:value-type="float">
            <text:p>0.041800643086817</text:p>
          </table:table-cell>
          <table:table-cell table:formula="of:=LOG10([.G14])" office:value-type="float" office:value="-1.37881703672" calcext:value-type="float">
            <text:p>-1.37881703672</text:p>
          </table:table-cell>
          <table:table-cell table:style-name="ce9" office:value-type="string" calcext:value-type="string">
            <text:p>San Francisco[10]</text:p>
          </table:table-cell>
          <table:table-cell office:value-type="float" office:value="5.94663056426401" calcext:value-type="float">
            <text:p>5.94663056426401</text:p>
          </table:table-cell>
          <table:table-cell office:value-type="float" office:value="-1.37881703672" calcext:value-type="float">
            <text:p>-1.37881703672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  <draw:frame table:end-cell-address="'City Size Distribution'.I41" table:end-x="56.27pt" table:end-y="5.95pt" draw:z-index="1" draw:name="Chart 2" draw:style-name="gr1" draw:text-style-name="P1" svg:width="649.47pt" svg:height="401.98pt" svg:x="47.99pt" svg:y="13.49pt">
              <draw:object draw:notify-on-update-of-ranges="'City Size Distribution'.K1:'City Size Distribution'.K312 'City Size Distribution'.J1:'City Size Distribution'.J312 'City Size Distribution'.I1:'City Size Distribution'.I312 'City Size Distribution'.J1:'City Size Distribution'.J31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6" office:value-type="string" calcext:value-type="string">
            <text:p><text:a xlink:href="https://en.wikipedia.org/wiki/Columbus,_Ohio" xlink:type="simple">Columbus</text:a></text:p>
          </table:table-cell>
          <table:table-cell table:style-name="ce14" office:value-type="string" calcext:value-type="string">
            <text:p><text:a xlink:href="https://en.wikipedia.org/wiki/Ohio" xlink:type="simple">Ohio</text:a></text:p>
          </table:table-cell>
          <table:table-cell table:style-name="ce17" office:value-type="float" office:value="879170" calcext:value-type="float">
            <text:p>879,170</text:p>
          </table:table-cell>
          <table:table-cell table:formula="of:=LOG10([.D15])" office:value-type="float" office:value="5.94407286019712" calcext:value-type="float">
            <text:p>5.94407286019712</text:p>
          </table:table-cell>
          <table:table-cell table:style-name="ce18" office:value-type="float" office:value="14" calcext:value-type="float">
            <text:p>14</text:p>
          </table:table-cell>
          <table:table-cell table:formula="of:=[.F15]/311" office:value-type="float" office:value="0.045016077170418" calcext:value-type="float">
            <text:p>0.045016077170418</text:p>
          </table:table-cell>
          <table:table-cell table:formula="of:=LOG10([.G15])" office:value-type="float" office:value="-1.3466323533486" calcext:value-type="float">
            <text:p>-1.3466323533486</text:p>
          </table:table-cell>
          <table:table-cell table:style-name="ce6" office:value-type="string" calcext:value-type="string">
            <text:p><text:a xlink:href="https://en.wikipedia.org/wiki/Columbus,_Ohio" xlink:type="simple">Columbus</text:a></text:p>
          </table:table-cell>
          <table:table-cell office:value-type="float" office:value="5.94407286019711" calcext:value-type="float">
            <text:p>5.94407286019711</text:p>
          </table:table-cell>
          <table:table-cell office:value-type="float" office:value="-1.3466323533486" calcext:value-type="float">
            <text:p>-1.3466323533486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<text:a xlink:href="https://en.wikipedia.org/wiki/Fort_Worth,_Texas" xlink:type="simple">Fort Worth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874168" calcext:value-type="float">
            <text:p>874,168</text:p>
          </table:table-cell>
          <table:table-cell table:formula="of:=LOG10([.D16])" office:value-type="float" office:value="5.94159490455837" calcext:value-type="float">
            <text:p>5.94159490455837</text:p>
          </table:table-cell>
          <table:table-cell table:style-name="ce18" office:value-type="float" office:value="15" calcext:value-type="float">
            <text:p>15</text:p>
          </table:table-cell>
          <table:table-cell table:formula="of:=[.F16]/311" office:value-type="float" office:value="0.0482315112540193" calcext:value-type="float">
            <text:p>0.048231511254019</text:p>
          </table:table-cell>
          <table:table-cell table:formula="of:=LOG10([.G16])" office:value-type="float" office:value="-1.31666912997116" calcext:value-type="float">
            <text:p>-1.31666912997116</text:p>
          </table:table-cell>
          <table:table-cell table:style-name="ce7" office:value-type="string" calcext:value-type="string">
            <text:p><text:a xlink:href="https://en.wikipedia.org/wiki/Fort_Worth,_Texas" xlink:type="simple">Fort Worth</text:a></text:p>
          </table:table-cell>
          <table:table-cell office:value-type="float" office:value="5.94159490455837" calcext:value-type="float">
            <text:p>5.94159490455837</text:p>
          </table:table-cell>
          <table:table-cell office:value-type="float" office:value="-1.31666912997116" calcext:value-type="float">
            <text:p>-1.31666912997116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0" office:value-type="string" calcext:value-type="string">
            <text:p>Indianapolis[11]</text:p>
          </table:table-cell>
          <table:table-cell table:style-name="ce14" office:value-type="string" calcext:value-type="string">
            <text:p><text:a xlink:href="https://en.wikipedia.org/wiki/Indiana" xlink:type="simple">Indiana</text:a></text:p>
          </table:table-cell>
          <table:table-cell table:style-name="ce17" office:value-type="float" office:value="863002" calcext:value-type="float">
            <text:p>863,002</text:p>
          </table:table-cell>
          <table:table-cell table:formula="of:=LOG10([.D17])" office:value-type="float" office:value="5.93601180219025" calcext:value-type="float">
            <text:p>5.93601180219025</text:p>
          </table:table-cell>
          <table:table-cell table:style-name="ce18" office:value-type="float" office:value="16" calcext:value-type="float">
            <text:p>16</text:p>
          </table:table-cell>
          <table:table-cell table:formula="of:=[.F17]/311" office:value-type="float" office:value="0.0514469453376206" calcext:value-type="float">
            <text:p>0.051446945337621</text:p>
          </table:table-cell>
          <table:table-cell table:formula="of:=LOG10([.G17])" office:value-type="float" office:value="-1.28864040637091" calcext:value-type="float">
            <text:p>-1.28864040637091</text:p>
          </table:table-cell>
          <table:table-cell table:style-name="ce10" office:value-type="string" calcext:value-type="string">
            <text:p>Indianapolis[11]</text:p>
          </table:table-cell>
          <table:table-cell office:value-type="float" office:value="5.93601180219025" calcext:value-type="float">
            <text:p>5.93601180219025</text:p>
          </table:table-cell>
          <table:table-cell office:value-type="float" office:value="-1.28864040637091" calcext:value-type="float">
            <text:p>-1.28864040637091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<text:a xlink:href="https://en.wikipedia.org/wiki/Charlotte,_North_Carolina" xlink:type="simple">Charlotte</text:a></text:p>
          </table:table-cell>
          <table:table-cell table:style-name="ce14" office:value-type="string" calcext:value-type="string">
            <text:p><text:a xlink:href="https://en.wikipedia.org/wiki/North_Carolina" xlink:type="simple">North Carolina</text:a></text:p>
          </table:table-cell>
          <table:table-cell table:style-name="ce17" office:value-type="float" office:value="859035" calcext:value-type="float">
            <text:p>859,035</text:p>
          </table:table-cell>
          <table:table-cell table:formula="of:=LOG10([.D18])" office:value-type="float" office:value="5.93401085882217" calcext:value-type="float">
            <text:p>5.93401085882217</text:p>
          </table:table-cell>
          <table:table-cell table:style-name="ce18" office:value-type="float" office:value="17" calcext:value-type="float">
            <text:p>17</text:p>
          </table:table-cell>
          <table:table-cell table:formula="of:=[.F18]/311" office:value-type="float" office:value="0.0546623794212219" calcext:value-type="float">
            <text:p>0.054662379421222</text:p>
          </table:table-cell>
          <table:table-cell table:formula="of:=LOG10([.G18])" office:value-type="float" office:value="-1.26231146764856" calcext:value-type="float">
            <text:p>-1.26231146764856</text:p>
          </table:table-cell>
          <table:table-cell table:style-name="ce5" office:value-type="string" calcext:value-type="string">
            <text:p><text:a xlink:href="https://en.wikipedia.org/wiki/Charlotte,_North_Carolina" xlink:type="simple">Charlotte</text:a></text:p>
          </table:table-cell>
          <table:table-cell office:value-type="float" office:value="5.93401085882217" calcext:value-type="float">
            <text:p>5.93401085882217</text:p>
          </table:table-cell>
          <table:table-cell office:value-type="float" office:value="-1.26231146764856" calcext:value-type="float">
            <text:p>-1.26231146764856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<text:a xlink:href="https://en.wikipedia.org/wiki/Seattle" xlink:type="simple">Seattle</text:a></text:p>
          </table:table-cell>
          <table:table-cell table:style-name="ce14" office:value-type="string" calcext:value-type="string">
            <text:p><text:a xlink:href="https://en.wikipedia.org/wiki/Washington_(state)" xlink:type="simple">Washington</text:a></text:p>
          </table:table-cell>
          <table:table-cell table:style-name="ce17" office:value-type="float" office:value="724745" calcext:value-type="float">
            <text:p>724,745</text:p>
          </table:table-cell>
          <table:table-cell table:formula="of:=LOG10([.D19])" office:value-type="float" office:value="5.86018522784918" calcext:value-type="float">
            <text:p>5.86018522784918</text:p>
          </table:table-cell>
          <table:table-cell table:style-name="ce18" office:value-type="float" office:value="18" calcext:value-type="float">
            <text:p>18</text:p>
          </table:table-cell>
          <table:table-cell table:formula="of:=[.F19]/311" office:value-type="float" office:value="0.0578778135048232" calcext:value-type="float">
            <text:p>0.057877813504823</text:p>
          </table:table-cell>
          <table:table-cell table:formula="of:=LOG10([.G19])" office:value-type="float" office:value="-1.23748788392353" calcext:value-type="float">
            <text:p>-1.23748788392353</text:p>
          </table:table-cell>
          <table:table-cell table:style-name="ce5" office:value-type="string" calcext:value-type="string">
            <text:p><text:a xlink:href="https://en.wikipedia.org/wiki/Seattle" xlink:type="simple">Seattle</text:a></text:p>
          </table:table-cell>
          <table:table-cell office:value-type="float" office:value="5.86018522784918" calcext:value-type="float">
            <text:p>5.86018522784918</text:p>
          </table:table-cell>
          <table:table-cell office:value-type="float" office:value="-1.23748788392353" calcext:value-type="float">
            <text:p>-1.23748788392353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0" office:value-type="string" calcext:value-type="string">
            <text:p>Denver[12]</text:p>
          </table:table-cell>
          <table:table-cell table:style-name="ce14" office:value-type="string" calcext:value-type="string">
            <text:p><text:a xlink:href="https://en.wikipedia.org/wiki/Colorado" xlink:type="simple">Colorado</text:a></text:p>
          </table:table-cell>
          <table:table-cell table:style-name="ce17" office:value-type="float" office:value="704621" calcext:value-type="float">
            <text:p>704,621</text:p>
          </table:table-cell>
          <table:table-cell table:formula="of:=LOG10([.D20])" office:value-type="float" office:value="5.8479555824277" calcext:value-type="float">
            <text:p>5.8479555824277</text:p>
          </table:table-cell>
          <table:table-cell table:style-name="ce18" office:value-type="float" office:value="19" calcext:value-type="float">
            <text:p>19</text:p>
          </table:table-cell>
          <table:table-cell table:formula="of:=[.F20]/311" office:value-type="float" office:value="0.0610932475884244" calcext:value-type="float">
            <text:p>0.061093247588425</text:p>
          </table:table-cell>
          <table:table-cell table:formula="of:=LOG10([.G20])" office:value-type="float" office:value="-1.21400678807401" calcext:value-type="float">
            <text:p>-1.21400678807401</text:p>
          </table:table-cell>
          <table:table-cell table:style-name="ce10" office:value-type="string" calcext:value-type="string">
            <text:p>Denver[12]</text:p>
          </table:table-cell>
          <table:table-cell office:value-type="float" office:value="5.8479555824277" calcext:value-type="float">
            <text:p>5.8479555824277</text:p>
          </table:table-cell>
          <table:table-cell office:value-type="float" office:value="-1.21400678807401" calcext:value-type="float">
            <text:p>-1.21400678807401</text:p>
          </table:table-cell>
          <table:table-cell table:number-columns-repeated="101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1" office:value-type="string" calcext:value-type="string">
            <text:p>Washington[13]</text:p>
          </table:table-cell>
          <table:table-cell table:style-name="ce16" office:value-type="string" calcext:value-type="string">
            <text:p><text:a xlink:href="https://en.wikipedia.org/wiki/Washington,_D.C." xlink:type="simple">District of Columbia</text:a></text:p>
          </table:table-cell>
          <table:table-cell table:style-name="ce17" office:value-type="float" office:value="693972" calcext:value-type="float">
            <text:p>693,972</text:p>
          </table:table-cell>
          <table:table-cell table:formula="of:=LOG10([.D21])" office:value-type="float" office:value="5.84134194813381" calcext:value-type="float">
            <text:p>5.84134194813381</text:p>
          </table:table-cell>
          <table:table-cell table:style-name="ce18" office:value-type="float" office:value="20" calcext:value-type="float">
            <text:p>20</text:p>
          </table:table-cell>
          <table:table-cell table:formula="of:=[.F21]/311" office:value-type="float" office:value="0.0643086816720257" calcext:value-type="float">
            <text:p>0.064308681672026</text:p>
          </table:table-cell>
          <table:table-cell table:formula="of:=LOG10([.G21])" office:value-type="float" office:value="-1.19173039336286" calcext:value-type="float">
            <text:p>-1.19173039336286</text:p>
          </table:table-cell>
          <table:table-cell table:style-name="ce11" office:value-type="string" calcext:value-type="string">
            <text:p>Washington[13]</text:p>
          </table:table-cell>
          <table:table-cell office:value-type="float" office:value="5.84134194813381" calcext:value-type="float">
            <text:p>5.84134194813381</text:p>
          </table:table-cell>
          <table:table-cell office:value-type="float" office:value="-1.19173039336286" calcext:value-type="float">
            <text:p>-1.19173039336286</text:p>
          </table:table-cell>
          <table:table-cell table:number-columns-repeated="101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<text:a xlink:href="https://en.wikipedia.org/wiki/Boston" xlink:type="simple">Boston</text:a></text:p>
          </table:table-cell>
          <table:table-cell table:style-name="ce14" office:value-type="string" calcext:value-type="string">
            <text:p><text:a xlink:href="https://en.wikipedia.org/wiki/Massachusetts" xlink:type="simple">Massachusetts</text:a></text:p>
          </table:table-cell>
          <table:table-cell table:style-name="ce17" office:value-type="float" office:value="685094" calcext:value-type="float">
            <text:p>685,094</text:p>
          </table:table-cell>
          <table:table-cell table:formula="of:=LOG10([.D22])" office:value-type="float" office:value="5.83575016401872" calcext:value-type="float">
            <text:p>5.83575016401872</text:p>
          </table:table-cell>
          <table:table-cell table:style-name="ce18" office:value-type="float" office:value="21" calcext:value-type="float">
            <text:p>21</text:p>
          </table:table-cell>
          <table:table-cell table:formula="of:=[.F22]/311" office:value-type="float" office:value="0.067524115755627" calcext:value-type="float">
            <text:p>0.067524115755627</text:p>
          </table:table-cell>
          <table:table-cell table:formula="of:=LOG10([.G22])" office:value-type="float" office:value="-1.17054109429292" calcext:value-type="float">
            <text:p>-1.17054109429292</text:p>
          </table:table-cell>
          <table:table-cell table:style-name="ce6" office:value-type="string" calcext:value-type="string">
            <text:p><text:a xlink:href="https://en.wikipedia.org/wiki/Boston" xlink:type="simple">Boston</text:a></text:p>
          </table:table-cell>
          <table:table-cell office:value-type="float" office:value="5.83575016401872" calcext:value-type="float">
            <text:p>5.83575016401872</text:p>
          </table:table-cell>
          <table:table-cell office:value-type="float" office:value="-1.17054109429292" calcext:value-type="float">
            <text:p>-1.17054109429292</text:p>
          </table:table-cell>
          <table:table-cell table:number-columns-repeated="101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<text:a xlink:href="https://en.wikipedia.org/wiki/El_Paso,_Texas" xlink:type="simple">El Paso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683577" calcext:value-type="float">
            <text:p>683,577</text:p>
          </table:table-cell>
          <table:table-cell table:formula="of:=LOG10([.D23])" office:value-type="float" office:value="5.83478744178842" calcext:value-type="float">
            <text:p>5.83478744178842</text:p>
          </table:table-cell>
          <table:table-cell table:style-name="ce18" office:value-type="float" office:value="22" calcext:value-type="float">
            <text:p>22</text:p>
          </table:table-cell>
          <table:table-cell table:formula="of:=[.F23]/311" office:value-type="float" office:value="0.0707395498392283" calcext:value-type="float">
            <text:p>0.070739549839228</text:p>
          </table:table-cell>
          <table:table-cell table:formula="of:=LOG10([.G23])" office:value-type="float" office:value="-1.15033770820463" calcext:value-type="float">
            <text:p>-1.15033770820463</text:p>
          </table:table-cell>
          <table:table-cell table:style-name="ce7" office:value-type="string" calcext:value-type="string">
            <text:p><text:a xlink:href="https://en.wikipedia.org/wiki/El_Paso,_Texas" xlink:type="simple">El Paso</text:a></text:p>
          </table:table-cell>
          <table:table-cell office:value-type="float" office:value="5.83478744178842" calcext:value-type="float">
            <text:p>5.83478744178842</text:p>
          </table:table-cell>
          <table:table-cell office:value-type="float" office:value="-1.15033770820463" calcext:value-type="float">
            <text:p>-1.15033770820463</text:p>
          </table:table-cell>
          <table:table-cell table:number-columns-repeated="101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<text:a xlink:href="https://en.wikipedia.org/wiki/Detroit" xlink:type="simple">Detroit</text:a></text:p>
          </table:table-cell>
          <table:table-cell table:style-name="ce14" office:value-type="string" calcext:value-type="string">
            <text:p><text:a xlink:href="https://en.wikipedia.org/wiki/Michigan" xlink:type="simple">Michigan</text:a></text:p>
          </table:table-cell>
          <table:table-cell table:style-name="ce17" office:value-type="float" office:value="673104" calcext:value-type="float">
            <text:p>673,104</text:p>
          </table:table-cell>
          <table:table-cell table:formula="of:=LOG10([.D24])" office:value-type="float" office:value="5.82808217141066" calcext:value-type="float">
            <text:p>5.82808217141066</text:p>
          </table:table-cell>
          <table:table-cell table:style-name="ce18" office:value-type="float" office:value="23" calcext:value-type="float">
            <text:p>23</text:p>
          </table:table-cell>
          <table:table-cell table:formula="of:=[.F24]/311" office:value-type="float" office:value="0.0739549839228296" calcext:value-type="float">
            <text:p>0.07395498392283</text:p>
          </table:table-cell>
          <table:table-cell table:formula="of:=LOG10([.G24])" office:value-type="float" office:value="-1.13103255300924" calcext:value-type="float">
            <text:p>-1.13103255300924</text:p>
          </table:table-cell>
          <table:table-cell table:style-name="ce5" office:value-type="string" calcext:value-type="string">
            <text:p><text:a xlink:href="https://en.wikipedia.org/wiki/Detroit" xlink:type="simple">Detroit</text:a></text:p>
          </table:table-cell>
          <table:table-cell office:value-type="float" office:value="5.82808217141066" calcext:value-type="float">
            <text:p>5.82808217141066</text:p>
          </table:table-cell>
          <table:table-cell office:value-type="float" office:value="-1.13103255300924" calcext:value-type="float">
            <text:p>-1.13103255300924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0" office:value-type="string" calcext:value-type="string">
            <text:p>Nashville[14]</text:p>
          </table:table-cell>
          <table:table-cell table:style-name="ce14" office:value-type="string" calcext:value-type="string">
            <text:p><text:a xlink:href="https://en.wikipedia.org/wiki/Tennessee" xlink:type="simple">Tennessee</text:a></text:p>
          </table:table-cell>
          <table:table-cell table:style-name="ce17" office:value-type="float" office:value="667560" calcext:value-type="float">
            <text:p>667,560</text:p>
          </table:table-cell>
          <table:table-cell table:formula="of:=LOG10([.D25])" office:value-type="float" office:value="5.82449030598845" calcext:value-type="float">
            <text:p>5.82449030598845</text:p>
          </table:table-cell>
          <table:table-cell table:style-name="ce18" office:value-type="float" office:value="24" calcext:value-type="float">
            <text:p>24</text:p>
          </table:table-cell>
          <table:table-cell table:formula="of:=[.F25]/311" office:value-type="float" office:value="0.0771704180064309" calcext:value-type="float">
            <text:p>0.077170418006431</text:p>
          </table:table-cell>
          <table:table-cell table:formula="of:=LOG10([.G25])" office:value-type="float" office:value="-1.11254914731523" calcext:value-type="float">
            <text:p>-1.11254914731523</text:p>
          </table:table-cell>
          <table:table-cell table:style-name="ce10" office:value-type="string" calcext:value-type="string">
            <text:p>Nashville[14]</text:p>
          </table:table-cell>
          <table:table-cell office:value-type="float" office:value="5.82449030598845" calcext:value-type="float">
            <text:p>5.82449030598845</text:p>
          </table:table-cell>
          <table:table-cell office:value-type="float" office:value="-1.11254914731523" calcext:value-type="float">
            <text:p>-1.11254914731523</text:p>
          </table:table-cell>
          <table:table-cell table:number-columns-repeated="101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7" office:value-type="string" calcext:value-type="string">
            <text:p><text:a xlink:href="https://en.wikipedia.org/wiki/Memphis,_Tennessee" xlink:type="simple">Memphis</text:a></text:p>
          </table:table-cell>
          <table:table-cell table:style-name="ce15" office:value-type="string" calcext:value-type="string">
            <text:p>Tennessee</text:p>
          </table:table-cell>
          <table:table-cell table:style-name="ce17" office:value-type="float" office:value="652236" calcext:value-type="float">
            <text:p>652,236</text:p>
          </table:table-cell>
          <table:table-cell table:formula="of:=LOG10([.D26])" office:value-type="float" office:value="5.81440476590488" calcext:value-type="float">
            <text:p>5.81440476590488</text:p>
          </table:table-cell>
          <table:table-cell table:style-name="ce18" office:value-type="float" office:value="25" calcext:value-type="float">
            <text:p>25</text:p>
          </table:table-cell>
          <table:table-cell table:formula="of:=[.F26]/311" office:value-type="float" office:value="0.0803858520900322" calcext:value-type="float">
            <text:p>0.080385852090032</text:p>
          </table:table-cell>
          <table:table-cell table:formula="of:=LOG10([.G26])" office:value-type="float" office:value="-1.0948203803548" calcext:value-type="float">
            <text:p>-1.0948203803548</text:p>
          </table:table-cell>
          <table:table-cell table:style-name="ce7" office:value-type="string" calcext:value-type="string">
            <text:p><text:a xlink:href="https://en.wikipedia.org/wiki/Memphis,_Tennessee" xlink:type="simple">Memphis</text:a></text:p>
          </table:table-cell>
          <table:table-cell office:value-type="float" office:value="5.81440476590488" calcext:value-type="float">
            <text:p>5.81440476590488</text:p>
          </table:table-cell>
          <table:table-cell office:value-type="float" office:value="-1.0948203803548" calcext:value-type="float">
            <text:p>-1.0948203803548</text:p>
          </table:table-cell>
          <table:table-cell table:number-columns-repeated="101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<text:a xlink:href="https://en.wikipedia.org/wiki/Portland,_Oregon" xlink:type="simple">Portland</text:a></text:p>
          </table:table-cell>
          <table:table-cell table:style-name="ce14" office:value-type="string" calcext:value-type="string">
            <text:p><text:a xlink:href="https://en.wikipedia.org/wiki/Oregon" xlink:type="simple">Oregon</text:a></text:p>
          </table:table-cell>
          <table:table-cell table:style-name="ce17" office:value-type="float" office:value="647805" calcext:value-type="float">
            <text:p>647,805</text:p>
          </table:table-cell>
          <table:table-cell table:formula="of:=LOG10([.D27])" office:value-type="float" office:value="5.81144429573348" calcext:value-type="float">
            <text:p>5.81144429573348</text:p>
          </table:table-cell>
          <table:table-cell table:style-name="ce18" office:value-type="float" office:value="26" calcext:value-type="float">
            <text:p>26</text:p>
          </table:table-cell>
          <table:table-cell table:formula="of:=[.F27]/311" office:value-type="float" office:value="0.0836012861736334" calcext:value-type="float">
            <text:p>0.083601286173634</text:p>
          </table:table-cell>
          <table:table-cell table:formula="of:=LOG10([.G27])" office:value-type="float" office:value="-1.07778704105602" calcext:value-type="float">
            <text:p>-1.07778704105602</text:p>
          </table:table-cell>
          <table:table-cell table:style-name="ce5" office:value-type="string" calcext:value-type="string">
            <text:p><text:a xlink:href="https://en.wikipedia.org/wiki/Portland,_Oregon" xlink:type="simple">Portland</text:a></text:p>
          </table:table-cell>
          <table:table-cell office:value-type="float" office:value="5.81144429573348" calcext:value-type="float">
            <text:p>5.81144429573348</text:p>
          </table:table-cell>
          <table:table-cell office:value-type="float" office:value="-1.07778704105602" calcext:value-type="float">
            <text:p>-1.07778704105602</text:p>
          </table:table-cell>
          <table:table-cell table:number-columns-repeated="101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<text:a xlink:href="https://en.wikipedia.org/wiki/Oklahoma_City" xlink:type="simple">Oklahoma City</text:a></text:p>
          </table:table-cell>
          <table:table-cell table:style-name="ce14" office:value-type="string" calcext:value-type="string">
            <text:p><text:a xlink:href="https://en.wikipedia.org/wiki/Oklahoma" xlink:type="simple">Oklahoma</text:a></text:p>
          </table:table-cell>
          <table:table-cell table:style-name="ce17" office:value-type="float" office:value="643648" calcext:value-type="float">
            <text:p>643,648</text:p>
          </table:table-cell>
          <table:table-cell table:formula="of:=LOG10([.D28])" office:value-type="float" office:value="5.80864842411222" calcext:value-type="float">
            <text:p>5.80864842411222</text:p>
          </table:table-cell>
          <table:table-cell table:style-name="ce18" office:value-type="float" office:value="27" calcext:value-type="float">
            <text:p>27</text:p>
          </table:table-cell>
          <table:table-cell table:formula="of:=[.F28]/311" office:value-type="float" office:value="0.0868167202572347" calcext:value-type="float">
            <text:p>0.086816720257235</text:p>
          </table:table-cell>
          <table:table-cell table:formula="of:=LOG10([.G28])" office:value-type="float" office:value="-1.06139662486785" calcext:value-type="float">
            <text:p>-1.06139662486785</text:p>
          </table:table-cell>
          <table:table-cell table:style-name="ce6" office:value-type="string" calcext:value-type="string">
            <text:p><text:a xlink:href="https://en.wikipedia.org/wiki/Oklahoma_City" xlink:type="simple">Oklahoma City</text:a></text:p>
          </table:table-cell>
          <table:table-cell office:value-type="float" office:value="5.80864842411222" calcext:value-type="float">
            <text:p>5.80864842411222</text:p>
          </table:table-cell>
          <table:table-cell office:value-type="float" office:value="-1.06139662486785" calcext:value-type="float">
            <text:p>-1.06139662486785</text:p>
          </table:table-cell>
          <table:table-cell table:number-columns-repeated="101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<text:a xlink:href="https://en.wikipedia.org/wiki/Las_Vegas" xlink:type="simple">Las Vegas</text:a></text:p>
          </table:table-cell>
          <table:table-cell table:style-name="ce14" office:value-type="string" calcext:value-type="string">
            <text:p><text:a xlink:href="https://en.wikipedia.org/wiki/Nevada" xlink:type="simple">Nevada</text:a></text:p>
          </table:table-cell>
          <table:table-cell table:style-name="ce17" office:value-type="float" office:value="641676" calcext:value-type="float">
            <text:p>641,676</text:p>
          </table:table-cell>
          <table:table-cell table:formula="of:=LOG10([.D29])" office:value-type="float" office:value="5.80731579608956" calcext:value-type="float">
            <text:p>5.80731579608956</text:p>
          </table:table-cell>
          <table:table-cell table:style-name="ce18" office:value-type="float" office:value="28" calcext:value-type="float">
            <text:p>28</text:p>
          </table:table-cell>
          <table:table-cell table:formula="of:=[.F29]/311" office:value-type="float" office:value="0.090032154340836" calcext:value-type="float">
            <text:p>0.090032154340836</text:p>
          </table:table-cell>
          <table:table-cell table:formula="of:=LOG10([.G29])" office:value-type="float" office:value="-1.04560235768462" calcext:value-type="float">
            <text:p>-1.04560235768462</text:p>
          </table:table-cell>
          <table:table-cell table:style-name="ce5" office:value-type="string" calcext:value-type="string">
            <text:p><text:a xlink:href="https://en.wikipedia.org/wiki/Las_Vegas" xlink:type="simple">Las Vegas</text:a></text:p>
          </table:table-cell>
          <table:table-cell office:value-type="float" office:value="5.80731579608956" calcext:value-type="float">
            <text:p>5.80731579608956</text:p>
          </table:table-cell>
          <table:table-cell office:value-type="float" office:value="-1.04560235768462" calcext:value-type="float">
            <text:p>-1.04560235768462</text:p>
          </table:table-cell>
          <table:table-cell table:number-columns-repeated="101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Louisville[15]</text:p>
          </table:table-cell>
          <table:table-cell table:style-name="ce14" office:value-type="string" calcext:value-type="string">
            <text:p><text:a xlink:href="https://en.wikipedia.org/wiki/Kentucky" xlink:type="simple">Kentucky</text:a></text:p>
          </table:table-cell>
          <table:table-cell table:style-name="ce17" office:value-type="float" office:value="621349" calcext:value-type="float">
            <text:p>621,349</text:p>
          </table:table-cell>
          <table:table-cell table:formula="of:=LOG10([.D30])" office:value-type="float" office:value="5.79333560371853" calcext:value-type="float">
            <text:p>5.79333560371853</text:p>
          </table:table-cell>
          <table:table-cell table:style-name="ce18" office:value-type="float" office:value="29" calcext:value-type="float">
            <text:p>29</text:p>
          </table:table-cell>
          <table:table-cell table:formula="of:=[.F30]/311" office:value-type="float" office:value="0.0932475884244373" calcext:value-type="float">
            <text:p>0.093247588424437</text:p>
          </table:table-cell>
          <table:table-cell table:formula="of:=LOG10([.G30])" office:value-type="float" office:value="-1.03036239112788" calcext:value-type="float">
            <text:p>-1.03036239112788</text:p>
          </table:table-cell>
          <table:table-cell table:style-name="ce4" office:value-type="string" calcext:value-type="string">
            <text:p>Louisville[15]</text:p>
          </table:table-cell>
          <table:table-cell office:value-type="float" office:value="5.79333560371853" calcext:value-type="float">
            <text:p>5.79333560371853</text:p>
          </table:table-cell>
          <table:table-cell office:value-type="float" office:value="-1.03036239112788" calcext:value-type="float">
            <text:p>-1.03036239112788</text:p>
          </table:table-cell>
          <table:table-cell table:number-columns-repeated="101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Baltimore[16]</text:p>
          </table:table-cell>
          <table:table-cell table:style-name="ce14" office:value-type="string" calcext:value-type="string">
            <text:p><text:a xlink:href="https://en.wikipedia.org/wiki/Maryland" xlink:type="simple">Maryland</text:a></text:p>
          </table:table-cell>
          <table:table-cell table:style-name="ce17" office:value-type="float" office:value="611648" calcext:value-type="float">
            <text:p>611,648</text:p>
          </table:table-cell>
          <table:table-cell table:formula="of:=LOG10([.D31])" office:value-type="float" office:value="5.78650155999264" calcext:value-type="float">
            <text:p>5.78650155999264</text:p>
          </table:table-cell>
          <table:table-cell table:style-name="ce18" office:value-type="float" office:value="30" calcext:value-type="float">
            <text:p>30</text:p>
          </table:table-cell>
          <table:table-cell table:formula="of:=[.F31]/311" office:value-type="float" office:value="0.0964630225080386" calcext:value-type="float">
            <text:p>0.096463022508039</text:p>
          </table:table-cell>
          <table:table-cell table:formula="of:=LOG10([.G31])" office:value-type="float" office:value="-1.01563913430718" calcext:value-type="float">
            <text:p>-1.01563913430718</text:p>
          </table:table-cell>
          <table:table-cell table:style-name="ce4" office:value-type="string" calcext:value-type="string">
            <text:p>Baltimore[16]</text:p>
          </table:table-cell>
          <table:table-cell office:value-type="float" office:value="5.78650155999264" calcext:value-type="float">
            <text:p>5.78650155999264</text:p>
          </table:table-cell>
          <table:table-cell office:value-type="float" office:value="-1.01563913430718" calcext:value-type="float">
            <text:p>-1.01563913430718</text:p>
          </table:table-cell>
          <table:table-cell table:number-columns-repeated="101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<text:a xlink:href="https://en.wikipedia.org/wiki/Milwaukee" xlink:type="simple">Milwaukee</text:a></text:p>
          </table:table-cell>
          <table:table-cell table:style-name="ce14" office:value-type="string" calcext:value-type="string">
            <text:p><text:a xlink:href="https://en.wikipedia.org/wiki/Wisconsin" xlink:type="simple">Wisconsin</text:a></text:p>
          </table:table-cell>
          <table:table-cell table:style-name="ce17" office:value-type="float" office:value="595351" calcext:value-type="float">
            <text:p>595,351</text:p>
          </table:table-cell>
          <table:table-cell table:formula="of:=LOG10([.D32])" office:value-type="float" office:value="5.77477308743982" calcext:value-type="float">
            <text:p>5.77477308743982</text:p>
          </table:table-cell>
          <table:table-cell table:style-name="ce18" office:value-type="float" office:value="31" calcext:value-type="float">
            <text:p>31</text:p>
          </table:table-cell>
          <table:table-cell table:formula="of:=[.F32]/311" office:value-type="float" office:value="0.0996784565916399" calcext:value-type="float">
            <text:p>0.09967845659164</text:p>
          </table:table-cell>
          <table:table-cell table:formula="of:=LOG10([.G32])" office:value-type="float" office:value="-1.00139869519256" calcext:value-type="float">
            <text:p>-1.00139869519256</text:p>
          </table:table-cell>
          <table:table-cell table:style-name="ce5" office:value-type="string" calcext:value-type="string">
            <text:p><text:a xlink:href="https://en.wikipedia.org/wiki/Milwaukee" xlink:type="simple">Milwaukee</text:a></text:p>
          </table:table-cell>
          <table:table-cell office:value-type="float" office:value="5.77477308743982" calcext:value-type="float">
            <text:p>5.77477308743982</text:p>
          </table:table-cell>
          <table:table-cell office:value-type="float" office:value="-1.00139869519256" calcext:value-type="float">
            <text:p>-1.00139869519256</text:p>
          </table:table-cell>
          <table:table-cell table:number-columns-repeated="101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<text:a xlink:href="https://en.wikipedia.org/wiki/Albuquerque,_New_Mexico" xlink:type="simple">Albuquerque</text:a></text:p>
          </table:table-cell>
          <table:table-cell table:style-name="ce14" office:value-type="string" calcext:value-type="string">
            <text:p><text:a xlink:href="https://en.wikipedia.org/wiki/New_Mexico" xlink:type="simple">New Mexico</text:a></text:p>
          </table:table-cell>
          <table:table-cell table:style-name="ce17" office:value-type="float" office:value="558545" calcext:value-type="float">
            <text:p>558,545</text:p>
          </table:table-cell>
          <table:table-cell table:formula="of:=LOG10([.D33])" office:value-type="float" office:value="5.74705816843533" calcext:value-type="float">
            <text:p>5.74705816843533</text:p>
          </table:table-cell>
          <table:table-cell table:style-name="ce18" office:value-type="float" office:value="32" calcext:value-type="float">
            <text:p>32</text:p>
          </table:table-cell>
          <table:table-cell table:formula="of:=[.F33]/311" office:value-type="float" office:value="0.102893890675241" calcext:value-type="float">
            <text:p>0.102893890675241</text:p>
          </table:table-cell>
          <table:table-cell table:formula="of:=LOG10([.G33])" office:value-type="float" office:value="-0.987610410706932" calcext:value-type="float">
            <text:p>-0.987610410706932</text:p>
          </table:table-cell>
          <table:table-cell table:style-name="ce5" office:value-type="string" calcext:value-type="string">
            <text:p><text:a xlink:href="https://en.wikipedia.org/wiki/Albuquerque,_New_Mexico" xlink:type="simple">Albuquerque</text:a></text:p>
          </table:table-cell>
          <table:table-cell office:value-type="float" office:value="5.74705816843533" calcext:value-type="float">
            <text:p>5.74705816843533</text:p>
          </table:table-cell>
          <table:table-cell office:value-type="float" office:value="-0.987610410706932" calcext:value-type="float">
            <text:p>-0.987610410706932</text:p>
          </table:table-cell>
          <table:table-cell table:number-columns-repeated="101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7" office:value-type="string" calcext:value-type="string">
            <text:p><text:a xlink:href="https://en.wikipedia.org/wiki/Tucson,_Arizona" xlink:type="simple">Tucson</text:a></text:p>
          </table:table-cell>
          <table:table-cell table:style-name="ce15" office:value-type="string" calcext:value-type="string">
            <text:p>Arizona</text:p>
          </table:table-cell>
          <table:table-cell table:style-name="ce17" office:value-type="float" office:value="535677" calcext:value-type="float">
            <text:p>535,677</text:p>
          </table:table-cell>
          <table:table-cell table:formula="of:=LOG10([.D34])" office:value-type="float" office:value="5.72890299976558" calcext:value-type="float">
            <text:p>5.72890299976558</text:p>
          </table:table-cell>
          <table:table-cell table:style-name="ce18" office:value-type="float" office:value="33" calcext:value-type="float">
            <text:p>33</text:p>
          </table:table-cell>
          <table:table-cell table:formula="of:=[.F34]/311" office:value-type="float" office:value="0.106109324758842" calcext:value-type="float">
            <text:p>0.106109324758842</text:p>
          </table:table-cell>
          <table:table-cell table:formula="of:=LOG10([.G34])" office:value-type="float" office:value="-0.97424644914895" calcext:value-type="float">
            <text:p>-0.97424644914895</text:p>
          </table:table-cell>
          <table:table-cell table:style-name="ce7" office:value-type="string" calcext:value-type="string">
            <text:p><text:a xlink:href="https://en.wikipedia.org/wiki/Tucson,_Arizona" xlink:type="simple">Tucson</text:a></text:p>
          </table:table-cell>
          <table:table-cell office:value-type="float" office:value="5.72890299976558" calcext:value-type="float">
            <text:p>5.72890299976558</text:p>
          </table:table-cell>
          <table:table-cell office:value-type="float" office:value="-0.97424644914895" calcext:value-type="float">
            <text:p>-0.97424644914895</text:p>
          </table:table-cell>
          <table:table-cell table:number-columns-repeated="101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7" office:value-type="string" calcext:value-type="string">
            <text:p><text:a xlink:href="https://en.wikipedia.org/wiki/Fresno,_California" xlink:type="simple">Fresno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527438" calcext:value-type="float">
            <text:p>527,438</text:p>
          </table:table-cell>
          <table:table-cell table:formula="of:=LOG10([.D35])" office:value-type="float" office:value="5.72217141593106" calcext:value-type="float">
            <text:p>5.72217141593106</text:p>
          </table:table-cell>
          <table:table-cell table:style-name="ce18" office:value-type="float" office:value="34" calcext:value-type="float">
            <text:p>34</text:p>
          </table:table-cell>
          <table:table-cell table:formula="of:=[.F35]/311" office:value-type="float" office:value="0.109324758842444" calcext:value-type="float">
            <text:p>0.109324758842444</text:p>
          </table:table-cell>
          <table:table-cell table:formula="of:=LOG10([.G35])" office:value-type="float" office:value="-0.961281471984582" calcext:value-type="float">
            <text:p>-0.961281471984582</text:p>
          </table:table-cell>
          <table:table-cell table:style-name="ce7" office:value-type="string" calcext:value-type="string">
            <text:p><text:a xlink:href="https://en.wikipedia.org/wiki/Fresno,_California" xlink:type="simple">Fresno</text:a></text:p>
          </table:table-cell>
          <table:table-cell office:value-type="float" office:value="5.72217141593106" calcext:value-type="float">
            <text:p>5.72217141593106</text:p>
          </table:table-cell>
          <table:table-cell office:value-type="float" office:value="-0.961281471984582" calcext:value-type="float">
            <text:p>-0.961281471984582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<text:a xlink:href="https://en.wikipedia.org/wiki/Sacramento,_California" xlink:type="simple">Sacramento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501901" calcext:value-type="float">
            <text:p>501,901</text:p>
          </table:table-cell>
          <table:table-cell table:formula="of:=LOG10([.D36])" office:value-type="float" office:value="5.70061806098202" calcext:value-type="float">
            <text:p>5.70061806098202</text:p>
          </table:table-cell>
          <table:table-cell table:style-name="ce18" office:value-type="float" office:value="35" calcext:value-type="float">
            <text:p>35</text:p>
          </table:table-cell>
          <table:table-cell table:formula="of:=[.F36]/311" office:value-type="float" office:value="0.112540192926045" calcext:value-type="float">
            <text:p>0.112540192926045</text:p>
          </table:table-cell>
          <table:table-cell table:formula="of:=LOG10([.G36])" office:value-type="float" office:value="-0.948692344676562" calcext:value-type="float">
            <text:p>-0.948692344676562</text:p>
          </table:table-cell>
          <table:table-cell table:style-name="ce8" office:value-type="string" calcext:value-type="string">
            <text:p><text:a xlink:href="https://en.wikipedia.org/wiki/Sacramento,_California" xlink:type="simple">Sacramento</text:a></text:p>
          </table:table-cell>
          <table:table-cell office:value-type="float" office:value="5.70061806098202" calcext:value-type="float">
            <text:p>5.70061806098202</text:p>
          </table:table-cell>
          <table:table-cell office:value-type="float" office:value="-0.948692344676562" calcext:value-type="float">
            <text:p>-0.948692344676562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7" office:value-type="string" calcext:value-type="string">
            <text:p><text:a xlink:href="https://en.wikipedia.org/wiki/Mesa,_Arizona" xlink:type="simple">Mesa</text:a></text:p>
          </table:table-cell>
          <table:table-cell table:style-name="ce15" office:value-type="string" calcext:value-type="string">
            <text:p>Arizona</text:p>
          </table:table-cell>
          <table:table-cell table:style-name="ce17" office:value-type="float" office:value="496401" calcext:value-type="float">
            <text:p>496,401</text:p>
          </table:table-cell>
          <table:table-cell table:formula="of:=LOG10([.D37])" office:value-type="float" office:value="5.69583264771397" calcext:value-type="float">
            <text:p>5.69583264771397</text:p>
          </table:table-cell>
          <table:table-cell table:style-name="ce18" office:value-type="float" office:value="36" calcext:value-type="float">
            <text:p>36</text:p>
          </table:table-cell>
          <table:table-cell table:formula="of:=[.F37]/311" office:value-type="float" office:value="0.115755627009646" calcext:value-type="float">
            <text:p>0.115755627009646</text:p>
          </table:table-cell>
          <table:table-cell table:formula="of:=LOG10([.G37])" office:value-type="float" office:value="-0.93645788825955" calcext:value-type="float">
            <text:p>-0.93645788825955</text:p>
          </table:table-cell>
          <table:table-cell table:style-name="ce7" office:value-type="string" calcext:value-type="string">
            <text:p><text:a xlink:href="https://en.wikipedia.org/wiki/Mesa,_Arizona" xlink:type="simple">Mesa</text:a></text:p>
          </table:table-cell>
          <table:table-cell office:value-type="float" office:value="5.69583264771397" calcext:value-type="float">
            <text:p>5.69583264771397</text:p>
          </table:table-cell>
          <table:table-cell office:value-type="float" office:value="-0.93645788825955" calcext:value-type="float">
            <text:p>-0.93645788825955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<text:a xlink:href="https://en.wikipedia.org/wiki/Kansas_City,_Missouri" xlink:type="simple">Kansas City</text:a></text:p>
          </table:table-cell>
          <table:table-cell table:style-name="ce14" office:value-type="string" calcext:value-type="string">
            <text:p><text:a xlink:href="https://en.wikipedia.org/wiki/Missouri" xlink:type="simple">Missouri</text:a></text:p>
          </table:table-cell>
          <table:table-cell table:style-name="ce17" office:value-type="float" office:value="488943" calcext:value-type="float">
            <text:p>488,943</text:p>
          </table:table-cell>
          <table:table-cell table:formula="of:=LOG10([.D38])" office:value-type="float" office:value="5.68925823288979" calcext:value-type="float">
            <text:p>5.68925823288979</text:p>
          </table:table-cell>
          <table:table-cell table:style-name="ce18" office:value-type="float" office:value="37" calcext:value-type="float">
            <text:p>37</text:p>
          </table:table-cell>
          <table:table-cell table:formula="of:=[.F38]/311" office:value-type="float" office:value="0.118971061093248" calcext:value-type="float">
            <text:p>0.118971061093248</text:p>
          </table:table-cell>
          <table:table-cell table:formula="of:=LOG10([.G38])" office:value-type="float" office:value="-0.924558664959842" calcext:value-type="float">
            <text:p>-0.924558664959842</text:p>
          </table:table-cell>
          <table:table-cell table:style-name="ce5" office:value-type="string" calcext:value-type="string">
            <text:p><text:a xlink:href="https://en.wikipedia.org/wiki/Kansas_City,_Missouri" xlink:type="simple">Kansas City</text:a></text:p>
          </table:table-cell>
          <table:table-cell office:value-type="float" office:value="5.68925823288979" calcext:value-type="float">
            <text:p>5.68925823288979</text:p>
          </table:table-cell>
          <table:table-cell office:value-type="float" office:value="-0.924558664959842" calcext:value-type="float">
            <text:p>-0.924558664959842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6" office:value-type="string" calcext:value-type="string">
            <text:p><text:a xlink:href="https://en.wikipedia.org/wiki/Atlanta" xlink:type="simple">Atlanta</text:a></text:p>
          </table:table-cell>
          <table:table-cell table:style-name="ce14" office:value-type="string" calcext:value-type="string">
            <text:p><text:a xlink:href="https://en.wikipedia.org/wiki/Georgia_(U.S._state)" xlink:type="simple">Georgia</text:a></text:p>
          </table:table-cell>
          <table:table-cell table:style-name="ce17" office:value-type="float" office:value="486290" calcext:value-type="float">
            <text:p>486,290</text:p>
          </table:table-cell>
          <table:table-cell table:formula="of:=LOG10([.D39])" office:value-type="float" office:value="5.68689533888861" calcext:value-type="float">
            <text:p>5.68689533888861</text:p>
          </table:table-cell>
          <table:table-cell table:style-name="ce18" office:value-type="float" office:value="38" calcext:value-type="float">
            <text:p>38</text:p>
          </table:table-cell>
          <table:table-cell table:formula="of:=[.F39]/311" office:value-type="float" office:value="0.122186495176849" calcext:value-type="float">
            <text:p>0.122186495176849</text:p>
          </table:table-cell>
          <table:table-cell table:formula="of:=LOG10([.G39])" office:value-type="float" office:value="-0.912976792410027" calcext:value-type="float">
            <text:p>-0.912976792410027</text:p>
          </table:table-cell>
          <table:table-cell table:style-name="ce6" office:value-type="string" calcext:value-type="string">
            <text:p><text:a xlink:href="https://en.wikipedia.org/wiki/Atlanta" xlink:type="simple">Atlanta</text:a></text:p>
          </table:table-cell>
          <table:table-cell office:value-type="float" office:value="5.68689533888861" calcext:value-type="float">
            <text:p>5.68689533888861</text:p>
          </table:table-cell>
          <table:table-cell office:value-type="float" office:value="-0.912976792410027" calcext:value-type="float">
            <text:p>-0.912976792410027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7" office:value-type="string" calcext:value-type="string">
            <text:p><text:a xlink:href="https://en.wikipedia.org/wiki/Long_Beach,_California" xlink:type="simple">Long Beach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469450" calcext:value-type="float">
            <text:p>469,450</text:p>
          </table:table-cell>
          <table:table-cell table:formula="of:=LOG10([.D40])" office:value-type="float" office:value="5.67158934339564" calcext:value-type="float">
            <text:p>5.67158934339564</text:p>
          </table:table-cell>
          <table:table-cell table:style-name="ce18" office:value-type="float" office:value="39" calcext:value-type="float">
            <text:p>39</text:p>
          </table:table-cell>
          <table:table-cell table:formula="of:=[.F40]/311" office:value-type="float" office:value="0.12540192926045" calcext:value-type="float">
            <text:p>0.12540192926045</text:p>
          </table:table-cell>
          <table:table-cell table:formula="of:=LOG10([.G40])" office:value-type="float" office:value="-0.901695782000338" calcext:value-type="float">
            <text:p>-0.901695782000338</text:p>
          </table:table-cell>
          <table:table-cell table:style-name="ce7" office:value-type="string" calcext:value-type="string">
            <text:p><text:a xlink:href="https://en.wikipedia.org/wiki/Long_Beach,_California" xlink:type="simple">Long Beach</text:a></text:p>
          </table:table-cell>
          <table:table-cell office:value-type="float" office:value="5.67158934339564" calcext:value-type="float">
            <text:p>5.67158934339564</text:p>
          </table:table-cell>
          <table:table-cell office:value-type="float" office:value="-0.901695782000338" calcext:value-type="float">
            <text:p>-0.901695782000338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<text:a xlink:href="https://en.wikipedia.org/wiki/Omaha,_Nebraska" xlink:type="simple">Omaha</text:a></text:p>
          </table:table-cell>
          <table:table-cell table:style-name="ce14" office:value-type="string" calcext:value-type="string">
            <text:p><text:a xlink:href="https://en.wikipedia.org/wiki/Nebraska" xlink:type="simple">Nebraska</text:a></text:p>
          </table:table-cell>
          <table:table-cell table:style-name="ce17" office:value-type="float" office:value="466893" calcext:value-type="float">
            <text:p>466,893</text:p>
          </table:table-cell>
          <table:table-cell table:formula="of:=LOG10([.D41])" office:value-type="float" office:value="5.66921736272035" calcext:value-type="float">
            <text:p>5.66921736272035</text:p>
          </table:table-cell>
          <table:table-cell table:style-name="ce18" office:value-type="float" office:value="40" calcext:value-type="float">
            <text:p>40</text:p>
          </table:table-cell>
          <table:table-cell table:formula="of:=[.F41]/311" office:value-type="float" office:value="0.128617363344051" calcext:value-type="float">
            <text:p>0.128617363344051</text:p>
          </table:table-cell>
          <table:table-cell table:formula="of:=LOG10([.G41])" office:value-type="float" office:value="-0.890700397698875" calcext:value-type="float">
            <text:p>-0.890700397698875</text:p>
          </table:table-cell>
          <table:table-cell table:style-name="ce5" office:value-type="string" calcext:value-type="string">
            <text:p><text:a xlink:href="https://en.wikipedia.org/wiki/Omaha,_Nebraska" xlink:type="simple">Omaha</text:a></text:p>
          </table:table-cell>
          <table:table-cell office:value-type="float" office:value="5.66921736272035" calcext:value-type="float">
            <text:p>5.66921736272035</text:p>
          </table:table-cell>
          <table:table-cell office:value-type="float" office:value="-0.890700397698875" calcext:value-type="float">
            <text:p>-0.890700397698875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8" office:value-type="string" calcext:value-type="string">
            <text:p><text:a xlink:href="https://en.wikipedia.org/wiki/Raleigh,_North_Carolina" xlink:type="simple">Raleigh</text:a></text:p>
          </table:table-cell>
          <table:table-cell table:style-name="ce15" office:value-type="string" calcext:value-type="string">
            <text:p>North Carolina</text:p>
          </table:table-cell>
          <table:table-cell table:style-name="ce17" office:value-type="float" office:value="464758" calcext:value-type="float">
            <text:p>464,758</text:p>
          </table:table-cell>
          <table:table-cell table:formula="of:=LOG10([.D42])" office:value-type="float" office:value="5.66722687413184" calcext:value-type="float">
            <text:p>5.66722687413184</text:p>
          </table:table-cell>
          <table:table-cell table:style-name="ce18" office:value-type="float" office:value="41" calcext:value-type="float">
            <text:p>41</text:p>
          </table:table-cell>
          <table:table-cell table:formula="of:=[.F42]/311" office:value-type="float" office:value="0.131832797427653" calcext:value-type="float">
            <text:p>0.131832797427653</text:p>
          </table:table-cell>
          <table:table-cell table:formula="of:=LOG10([.G42])" office:value-type="float" office:value="-0.879976532307102" calcext:value-type="float">
            <text:p>-0.879976532307102</text:p>
          </table:table-cell>
          <table:table-cell table:style-name="ce8" office:value-type="string" calcext:value-type="string">
            <text:p><text:a xlink:href="https://en.wikipedia.org/wiki/Raleigh,_North_Carolina" xlink:type="simple">Raleigh</text:a></text:p>
          </table:table-cell>
          <table:table-cell office:value-type="float" office:value="5.66722687413184" calcext:value-type="float">
            <text:p>5.66722687413184</text:p>
          </table:table-cell>
          <table:table-cell office:value-type="float" office:value="-0.879976532307102" calcext:value-type="float">
            <text:p>-0.879976532307102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7" office:value-type="string" calcext:value-type="string">
            <text:p><text:a xlink:href="https://en.wikipedia.org/wiki/Colorado_Springs,_Colorado" xlink:type="simple">Colorado Springs</text:a></text:p>
          </table:table-cell>
          <table:table-cell table:style-name="ce15" office:value-type="string" calcext:value-type="string">
            <text:p>Colorado</text:p>
          </table:table-cell>
          <table:table-cell table:style-name="ce17" office:value-type="float" office:value="464474" calcext:value-type="float">
            <text:p>464,474</text:p>
          </table:table-cell>
          <table:table-cell table:formula="of:=LOG10([.D43])" office:value-type="float" office:value="5.66696140837797" calcext:value-type="float">
            <text:p>5.66696140837797</text:p>
          </table:table-cell>
          <table:table-cell table:style-name="ce18" office:value-type="float" office:value="42" calcext:value-type="float">
            <text:p>42</text:p>
          </table:table-cell>
          <table:table-cell table:formula="of:=[.F43]/311" office:value-type="float" office:value="0.135048231511254" calcext:value-type="float">
            <text:p>0.135048231511254</text:p>
          </table:table-cell>
          <table:table-cell table:formula="of:=LOG10([.G43])" office:value-type="float" office:value="-0.869511098628937" calcext:value-type="float">
            <text:p>-0.869511098628937</text:p>
          </table:table-cell>
          <table:table-cell table:style-name="ce7" office:value-type="string" calcext:value-type="string">
            <text:p><text:a xlink:href="https://en.wikipedia.org/wiki/Colorado_Springs,_Colorado" xlink:type="simple">Colorado Springs</text:a></text:p>
          </table:table-cell>
          <table:table-cell office:value-type="float" office:value="5.66696140837797" calcext:value-type="float">
            <text:p>5.66696140837797</text:p>
          </table:table-cell>
          <table:table-cell office:value-type="float" office:value="-0.869511098628937" calcext:value-type="float">
            <text:p>-0.869511098628937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7" office:value-type="string" calcext:value-type="string">
            <text:p><text:a xlink:href="https://en.wikipedia.org/wiki/Miami" xlink:type="simple">Miami</text:a></text:p>
          </table:table-cell>
          <table:table-cell table:style-name="ce15" office:value-type="string" calcext:value-type="string">
            <text:p>Florida</text:p>
          </table:table-cell>
          <table:table-cell table:style-name="ce17" office:value-type="float" office:value="463347" calcext:value-type="float">
            <text:p>463,347</text:p>
          </table:table-cell>
          <table:table-cell table:formula="of:=LOG10([.D44])" office:value-type="float" office:value="5.66590635547052" calcext:value-type="float">
            <text:p>5.66590635547052</text:p>
          </table:table-cell>
          <table:table-cell table:style-name="ce18" office:value-type="float" office:value="43" calcext:value-type="float">
            <text:p>43</text:p>
          </table:table-cell>
          <table:table-cell table:formula="of:=[.F44]/311" office:value-type="float" office:value="0.138263665594855" calcext:value-type="float">
            <text:p>0.138263665594855</text:p>
          </table:table-cell>
          <table:table-cell table:formula="of:=LOG10([.G44])" office:value-type="float" office:value="-0.859291933447251" calcext:value-type="float">
            <text:p>-0.859291933447251</text:p>
          </table:table-cell>
          <table:table-cell table:style-name="ce7" office:value-type="string" calcext:value-type="string">
            <text:p><text:a xlink:href="https://en.wikipedia.org/wiki/Miami" xlink:type="simple">Miami</text:a></text:p>
          </table:table-cell>
          <table:table-cell office:value-type="float" office:value="5.66590635547052" calcext:value-type="float">
            <text:p>5.66590635547052</text:p>
          </table:table-cell>
          <table:table-cell office:value-type="float" office:value="-0.859291933447251" calcext:value-type="float">
            <text:p>-0.859291933447251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Virginia Beach[16]</text:p>
          </table:table-cell>
          <table:table-cell table:style-name="ce14" office:value-type="string" calcext:value-type="string">
            <text:p><text:a xlink:href="https://en.wikipedia.org/wiki/Virginia" xlink:type="simple">Virginia</text:a></text:p>
          </table:table-cell>
          <table:table-cell table:style-name="ce17" office:value-type="float" office:value="450435" calcext:value-type="float">
            <text:p>450,435</text:p>
          </table:table-cell>
          <table:table-cell table:formula="of:=LOG10([.D45])" office:value-type="float" office:value="5.65363212899316" calcext:value-type="float">
            <text:p>5.65363212899316</text:p>
          </table:table-cell>
          <table:table-cell table:style-name="ce18" office:value-type="float" office:value="44" calcext:value-type="float">
            <text:p>44</text:p>
          </table:table-cell>
          <table:table-cell table:formula="of:=[.F45]/311" office:value-type="float" office:value="0.141479099678457" calcext:value-type="float">
            <text:p>0.141479099678457</text:p>
          </table:table-cell>
          <table:table-cell table:formula="of:=LOG10([.G45])" office:value-type="float" office:value="-0.84930771254065" calcext:value-type="float">
            <text:p>-0.84930771254065</text:p>
          </table:table-cell>
          <table:table-cell table:style-name="ce4" office:value-type="string" calcext:value-type="string">
            <text:p>Virginia Beach[16]</text:p>
          </table:table-cell>
          <table:table-cell office:value-type="float" office:value="5.65363212899316" calcext:value-type="float">
            <text:p>5.65363212899316</text:p>
          </table:table-cell>
          <table:table-cell office:value-type="float" office:value="-0.84930771254065" calcext:value-type="float">
            <text:p>-0.84930771254065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7" office:value-type="string" calcext:value-type="string">
            <text:p><text:a xlink:href="https://en.wikipedia.org/wiki/Oakland,_California" xlink:type="simple">Oakland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425195" calcext:value-type="float">
            <text:p>425,195</text:p>
          </table:table-cell>
          <table:table-cell table:formula="of:=LOG10([.D46])" office:value-type="float" office:value="5.62858814887765" calcext:value-type="float">
            <text:p>5.62858814887765</text:p>
          </table:table-cell>
          <table:table-cell table:style-name="ce18" office:value-type="float" office:value="45" calcext:value-type="float">
            <text:p>45</text:p>
          </table:table-cell>
          <table:table-cell table:formula="of:=[.F46]/311" office:value-type="float" office:value="0.144694533762058" calcext:value-type="float">
            <text:p>0.144694533762058</text:p>
          </table:table-cell>
          <table:table-cell table:formula="of:=LOG10([.G46])" office:value-type="float" office:value="-0.839547875251494" calcext:value-type="float">
            <text:p>-0.839547875251494</text:p>
          </table:table-cell>
          <table:table-cell table:style-name="ce7" office:value-type="string" calcext:value-type="string">
            <text:p><text:a xlink:href="https://en.wikipedia.org/wiki/Oakland,_California" xlink:type="simple">Oakland</text:a></text:p>
          </table:table-cell>
          <table:table-cell office:value-type="float" office:value="5.62858814887765" calcext:value-type="float">
            <text:p>5.62858814887765</text:p>
          </table:table-cell>
          <table:table-cell office:value-type="float" office:value="-0.839547875251494" calcext:value-type="float">
            <text:p>-0.839547875251494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<text:a xlink:href="https://en.wikipedia.org/wiki/Minneapolis" xlink:type="simple">Minneapolis</text:a></text:p>
          </table:table-cell>
          <table:table-cell table:style-name="ce14" office:value-type="string" calcext:value-type="string">
            <text:p><text:a xlink:href="https://en.wikipedia.org/wiki/Minnesota" xlink:type="simple">Minnesota</text:a></text:p>
          </table:table-cell>
          <table:table-cell table:style-name="ce17" office:value-type="float" office:value="422331" calcext:value-type="float">
            <text:p>422,331</text:p>
          </table:table-cell>
          <table:table-cell table:formula="of:=LOG10([.D47])" office:value-type="float" office:value="5.62565296074012" calcext:value-type="float">
            <text:p>5.62565296074012</text:p>
          </table:table-cell>
          <table:table-cell table:style-name="ce18" office:value-type="float" office:value="46" calcext:value-type="float">
            <text:p>46</text:p>
          </table:table-cell>
          <table:table-cell table:formula="of:=[.F47]/311" office:value-type="float" office:value="0.147909967845659" calcext:value-type="float">
            <text:p>0.147909967845659</text:p>
          </table:table-cell>
          <table:table-cell table:formula="of:=LOG10([.G47])" office:value-type="float" office:value="-0.830002557345263" calcext:value-type="float">
            <text:p>-0.830002557345263</text:p>
          </table:table-cell>
          <table:table-cell table:style-name="ce5" office:value-type="string" calcext:value-type="string">
            <text:p><text:a xlink:href="https://en.wikipedia.org/wiki/Minneapolis" xlink:type="simple">Minneapolis</text:a></text:p>
          </table:table-cell>
          <table:table-cell office:value-type="float" office:value="5.62565296074012" calcext:value-type="float">
            <text:p>5.62565296074012</text:p>
          </table:table-cell>
          <table:table-cell office:value-type="float" office:value="-0.830002557345263" calcext:value-type="float">
            <text:p>-0.830002557345263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7" office:value-type="string" calcext:value-type="string">
            <text:p><text:a xlink:href="https://en.wikipedia.org/wiki/Tulsa,_Oklahoma" xlink:type="simple">Tulsa</text:a></text:p>
          </table:table-cell>
          <table:table-cell table:style-name="ce15" office:value-type="string" calcext:value-type="string">
            <text:p>Oklahoma</text:p>
          </table:table-cell>
          <table:table-cell table:style-name="ce17" office:value-type="float" office:value="401800" calcext:value-type="float">
            <text:p>401,800</text:p>
          </table:table-cell>
          <table:table-cell table:formula="of:=LOG10([.D48])" office:value-type="float" office:value="5.60400993241223" calcext:value-type="float">
            <text:p>5.60400993241223</text:p>
          </table:table-cell>
          <table:table-cell table:style-name="ce18" office:value-type="float" office:value="47" calcext:value-type="float">
            <text:p>47</text:p>
          </table:table-cell>
          <table:table-cell table:formula="of:=[.F48]/311" office:value-type="float" office:value="0.15112540192926" calcext:value-type="float">
            <text:p>0.15112540192926</text:p>
          </table:table-cell>
          <table:table-cell table:formula="of:=LOG10([.G48])" office:value-type="float" office:value="-0.82066253109112" calcext:value-type="float">
            <text:p>-0.82066253109112</text:p>
          </table:table-cell>
          <table:table-cell table:style-name="ce7" office:value-type="string" calcext:value-type="string">
            <text:p><text:a xlink:href="https://en.wikipedia.org/wiki/Tulsa,_Oklahoma" xlink:type="simple">Tulsa</text:a></text:p>
          </table:table-cell>
          <table:table-cell office:value-type="float" office:value="5.60400993241223" calcext:value-type="float">
            <text:p>5.60400993241223</text:p>
          </table:table-cell>
          <table:table-cell office:value-type="float" office:value="-0.82066253109112" calcext:value-type="float">
            <text:p>-0.82066253109112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7" office:value-type="string" calcext:value-type="string">
            <text:p><text:a xlink:href="https://en.wikipedia.org/wiki/Arlington,_Texas" xlink:type="simple">Arlington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396394" calcext:value-type="float">
            <text:p>396,394</text:p>
          </table:table-cell>
          <table:table-cell table:formula="of:=LOG10([.D49])" office:value-type="float" office:value="5.59812707218404" calcext:value-type="float">
            <text:p>5.59812707218404</text:p>
          </table:table-cell>
          <table:table-cell table:style-name="ce18" office:value-type="float" office:value="48" calcext:value-type="float">
            <text:p>48</text:p>
          </table:table-cell>
          <table:table-cell table:formula="of:=[.F49]/311" office:value-type="float" office:value="0.154340836012862" calcext:value-type="float">
            <text:p>0.154340836012862</text:p>
          </table:table-cell>
          <table:table-cell table:formula="of:=LOG10([.G49])" office:value-type="float" office:value="-0.81151915165125" calcext:value-type="float">
            <text:p>-0.81151915165125</text:p>
          </table:table-cell>
          <table:table-cell table:style-name="ce7" office:value-type="string" calcext:value-type="string">
            <text:p><text:a xlink:href="https://en.wikipedia.org/wiki/Arlington,_Texas" xlink:type="simple">Arlington</text:a></text:p>
          </table:table-cell>
          <table:table-cell office:value-type="float" office:value="5.59812707218404" calcext:value-type="float">
            <text:p>5.59812707218404</text:p>
          </table:table-cell>
          <table:table-cell office:value-type="float" office:value="-0.81151915165125" calcext:value-type="float">
            <text:p>-0.81151915165125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New Orleans[17]</text:p>
          </table:table-cell>
          <table:table-cell table:style-name="ce14" office:value-type="string" calcext:value-type="string">
            <text:p><text:a xlink:href="https://en.wikipedia.org/wiki/Louisiana" xlink:type="simple">Louisiana</text:a></text:p>
          </table:table-cell>
          <table:table-cell table:style-name="ce17" office:value-type="float" office:value="393292" calcext:value-type="float">
            <text:p>393,292</text:p>
          </table:table-cell>
          <table:table-cell table:formula="of:=LOG10([.D50])" office:value-type="float" office:value="5.59471511246316" calcext:value-type="float">
            <text:p>5.59471511246316</text:p>
          </table:table-cell>
          <table:table-cell table:style-name="ce18" office:value-type="float" office:value="49" calcext:value-type="float">
            <text:p>49</text:p>
          </table:table-cell>
          <table:table-cell table:formula="of:=[.F50]/311" office:value-type="float" office:value="0.157556270096463" calcext:value-type="float">
            <text:p>0.157556270096463</text:p>
          </table:table-cell>
          <table:table-cell table:formula="of:=LOG10([.G50])" office:value-type="float" office:value="-0.802564308998324" calcext:value-type="float">
            <text:p>-0.802564308998324</text:p>
          </table:table-cell>
          <table:table-cell table:style-name="ce4" office:value-type="string" calcext:value-type="string">
            <text:p>New Orleans[17]</text:p>
          </table:table-cell>
          <table:table-cell office:value-type="float" office:value="5.59471511246316" calcext:value-type="float">
            <text:p>5.59471511246316</text:p>
          </table:table-cell>
          <table:table-cell office:value-type="float" office:value="-0.802564308998324" calcext:value-type="float">
            <text:p>-0.802564308998324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<text:a xlink:href="https://en.wikipedia.org/wiki/Wichita,_Kansas" xlink:type="simple">Wichita</text:a></text:p>
          </table:table-cell>
          <table:table-cell table:style-name="ce14" office:value-type="string" calcext:value-type="string">
            <text:p><text:a xlink:href="https://en.wikipedia.org/wiki/Kansas" xlink:type="simple">Kansas</text:a></text:p>
          </table:table-cell>
          <table:table-cell table:style-name="ce17" office:value-type="float" office:value="390591" calcext:value-type="float">
            <text:p>390,591</text:p>
          </table:table-cell>
          <table:table-cell table:formula="of:=LOG10([.D51])" office:value-type="float" office:value="5.59172223205125" calcext:value-type="float">
            <text:p>5.59172223205125</text:p>
          </table:table-cell>
          <table:table-cell table:style-name="ce18" office:value-type="float" office:value="50" calcext:value-type="float">
            <text:p>50</text:p>
          </table:table-cell>
          <table:table-cell table:formula="of:=[.F51]/311" office:value-type="float" office:value="0.160771704180064" calcext:value-type="float">
            <text:p>0.160771704180064</text:p>
          </table:table-cell>
          <table:table-cell table:formula="of:=LOG10([.G51])" office:value-type="float" office:value="-0.793790384690819" calcext:value-type="float">
            <text:p>-0.793790384690819</text:p>
          </table:table-cell>
          <table:table-cell table:style-name="ce5" office:value-type="string" calcext:value-type="string">
            <text:p><text:a xlink:href="https://en.wikipedia.org/wiki/Wichita,_Kansas" xlink:type="simple">Wichita</text:a></text:p>
          </table:table-cell>
          <table:table-cell office:value-type="float" office:value="5.59172223205125" calcext:value-type="float">
            <text:p>5.59172223205125</text:p>
          </table:table-cell>
          <table:table-cell office:value-type="float" office:value="-0.793790384690819" calcext:value-type="float">
            <text:p>-0.793790384690819</text:p>
          </table:table-cell>
          <table:table-cell table:number-columns-repeated="101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7" office:value-type="string" calcext:value-type="string">
            <text:p><text:a xlink:href="https://en.wikipedia.org/wiki/Cleveland" xlink:type="simple">Cleveland</text:a></text:p>
          </table:table-cell>
          <table:table-cell table:style-name="ce15" office:value-type="string" calcext:value-type="string">
            <text:p>Ohio</text:p>
          </table:table-cell>
          <table:table-cell table:style-name="ce17" office:value-type="float" office:value="385525" calcext:value-type="float">
            <text:p>385,525</text:p>
          </table:table-cell>
          <table:table-cell table:formula="of:=LOG10([.D52])" office:value-type="float" office:value="5.58605254583706" calcext:value-type="float">
            <text:p>5.58605254583706</text:p>
          </table:table-cell>
          <table:table-cell table:style-name="ce18" office:value-type="float" office:value="51" calcext:value-type="float">
            <text:p>51</text:p>
          </table:table-cell>
          <table:table-cell table:formula="of:=[.F52]/311" office:value-type="float" office:value="0.163987138263666" calcext:value-type="float">
            <text:p>0.163987138263666</text:p>
          </table:table-cell>
          <table:table-cell table:formula="of:=LOG10([.G52])" office:value-type="float" office:value="-0.785190212928901" calcext:value-type="float">
            <text:p>-0.785190212928901</text:p>
          </table:table-cell>
          <table:table-cell table:style-name="ce7" office:value-type="string" calcext:value-type="string">
            <text:p><text:a xlink:href="https://en.wikipedia.org/wiki/Cleveland" xlink:type="simple">Cleveland</text:a></text:p>
          </table:table-cell>
          <table:table-cell office:value-type="float" office:value="5.58605254583706" calcext:value-type="float">
            <text:p>5.58605254583706</text:p>
          </table:table-cell>
          <table:table-cell office:value-type="float" office:value="-0.785190212928901" calcext:value-type="float">
            <text:p>-0.785190212928901</text:p>
          </table:table-cell>
          <table:table-cell table:number-columns-repeated="101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7" office:value-type="string" calcext:value-type="string">
            <text:p><text:a xlink:href="https://en.wikipedia.org/wiki/Tampa,_Florida" xlink:type="simple">Tampa</text:a></text:p>
          </table:table-cell>
          <table:table-cell table:style-name="ce15" office:value-type="string" calcext:value-type="string">
            <text:p>Florida</text:p>
          </table:table-cell>
          <table:table-cell table:style-name="ce17" office:value-type="float" office:value="385430" calcext:value-type="float">
            <text:p>385,430</text:p>
          </table:table-cell>
          <table:table-cell table:formula="of:=LOG10([.D53])" office:value-type="float" office:value="5.58594551500909" calcext:value-type="float">
            <text:p>5.58594551500909</text:p>
          </table:table-cell>
          <table:table-cell table:style-name="ce18" office:value-type="float" office:value="52" calcext:value-type="float">
            <text:p>52</text:p>
          </table:table-cell>
          <table:table-cell table:formula="of:=[.F53]/311" office:value-type="float" office:value="0.167202572347267" calcext:value-type="float">
            <text:p>0.167202572347267</text:p>
          </table:table-cell>
          <table:table-cell table:formula="of:=LOG10([.G53])" office:value-type="float" office:value="-0.776757045392038" calcext:value-type="float">
            <text:p>-0.776757045392038</text:p>
          </table:table-cell>
          <table:table-cell table:style-name="ce7" office:value-type="string" calcext:value-type="string">
            <text:p><text:a xlink:href="https://en.wikipedia.org/wiki/Tampa,_Florida" xlink:type="simple">Tampa</text:a></text:p>
          </table:table-cell>
          <table:table-cell office:value-type="float" office:value="5.58594551500909" calcext:value-type="float">
            <text:p>5.58594551500909</text:p>
          </table:table-cell>
          <table:table-cell office:value-type="float" office:value="-0.776757045392038" calcext:value-type="float">
            <text:p>-0.776757045392038</text:p>
          </table:table-cell>
          <table:table-cell table:number-columns-repeated="101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7" office:value-type="string" calcext:value-type="string">
            <text:p><text:a xlink:href="https://en.wikipedia.org/wiki/Bakersfield,_California" xlink:type="simple">Bakersfield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380874" calcext:value-type="float">
            <text:p>380,874</text:p>
          </table:table-cell>
          <table:table-cell table:formula="of:=LOG10([.D54])" office:value-type="float" office:value="5.5807813269746" calcext:value-type="float">
            <text:p>5.5807813269746</text:p>
          </table:table-cell>
          <table:table-cell table:style-name="ce18" office:value-type="float" office:value="53" calcext:value-type="float">
            <text:p>53</text:p>
          </table:table-cell>
          <table:table-cell table:formula="of:=[.F54]/311" office:value-type="float" office:value="0.170418006430868" calcext:value-type="float">
            <text:p>0.170418006430868</text:p>
          </table:table-cell>
          <table:table-cell table:formula="of:=LOG10([.G54])" office:value-type="float" office:value="-0.768484519426048" calcext:value-type="float">
            <text:p>-0.768484519426048</text:p>
          </table:table-cell>
          <table:table-cell table:style-name="ce7" office:value-type="string" calcext:value-type="string">
            <text:p><text:a xlink:href="https://en.wikipedia.org/wiki/Bakersfield,_California" xlink:type="simple">Bakersfield</text:a></text:p>
          </table:table-cell>
          <table:table-cell office:value-type="float" office:value="5.5807813269746" calcext:value-type="float">
            <text:p>5.5807813269746</text:p>
          </table:table-cell>
          <table:table-cell office:value-type="float" office:value="-0.768484519426048" calcext:value-type="float">
            <text:p>-0.768484519426048</text:p>
          </table:table-cell>
          <table:table-cell table:number-columns-repeated="101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7" office:value-type="string" calcext:value-type="string">
            <text:p><text:a xlink:href="https://en.wikipedia.org/wiki/Aurora,_Colorado" xlink:type="simple">Aurora</text:a></text:p>
          </table:table-cell>
          <table:table-cell table:style-name="ce15" office:value-type="string" calcext:value-type="string">
            <text:p>Colorado</text:p>
          </table:table-cell>
          <table:table-cell table:style-name="ce17" office:value-type="float" office:value="366623" calcext:value-type="float">
            <text:p>366,623</text:p>
          </table:table-cell>
          <table:table-cell table:formula="of:=LOG10([.D55])" office:value-type="float" office:value="5.56421970683393" calcext:value-type="float">
            <text:p>5.56421970683393</text:p>
          </table:table-cell>
          <table:table-cell table:style-name="ce18" office:value-type="float" office:value="54" calcext:value-type="float">
            <text:p>54</text:p>
          </table:table-cell>
          <table:table-cell table:formula="of:=[.F55]/311" office:value-type="float" office:value="0.173633440514469" calcext:value-type="float">
            <text:p>0.173633440514469</text:p>
          </table:table-cell>
          <table:table-cell table:formula="of:=LOG10([.G55])" office:value-type="float" office:value="-0.760366629203869" calcext:value-type="float">
            <text:p>-0.760366629203869</text:p>
          </table:table-cell>
          <table:table-cell table:style-name="ce7" office:value-type="string" calcext:value-type="string">
            <text:p><text:a xlink:href="https://en.wikipedia.org/wiki/Aurora,_Colorado" xlink:type="simple">Aurora</text:a></text:p>
          </table:table-cell>
          <table:table-cell office:value-type="float" office:value="5.56421970683393" calcext:value-type="float">
            <text:p>5.56421970683393</text:p>
          </table:table-cell>
          <table:table-cell office:value-type="float" office:value="-0.760366629203869" calcext:value-type="float">
            <text:p>-0.760366629203869</text:p>
          </table:table-cell>
          <table:table-cell table:number-columns-repeated="101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7" office:value-type="string" calcext:value-type="string">
            <text:p><text:a xlink:href="https://en.wikipedia.org/wiki/Anaheim,_California" xlink:type="simple">Anaheim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352497" calcext:value-type="float">
            <text:p>352,497</text:p>
          </table:table-cell>
          <table:table-cell table:formula="of:=LOG10([.D56])" office:value-type="float" office:value="5.54715542518844" calcext:value-type="float">
            <text:p>5.54715542518844</text:p>
          </table:table-cell>
          <table:table-cell table:style-name="ce18" office:value-type="float" office:value="55" calcext:value-type="float">
            <text:p>55</text:p>
          </table:table-cell>
          <table:table-cell table:formula="of:=[.F56]/311" office:value-type="float" office:value="0.176848874598071" calcext:value-type="float">
            <text:p>0.176848874598071</text:p>
          </table:table-cell>
          <table:table-cell table:formula="of:=LOG10([.G56])" office:value-type="float" office:value="-0.752397699532594" calcext:value-type="float">
            <text:p>-0.752397699532594</text:p>
          </table:table-cell>
          <table:table-cell table:style-name="ce7" office:value-type="string" calcext:value-type="string">
            <text:p><text:a xlink:href="https://en.wikipedia.org/wiki/Anaheim,_California" xlink:type="simple">Anaheim</text:a></text:p>
          </table:table-cell>
          <table:table-cell office:value-type="float" office:value="5.54715542518844" calcext:value-type="float">
            <text:p>5.54715542518844</text:p>
          </table:table-cell>
          <table:table-cell office:value-type="float" office:value="-0.752397699532594" calcext:value-type="float">
            <text:p>-0.752397699532594</text:p>
          </table:table-cell>
          <table:table-cell table:number-columns-repeated="101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0" office:value-type="string" calcext:value-type="string">
            <text:p>Honolulu[2]</text:p>
          </table:table-cell>
          <table:table-cell table:style-name="ce14" office:value-type="string" calcext:value-type="string">
            <text:p><text:a xlink:href="https://en.wikipedia.org/wiki/Hawaii" xlink:type="simple">Hawaii</text:a></text:p>
          </table:table-cell>
          <table:table-cell table:style-name="ce17" office:value-type="float" office:value="350395" calcext:value-type="float">
            <text:p>350,395</text:p>
          </table:table-cell>
          <table:table-cell table:formula="of:=LOG10([.D57])" office:value-type="float" office:value="5.54455790032737" calcext:value-type="float">
            <text:p>5.54455790032737</text:p>
          </table:table-cell>
          <table:table-cell table:style-name="ce18" office:value-type="float" office:value="56" calcext:value-type="float">
            <text:p>56</text:p>
          </table:table-cell>
          <table:table-cell table:formula="of:=[.F57]/311" office:value-type="float" office:value="0.180064308681672" calcext:value-type="float">
            <text:p>0.180064308681672</text:p>
          </table:table-cell>
          <table:table-cell table:formula="of:=LOG10([.G57])" office:value-type="float" office:value="-0.744572362020637" calcext:value-type="float">
            <text:p>-0.744572362020637</text:p>
          </table:table-cell>
          <table:table-cell table:style-name="ce10" office:value-type="string" calcext:value-type="string">
            <text:p>Honolulu[2]</text:p>
          </table:table-cell>
          <table:table-cell office:value-type="float" office:value="5.54455790032737" calcext:value-type="float">
            <text:p>5.54455790032737</text:p>
          </table:table-cell>
          <table:table-cell office:value-type="float" office:value="-0.744572362020637" calcext:value-type="float">
            <text:p>-0.744572362020637</text:p>
          </table:table-cell>
          <table:table-cell table:number-columns-repeated="101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7" office:value-type="string" calcext:value-type="string">
            <text:p><text:a xlink:href="https://en.wikipedia.org/wiki/Santa_Ana,_California" xlink:type="simple">Santa Ana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334136" calcext:value-type="float">
            <text:p>334,136</text:p>
          </table:table-cell>
          <table:table-cell table:formula="of:=LOG10([.D58])" office:value-type="float" office:value="5.52392326928997" calcext:value-type="float">
            <text:p>5.52392326928997</text:p>
          </table:table-cell>
          <table:table-cell table:style-name="ce18" office:value-type="float" office:value="57" calcext:value-type="float">
            <text:p>57</text:p>
          </table:table-cell>
          <table:table-cell table:formula="of:=[.F58]/311" office:value-type="float" office:value="0.183279742765273" calcext:value-type="float">
            <text:p>0.183279742765273</text:p>
          </table:table-cell>
          <table:table-cell table:formula="of:=LOG10([.G58])" office:value-type="float" office:value="-0.736885533354346" calcext:value-type="float">
            <text:p>-0.736885533354346</text:p>
          </table:table-cell>
          <table:table-cell table:style-name="ce7" office:value-type="string" calcext:value-type="string">
            <text:p><text:a xlink:href="https://en.wikipedia.org/wiki/Santa_Ana,_California" xlink:type="simple">Santa Ana</text:a></text:p>
          </table:table-cell>
          <table:table-cell office:value-type="float" office:value="5.52392326928997" calcext:value-type="float">
            <text:p>5.52392326928997</text:p>
          </table:table-cell>
          <table:table-cell office:value-type="float" office:value="-0.736885533354346" calcext:value-type="float">
            <text:p>-0.736885533354346</text:p>
          </table:table-cell>
          <table:table-cell table:number-columns-repeated="1013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7" office:value-type="string" calcext:value-type="string">
            <text:p><text:a xlink:href="https://en.wikipedia.org/wiki/Riverside,_California" xlink:type="simple">Riverside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327728" calcext:value-type="float">
            <text:p>327,728</text:p>
          </table:table-cell>
          <table:table-cell table:formula="of:=LOG10([.D59])" office:value-type="float" office:value="5.51551354765645" calcext:value-type="float">
            <text:p>5.51551354765645</text:p>
          </table:table-cell>
          <table:table-cell table:style-name="ce18" office:value-type="float" office:value="58" calcext:value-type="float">
            <text:p>58</text:p>
          </table:table-cell>
          <table:table-cell table:formula="of:=[.F59]/311" office:value-type="float" office:value="0.186495176848875" calcext:value-type="float">
            <text:p>0.186495176848875</text:p>
          </table:table-cell>
          <table:table-cell table:formula="of:=LOG10([.G59])" office:value-type="float" office:value="-0.7293323954639" calcext:value-type="float">
            <text:p>-0.7293323954639</text:p>
          </table:table-cell>
          <table:table-cell table:style-name="ce7" office:value-type="string" calcext:value-type="string">
            <text:p><text:a xlink:href="https://en.wikipedia.org/wiki/Riverside,_California" xlink:type="simple">Riverside</text:a></text:p>
          </table:table-cell>
          <table:table-cell office:value-type="float" office:value="5.51551354765645" calcext:value-type="float">
            <text:p>5.51551354765645</text:p>
          </table:table-cell>
          <table:table-cell office:value-type="float" office:value="-0.7293323954639" calcext:value-type="float">
            <text:p>-0.7293323954639</text:p>
          </table:table-cell>
          <table:table-cell table:number-columns-repeated="101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7" office:value-type="string" calcext:value-type="string">
            <text:p><text:a xlink:href="https://en.wikipedia.org/wiki/Corpus_Christi,_Texas" xlink:type="simple">Corpus Christi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325605" calcext:value-type="float">
            <text:p>325,605</text:p>
          </table:table-cell>
          <table:table-cell table:formula="of:=LOG10([.D60])" office:value-type="float" office:value="5.51269106530727" calcext:value-type="float">
            <text:p>5.51269106530727</text:p>
          </table:table-cell>
          <table:table-cell table:style-name="ce18" office:value-type="float" office:value="59" calcext:value-type="float">
            <text:p>59</text:p>
          </table:table-cell>
          <table:table-cell table:formula="of:=[.F60]/311" office:value-type="float" office:value="0.189710610932476" calcext:value-type="float">
            <text:p>0.189710610932476</text:p>
          </table:table-cell>
          <table:table-cell table:formula="of:=LOG10([.G60])" office:value-type="float" office:value="-0.721908377384693" calcext:value-type="float">
            <text:p>-0.721908377384693</text:p>
          </table:table-cell>
          <table:table-cell table:style-name="ce7" office:value-type="string" calcext:value-type="string">
            <text:p><text:a xlink:href="https://en.wikipedia.org/wiki/Corpus_Christi,_Texas" xlink:type="simple">Corpus Christi</text:a></text:p>
          </table:table-cell>
          <table:table-cell office:value-type="float" office:value="5.51269106530727" calcext:value-type="float">
            <text:p>5.51269106530727</text:p>
          </table:table-cell>
          <table:table-cell office:value-type="float" office:value="-0.721908377384693" calcext:value-type="float">
            <text:p>-0.721908377384693</text:p>
          </table:table-cell>
          <table:table-cell table:number-columns-repeated="1013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9" office:value-type="string" calcext:value-type="string">
            <text:p>Lexington[18]</text:p>
          </table:table-cell>
          <table:table-cell table:style-name="ce15" office:value-type="string" calcext:value-type="string">
            <text:p>Kentucky</text:p>
          </table:table-cell>
          <table:table-cell table:style-name="ce17" office:value-type="float" office:value="321959" calcext:value-type="float">
            <text:p>321,959</text:p>
          </table:table-cell>
          <table:table-cell table:formula="of:=LOG10([.D61])" office:value-type="float" office:value="5.50780056980928" calcext:value-type="float">
            <text:p>5.50780056980928</text:p>
          </table:table-cell>
          <table:table-cell table:style-name="ce18" office:value-type="float" office:value="60" calcext:value-type="float">
            <text:p>60</text:p>
          </table:table-cell>
          <table:table-cell table:formula="of:=[.F61]/311" office:value-type="float" office:value="0.192926045016077" calcext:value-type="float">
            <text:p>0.192926045016077</text:p>
          </table:table-cell>
          <table:table-cell table:formula="of:=LOG10([.G61])" office:value-type="float" office:value="-0.714609138643194" calcext:value-type="float">
            <text:p>-0.714609138643194</text:p>
          </table:table-cell>
          <table:table-cell table:style-name="ce9" office:value-type="string" calcext:value-type="string">
            <text:p>Lexington[18]</text:p>
          </table:table-cell>
          <table:table-cell office:value-type="float" office:value="5.50780056980928" calcext:value-type="float">
            <text:p>5.50780056980928</text:p>
          </table:table-cell>
          <table:table-cell office:value-type="float" office:value="-0.714609138643194" calcext:value-type="float">
            <text:p>-0.714609138643194</text:p>
          </table:table-cell>
          <table:table-cell table:number-columns-repeated="101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7" office:value-type="string" calcext:value-type="string">
            <text:p><text:a xlink:href="https://en.wikipedia.org/wiki/Stockton,_California" xlink:type="simple">Stockton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310496" calcext:value-type="float">
            <text:p>310,496</text:p>
          </table:table-cell>
          <table:table-cell table:formula="of:=LOG10([.D62])" office:value-type="float" office:value="5.49205600970063" calcext:value-type="float">
            <text:p>5.49205600970063</text:p>
          </table:table-cell>
          <table:table-cell table:style-name="ce18" office:value-type="float" office:value="61" calcext:value-type="float">
            <text:p>61</text:p>
          </table:table-cell>
          <table:table-cell table:formula="of:=[.F62]/311" office:value-type="float" office:value="0.196141479099678" calcext:value-type="float">
            <text:p>0.196141479099678</text:p>
          </table:table-cell>
          <table:table-cell table:formula="of:=LOG10([.G62])" office:value-type="float" office:value="-0.70743055401607" calcext:value-type="float">
            <text:p>-0.70743055401607</text:p>
          </table:table-cell>
          <table:table-cell table:style-name="ce7" office:value-type="string" calcext:value-type="string">
            <text:p><text:a xlink:href="https://en.wikipedia.org/wiki/Stockton,_California" xlink:type="simple">Stockton</text:a></text:p>
          </table:table-cell>
          <table:table-cell office:value-type="float" office:value="5.49205600970063" calcext:value-type="float">
            <text:p>5.49205600970063</text:p>
          </table:table-cell>
          <table:table-cell office:value-type="float" office:value="-0.70743055401607" calcext:value-type="float">
            <text:p>-0.70743055401607</text:p>
          </table:table-cell>
          <table:table-cell table:number-columns-repeated="101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9" office:value-type="string" calcext:value-type="string">
            <text:p>St. Louis[16]</text:p>
          </table:table-cell>
          <table:table-cell table:style-name="ce15" office:value-type="string" calcext:value-type="string">
            <text:p>Missouri</text:p>
          </table:table-cell>
          <table:table-cell table:style-name="ce17" office:value-type="float" office:value="308626" calcext:value-type="float">
            <text:p>308,626</text:p>
          </table:table-cell>
          <table:table-cell table:formula="of:=LOG10([.D63])" office:value-type="float" office:value="5.48943251012923" calcext:value-type="float">
            <text:p>5.48943251012923</text:p>
          </table:table-cell>
          <table:table-cell table:style-name="ce18" office:value-type="float" office:value="62" calcext:value-type="float">
            <text:p>62</text:p>
          </table:table-cell>
          <table:table-cell table:formula="of:=[.F63]/311" office:value-type="float" office:value="0.19935691318328" calcext:value-type="float">
            <text:p>0.19935691318328</text:p>
          </table:table-cell>
          <table:table-cell table:formula="of:=LOG10([.G63])" office:value-type="float" office:value="-0.700368699528584" calcext:value-type="float">
            <text:p>-0.700368699528584</text:p>
          </table:table-cell>
          <table:table-cell table:style-name="ce9" office:value-type="string" calcext:value-type="string">
            <text:p>St. Louis[16]</text:p>
          </table:table-cell>
          <table:table-cell office:value-type="float" office:value="5.48943251012923" calcext:value-type="float">
            <text:p>5.48943251012923</text:p>
          </table:table-cell>
          <table:table-cell office:value-type="float" office:value="-0.700368699528584" calcext:value-type="float">
            <text:p>-0.700368699528584</text:p>
          </table:table-cell>
          <table:table-cell table:number-columns-repeated="101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8" office:value-type="string" calcext:value-type="string">
            <text:p><text:a xlink:href="https://en.wikipedia.org/wiki/St._Paul,_Minnesota" xlink:type="simple">Saint Paul</text:a></text:p>
          </table:table-cell>
          <table:table-cell table:style-name="ce15" office:value-type="string" calcext:value-type="string">
            <text:p>Minnesota</text:p>
          </table:table-cell>
          <table:table-cell table:style-name="ce17" office:value-type="float" office:value="306621" calcext:value-type="float">
            <text:p>306,621</text:p>
          </table:table-cell>
          <table:table-cell table:formula="of:=LOG10([.D64])" office:value-type="float" office:value="5.48660189569709" calcext:value-type="float">
            <text:p>5.48660189569709</text:p>
          </table:table-cell>
          <table:table-cell table:style-name="ce18" office:value-type="float" office:value="63" calcext:value-type="float">
            <text:p>63</text:p>
          </table:table-cell>
          <table:table-cell table:formula="of:=[.F64]/311" office:value-type="float" office:value="0.202572347266881" calcext:value-type="float">
            <text:p>0.202572347266881</text:p>
          </table:table-cell>
          <table:table-cell table:formula="of:=LOG10([.G64])" office:value-type="float" office:value="-0.693419839573256" calcext:value-type="float">
            <text:p>-0.693419839573256</text:p>
          </table:table-cell>
          <table:table-cell table:style-name="ce8" office:value-type="string" calcext:value-type="string">
            <text:p><text:a xlink:href="https://en.wikipedia.org/wiki/St._Paul,_Minnesota" xlink:type="simple">Saint Paul</text:a></text:p>
          </table:table-cell>
          <table:table-cell office:value-type="float" office:value="5.48660189569709" calcext:value-type="float">
            <text:p>5.48660189569709</text:p>
          </table:table-cell>
          <table:table-cell office:value-type="float" office:value="-0.693419839573256" calcext:value-type="float">
            <text:p>-0.693419839573256</text:p>
          </table:table-cell>
          <table:table-cell table:number-columns-repeated="101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7" office:value-type="string" calcext:value-type="string">
            <text:p><text:a xlink:href="https://en.wikipedia.org/wiki/Henderson,_Nevada" xlink:type="simple">Henderson</text:a></text:p>
          </table:table-cell>
          <table:table-cell table:style-name="ce15" office:value-type="string" calcext:value-type="string">
            <text:p>Nevada</text:p>
          </table:table-cell>
          <table:table-cell table:style-name="ce17" office:value-type="float" office:value="302539" calcext:value-type="float">
            <text:p>302,539</text:p>
          </table:table-cell>
          <table:table-cell table:formula="of:=LOG10([.D65])" office:value-type="float" office:value="5.48078136706469" calcext:value-type="float">
            <text:p>5.48078136706469</text:p>
          </table:table-cell>
          <table:table-cell table:style-name="ce18" office:value-type="float" office:value="64" calcext:value-type="float">
            <text:p>64</text:p>
          </table:table-cell>
          <table:table-cell table:formula="of:=[.F65]/311" office:value-type="float" office:value="0.205787781350482" calcext:value-type="float">
            <text:p>0.205787781350482</text:p>
          </table:table-cell>
          <table:table-cell table:formula="of:=LOG10([.G65])" office:value-type="float" office:value="-0.68658041504295" calcext:value-type="float">
            <text:p>-0.68658041504295</text:p>
          </table:table-cell>
          <table:table-cell table:style-name="ce7" office:value-type="string" calcext:value-type="string">
            <text:p><text:a xlink:href="https://en.wikipedia.org/wiki/Henderson,_Nevada" xlink:type="simple">Henderson</text:a></text:p>
          </table:table-cell>
          <table:table-cell office:value-type="float" office:value="5.48078136706469" calcext:value-type="float">
            <text:p>5.48078136706469</text:p>
          </table:table-cell>
          <table:table-cell office:value-type="float" office:value="-0.68658041504295" calcext:value-type="float">
            <text:p>-0.68658041504295</text:p>
          </table:table-cell>
          <table:table-cell table:number-columns-repeated="1013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" office:value-type="string" calcext:value-type="string">
            <text:p><text:a xlink:href="https://en.wikipedia.org/wiki/Pittsburgh" xlink:type="simple">Pittsburgh</text:a></text:p>
          </table:table-cell>
          <table:table-cell table:style-name="ce15" office:value-type="string" calcext:value-type="string">
            <text:p>Pennsylvania</text:p>
          </table:table-cell>
          <table:table-cell table:style-name="ce17" office:value-type="float" office:value="302407" calcext:value-type="float">
            <text:p>302,407</text:p>
          </table:table-cell>
          <table:table-cell table:formula="of:=LOG10([.D66])" office:value-type="float" office:value="5.48059183982582" calcext:value-type="float">
            <text:p>5.48059183982582</text:p>
          </table:table-cell>
          <table:table-cell table:style-name="ce18" office:value-type="float" office:value="65" calcext:value-type="float">
            <text:p>65</text:p>
          </table:table-cell>
          <table:table-cell table:formula="of:=[.F66]/311" office:value-type="float" office:value="0.209003215434084" calcext:value-type="float">
            <text:p>0.209003215434084</text:p>
          </table:table-cell>
          <table:table-cell table:formula="of:=LOG10([.G66])" office:value-type="float" office:value="-0.679847032383982" calcext:value-type="float">
            <text:p>-0.679847032383982</text:p>
          </table:table-cell>
          <table:table-cell table:style-name="ce7" office:value-type="string" calcext:value-type="string">
            <text:p><text:a xlink:href="https://en.wikipedia.org/wiki/Pittsburgh" xlink:type="simple">Pittsburgh</text:a></text:p>
          </table:table-cell>
          <table:table-cell office:value-type="float" office:value="5.48059183982582" calcext:value-type="float">
            <text:p>5.48059183982582</text:p>
          </table:table-cell>
          <table:table-cell office:value-type="float" office:value="-0.679847032383982" calcext:value-type="float">
            <text:p>-0.679847032383982</text:p>
          </table:table-cell>
          <table:table-cell table:number-columns-repeated="101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7" office:value-type="string" calcext:value-type="string">
            <text:p><text:a xlink:href="https://en.wikipedia.org/wiki/Cincinnati" xlink:type="simple">Cincinnati</text:a></text:p>
          </table:table-cell>
          <table:table-cell table:style-name="ce15" office:value-type="string" calcext:value-type="string">
            <text:p>Ohio</text:p>
          </table:table-cell>
          <table:table-cell table:style-name="ce17" office:value-type="float" office:value="301301" calcext:value-type="float">
            <text:p>301,301</text:p>
          </table:table-cell>
          <table:table-cell table:formula="of:=LOG10([.D67])" office:value-type="float" office:value="5.47900057307316" calcext:value-type="float">
            <text:p>5.47900057307316</text:p>
          </table:table-cell>
          <table:table-cell table:style-name="ce18" office:value-type="float" office:value="66" calcext:value-type="float">
            <text:p>66</text:p>
          </table:table-cell>
          <table:table-cell table:formula="of:=[.F67]/311" office:value-type="float" office:value="0.212218649517685" calcext:value-type="float">
            <text:p>0.212218649517685</text:p>
          </table:table-cell>
          <table:table-cell table:formula="of:=LOG10([.G67])" office:value-type="float" office:value="-0.673216453484969" calcext:value-type="float">
            <text:p>-0.673216453484969</text:p>
          </table:table-cell>
          <table:table-cell table:style-name="ce7" office:value-type="string" calcext:value-type="string">
            <text:p><text:a xlink:href="https://en.wikipedia.org/wiki/Cincinnati" xlink:type="simple">Cincinnati</text:a></text:p>
          </table:table-cell>
          <table:table-cell office:value-type="float" office:value="5.47900057307316" calcext:value-type="float">
            <text:p>5.47900057307316</text:p>
          </table:table-cell>
          <table:table-cell office:value-type="float" office:value="-0.673216453484969" calcext:value-type="float">
            <text:p>-0.673216453484969</text:p>
          </table:table-cell>
          <table:table-cell table:number-columns-repeated="101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Anchorage[19]</text:p>
          </table:table-cell>
          <table:table-cell table:style-name="ce14" office:value-type="string" calcext:value-type="string">
            <text:p><text:a xlink:href="https://en.wikipedia.org/wiki/Alaska" xlink:type="simple">Alaska</text:a></text:p>
          </table:table-cell>
          <table:table-cell table:style-name="ce17" office:value-type="float" office:value="294356" calcext:value-type="float">
            <text:p>294,356</text:p>
          </table:table-cell>
          <table:table-cell table:formula="of:=LOG10([.D68])" office:value-type="float" office:value="5.46887289267183" calcext:value-type="float">
            <text:p>5.46887289267183</text:p>
          </table:table-cell>
          <table:table-cell table:style-name="ce18" office:value-type="float" office:value="67" calcext:value-type="float">
            <text:p>67</text:p>
          </table:table-cell>
          <table:table-cell table:formula="of:=[.F68]/311" office:value-type="float" office:value="0.215434083601286" calcext:value-type="float">
            <text:p>0.215434083601286</text:p>
          </table:table-cell>
          <table:table-cell table:formula="of:=LOG10([.G68])" office:value-type="float" office:value="-0.666685586326011" calcext:value-type="float">
            <text:p>-0.666685586326011</text:p>
          </table:table-cell>
          <table:table-cell table:style-name="ce4" office:value-type="string" calcext:value-type="string">
            <text:p>Anchorage[19]</text:p>
          </table:table-cell>
          <table:table-cell office:value-type="float" office:value="5.46887289267183" calcext:value-type="float">
            <text:p>5.46887289267183</text:p>
          </table:table-cell>
          <table:table-cell office:value-type="float" office:value="-0.666685586326011" calcext:value-type="float">
            <text:p>-0.666685586326011</text:p>
          </table:table-cell>
          <table:table-cell table:number-columns-repeated="1013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7" office:value-type="string" calcext:value-type="string">
            <text:p><text:a xlink:href="https://en.wikipedia.org/wiki/Greensboro,_North_Carolina" xlink:type="simple">Greensboro</text:a></text:p>
          </table:table-cell>
          <table:table-cell table:style-name="ce15" office:value-type="string" calcext:value-type="string">
            <text:p>North Carolina</text:p>
          </table:table-cell>
          <table:table-cell table:style-name="ce17" office:value-type="float" office:value="290222" calcext:value-type="float">
            <text:p>290,222</text:p>
          </table:table-cell>
          <table:table-cell table:formula="of:=LOG10([.D69])" office:value-type="float" office:value="5.4627303306257" calcext:value-type="float">
            <text:p>5.4627303306257</text:p>
          </table:table-cell>
          <table:table-cell table:style-name="ce18" office:value-type="float" office:value="68" calcext:value-type="float">
            <text:p>68</text:p>
          </table:table-cell>
          <table:table-cell table:formula="of:=[.F69]/311" office:value-type="float" office:value="0.218649517684887" calcext:value-type="float">
            <text:p>0.218649517684887</text:p>
          </table:table-cell>
          <table:table-cell table:formula="of:=LOG10([.G69])" office:value-type="float" office:value="-0.660251476320601" calcext:value-type="float">
            <text:p>-0.660251476320601</text:p>
          </table:table-cell>
          <table:table-cell table:style-name="ce7" office:value-type="string" calcext:value-type="string">
            <text:p><text:a xlink:href="https://en.wikipedia.org/wiki/Greensboro,_North_Carolina" xlink:type="simple">Greensboro</text:a></text:p>
          </table:table-cell>
          <table:table-cell office:value-type="float" office:value="5.4627303306257" calcext:value-type="float">
            <text:p>5.4627303306257</text:p>
          </table:table-cell>
          <table:table-cell office:value-type="float" office:value="-0.660251476320601" calcext:value-type="float">
            <text:p>-0.660251476320601</text:p>
          </table:table-cell>
          <table:table-cell table:number-columns-repeated="101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7" office:value-type="string" calcext:value-type="string">
            <text:p><text:a xlink:href="https://en.wikipedia.org/wiki/Plano,_Texas" xlink:type="simple">Plano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286143" calcext:value-type="float">
            <text:p>286,143</text:p>
          </table:table-cell>
          <table:table-cell table:formula="of:=LOG10([.D70])" office:value-type="float" office:value="5.45658312610127" calcext:value-type="float">
            <text:p>5.45658312610127</text:p>
          </table:table-cell>
          <table:table-cell table:style-name="ce18" office:value-type="float" office:value="69" calcext:value-type="float">
            <text:p>69</text:p>
          </table:table-cell>
          <table:table-cell table:formula="of:=[.F70]/311" office:value-type="float" office:value="0.221864951768489" calcext:value-type="float">
            <text:p>0.221864951768489</text:p>
          </table:table-cell>
          <table:table-cell table:formula="of:=LOG10([.G70])" office:value-type="float" office:value="-0.653911298289582" calcext:value-type="float">
            <text:p>-0.653911298289582</text:p>
          </table:table-cell>
          <table:table-cell table:style-name="ce7" office:value-type="string" calcext:value-type="string">
            <text:p><text:a xlink:href="https://en.wikipedia.org/wiki/Plano,_Texas" xlink:type="simple">Plano</text:a></text:p>
          </table:table-cell>
          <table:table-cell office:value-type="float" office:value="5.45658312610127" calcext:value-type="float">
            <text:p>5.45658312610127</text:p>
          </table:table-cell>
          <table:table-cell office:value-type="float" office:value="-0.653911298289582" calcext:value-type="float">
            <text:p>-0.653911298289582</text:p>
          </table:table-cell>
          <table:table-cell table:number-columns-repeated="101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<text:a xlink:href="https://en.wikipedia.org/wiki/Newark,_New_Jersey" xlink:type="simple">Newark</text:a></text:p>
          </table:table-cell>
          <table:table-cell table:style-name="ce14" office:value-type="string" calcext:value-type="string">
            <text:p><text:a xlink:href="https://en.wikipedia.org/wiki/New_Jersey" xlink:type="simple">New Jersey</text:a></text:p>
          </table:table-cell>
          <table:table-cell table:style-name="ce17" office:value-type="float" office:value="285154" calcext:value-type="float">
            <text:p>285,154</text:p>
          </table:table-cell>
          <table:table-cell table:formula="of:=LOG10([.D71])" office:value-type="float" office:value="5.45507946803315" calcext:value-type="float">
            <text:p>5.45507946803315</text:p>
          </table:table-cell>
          <table:table-cell table:style-name="ce18" office:value-type="float" office:value="70" calcext:value-type="float">
            <text:p>70</text:p>
          </table:table-cell>
          <table:table-cell table:formula="of:=[.F71]/311" office:value-type="float" office:value="0.22508038585209" calcext:value-type="float">
            <text:p>0.22508038585209</text:p>
          </table:table-cell>
          <table:table-cell table:formula="of:=LOG10([.G71])" office:value-type="float" office:value="-0.647662349012581" calcext:value-type="float">
            <text:p>-0.647662349012581</text:p>
          </table:table-cell>
          <table:table-cell table:style-name="ce5" office:value-type="string" calcext:value-type="string">
            <text:p><text:a xlink:href="https://en.wikipedia.org/wiki/Newark,_New_Jersey" xlink:type="simple">Newark</text:a></text:p>
          </table:table-cell>
          <table:table-cell office:value-type="float" office:value="5.45507946803315" calcext:value-type="float">
            <text:p>5.45507946803315</text:p>
          </table:table-cell>
          <table:table-cell office:value-type="float" office:value="-0.647662349012581" calcext:value-type="float">
            <text:p>-0.647662349012581</text:p>
          </table:table-cell>
          <table:table-cell table:number-columns-repeated="101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8" office:value-type="string" calcext:value-type="string">
            <text:p><text:a xlink:href="https://en.wikipedia.org/wiki/Lincoln,_Nebraska" xlink:type="simple">Lincoln</text:a></text:p>
          </table:table-cell>
          <table:table-cell table:style-name="ce15" office:value-type="string" calcext:value-type="string">
            <text:p>Nebraska</text:p>
          </table:table-cell>
          <table:table-cell table:style-name="ce17" office:value-type="float" office:value="284736" calcext:value-type="float">
            <text:p>284,736</text:p>
          </table:table-cell>
          <table:table-cell table:formula="of:=LOG10([.D72])" office:value-type="float" office:value="5.45444237973193" calcext:value-type="float">
            <text:p>5.45444237973193</text:p>
          </table:table-cell>
          <table:table-cell table:style-name="ce18" office:value-type="float" office:value="71" calcext:value-type="float">
            <text:p>71</text:p>
          </table:table-cell>
          <table:table-cell table:formula="of:=[.F72]/311" office:value-type="float" office:value="0.228295819935691" calcext:value-type="float">
            <text:p>0.228295819935691</text:p>
          </table:table-cell>
          <table:table-cell table:formula="of:=LOG10([.G72])" office:value-type="float" office:value="-0.641502040307762" calcext:value-type="float">
            <text:p>-0.641502040307762</text:p>
          </table:table-cell>
          <table:table-cell table:style-name="ce8" office:value-type="string" calcext:value-type="string">
            <text:p><text:a xlink:href="https://en.wikipedia.org/wiki/Lincoln,_Nebraska" xlink:type="simple">Lincoln</text:a></text:p>
          </table:table-cell>
          <table:table-cell office:value-type="float" office:value="5.45444237973193" calcext:value-type="float">
            <text:p>5.45444237973193</text:p>
          </table:table-cell>
          <table:table-cell office:value-type="float" office:value="-0.641502040307762" calcext:value-type="float">
            <text:p>-0.641502040307762</text:p>
          </table:table-cell>
          <table:table-cell table:number-columns-repeated="101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7" office:value-type="string" calcext:value-type="string">
            <text:p><text:a xlink:href="https://en.wikipedia.org/wiki/Orlando,_Florida" xlink:type="simple">Orlando</text:a></text:p>
          </table:table-cell>
          <table:table-cell table:style-name="ce15" office:value-type="string" calcext:value-type="string">
            <text:p>Florida</text:p>
          </table:table-cell>
          <table:table-cell table:style-name="ce17" office:value-type="float" office:value="280257" calcext:value-type="float">
            <text:p>280,257</text:p>
          </table:table-cell>
          <table:table-cell table:formula="of:=LOG10([.D73])" office:value-type="float" office:value="5.44755646880816" calcext:value-type="float">
            <text:p>5.44755646880816</text:p>
          </table:table-cell>
          <table:table-cell table:style-name="ce18" office:value-type="float" office:value="72" calcext:value-type="float">
            <text:p>72</text:p>
          </table:table-cell>
          <table:table-cell table:formula="of:=[.F73]/311" office:value-type="float" office:value="0.231511254019293" calcext:value-type="float">
            <text:p>0.231511254019293</text:p>
          </table:table-cell>
          <table:table-cell table:formula="of:=LOG10([.G73])" office:value-type="float" office:value="-0.635427892595569" calcext:value-type="float">
            <text:p>-0.635427892595569</text:p>
          </table:table-cell>
          <table:table-cell table:style-name="ce7" office:value-type="string" calcext:value-type="string">
            <text:p><text:a xlink:href="https://en.wikipedia.org/wiki/Orlando,_Florida" xlink:type="simple">Orlando</text:a></text:p>
          </table:table-cell>
          <table:table-cell office:value-type="float" office:value="5.44755646880816" calcext:value-type="float">
            <text:p>5.44755646880816</text:p>
          </table:table-cell>
          <table:table-cell office:value-type="float" office:value="-0.635427892595569" calcext:value-type="float">
            <text:p>-0.635427892595569</text:p>
          </table:table-cell>
          <table:table-cell table:number-columns-repeated="101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7" office:value-type="string" calcext:value-type="string">
            <text:p><text:a xlink:href="https://en.wikipedia.org/wiki/Irvine,_California" xlink:type="simple">Irvine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277453" calcext:value-type="float">
            <text:p>277,453</text:p>
          </table:table-cell>
          <table:table-cell table:formula="of:=LOG10([.D74])" office:value-type="float" office:value="5.44318942504639" calcext:value-type="float">
            <text:p>5.44318942504639</text:p>
          </table:table-cell>
          <table:table-cell table:style-name="ce18" office:value-type="float" office:value="73" calcext:value-type="float">
            <text:p>73</text:p>
          </table:table-cell>
          <table:table-cell table:formula="of:=[.F74]/311" office:value-type="float" office:value="0.234726688102894" calcext:value-type="float">
            <text:p>0.234726688102894</text:p>
          </table:table-cell>
          <table:table-cell table:formula="of:=LOG10([.G74])" office:value-type="float" office:value="-0.629437528906382" calcext:value-type="float">
            <text:p>-0.629437528906382</text:p>
          </table:table-cell>
          <table:table-cell table:style-name="ce7" office:value-type="string" calcext:value-type="string">
            <text:p><text:a xlink:href="https://en.wikipedia.org/wiki/Irvine,_California" xlink:type="simple">Irvine</text:a></text:p>
          </table:table-cell>
          <table:table-cell office:value-type="float" office:value="5.44318942504639" calcext:value-type="float">
            <text:p>5.44318942504639</text:p>
          </table:table-cell>
          <table:table-cell office:value-type="float" office:value="-0.629437528906382" calcext:value-type="float">
            <text:p>-0.629437528906382</text:p>
          </table:table-cell>
          <table:table-cell table:number-columns-repeated="1013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7" office:value-type="string" calcext:value-type="string">
            <text:p><text:a xlink:href="https://en.wikipedia.org/wiki/Toledo,_Ohio" xlink:type="simple">Toledo</text:a></text:p>
          </table:table-cell>
          <table:table-cell table:style-name="ce15" office:value-type="string" calcext:value-type="string">
            <text:p>Ohio</text:p>
          </table:table-cell>
          <table:table-cell table:style-name="ce17" office:value-type="float" office:value="276491" calcext:value-type="float">
            <text:p>276,491</text:p>
          </table:table-cell>
          <table:table-cell table:formula="of:=LOG10([.D75])" office:value-type="float" office:value="5.44168099924306" calcext:value-type="float">
            <text:p>5.44168099924306</text:p>
          </table:table-cell>
          <table:table-cell table:style-name="ce18" office:value-type="float" office:value="74" calcext:value-type="float">
            <text:p>74</text:p>
          </table:table-cell>
          <table:table-cell table:formula="of:=[.F75]/311" office:value-type="float" office:value="0.237942122186495" calcext:value-type="float">
            <text:p>0.237942122186495</text:p>
          </table:table-cell>
          <table:table-cell table:formula="of:=LOG10([.G75])" office:value-type="float" office:value="-0.623528669295861" calcext:value-type="float">
            <text:p>-0.623528669295861</text:p>
          </table:table-cell>
          <table:table-cell table:style-name="ce7" office:value-type="string" calcext:value-type="string">
            <text:p><text:a xlink:href="https://en.wikipedia.org/wiki/Toledo,_Ohio" xlink:type="simple">Toledo</text:a></text:p>
          </table:table-cell>
          <table:table-cell office:value-type="float" office:value="5.44168099924306" calcext:value-type="float">
            <text:p>5.44168099924306</text:p>
          </table:table-cell>
          <table:table-cell office:value-type="float" office:value="-0.623528669295861" calcext:value-type="float">
            <text:p>-0.623528669295861</text:p>
          </table:table-cell>
          <table:table-cell table:number-columns-repeated="101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7" office:value-type="string" calcext:value-type="string">
            <text:p><text:a xlink:href="https://en.wikipedia.org/wiki/Jersey_City,_New_Jersey" xlink:type="simple">Jersey City</text:a></text:p>
          </table:table-cell>
          <table:table-cell table:style-name="ce15" office:value-type="string" calcext:value-type="string">
            <text:p>New Jersey</text:p>
          </table:table-cell>
          <table:table-cell table:style-name="ce17" office:value-type="float" office:value="270753" calcext:value-type="float">
            <text:p>270,753</text:p>
          </table:table-cell>
          <table:table-cell table:formula="of:=LOG10([.D76])" office:value-type="float" office:value="5.43257327739792" calcext:value-type="float">
            <text:p>5.43257327739792</text:p>
          </table:table-cell>
          <table:table-cell table:style-name="ce18" office:value-type="float" office:value="75" calcext:value-type="float">
            <text:p>75</text:p>
          </table:table-cell>
          <table:table-cell table:formula="of:=[.F76]/311" office:value-type="float" office:value="0.241157556270096" calcext:value-type="float">
            <text:p>0.241157556270096</text:p>
          </table:table-cell>
          <table:table-cell table:formula="of:=LOG10([.G76])" office:value-type="float" office:value="-0.617699125635137" calcext:value-type="float">
            <text:p>-0.617699125635137</text:p>
          </table:table-cell>
          <table:table-cell table:style-name="ce7" office:value-type="string" calcext:value-type="string">
            <text:p><text:a xlink:href="https://en.wikipedia.org/wiki/Jersey_City,_New_Jersey" xlink:type="simple">Jersey City</text:a></text:p>
          </table:table-cell>
          <table:table-cell office:value-type="float" office:value="5.43257327739792" calcext:value-type="float">
            <text:p>5.43257327739792</text:p>
          </table:table-cell>
          <table:table-cell office:value-type="float" office:value="-0.617699125635137" calcext:value-type="float">
            <text:p>-0.617699125635137</text:p>
          </table:table-cell>
          <table:table-cell table:number-columns-repeated="101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7" office:value-type="string" calcext:value-type="string">
            <text:p><text:a xlink:href="https://en.wikipedia.org/wiki/Chula_Vista,_California" xlink:type="simple">Chula Vista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270471" calcext:value-type="float">
            <text:p>270,471</text:p>
          </table:table-cell>
          <table:table-cell table:formula="of:=LOG10([.D77])" office:value-type="float" office:value="5.43212070672486" calcext:value-type="float">
            <text:p>5.43212070672486</text:p>
          </table:table-cell>
          <table:table-cell table:style-name="ce18" office:value-type="float" office:value="76" calcext:value-type="float">
            <text:p>76</text:p>
          </table:table-cell>
          <table:table-cell table:formula="of:=[.F77]/311" office:value-type="float" office:value="0.244372990353698" calcext:value-type="float">
            <text:p>0.244372990353698</text:p>
          </table:table-cell>
          <table:table-cell table:formula="of:=LOG10([.G77])" office:value-type="float" office:value="-0.611946796746046" calcext:value-type="float">
            <text:p>-0.611946796746046</text:p>
          </table:table-cell>
          <table:table-cell table:style-name="ce7" office:value-type="string" calcext:value-type="string">
            <text:p><text:a xlink:href="https://en.wikipedia.org/wiki/Chula_Vista,_California" xlink:type="simple">Chula Vista</text:a></text:p>
          </table:table-cell>
          <table:table-cell office:value-type="float" office:value="5.43212070672486" calcext:value-type="float">
            <text:p>5.43212070672486</text:p>
          </table:table-cell>
          <table:table-cell office:value-type="float" office:value="-0.611946796746046" calcext:value-type="float">
            <text:p>-0.611946796746046</text:p>
          </table:table-cell>
          <table:table-cell table:number-columns-repeated="101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7" office:value-type="string" calcext:value-type="string">
            <text:p><text:a xlink:href="https://en.wikipedia.org/wiki/Durham,_North_Carolina" xlink:type="simple">Durham</text:a></text:p>
          </table:table-cell>
          <table:table-cell table:style-name="ce15" office:value-type="string" calcext:value-type="string">
            <text:p>North Carolina</text:p>
          </table:table-cell>
          <table:table-cell table:style-name="ce17" office:value-type="float" office:value="267743" calcext:value-type="float">
            <text:p>267,743</text:p>
          </table:table-cell>
          <table:table-cell table:formula="of:=LOG10([.D78])" office:value-type="float" office:value="5.42771812525137" calcext:value-type="float">
            <text:p>5.42771812525137</text:p>
          </table:table-cell>
          <table:table-cell table:style-name="ce18" office:value-type="float" office:value="77" calcext:value-type="float">
            <text:p>77</text:p>
          </table:table-cell>
          <table:table-cell table:formula="of:=[.F78]/311" office:value-type="float" office:value="0.247588424437299" calcext:value-type="float">
            <text:p>0.247588424437299</text:p>
          </table:table-cell>
          <table:table-cell table:formula="of:=LOG10([.G78])" office:value-type="float" office:value="-0.606269663854356" calcext:value-type="float">
            <text:p>-0.606269663854356</text:p>
          </table:table-cell>
          <table:table-cell table:style-name="ce7" office:value-type="string" calcext:value-type="string">
            <text:p><text:a xlink:href="https://en.wikipedia.org/wiki/Durham,_North_Carolina" xlink:type="simple">Durham</text:a></text:p>
          </table:table-cell>
          <table:table-cell office:value-type="float" office:value="5.42771812525137" calcext:value-type="float">
            <text:p>5.42771812525137</text:p>
          </table:table-cell>
          <table:table-cell office:value-type="float" office:value="-0.606269663854356" calcext:value-type="float">
            <text:p>-0.606269663854356</text:p>
          </table:table-cell>
          <table:table-cell table:number-columns-repeated="101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7" office:value-type="string" calcext:value-type="string">
            <text:p><text:a xlink:href="https://en.wikipedia.org/wiki/Fort_Wayne,_Indiana" xlink:type="simple">Fort Wayne</text:a></text:p>
          </table:table-cell>
          <table:table-cell table:style-name="ce15" office:value-type="string" calcext:value-type="string">
            <text:p>Indiana</text:p>
          </table:table-cell>
          <table:table-cell table:style-name="ce17" office:value-type="float" office:value="265904" calcext:value-type="float">
            <text:p>265,904</text:p>
          </table:table-cell>
          <table:table-cell table:formula="of:=LOG10([.D79])" office:value-type="float" office:value="5.42472487048261" calcext:value-type="float">
            <text:p>5.42472487048261</text:p>
          </table:table-cell>
          <table:table-cell table:style-name="ce18" office:value-type="float" office:value="78" calcext:value-type="float">
            <text:p>78</text:p>
          </table:table-cell>
          <table:table-cell table:formula="of:=[.F79]/311" office:value-type="float" office:value="0.2508038585209" calcext:value-type="float">
            <text:p>0.2508038585209</text:p>
          </table:table-cell>
          <table:table-cell table:formula="of:=LOG10([.G79])" office:value-type="float" office:value="-0.600665786336357" calcext:value-type="float">
            <text:p>-0.600665786336357</text:p>
          </table:table-cell>
          <table:table-cell table:style-name="ce7" office:value-type="string" calcext:value-type="string">
            <text:p><text:a xlink:href="https://en.wikipedia.org/wiki/Fort_Wayne,_Indiana" xlink:type="simple">Fort Wayne</text:a></text:p>
          </table:table-cell>
          <table:table-cell office:value-type="float" office:value="5.42472487048261" calcext:value-type="float">
            <text:p>5.42472487048261</text:p>
          </table:table-cell>
          <table:table-cell office:value-type="float" office:value="-0.600665786336357" calcext:value-type="float">
            <text:p>-0.600665786336357</text:p>
          </table:table-cell>
          <table:table-cell table:number-columns-repeated="101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7" office:value-type="string" calcext:value-type="string">
            <text:p><text:a xlink:href="https://en.wikipedia.org/wiki/St._Petersburg,_Florida" xlink:type="simple">St. Petersburg</text:a></text:p>
          </table:table-cell>
          <table:table-cell table:style-name="ce15" office:value-type="string" calcext:value-type="string">
            <text:p>Florida</text:p>
          </table:table-cell>
          <table:table-cell table:style-name="ce17" office:value-type="float" office:value="263255" calcext:value-type="float">
            <text:p>263,255</text:p>
          </table:table-cell>
          <table:table-cell table:formula="of:=LOG10([.D80])" office:value-type="float" office:value="5.4203766284873" calcext:value-type="float">
            <text:p>5.4203766284873</text:p>
          </table:table-cell>
          <table:table-cell table:style-name="ce18" office:value-type="float" office:value="79" calcext:value-type="float">
            <text:p>79</text:p>
          </table:table-cell>
          <table:table-cell table:formula="of:=[.F80]/311" office:value-type="float" office:value="0.254019292604502" calcext:value-type="float">
            <text:p>0.254019292604502</text:p>
          </table:table-cell>
          <table:table-cell table:formula="of:=LOG10([.G80])" office:value-type="float" office:value="-0.595133297736396" calcext:value-type="float">
            <text:p>-0.595133297736396</text:p>
          </table:table-cell>
          <table:table-cell table:style-name="ce7" office:value-type="string" calcext:value-type="string">
            <text:p><text:a xlink:href="https://en.wikipedia.org/wiki/St._Petersburg,_Florida" xlink:type="simple">St. Petersburg</text:a></text:p>
          </table:table-cell>
          <table:table-cell office:value-type="float" office:value="5.4203766284873" calcext:value-type="float">
            <text:p>5.4203766284873</text:p>
          </table:table-cell>
          <table:table-cell office:value-type="float" office:value="-0.595133297736396" calcext:value-type="float">
            <text:p>-0.595133297736396</text:p>
          </table:table-cell>
          <table:table-cell table:number-columns-repeated="101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7" office:value-type="string" calcext:value-type="string">
            <text:p><text:a xlink:href="https://en.wikipedia.org/wiki/Laredo,_Texas" xlink:type="simple">Laredo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260654" calcext:value-type="float">
            <text:p>260,654</text:p>
          </table:table-cell>
          <table:table-cell table:formula="of:=LOG10([.D81])" office:value-type="float" office:value="5.41606439400349" calcext:value-type="float">
            <text:p>5.41606439400349</text:p>
          </table:table-cell>
          <table:table-cell table:style-name="ce18" office:value-type="float" office:value="80" calcext:value-type="float">
            <text:p>80</text:p>
          </table:table-cell>
          <table:table-cell table:formula="of:=[.F81]/311" office:value-type="float" office:value="0.257234726688103" calcext:value-type="float">
            <text:p>0.257234726688103</text:p>
          </table:table-cell>
          <table:table-cell table:formula="of:=LOG10([.G81])" office:value-type="float" office:value="-0.589670402034894" calcext:value-type="float">
            <text:p>-0.589670402034894</text:p>
          </table:table-cell>
          <table:table-cell table:style-name="ce7" office:value-type="string" calcext:value-type="string">
            <text:p><text:a xlink:href="https://en.wikipedia.org/wiki/Laredo,_Texas" xlink:type="simple">Laredo</text:a></text:p>
          </table:table-cell>
          <table:table-cell office:value-type="float" office:value="5.41606439400349" calcext:value-type="float">
            <text:p>5.41606439400349</text:p>
          </table:table-cell>
          <table:table-cell office:value-type="float" office:value="-0.589670402034894" calcext:value-type="float">
            <text:p>-0.589670402034894</text:p>
          </table:table-cell>
          <table:table-cell table:number-columns-repeated="101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7" office:value-type="string" calcext:value-type="string">
            <text:p><text:a xlink:href="https://en.wikipedia.org/wiki/Buffalo,_New_York" xlink:type="simple">Buffalo</text:a></text:p>
          </table:table-cell>
          <table:table-cell table:style-name="ce15" office:value-type="string" calcext:value-type="string">
            <text:p>New York</text:p>
          </table:table-cell>
          <table:table-cell table:style-name="ce17" office:value-type="float" office:value="258612" calcext:value-type="float">
            <text:p>258,612</text:p>
          </table:table-cell>
          <table:table-cell table:formula="of:=LOG10([.D82])" office:value-type="float" office:value="5.412648672953" calcext:value-type="float">
            <text:p>5.412648672953</text:p>
          </table:table-cell>
          <table:table-cell table:style-name="ce18" office:value-type="float" office:value="81" calcext:value-type="float">
            <text:p>81</text:p>
          </table:table-cell>
          <table:table-cell table:formula="of:=[.F82]/311" office:value-type="float" office:value="0.260450160771704" calcext:value-type="float">
            <text:p>0.260450160771704</text:p>
          </table:table-cell>
          <table:table-cell table:formula="of:=LOG10([.G82])" office:value-type="float" office:value="-0.584275370148188" calcext:value-type="float">
            <text:p>-0.584275370148188</text:p>
          </table:table-cell>
          <table:table-cell table:style-name="ce7" office:value-type="string" calcext:value-type="string">
            <text:p><text:a xlink:href="https://en.wikipedia.org/wiki/Buffalo,_New_York" xlink:type="simple">Buffalo</text:a></text:p>
          </table:table-cell>
          <table:table-cell office:value-type="float" office:value="5.412648672953" calcext:value-type="float">
            <text:p>5.412648672953</text:p>
          </table:table-cell>
          <table:table-cell office:value-type="float" office:value="-0.584275370148188" calcext:value-type="float">
            <text:p>-0.584275370148188</text:p>
          </table:table-cell>
          <table:table-cell table:number-columns-repeated="1013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8" office:value-type="string" calcext:value-type="string">
            <text:p><text:a xlink:href="https://en.wikipedia.org/wiki/Madison,_Wisconsin" xlink:type="simple">Madison</text:a></text:p>
          </table:table-cell>
          <table:table-cell table:style-name="ce15" office:value-type="string" calcext:value-type="string">
            <text:p>Wisconsin</text:p>
          </table:table-cell>
          <table:table-cell table:style-name="ce17" office:value-type="float" office:value="255214" calcext:value-type="float">
            <text:p>255,214</text:p>
          </table:table-cell>
          <table:table-cell table:formula="of:=LOG10([.D83])" office:value-type="float" office:value="5.40690449432804" calcext:value-type="float">
            <text:p>5.40690449432804</text:p>
          </table:table-cell>
          <table:table-cell table:style-name="ce18" office:value-type="float" office:value="82" calcext:value-type="float">
            <text:p>82</text:p>
          </table:table-cell>
          <table:table-cell table:formula="of:=[.F83]/311" office:value-type="float" office:value="0.263665594855305" calcext:value-type="float">
            <text:p>0.263665594855305</text:p>
          </table:table-cell>
          <table:table-cell table:formula="of:=LOG10([.G83])" office:value-type="float" office:value="-0.578946536643121" calcext:value-type="float">
            <text:p>-0.578946536643121</text:p>
          </table:table-cell>
          <table:table-cell table:style-name="ce8" office:value-type="string" calcext:value-type="string">
            <text:p><text:a xlink:href="https://en.wikipedia.org/wiki/Madison,_Wisconsin" xlink:type="simple">Madison</text:a></text:p>
          </table:table-cell>
          <table:table-cell office:value-type="float" office:value="5.40690449432804" calcext:value-type="float">
            <text:p>5.40690449432804</text:p>
          </table:table-cell>
          <table:table-cell office:value-type="float" office:value="-0.578946536643121" calcext:value-type="float">
            <text:p>-0.578946536643121</text:p>
          </table:table-cell>
          <table:table-cell table:number-columns-repeated="101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7" office:value-type="string" calcext:value-type="string">
            <text:p><text:a xlink:href="https://en.wikipedia.org/wiki/Lubbock,_Texas" xlink:type="simple">Lubbock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253888" calcext:value-type="float">
            <text:p>253,888</text:p>
          </table:table-cell>
          <table:table-cell table:formula="of:=LOG10([.D84])" office:value-type="float" office:value="5.40464217445804" calcext:value-type="float">
            <text:p>5.40464217445804</text:p>
          </table:table-cell>
          <table:table-cell table:style-name="ce18" office:value-type="float" office:value="83" calcext:value-type="float">
            <text:p>83</text:p>
          </table:table-cell>
          <table:table-cell table:formula="of:=[.F84]/311" office:value-type="float" office:value="0.266881028938907" calcext:value-type="float">
            <text:p>0.266881028938907</text:p>
          </table:table-cell>
          <table:table-cell table:formula="of:=LOG10([.G84])" office:value-type="float" office:value="-0.573682296650764" calcext:value-type="float">
            <text:p>-0.573682296650764</text:p>
          </table:table-cell>
          <table:table-cell table:style-name="ce7" office:value-type="string" calcext:value-type="string">
            <text:p><text:a xlink:href="https://en.wikipedia.org/wiki/Lubbock,_Texas" xlink:type="simple">Lubbock</text:a></text:p>
          </table:table-cell>
          <table:table-cell office:value-type="float" office:value="5.40464217445804" calcext:value-type="float">
            <text:p>5.40464217445804</text:p>
          </table:table-cell>
          <table:table-cell office:value-type="float" office:value="-0.573682296650764" calcext:value-type="float">
            <text:p>-0.573682296650764</text:p>
          </table:table-cell>
          <table:table-cell table:number-columns-repeated="101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7" office:value-type="string" calcext:value-type="string">
            <text:p><text:a xlink:href="https://en.wikipedia.org/wiki/Chandler,_Arizona" xlink:type="simple">Chandler</text:a></text:p>
          </table:table-cell>
          <table:table-cell table:style-name="ce15" office:value-type="string" calcext:value-type="string">
            <text:p>Arizona</text:p>
          </table:table-cell>
          <table:table-cell table:style-name="ce17" office:value-type="float" office:value="253458" calcext:value-type="float">
            <text:p>253,458</text:p>
          </table:table-cell>
          <table:table-cell table:formula="of:=LOG10([.D85])" office:value-type="float" office:value="5.40390600359266" calcext:value-type="float">
            <text:p>5.40390600359266</text:p>
          </table:table-cell>
          <table:table-cell table:style-name="ce18" office:value-type="float" office:value="84" calcext:value-type="float">
            <text:p>84</text:p>
          </table:table-cell>
          <table:table-cell table:formula="of:=[.F85]/311" office:value-type="float" office:value="0.270096463022508" calcext:value-type="float">
            <text:p>0.270096463022508</text:p>
          </table:table-cell>
          <table:table-cell table:formula="of:=LOG10([.G85])" office:value-type="float" office:value="-0.568481102964956" calcext:value-type="float">
            <text:p>-0.568481102964956</text:p>
          </table:table-cell>
          <table:table-cell table:style-name="ce7" office:value-type="string" calcext:value-type="string">
            <text:p><text:a xlink:href="https://en.wikipedia.org/wiki/Chandler,_Arizona" xlink:type="simple">Chandler</text:a></text:p>
          </table:table-cell>
          <table:table-cell office:value-type="float" office:value="5.40390600359266" calcext:value-type="float">
            <text:p>5.40390600359266</text:p>
          </table:table-cell>
          <table:table-cell office:value-type="float" office:value="-0.568481102964956" calcext:value-type="float">
            <text:p>-0.568481102964956</text:p>
          </table:table-cell>
          <table:table-cell table:number-columns-repeated="101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7" office:value-type="string" calcext:value-type="string">
            <text:p><text:a xlink:href="https://en.wikipedia.org/wiki/Scottsdale,_Arizona" xlink:type="simple">Scottsdale</text:a></text:p>
          </table:table-cell>
          <table:table-cell table:style-name="ce15" office:value-type="string" calcext:value-type="string">
            <text:p>Arizona</text:p>
          </table:table-cell>
          <table:table-cell table:style-name="ce17" office:value-type="float" office:value="249950" calcext:value-type="float">
            <text:p>249,950</text:p>
          </table:table-cell>
          <table:table-cell table:formula="of:=LOG10([.D86])" office:value-type="float" office:value="5.39785314108861" calcext:value-type="float">
            <text:p>5.39785314108861</text:p>
          </table:table-cell>
          <table:table-cell table:style-name="ce18" office:value-type="float" office:value="85" calcext:value-type="float">
            <text:p>85</text:p>
          </table:table-cell>
          <table:table-cell table:formula="of:=[.F86]/311" office:value-type="float" office:value="0.273311897106109" calcext:value-type="float">
            <text:p>0.273311897106109</text:p>
          </table:table-cell>
          <table:table-cell table:formula="of:=LOG10([.G86])" office:value-type="float" office:value="-0.563341463312545" calcext:value-type="float">
            <text:p>-0.563341463312545</text:p>
          </table:table-cell>
          <table:table-cell table:style-name="ce7" office:value-type="string" calcext:value-type="string">
            <text:p><text:a xlink:href="https://en.wikipedia.org/wiki/Scottsdale,_Arizona" xlink:type="simple">Scottsdale</text:a></text:p>
          </table:table-cell>
          <table:table-cell office:value-type="float" office:value="5.39785314108861" calcext:value-type="float">
            <text:p>5.39785314108861</text:p>
          </table:table-cell>
          <table:table-cell office:value-type="float" office:value="-0.563341463312545" calcext:value-type="float">
            <text:p>-0.563341463312545</text:p>
          </table:table-cell>
          <table:table-cell table:number-columns-repeated="1013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7" office:value-type="string" calcext:value-type="string">
            <text:p><text:a xlink:href="https://en.wikipedia.org/wiki/Reno,_Nevada" xlink:type="simple">Reno</text:a></text:p>
          </table:table-cell>
          <table:table-cell table:style-name="ce15" office:value-type="string" calcext:value-type="string">
            <text:p>Nevada</text:p>
          </table:table-cell>
          <table:table-cell table:style-name="ce17" office:value-type="float" office:value="248853" calcext:value-type="float">
            <text:p>248,853</text:p>
          </table:table-cell>
          <table:table-cell table:formula="of:=LOG10([.D87])" office:value-type="float" office:value="5.39594288066611" calcext:value-type="float">
            <text:p>5.39594288066611</text:p>
          </table:table-cell>
          <table:table-cell table:style-name="ce18" office:value-type="float" office:value="86" calcext:value-type="float">
            <text:p>86</text:p>
          </table:table-cell>
          <table:table-cell table:formula="of:=[.F87]/311" office:value-type="float" office:value="0.276527331189711" calcext:value-type="float">
            <text:p>0.276527331189711</text:p>
          </table:table-cell>
          <table:table-cell table:formula="of:=LOG10([.G87])" office:value-type="float" office:value="-0.55826193778327" calcext:value-type="float">
            <text:p>-0.55826193778327</text:p>
          </table:table-cell>
          <table:table-cell table:style-name="ce7" office:value-type="string" calcext:value-type="string">
            <text:p><text:a xlink:href="https://en.wikipedia.org/wiki/Reno,_Nevada" xlink:type="simple">Reno</text:a></text:p>
          </table:table-cell>
          <table:table-cell office:value-type="float" office:value="5.39594288066611" calcext:value-type="float">
            <text:p>5.39594288066611</text:p>
          </table:table-cell>
          <table:table-cell office:value-type="float" office:value="-0.55826193778327" calcext:value-type="float">
            <text:p>-0.55826193778327</text:p>
          </table:table-cell>
          <table:table-cell table:number-columns-repeated="1013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7" office:value-type="string" calcext:value-type="string">
            <text:p><text:a xlink:href="https://en.wikipedia.org/wiki/Glendale,_Arizona" xlink:type="simple">Glendale</text:a></text:p>
          </table:table-cell>
          <table:table-cell table:style-name="ce15" office:value-type="string" calcext:value-type="string">
            <text:p>Arizona</text:p>
          </table:table-cell>
          <table:table-cell table:style-name="ce17" office:value-type="float" office:value="246709" calcext:value-type="float">
            <text:p>246,709</text:p>
          </table:table-cell>
          <table:table-cell table:formula="of:=LOG10([.D88])" office:value-type="float" office:value="5.39218499293944" calcext:value-type="float">
            <text:p>5.39218499293944</text:p>
          </table:table-cell>
          <table:table-cell table:style-name="ce18" office:value-type="float" office:value="87" calcext:value-type="float">
            <text:p>87</text:p>
          </table:table-cell>
          <table:table-cell table:formula="of:=[.F88]/311" office:value-type="float" office:value="0.279742765273312" calcext:value-type="float">
            <text:p>0.279742765273312</text:p>
          </table:table-cell>
          <table:table-cell table:formula="of:=LOG10([.G88])" office:value-type="float" office:value="-0.553241136408219" calcext:value-type="float">
            <text:p>-0.553241136408219</text:p>
          </table:table-cell>
          <table:table-cell table:style-name="ce7" office:value-type="string" calcext:value-type="string">
            <text:p><text:a xlink:href="https://en.wikipedia.org/wiki/Glendale,_Arizona" xlink:type="simple">Glendale</text:a></text:p>
          </table:table-cell>
          <table:table-cell office:value-type="float" office:value="5.39218499293944" calcext:value-type="float">
            <text:p>5.39218499293944</text:p>
          </table:table-cell>
          <table:table-cell office:value-type="float" office:value="-0.553241136408219" calcext:value-type="float">
            <text:p>-0.553241136408219</text:p>
          </table:table-cell>
          <table:table-cell table:number-columns-repeated="1013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9" office:value-type="string" calcext:value-type="string">
            <text:p>Norfolk[16]</text:p>
          </table:table-cell>
          <table:table-cell table:style-name="ce15" office:value-type="string" calcext:value-type="string">
            <text:p>Virginia</text:p>
          </table:table-cell>
          <table:table-cell table:style-name="ce17" office:value-type="float" office:value="244703" calcext:value-type="float">
            <text:p>244,703</text:p>
          </table:table-cell>
          <table:table-cell table:formula="of:=LOG10([.D89])" office:value-type="float" office:value="5.38863929373045" calcext:value-type="float">
            <text:p>5.38863929373045</text:p>
          </table:table-cell>
          <table:table-cell table:style-name="ce18" office:value-type="float" office:value="88" calcext:value-type="float">
            <text:p>88</text:p>
          </table:table-cell>
          <table:table-cell table:formula="of:=[.F89]/311" office:value-type="float" office:value="0.282958199356913" calcext:value-type="float">
            <text:p>0.282958199356913</text:p>
          </table:table-cell>
          <table:table-cell table:formula="of:=LOG10([.G89])" office:value-type="float" office:value="-0.548277716876669" calcext:value-type="float">
            <text:p>-0.548277716876669</text:p>
          </table:table-cell>
          <table:table-cell table:style-name="ce9" office:value-type="string" calcext:value-type="string">
            <text:p>Norfolk[16]</text:p>
          </table:table-cell>
          <table:table-cell office:value-type="float" office:value="5.38863929373045" calcext:value-type="float">
            <text:p>5.38863929373045</text:p>
          </table:table-cell>
          <table:table-cell office:value-type="float" office:value="-0.548277716876669" calcext:value-type="float">
            <text:p>-0.548277716876669</text:p>
          </table:table-cell>
          <table:table-cell table:number-columns-repeated="1013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7" office:value-type="string" calcext:value-type="string">
            <text:p><text:a xlink:href="https://en.wikipedia.org/wiki/Winston%E2%80%93Salem,_North_Carolina" xlink:type="simple">Winston–Salem</text:a></text:p>
          </table:table-cell>
          <table:table-cell table:style-name="ce15" office:value-type="string" calcext:value-type="string">
            <text:p>North Carolina</text:p>
          </table:table-cell>
          <table:table-cell table:style-name="ce17" office:value-type="float" office:value="244605" calcext:value-type="float">
            <text:p>244,605</text:p>
          </table:table-cell>
          <table:table-cell table:formula="of:=LOG10([.D90])" office:value-type="float" office:value="5.38846533025634" calcext:value-type="float">
            <text:p>5.38846533025634</text:p>
          </table:table-cell>
          <table:table-cell table:style-name="ce18" office:value-type="float" office:value="89" calcext:value-type="float">
            <text:p>89</text:p>
          </table:table-cell>
          <table:table-cell table:formula="of:=[.F90]/311" office:value-type="float" office:value="0.286173633440514" calcext:value-type="float">
            <text:p>0.286173633440514</text:p>
          </table:table-cell>
          <table:table-cell table:formula="of:=LOG10([.G90])" office:value-type="float" office:value="-0.543370382381925" calcext:value-type="float">
            <text:p>-0.543370382381925</text:p>
          </table:table-cell>
          <table:table-cell table:style-name="ce7" office:value-type="string" calcext:value-type="string">
            <text:p><text:a xlink:href="https://en.wikipedia.org/wiki/Winston%E2%80%93Salem,_North_Carolina" xlink:type="simple">Winston–Salem</text:a></text:p>
          </table:table-cell>
          <table:table-cell office:value-type="float" office:value="5.38846533025634" calcext:value-type="float">
            <text:p>5.38846533025634</text:p>
          </table:table-cell>
          <table:table-cell office:value-type="float" office:value="-0.543370382381925" calcext:value-type="float">
            <text:p>-0.543370382381925</text:p>
          </table:table-cell>
          <table:table-cell table:number-columns-repeated="101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7" office:value-type="string" calcext:value-type="string">
            <text:p><text:a xlink:href="https://en.wikipedia.org/wiki/North_Las_Vegas,_Nevada" xlink:type="simple">North Las Vegas</text:a></text:p>
          </table:table-cell>
          <table:table-cell table:style-name="ce15" office:value-type="string" calcext:value-type="string">
            <text:p>Nevada</text:p>
          </table:table-cell>
          <table:table-cell table:style-name="ce17" office:value-type="float" office:value="242975" calcext:value-type="float">
            <text:p>242,975</text:p>
          </table:table-cell>
          <table:table-cell table:formula="of:=LOG10([.D91])" office:value-type="float" office:value="5.38556159079752" calcext:value-type="float">
            <text:p>5.38556159079752</text:p>
          </table:table-cell>
          <table:table-cell table:style-name="ce18" office:value-type="float" office:value="90" calcext:value-type="float">
            <text:p>90</text:p>
          </table:table-cell>
          <table:table-cell table:formula="of:=[.F91]/311" office:value-type="float" office:value="0.289389067524116" calcext:value-type="float">
            <text:p>0.289389067524116</text:p>
          </table:table-cell>
          <table:table-cell table:formula="of:=LOG10([.G91])" office:value-type="float" office:value="-0.538517879587513" calcext:value-type="float">
            <text:p>-0.538517879587513</text:p>
          </table:table-cell>
          <table:table-cell table:style-name="ce7" office:value-type="string" calcext:value-type="string">
            <text:p><text:a xlink:href="https://en.wikipedia.org/wiki/North_Las_Vegas,_Nevada" xlink:type="simple">North Las Vegas</text:a></text:p>
          </table:table-cell>
          <table:table-cell office:value-type="float" office:value="5.38556159079752" calcext:value-type="float">
            <text:p>5.38556159079752</text:p>
          </table:table-cell>
          <table:table-cell office:value-type="float" office:value="-0.538517879587513" calcext:value-type="float">
            <text:p>-0.538517879587513</text:p>
          </table:table-cell>
          <table:table-cell table:number-columns-repeated="101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9" office:value-type="string" calcext:value-type="string">
            <text:p>Gilbert[20]</text:p>
          </table:table-cell>
          <table:table-cell table:style-name="ce15" office:value-type="string" calcext:value-type="string">
            <text:p>Arizona</text:p>
          </table:table-cell>
          <table:table-cell table:style-name="ce17" office:value-type="float" office:value="242354" calcext:value-type="float">
            <text:p>242,354</text:p>
          </table:table-cell>
          <table:table-cell table:formula="of:=LOG10([.D92])" office:value-type="float" office:value="5.38445019205379" calcext:value-type="float">
            <text:p>5.38445019205379</text:p>
          </table:table-cell>
          <table:table-cell table:style-name="ce18" office:value-type="float" office:value="91" calcext:value-type="float">
            <text:p>91</text:p>
          </table:table-cell>
          <table:table-cell table:formula="of:=[.F92]/311" office:value-type="float" office:value="0.292604501607717" calcext:value-type="float">
            <text:p>0.292604501607717</text:p>
          </table:table-cell>
          <table:table-cell table:formula="of:=LOG10([.G92])" office:value-type="float" office:value="-0.533718996705744" calcext:value-type="float">
            <text:p>-0.533718996705744</text:p>
          </table:table-cell>
          <table:table-cell table:style-name="ce9" office:value-type="string" calcext:value-type="string">
            <text:p>Gilbert[20]</text:p>
          </table:table-cell>
          <table:table-cell office:value-type="float" office:value="5.38445019205379" calcext:value-type="float">
            <text:p>5.38445019205379</text:p>
          </table:table-cell>
          <table:table-cell office:value-type="float" office:value="-0.533718996705744" calcext:value-type="float">
            <text:p>-0.533718996705744</text:p>
          </table:table-cell>
          <table:table-cell table:number-columns-repeated="101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9" office:value-type="string" calcext:value-type="string">
            <text:p>Chesapeake[16]</text:p>
          </table:table-cell>
          <table:table-cell table:style-name="ce15" office:value-type="string" calcext:value-type="string">
            <text:p>Virginia</text:p>
          </table:table-cell>
          <table:table-cell table:style-name="ce17" office:value-type="float" office:value="240397" calcext:value-type="float">
            <text:p>240,397</text:p>
          </table:table-cell>
          <table:table-cell table:formula="of:=LOG10([.D93])" office:value-type="float" office:value="5.38092904364861" calcext:value-type="float">
            <text:p>5.38092904364861</text:p>
          </table:table-cell>
          <table:table-cell table:style-name="ce18" office:value-type="float" office:value="92" calcext:value-type="float">
            <text:p>92</text:p>
          </table:table-cell>
          <table:table-cell table:formula="of:=[.F93]/311" office:value-type="float" office:value="0.295819935691318" calcext:value-type="float">
            <text:p>0.295819935691318</text:p>
          </table:table-cell>
          <table:table-cell table:formula="of:=LOG10([.G93])" office:value-type="float" office:value="-0.528972561681282" calcext:value-type="float">
            <text:p>-0.528972561681282</text:p>
          </table:table-cell>
          <table:table-cell table:style-name="ce9" office:value-type="string" calcext:value-type="string">
            <text:p>Chesapeake[16]</text:p>
          </table:table-cell>
          <table:table-cell office:value-type="float" office:value="5.38092904364861" calcext:value-type="float">
            <text:p>5.38092904364861</text:p>
          </table:table-cell>
          <table:table-cell office:value-type="float" office:value="-0.528972561681282" calcext:value-type="float">
            <text:p>-0.528972561681282</text:p>
          </table:table-cell>
          <table:table-cell table:number-columns-repeated="1013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7" office:value-type="string" calcext:value-type="string">
            <text:p><text:a xlink:href="https://en.wikipedia.org/wiki/Irving,_Texas" xlink:type="simple">Irving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240373" calcext:value-type="float">
            <text:p>240,373</text:p>
          </table:table-cell>
          <table:table-cell table:formula="of:=LOG10([.D94])" office:value-type="float" office:value="5.38088568375688" calcext:value-type="float">
            <text:p>5.38088568375688</text:p>
          </table:table-cell>
          <table:table-cell table:style-name="ce18" office:value-type="float" office:value="93" calcext:value-type="float">
            <text:p>93</text:p>
          </table:table-cell>
          <table:table-cell table:formula="of:=[.F94]/311" office:value-type="float" office:value="0.29903536977492" calcext:value-type="float">
            <text:p>0.29903536977492</text:p>
          </table:table-cell>
          <table:table-cell table:formula="of:=LOG10([.G94])" office:value-type="float" office:value="-0.524277440472902" calcext:value-type="float">
            <text:p>-0.524277440472902</text:p>
          </table:table-cell>
          <table:table-cell table:style-name="ce7" office:value-type="string" calcext:value-type="string">
            <text:p><text:a xlink:href="https://en.wikipedia.org/wiki/Irving,_Texas" xlink:type="simple">Irving</text:a></text:p>
          </table:table-cell>
          <table:table-cell office:value-type="float" office:value="5.38088568375687" calcext:value-type="float">
            <text:p>5.38088568375687</text:p>
          </table:table-cell>
          <table:table-cell office:value-type="float" office:value="-0.524277440472902" calcext:value-type="float">
            <text:p>-0.524277440472902</text:p>
          </table:table-cell>
          <table:table-cell table:number-columns-repeated="1013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7" office:value-type="string" calcext:value-type="string">
            <text:p><text:a xlink:href="https://en.wikipedia.org/wiki/Hialeah,_Florida" xlink:type="simple">Hialeah</text:a></text:p>
          </table:table-cell>
          <table:table-cell table:style-name="ce15" office:value-type="string" calcext:value-type="string">
            <text:p>Florida</text:p>
          </table:table-cell>
          <table:table-cell table:style-name="ce17" office:value-type="float" office:value="239673" calcext:value-type="float">
            <text:p>239,673</text:p>
          </table:table-cell>
          <table:table-cell table:formula="of:=LOG10([.D95])" office:value-type="float" office:value="5.37961911199998" calcext:value-type="float">
            <text:p>5.37961911199998</text:p>
          </table:table-cell>
          <table:table-cell table:style-name="ce18" office:value-type="float" office:value="94" calcext:value-type="float">
            <text:p>94</text:p>
          </table:table-cell>
          <table:table-cell table:formula="of:=[.F95]/311" office:value-type="float" office:value="0.302250803858521" calcext:value-type="float">
            <text:p>0.302250803858521</text:p>
          </table:table-cell>
          <table:table-cell table:formula="of:=LOG10([.G95])" office:value-type="float" office:value="-0.519632535427139" calcext:value-type="float">
            <text:p>-0.519632535427139</text:p>
          </table:table-cell>
          <table:table-cell table:style-name="ce7" office:value-type="string" calcext:value-type="string">
            <text:p><text:a xlink:href="https://en.wikipedia.org/wiki/Hialeah,_Florida" xlink:type="simple">Hialeah</text:a></text:p>
          </table:table-cell>
          <table:table-cell office:value-type="float" office:value="5.37961911199998" calcext:value-type="float">
            <text:p>5.37961911199998</text:p>
          </table:table-cell>
          <table:table-cell office:value-type="float" office:value="-0.519632535427139" calcext:value-type="float">
            <text:p>-0.519632535427139</text:p>
          </table:table-cell>
          <table:table-cell table:number-columns-repeated="101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7" office:value-type="string" calcext:value-type="string">
            <text:p><text:a xlink:href="https://en.wikipedia.org/wiki/Garland,_Texas" xlink:type="simple">Garland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238002" calcext:value-type="float">
            <text:p>238,002</text:p>
          </table:table-cell>
          <table:table-cell table:formula="of:=LOG10([.D96])" office:value-type="float" office:value="5.37658060657464" calcext:value-type="float">
            <text:p>5.37658060657464</text:p>
          </table:table-cell>
          <table:table-cell table:style-name="ce18" office:value-type="float" office:value="95" calcext:value-type="float">
            <text:p>95</text:p>
          </table:table-cell>
          <table:table-cell table:formula="of:=[.F96]/311" office:value-type="float" office:value="0.305466237942122" calcext:value-type="float">
            <text:p>0.305466237942122</text:p>
          </table:table-cell>
          <table:table-cell table:formula="of:=LOG10([.G96])" office:value-type="float" office:value="-0.51503678373799" calcext:value-type="float">
            <text:p>-0.51503678373799</text:p>
          </table:table-cell>
          <table:table-cell table:style-name="ce7" office:value-type="string" calcext:value-type="string">
            <text:p><text:a xlink:href="https://en.wikipedia.org/wiki/Garland,_Texas" xlink:type="simple">Garland</text:a></text:p>
          </table:table-cell>
          <table:table-cell office:value-type="float" office:value="5.37658060657464" calcext:value-type="float">
            <text:p>5.37658060657464</text:p>
          </table:table-cell>
          <table:table-cell office:value-type="float" office:value="-0.51503678373799" calcext:value-type="float">
            <text:p>-0.51503678373799</text:p>
          </table:table-cell>
          <table:table-cell table:number-columns-repeated="101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7" office:value-type="string" calcext:value-type="string">
            <text:p><text:a xlink:href="https://en.wikipedia.org/wiki/Fremont,_California" xlink:type="simple">Fremont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234962" calcext:value-type="float">
            <text:p>234,962</text:p>
          </table:table-cell>
          <table:table-cell table:formula="of:=LOG10([.D97])" office:value-type="float" office:value="5.3709976302515" calcext:value-type="float">
            <text:p>5.3709976302515</text:p>
          </table:table-cell>
          <table:table-cell table:style-name="ce18" office:value-type="float" office:value="96" calcext:value-type="float">
            <text:p>96</text:p>
          </table:table-cell>
          <table:table-cell table:formula="of:=[.F97]/311" office:value-type="float" office:value="0.308681672025723" calcext:value-type="float">
            <text:p>0.308681672025723</text:p>
          </table:table-cell>
          <table:table-cell table:formula="of:=LOG10([.G97])" office:value-type="float" office:value="-0.510489155987269" calcext:value-type="float">
            <text:p>-0.510489155987269</text:p>
          </table:table-cell>
          <table:table-cell table:style-name="ce7" office:value-type="string" calcext:value-type="string">
            <text:p><text:a xlink:href="https://en.wikipedia.org/wiki/Fremont,_California" xlink:type="simple">Fremont</text:a></text:p>
          </table:table-cell>
          <table:table-cell office:value-type="float" office:value="5.3709976302515" calcext:value-type="float">
            <text:p>5.3709976302515</text:p>
          </table:table-cell>
          <table:table-cell office:value-type="float" office:value="-0.510489155987269" calcext:value-type="float">
            <text:p>-0.510489155987269</text:p>
          </table:table-cell>
          <table:table-cell table:number-columns-repeated="1013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12" office:value-type="string" calcext:value-type="string">
            <text:p>Richmond[16]</text:p>
          </table:table-cell>
          <table:table-cell table:style-name="ce15" office:value-type="string" calcext:value-type="string">
            <text:p>Virginia</text:p>
          </table:table-cell>
          <table:table-cell table:style-name="ce17" office:value-type="float" office:value="227032" calcext:value-type="float">
            <text:p>227,032</text:p>
          </table:table-cell>
          <table:table-cell table:formula="of:=LOG10([.D98])" office:value-type="float" office:value="5.35608707500792" calcext:value-type="float">
            <text:p>5.35608707500792</text:p>
          </table:table-cell>
          <table:table-cell table:style-name="ce18" office:value-type="float" office:value="97" calcext:value-type="float">
            <text:p>97</text:p>
          </table:table-cell>
          <table:table-cell table:formula="of:=[.F98]/311" office:value-type="float" office:value="0.311897106109325" calcext:value-type="float">
            <text:p>0.311897106109325</text:p>
          </table:table-cell>
          <table:table-cell table:formula="of:=LOG10([.G98])" office:value-type="float" office:value="-0.505988654760593" calcext:value-type="float">
            <text:p>-0.505988654760593</text:p>
          </table:table-cell>
          <table:table-cell table:style-name="ce12" office:value-type="string" calcext:value-type="string">
            <text:p>Richmond[16]</text:p>
          </table:table-cell>
          <table:table-cell office:value-type="float" office:value="5.35608707500792" calcext:value-type="float">
            <text:p>5.35608707500792</text:p>
          </table:table-cell>
          <table:table-cell office:value-type="float" office:value="-0.505988654760593" calcext:value-type="float">
            <text:p>-0.505988654760593</text:p>
          </table:table-cell>
          <table:table-cell table:number-columns-repeated="1013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10" office:value-type="string" calcext:value-type="string">
            <text:p>Boise[21]</text:p>
          </table:table-cell>
          <table:table-cell table:style-name="ce14" office:value-type="string" calcext:value-type="string">
            <text:p><text:a xlink:href="https://en.wikipedia.org/wiki/Idaho" xlink:type="simple">Idaho</text:a></text:p>
          </table:table-cell>
          <table:table-cell table:style-name="ce17" office:value-type="float" office:value="226570" calcext:value-type="float">
            <text:p>226,570</text:p>
          </table:table-cell>
          <table:table-cell table:formula="of:=LOG10([.D99])" office:value-type="float" office:value="5.35520240465805" calcext:value-type="float">
            <text:p>5.35520240465805</text:p>
          </table:table-cell>
          <table:table-cell table:style-name="ce18" office:value-type="float" office:value="98" calcext:value-type="float">
            <text:p>98</text:p>
          </table:table-cell>
          <table:table-cell table:formula="of:=[.F99]/311" office:value-type="float" office:value="0.315112540192926" calcext:value-type="float">
            <text:p>0.315112540192926</text:p>
          </table:table-cell>
          <table:table-cell table:formula="of:=LOG10([.G99])" office:value-type="float" office:value="-0.501534313334343" calcext:value-type="float">
            <text:p>-0.501534313334343</text:p>
          </table:table-cell>
          <table:table-cell table:style-name="ce10" office:value-type="string" calcext:value-type="string">
            <text:p>Boise[21]</text:p>
          </table:table-cell>
          <table:table-cell office:value-type="float" office:value="5.35520240465805" calcext:value-type="float">
            <text:p>5.35520240465805</text:p>
          </table:table-cell>
          <table:table-cell office:value-type="float" office:value="-0.501534313334343" calcext:value-type="float">
            <text:p>-0.501534313334343</text:p>
          </table:table-cell>
          <table:table-cell table:number-columns-repeated="1013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12" office:value-type="string" calcext:value-type="string">
            <text:p>Baton Rouge[22]</text:p>
          </table:table-cell>
          <table:table-cell table:style-name="ce15" office:value-type="string" calcext:value-type="string">
            <text:p>Louisiana</text:p>
          </table:table-cell>
          <table:table-cell table:style-name="ce17" office:value-type="float" office:value="225374" calcext:value-type="float">
            <text:p>225,374</text:p>
          </table:table-cell>
          <table:table-cell table:formula="of:=LOG10([.D100])" office:value-type="float" office:value="5.35290381274013" calcext:value-type="float">
            <text:p>5.35290381274013</text:p>
          </table:table-cell>
          <table:table-cell table:style-name="ce18" office:value-type="float" office:value="99" calcext:value-type="float">
            <text:p>99</text:p>
          </table:table-cell>
          <table:table-cell table:formula="of:=[.F100]/311" office:value-type="float" office:value="0.318327974276527" calcext:value-type="float">
            <text:p>0.318327974276527</text:p>
          </table:table-cell>
          <table:table-cell table:formula="of:=LOG10([.G100])" office:value-type="float" office:value="-0.497125194429288" calcext:value-type="float">
            <text:p>-0.497125194429288</text:p>
          </table:table-cell>
          <table:table-cell table:style-name="ce12" office:value-type="string" calcext:value-type="string">
            <text:p>Baton Rouge[22]</text:p>
          </table:table-cell>
          <table:table-cell office:value-type="float" office:value="5.35290381274013" calcext:value-type="float">
            <text:p>5.35290381274013</text:p>
          </table:table-cell>
          <table:table-cell office:value-type="float" office:value="-0.497125194429288" calcext:value-type="float">
            <text:p>-0.497125194429288</text:p>
          </table:table-cell>
          <table:table-cell table:number-columns-repeated="1013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6" office:value-type="string" calcext:value-type="string">
            <text:p><text:a xlink:href="https://en.wikipedia.org/wiki/Des_Moines,_Iowa" xlink:type="simple">Des Moines</text:a></text:p>
          </table:table-cell>
          <table:table-cell table:style-name="ce14" office:value-type="string" calcext:value-type="string">
            <text:p><text:a xlink:href="https://en.wikipedia.org/wiki/Iowa" xlink:type="simple">Iowa</text:a></text:p>
          </table:table-cell>
          <table:table-cell table:style-name="ce17" office:value-type="float" office:value="217521" calcext:value-type="float">
            <text:p>217,521</text:p>
          </table:table-cell>
          <table:table-cell table:formula="of:=LOG10([.D101])" office:value-type="float" office:value="5.3375011911475" calcext:value-type="float">
            <text:p>5.3375011911475</text:p>
          </table:table-cell>
          <table:table-cell table:style-name="ce18" office:value-type="float" office:value="100" calcext:value-type="float">
            <text:p>100</text:p>
          </table:table-cell>
          <table:table-cell table:formula="of:=[.F101]/311" office:value-type="float" office:value="0.321543408360129" calcext:value-type="float">
            <text:p>0.321543408360129</text:p>
          </table:table-cell>
          <table:table-cell table:formula="of:=LOG10([.G101])" office:value-type="float" office:value="-0.492760389026838" calcext:value-type="float">
            <text:p>-0.492760389026838</text:p>
          </table:table-cell>
          <table:table-cell table:style-name="ce6" office:value-type="string" calcext:value-type="string">
            <text:p><text:a xlink:href="https://en.wikipedia.org/wiki/Des_Moines,_Iowa" xlink:type="simple">Des Moines</text:a></text:p>
          </table:table-cell>
          <table:table-cell office:value-type="float" office:value="5.3375011911475" calcext:value-type="float">
            <text:p>5.3375011911475</text:p>
          </table:table-cell>
          <table:table-cell office:value-type="float" office:value="-0.492760389026838" calcext:value-type="float">
            <text:p>-0.492760389026838</text:p>
          </table:table-cell>
          <table:table-cell table:number-columns-repeated="1013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7" office:value-type="string" calcext:value-type="string">
            <text:p><text:a xlink:href="https://en.wikipedia.org/wiki/Spokane,_Washington" xlink:type="simple">Spokane</text:a></text:p>
          </table:table-cell>
          <table:table-cell table:style-name="ce15" office:value-type="string" calcext:value-type="string">
            <text:p>Washington</text:p>
          </table:table-cell>
          <table:table-cell table:style-name="ce17" office:value-type="float" office:value="217108" calcext:value-type="float">
            <text:p>217,108</text:p>
          </table:table-cell>
          <table:table-cell table:formula="of:=LOG10([.D102])" office:value-type="float" office:value="5.33667582664117" calcext:value-type="float">
            <text:p>5.33667582664117</text:p>
          </table:table-cell>
          <table:table-cell table:style-name="ce18" office:value-type="float" office:value="101" calcext:value-type="float">
            <text:p>101</text:p>
          </table:table-cell>
          <table:table-cell table:formula="of:=[.F102]/311" office:value-type="float" office:value="0.32475884244373" calcext:value-type="float">
            <text:p>0.32475884244373</text:p>
          </table:table-cell>
          <table:table-cell table:formula="of:=LOG10([.G102])" office:value-type="float" office:value="-0.488439015244195" calcext:value-type="float">
            <text:p>-0.488439015244195</text:p>
          </table:table-cell>
          <table:table-cell table:style-name="ce7" office:value-type="string" calcext:value-type="string">
            <text:p><text:a xlink:href="https://en.wikipedia.org/wiki/Spokane,_Washington" xlink:type="simple">Spokane</text:a></text:p>
          </table:table-cell>
          <table:table-cell office:value-type="float" office:value="5.33667582664117" calcext:value-type="float">
            <text:p>5.33667582664117</text:p>
          </table:table-cell>
          <table:table-cell office:value-type="float" office:value="-0.488439015244195" calcext:value-type="float">
            <text:p>-0.488439015244195</text:p>
          </table:table-cell>
          <table:table-cell table:number-columns-repeated="1013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7" office:value-type="string" calcext:value-type="string">
            <text:p><text:a xlink:href="https://en.wikipedia.org/wiki/San_Bernardino,_California" xlink:type="simple">San Bernardino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216995" calcext:value-type="float">
            <text:p>216,995</text:p>
          </table:table-cell>
          <table:table-cell table:formula="of:=LOG10([.D103])" office:value-type="float" office:value="5.33644972694794" calcext:value-type="float">
            <text:p>5.33644972694794</text:p>
          </table:table-cell>
          <table:table-cell table:style-name="ce18" office:value-type="float" office:value="102" calcext:value-type="float">
            <text:p>102</text:p>
          </table:table-cell>
          <table:table-cell table:formula="of:=[.F103]/311" office:value-type="float" office:value="0.327974276527331" calcext:value-type="float">
            <text:p>0.327974276527331</text:p>
          </table:table-cell>
          <table:table-cell table:formula="of:=LOG10([.G103])" office:value-type="float" office:value="-0.48416021726492" calcext:value-type="float">
            <text:p>-0.48416021726492</text:p>
          </table:table-cell>
          <table:table-cell table:style-name="ce7" office:value-type="string" calcext:value-type="string">
            <text:p><text:a xlink:href="https://en.wikipedia.org/wiki/San_Bernardino,_California" xlink:type="simple">San Bernardino</text:a></text:p>
          </table:table-cell>
          <table:table-cell office:value-type="float" office:value="5.33644972694794" calcext:value-type="float">
            <text:p>5.33644972694794</text:p>
          </table:table-cell>
          <table:table-cell office:value-type="float" office:value="-0.48416021726492" calcext:value-type="float">
            <text:p>-0.48416021726492</text:p>
          </table:table-cell>
          <table:table-cell table:number-columns-repeated="1013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7" office:value-type="string" calcext:value-type="string">
            <text:p><text:a xlink:href="https://en.wikipedia.org/wiki/Modesto,_California" xlink:type="simple">Modesto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214221" calcext:value-type="float">
            <text:p>214,221</text:p>
          </table:table-cell>
          <table:table-cell table:formula="of:=LOG10([.D104])" office:value-type="float" office:value="5.33086204229921" calcext:value-type="float">
            <text:p>5.33086204229921</text:p>
          </table:table-cell>
          <table:table-cell table:style-name="ce18" office:value-type="float" office:value="103" calcext:value-type="float">
            <text:p>103</text:p>
          </table:table-cell>
          <table:table-cell table:formula="of:=[.F104]/311" office:value-type="float" office:value="0.331189710610932" calcext:value-type="float">
            <text:p>0.331189710610932</text:p>
          </table:table-cell>
          <table:table-cell table:formula="of:=LOG10([.G104])" office:value-type="float" office:value="-0.479923164321665" calcext:value-type="float">
            <text:p>-0.479923164321665</text:p>
          </table:table-cell>
          <table:table-cell table:style-name="ce7" office:value-type="string" calcext:value-type="string">
            <text:p><text:a xlink:href="https://en.wikipedia.org/wiki/Modesto,_California" xlink:type="simple">Modesto</text:a></text:p>
          </table:table-cell>
          <table:table-cell office:value-type="float" office:value="5.3308620422992" calcext:value-type="float">
            <text:p>5.3308620422992</text:p>
          </table:table-cell>
          <table:table-cell office:value-type="float" office:value="-0.479923164321665" calcext:value-type="float">
            <text:p>-0.479923164321665</text:p>
          </table:table-cell>
          <table:table-cell table:number-columns-repeated="1013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7" office:value-type="string" calcext:value-type="string">
            <text:p><text:a xlink:href="https://en.wikipedia.org/wiki/Tacoma,_Washington" xlink:type="simple">Tacoma</text:a></text:p>
          </table:table-cell>
          <table:table-cell table:style-name="ce15" office:value-type="string" calcext:value-type="string">
            <text:p>Washington</text:p>
          </table:table-cell>
          <table:table-cell table:style-name="ce17" office:value-type="float" office:value="213418" calcext:value-type="float">
            <text:p>213,418</text:p>
          </table:table-cell>
          <table:table-cell table:formula="of:=LOG10([.D105])" office:value-type="float" office:value="5.32923104569297" calcext:value-type="float">
            <text:p>5.32923104569297</text:p>
          </table:table-cell>
          <table:table-cell table:style-name="ce18" office:value-type="float" office:value="104" calcext:value-type="float">
            <text:p>104</text:p>
          </table:table-cell>
          <table:table-cell table:formula="of:=[.F105]/311" office:value-type="float" office:value="0.334405144694534" calcext:value-type="float">
            <text:p>0.334405144694534</text:p>
          </table:table-cell>
          <table:table-cell table:formula="of:=LOG10([.G105])" office:value-type="float" office:value="-0.475727049728057" calcext:value-type="float">
            <text:p>-0.475727049728057</text:p>
          </table:table-cell>
          <table:table-cell table:style-name="ce7" office:value-type="string" calcext:value-type="string">
            <text:p><text:a xlink:href="https://en.wikipedia.org/wiki/Tacoma,_Washington" xlink:type="simple">Tacoma</text:a></text:p>
          </table:table-cell>
          <table:table-cell office:value-type="float" office:value="5.32923104569297" calcext:value-type="float">
            <text:p>5.32923104569297</text:p>
          </table:table-cell>
          <table:table-cell office:value-type="float" office:value="-0.475727049728057" calcext:value-type="float">
            <text:p>-0.475727049728057</text:p>
          </table:table-cell>
          <table:table-cell table:number-columns-repeated="1013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7" office:value-type="string" calcext:value-type="string">
            <text:p><text:a xlink:href="https://en.wikipedia.org/wiki/Fontana,_California" xlink:type="simple">Fontana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211815" calcext:value-type="float">
            <text:p>211,815</text:p>
          </table:table-cell>
          <table:table-cell table:formula="of:=LOG10([.D106])" office:value-type="float" office:value="5.32595671208194" calcext:value-type="float">
            <text:p>5.32595671208194</text:p>
          </table:table-cell>
          <table:table-cell table:style-name="ce18" office:value-type="float" office:value="105" calcext:value-type="float">
            <text:p>105</text:p>
          </table:table-cell>
          <table:table-cell table:formula="of:=[.F106]/311" office:value-type="float" office:value="0.337620578778135" calcext:value-type="float">
            <text:p>0.337620578778135</text:p>
          </table:table-cell>
          <table:table-cell table:formula="of:=LOG10([.G106])" office:value-type="float" office:value="-0.471571089956899" calcext:value-type="float">
            <text:p>-0.471571089956899</text:p>
          </table:table-cell>
          <table:table-cell table:style-name="ce7" office:value-type="string" calcext:value-type="string">
            <text:p><text:a xlink:href="https://en.wikipedia.org/wiki/Fontana,_California" xlink:type="simple">Fontana</text:a></text:p>
          </table:table-cell>
          <table:table-cell office:value-type="float" office:value="5.32595671208194" calcext:value-type="float">
            <text:p>5.32595671208194</text:p>
          </table:table-cell>
          <table:table-cell office:value-type="float" office:value="-0.471571089956899" calcext:value-type="float">
            <text:p>-0.471571089956899</text:p>
          </table:table-cell>
          <table:table-cell table:number-columns-repeated="1013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7" office:value-type="string" calcext:value-type="string">
            <text:p><text:a xlink:href="https://en.wikipedia.org/wiki/Santa_Clarita,_California" xlink:type="simple">Santa Clarita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210888" calcext:value-type="float">
            <text:p>210,888</text:p>
          </table:table-cell>
          <table:table-cell table:formula="of:=LOG10([.D107])" office:value-type="float" office:value="5.32405186811287" calcext:value-type="float">
            <text:p>5.32405186811287</text:p>
          </table:table-cell>
          <table:table-cell table:style-name="ce18" office:value-type="float" office:value="106" calcext:value-type="float">
            <text:p>106</text:p>
          </table:table-cell>
          <table:table-cell table:formula="of:=[.F107]/311" office:value-type="float" office:value="0.340836012861736" calcext:value-type="float">
            <text:p>0.340836012861736</text:p>
          </table:table-cell>
          <table:table-cell table:formula="of:=LOG10([.G107])" office:value-type="float" office:value="-0.467454523762067" calcext:value-type="float">
            <text:p>-0.467454523762067</text:p>
          </table:table-cell>
          <table:table-cell table:style-name="ce7" office:value-type="string" calcext:value-type="string">
            <text:p><text:a xlink:href="https://en.wikipedia.org/wiki/Santa_Clarita,_California" xlink:type="simple">Santa Clarita</text:a></text:p>
          </table:table-cell>
          <table:table-cell office:value-type="float" office:value="5.32405186811287" calcext:value-type="float">
            <text:p>5.32405186811287</text:p>
          </table:table-cell>
          <table:table-cell office:value-type="float" office:value="-0.467454523762067" calcext:value-type="float">
            <text:p>-0.467454523762067</text:p>
          </table:table-cell>
          <table:table-cell table:number-columns-repeated="1013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<text:a xlink:href="https://en.wikipedia.org/wiki/Birmingham,_Alabama" xlink:type="simple">Birmingham</text:a></text:p>
          </table:table-cell>
          <table:table-cell table:style-name="ce14" office:value-type="string" calcext:value-type="string">
            <text:p><text:a xlink:href="https://en.wikipedia.org/wiki/Alabama" xlink:type="simple">Alabama</text:a></text:p>
          </table:table-cell>
          <table:table-cell table:style-name="ce17" office:value-type="float" office:value="210710" calcext:value-type="float">
            <text:p>210,710</text:p>
          </table:table-cell>
          <table:table-cell table:formula="of:=LOG10([.D108])" office:value-type="float" office:value="5.32368514710199" calcext:value-type="float">
            <text:p>5.32368514710199</text:p>
          </table:table-cell>
          <table:table-cell table:style-name="ce18" office:value-type="float" office:value="107" calcext:value-type="float">
            <text:p>107</text:p>
          </table:table-cell>
          <table:table-cell table:formula="of:=[.F108]/311" office:value-type="float" office:value="0.344051446945338" calcext:value-type="float">
            <text:p>0.344051446945338</text:p>
          </table:table-cell>
          <table:table-cell table:formula="of:=LOG10([.G108])" office:value-type="float" office:value="-0.463376611341628" calcext:value-type="float">
            <text:p>-0.463376611341628</text:p>
          </table:table-cell>
          <table:table-cell table:style-name="ce5" office:value-type="string" calcext:value-type="string">
            <text:p><text:a xlink:href="https://en.wikipedia.org/wiki/Birmingham,_Alabama" xlink:type="simple">Birmingham</text:a></text:p>
          </table:table-cell>
          <table:table-cell office:value-type="float" office:value="5.32368514710199" calcext:value-type="float">
            <text:p>5.32368514710199</text:p>
          </table:table-cell>
          <table:table-cell office:value-type="float" office:value="-0.463376611341628" calcext:value-type="float">
            <text:p>-0.463376611341628</text:p>
          </table:table-cell>
          <table:table-cell table:number-columns-repeated="1013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7" office:value-type="string" calcext:value-type="string">
            <text:p><text:a xlink:href="https://en.wikipedia.org/wiki/Oxnard,_California" xlink:type="simple">Oxnard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210037" calcext:value-type="float">
            <text:p>210,037</text:p>
          </table:table-cell>
          <table:table-cell table:formula="of:=LOG10([.D109])" office:value-type="float" office:value="5.32229580654536" calcext:value-type="float">
            <text:p>5.32229580654536</text:p>
          </table:table-cell>
          <table:table-cell table:style-name="ce18" office:value-type="float" office:value="108" calcext:value-type="float">
            <text:p>108</text:p>
          </table:table-cell>
          <table:table-cell table:formula="of:=[.F109]/311" office:value-type="float" office:value="0.347266881028939" calcext:value-type="float">
            <text:p>0.347266881028939</text:p>
          </table:table-cell>
          <table:table-cell table:formula="of:=LOG10([.G109])" office:value-type="float" office:value="-0.459336633539888" calcext:value-type="float">
            <text:p>-0.459336633539888</text:p>
          </table:table-cell>
          <table:table-cell table:style-name="ce7" office:value-type="string" calcext:value-type="string">
            <text:p><text:a xlink:href="https://en.wikipedia.org/wiki/Oxnard,_California" xlink:type="simple">Oxnard</text:a></text:p>
          </table:table-cell>
          <table:table-cell office:value-type="float" office:value="5.32229580654536" calcext:value-type="float">
            <text:p>5.32229580654536</text:p>
          </table:table-cell>
          <table:table-cell office:value-type="float" office:value="-0.459336633539888" calcext:value-type="float">
            <text:p>-0.459336633539888</text:p>
          </table:table-cell>
          <table:table-cell table:number-columns-repeated="1013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7" office:value-type="string" calcext:value-type="string">
            <text:p><text:a xlink:href="https://en.wikipedia.org/wiki/Fayetteville,_North_Carolina" xlink:type="simple">Fayetteville</text:a></text:p>
          </table:table-cell>
          <table:table-cell table:style-name="ce15" office:value-type="string" calcext:value-type="string">
            <text:p>North Carolina</text:p>
          </table:table-cell>
          <table:table-cell table:style-name="ce17" office:value-type="float" office:value="209889" calcext:value-type="float">
            <text:p>209,889</text:p>
          </table:table-cell>
          <table:table-cell table:formula="of:=LOG10([.D110])" office:value-type="float" office:value="5.32198967838953" calcext:value-type="float">
            <text:p>5.32198967838953</text:p>
          </table:table-cell>
          <table:table-cell table:style-name="ce18" office:value-type="float" office:value="109" calcext:value-type="float">
            <text:p>109</text:p>
          </table:table-cell>
          <table:table-cell table:formula="of:=[.F110]/311" office:value-type="float" office:value="0.35048231511254" calcext:value-type="float">
            <text:p>0.35048231511254</text:p>
          </table:table-cell>
          <table:table-cell table:formula="of:=LOG10([.G110])" office:value-type="float" office:value="-0.455333891086214" calcext:value-type="float">
            <text:p>-0.455333891086214</text:p>
          </table:table-cell>
          <table:table-cell table:style-name="ce7" office:value-type="string" calcext:value-type="string">
            <text:p><text:a xlink:href="https://en.wikipedia.org/wiki/Fayetteville,_North_Carolina" xlink:type="simple">Fayetteville</text:a></text:p>
          </table:table-cell>
          <table:table-cell office:value-type="float" office:value="5.32198967838953" calcext:value-type="float">
            <text:p>5.32198967838953</text:p>
          </table:table-cell>
          <table:table-cell office:value-type="float" office:value="-0.455333891086214" calcext:value-type="float">
            <text:p>-0.455333891086214</text:p>
          </table:table-cell>
          <table:table-cell table:number-columns-repeated="1013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7" office:value-type="string" calcext:value-type="string">
            <text:p><text:a xlink:href="https://en.wikipedia.org/wiki/Rochester,_New_York" xlink:type="simple">Rochester</text:a></text:p>
          </table:table-cell>
          <table:table-cell table:style-name="ce15" office:value-type="string" calcext:value-type="string">
            <text:p>New York</text:p>
          </table:table-cell>
          <table:table-cell table:style-name="ce17" office:value-type="float" office:value="208046" calcext:value-type="float">
            <text:p>208,046</text:p>
          </table:table-cell>
          <table:table-cell table:formula="of:=LOG10([.D111])" office:value-type="float" office:value="5.3181593702389" calcext:value-type="float">
            <text:p>5.3181593702389</text:p>
          </table:table-cell>
          <table:table-cell table:style-name="ce18" office:value-type="float" office:value="110" calcext:value-type="float">
            <text:p>110</text:p>
          </table:table-cell>
          <table:table-cell table:formula="of:=[.F111]/311" office:value-type="float" office:value="0.353697749196141" calcext:value-type="float">
            <text:p>0.353697749196141</text:p>
          </table:table-cell>
          <table:table-cell table:formula="of:=LOG10([.G111])" office:value-type="float" office:value="-0.451367703868612" calcext:value-type="float">
            <text:p>-0.451367703868612</text:p>
          </table:table-cell>
          <table:table-cell table:style-name="ce7" office:value-type="string" calcext:value-type="string">
            <text:p><text:a xlink:href="https://en.wikipedia.org/wiki/Rochester,_New_York" xlink:type="simple">Rochester</text:a></text:p>
          </table:table-cell>
          <table:table-cell office:value-type="float" office:value="5.3181593702389" calcext:value-type="float">
            <text:p>5.3181593702389</text:p>
          </table:table-cell>
          <table:table-cell office:value-type="float" office:value="-0.451367703868612" calcext:value-type="float">
            <text:p>-0.451367703868612</text:p>
          </table:table-cell>
          <table:table-cell table:number-columns-repeated="1013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7" office:value-type="string" calcext:value-type="string">
            <text:p><text:a xlink:href="https://en.wikipedia.org/wiki/Moreno_Valley,_California" xlink:type="simple">Moreno Valley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207226" calcext:value-type="float">
            <text:p>207,226</text:p>
          </table:table-cell>
          <table:table-cell table:formula="of:=LOG10([.D112])" office:value-type="float" office:value="5.31644424406613" calcext:value-type="float">
            <text:p>5.31644424406613</text:p>
          </table:table-cell>
          <table:table-cell table:style-name="ce18" office:value-type="float" office:value="111" calcext:value-type="float">
            <text:p>111</text:p>
          </table:table-cell>
          <table:table-cell table:formula="of:=[.F112]/311" office:value-type="float" office:value="0.356913183279743" calcext:value-type="float">
            <text:p>0.356913183279743</text:p>
          </table:table-cell>
          <table:table-cell table:formula="of:=LOG10([.G112])" office:value-type="float" office:value="-0.44743741024018" calcext:value-type="float">
            <text:p>-0.44743741024018</text:p>
          </table:table-cell>
          <table:table-cell table:style-name="ce7" office:value-type="string" calcext:value-type="string">
            <text:p><text:a xlink:href="https://en.wikipedia.org/wiki/Moreno_Valley,_California" xlink:type="simple">Moreno Valley</text:a></text:p>
          </table:table-cell>
          <table:table-cell office:value-type="float" office:value="5.31644424406613" calcext:value-type="float">
            <text:p>5.31644424406613</text:p>
          </table:table-cell>
          <table:table-cell office:value-type="float" office:value="-0.44743741024018" calcext:value-type="float">
            <text:p>-0.44743741024018</text:p>
          </table:table-cell>
          <table:table-cell table:number-columns-repeated="1013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7" office:value-type="string" calcext:value-type="string">
            <text:p><text:a xlink:href="https://en.wikipedia.org/wiki/Glendale,_California" xlink:type="simple">Glendale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203054" calcext:value-type="float">
            <text:p>203,054</text:p>
          </table:table-cell>
          <table:table-cell table:formula="of:=LOG10([.D113])" office:value-type="float" office:value="5.30761154916128" calcext:value-type="float">
            <text:p>5.30761154916128</text:p>
          </table:table-cell>
          <table:table-cell table:style-name="ce18" office:value-type="float" office:value="112" calcext:value-type="float">
            <text:p>112</text:p>
          </table:table-cell>
          <table:table-cell table:formula="of:=[.F113]/311" office:value-type="float" office:value="0.360128617363344" calcext:value-type="float">
            <text:p>0.360128617363344</text:p>
          </table:table-cell>
          <table:table-cell table:formula="of:=LOG10([.G113])" office:value-type="float" office:value="-0.443542366356656" calcext:value-type="float">
            <text:p>-0.443542366356656</text:p>
          </table:table-cell>
          <table:table-cell table:style-name="ce7" office:value-type="string" calcext:value-type="string">
            <text:p><text:a xlink:href="https://en.wikipedia.org/wiki/Glendale,_California" xlink:type="simple">Glendale</text:a></text:p>
          </table:table-cell>
          <table:table-cell office:value-type="float" office:value="5.30761154916128" calcext:value-type="float">
            <text:p>5.30761154916128</text:p>
          </table:table-cell>
          <table:table-cell office:value-type="float" office:value="-0.443542366356656" calcext:value-type="float">
            <text:p>-0.443542366356656</text:p>
          </table:table-cell>
          <table:table-cell table:number-columns-repeated="1013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7" office:value-type="string" calcext:value-type="string">
            <text:p><text:a xlink:href="https://en.wikipedia.org/wiki/Yonkers,_New_York" xlink:type="simple">Yonkers</text:a></text:p>
          </table:table-cell>
          <table:table-cell table:style-name="ce15" office:value-type="string" calcext:value-type="string">
            <text:p>New York</text:p>
          </table:table-cell>
          <table:table-cell table:style-name="ce17" office:value-type="float" office:value="202019" calcext:value-type="float">
            <text:p>202,019</text:p>
          </table:table-cell>
          <table:table-cell table:formula="of:=LOG10([.D114])" office:value-type="float" office:value="5.30539221700658" calcext:value-type="float">
            <text:p>5.30539221700658</text:p>
          </table:table-cell>
          <table:table-cell table:style-name="ce18" office:value-type="float" office:value="113" calcext:value-type="float">
            <text:p>113</text:p>
          </table:table-cell>
          <table:table-cell table:formula="of:=[.F114]/311" office:value-type="float" office:value="0.363344051446945" calcext:value-type="float">
            <text:p>0.363344051446945</text:p>
          </table:table-cell>
          <table:table-cell table:formula="of:=LOG10([.G114])" office:value-type="float" office:value="-0.439681945543418" calcext:value-type="float">
            <text:p>-0.439681945543418</text:p>
          </table:table-cell>
          <table:table-cell table:style-name="ce7" office:value-type="string" calcext:value-type="string">
            <text:p><text:a xlink:href="https://en.wikipedia.org/wiki/Yonkers,_New_York" xlink:type="simple">Yonkers</text:a></text:p>
          </table:table-cell>
          <table:table-cell office:value-type="float" office:value="5.30539221700658" calcext:value-type="float">
            <text:p>5.30539221700658</text:p>
          </table:table-cell>
          <table:table-cell office:value-type="float" office:value="-0.439681945543418" calcext:value-type="float">
            <text:p>-0.439681945543418</text:p>
          </table:table-cell>
          <table:table-cell table:number-columns-repeated="1013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7" office:value-type="string" calcext:value-type="string">
            <text:p><text:a xlink:href="https://en.wikipedia.org/wiki/Huntington_Beach,_California" xlink:type="simple">Huntington Beach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201874" calcext:value-type="float">
            <text:p>201,874</text:p>
          </table:table-cell>
          <table:table-cell table:formula="of:=LOG10([.D115])" office:value-type="float" office:value="5.30508038836592" calcext:value-type="float">
            <text:p>5.30508038836592</text:p>
          </table:table-cell>
          <table:table-cell table:style-name="ce18" office:value-type="float" office:value="114" calcext:value-type="float">
            <text:p>114</text:p>
          </table:table-cell>
          <table:table-cell table:formula="of:=[.F115]/311" office:value-type="float" office:value="0.366559485530547" calcext:value-type="float">
            <text:p>0.366559485530547</text:p>
          </table:table-cell>
          <table:table-cell table:formula="of:=LOG10([.G115])" office:value-type="float" office:value="-0.435855537690365" calcext:value-type="float">
            <text:p>-0.435855537690365</text:p>
          </table:table-cell>
          <table:table-cell table:style-name="ce7" office:value-type="string" calcext:value-type="string">
            <text:p><text:a xlink:href="https://en.wikipedia.org/wiki/Huntington_Beach,_California" xlink:type="simple">Huntington Beach</text:a></text:p>
          </table:table-cell>
          <table:table-cell office:value-type="float" office:value="5.30508038836592" calcext:value-type="float">
            <text:p>5.30508038836592</text:p>
          </table:table-cell>
          <table:table-cell office:value-type="float" office:value="-0.435855537690365" calcext:value-type="float">
            <text:p>-0.435855537690365</text:p>
          </table:table-cell>
          <table:table-cell table:number-columns-repeated="1013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7" office:value-type="string" calcext:value-type="string">
            <text:p><text:a xlink:href="https://en.wikipedia.org/wiki/Aurora,_Illinois" xlink:type="simple">Aurora</text:a></text:p>
          </table:table-cell>
          <table:table-cell table:style-name="ce15" office:value-type="string" calcext:value-type="string">
            <text:p>Illinois</text:p>
          </table:table-cell>
          <table:table-cell table:style-name="ce17" office:value-type="float" office:value="200965" calcext:value-type="float">
            <text:p>200,965</text:p>
          </table:table-cell>
          <table:table-cell table:formula="of:=LOG10([.D116])" office:value-type="float" office:value="5.30312042741835" calcext:value-type="float">
            <text:p>5.30312042741835</text:p>
          </table:table-cell>
          <table:table-cell table:style-name="ce18" office:value-type="float" office:value="115" calcext:value-type="float">
            <text:p>115</text:p>
          </table:table-cell>
          <table:table-cell table:formula="of:=[.F116]/311" office:value-type="float" office:value="0.369774919614148" calcext:value-type="float">
            <text:p>0.369774919614148</text:p>
          </table:table-cell>
          <table:table-cell table:formula="of:=LOG10([.G116])" office:value-type="float" office:value="-0.432062548673226" calcext:value-type="float">
            <text:p>-0.432062548673226</text:p>
          </table:table-cell>
          <table:table-cell table:style-name="ce7" office:value-type="string" calcext:value-type="string">
            <text:p><text:a xlink:href="https://en.wikipedia.org/wiki/Aurora,_Illinois" xlink:type="simple">Aurora</text:a></text:p>
          </table:table-cell>
          <table:table-cell office:value-type="float" office:value="5.30312042741835" calcext:value-type="float">
            <text:p>5.30312042741835</text:p>
          </table:table-cell>
          <table:table-cell office:value-type="float" office:value="-0.432062548673226" calcext:value-type="float">
            <text:p>-0.432062548673226</text:p>
          </table:table-cell>
          <table:table-cell table:number-columns-repeated="1013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6" office:value-type="string" calcext:value-type="string">
            <text:p><text:a xlink:href="https://en.wikipedia.org/wiki/Salt_Lake_City" xlink:type="simple">Salt Lake City</text:a></text:p>
          </table:table-cell>
          <table:table-cell table:style-name="ce14" office:value-type="string" calcext:value-type="string">
            <text:p><text:a xlink:href="https://en.wikipedia.org/wiki/Utah" xlink:type="simple">Utah</text:a></text:p>
          </table:table-cell>
          <table:table-cell table:style-name="ce17" office:value-type="float" office:value="200544" calcext:value-type="float">
            <text:p>200,544</text:p>
          </table:table-cell>
          <table:table-cell table:formula="of:=LOG10([.D117])" office:value-type="float" office:value="5.30220967301988" calcext:value-type="float">
            <text:p>5.30220967301988</text:p>
          </table:table-cell>
          <table:table-cell table:style-name="ce18" office:value-type="float" office:value="116" calcext:value-type="float">
            <text:p>116</text:p>
          </table:table-cell>
          <table:table-cell table:formula="of:=[.F117]/311" office:value-type="float" office:value="0.372990353697749" calcext:value-type="float">
            <text:p>0.372990353697749</text:p>
          </table:table-cell>
          <table:table-cell table:formula="of:=LOG10([.G117])" office:value-type="float" office:value="-0.428302399799919" calcext:value-type="float">
            <text:p>-0.428302399799919</text:p>
          </table:table-cell>
          <table:table-cell table:style-name="ce6" office:value-type="string" calcext:value-type="string">
            <text:p><text:a xlink:href="https://en.wikipedia.org/wiki/Salt_Lake_City" xlink:type="simple">Salt Lake City</text:a></text:p>
          </table:table-cell>
          <table:table-cell office:value-type="float" office:value="5.30220967301988" calcext:value-type="float">
            <text:p>5.30220967301988</text:p>
          </table:table-cell>
          <table:table-cell office:value-type="float" office:value="-0.428302399799919" calcext:value-type="float">
            <text:p>-0.428302399799919</text:p>
          </table:table-cell>
          <table:table-cell table:number-columns-repeated="1013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7" office:value-type="string" calcext:value-type="string">
            <text:p><text:a xlink:href="https://en.wikipedia.org/wiki/Amarillo,_Texas" xlink:type="simple">Amarillo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199826" calcext:value-type="float">
            <text:p>199,826</text:p>
          </table:table-cell>
          <table:table-cell table:formula="of:=LOG10([.D118])" office:value-type="float" office:value="5.30065199501059" calcext:value-type="float">
            <text:p>5.30065199501059</text:p>
          </table:table-cell>
          <table:table-cell table:style-name="ce18" office:value-type="float" office:value="117" calcext:value-type="float">
            <text:p>117</text:p>
          </table:table-cell>
          <table:table-cell table:formula="of:=[.F118]/311" office:value-type="float" office:value="0.37620578778135" calcext:value-type="float">
            <text:p>0.37620578778135</text:p>
          </table:table-cell>
          <table:table-cell table:formula="of:=LOG10([.G118])" office:value-type="float" office:value="-0.424574527280676" calcext:value-type="float">
            <text:p>-0.424574527280676</text:p>
          </table:table-cell>
          <table:table-cell table:style-name="ce7" office:value-type="string" calcext:value-type="string">
            <text:p><text:a xlink:href="https://en.wikipedia.org/wiki/Amarillo,_Texas" xlink:type="simple">Amarillo</text:a></text:p>
          </table:table-cell>
          <table:table-cell office:value-type="float" office:value="5.30065199501059" calcext:value-type="float">
            <text:p>5.30065199501059</text:p>
          </table:table-cell>
          <table:table-cell office:value-type="float" office:value="-0.424574527280676" calcext:value-type="float">
            <text:p>-0.424574527280676</text:p>
          </table:table-cell>
          <table:table-cell table:number-columns-repeated="1013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8" office:value-type="string" calcext:value-type="string">
            <text:p><text:a xlink:href="https://en.wikipedia.org/wiki/Montgomery,_Alabama" xlink:type="simple">Montgomery</text:a></text:p>
          </table:table-cell>
          <table:table-cell table:style-name="ce15" office:value-type="string" calcext:value-type="string">
            <text:p>Alabama</text:p>
          </table:table-cell>
          <table:table-cell table:style-name="ce17" office:value-type="float" office:value="199518" calcext:value-type="float">
            <text:p>199,518</text:p>
          </table:table-cell>
          <table:table-cell table:formula="of:=LOG10([.D119])" office:value-type="float" office:value="5.29998208271969" calcext:value-type="float">
            <text:p>5.29998208271969</text:p>
          </table:table-cell>
          <table:table-cell table:style-name="ce18" office:value-type="float" office:value="118" calcext:value-type="float">
            <text:p>118</text:p>
          </table:table-cell>
          <table:table-cell table:formula="of:=[.F119]/311" office:value-type="float" office:value="0.379421221864952" calcext:value-type="float">
            <text:p>0.379421221864952</text:p>
          </table:table-cell>
          <table:table-cell table:formula="of:=LOG10([.G119])" office:value-type="float" office:value="-0.420878381720712" calcext:value-type="float">
            <text:p>-0.420878381720712</text:p>
          </table:table-cell>
          <table:table-cell table:style-name="ce8" office:value-type="string" calcext:value-type="string">
            <text:p><text:a xlink:href="https://en.wikipedia.org/wiki/Montgomery,_Alabama" xlink:type="simple">Montgomery</text:a></text:p>
          </table:table-cell>
          <table:table-cell office:value-type="float" office:value="5.29998208271969" calcext:value-type="float">
            <text:p>5.29998208271969</text:p>
          </table:table-cell>
          <table:table-cell office:value-type="float" office:value="-0.420878381720712" calcext:value-type="float">
            <text:p>-0.420878381720712</text:p>
          </table:table-cell>
          <table:table-cell table:number-columns-repeated="1013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7" office:value-type="string" calcext:value-type="string">
            <text:p><text:a xlink:href="https://en.wikipedia.org/wiki/Grand_Rapids,_Michigan" xlink:type="simple">Grand Rapids</text:a></text:p>
          </table:table-cell>
          <table:table-cell table:style-name="ce15" office:value-type="string" calcext:value-type="string">
            <text:p>Michigan</text:p>
          </table:table-cell>
          <table:table-cell table:style-name="ce17" office:value-type="float" office:value="198829" calcext:value-type="float">
            <text:p>198,829</text:p>
          </table:table-cell>
          <table:table-cell table:formula="of:=LOG10([.D120])" office:value-type="float" office:value="5.29847972825772" calcext:value-type="float">
            <text:p>5.29847972825772</text:p>
          </table:table-cell>
          <table:table-cell table:style-name="ce18" office:value-type="float" office:value="119" calcext:value-type="float">
            <text:p>119</text:p>
          </table:table-cell>
          <table:table-cell table:formula="of:=[.F120]/311" office:value-type="float" office:value="0.382636655948553" calcext:value-type="float">
            <text:p>0.382636655948553</text:p>
          </table:table-cell>
          <table:table-cell table:formula="of:=LOG10([.G120])" office:value-type="float" office:value="-0.417213427634307" calcext:value-type="float">
            <text:p>-0.417213427634307</text:p>
          </table:table-cell>
          <table:table-cell table:style-name="ce7" office:value-type="string" calcext:value-type="string">
            <text:p><text:a xlink:href="https://en.wikipedia.org/wiki/Grand_Rapids,_Michigan" xlink:type="simple">Grand Rapids</text:a></text:p>
          </table:table-cell>
          <table:table-cell office:value-type="float" office:value="5.29847972825772" calcext:value-type="float">
            <text:p>5.29847972825772</text:p>
          </table:table-cell>
          <table:table-cell office:value-type="float" office:value="-0.417213427634307" calcext:value-type="float">
            <text:p>-0.417213427634307</text:p>
          </table:table-cell>
          <table:table-cell table:number-columns-repeated="1013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6" office:value-type="string" calcext:value-type="string">
            <text:p><text:a xlink:href="https://en.wikipedia.org/wiki/Little_Rock,_Arkansas" xlink:type="simple">Little Rock</text:a></text:p>
          </table:table-cell>
          <table:table-cell table:style-name="ce14" office:value-type="string" calcext:value-type="string">
            <text:p><text:a xlink:href="https://en.wikipedia.org/wiki/Arkansas" xlink:type="simple">Arkansas</text:a></text:p>
          </table:table-cell>
          <table:table-cell table:style-name="ce17" office:value-type="float" office:value="198606" calcext:value-type="float">
            <text:p>198,606</text:p>
          </table:table-cell>
          <table:table-cell table:formula="of:=LOG10([.D121])" office:value-type="float" office:value="5.29799236464038" calcext:value-type="float">
            <text:p>5.29799236464038</text:p>
          </table:table-cell>
          <table:table-cell table:style-name="ce18" office:value-type="float" office:value="120" calcext:value-type="float">
            <text:p>120</text:p>
          </table:table-cell>
          <table:table-cell table:formula="of:=[.F121]/311" office:value-type="float" office:value="0.385852090032154" calcext:value-type="float">
            <text:p>0.385852090032154</text:p>
          </table:table-cell>
          <table:table-cell table:formula="of:=LOG10([.G121])" office:value-type="float" office:value="-0.413579142979213" calcext:value-type="float">
            <text:p>-0.413579142979213</text:p>
          </table:table-cell>
          <table:table-cell table:style-name="ce6" office:value-type="string" calcext:value-type="string">
            <text:p><text:a xlink:href="https://en.wikipedia.org/wiki/Little_Rock,_Arkansas" xlink:type="simple">Little Rock</text:a></text:p>
          </table:table-cell>
          <table:table-cell office:value-type="float" office:value="5.29799236464038" calcext:value-type="float">
            <text:p>5.29799236464038</text:p>
          </table:table-cell>
          <table:table-cell office:value-type="float" office:value="-0.413579142979213" calcext:value-type="float">
            <text:p>-0.413579142979213</text:p>
          </table:table-cell>
          <table:table-cell table:number-columns-repeated="1013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7" office:value-type="string" calcext:value-type="string">
            <text:p><text:a xlink:href="https://en.wikipedia.org/wiki/Akron,_Ohio" xlink:type="simple">Akron</text:a></text:p>
          </table:table-cell>
          <table:table-cell table:style-name="ce15" office:value-type="string" calcext:value-type="string">
            <text:p>Ohio</text:p>
          </table:table-cell>
          <table:table-cell table:style-name="ce17" office:value-type="float" office:value="197846" calcext:value-type="float">
            <text:p>197,846</text:p>
          </table:table-cell>
          <table:table-cell table:formula="of:=LOG10([.D122])" office:value-type="float" office:value="5.29632727423567" calcext:value-type="float">
            <text:p>5.29632727423567</text:p>
          </table:table-cell>
          <table:table-cell table:style-name="ce18" office:value-type="float" office:value="121" calcext:value-type="float">
            <text:p>121</text:p>
          </table:table-cell>
          <table:table-cell table:formula="of:=[.F122]/311" office:value-type="float" office:value="0.389067524115756" calcext:value-type="float">
            <text:p>0.389067524115756</text:p>
          </table:table-cell>
          <table:table-cell table:formula="of:=LOG10([.G122])" office:value-type="float" office:value="-0.409975018710387" calcext:value-type="float">
            <text:p>-0.409975018710387</text:p>
          </table:table-cell>
          <table:table-cell table:style-name="ce7" office:value-type="string" calcext:value-type="string">
            <text:p><text:a xlink:href="https://en.wikipedia.org/wiki/Akron,_Ohio" xlink:type="simple">Akron</text:a></text:p>
          </table:table-cell>
          <table:table-cell office:value-type="float" office:value="5.29632727423567" calcext:value-type="float">
            <text:p>5.29632727423567</text:p>
          </table:table-cell>
          <table:table-cell office:value-type="float" office:value="-0.409975018710387" calcext:value-type="float">
            <text:p>-0.409975018710387</text:p>
          </table:table-cell>
          <table:table-cell table:number-columns-repeated="1013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9" office:value-type="string" calcext:value-type="string">
            <text:p>Augusta[23]</text:p>
          </table:table-cell>
          <table:table-cell table:style-name="ce15" office:value-type="string" calcext:value-type="string">
            <text:p>Georgia</text:p>
          </table:table-cell>
          <table:table-cell table:style-name="ce17" office:value-type="float" office:value="197166" calcext:value-type="float">
            <text:p>197,166</text:p>
          </table:table-cell>
          <table:table-cell table:formula="of:=LOG10([.D123])" office:value-type="float" office:value="5.29483202579047" calcext:value-type="float">
            <text:p>5.29483202579047</text:p>
          </table:table-cell>
          <table:table-cell table:style-name="ce18" office:value-type="float" office:value="122" calcext:value-type="float">
            <text:p>122</text:p>
          </table:table-cell>
          <table:table-cell table:formula="of:=[.F123]/311" office:value-type="float" office:value="0.392282958199357" calcext:value-type="float">
            <text:p>0.392282958199357</text:p>
          </table:table-cell>
          <table:table-cell table:formula="of:=LOG10([.G123])" office:value-type="float" office:value="-0.406400558352089" calcext:value-type="float">
            <text:p>-0.406400558352089</text:p>
          </table:table-cell>
          <table:table-cell table:style-name="ce9" office:value-type="string" calcext:value-type="string">
            <text:p>Augusta[23]</text:p>
          </table:table-cell>
          <table:table-cell office:value-type="float" office:value="5.29483202579047" calcext:value-type="float">
            <text:p>5.29483202579047</text:p>
          </table:table-cell>
          <table:table-cell office:value-type="float" office:value="-0.406400558352089" calcext:value-type="float">
            <text:p>-0.406400558352089</text:p>
          </table:table-cell>
          <table:table-cell table:number-columns-repeated="1013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7" office:value-type="string" calcext:value-type="string">
            <text:p><text:a xlink:href="https://en.wikipedia.org/wiki/Huntsville,_Alabama" xlink:type="simple">Huntsville</text:a></text:p>
          </table:table-cell>
          <table:table-cell table:style-name="ce15" office:value-type="string" calcext:value-type="string">
            <text:p>Alabama</text:p>
          </table:table-cell>
          <table:table-cell table:style-name="ce17" office:value-type="float" office:value="194585" calcext:value-type="float">
            <text:p>194,585</text:p>
          </table:table-cell>
          <table:table-cell table:formula="of:=LOG10([.D124])" office:value-type="float" office:value="5.28910935870566" calcext:value-type="float">
            <text:p>5.28910935870566</text:p>
          </table:table-cell>
          <table:table-cell table:style-name="ce18" office:value-type="float" office:value="123" calcext:value-type="float">
            <text:p>123</text:p>
          </table:table-cell>
          <table:table-cell table:formula="of:=[.F124]/311" office:value-type="float" office:value="0.395498392282958" calcext:value-type="float">
            <text:p>0.395498392282958</text:p>
          </table:table-cell>
          <table:table-cell table:formula="of:=LOG10([.G124])" office:value-type="float" office:value="-0.40285527758744" calcext:value-type="float">
            <text:p>-0.40285527758744</text:p>
          </table:table-cell>
          <table:table-cell table:style-name="ce7" office:value-type="string" calcext:value-type="string">
            <text:p><text:a xlink:href="https://en.wikipedia.org/wiki/Huntsville,_Alabama" xlink:type="simple">Huntsville</text:a></text:p>
          </table:table-cell>
          <table:table-cell office:value-type="float" office:value="5.28910935870566" calcext:value-type="float">
            <text:p>5.28910935870566</text:p>
          </table:table-cell>
          <table:table-cell office:value-type="float" office:value="-0.40285527758744" calcext:value-type="float">
            <text:p>-0.40285527758744</text:p>
          </table:table-cell>
          <table:table-cell table:number-columns-repeated="1013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9" office:value-type="string" calcext:value-type="string">
            <text:p>Columbus[24]</text:p>
          </table:table-cell>
          <table:table-cell table:style-name="ce15" office:value-type="string" calcext:value-type="string">
            <text:p>Georgia</text:p>
          </table:table-cell>
          <table:table-cell table:style-name="ce17" office:value-type="float" office:value="194058" calcext:value-type="float">
            <text:p>194,058</text:p>
          </table:table-cell>
          <table:table-cell table:formula="of:=LOG10([.D125])" office:value-type="float" office:value="5.28793155114323" calcext:value-type="float">
            <text:p>5.28793155114323</text:p>
          </table:table-cell>
          <table:table-cell table:style-name="ce18" office:value-type="float" office:value="124" calcext:value-type="float">
            <text:p>124</text:p>
          </table:table-cell>
          <table:table-cell table:formula="of:=[.F125]/311" office:value-type="float" office:value="0.398713826366559" calcext:value-type="float">
            <text:p>0.398713826366559</text:p>
          </table:table-cell>
          <table:table-cell table:formula="of:=LOG10([.G125])" office:value-type="float" office:value="-0.399338703864602" calcext:value-type="float">
            <text:p>-0.399338703864602</text:p>
          </table:table-cell>
          <table:table-cell table:style-name="ce9" office:value-type="string" calcext:value-type="string">
            <text:p>Columbus[24]</text:p>
          </table:table-cell>
          <table:table-cell office:value-type="float" office:value="5.28793155114323" calcext:value-type="float">
            <text:p>5.28793155114323</text:p>
          </table:table-cell>
          <table:table-cell office:value-type="float" office:value="-0.399338703864602" calcext:value-type="float">
            <text:p>-0.399338703864602</text:p>
          </table:table-cell>
          <table:table-cell table:number-columns-repeated="1013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7" office:value-type="string" calcext:value-type="string">
            <text:p><text:a xlink:href="https://en.wikipedia.org/wiki/Grand_Prairie,_Texas" xlink:type="simple">Grand Prairie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193837" calcext:value-type="float">
            <text:p>193,837</text:p>
          </table:table-cell>
          <table:table-cell table:formula="of:=LOG10([.D126])" office:value-type="float" office:value="5.28743667963993" calcext:value-type="float">
            <text:p>5.28743667963993</text:p>
          </table:table-cell>
          <table:table-cell table:style-name="ce18" office:value-type="float" office:value="125" calcext:value-type="float">
            <text:p>125</text:p>
          </table:table-cell>
          <table:table-cell table:formula="of:=[.F126]/311" office:value-type="float" office:value="0.401929260450161" calcext:value-type="float">
            <text:p>0.401929260450161</text:p>
          </table:table-cell>
          <table:table-cell table:formula="of:=LOG10([.G126])" office:value-type="float" office:value="-0.395850376018781" calcext:value-type="float">
            <text:p>-0.395850376018781</text:p>
          </table:table-cell>
          <table:table-cell table:style-name="ce7" office:value-type="string" calcext:value-type="string">
            <text:p><text:a xlink:href="https://en.wikipedia.org/wiki/Grand_Prairie,_Texas" xlink:type="simple">Grand Prairie</text:a></text:p>
          </table:table-cell>
          <table:table-cell office:value-type="float" office:value="5.28743667963993" calcext:value-type="float">
            <text:p>5.28743667963993</text:p>
          </table:table-cell>
          <table:table-cell office:value-type="float" office:value="-0.395850376018781" calcext:value-type="float">
            <text:p>-0.395850376018781</text:p>
          </table:table-cell>
          <table:table-cell table:number-columns-repeated="1013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7" office:value-type="string" calcext:value-type="string">
            <text:p><text:a xlink:href="https://en.wikipedia.org/wiki/Shreveport,_Louisiana" xlink:type="simple">Shreveport</text:a></text:p>
          </table:table-cell>
          <table:table-cell table:style-name="ce15" office:value-type="string" calcext:value-type="string">
            <text:p>Louisiana</text:p>
          </table:table-cell>
          <table:table-cell table:style-name="ce17" office:value-type="float" office:value="192036" calcext:value-type="float">
            <text:p>192,036</text:p>
          </table:table-cell>
          <table:table-cell table:formula="of:=LOG10([.D127])" office:value-type="float" office:value="5.28338265128578" calcext:value-type="float">
            <text:p>5.28338265128578</text:p>
          </table:table-cell>
          <table:table-cell table:style-name="ce18" office:value-type="float" office:value="126" calcext:value-type="float">
            <text:p>126</text:p>
          </table:table-cell>
          <table:table-cell table:formula="of:=[.F127]/311" office:value-type="float" office:value="0.405144694533762" calcext:value-type="float">
            <text:p>0.405144694533762</text:p>
          </table:table-cell>
          <table:table-cell table:formula="of:=LOG10([.G127])" office:value-type="float" office:value="-0.392389843909275" calcext:value-type="float">
            <text:p>-0.392389843909275</text:p>
          </table:table-cell>
          <table:table-cell table:style-name="ce7" office:value-type="string" calcext:value-type="string">
            <text:p><text:a xlink:href="https://en.wikipedia.org/wiki/Shreveport,_Louisiana" xlink:type="simple">Shreveport</text:a></text:p>
          </table:table-cell>
          <table:table-cell office:value-type="float" office:value="5.28338265128578" calcext:value-type="float">
            <text:p>5.28338265128578</text:p>
          </table:table-cell>
          <table:table-cell office:value-type="float" office:value="-0.392389843909275" calcext:value-type="float">
            <text:p>-0.392389843909275</text:p>
          </table:table-cell>
          <table:table-cell table:number-columns-repeated="1013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7" office:value-type="string" calcext:value-type="string">
            <text:p><text:a xlink:href="https://en.wikipedia.org/wiki/Overland_Park,_Kansas" xlink:type="simple">Overland Park</text:a></text:p>
          </table:table-cell>
          <table:table-cell table:style-name="ce15" office:value-type="string" calcext:value-type="string">
            <text:p>Kansas</text:p>
          </table:table-cell>
          <table:table-cell table:style-name="ce17" office:value-type="float" office:value="191278" calcext:value-type="float">
            <text:p>191,278</text:p>
          </table:table-cell>
          <table:table-cell table:formula="of:=LOG10([.D128])" office:value-type="float" office:value="5.28166502215464" calcext:value-type="float">
            <text:p>5.28166502215464</text:p>
          </table:table-cell>
          <table:table-cell table:style-name="ce18" office:value-type="float" office:value="127" calcext:value-type="float">
            <text:p>127</text:p>
          </table:table-cell>
          <table:table-cell table:formula="of:=[.F128]/311" office:value-type="float" office:value="0.408360128617363" calcext:value-type="float">
            <text:p>0.408360128617363</text:p>
          </table:table-cell>
          <table:table-cell table:formula="of:=LOG10([.G128])" office:value-type="float" office:value="-0.388956668070881" calcext:value-type="float">
            <text:p>-0.388956668070881</text:p>
          </table:table-cell>
          <table:table-cell table:style-name="ce7" office:value-type="string" calcext:value-type="string">
            <text:p><text:a xlink:href="https://en.wikipedia.org/wiki/Overland_Park,_Kansas" xlink:type="simple">Overland Park</text:a></text:p>
          </table:table-cell>
          <table:table-cell office:value-type="float" office:value="5.28166502215464" calcext:value-type="float">
            <text:p>5.28166502215464</text:p>
          </table:table-cell>
          <table:table-cell office:value-type="float" office:value="-0.388956668070881" calcext:value-type="float">
            <text:p>-0.388956668070881</text:p>
          </table:table-cell>
          <table:table-cell table:number-columns-repeated="1013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8" office:value-type="string" calcext:value-type="string">
            <text:p><text:a xlink:href="https://en.wikipedia.org/wiki/Tallahassee,_Florida" xlink:type="simple">Tallahassee</text:a></text:p>
          </table:table-cell>
          <table:table-cell table:style-name="ce15" office:value-type="string" calcext:value-type="string">
            <text:p>Florida</text:p>
          </table:table-cell>
          <table:table-cell table:style-name="ce17" office:value-type="float" office:value="191049" calcext:value-type="float">
            <text:p>191,049</text:p>
          </table:table-cell>
          <table:table-cell table:formula="of:=LOG10([.D129])" office:value-type="float" office:value="5.28114476882046" calcext:value-type="float">
            <text:p>5.28114476882046</text:p>
          </table:table-cell>
          <table:table-cell table:style-name="ce18" office:value-type="float" office:value="128" calcext:value-type="float">
            <text:p>128</text:p>
          </table:table-cell>
          <table:table-cell table:formula="of:=[.F129]/311" office:value-type="float" office:value="0.411575562700965" calcext:value-type="float">
            <text:p>0.411575562700965</text:p>
          </table:table-cell>
          <table:table-cell table:formula="of:=LOG10([.G129])" office:value-type="float" office:value="-0.385550419378969" calcext:value-type="float">
            <text:p>-0.385550419378969</text:p>
          </table:table-cell>
          <table:table-cell table:style-name="ce8" office:value-type="string" calcext:value-type="string">
            <text:p><text:a xlink:href="https://en.wikipedia.org/wiki/Tallahassee,_Florida" xlink:type="simple">Tallahassee</text:a></text:p>
          </table:table-cell>
          <table:table-cell office:value-type="float" office:value="5.28114476882046" calcext:value-type="float">
            <text:p>5.28114476882046</text:p>
          </table:table-cell>
          <table:table-cell office:value-type="float" office:value="-0.385550419378969" calcext:value-type="float">
            <text:p>-0.385550419378969</text:p>
          </table:table-cell>
          <table:table-cell table:number-columns-repeated="1013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7" office:value-type="string" calcext:value-type="string">
            <text:p><text:a xlink:href="https://en.wikipedia.org/wiki/Mobile,_Alabama" xlink:type="simple">Mobile</text:a></text:p>
          </table:table-cell>
          <table:table-cell table:style-name="ce15" office:value-type="string" calcext:value-type="string">
            <text:p>Alabama</text:p>
          </table:table-cell>
          <table:table-cell table:style-name="ce17" office:value-type="float" office:value="190265" calcext:value-type="float">
            <text:p>190,265</text:p>
          </table:table-cell>
          <table:table-cell table:formula="of:=LOG10([.D130])" office:value-type="float" office:value="5.27935890544488" calcext:value-type="float">
            <text:p>5.27935890544488</text:p>
          </table:table-cell>
          <table:table-cell table:style-name="ce18" office:value-type="float" office:value="129" calcext:value-type="float">
            <text:p>129</text:p>
          </table:table-cell>
          <table:table-cell table:formula="of:=[.F130]/311" office:value-type="float" office:value="0.414790996784566" calcext:value-type="float">
            <text:p>0.414790996784566</text:p>
          </table:table-cell>
          <table:table-cell table:formula="of:=LOG10([.G130])" office:value-type="float" office:value="-0.382170678727588" calcext:value-type="float">
            <text:p>-0.382170678727588</text:p>
          </table:table-cell>
          <table:table-cell table:style-name="ce7" office:value-type="string" calcext:value-type="string">
            <text:p><text:a xlink:href="https://en.wikipedia.org/wiki/Mobile,_Alabama" xlink:type="simple">Mobile</text:a></text:p>
          </table:table-cell>
          <table:table-cell office:value-type="float" office:value="5.27935890544488" calcext:value-type="float">
            <text:p>5.27935890544488</text:p>
          </table:table-cell>
          <table:table-cell office:value-type="float" office:value="-0.382170678727588" calcext:value-type="float">
            <text:p>-0.382170678727588</text:p>
          </table:table-cell>
          <table:table-cell table:number-columns-repeated="1013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7" office:value-type="string" calcext:value-type="string">
            <text:p><text:a xlink:href="https://en.wikipedia.org/wiki/Port_St._Lucie,_Florida" xlink:type="simple">Port St. Lucie</text:a></text:p>
          </table:table-cell>
          <table:table-cell table:style-name="ce15" office:value-type="string" calcext:value-type="string">
            <text:p>Florida</text:p>
          </table:table-cell>
          <table:table-cell table:style-name="ce17" office:value-type="float" office:value="189344" calcext:value-type="float">
            <text:p>189,344</text:p>
          </table:table-cell>
          <table:table-cell table:formula="of:=LOG10([.D131])" office:value-type="float" office:value="5.27725154759692" calcext:value-type="float">
            <text:p>5.27725154759692</text:p>
          </table:table-cell>
          <table:table-cell table:style-name="ce18" office:value-type="float" office:value="130" calcext:value-type="float">
            <text:p>130</text:p>
          </table:table-cell>
          <table:table-cell table:formula="of:=[.F131]/311" office:value-type="float" office:value="0.418006430868167" calcext:value-type="float">
            <text:p>0.418006430868167</text:p>
          </table:table-cell>
          <table:table-cell table:formula="of:=LOG10([.G131])" office:value-type="float" office:value="-0.378817036720001" calcext:value-type="float">
            <text:p>-0.378817036720001</text:p>
          </table:table-cell>
          <table:table-cell table:style-name="ce7" office:value-type="string" calcext:value-type="string">
            <text:p><text:a xlink:href="https://en.wikipedia.org/wiki/Port_St._Lucie,_Florida" xlink:type="simple">Port St. Lucie</text:a></text:p>
          </table:table-cell>
          <table:table-cell office:value-type="float" office:value="5.27725154759692" calcext:value-type="float">
            <text:p>5.27725154759692</text:p>
          </table:table-cell>
          <table:table-cell office:value-type="float" office:value="-0.378817036720001" calcext:value-type="float">
            <text:p>-0.378817036720001</text:p>
          </table:table-cell>
          <table:table-cell table:number-columns-repeated="1013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7" office:value-type="string" calcext:value-type="string">
            <text:p><text:a xlink:href="https://en.wikipedia.org/wiki/Knoxville,_Tennessee" xlink:type="simple">Knoxville</text:a></text:p>
          </table:table-cell>
          <table:table-cell table:style-name="ce15" office:value-type="string" calcext:value-type="string">
            <text:p>Tennessee</text:p>
          </table:table-cell>
          <table:table-cell table:style-name="ce17" office:value-type="float" office:value="187347" calcext:value-type="float">
            <text:p>187,347</text:p>
          </table:table-cell>
          <table:table-cell table:formula="of:=LOG10([.D132])" office:value-type="float" office:value="5.27264674309901" calcext:value-type="float">
            <text:p>5.27264674309901</text:p>
          </table:table-cell>
          <table:table-cell table:style-name="ce18" office:value-type="float" office:value="131" calcext:value-type="float">
            <text:p>131</text:p>
          </table:table-cell>
          <table:table-cell table:formula="of:=[.F132]/311" office:value-type="float" office:value="0.421221864951769" calcext:value-type="float">
            <text:p>0.421221864951769</text:p>
          </table:table-cell>
          <table:table-cell table:formula="of:=LOG10([.G132])" office:value-type="float" office:value="-0.375489093371073" calcext:value-type="float">
            <text:p>-0.375489093371073</text:p>
          </table:table-cell>
          <table:table-cell table:style-name="ce7" office:value-type="string" calcext:value-type="string">
            <text:p><text:a xlink:href="https://en.wikipedia.org/wiki/Knoxville,_Tennessee" xlink:type="simple">Knoxville</text:a></text:p>
          </table:table-cell>
          <table:table-cell office:value-type="float" office:value="5.27264674309901" calcext:value-type="float">
            <text:p>5.27264674309901</text:p>
          </table:table-cell>
          <table:table-cell office:value-type="float" office:value="-0.375489093371073" calcext:value-type="float">
            <text:p>-0.375489093371073</text:p>
          </table:table-cell>
          <table:table-cell table:number-columns-repeated="1013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7" office:value-type="string" calcext:value-type="string">
            <text:p><text:a xlink:href="https://en.wikipedia.org/wiki/Worcester,_Massachusetts" xlink:type="simple">Worcester</text:a></text:p>
          </table:table-cell>
          <table:table-cell table:style-name="ce15" office:value-type="string" calcext:value-type="string">
            <text:p>Massachusetts</text:p>
          </table:table-cell>
          <table:table-cell table:style-name="ce17" office:value-type="float" office:value="185677" calcext:value-type="float">
            <text:p>185,677</text:p>
          </table:table-cell>
          <table:table-cell table:formula="of:=LOG10([.D133])" office:value-type="float" office:value="5.26875811056952" calcext:value-type="float">
            <text:p>5.26875811056952</text:p>
          </table:table-cell>
          <table:table-cell table:style-name="ce18" office:value-type="float" office:value="132" calcext:value-type="float">
            <text:p>132</text:p>
          </table:table-cell>
          <table:table-cell table:formula="of:=[.F133]/311" office:value-type="float" office:value="0.42443729903537" calcext:value-type="float">
            <text:p>0.42443729903537</text:p>
          </table:table-cell>
          <table:table-cell table:formula="of:=LOG10([.G133])" office:value-type="float" office:value="-0.372186457820988" calcext:value-type="float">
            <text:p>-0.372186457820988</text:p>
          </table:table-cell>
          <table:table-cell table:style-name="ce7" office:value-type="string" calcext:value-type="string">
            <text:p><text:a xlink:href="https://en.wikipedia.org/wiki/Worcester,_Massachusetts" xlink:type="simple">Worcester</text:a></text:p>
          </table:table-cell>
          <table:table-cell office:value-type="float" office:value="5.26875811056952" calcext:value-type="float">
            <text:p>5.26875811056952</text:p>
          </table:table-cell>
          <table:table-cell office:value-type="float" office:value="-0.372186457820988" calcext:value-type="float">
            <text:p>-0.372186457820988</text:p>
          </table:table-cell>
          <table:table-cell table:number-columns-repeated="1013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7" office:value-type="string" calcext:value-type="string">
            <text:p><text:a xlink:href="https://en.wikipedia.org/wiki/Tempe,_Arizona" xlink:type="simple">Tempe</text:a></text:p>
          </table:table-cell>
          <table:table-cell table:style-name="ce15" office:value-type="string" calcext:value-type="string">
            <text:p>Arizona</text:p>
          </table:table-cell>
          <table:table-cell table:style-name="ce17" office:value-type="float" office:value="185038" calcext:value-type="float">
            <text:p>185,038</text:p>
          </table:table-cell>
          <table:table-cell table:formula="of:=LOG10([.D134])" office:value-type="float" office:value="5.26726092567665" calcext:value-type="float">
            <text:p>5.26726092567665</text:p>
          </table:table-cell>
          <table:table-cell table:style-name="ce18" office:value-type="float" office:value="133" calcext:value-type="float">
            <text:p>133</text:p>
          </table:table-cell>
          <table:table-cell table:formula="of:=[.F134]/311" office:value-type="float" office:value="0.427652733118971" calcext:value-type="float">
            <text:p>0.427652733118971</text:p>
          </table:table-cell>
          <table:table-cell table:formula="of:=LOG10([.G134])" office:value-type="float" office:value="-0.368908748059752" calcext:value-type="float">
            <text:p>-0.368908748059752</text:p>
          </table:table-cell>
          <table:table-cell table:style-name="ce7" office:value-type="string" calcext:value-type="string">
            <text:p><text:a xlink:href="https://en.wikipedia.org/wiki/Tempe,_Arizona" xlink:type="simple">Tempe</text:a></text:p>
          </table:table-cell>
          <table:table-cell office:value-type="float" office:value="5.26726092567665" calcext:value-type="float">
            <text:p>5.26726092567665</text:p>
          </table:table-cell>
          <table:table-cell office:value-type="float" office:value="-0.368908748059752" calcext:value-type="float">
            <text:p>-0.368908748059752</text:p>
          </table:table-cell>
          <table:table-cell table:number-columns-repeated="1013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7" office:value-type="string" calcext:value-type="string">
            <text:p><text:a xlink:href="https://en.wikipedia.org/wiki/Cape_Coral,_Florida" xlink:type="simple">Cape Coral</text:a></text:p>
          </table:table-cell>
          <table:table-cell table:style-name="ce15" office:value-type="string" calcext:value-type="string">
            <text:p>Florida</text:p>
          </table:table-cell>
          <table:table-cell table:style-name="ce17" office:value-type="float" office:value="183365" calcext:value-type="float">
            <text:p>183,365</text:p>
          </table:table-cell>
          <table:table-cell table:formula="of:=LOG10([.D135])" office:value-type="float" office:value="5.26331644279822" calcext:value-type="float">
            <text:p>5.26331644279822</text:p>
          </table:table-cell>
          <table:table-cell table:style-name="ce18" office:value-type="float" office:value="134" calcext:value-type="float">
            <text:p>134</text:p>
          </table:table-cell>
          <table:table-cell table:formula="of:=[.F135]/311" office:value-type="float" office:value="0.430868167202572" calcext:value-type="float">
            <text:p>0.430868167202572</text:p>
          </table:table-cell>
          <table:table-cell table:formula="of:=LOG10([.G135])" office:value-type="float" office:value="-0.36565559066203" calcext:value-type="float">
            <text:p>-0.36565559066203</text:p>
          </table:table-cell>
          <table:table-cell table:style-name="ce7" office:value-type="string" calcext:value-type="string">
            <text:p><text:a xlink:href="https://en.wikipedia.org/wiki/Cape_Coral,_Florida" xlink:type="simple">Cape Coral</text:a></text:p>
          </table:table-cell>
          <table:table-cell office:value-type="float" office:value="5.26331644279822" calcext:value-type="float">
            <text:p>5.26331644279822</text:p>
          </table:table-cell>
          <table:table-cell office:value-type="float" office:value="-0.36565559066203" calcext:value-type="float">
            <text:p>-0.36565559066203</text:p>
          </table:table-cell>
          <table:table-cell table:number-columns-repeated="1013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7" office:value-type="string" calcext:value-type="string">
            <text:p><text:a xlink:href="https://en.wikipedia.org/wiki/Brownsville,_Texas" xlink:type="simple">Brownsville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183299" calcext:value-type="float">
            <text:p>183,299</text:p>
          </table:table-cell>
          <table:table-cell table:formula="of:=LOG10([.D136])" office:value-type="float" office:value="5.26316009564598" calcext:value-type="float">
            <text:p>5.26316009564598</text:p>
          </table:table-cell>
          <table:table-cell table:style-name="ce18" office:value-type="float" office:value="135" calcext:value-type="float">
            <text:p>135</text:p>
          </table:table-cell>
          <table:table-cell table:formula="of:=[.F136]/311" office:value-type="float" office:value="0.434083601286174" calcext:value-type="float">
            <text:p>0.434083601286174</text:p>
          </table:table-cell>
          <table:table-cell table:formula="of:=LOG10([.G136])" office:value-type="float" office:value="-0.362426620531831" calcext:value-type="float">
            <text:p>-0.362426620531831</text:p>
          </table:table-cell>
          <table:table-cell table:style-name="ce7" office:value-type="string" calcext:value-type="string">
            <text:p><text:a xlink:href="https://en.wikipedia.org/wiki/Brownsville,_Texas" xlink:type="simple">Brownsville</text:a></text:p>
          </table:table-cell>
          <table:table-cell office:value-type="float" office:value="5.26316009564598" calcext:value-type="float">
            <text:p>5.26316009564598</text:p>
          </table:table-cell>
          <table:table-cell office:value-type="float" office:value="-0.362426620531831" calcext:value-type="float">
            <text:p>-0.362426620531831</text:p>
          </table:table-cell>
          <table:table-cell table:number-columns-repeated="1013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7" office:value-type="string" calcext:value-type="string">
            <text:p><text:a xlink:href="https://en.wikipedia.org/wiki/McKinney,_Texas" xlink:type="simple">McKinney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181330" calcext:value-type="float">
            <text:p>181,330</text:p>
          </table:table-cell>
          <table:table-cell table:formula="of:=LOG10([.D137])" office:value-type="float" office:value="5.25846966155069" calcext:value-type="float">
            <text:p>5.25846966155069</text:p>
          </table:table-cell>
          <table:table-cell table:style-name="ce18" office:value-type="float" office:value="136" calcext:value-type="float">
            <text:p>136</text:p>
          </table:table-cell>
          <table:table-cell table:formula="of:=[.F137]/311" office:value-type="float" office:value="0.437299035369775" calcext:value-type="float">
            <text:p>0.437299035369775</text:p>
          </table:table-cell>
          <table:table-cell table:formula="of:=LOG10([.G137])" office:value-type="float" office:value="-0.35922148065662" calcext:value-type="float">
            <text:p>-0.35922148065662</text:p>
          </table:table-cell>
          <table:table-cell table:style-name="ce7" office:value-type="string" calcext:value-type="string">
            <text:p><text:a xlink:href="https://en.wikipedia.org/wiki/McKinney,_Texas" xlink:type="simple">McKinney</text:a></text:p>
          </table:table-cell>
          <table:table-cell office:value-type="float" office:value="5.25846966155069" calcext:value-type="float">
            <text:p>5.25846966155069</text:p>
          </table:table-cell>
          <table:table-cell office:value-type="float" office:value="-0.35922148065662" calcext:value-type="float">
            <text:p>-0.35922148065662</text:p>
          </table:table-cell>
          <table:table-cell table:number-columns-repeated="1013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6" office:value-type="string" calcext:value-type="string">
            <text:p><text:a xlink:href="https://en.wikipedia.org/wiki/Providence,_Rhode_Island" xlink:type="simple">Providence</text:a></text:p>
          </table:table-cell>
          <table:table-cell table:style-name="ce14" office:value-type="string" calcext:value-type="string">
            <text:p><text:a xlink:href="https://en.wikipedia.org/wiki/Rhode_Island" xlink:type="simple">Rhode Island</text:a></text:p>
          </table:table-cell>
          <table:table-cell table:style-name="ce17" office:value-type="float" office:value="180393" calcext:value-type="float">
            <text:p>180,393</text:p>
          </table:table-cell>
          <table:table-cell table:formula="of:=LOG10([.D138])" office:value-type="float" office:value="5.25621968109752" calcext:value-type="float">
            <text:p>5.25621968109752</text:p>
          </table:table-cell>
          <table:table-cell table:style-name="ce18" office:value-type="float" office:value="137" calcext:value-type="float">
            <text:p>137</text:p>
          </table:table-cell>
          <table:table-cell table:formula="of:=[.F138]/311" office:value-type="float" office:value="0.440514469453376" calcext:value-type="float">
            <text:p>0.440514469453376</text:p>
          </table:table-cell>
          <table:table-cell table:formula="of:=LOG10([.G138])" office:value-type="float" office:value="-0.356039821870431" calcext:value-type="float">
            <text:p>-0.356039821870431</text:p>
          </table:table-cell>
          <table:table-cell table:style-name="ce6" office:value-type="string" calcext:value-type="string">
            <text:p><text:a xlink:href="https://en.wikipedia.org/wiki/Providence,_Rhode_Island" xlink:type="simple">Providence</text:a></text:p>
          </table:table-cell>
          <table:table-cell office:value-type="float" office:value="5.25621968109752" calcext:value-type="float">
            <text:p>5.25621968109752</text:p>
          </table:table-cell>
          <table:table-cell office:value-type="float" office:value="-0.356039821870431" calcext:value-type="float">
            <text:p>-0.356039821870431</text:p>
          </table:table-cell>
          <table:table-cell table:number-columns-repeated="1013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7" office:value-type="string" calcext:value-type="string">
            <text:p><text:a xlink:href="https://en.wikipedia.org/wiki/Fort_Lauderdale,_Florida" xlink:type="simple">Fort Lauderdale</text:a></text:p>
          </table:table-cell>
          <table:table-cell table:style-name="ce15" office:value-type="string" calcext:value-type="string">
            <text:p>Florida</text:p>
          </table:table-cell>
          <table:table-cell table:style-name="ce17" office:value-type="float" office:value="180072" calcext:value-type="float">
            <text:p>180,072</text:p>
          </table:table-cell>
          <table:table-cell table:formula="of:=LOG10([.D139])" office:value-type="float" office:value="5.25544618816177" calcext:value-type="float">
            <text:p>5.25544618816177</text:p>
          </table:table-cell>
          <table:table-cell table:style-name="ce18" office:value-type="float" office:value="138" calcext:value-type="float">
            <text:p>138</text:p>
          </table:table-cell>
          <table:table-cell table:formula="of:=[.F139]/311" office:value-type="float" office:value="0.443729903536978" calcext:value-type="float">
            <text:p>0.443729903536978</text:p>
          </table:table-cell>
          <table:table-cell table:formula="of:=LOG10([.G139])" office:value-type="float" office:value="-0.352881302625601" calcext:value-type="float">
            <text:p>-0.352881302625601</text:p>
          </table:table-cell>
          <table:table-cell table:style-name="ce7" office:value-type="string" calcext:value-type="string">
            <text:p><text:a xlink:href="https://en.wikipedia.org/wiki/Fort_Lauderdale,_Florida" xlink:type="simple">Fort Lauderdale</text:a></text:p>
          </table:table-cell>
          <table:table-cell office:value-type="float" office:value="5.25544618816177" calcext:value-type="float">
            <text:p>5.25544618816177</text:p>
          </table:table-cell>
          <table:table-cell office:value-type="float" office:value="-0.352881302625601" calcext:value-type="float">
            <text:p>-0.352881302625601</text:p>
          </table:table-cell>
          <table:table-cell table:number-columns-repeated="1013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9" office:value-type="string" calcext:value-type="string">
            <text:p>Newport News[16]</text:p>
          </table:table-cell>
          <table:table-cell table:style-name="ce15" office:value-type="string" calcext:value-type="string">
            <text:p>Virginia</text:p>
          </table:table-cell>
          <table:table-cell table:style-name="ce17" office:value-type="float" office:value="179388" calcext:value-type="float">
            <text:p>179,388</text:p>
          </table:table-cell>
          <table:table-cell table:formula="of:=LOG10([.D140])" office:value-type="float" office:value="5.25379338793834" calcext:value-type="float">
            <text:p>5.25379338793834</text:p>
          </table:table-cell>
          <table:table-cell table:style-name="ce18" office:value-type="float" office:value="139" calcext:value-type="float">
            <text:p>139</text:p>
          </table:table-cell>
          <table:table-cell table:formula="of:=[.F140]/311" office:value-type="float" office:value="0.446945337620579" calcext:value-type="float">
            <text:p>0.446945337620579</text:p>
          </table:table-cell>
          <table:table-cell table:formula="of:=LOG10([.G140])" office:value-type="float" office:value="-0.349745588772742" calcext:value-type="float">
            <text:p>-0.349745588772742</text:p>
          </table:table-cell>
          <table:table-cell table:style-name="ce9" office:value-type="string" calcext:value-type="string">
            <text:p>Newport News[16]</text:p>
          </table:table-cell>
          <table:table-cell office:value-type="float" office:value="5.25379338793834" calcext:value-type="float">
            <text:p>5.25379338793834</text:p>
          </table:table-cell>
          <table:table-cell office:value-type="float" office:value="-0.349745588772742" calcext:value-type="float">
            <text:p>-0.349745588772742</text:p>
          </table:table-cell>
          <table:table-cell table:number-columns-repeated="1013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7" office:value-type="string" calcext:value-type="string">
            <text:p><text:a xlink:href="https://en.wikipedia.org/wiki/Chattanooga,_Tennessee" xlink:type="simple">Chattanooga</text:a></text:p>
          </table:table-cell>
          <table:table-cell table:style-name="ce15" office:value-type="string" calcext:value-type="string">
            <text:p>Tennessee</text:p>
          </table:table-cell>
          <table:table-cell table:style-name="ce17" office:value-type="float" office:value="179139" calcext:value-type="float">
            <text:p>179,139</text:p>
          </table:table-cell>
          <table:table-cell table:formula="of:=LOG10([.D141])" office:value-type="float" office:value="5.25319014554165" calcext:value-type="float">
            <text:p>5.25319014554165</text:p>
          </table:table-cell>
          <table:table-cell table:style-name="ce18" office:value-type="float" office:value="140" calcext:value-type="float">
            <text:p>140</text:p>
          </table:table-cell>
          <table:table-cell table:formula="of:=[.F141]/311" office:value-type="float" office:value="0.45016077170418" calcext:value-type="float">
            <text:p>0.45016077170418</text:p>
          </table:table-cell>
          <table:table-cell table:formula="of:=LOG10([.G141])" office:value-type="float" office:value="-0.346632353348599" calcext:value-type="float">
            <text:p>-0.346632353348599</text:p>
          </table:table-cell>
          <table:table-cell table:style-name="ce7" office:value-type="string" calcext:value-type="string">
            <text:p><text:a xlink:href="https://en.wikipedia.org/wiki/Chattanooga,_Tennessee" xlink:type="simple">Chattanooga</text:a></text:p>
          </table:table-cell>
          <table:table-cell office:value-type="float" office:value="5.25319014554165" calcext:value-type="float">
            <text:p>5.25319014554165</text:p>
          </table:table-cell>
          <table:table-cell office:value-type="float" office:value="-0.346632353348599" calcext:value-type="float">
            <text:p>-0.346632353348599</text:p>
          </table:table-cell>
          <table:table-cell table:number-columns-repeated="1013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7" office:value-type="string" calcext:value-type="string">
            <text:p><text:a xlink:href="https://en.wikipedia.org/wiki/Rancho_Cucamonga,_California" xlink:type="simple">Rancho Cucamonga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77452" calcext:value-type="float">
            <text:p>177,452</text:p>
          </table:table-cell>
          <table:table-cell table:formula="of:=LOG10([.D142])" office:value-type="float" office:value="5.24908089849381" calcext:value-type="float">
            <text:p>5.24908089849381</text:p>
          </table:table-cell>
          <table:table-cell table:style-name="ce18" office:value-type="float" office:value="141" calcext:value-type="float">
            <text:p>141</text:p>
          </table:table-cell>
          <table:table-cell table:formula="of:=[.F142]/311" office:value-type="float" office:value="0.453376205787781" calcext:value-type="float">
            <text:p>0.453376205787781</text:p>
          </table:table-cell>
          <table:table-cell table:formula="of:=LOG10([.G142])" office:value-type="float" office:value="-0.343541276371458" calcext:value-type="float">
            <text:p>-0.343541276371458</text:p>
          </table:table-cell>
          <table:table-cell table:style-name="ce7" office:value-type="string" calcext:value-type="string">
            <text:p><text:a xlink:href="https://en.wikipedia.org/wiki/Rancho_Cucamonga,_California" xlink:type="simple">Rancho Cucamonga</text:a></text:p>
          </table:table-cell>
          <table:table-cell office:value-type="float" office:value="5.24908089849381" calcext:value-type="float">
            <text:p>5.24908089849381</text:p>
          </table:table-cell>
          <table:table-cell office:value-type="float" office:value="-0.343541276371458" calcext:value-type="float">
            <text:p>-0.343541276371458</text:p>
          </table:table-cell>
          <table:table-cell table:number-columns-repeated="1013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7" office:value-type="string" calcext:value-type="string">
            <text:p><text:a xlink:href="https://en.wikipedia.org/wiki/Frisco,_Texas" xlink:type="simple">Frisco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177286" calcext:value-type="float">
            <text:p>177,286</text:p>
          </table:table-cell>
          <table:table-cell table:formula="of:=LOG10([.D143])" office:value-type="float" office:value="5.24867444139444" calcext:value-type="float">
            <text:p>5.24867444139444</text:p>
          </table:table-cell>
          <table:table-cell table:style-name="ce18" office:value-type="float" office:value="142" calcext:value-type="float">
            <text:p>142</text:p>
          </table:table-cell>
          <table:table-cell table:formula="of:=[.F143]/311" office:value-type="float" office:value="0.456591639871383" calcext:value-type="float">
            <text:p>0.456591639871383</text:p>
          </table:table-cell>
          <table:table-cell table:formula="of:=LOG10([.G143])" office:value-type="float" office:value="-0.340472044643781" calcext:value-type="float">
            <text:p>-0.340472044643781</text:p>
          </table:table-cell>
          <table:table-cell table:style-name="ce7" office:value-type="string" calcext:value-type="string">
            <text:p><text:a xlink:href="https://en.wikipedia.org/wiki/Frisco,_Texas" xlink:type="simple">Frisco</text:a></text:p>
          </table:table-cell>
          <table:table-cell office:value-type="float" office:value="5.24867444139444" calcext:value-type="float">
            <text:p>5.24867444139444</text:p>
          </table:table-cell>
          <table:table-cell office:value-type="float" office:value="-0.340472044643781" calcext:value-type="float">
            <text:p>-0.340472044643781</text:p>
          </table:table-cell>
          <table:table-cell table:number-columns-repeated="1013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<text:a xlink:href="https://en.wikipedia.org/wiki/Sioux_Falls,_South_Dakota" xlink:type="simple">Sioux Falls</text:a></text:p>
          </table:table-cell>
          <table:table-cell table:style-name="ce14" office:value-type="string" calcext:value-type="string">
            <text:p><text:a xlink:href="https://en.wikipedia.org/wiki/South_Dakota" xlink:type="simple">South Dakota</text:a></text:p>
          </table:table-cell>
          <table:table-cell table:style-name="ce17" office:value-type="float" office:value="176888" calcext:value-type="float">
            <text:p>176,888</text:p>
          </table:table-cell>
          <table:table-cell table:formula="of:=LOG10([.D144])" office:value-type="float" office:value="5.24769837157251" calcext:value-type="float">
            <text:p>5.24769837157251</text:p>
          </table:table-cell>
          <table:table-cell table:style-name="ce18" office:value-type="float" office:value="143" calcext:value-type="float">
            <text:p>143</text:p>
          </table:table-cell>
          <table:table-cell table:formula="of:=[.F144]/311" office:value-type="float" office:value="0.459807073954984" calcext:value-type="float">
            <text:p>0.459807073954984</text:p>
          </table:table-cell>
          <table:table-cell table:formula="of:=LOG10([.G144])" office:value-type="float" office:value="-0.337424351561776" calcext:value-type="float">
            <text:p>-0.337424351561776</text:p>
          </table:table-cell>
          <table:table-cell table:style-name="ce5" office:value-type="string" calcext:value-type="string">
            <text:p><text:a xlink:href="https://en.wikipedia.org/wiki/Sioux_Falls,_South_Dakota" xlink:type="simple">Sioux Falls</text:a></text:p>
          </table:table-cell>
          <table:table-cell office:value-type="float" office:value="5.24769837157251" calcext:value-type="float">
            <text:p>5.24769837157251</text:p>
          </table:table-cell>
          <table:table-cell office:value-type="float" office:value="-0.337424351561776" calcext:value-type="float">
            <text:p>-0.337424351561776</text:p>
          </table:table-cell>
          <table:table-cell table:number-columns-repeated="1013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7" office:value-type="string" calcext:value-type="string">
            <text:p><text:a xlink:href="https://en.wikipedia.org/wiki/Oceanside,_California" xlink:type="simple">Oceanside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76193" calcext:value-type="float">
            <text:p>176,193</text:p>
          </table:table-cell>
          <table:table-cell table:formula="of:=LOG10([.D145])" office:value-type="float" office:value="5.24598865026353" calcext:value-type="float">
            <text:p>5.24598865026353</text:p>
          </table:table-cell>
          <table:table-cell table:style-name="ce18" office:value-type="float" office:value="144" calcext:value-type="float">
            <text:p>144</text:p>
          </table:table-cell>
          <table:table-cell table:formula="of:=[.F145]/311" office:value-type="float" office:value="0.463022508038585" calcext:value-type="float">
            <text:p>0.463022508038585</text:p>
          </table:table-cell>
          <table:table-cell table:formula="of:=LOG10([.G145])" office:value-type="float" office:value="-0.334397896931588" calcext:value-type="float">
            <text:p>-0.334397896931588</text:p>
          </table:table-cell>
          <table:table-cell table:style-name="ce7" office:value-type="string" calcext:value-type="string">
            <text:p><text:a xlink:href="https://en.wikipedia.org/wiki/Oceanside,_California" xlink:type="simple">Oceanside</text:a></text:p>
          </table:table-cell>
          <table:table-cell office:value-type="float" office:value="5.24598865026353" calcext:value-type="float">
            <text:p>5.24598865026353</text:p>
          </table:table-cell>
          <table:table-cell office:value-type="float" office:value="-0.334397896931588" calcext:value-type="float">
            <text:p>-0.334397896931588</text:p>
          </table:table-cell>
          <table:table-cell table:number-columns-repeated="1013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7" office:value-type="string" calcext:value-type="string">
            <text:p><text:a xlink:href="https://en.wikipedia.org/wiki/Ontario,_California" xlink:type="simple">Ontario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75841" calcext:value-type="float">
            <text:p>175,841</text:p>
          </table:table-cell>
          <table:table-cell table:formula="of:=LOG10([.D146])" office:value-type="float" office:value="5.24512014489997" calcext:value-type="float">
            <text:p>5.24512014489997</text:p>
          </table:table-cell>
          <table:table-cell table:style-name="ce18" office:value-type="float" office:value="145" calcext:value-type="float">
            <text:p>145</text:p>
          </table:table-cell>
          <table:table-cell table:formula="of:=[.F146]/311" office:value-type="float" office:value="0.466237942122187" calcext:value-type="float">
            <text:p>0.466237942122187</text:p>
          </table:table-cell>
          <table:table-cell table:formula="of:=LOG10([.G146])" office:value-type="float" office:value="-0.331392386791863" calcext:value-type="float">
            <text:p>-0.331392386791863</text:p>
          </table:table-cell>
          <table:table-cell table:style-name="ce7" office:value-type="string" calcext:value-type="string">
            <text:p><text:a xlink:href="https://en.wikipedia.org/wiki/Ontario,_California" xlink:type="simple">Ontario</text:a></text:p>
          </table:table-cell>
          <table:table-cell office:value-type="float" office:value="5.24512014489997" calcext:value-type="float">
            <text:p>5.24512014489997</text:p>
          </table:table-cell>
          <table:table-cell office:value-type="float" office:value="-0.331392386791863" calcext:value-type="float">
            <text:p>-0.331392386791863</text:p>
          </table:table-cell>
          <table:table-cell table:number-columns-repeated="1013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7" office:value-type="string" calcext:value-type="string">
            <text:p><text:a xlink:href="https://en.wikipedia.org/wiki/Vancouver,_Washington" xlink:type="simple">Vancouver</text:a></text:p>
          </table:table-cell>
          <table:table-cell table:style-name="ce15" office:value-type="string" calcext:value-type="string">
            <text:p>Washington</text:p>
          </table:table-cell>
          <table:table-cell table:style-name="ce17" office:value-type="float" office:value="175673" calcext:value-type="float">
            <text:p>175,673</text:p>
          </table:table-cell>
          <table:table-cell table:formula="of:=LOG10([.D147])" office:value-type="float" office:value="5.24470501788646" calcext:value-type="float">
            <text:p>5.24470501788646</text:p>
          </table:table-cell>
          <table:table-cell table:style-name="ce18" office:value-type="float" office:value="146" calcext:value-type="float">
            <text:p>146</text:p>
          </table:table-cell>
          <table:table-cell table:formula="of:=[.F147]/311" office:value-type="float" office:value="0.469453376205788" calcext:value-type="float">
            <text:p>0.469453376205788</text:p>
          </table:table-cell>
          <table:table-cell table:formula="of:=LOG10([.G147])" office:value-type="float" office:value="-0.3284075332424" calcext:value-type="float">
            <text:p>-0.3284075332424</text:p>
          </table:table-cell>
          <table:table-cell table:style-name="ce7" office:value-type="string" calcext:value-type="string">
            <text:p><text:a xlink:href="https://en.wikipedia.org/wiki/Vancouver,_Washington" xlink:type="simple">Vancouver</text:a></text:p>
          </table:table-cell>
          <table:table-cell office:value-type="float" office:value="5.24470501788646" calcext:value-type="float">
            <text:p>5.24470501788646</text:p>
          </table:table-cell>
          <table:table-cell office:value-type="float" office:value="-0.3284075332424" calcext:value-type="float">
            <text:p>-0.3284075332424</text:p>
          </table:table-cell>
          <table:table-cell table:number-columns-repeated="1013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7" office:value-type="string" calcext:value-type="string">
            <text:p><text:a xlink:href="https://en.wikipedia.org/wiki/Santa_Rosa,_California" xlink:type="simple">Santa Rosa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75269" calcext:value-type="float">
            <text:p>175,269</text:p>
          </table:table-cell>
          <table:table-cell table:formula="of:=LOG10([.D148])" office:value-type="float" office:value="5.24370510879495" calcext:value-type="float">
            <text:p>5.24370510879495</text:p>
          </table:table-cell>
          <table:table-cell table:style-name="ce18" office:value-type="float" office:value="147" calcext:value-type="float">
            <text:p>147</text:p>
          </table:table-cell>
          <table:table-cell table:formula="of:=[.F148]/311" office:value-type="float" office:value="0.472668810289389" calcext:value-type="float">
            <text:p>0.472668810289389</text:p>
          </table:table-cell>
          <table:table-cell table:formula="of:=LOG10([.G148])" office:value-type="float" office:value="-0.325443054278661" calcext:value-type="float">
            <text:p>-0.325443054278661</text:p>
          </table:table-cell>
          <table:table-cell table:style-name="ce7" office:value-type="string" calcext:value-type="string">
            <text:p><text:a xlink:href="https://en.wikipedia.org/wiki/Santa_Rosa,_California" xlink:type="simple">Santa Rosa</text:a></text:p>
          </table:table-cell>
          <table:table-cell office:value-type="float" office:value="5.24370510879495" calcext:value-type="float">
            <text:p>5.24370510879495</text:p>
          </table:table-cell>
          <table:table-cell office:value-type="float" office:value="-0.325443054278661" calcext:value-type="float">
            <text:p>-0.325443054278661</text:p>
          </table:table-cell>
          <table:table-cell table:number-columns-repeated="1013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7" office:value-type="string" calcext:value-type="string">
            <text:p><text:a xlink:href="https://en.wikipedia.org/wiki/Garden_Grove,_California" xlink:type="simple">Garden Grove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74226" calcext:value-type="float">
            <text:p>174,226</text:p>
          </table:table-cell>
          <table:table-cell table:formula="of:=LOG10([.D149])" office:value-type="float" office:value="5.24111296590673" calcext:value-type="float">
            <text:p>5.24111296590673</text:p>
          </table:table-cell>
          <table:table-cell table:style-name="ce18" office:value-type="float" office:value="148" calcext:value-type="float">
            <text:p>148</text:p>
          </table:table-cell>
          <table:table-cell table:formula="of:=[.F149]/311" office:value-type="float" office:value="0.47588424437299" calcext:value-type="float">
            <text:p>0.47588424437299</text:p>
          </table:table-cell>
          <table:table-cell table:formula="of:=LOG10([.G149])" office:value-type="float" office:value="-0.32249867363188" calcext:value-type="float">
            <text:p>-0.32249867363188</text:p>
          </table:table-cell>
          <table:table-cell table:style-name="ce7" office:value-type="string" calcext:value-type="string">
            <text:p><text:a xlink:href="https://en.wikipedia.org/wiki/Garden_Grove,_California" xlink:type="simple">Garden Grove</text:a></text:p>
          </table:table-cell>
          <table:table-cell office:value-type="float" office:value="5.24111296590673" calcext:value-type="float">
            <text:p>5.24111296590673</text:p>
          </table:table-cell>
          <table:table-cell office:value-type="float" office:value="-0.32249867363188" calcext:value-type="float">
            <text:p>-0.32249867363188</text:p>
          </table:table-cell>
          <table:table-cell table:number-columns-repeated="1013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7" office:value-type="string" calcext:value-type="string">
            <text:p><text:a xlink:href="https://en.wikipedia.org/wiki/Elk_Grove,_California" xlink:type="simple">Elk Grove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71844" calcext:value-type="float">
            <text:p>171,844</text:p>
          </table:table-cell>
          <table:table-cell table:formula="of:=LOG10([.D150])" office:value-type="float" office:value="5.23513437317745" calcext:value-type="float">
            <text:p>5.23513437317745</text:p>
          </table:table-cell>
          <table:table-cell table:style-name="ce18" office:value-type="float" office:value="149" calcext:value-type="float">
            <text:p>149</text:p>
          </table:table-cell>
          <table:table-cell table:formula="of:=[.F150]/311" office:value-type="float" office:value="0.479099678456592" calcext:value-type="float">
            <text:p>0.479099678456592</text:p>
          </table:table-cell>
          <table:table-cell table:formula="of:=LOG10([.G150])" office:value-type="float" office:value="-0.319574120614563" calcext:value-type="float">
            <text:p>-0.319574120614563</text:p>
          </table:table-cell>
          <table:table-cell table:style-name="ce7" office:value-type="string" calcext:value-type="string">
            <text:p><text:a xlink:href="https://en.wikipedia.org/wiki/Elk_Grove,_California" xlink:type="simple">Elk Grove</text:a></text:p>
          </table:table-cell>
          <table:table-cell office:value-type="float" office:value="5.23513437317745" calcext:value-type="float">
            <text:p>5.23513437317745</text:p>
          </table:table-cell>
          <table:table-cell office:value-type="float" office:value="-0.319574120614563" calcext:value-type="float">
            <text:p>-0.319574120614563</text:p>
          </table:table-cell>
          <table:table-cell table:number-columns-repeated="1013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7" office:value-type="string" calcext:value-type="string">
            <text:p><text:a xlink:href="https://en.wikipedia.org/wiki/Pembroke_Pines,_Florida" xlink:type="simple">Pembroke Pines</text:a></text:p>
          </table:table-cell>
          <table:table-cell table:style-name="ce15" office:value-type="string" calcext:value-type="string">
            <text:p>Florida</text:p>
          </table:table-cell>
          <table:table-cell table:style-name="ce17" office:value-type="float" office:value="170712" calcext:value-type="float">
            <text:p>170,712</text:p>
          </table:table-cell>
          <table:table-cell table:formula="of:=LOG10([.D151])" office:value-type="float" office:value="5.23226405040946" calcext:value-type="float">
            <text:p>5.23226405040946</text:p>
          </table:table-cell>
          <table:table-cell table:style-name="ce18" office:value-type="float" office:value="150" calcext:value-type="float">
            <text:p>150</text:p>
          </table:table-cell>
          <table:table-cell table:formula="of:=[.F151]/311" office:value-type="float" office:value="0.482315112540193" calcext:value-type="float">
            <text:p>0.482315112540193</text:p>
          </table:table-cell>
          <table:table-cell table:formula="of:=LOG10([.G151])" office:value-type="float" office:value="-0.316669129971156" calcext:value-type="float">
            <text:p>-0.316669129971156</text:p>
          </table:table-cell>
          <table:table-cell table:style-name="ce7" office:value-type="string" calcext:value-type="string">
            <text:p><text:a xlink:href="https://en.wikipedia.org/wiki/Pembroke_Pines,_Florida" xlink:type="simple">Pembroke Pines</text:a></text:p>
          </table:table-cell>
          <table:table-cell office:value-type="float" office:value="5.23226405040946" calcext:value-type="float">
            <text:p>5.23226405040946</text:p>
          </table:table-cell>
          <table:table-cell office:value-type="float" office:value="-0.316669129971156" calcext:value-type="float">
            <text:p>-0.316669129971156</text:p>
          </table:table-cell>
          <table:table-cell table:number-columns-repeated="1013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8" office:value-type="string" calcext:value-type="string">
            <text:p><text:a xlink:href="https://en.wikipedia.org/wiki/Salem,_Oregon" xlink:type="simple">Salem</text:a></text:p>
          </table:table-cell>
          <table:table-cell table:style-name="ce15" office:value-type="string" calcext:value-type="string">
            <text:p>Oregon</text:p>
          </table:table-cell>
          <table:table-cell table:style-name="ce17" office:value-type="float" office:value="169798" calcext:value-type="float">
            <text:p>169,798</text:p>
          </table:table-cell>
          <table:table-cell table:formula="of:=LOG10([.D152])" office:value-type="float" office:value="5.22993257051289" calcext:value-type="float">
            <text:p>5.22993257051289</text:p>
          </table:table-cell>
          <table:table-cell table:style-name="ce18" office:value-type="float" office:value="151" calcext:value-type="float">
            <text:p>151</text:p>
          </table:table-cell>
          <table:table-cell table:formula="of:=[.F152]/311" office:value-type="float" office:value="0.485530546623794" calcext:value-type="float">
            <text:p>0.485530546623794</text:p>
          </table:table-cell>
          <table:table-cell table:formula="of:=LOG10([.G152])" office:value-type="float" office:value="-0.313783441733668" calcext:value-type="float">
            <text:p>-0.313783441733668</text:p>
          </table:table-cell>
          <table:table-cell table:style-name="ce8" office:value-type="string" calcext:value-type="string">
            <text:p><text:a xlink:href="https://en.wikipedia.org/wiki/Salem,_Oregon" xlink:type="simple">Salem</text:a></text:p>
          </table:table-cell>
          <table:table-cell office:value-type="float" office:value="5.22993257051289" calcext:value-type="float">
            <text:p>5.22993257051289</text:p>
          </table:table-cell>
          <table:table-cell office:value-type="float" office:value="-0.313783441733668" calcext:value-type="float">
            <text:p>-0.313783441733668</text:p>
          </table:table-cell>
          <table:table-cell table:number-columns-repeated="1013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7" office:value-type="string" calcext:value-type="string">
            <text:p><text:a xlink:href="https://en.wikipedia.org/wiki/Eugene,_Oregon" xlink:type="simple">Eugene</text:a></text:p>
          </table:table-cell>
          <table:table-cell table:style-name="ce15" office:value-type="string" calcext:value-type="string">
            <text:p>Oregon</text:p>
          </table:table-cell>
          <table:table-cell table:style-name="ce17" office:value-type="float" office:value="168916" calcext:value-type="float">
            <text:p>168,916</text:p>
          </table:table-cell>
          <table:table-cell table:formula="of:=LOG10([.D153])" office:value-type="float" office:value="5.22767078860359" calcext:value-type="float">
            <text:p>5.22767078860359</text:p>
          </table:table-cell>
          <table:table-cell table:style-name="ce18" office:value-type="float" office:value="152" calcext:value-type="float">
            <text:p>152</text:p>
          </table:table-cell>
          <table:table-cell table:formula="of:=[.F153]/311" office:value-type="float" office:value="0.488745980707396" calcext:value-type="float">
            <text:p>0.488745980707396</text:p>
          </table:table-cell>
          <table:table-cell table:formula="of:=LOG10([.G153])" office:value-type="float" office:value="-0.310916801082065" calcext:value-type="float">
            <text:p>-0.310916801082065</text:p>
          </table:table-cell>
          <table:table-cell table:style-name="ce7" office:value-type="string" calcext:value-type="string">
            <text:p><text:a xlink:href="https://en.wikipedia.org/wiki/Eugene,_Oregon" xlink:type="simple">Eugene</text:a></text:p>
          </table:table-cell>
          <table:table-cell office:value-type="float" office:value="5.22767078860359" calcext:value-type="float">
            <text:p>5.22767078860359</text:p>
          </table:table-cell>
          <table:table-cell office:value-type="float" office:value="-0.310916801082065" calcext:value-type="float">
            <text:p>-0.310916801082065</text:p>
          </table:table-cell>
          <table:table-cell table:number-columns-repeated="1013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7" office:value-type="string" calcext:value-type="string">
            <text:p><text:a xlink:href="https://en.wikipedia.org/wiki/Peoria,_Arizona" xlink:type="simple">Peoria</text:a></text:p>
          </table:table-cell>
          <table:table-cell table:style-name="ce15" office:value-type="string" calcext:value-type="string">
            <text:p>Arizona</text:p>
          </table:table-cell>
          <table:table-cell table:style-name="ce17" office:value-type="float" office:value="168181" calcext:value-type="float">
            <text:p>168,181</text:p>
          </table:table-cell>
          <table:table-cell table:formula="of:=LOG10([.D154])" office:value-type="float" office:value="5.22577693045568" calcext:value-type="float">
            <text:p>5.22577693045568</text:p>
          </table:table-cell>
          <table:table-cell table:style-name="ce18" office:value-type="float" office:value="153" calcext:value-type="float">
            <text:p>153</text:p>
          </table:table-cell>
          <table:table-cell table:formula="of:=[.F154]/311" office:value-type="float" office:value="0.491961414790997" calcext:value-type="float">
            <text:p>0.491961414790997</text:p>
          </table:table-cell>
          <table:table-cell table:formula="of:=LOG10([.G154])" office:value-type="float" office:value="-0.308068958209239" calcext:value-type="float">
            <text:p>-0.308068958209239</text:p>
          </table:table-cell>
          <table:table-cell table:style-name="ce7" office:value-type="string" calcext:value-type="string">
            <text:p><text:a xlink:href="https://en.wikipedia.org/wiki/Peoria,_Arizona" xlink:type="simple">Peoria</text:a></text:p>
          </table:table-cell>
          <table:table-cell office:value-type="float" office:value="5.22577693045568" calcext:value-type="float">
            <text:p>5.22577693045568</text:p>
          </table:table-cell>
          <table:table-cell office:value-type="float" office:value="-0.308068958209239" calcext:value-type="float">
            <text:p>-0.308068958209239</text:p>
          </table:table-cell>
          <table:table-cell table:number-columns-repeated="1013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7" office:value-type="string" calcext:value-type="string">
            <text:p><text:a xlink:href="https://en.wikipedia.org/wiki/Corona,_California" xlink:type="simple">Corona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67836" calcext:value-type="float">
            <text:p>167,836</text:p>
          </table:table-cell>
          <table:table-cell table:formula="of:=LOG10([.D155])" office:value-type="float" office:value="5.224885120524" calcext:value-type="float">
            <text:p>5.224885120524</text:p>
          </table:table-cell>
          <table:table-cell table:style-name="ce18" office:value-type="float" office:value="154" calcext:value-type="float">
            <text:p>154</text:p>
          </table:table-cell>
          <table:table-cell table:formula="of:=[.F155]/311" office:value-type="float" office:value="0.495176848874598" calcext:value-type="float">
            <text:p>0.495176848874598</text:p>
          </table:table-cell>
          <table:table-cell table:formula="of:=LOG10([.G155])" office:value-type="float" office:value="-0.305239668190374" calcext:value-type="float">
            <text:p>-0.305239668190374</text:p>
          </table:table-cell>
          <table:table-cell table:style-name="ce7" office:value-type="string" calcext:value-type="string">
            <text:p><text:a xlink:href="https://en.wikipedia.org/wiki/Corona,_California" xlink:type="simple">Corona</text:a></text:p>
          </table:table-cell>
          <table:table-cell office:value-type="float" office:value="5.224885120524" calcext:value-type="float">
            <text:p>5.224885120524</text:p>
          </table:table-cell>
          <table:table-cell office:value-type="float" office:value="-0.305239668190374" calcext:value-type="float">
            <text:p>-0.305239668190374</text:p>
          </table:table-cell>
          <table:table-cell table:number-columns-repeated="1013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7" office:value-type="string" calcext:value-type="string">
            <text:p><text:a xlink:href="https://en.wikipedia.org/wiki/Springfield,_Missouri" xlink:type="simple">Springfield</text:a></text:p>
          </table:table-cell>
          <table:table-cell table:style-name="ce15" office:value-type="string" calcext:value-type="string">
            <text:p>Missouri</text:p>
          </table:table-cell>
          <table:table-cell table:style-name="ce17" office:value-type="float" office:value="167376" calcext:value-type="float">
            <text:p>167,376</text:p>
          </table:table-cell>
          <table:table-cell table:formula="of:=LOG10([.D156])" office:value-type="float" office:value="5.22369318475156" calcext:value-type="float">
            <text:p>5.22369318475156</text:p>
          </table:table-cell>
          <table:table-cell table:style-name="ce18" office:value-type="float" office:value="155" calcext:value-type="float">
            <text:p>155</text:p>
          </table:table-cell>
          <table:table-cell table:formula="of:=[.F156]/311" office:value-type="float" office:value="0.498392282958199" calcext:value-type="float">
            <text:p>0.498392282958199</text:p>
          </table:table-cell>
          <table:table-cell table:formula="of:=LOG10([.G156])" office:value-type="float" office:value="-0.302428690856546" calcext:value-type="float">
            <text:p>-0.302428690856546</text:p>
          </table:table-cell>
          <table:table-cell table:style-name="ce7" office:value-type="string" calcext:value-type="string">
            <text:p><text:a xlink:href="https://en.wikipedia.org/wiki/Springfield,_Missouri" xlink:type="simple">Springfield</text:a></text:p>
          </table:table-cell>
          <table:table-cell office:value-type="float" office:value="5.22369318475156" calcext:value-type="float">
            <text:p>5.22369318475156</text:p>
          </table:table-cell>
          <table:table-cell office:value-type="float" office:value="-0.302428690856546" calcext:value-type="float">
            <text:p>-0.302428690856546</text:p>
          </table:table-cell>
          <table:table-cell table:number-columns-repeated="1013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6" office:value-type="string" calcext:value-type="string">
            <text:p><text:a xlink:href="https://en.wikipedia.org/wiki/Jackson,_Mississippi" xlink:type="simple">Jackson</text:a></text:p>
          </table:table-cell>
          <table:table-cell table:style-name="ce14" office:value-type="string" calcext:value-type="string">
            <text:p><text:a xlink:href="https://en.wikipedia.org/wiki/Mississippi" xlink:type="simple">Mississippi</text:a></text:p>
          </table:table-cell>
          <table:table-cell table:style-name="ce17" office:value-type="float" office:value="166965" calcext:value-type="float">
            <text:p>166,965</text:p>
          </table:table-cell>
          <table:table-cell table:formula="of:=LOG10([.D157])" office:value-type="float" office:value="5.22262544180665" calcext:value-type="float">
            <text:p>5.22262544180665</text:p>
          </table:table-cell>
          <table:table-cell table:style-name="ce18" office:value-type="float" office:value="156" calcext:value-type="float">
            <text:p>156</text:p>
          </table:table-cell>
          <table:table-cell table:formula="of:=[.F157]/311" office:value-type="float" office:value="0.501607717041801" calcext:value-type="float">
            <text:p>0.501607717041801</text:p>
          </table:table-cell>
          <table:table-cell table:formula="of:=LOG10([.G157])" office:value-type="float" office:value="-0.299635790672376" calcext:value-type="float">
            <text:p>-0.299635790672376</text:p>
          </table:table-cell>
          <table:table-cell table:style-name="ce6" office:value-type="string" calcext:value-type="string">
            <text:p><text:a xlink:href="https://en.wikipedia.org/wiki/Jackson,_Mississippi" xlink:type="simple">Jackson</text:a></text:p>
          </table:table-cell>
          <table:table-cell office:value-type="float" office:value="5.22262544180665" calcext:value-type="float">
            <text:p>5.22262544180665</text:p>
          </table:table-cell>
          <table:table-cell office:value-type="float" office:value="-0.299635790672376" calcext:value-type="float">
            <text:p>-0.299635790672376</text:p>
          </table:table-cell>
          <table:table-cell table:number-columns-repeated="1013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9" office:value-type="string" calcext:value-type="string">
            <text:p>Cary[25]</text:p>
          </table:table-cell>
          <table:table-cell table:style-name="ce15" office:value-type="string" calcext:value-type="string">
            <text:p>North Carolina</text:p>
          </table:table-cell>
          <table:table-cell table:style-name="ce17" office:value-type="float" office:value="165904" calcext:value-type="float">
            <text:p>165,904</text:p>
          </table:table-cell>
          <table:table-cell table:formula="of:=LOG10([.D158])" office:value-type="float" office:value="5.21985685713338" calcext:value-type="float">
            <text:p>5.21985685713338</text:p>
          </table:table-cell>
          <table:table-cell table:style-name="ce18" office:value-type="float" office:value="157" calcext:value-type="float">
            <text:p>157</text:p>
          </table:table-cell>
          <table:table-cell table:formula="of:=[.F158]/311" office:value-type="float" office:value="0.504823151125402" calcext:value-type="float">
            <text:p>0.504823151125402</text:p>
          </table:table-cell>
          <table:table-cell table:formula="of:=LOG10([.G158])" office:value-type="float" office:value="-0.296860736617604" calcext:value-type="float">
            <text:p>-0.296860736617604</text:p>
          </table:table-cell>
          <table:table-cell table:style-name="ce9" office:value-type="string" calcext:value-type="string">
            <text:p>Cary[25]</text:p>
          </table:table-cell>
          <table:table-cell office:value-type="float" office:value="5.21985685713338" calcext:value-type="float">
            <text:p>5.21985685713338</text:p>
          </table:table-cell>
          <table:table-cell office:value-type="float" office:value="-0.296860736617604" calcext:value-type="float">
            <text:p>-0.296860736617604</text:p>
          </table:table-cell>
          <table:table-cell table:number-columns-repeated="1013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7" office:value-type="string" calcext:value-type="string">
            <text:p><text:a xlink:href="https://en.wikipedia.org/wiki/Fort_Collins,_Colorado" xlink:type="simple">Fort Collins</text:a></text:p>
          </table:table-cell>
          <table:table-cell table:style-name="ce15" office:value-type="string" calcext:value-type="string">
            <text:p>Colorado</text:p>
          </table:table-cell>
          <table:table-cell table:style-name="ce17" office:value-type="float" office:value="165080" calcext:value-type="float">
            <text:p>165,080</text:p>
          </table:table-cell>
          <table:table-cell table:formula="of:=LOG10([.D159])" office:value-type="float" office:value="5.21769446020538" calcext:value-type="float">
            <text:p>5.21769446020538</text:p>
          </table:table-cell>
          <table:table-cell table:style-name="ce18" office:value-type="float" office:value="158" calcext:value-type="float">
            <text:p>158</text:p>
          </table:table-cell>
          <table:table-cell table:formula="of:=[.F159]/311" office:value-type="float" office:value="0.508038585209003" calcext:value-type="float">
            <text:p>0.508038585209003</text:p>
          </table:table-cell>
          <table:table-cell table:formula="of:=LOG10([.G159])" office:value-type="float" office:value="-0.294103302072415" calcext:value-type="float">
            <text:p>-0.294103302072415</text:p>
          </table:table-cell>
          <table:table-cell table:style-name="ce7" office:value-type="string" calcext:value-type="string">
            <text:p><text:a xlink:href="https://en.wikipedia.org/wiki/Fort_Collins,_Colorado" xlink:type="simple">Fort Collins</text:a></text:p>
          </table:table-cell>
          <table:table-cell office:value-type="float" office:value="5.21769446020538" calcext:value-type="float">
            <text:p>5.21769446020538</text:p>
          </table:table-cell>
          <table:table-cell office:value-type="float" office:value="-0.294103302072415" calcext:value-type="float">
            <text:p>-0.294103302072415</text:p>
          </table:table-cell>
          <table:table-cell table:number-columns-repeated="1013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7" office:value-type="string" calcext:value-type="string">
            <text:p><text:a xlink:href="https://en.wikipedia.org/wiki/Hayward,_California" xlink:type="simple">Hayward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60500" calcext:value-type="float">
            <text:p>160,500</text:p>
          </table:table-cell>
          <table:table-cell table:formula="of:=LOG10([.D160])" office:value-type="float" office:value="5.20547503674089" calcext:value-type="float">
            <text:p>5.20547503674089</text:p>
          </table:table-cell>
          <table:table-cell table:style-name="ce18" office:value-type="float" office:value="159" calcext:value-type="float">
            <text:p>159</text:p>
          </table:table-cell>
          <table:table-cell table:formula="of:=[.F160]/311" office:value-type="float" office:value="0.511254019292605" calcext:value-type="float">
            <text:p>0.511254019292605</text:p>
          </table:table-cell>
          <table:table-cell table:formula="of:=LOG10([.G160])" office:value-type="float" office:value="-0.291363264706386" calcext:value-type="float">
            <text:p>-0.291363264706386</text:p>
          </table:table-cell>
          <table:table-cell table:style-name="ce7" office:value-type="string" calcext:value-type="string">
            <text:p><text:a xlink:href="https://en.wikipedia.org/wiki/Hayward,_California" xlink:type="simple">Hayward</text:a></text:p>
          </table:table-cell>
          <table:table-cell office:value-type="float" office:value="5.20547503674089" calcext:value-type="float">
            <text:p>5.20547503674089</text:p>
          </table:table-cell>
          <table:table-cell office:value-type="float" office:value="-0.291363264706386" calcext:value-type="float">
            <text:p>-0.291363264706386</text:p>
          </table:table-cell>
          <table:table-cell table:number-columns-repeated="1013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7" office:value-type="string" calcext:value-type="string">
            <text:p><text:a xlink:href="https://en.wikipedia.org/wiki/Lancaster,_California" xlink:type="simple">Lancaster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60316" calcext:value-type="float">
            <text:p>160,316</text:p>
          </table:table-cell>
          <table:table-cell table:formula="of:=LOG10([.D161])" office:value-type="float" office:value="5.20497686836131" calcext:value-type="float">
            <text:p>5.20497686836131</text:p>
          </table:table-cell>
          <table:table-cell table:style-name="ce18" office:value-type="float" office:value="160" calcext:value-type="float">
            <text:p>160</text:p>
          </table:table-cell>
          <table:table-cell table:formula="of:=[.F161]/311" office:value-type="float" office:value="0.514469453376206" calcext:value-type="float">
            <text:p>0.514469453376206</text:p>
          </table:table-cell>
          <table:table-cell table:formula="of:=LOG10([.G161])" office:value-type="float" office:value="-0.288640406370913" calcext:value-type="float">
            <text:p>-0.288640406370913</text:p>
          </table:table-cell>
          <table:table-cell table:style-name="ce7" office:value-type="string" calcext:value-type="string">
            <text:p><text:a xlink:href="https://en.wikipedia.org/wiki/Lancaster,_California" xlink:type="simple">Lancaster</text:a></text:p>
          </table:table-cell>
          <table:table-cell office:value-type="float" office:value="5.20497686836131" calcext:value-type="float">
            <text:p>5.20497686836131</text:p>
          </table:table-cell>
          <table:table-cell office:value-type="float" office:value="-0.288640406370913" calcext:value-type="float">
            <text:p>-0.288640406370913</text:p>
          </table:table-cell>
          <table:table-cell table:number-columns-repeated="1013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9" office:value-type="string" calcext:value-type="string">
            <text:p>Alexandria[16]</text:p>
          </table:table-cell>
          <table:table-cell table:style-name="ce15" office:value-type="string" calcext:value-type="string">
            <text:p>Virginia</text:p>
          </table:table-cell>
          <table:table-cell table:style-name="ce17" office:value-type="float" office:value="160035" calcext:value-type="float">
            <text:p>160,035</text:p>
          </table:table-cell>
          <table:table-cell table:formula="of:=LOG10([.D162])" office:value-type="float" office:value="5.20421497418452" calcext:value-type="float">
            <text:p>5.20421497418452</text:p>
          </table:table-cell>
          <table:table-cell table:style-name="ce18" office:value-type="float" office:value="161" calcext:value-type="float">
            <text:p>161</text:p>
          </table:table-cell>
          <table:table-cell table:formula="of:=[.F162]/311" office:value-type="float" office:value="0.517684887459807" calcext:value-type="float">
            <text:p>0.517684887459807</text:p>
          </table:table-cell>
          <table:table-cell table:formula="of:=LOG10([.G162])" office:value-type="float" office:value="-0.285934512994988" calcext:value-type="float">
            <text:p>-0.285934512994988</text:p>
          </table:table-cell>
          <table:table-cell table:style-name="ce9" office:value-type="string" calcext:value-type="string">
            <text:p>Alexandria[16]</text:p>
          </table:table-cell>
          <table:table-cell office:value-type="float" office:value="5.20421497418452" calcext:value-type="float">
            <text:p>5.20421497418452</text:p>
          </table:table-cell>
          <table:table-cell office:value-type="float" office:value="-0.285934512994988" calcext:value-type="float">
            <text:p>-0.285934512994988</text:p>
          </table:table-cell>
          <table:table-cell table:number-columns-repeated="1013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7" office:value-type="string" calcext:value-type="string">
            <text:p><text:a xlink:href="https://en.wikipedia.org/wiki/Salinas,_California" xlink:type="simple">Salinas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57596" calcext:value-type="float">
            <text:p>157,596</text:p>
          </table:table-cell>
          <table:table-cell table:formula="of:=LOG10([.D163])" office:value-type="float" office:value="5.19754519031107" calcext:value-type="float">
            <text:p>5.19754519031107</text:p>
          </table:table-cell>
          <table:table-cell table:style-name="ce18" office:value-type="float" office:value="162" calcext:value-type="float">
            <text:p>162</text:p>
          </table:table-cell>
          <table:table-cell table:formula="of:=[.F163]/311" office:value-type="float" office:value="0.520900321543408" calcext:value-type="float">
            <text:p>0.520900321543408</text:p>
          </table:table-cell>
          <table:table-cell table:formula="of:=LOG10([.G163])" office:value-type="float" office:value="-0.283245374484207" calcext:value-type="float">
            <text:p>-0.283245374484207</text:p>
          </table:table-cell>
          <table:table-cell table:style-name="ce7" office:value-type="string" calcext:value-type="string">
            <text:p><text:a xlink:href="https://en.wikipedia.org/wiki/Salinas,_California" xlink:type="simple">Salinas</text:a></text:p>
          </table:table-cell>
          <table:table-cell office:value-type="float" office:value="5.19754519031107" calcext:value-type="float">
            <text:p>5.19754519031107</text:p>
          </table:table-cell>
          <table:table-cell office:value-type="float" office:value="-0.283245374484207" calcext:value-type="float">
            <text:p>-0.283245374484207</text:p>
          </table:table-cell>
          <table:table-cell table:number-columns-repeated="1013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7" office:value-type="string" calcext:value-type="string">
            <text:p><text:a xlink:href="https://en.wikipedia.org/wiki/Palmdale,_California" xlink:type="simple">Palmdale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57519" calcext:value-type="float">
            <text:p>157,519</text:p>
          </table:table-cell>
          <table:table-cell table:formula="of:=LOG10([.D164])" office:value-type="float" office:value="5.19733294604613" calcext:value-type="float">
            <text:p>5.19733294604613</text:p>
          </table:table-cell>
          <table:table-cell table:style-name="ce18" office:value-type="float" office:value="163" calcext:value-type="float">
            <text:p>163</text:p>
          </table:table-cell>
          <table:table-cell table:formula="of:=[.F164]/311" office:value-type="float" office:value="0.52411575562701" calcext:value-type="float">
            <text:p>0.52411575562701</text:p>
          </table:table-cell>
          <table:table-cell table:formula="of:=LOG10([.G164])" office:value-type="float" office:value="-0.28057278462288" calcext:value-type="float">
            <text:p>-0.28057278462288</text:p>
          </table:table-cell>
          <table:table-cell table:style-name="ce7" office:value-type="string" calcext:value-type="string">
            <text:p><text:a xlink:href="https://en.wikipedia.org/wiki/Palmdale,_California" xlink:type="simple">Palmdale</text:a></text:p>
          </table:table-cell>
          <table:table-cell office:value-type="float" office:value="5.19733294604613" calcext:value-type="float">
            <text:p>5.19733294604613</text:p>
          </table:table-cell>
          <table:table-cell office:value-type="float" office:value="-0.28057278462288" calcext:value-type="float">
            <text:p>-0.28057278462288</text:p>
          </table:table-cell>
          <table:table-cell table:number-columns-repeated="1013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7" office:value-type="string" calcext:value-type="string">
            <text:p><text:a xlink:href="https://en.wikipedia.org/wiki/Lakewood,_Colorado" xlink:type="simple">Lakewood</text:a></text:p>
          </table:table-cell>
          <table:table-cell table:style-name="ce15" office:value-type="string" calcext:value-type="string">
            <text:p>Colorado</text:p>
          </table:table-cell>
          <table:table-cell table:style-name="ce17" office:value-type="float" office:value="154958" calcext:value-type="float">
            <text:p>154,958</text:p>
          </table:table-cell>
          <table:table-cell table:formula="of:=LOG10([.D165])" office:value-type="float" office:value="5.1902140024286" calcext:value-type="float">
            <text:p>5.1902140024286</text:p>
          </table:table-cell>
          <table:table-cell table:style-name="ce18" office:value-type="float" office:value="164" calcext:value-type="float">
            <text:p>164</text:p>
          </table:table-cell>
          <table:table-cell table:formula="of:=[.F165]/311" office:value-type="float" office:value="0.527331189710611" calcext:value-type="float">
            <text:p>0.527331189710611</text:p>
          </table:table-cell>
          <table:table-cell table:formula="of:=LOG10([.G165])" office:value-type="float" office:value="-0.27791654097914" calcext:value-type="float">
            <text:p>-0.27791654097914</text:p>
          </table:table-cell>
          <table:table-cell table:style-name="ce7" office:value-type="string" calcext:value-type="string">
            <text:p><text:a xlink:href="https://en.wikipedia.org/wiki/Lakewood,_Colorado" xlink:type="simple">Lakewood</text:a></text:p>
          </table:table-cell>
          <table:table-cell office:value-type="float" office:value="5.1902140024286" calcext:value-type="float">
            <text:p>5.1902140024286</text:p>
          </table:table-cell>
          <table:table-cell office:value-type="float" office:value="-0.27791654097914" calcext:value-type="float">
            <text:p>-0.27791654097914</text:p>
          </table:table-cell>
          <table:table-cell table:number-columns-repeated="1013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7" office:value-type="string" calcext:value-type="string">
            <text:p><text:a xlink:href="https://en.wikipedia.org/wiki/Springfield,_Massachusetts" xlink:type="simple">Springfield</text:a></text:p>
          </table:table-cell>
          <table:table-cell table:style-name="ce15" office:value-type="string" calcext:value-type="string">
            <text:p>Massachusetts</text:p>
          </table:table-cell>
          <table:table-cell table:style-name="ce17" office:value-type="float" office:value="154758" calcext:value-type="float">
            <text:p>154,758</text:p>
          </table:table-cell>
          <table:table-cell table:formula="of:=LOG10([.D166])" office:value-type="float" office:value="5.18965310852287" calcext:value-type="float">
            <text:p>5.18965310852287</text:p>
          </table:table-cell>
          <table:table-cell table:style-name="ce18" office:value-type="float" office:value="165" calcext:value-type="float">
            <text:p>165</text:p>
          </table:table-cell>
          <table:table-cell table:formula="of:=[.F166]/311" office:value-type="float" office:value="0.530546623794212" calcext:value-type="float">
            <text:p>0.530546623794212</text:p>
          </table:table-cell>
          <table:table-cell table:formula="of:=LOG10([.G166])" office:value-type="float" office:value="-0.275276444812931" calcext:value-type="float">
            <text:p>-0.275276444812931</text:p>
          </table:table-cell>
          <table:table-cell table:style-name="ce7" office:value-type="string" calcext:value-type="string">
            <text:p><text:a xlink:href="https://en.wikipedia.org/wiki/Springfield,_Massachusetts" xlink:type="simple">Springfield</text:a></text:p>
          </table:table-cell>
          <table:table-cell office:value-type="float" office:value="5.18965310852287" calcext:value-type="float">
            <text:p>5.18965310852287</text:p>
          </table:table-cell>
          <table:table-cell office:value-type="float" office:value="-0.275276444812931" calcext:value-type="float">
            <text:p>-0.275276444812931</text:p>
          </table:table-cell>
          <table:table-cell table:number-columns-repeated="1013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7" office:value-type="string" calcext:value-type="string">
            <text:p><text:a xlink:href="https://en.wikipedia.org/wiki/Sunnyvale,_California" xlink:type="simple">Sunnyvale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53656" calcext:value-type="float">
            <text:p>153,656</text:p>
          </table:table-cell>
          <table:table-cell table:formula="of:=LOG10([.D167])" office:value-type="float" office:value="5.18654952336894" calcext:value-type="float">
            <text:p>5.18654952336894</text:p>
          </table:table-cell>
          <table:table-cell table:style-name="ce18" office:value-type="float" office:value="166" calcext:value-type="float">
            <text:p>166</text:p>
          </table:table-cell>
          <table:table-cell table:formula="of:=[.F167]/311" office:value-type="float" office:value="0.533762057877814" calcext:value-type="float">
            <text:p>0.533762057877814</text:p>
          </table:table-cell>
          <table:table-cell table:formula="of:=LOG10([.G167])" office:value-type="float" office:value="-0.272652300986782" calcext:value-type="float">
            <text:p>-0.272652300986782</text:p>
          </table:table-cell>
          <table:table-cell table:style-name="ce7" office:value-type="string" calcext:value-type="string">
            <text:p><text:a xlink:href="https://en.wikipedia.org/wiki/Sunnyvale,_California" xlink:type="simple">Sunnyvale</text:a></text:p>
          </table:table-cell>
          <table:table-cell office:value-type="float" office:value="5.18654952336894" calcext:value-type="float">
            <text:p>5.18654952336894</text:p>
          </table:table-cell>
          <table:table-cell office:value-type="float" office:value="-0.272652300986782" calcext:value-type="float">
            <text:p>-0.272652300986782</text:p>
          </table:table-cell>
          <table:table-cell table:number-columns-repeated="1013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7" office:value-type="string" calcext:value-type="string">
            <text:p><text:a xlink:href="https://en.wikipedia.org/wiki/Hollywood,_Florida" xlink:type="simple">Hollywood</text:a></text:p>
          </table:table-cell>
          <table:table-cell table:style-name="ce15" office:value-type="string" calcext:value-type="string">
            <text:p>Florida</text:p>
          </table:table-cell>
          <table:table-cell table:style-name="ce17" office:value-type="float" office:value="153627" calcext:value-type="float">
            <text:p>153,627</text:p>
          </table:table-cell>
          <table:table-cell table:formula="of:=LOG10([.D168])" office:value-type="float" office:value="5.18646754981353" calcext:value-type="float">
            <text:p>5.18646754981353</text:p>
          </table:table-cell>
          <table:table-cell table:style-name="ce18" office:value-type="float" office:value="167" calcext:value-type="float">
            <text:p>167</text:p>
          </table:table-cell>
          <table:table-cell table:formula="of:=[.F168]/311" office:value-type="float" office:value="0.536977491961415" calcext:value-type="float">
            <text:p>0.536977491961415</text:p>
          </table:table-cell>
          <table:table-cell table:formula="of:=LOG10([.G168])" office:value-type="float" office:value="-0.270043917879254" calcext:value-type="float">
            <text:p>-0.270043917879254</text:p>
          </table:table-cell>
          <table:table-cell table:style-name="ce7" office:value-type="string" calcext:value-type="string">
            <text:p><text:a xlink:href="https://en.wikipedia.org/wiki/Hollywood,_Florida" xlink:type="simple">Hollywood</text:a></text:p>
          </table:table-cell>
          <table:table-cell office:value-type="float" office:value="5.18646754981353" calcext:value-type="float">
            <text:p>5.18646754981353</text:p>
          </table:table-cell>
          <table:table-cell office:value-type="float" office:value="-0.270043917879254" calcext:value-type="float">
            <text:p>-0.270043917879254</text:p>
          </table:table-cell>
          <table:table-cell table:number-columns-repeated="1013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7" office:value-type="string" calcext:value-type="string">
            <text:p><text:a xlink:href="https://en.wikipedia.org/wiki/Pasadena,_Texas" xlink:type="simple">Pasadena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153520" calcext:value-type="float">
            <text:p>153,520</text:p>
          </table:table-cell>
          <table:table-cell table:formula="of:=LOG10([.D169])" office:value-type="float" office:value="5.18616496172742" calcext:value-type="float">
            <text:p>5.18616496172742</text:p>
          </table:table-cell>
          <table:table-cell table:style-name="ce18" office:value-type="float" office:value="168" calcext:value-type="float">
            <text:p>168</text:p>
          </table:table-cell>
          <table:table-cell table:formula="of:=[.F169]/311" office:value-type="float" office:value="0.540192926045016" calcext:value-type="float">
            <text:p>0.540192926045016</text:p>
          </table:table-cell>
          <table:table-cell table:formula="of:=LOG10([.G169])" office:value-type="float" office:value="-0.267451107300975" calcext:value-type="float">
            <text:p>-0.267451107300975</text:p>
          </table:table-cell>
          <table:table-cell table:style-name="ce7" office:value-type="string" calcext:value-type="string">
            <text:p><text:a xlink:href="https://en.wikipedia.org/wiki/Pasadena,_Texas" xlink:type="simple">Pasadena</text:a></text:p>
          </table:table-cell>
          <table:table-cell office:value-type="float" office:value="5.18616496172742" calcext:value-type="float">
            <text:p>5.18616496172742</text:p>
          </table:table-cell>
          <table:table-cell office:value-type="float" office:value="-0.267451107300975" calcext:value-type="float">
            <text:p>-0.267451107300975</text:p>
          </table:table-cell>
          <table:table-cell table:number-columns-repeated="1013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7" office:value-type="string" calcext:value-type="string">
            <text:p><text:a xlink:href="https://en.wikipedia.org/wiki/Clarksville,_Tennessee" xlink:type="simple">Clarksville</text:a></text:p>
          </table:table-cell>
          <table:table-cell table:style-name="ce15" office:value-type="string" calcext:value-type="string">
            <text:p>Tennessee</text:p>
          </table:table-cell>
          <table:table-cell table:style-name="ce17" office:value-type="float" office:value="153205" calcext:value-type="float">
            <text:p>153,205</text:p>
          </table:table-cell>
          <table:table-cell table:formula="of:=LOG10([.D170])" office:value-type="float" office:value="5.18527293916718" calcext:value-type="float">
            <text:p>5.18527293916718</text:p>
          </table:table-cell>
          <table:table-cell table:style-name="ce18" office:value-type="float" office:value="169" calcext:value-type="float">
            <text:p>169</text:p>
          </table:table-cell>
          <table:table-cell table:formula="of:=[.F170]/311" office:value-type="float" office:value="0.543408360128617" calcext:value-type="float">
            <text:p>0.543408360128617</text:p>
          </table:table-cell>
          <table:table-cell table:formula="of:=LOG10([.G170])" office:value-type="float" office:value="-0.264873684413164" calcext:value-type="float">
            <text:p>-0.264873684413164</text:p>
          </table:table-cell>
          <table:table-cell table:style-name="ce7" office:value-type="string" calcext:value-type="string">
            <text:p><text:a xlink:href="https://en.wikipedia.org/wiki/Clarksville,_Tennessee" xlink:type="simple">Clarksville</text:a></text:p>
          </table:table-cell>
          <table:table-cell office:value-type="float" office:value="5.18527293916718" calcext:value-type="float">
            <text:p>5.18527293916718</text:p>
          </table:table-cell>
          <table:table-cell office:value-type="float" office:value="-0.264873684413164" calcext:value-type="float">
            <text:p>-0.264873684413164</text:p>
          </table:table-cell>
          <table:table-cell table:number-columns-repeated="1013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7" office:value-type="string" calcext:value-type="string">
            <text:p><text:a xlink:href="https://en.wikipedia.org/wiki/Pomona,_California" xlink:type="simple">Pomona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52939" calcext:value-type="float">
            <text:p>152,939</text:p>
          </table:table-cell>
          <table:table-cell table:formula="of:=LOG10([.D171])" office:value-type="float" office:value="5.18451824620402" calcext:value-type="float">
            <text:p>5.18451824620402</text:p>
          </table:table-cell>
          <table:table-cell table:style-name="ce18" office:value-type="float" office:value="170" calcext:value-type="float">
            <text:p>170</text:p>
          </table:table-cell>
          <table:table-cell table:formula="of:=[.F171]/311" office:value-type="float" office:value="0.546623794212219" calcext:value-type="float">
            <text:p>0.546623794212219</text:p>
          </table:table-cell>
          <table:table-cell table:formula="of:=LOG10([.G171])" office:value-type="float" office:value="-0.262311467648564" calcext:value-type="float">
            <text:p>-0.262311467648564</text:p>
          </table:table-cell>
          <table:table-cell table:style-name="ce7" office:value-type="string" calcext:value-type="string">
            <text:p><text:a xlink:href="https://en.wikipedia.org/wiki/Pomona,_California" xlink:type="simple">Pomona</text:a></text:p>
          </table:table-cell>
          <table:table-cell office:value-type="float" office:value="5.18451824620402" calcext:value-type="float">
            <text:p>5.18451824620402</text:p>
          </table:table-cell>
          <table:table-cell office:value-type="float" office:value="-0.262311467648564" calcext:value-type="float">
            <text:p>-0.262311467648564</text:p>
          </table:table-cell>
          <table:table-cell table:number-columns-repeated="1013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9" office:value-type="string" calcext:value-type="string">
            <text:p>Kansas City[26]</text:p>
          </table:table-cell>
          <table:table-cell table:style-name="ce15" office:value-type="string" calcext:value-type="string">
            <text:p>Kansas</text:p>
          </table:table-cell>
          <table:table-cell table:style-name="ce17" office:value-type="float" office:value="152938" calcext:value-type="float">
            <text:p>152,938</text:p>
          </table:table-cell>
          <table:table-cell table:formula="of:=LOG10([.D172])" office:value-type="float" office:value="5.18451540653656" calcext:value-type="float">
            <text:p>5.18451540653656</text:p>
          </table:table-cell>
          <table:table-cell table:style-name="ce18" office:value-type="float" office:value="171" calcext:value-type="float">
            <text:p>171</text:p>
          </table:table-cell>
          <table:table-cell table:formula="of:=[.F172]/311" office:value-type="float" office:value="0.54983922829582" calcext:value-type="float">
            <text:p>0.54983922829582</text:p>
          </table:table-cell>
          <table:table-cell table:formula="of:=LOG10([.G172])" office:value-type="float" office:value="-0.259764278634684" calcext:value-type="float">
            <text:p>-0.259764278634684</text:p>
          </table:table-cell>
          <table:table-cell table:style-name="ce9" office:value-type="string" calcext:value-type="string">
            <text:p>Kansas City[26]</text:p>
          </table:table-cell>
          <table:table-cell office:value-type="float" office:value="5.18451540653656" calcext:value-type="float">
            <text:p>5.18451540653656</text:p>
          </table:table-cell>
          <table:table-cell office:value-type="float" office:value="-0.259764278634684" calcext:value-type="float">
            <text:p>-0.259764278634684</text:p>
          </table:table-cell>
          <table:table-cell table:number-columns-repeated="1013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9" office:value-type="string" calcext:value-type="string">
            <text:p>Macon[27]</text:p>
          </table:table-cell>
          <table:table-cell table:style-name="ce15" office:value-type="string" calcext:value-type="string">
            <text:p>Georgia</text:p>
          </table:table-cell>
          <table:table-cell table:style-name="ce17" office:value-type="float" office:value="152663" calcext:value-type="float">
            <text:p>152,663</text:p>
          </table:table-cell>
          <table:table-cell table:formula="of:=LOG10([.D173])" office:value-type="float" office:value="5.18373379250545" calcext:value-type="float">
            <text:p>5.18373379250545</text:p>
          </table:table-cell>
          <table:table-cell table:style-name="ce18" office:value-type="float" office:value="172" calcext:value-type="float">
            <text:p>172</text:p>
          </table:table-cell>
          <table:table-cell table:formula="of:=[.F173]/311" office:value-type="float" office:value="0.553054662379421" calcext:value-type="float">
            <text:p>0.553054662379421</text:p>
          </table:table-cell>
          <table:table-cell table:formula="of:=LOG10([.G173])" office:value-type="float" office:value="-0.257231942119289" calcext:value-type="float">
            <text:p>-0.257231942119289</text:p>
          </table:table-cell>
          <table:table-cell table:style-name="ce9" office:value-type="string" calcext:value-type="string">
            <text:p>Macon[27]</text:p>
          </table:table-cell>
          <table:table-cell office:value-type="float" office:value="5.18373379250545" calcext:value-type="float">
            <text:p>5.18373379250545</text:p>
          </table:table-cell>
          <table:table-cell office:value-type="float" office:value="-0.257231942119289" calcext:value-type="float">
            <text:p>-0.257231942119289</text:p>
          </table:table-cell>
          <table:table-cell table:number-columns-repeated="1013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7" office:value-type="string" calcext:value-type="string">
            <text:p><text:a xlink:href="https://en.wikipedia.org/wiki/Escondido,_California" xlink:type="simple">Escondido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51969" calcext:value-type="float">
            <text:p>151,969</text:p>
          </table:table-cell>
          <table:table-cell table:formula="of:=LOG10([.D174])" office:value-type="float" office:value="5.1817550056947" calcext:value-type="float">
            <text:p>5.1817550056947</text:p>
          </table:table-cell>
          <table:table-cell table:style-name="ce18" office:value-type="float" office:value="173" calcext:value-type="float">
            <text:p>173</text:p>
          </table:table-cell>
          <table:table-cell table:formula="of:=[.F174]/311" office:value-type="float" office:value="0.556270096463023" calcext:value-type="float">
            <text:p>0.556270096463023</text:p>
          </table:table-cell>
          <table:table-cell table:formula="of:=LOG10([.G174])" office:value-type="float" office:value="-0.254714285898042" calcext:value-type="float">
            <text:p>-0.254714285898042</text:p>
          </table:table-cell>
          <table:table-cell table:style-name="ce7" office:value-type="string" calcext:value-type="string">
            <text:p><text:a xlink:href="https://en.wikipedia.org/wiki/Escondido,_California" xlink:type="simple">Escondido</text:a></text:p>
          </table:table-cell>
          <table:table-cell office:value-type="float" office:value="5.1817550056947" calcext:value-type="float">
            <text:p>5.1817550056947</text:p>
          </table:table-cell>
          <table:table-cell office:value-type="float" office:value="-0.254714285898042" calcext:value-type="float">
            <text:p>-0.254714285898042</text:p>
          </table:table-cell>
          <table:table-cell table:number-columns-repeated="1013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7" office:value-type="string" calcext:value-type="string">
            <text:p><text:a xlink:href="https://en.wikipedia.org/wiki/Paterson,_New_Jersey" xlink:type="simple">Paterson</text:a></text:p>
          </table:table-cell>
          <table:table-cell table:style-name="ce15" office:value-type="string" calcext:value-type="string">
            <text:p>New Jersey</text:p>
          </table:table-cell>
          <table:table-cell table:style-name="ce17" office:value-type="float" office:value="148678" calcext:value-type="float">
            <text:p>148,678</text:p>
          </table:table-cell>
          <table:table-cell table:formula="of:=LOG10([.D175])" office:value-type="float" office:value="5.17224671038168" calcext:value-type="float">
            <text:p>5.17224671038168</text:p>
          </table:table-cell>
          <table:table-cell table:style-name="ce18" office:value-type="float" office:value="174" calcext:value-type="float">
            <text:p>174</text:p>
          </table:table-cell>
          <table:table-cell table:formula="of:=[.F175]/311" office:value-type="float" office:value="0.559485530546624" calcext:value-type="float">
            <text:p>0.559485530546624</text:p>
          </table:table-cell>
          <table:table-cell table:formula="of:=LOG10([.G175])" office:value-type="float" office:value="-0.252211140744238" calcext:value-type="float">
            <text:p>-0.252211140744238</text:p>
          </table:table-cell>
          <table:table-cell table:style-name="ce7" office:value-type="string" calcext:value-type="string">
            <text:p><text:a xlink:href="https://en.wikipedia.org/wiki/Paterson,_New_Jersey" xlink:type="simple">Paterson</text:a></text:p>
          </table:table-cell>
          <table:table-cell office:value-type="float" office:value="5.17224671038168" calcext:value-type="float">
            <text:p>5.17224671038168</text:p>
          </table:table-cell>
          <table:table-cell office:value-type="float" office:value="-0.252211140744238" calcext:value-type="float">
            <text:p>-0.252211140744238</text:p>
          </table:table-cell>
          <table:table-cell table:number-columns-repeated="1013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7" office:value-type="string" calcext:value-type="string">
            <text:p><text:a xlink:href="https://en.wikipedia.org/wiki/Joliet,_Illinois" xlink:type="simple">Joliet</text:a></text:p>
          </table:table-cell>
          <table:table-cell table:style-name="ce15" office:value-type="string" calcext:value-type="string">
            <text:p>Illinois</text:p>
          </table:table-cell>
          <table:table-cell table:style-name="ce17" office:value-type="float" office:value="148462" calcext:value-type="float">
            <text:p>148,462</text:p>
          </table:table-cell>
          <table:table-cell table:formula="of:=LOG10([.D176])" office:value-type="float" office:value="5.17161530683712" calcext:value-type="float">
            <text:p>5.17161530683712</text:p>
          </table:table-cell>
          <table:table-cell table:style-name="ce18" office:value-type="float" office:value="175" calcext:value-type="float">
            <text:p>175</text:p>
          </table:table-cell>
          <table:table-cell table:formula="of:=[.F176]/311" office:value-type="float" office:value="0.562700964630225" calcext:value-type="float">
            <text:p>0.562700964630225</text:p>
          </table:table-cell>
          <table:table-cell table:formula="of:=LOG10([.G176])" office:value-type="float" office:value="-0.249722340340543" calcext:value-type="float">
            <text:p>-0.249722340340543</text:p>
          </table:table-cell>
          <table:table-cell table:style-name="ce7" office:value-type="string" calcext:value-type="string">
            <text:p><text:a xlink:href="https://en.wikipedia.org/wiki/Joliet,_Illinois" xlink:type="simple">Joliet</text:a></text:p>
          </table:table-cell>
          <table:table-cell office:value-type="float" office:value="5.17161530683712" calcext:value-type="float">
            <text:p>5.17161530683712</text:p>
          </table:table-cell>
          <table:table-cell office:value-type="float" office:value="-0.249722340340543" calcext:value-type="float">
            <text:p>-0.249722340340543</text:p>
          </table:table-cell>
          <table:table-cell table:number-columns-repeated="1013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7" office:value-type="string" calcext:value-type="string">
            <text:p><text:a xlink:href="https://en.wikipedia.org/wiki/Naperville,_Illinois" xlink:type="simple">Naperville</text:a></text:p>
          </table:table-cell>
          <table:table-cell table:style-name="ce15" office:value-type="string" calcext:value-type="string">
            <text:p>Illinois</text:p>
          </table:table-cell>
          <table:table-cell table:style-name="ce17" office:value-type="float" office:value="147682" calcext:value-type="float">
            <text:p>147,682</text:p>
          </table:table-cell>
          <table:table-cell table:formula="of:=LOG10([.D177])" office:value-type="float" office:value="5.16932756520325" calcext:value-type="float">
            <text:p>5.16932756520325</text:p>
          </table:table-cell>
          <table:table-cell table:style-name="ce18" office:value-type="float" office:value="176" calcext:value-type="float">
            <text:p>176</text:p>
          </table:table-cell>
          <table:table-cell table:formula="of:=[.F177]/311" office:value-type="float" office:value="0.565916398713826" calcext:value-type="float">
            <text:p>0.565916398713826</text:p>
          </table:table-cell>
          <table:table-cell table:formula="of:=LOG10([.G177])" office:value-type="float" office:value="-0.247247721212688" calcext:value-type="float">
            <text:p>-0.247247721212688</text:p>
          </table:table-cell>
          <table:table-cell table:style-name="ce7" office:value-type="string" calcext:value-type="string">
            <text:p><text:a xlink:href="https://en.wikipedia.org/wiki/Naperville,_Illinois" xlink:type="simple">Naperville</text:a></text:p>
          </table:table-cell>
          <table:table-cell office:value-type="float" office:value="5.16932756520325" calcext:value-type="float">
            <text:p>5.16932756520325</text:p>
          </table:table-cell>
          <table:table-cell office:value-type="float" office:value="-0.247247721212688" calcext:value-type="float">
            <text:p>-0.247247721212688</text:p>
          </table:table-cell>
          <table:table-cell table:number-columns-repeated="1013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7" office:value-type="string" calcext:value-type="string">
            <text:p><text:a xlink:href="https://en.wikipedia.org/wiki/Rockford,_Illinois" xlink:type="simple">Rockford</text:a></text:p>
          </table:table-cell>
          <table:table-cell table:style-name="ce15" office:value-type="string" calcext:value-type="string">
            <text:p>Illinois</text:p>
          </table:table-cell>
          <table:table-cell table:style-name="ce17" office:value-type="float" office:value="147051" calcext:value-type="float">
            <text:p>147,051</text:p>
          </table:table-cell>
          <table:table-cell table:formula="of:=LOG10([.D178])" office:value-type="float" office:value="5.16746798221273" calcext:value-type="float">
            <text:p>5.16746798221273</text:p>
          </table:table-cell>
          <table:table-cell table:style-name="ce18" office:value-type="float" office:value="177" calcext:value-type="float">
            <text:p>177</text:p>
          </table:table-cell>
          <table:table-cell table:formula="of:=[.F178]/311" office:value-type="float" office:value="0.569131832797428" calcext:value-type="float">
            <text:p>0.569131832797428</text:p>
          </table:table-cell>
          <table:table-cell table:formula="of:=LOG10([.G178])" office:value-type="float" office:value="-0.244787122665031" calcext:value-type="float">
            <text:p>-0.244787122665031</text:p>
          </table:table-cell>
          <table:table-cell table:style-name="ce7" office:value-type="string" calcext:value-type="string">
            <text:p><text:a xlink:href="https://en.wikipedia.org/wiki/Rockford,_Illinois" xlink:type="simple">Rockford</text:a></text:p>
          </table:table-cell>
          <table:table-cell office:value-type="float" office:value="5.16746798221273" calcext:value-type="float">
            <text:p>5.16746798221273</text:p>
          </table:table-cell>
          <table:table-cell office:value-type="float" office:value="-0.244787122665031" calcext:value-type="float">
            <text:p>-0.244787122665031</text:p>
          </table:table-cell>
          <table:table-cell table:number-columns-repeated="1013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7" office:value-type="string" calcext:value-type="string">
            <text:p><text:a xlink:href="https://en.wikipedia.org/wiki/Torrance,_California" xlink:type="simple">Torrance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46758" calcext:value-type="float">
            <text:p>146,758</text:p>
          </table:table-cell>
          <table:table-cell table:formula="of:=LOG10([.D179])" office:value-type="float" office:value="5.16660178461238" calcext:value-type="float">
            <text:p>5.16660178461238</text:p>
          </table:table-cell>
          <table:table-cell table:style-name="ce18" office:value-type="float" office:value="178" calcext:value-type="float">
            <text:p>178</text:p>
          </table:table-cell>
          <table:table-cell table:formula="of:=[.F179]/311" office:value-type="float" office:value="0.572347266881029" calcext:value-type="float">
            <text:p>0.572347266881029</text:p>
          </table:table-cell>
          <table:table-cell table:formula="of:=LOG10([.G179])" office:value-type="float" office:value="-0.242340386717943" calcext:value-type="float">
            <text:p>-0.242340386717943</text:p>
          </table:table-cell>
          <table:table-cell table:style-name="ce7" office:value-type="string" calcext:value-type="string">
            <text:p><text:a xlink:href="https://en.wikipedia.org/wiki/Torrance,_California" xlink:type="simple">Torrance</text:a></text:p>
          </table:table-cell>
          <table:table-cell office:value-type="float" office:value="5.16660178461238" calcext:value-type="float">
            <text:p>5.16660178461238</text:p>
          </table:table-cell>
          <table:table-cell office:value-type="float" office:value="-0.242340386717943" calcext:value-type="float">
            <text:p>-0.242340386717943</text:p>
          </table:table-cell>
          <table:table-cell table:number-columns-repeated="1013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<text:a xlink:href="https://en.wikipedia.org/wiki/Bridgeport,_Connecticut" xlink:type="simple">Bridgeport</text:a></text:p>
          </table:table-cell>
          <table:table-cell table:style-name="ce14" office:value-type="string" calcext:value-type="string">
            <text:p><text:a xlink:href="https://en.wikipedia.org/wiki/Connecticut" xlink:type="simple">Connecticut</text:a></text:p>
          </table:table-cell>
          <table:table-cell table:style-name="ce17" office:value-type="float" office:value="146579" calcext:value-type="float">
            <text:p>146,579</text:p>
          </table:table-cell>
          <table:table-cell table:formula="of:=LOG10([.D180])" office:value-type="float" office:value="5.16607175449746" calcext:value-type="float">
            <text:p>5.16607175449746</text:p>
          </table:table-cell>
          <table:table-cell table:style-name="ce18" office:value-type="float" office:value="179" calcext:value-type="float">
            <text:p>179</text:p>
          </table:table-cell>
          <table:table-cell table:formula="of:=[.F180]/311" office:value-type="float" office:value="0.57556270096463" calcext:value-type="float">
            <text:p>0.57556270096463</text:p>
          </table:table-cell>
          <table:table-cell table:formula="of:=LOG10([.G180])" office:value-type="float" office:value="-0.239907358046944" calcext:value-type="float">
            <text:p>-0.239907358046944</text:p>
          </table:table-cell>
          <table:table-cell table:style-name="ce5" office:value-type="string" calcext:value-type="string">
            <text:p><text:a xlink:href="https://en.wikipedia.org/wiki/Bridgeport,_Connecticut" xlink:type="simple">Bridgeport</text:a></text:p>
          </table:table-cell>
          <table:table-cell office:value-type="float" office:value="5.16607175449746" calcext:value-type="float">
            <text:p>5.16607175449746</text:p>
          </table:table-cell>
          <table:table-cell office:value-type="float" office:value="-0.239907358046944" calcext:value-type="float">
            <text:p>-0.239907358046944</text:p>
          </table:table-cell>
          <table:table-cell table:number-columns-repeated="1013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7" office:value-type="string" calcext:value-type="string">
            <text:p><text:a xlink:href="https://en.wikipedia.org/wiki/Savannah,_Georgia" xlink:type="simple">Savannah</text:a></text:p>
          </table:table-cell>
          <table:table-cell table:style-name="ce15" office:value-type="string" calcext:value-type="string">
            <text:p>Georgia</text:p>
          </table:table-cell>
          <table:table-cell table:style-name="ce17" office:value-type="float" office:value="146444" calcext:value-type="float">
            <text:p>146,444</text:p>
          </table:table-cell>
          <table:table-cell table:formula="of:=LOG10([.D181])" office:value-type="float" office:value="5.16567158277575" calcext:value-type="float">
            <text:p>5.16567158277575</text:p>
          </table:table-cell>
          <table:table-cell table:style-name="ce18" office:value-type="float" office:value="180" calcext:value-type="float">
            <text:p>180</text:p>
          </table:table-cell>
          <table:table-cell table:formula="of:=[.F181]/311" office:value-type="float" office:value="0.578778135048232" calcext:value-type="float">
            <text:p>0.578778135048232</text:p>
          </table:table-cell>
          <table:table-cell table:formula="of:=LOG10([.G181])" office:value-type="float" office:value="-0.237487883923531" calcext:value-type="float">
            <text:p>-0.237487883923531</text:p>
          </table:table-cell>
          <table:table-cell table:style-name="ce7" office:value-type="string" calcext:value-type="string">
            <text:p><text:a xlink:href="https://en.wikipedia.org/wiki/Savannah,_Georgia" xlink:type="simple">Savannah</text:a></text:p>
          </table:table-cell>
          <table:table-cell office:value-type="float" office:value="5.16567158277575" calcext:value-type="float">
            <text:p>5.16567158277575</text:p>
          </table:table-cell>
          <table:table-cell office:value-type="float" office:value="-0.237487883923531" calcext:value-type="float">
            <text:p>-0.237487883923531</text:p>
          </table:table-cell>
          <table:table-cell table:number-columns-repeated="1013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7" office:value-type="string" calcext:value-type="string">
            <text:p><text:a xlink:href="https://en.wikipedia.org/wiki/Killeen,_Texas" xlink:type="simple">Killeen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145482" calcext:value-type="float">
            <text:p>145,482</text:p>
          </table:table-cell>
          <table:table-cell table:formula="of:=LOG10([.D182])" office:value-type="float" office:value="5.16280926284592" calcext:value-type="float">
            <text:p>5.16280926284592</text:p>
          </table:table-cell>
          <table:table-cell table:style-name="ce18" office:value-type="float" office:value="181" calcext:value-type="float">
            <text:p>181</text:p>
          </table:table-cell>
          <table:table-cell table:formula="of:=[.F182]/311" office:value-type="float" office:value="0.581993569131833" calcext:value-type="float">
            <text:p>0.581993569131833</text:p>
          </table:table-cell>
          <table:table-cell table:formula="of:=LOG10([.G182])" office:value-type="float" office:value="-0.235081814157653" calcext:value-type="float">
            <text:p>-0.235081814157653</text:p>
          </table:table-cell>
          <table:table-cell table:style-name="ce7" office:value-type="string" calcext:value-type="string">
            <text:p><text:a xlink:href="https://en.wikipedia.org/wiki/Killeen,_Texas" xlink:type="simple">Killeen</text:a></text:p>
          </table:table-cell>
          <table:table-cell office:value-type="float" office:value="5.16280926284592" calcext:value-type="float">
            <text:p>5.16280926284592</text:p>
          </table:table-cell>
          <table:table-cell office:value-type="float" office:value="-0.235081814157653" calcext:value-type="float">
            <text:p>-0.235081814157653</text:p>
          </table:table-cell>
          <table:table-cell table:number-columns-repeated="1013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7" office:value-type="string" calcext:value-type="string">
            <text:p><text:a xlink:href="https://en.wikipedia.org/wiki/Bellevue,_Washington" xlink:type="simple">Bellevue</text:a></text:p>
          </table:table-cell>
          <table:table-cell table:style-name="ce15" office:value-type="string" calcext:value-type="string">
            <text:p>Washington</text:p>
          </table:table-cell>
          <table:table-cell table:style-name="ce17" office:value-type="float" office:value="144444" calcext:value-type="float">
            <text:p>144,444</text:p>
          </table:table-cell>
          <table:table-cell table:formula="of:=LOG10([.D183])" office:value-type="float" office:value="5.15969950657474" calcext:value-type="float">
            <text:p>5.15969950657474</text:p>
          </table:table-cell>
          <table:table-cell table:style-name="ce18" office:value-type="float" office:value="182" calcext:value-type="float">
            <text:p>182</text:p>
          </table:table-cell>
          <table:table-cell table:formula="of:=[.F183]/311" office:value-type="float" office:value="0.585209003215434" calcext:value-type="float">
            <text:p>0.585209003215434</text:p>
          </table:table-cell>
          <table:table-cell table:formula="of:=LOG10([.G183])" office:value-type="float" office:value="-0.232689001041763" calcext:value-type="float">
            <text:p>-0.232689001041763</text:p>
          </table:table-cell>
          <table:table-cell table:style-name="ce7" office:value-type="string" calcext:value-type="string">
            <text:p><text:a xlink:href="https://en.wikipedia.org/wiki/Bellevue,_Washington" xlink:type="simple">Bellevue</text:a></text:p>
          </table:table-cell>
          <table:table-cell office:value-type="float" office:value="5.15969950657474" calcext:value-type="float">
            <text:p>5.15969950657474</text:p>
          </table:table-cell>
          <table:table-cell office:value-type="float" office:value="-0.232689001041763" calcext:value-type="float">
            <text:p>-0.232689001041763</text:p>
          </table:table-cell>
          <table:table-cell table:number-columns-repeated="1013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7" office:value-type="string" calcext:value-type="string">
            <text:p><text:a xlink:href="https://en.wikipedia.org/wiki/Mesquite,_Texas" xlink:type="simple">Mesquite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143949" calcext:value-type="float">
            <text:p>143,949</text:p>
          </table:table-cell>
          <table:table-cell table:formula="of:=LOG10([.D184])" office:value-type="float" office:value="5.15820865222216" calcext:value-type="float">
            <text:p>5.15820865222216</text:p>
          </table:table-cell>
          <table:table-cell table:style-name="ce18" office:value-type="float" office:value="183" calcext:value-type="float">
            <text:p>183</text:p>
          </table:table-cell>
          <table:table-cell table:formula="of:=[.F184]/311" office:value-type="float" office:value="0.588424437299035" calcext:value-type="float">
            <text:p>0.588424437299035</text:p>
          </table:table-cell>
          <table:table-cell table:formula="of:=LOG10([.G184])" office:value-type="float" office:value="-0.230309299296408" calcext:value-type="float">
            <text:p>-0.230309299296408</text:p>
          </table:table-cell>
          <table:table-cell table:style-name="ce7" office:value-type="string" calcext:value-type="string">
            <text:p><text:a xlink:href="https://en.wikipedia.org/wiki/Mesquite,_Texas" xlink:type="simple">Mesquite</text:a></text:p>
          </table:table-cell>
          <table:table-cell office:value-type="float" office:value="5.15820865222216" calcext:value-type="float">
            <text:p>5.15820865222216</text:p>
          </table:table-cell>
          <table:table-cell office:value-type="float" office:value="-0.230309299296408" calcext:value-type="float">
            <text:p>-0.230309299296408</text:p>
          </table:table-cell>
          <table:table-cell table:number-columns-repeated="1013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7" office:value-type="string" calcext:value-type="string">
            <text:p><text:a xlink:href="https://en.wikipedia.org/wiki/Syracuse,_New_York" xlink:type="simple">Syracuse</text:a></text:p>
          </table:table-cell>
          <table:table-cell table:style-name="ce15" office:value-type="string" calcext:value-type="string">
            <text:p>New York</text:p>
          </table:table-cell>
          <table:table-cell table:style-name="ce17" office:value-type="float" office:value="143396" calcext:value-type="float">
            <text:p>143,396</text:p>
          </table:table-cell>
          <table:table-cell table:formula="of:=LOG10([.D185])" office:value-type="float" office:value="5.15653703695133" calcext:value-type="float">
            <text:p>5.15653703695133</text:p>
          </table:table-cell>
          <table:table-cell table:style-name="ce18" office:value-type="float" office:value="184" calcext:value-type="float">
            <text:p>184</text:p>
          </table:table-cell>
          <table:table-cell table:formula="of:=[.F185]/311" office:value-type="float" office:value="0.591639871382637" calcext:value-type="float">
            <text:p>0.591639871382637</text:p>
          </table:table-cell>
          <table:table-cell table:formula="of:=LOG10([.G185])" office:value-type="float" office:value="-0.227942566017301" calcext:value-type="float">
            <text:p>-0.227942566017301</text:p>
          </table:table-cell>
          <table:table-cell table:style-name="ce7" office:value-type="string" calcext:value-type="string">
            <text:p><text:a xlink:href="https://en.wikipedia.org/wiki/Syracuse,_New_York" xlink:type="simple">Syracuse</text:a></text:p>
          </table:table-cell>
          <table:table-cell office:value-type="float" office:value="5.15653703695133" calcext:value-type="float">
            <text:p>5.15653703695133</text:p>
          </table:table-cell>
          <table:table-cell office:value-type="float" office:value="-0.227942566017301" calcext:value-type="float">
            <text:p>-0.227942566017301</text:p>
          </table:table-cell>
          <table:table-cell table:number-columns-repeated="1013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7" office:value-type="string" calcext:value-type="string">
            <text:p><text:a xlink:href="https://en.wikipedia.org/wiki/McAllen,_Texas" xlink:type="simple">McAllen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142696" calcext:value-type="float">
            <text:p>142,696</text:p>
          </table:table-cell>
          <table:table-cell table:formula="of:=LOG10([.D186])" office:value-type="float" office:value="5.15441179930753" calcext:value-type="float">
            <text:p>5.15441179930753</text:p>
          </table:table-cell>
          <table:table-cell table:style-name="ce18" office:value-type="float" office:value="185" calcext:value-type="float">
            <text:p>185</text:p>
          </table:table-cell>
          <table:table-cell table:formula="of:=[.F186]/311" office:value-type="float" office:value="0.594855305466238" calcext:value-type="float">
            <text:p>0.594855305466238</text:p>
          </table:table-cell>
          <table:table-cell table:formula="of:=LOG10([.G186])" office:value-type="float" office:value="-0.225588660623824" calcext:value-type="float">
            <text:p>-0.225588660623824</text:p>
          </table:table-cell>
          <table:table-cell table:style-name="ce7" office:value-type="string" calcext:value-type="string">
            <text:p><text:a xlink:href="https://en.wikipedia.org/wiki/McAllen,_Texas" xlink:type="simple">McAllen</text:a></text:p>
          </table:table-cell>
          <table:table-cell office:value-type="float" office:value="5.15441179930753" calcext:value-type="float">
            <text:p>5.15441179930753</text:p>
          </table:table-cell>
          <table:table-cell office:value-type="float" office:value="-0.225588660623824" calcext:value-type="float">
            <text:p>-0.225588660623824</text:p>
          </table:table-cell>
          <table:table-cell table:number-columns-repeated="1013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7" office:value-type="string" calcext:value-type="string">
            <text:p><text:a xlink:href="https://en.wikipedia.org/wiki/Pasadena,_California" xlink:type="simple">Pasadena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42647" calcext:value-type="float">
            <text:p>142,647</text:p>
          </table:table-cell>
          <table:table-cell table:formula="of:=LOG10([.D187])" office:value-type="float" office:value="5.15426264246946" calcext:value-type="float">
            <text:p>5.15426264246946</text:p>
          </table:table-cell>
          <table:table-cell table:style-name="ce18" office:value-type="float" office:value="186" calcext:value-type="float">
            <text:p>186</text:p>
          </table:table-cell>
          <table:table-cell table:formula="of:=[.F187]/311" office:value-type="float" office:value="0.598070739549839" calcext:value-type="float">
            <text:p>0.598070739549839</text:p>
          </table:table-cell>
          <table:table-cell table:formula="of:=LOG10([.G187])" office:value-type="float" office:value="-0.223247444808921" calcext:value-type="float">
            <text:p>-0.223247444808921</text:p>
          </table:table-cell>
          <table:table-cell table:style-name="ce7" office:value-type="string" calcext:value-type="string">
            <text:p><text:a xlink:href="https://en.wikipedia.org/wiki/Pasadena,_California" xlink:type="simple">Pasadena</text:a></text:p>
          </table:table-cell>
          <table:table-cell office:value-type="float" office:value="5.15426264246946" calcext:value-type="float">
            <text:p>5.15426264246946</text:p>
          </table:table-cell>
          <table:table-cell office:value-type="float" office:value="-0.223247444808921" calcext:value-type="float">
            <text:p>-0.223247444808921</text:p>
          </table:table-cell>
          <table:table-cell table:number-columns-repeated="1013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7" office:value-type="string" calcext:value-type="string">
            <text:p><text:a xlink:href="https://en.wikipedia.org/wiki/Orange,_California" xlink:type="simple">Orange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40560" calcext:value-type="float">
            <text:p>140,560</text:p>
          </table:table-cell>
          <table:table-cell table:formula="of:=LOG10([.D188])" office:value-type="float" office:value="5.14786174848724" calcext:value-type="float">
            <text:p>5.14786174848724</text:p>
          </table:table-cell>
          <table:table-cell table:style-name="ce18" office:value-type="float" office:value="187" calcext:value-type="float">
            <text:p>187</text:p>
          </table:table-cell>
          <table:table-cell table:formula="of:=[.F188]/311" office:value-type="float" office:value="0.601286173633441" calcext:value-type="float">
            <text:p>0.601286173633441</text:p>
          </table:table-cell>
          <table:table-cell table:formula="of:=LOG10([.G188])" office:value-type="float" office:value="-0.220918782490339" calcext:value-type="float">
            <text:p>-0.220918782490339</text:p>
          </table:table-cell>
          <table:table-cell table:style-name="ce7" office:value-type="string" calcext:value-type="string">
            <text:p><text:a xlink:href="https://en.wikipedia.org/wiki/Orange,_California" xlink:type="simple">Orange</text:a></text:p>
          </table:table-cell>
          <table:table-cell office:value-type="float" office:value="5.14786174848724" calcext:value-type="float">
            <text:p>5.14786174848724</text:p>
          </table:table-cell>
          <table:table-cell office:value-type="float" office:value="-0.220918782490339" calcext:value-type="float">
            <text:p>-0.220918782490339</text:p>
          </table:table-cell>
          <table:table-cell table:number-columns-repeated="1013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7" office:value-type="string" calcext:value-type="string">
            <text:p><text:a xlink:href="https://en.wikipedia.org/wiki/Fullerton,_California" xlink:type="simple">Fullerton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40392" calcext:value-type="float">
            <text:p>140,392</text:p>
          </table:table-cell>
          <table:table-cell table:formula="of:=LOG10([.D189])" office:value-type="float" office:value="5.14734236096442" calcext:value-type="float">
            <text:p>5.14734236096442</text:p>
          </table:table-cell>
          <table:table-cell table:style-name="ce18" office:value-type="float" office:value="188" calcext:value-type="float">
            <text:p>188</text:p>
          </table:table-cell>
          <table:table-cell table:formula="of:=[.F189]/311" office:value-type="float" office:value="0.604501607717042" calcext:value-type="float">
            <text:p>0.604501607717042</text:p>
          </table:table-cell>
          <table:table-cell table:formula="of:=LOG10([.G189])" office:value-type="float" office:value="-0.218602539763158" calcext:value-type="float">
            <text:p>-0.218602539763158</text:p>
          </table:table-cell>
          <table:table-cell table:style-name="ce7" office:value-type="string" calcext:value-type="string">
            <text:p><text:a xlink:href="https://en.wikipedia.org/wiki/Fullerton,_California" xlink:type="simple">Fullerton</text:a></text:p>
          </table:table-cell>
          <table:table-cell office:value-type="float" office:value="5.14734236096442" calcext:value-type="float">
            <text:p>5.14734236096442</text:p>
          </table:table-cell>
          <table:table-cell office:value-type="float" office:value="-0.218602539763158" calcext:value-type="float">
            <text:p>-0.218602539763158</text:p>
          </table:table-cell>
          <table:table-cell table:number-columns-repeated="1013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7" office:value-type="string" calcext:value-type="string">
            <text:p><text:a xlink:href="https://en.wikipedia.org/wiki/Dayton,_Ohio" xlink:type="simple">Dayton</text:a></text:p>
          </table:table-cell>
          <table:table-cell table:style-name="ce15" office:value-type="string" calcext:value-type="string">
            <text:p>Ohio</text:p>
          </table:table-cell>
          <table:table-cell table:style-name="ce17" office:value-type="float" office:value="140371" calcext:value-type="float">
            <text:p>140,371</text:p>
          </table:table-cell>
          <table:table-cell table:formula="of:=LOG10([.D190])" office:value-type="float" office:value="5.14727739382746" calcext:value-type="float">
            <text:p>5.14727739382746</text:p>
          </table:table-cell>
          <table:table-cell table:style-name="ce18" office:value-type="float" office:value="189" calcext:value-type="float">
            <text:p>189</text:p>
          </table:table-cell>
          <table:table-cell table:formula="of:=[.F190]/311" office:value-type="float" office:value="0.607717041800643" calcext:value-type="float">
            <text:p>0.607717041800643</text:p>
          </table:table-cell>
          <table:table-cell table:formula="of:=LOG10([.G190])" office:value-type="float" office:value="-0.216298584853593" calcext:value-type="float">
            <text:p>-0.216298584853593</text:p>
          </table:table-cell>
          <table:table-cell table:style-name="ce7" office:value-type="string" calcext:value-type="string">
            <text:p><text:a xlink:href="https://en.wikipedia.org/wiki/Dayton,_Ohio" xlink:type="simple">Dayton</text:a></text:p>
          </table:table-cell>
          <table:table-cell office:value-type="float" office:value="5.14727739382746" calcext:value-type="float">
            <text:p>5.14727739382746</text:p>
          </table:table-cell>
          <table:table-cell office:value-type="float" office:value="-0.216298584853593" calcext:value-type="float">
            <text:p>-0.216298584853593</text:p>
          </table:table-cell>
          <table:table-cell table:number-columns-repeated="1013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7" office:value-type="string" calcext:value-type="string">
            <text:p><text:a xlink:href="https://en.wikipedia.org/wiki/Miramar,_Florida" xlink:type="simple">Miramar</text:a></text:p>
          </table:table-cell>
          <table:table-cell table:style-name="ce15" office:value-type="string" calcext:value-type="string">
            <text:p>Florida</text:p>
          </table:table-cell>
          <table:table-cell table:style-name="ce17" office:value-type="float" office:value="140328" calcext:value-type="float">
            <text:p>140,328</text:p>
          </table:table-cell>
          <table:table-cell table:formula="of:=LOG10([.D191])" office:value-type="float" office:value="5.14714433554889" calcext:value-type="float">
            <text:p>5.14714433554889</text:p>
          </table:table-cell>
          <table:table-cell table:style-name="ce18" office:value-type="float" office:value="190" calcext:value-type="float">
            <text:p>190</text:p>
          </table:table-cell>
          <table:table-cell table:formula="of:=[.F191]/311" office:value-type="float" office:value="0.610932475884244" calcext:value-type="float">
            <text:p>0.610932475884244</text:p>
          </table:table-cell>
          <table:table-cell table:formula="of:=LOG10([.G191])" office:value-type="float" office:value="-0.214006788074008" calcext:value-type="float">
            <text:p>-0.214006788074008</text:p>
          </table:table-cell>
          <table:table-cell table:style-name="ce7" office:value-type="string" calcext:value-type="string">
            <text:p><text:a xlink:href="https://en.wikipedia.org/wiki/Miramar,_Florida" xlink:type="simple">Miramar</text:a></text:p>
          </table:table-cell>
          <table:table-cell office:value-type="float" office:value="5.14714433554889" calcext:value-type="float">
            <text:p>5.14714433554889</text:p>
          </table:table-cell>
          <table:table-cell office:value-type="float" office:value="-0.214006788074008" calcext:value-type="float">
            <text:p>-0.214006788074008</text:p>
          </table:table-cell>
          <table:table-cell table:number-columns-repeated="1013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7" office:value-type="string" calcext:value-type="string">
            <text:p><text:a xlink:href="https://en.wikipedia.org/wiki/Olathe,_Kansas" xlink:type="simple">Olathe</text:a></text:p>
          </table:table-cell>
          <table:table-cell table:style-name="ce15" office:value-type="string" calcext:value-type="string">
            <text:p>Kansas</text:p>
          </table:table-cell>
          <table:table-cell table:style-name="ce17" office:value-type="float" office:value="137472" calcext:value-type="float">
            <text:p>137,472</text:p>
          </table:table-cell>
          <table:table-cell table:formula="of:=LOG10([.D192])" office:value-type="float" office:value="5.13821425101141" calcext:value-type="float">
            <text:p>5.13821425101141</text:p>
          </table:table-cell>
          <table:table-cell table:style-name="ce18" office:value-type="float" office:value="191" calcext:value-type="float">
            <text:p>191</text:p>
          </table:table-cell>
          <table:table-cell table:formula="of:=[.F192]/311" office:value-type="float" office:value="0.614147909967846" calcext:value-type="float">
            <text:p>0.614147909967846</text:p>
          </table:table-cell>
          <table:table-cell table:formula="of:=LOG10([.G192])" office:value-type="float" office:value="-0.21172702177911" calcext:value-type="float">
            <text:p>-0.21172702177911</text:p>
          </table:table-cell>
          <table:table-cell table:style-name="ce7" office:value-type="string" calcext:value-type="string">
            <text:p><text:a xlink:href="https://en.wikipedia.org/wiki/Olathe,_Kansas" xlink:type="simple">Olathe</text:a></text:p>
          </table:table-cell>
          <table:table-cell office:value-type="float" office:value="5.13821425101141" calcext:value-type="float">
            <text:p>5.13821425101141</text:p>
          </table:table-cell>
          <table:table-cell office:value-type="float" office:value="-0.21172702177911" calcext:value-type="float">
            <text:p>-0.21172702177911</text:p>
          </table:table-cell>
          <table:table-cell table:number-columns-repeated="1013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7" office:value-type="string" calcext:value-type="string">
            <text:p><text:a xlink:href="https://en.wikipedia.org/wiki/Thornton,_Colorado" xlink:type="simple">Thornton</text:a></text:p>
          </table:table-cell>
          <table:table-cell table:style-name="ce15" office:value-type="string" calcext:value-type="string">
            <text:p>Colorado</text:p>
          </table:table-cell>
          <table:table-cell table:style-name="ce17" office:value-type="float" office:value="136978" calcext:value-type="float">
            <text:p>136,978</text:p>
          </table:table-cell>
          <table:table-cell table:formula="of:=LOG10([.D193])" office:value-type="float" office:value="5.13665082083647" calcext:value-type="float">
            <text:p>5.13665082083647</text:p>
          </table:table-cell>
          <table:table-cell table:style-name="ce18" office:value-type="float" office:value="192" calcext:value-type="float">
            <text:p>192</text:p>
          </table:table-cell>
          <table:table-cell table:formula="of:=[.F193]/311" office:value-type="float" office:value="0.617363344051447" calcext:value-type="float">
            <text:p>0.617363344051447</text:p>
          </table:table-cell>
          <table:table-cell table:formula="of:=LOG10([.G193])" office:value-type="float" office:value="-0.209459160323288" calcext:value-type="float">
            <text:p>-0.209459160323288</text:p>
          </table:table-cell>
          <table:table-cell table:style-name="ce7" office:value-type="string" calcext:value-type="string">
            <text:p><text:a xlink:href="https://en.wikipedia.org/wiki/Thornton,_Colorado" xlink:type="simple">Thornton</text:a></text:p>
          </table:table-cell>
          <table:table-cell office:value-type="float" office:value="5.13665082083647" calcext:value-type="float">
            <text:p>5.13665082083647</text:p>
          </table:table-cell>
          <table:table-cell office:value-type="float" office:value="-0.209459160323288" calcext:value-type="float">
            <text:p>-0.209459160323288</text:p>
          </table:table-cell>
          <table:table-cell table:number-columns-repeated="1013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7" office:value-type="string" calcext:value-type="string">
            <text:p><text:a xlink:href="https://en.wikipedia.org/wiki/Waco,_Texas" xlink:type="simple">Waco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136436" calcext:value-type="float">
            <text:p>136,436</text:p>
          </table:table-cell>
          <table:table-cell table:formula="of:=LOG10([.D194])" office:value-type="float" office:value="5.13492897837394" calcext:value-type="float">
            <text:p>5.13492897837394</text:p>
          </table:table-cell>
          <table:table-cell table:style-name="ce18" office:value-type="float" office:value="193" calcext:value-type="float">
            <text:p>193</text:p>
          </table:table-cell>
          <table:table-cell table:formula="of:=[.F194]/311" office:value-type="float" office:value="0.620578778135048" calcext:value-type="float">
            <text:p>0.620578778135048</text:p>
          </table:table-cell>
          <table:table-cell table:formula="of:=LOG10([.G194])" office:value-type="float" office:value="-0.207203080019064" calcext:value-type="float">
            <text:p>-0.207203080019064</text:p>
          </table:table-cell>
          <table:table-cell table:style-name="ce7" office:value-type="string" calcext:value-type="string">
            <text:p><text:a xlink:href="https://en.wikipedia.org/wiki/Waco,_Texas" xlink:type="simple">Waco</text:a></text:p>
          </table:table-cell>
          <table:table-cell office:value-type="float" office:value="5.13492897837394" calcext:value-type="float">
            <text:p>5.13492897837394</text:p>
          </table:table-cell>
          <table:table-cell office:value-type="float" office:value="-0.207203080019064" calcext:value-type="float">
            <text:p>-0.207203080019064</text:p>
          </table:table-cell>
          <table:table-cell table:number-columns-repeated="1013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7" office:value-type="string" calcext:value-type="string">
            <text:p><text:a xlink:href="https://en.wikipedia.org/wiki/Murfreesboro,_Tennessee" xlink:type="simple">Murfreesboro</text:a></text:p>
          </table:table-cell>
          <table:table-cell table:style-name="ce15" office:value-type="string" calcext:value-type="string">
            <text:p>Tennessee</text:p>
          </table:table-cell>
          <table:table-cell table:style-name="ce17" office:value-type="float" office:value="136372" calcext:value-type="float">
            <text:p>136,372</text:p>
          </table:table-cell>
          <table:table-cell table:formula="of:=LOG10([.D195])" office:value-type="float" office:value="5.13472520980885" calcext:value-type="float">
            <text:p>5.13472520980885</text:p>
          </table:table-cell>
          <table:table-cell table:style-name="ce18" office:value-type="float" office:value="194" calcext:value-type="float">
            <text:p>194</text:p>
          </table:table-cell>
          <table:table-cell table:formula="of:=[.F195]/311" office:value-type="float" office:value="0.62379421221865" calcext:value-type="float">
            <text:p>0.62379421221865</text:p>
          </table:table-cell>
          <table:table-cell table:formula="of:=LOG10([.G195])" office:value-type="float" office:value="-0.204958659096611" calcext:value-type="float">
            <text:p>-0.204958659096611</text:p>
          </table:table-cell>
          <table:table-cell table:style-name="ce7" office:value-type="string" calcext:value-type="string">
            <text:p><text:a xlink:href="https://en.wikipedia.org/wiki/Murfreesboro,_Tennessee" xlink:type="simple">Murfreesboro</text:a></text:p>
          </table:table-cell>
          <table:table-cell office:value-type="float" office:value="5.13472520980885" calcext:value-type="float">
            <text:p>5.13472520980885</text:p>
          </table:table-cell>
          <table:table-cell office:value-type="float" office:value="-0.204958659096611" calcext:value-type="float">
            <text:p>-0.204958659096611</text:p>
          </table:table-cell>
          <table:table-cell table:number-columns-repeated="1013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7" office:value-type="string" calcext:value-type="string">
            <text:p><text:a xlink:href="https://en.wikipedia.org/wiki/Denton,_Texas" xlink:type="simple">Denton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136268" calcext:value-type="float">
            <text:p>136,268</text:p>
          </table:table-cell>
          <table:table-cell table:formula="of:=LOG10([.D196])" office:value-type="float" office:value="5.13439388184297" calcext:value-type="float">
            <text:p>5.13439388184297</text:p>
          </table:table-cell>
          <table:table-cell table:style-name="ce18" office:value-type="float" office:value="195" calcext:value-type="float">
            <text:p>195</text:p>
          </table:table-cell>
          <table:table-cell table:formula="of:=[.F196]/311" office:value-type="float" office:value="0.627009646302251" calcext:value-type="float">
            <text:p>0.627009646302251</text:p>
          </table:table-cell>
          <table:table-cell table:formula="of:=LOG10([.G196])" office:value-type="float" office:value="-0.20272577766432" calcext:value-type="float">
            <text:p>-0.20272577766432</text:p>
          </table:table-cell>
          <table:table-cell table:style-name="ce7" office:value-type="string" calcext:value-type="string">
            <text:p><text:a xlink:href="https://en.wikipedia.org/wiki/Denton,_Texas" xlink:type="simple">Denton</text:a></text:p>
          </table:table-cell>
          <table:table-cell office:value-type="float" office:value="5.13439388184297" calcext:value-type="float">
            <text:p>5.13439388184297</text:p>
          </table:table-cell>
          <table:table-cell office:value-type="float" office:value="-0.202725777664319" calcext:value-type="float">
            <text:p>-0.202725777664319</text:p>
          </table:table-cell>
          <table:table-cell table:number-columns-repeated="1013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7" office:value-type="string" calcext:value-type="string">
            <text:p><text:a xlink:href="https://en.wikipedia.org/wiki/West_Valley_City,_Utah" xlink:type="simple">West Valley City</text:a></text:p>
          </table:table-cell>
          <table:table-cell table:style-name="ce15" office:value-type="string" calcext:value-type="string">
            <text:p>Utah</text:p>
          </table:table-cell>
          <table:table-cell table:style-name="ce17" office:value-type="float" office:value="136170" calcext:value-type="float">
            <text:p>136,170</text:p>
          </table:table-cell>
          <table:table-cell table:formula="of:=LOG10([.D197])" office:value-type="float" office:value="5.13408143746251" calcext:value-type="float">
            <text:p>5.13408143746251</text:p>
          </table:table-cell>
          <table:table-cell table:style-name="ce18" office:value-type="float" office:value="196" calcext:value-type="float">
            <text:p>196</text:p>
          </table:table-cell>
          <table:table-cell table:formula="of:=[.F197]/311" office:value-type="float" office:value="0.630225080385852" calcext:value-type="float">
            <text:p>0.630225080385852</text:p>
          </table:table-cell>
          <table:table-cell table:formula="of:=LOG10([.G197])" office:value-type="float" office:value="-0.200504317670361" calcext:value-type="float">
            <text:p>-0.200504317670361</text:p>
          </table:table-cell>
          <table:table-cell table:style-name="ce7" office:value-type="string" calcext:value-type="string">
            <text:p><text:a xlink:href="https://en.wikipedia.org/wiki/West_Valley_City,_Utah" xlink:type="simple">West Valley City</text:a></text:p>
          </table:table-cell>
          <table:table-cell office:value-type="float" office:value="5.13408143746251" calcext:value-type="float">
            <text:p>5.13408143746251</text:p>
          </table:table-cell>
          <table:table-cell office:value-type="float" office:value="-0.200504317670361" calcext:value-type="float">
            <text:p>-0.200504317670361</text:p>
          </table:table-cell>
          <table:table-cell table:number-columns-repeated="1013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7" office:value-type="string" calcext:value-type="string">
            <text:p><text:a xlink:href="https://en.wikipedia.org/wiki/Midland,_Texas" xlink:type="simple">Midland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136089" calcext:value-type="float">
            <text:p>136,089</text:p>
          </table:table-cell>
          <table:table-cell table:formula="of:=LOG10([.D198])" office:value-type="float" office:value="5.13382302283473" calcext:value-type="float">
            <text:p>5.13382302283473</text:p>
          </table:table-cell>
          <table:table-cell table:style-name="ce18" office:value-type="float" office:value="197" calcext:value-type="float">
            <text:p>197</text:p>
          </table:table-cell>
          <table:table-cell table:formula="of:=[.F198]/311" office:value-type="float" office:value="0.633440514469453" calcext:value-type="float">
            <text:p>0.633440514469453</text:p>
          </table:table-cell>
          <table:table-cell table:formula="of:=LOG10([.G198])" office:value-type="float" office:value="-0.198294162865245" calcext:value-type="float">
            <text:p>-0.198294162865245</text:p>
          </table:table-cell>
          <table:table-cell table:style-name="ce7" office:value-type="string" calcext:value-type="string">
            <text:p><text:a xlink:href="https://en.wikipedia.org/wiki/Midland,_Texas" xlink:type="simple">Midland</text:a></text:p>
          </table:table-cell>
          <table:table-cell office:value-type="float" office:value="5.13382302283473" calcext:value-type="float">
            <text:p>5.13382302283473</text:p>
          </table:table-cell>
          <table:table-cell office:value-type="float" office:value="-0.198294162865245" calcext:value-type="float">
            <text:p>-0.198294162865245</text:p>
          </table:table-cell>
          <table:table-cell table:number-columns-repeated="1013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7" office:value-type="string" calcext:value-type="string">
            <text:p><text:a xlink:href="https://en.wikipedia.org/wiki/Carrollton,_Texas" xlink:type="simple">Carrollton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135710" calcext:value-type="float">
            <text:p>135,710</text:p>
          </table:table-cell>
          <table:table-cell table:formula="of:=LOG10([.D199])" office:value-type="float" office:value="5.13261185049545" calcext:value-type="float">
            <text:p>5.13261185049545</text:p>
          </table:table-cell>
          <table:table-cell table:style-name="ce18" office:value-type="float" office:value="198" calcext:value-type="float">
            <text:p>198</text:p>
          </table:table-cell>
          <table:table-cell table:formula="of:=[.F199]/311" office:value-type="float" office:value="0.636655948553055" calcext:value-type="float">
            <text:p>0.636655948553055</text:p>
          </table:table-cell>
          <table:table-cell table:formula="of:=LOG10([.G199])" office:value-type="float" office:value="-0.196095198765306" calcext:value-type="float">
            <text:p>-0.196095198765306</text:p>
          </table:table-cell>
          <table:table-cell table:style-name="ce7" office:value-type="string" calcext:value-type="string">
            <text:p><text:a xlink:href="https://en.wikipedia.org/wiki/Carrollton,_Texas" xlink:type="simple">Carrollton</text:a></text:p>
          </table:table-cell>
          <table:table-cell office:value-type="float" office:value="5.13261185049545" calcext:value-type="float">
            <text:p>5.13261185049545</text:p>
          </table:table-cell>
          <table:table-cell office:value-type="float" office:value="-0.196095198765306" calcext:value-type="float">
            <text:p>-0.196095198765306</text:p>
          </table:table-cell>
          <table:table-cell table:number-columns-repeated="1013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7" office:value-type="string" calcext:value-type="string">
            <text:p><text:a xlink:href="https://en.wikipedia.org/wiki/Roseville,_California" xlink:type="simple">Roseville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35329" calcext:value-type="float">
            <text:p>135,329</text:p>
          </table:table-cell>
          <table:table-cell table:formula="of:=LOG10([.D200])" office:value-type="float" office:value="5.13139087265395" calcext:value-type="float">
            <text:p>5.13139087265395</text:p>
          </table:table-cell>
          <table:table-cell table:style-name="ce18" office:value-type="float" office:value="199" calcext:value-type="float">
            <text:p>199</text:p>
          </table:table-cell>
          <table:table-cell table:formula="of:=[.F200]/311" office:value-type="float" office:value="0.639871382636656" calcext:value-type="float">
            <text:p>0.639871382636656</text:p>
          </table:table-cell>
          <table:table-cell table:formula="of:=LOG10([.G200])" office:value-type="float" office:value="-0.193907312617131" calcext:value-type="float">
            <text:p>-0.193907312617131</text:p>
          </table:table-cell>
          <table:table-cell table:style-name="ce7" office:value-type="string" calcext:value-type="string">
            <text:p><text:a xlink:href="https://en.wikipedia.org/wiki/Roseville,_California" xlink:type="simple">Roseville</text:a></text:p>
          </table:table-cell>
          <table:table-cell office:value-type="float" office:value="5.13139087265395" calcext:value-type="float">
            <text:p>5.13139087265395</text:p>
          </table:table-cell>
          <table:table-cell office:value-type="float" office:value="-0.193907312617131" calcext:value-type="float">
            <text:p>-0.193907312617131</text:p>
          </table:table-cell>
          <table:table-cell table:number-columns-repeated="1013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7" office:value-type="string" calcext:value-type="string">
            <text:p><text:a xlink:href="https://en.wikipedia.org/wiki/Warren,_Michigan" xlink:type="simple">Warren</text:a></text:p>
          </table:table-cell>
          <table:table-cell table:style-name="ce15" office:value-type="string" calcext:value-type="string">
            <text:p>Michigan</text:p>
          </table:table-cell>
          <table:table-cell table:style-name="ce17" office:value-type="float" office:value="135022" calcext:value-type="float">
            <text:p>135,022</text:p>
          </table:table-cell>
          <table:table-cell table:formula="of:=LOG10([.D201])" office:value-type="float" office:value="5.13040453664444" calcext:value-type="float">
            <text:p>5.13040453664444</text:p>
          </table:table-cell>
          <table:table-cell table:style-name="ce18" office:value-type="float" office:value="200" calcext:value-type="float">
            <text:p>200</text:p>
          </table:table-cell>
          <table:table-cell table:formula="of:=[.F201]/311" office:value-type="float" office:value="0.643086816720257" calcext:value-type="float">
            <text:p>0.643086816720257</text:p>
          </table:table-cell>
          <table:table-cell table:formula="of:=LOG10([.G201])" office:value-type="float" office:value="-0.191730393362856" calcext:value-type="float">
            <text:p>-0.191730393362856</text:p>
          </table:table-cell>
          <table:table-cell table:style-name="ce7" office:value-type="string" calcext:value-type="string">
            <text:p><text:a xlink:href="https://en.wikipedia.org/wiki/Warren,_Michigan" xlink:type="simple">Warren</text:a></text:p>
          </table:table-cell>
          <table:table-cell office:value-type="float" office:value="5.13040453664444" calcext:value-type="float">
            <text:p>5.13040453664444</text:p>
          </table:table-cell>
          <table:table-cell office:value-type="float" office:value="-0.191730393362856" calcext:value-type="float">
            <text:p>-0.191730393362856</text:p>
          </table:table-cell>
          <table:table-cell table:number-columns-repeated="1013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<text:a xlink:href="https://en.wikipedia.org/wiki/Charleston,_South_Carolina" xlink:type="simple">Charleston</text:a></text:p>
          </table:table-cell>
          <table:table-cell table:style-name="ce14" office:value-type="string" calcext:value-type="string">
            <text:p><text:a xlink:href="https://en.wikipedia.org/wiki/South_Carolina" xlink:type="simple">South Carolina</text:a></text:p>
          </table:table-cell>
          <table:table-cell table:style-name="ce17" office:value-type="float" office:value="134875" calcext:value-type="float">
            <text:p>134,875</text:p>
          </table:table-cell>
          <table:table-cell table:formula="of:=LOG10([.D202])" office:value-type="float" office:value="5.12993145769097" calcext:value-type="float">
            <text:p>5.12993145769097</text:p>
          </table:table-cell>
          <table:table-cell table:style-name="ce18" office:value-type="float" office:value="201" calcext:value-type="float">
            <text:p>201</text:p>
          </table:table-cell>
          <table:table-cell table:formula="of:=[.F202]/311" office:value-type="float" office:value="0.646302250803859" calcext:value-type="float">
            <text:p>0.646302250803859</text:p>
          </table:table-cell>
          <table:table-cell table:formula="of:=LOG10([.G202])" office:value-type="float" office:value="-0.189564331606349" calcext:value-type="float">
            <text:p>-0.189564331606349</text:p>
          </table:table-cell>
          <table:table-cell table:style-name="ce5" office:value-type="string" calcext:value-type="string">
            <text:p><text:a xlink:href="https://en.wikipedia.org/wiki/Charleston,_South_Carolina" xlink:type="simple">Charleston</text:a></text:p>
          </table:table-cell>
          <table:table-cell office:value-type="float" office:value="5.12993145769097" calcext:value-type="float">
            <text:p>5.12993145769097</text:p>
          </table:table-cell>
          <table:table-cell office:value-type="float" office:value="-0.189564331606349" calcext:value-type="float">
            <text:p>-0.189564331606349</text:p>
          </table:table-cell>
          <table:table-cell table:number-columns-repeated="1013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9" office:value-type="string" calcext:value-type="string">
            <text:p>Hampton[16]</text:p>
          </table:table-cell>
          <table:table-cell table:style-name="ce15" office:value-type="string" calcext:value-type="string">
            <text:p>Virginia</text:p>
          </table:table-cell>
          <table:table-cell table:style-name="ce17" office:value-type="float" office:value="134669" calcext:value-type="float">
            <text:p>134,669</text:p>
          </table:table-cell>
          <table:table-cell table:formula="of:=LOG10([.D203])" office:value-type="float" office:value="5.12926763523014" calcext:value-type="float">
            <text:p>5.12926763523014</text:p>
          </table:table-cell>
          <table:table-cell table:style-name="ce18" office:value-type="float" office:value="202" calcext:value-type="float">
            <text:p>202</text:p>
          </table:table-cell>
          <table:table-cell table:formula="of:=[.F203]/311" office:value-type="float" office:value="0.64951768488746" calcext:value-type="float">
            <text:p>0.64951768488746</text:p>
          </table:table-cell>
          <table:table-cell table:formula="of:=LOG10([.G203])" office:value-type="float" office:value="-0.187409019580214" calcext:value-type="float">
            <text:p>-0.187409019580214</text:p>
          </table:table-cell>
          <table:table-cell table:style-name="ce9" office:value-type="string" calcext:value-type="string">
            <text:p>Hampton[16]</text:p>
          </table:table-cell>
          <table:table-cell office:value-type="float" office:value="5.12926763523014" calcext:value-type="float">
            <text:p>5.12926763523014</text:p>
          </table:table-cell>
          <table:table-cell office:value-type="float" office:value="-0.187409019580214" calcext:value-type="float">
            <text:p>-0.187409019580214</text:p>
          </table:table-cell>
          <table:table-cell table:number-columns-repeated="1013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7" office:value-type="string" calcext:value-type="string">
            <text:p><text:a xlink:href="https://en.wikipedia.org/wiki/Surprise,_Arizona" xlink:type="simple">Surprise</text:a></text:p>
          </table:table-cell>
          <table:table-cell table:style-name="ce15" office:value-type="string" calcext:value-type="string">
            <text:p>Arizona</text:p>
          </table:table-cell>
          <table:table-cell table:style-name="ce17" office:value-type="float" office:value="134085" calcext:value-type="float">
            <text:p>134,085</text:p>
          </table:table-cell>
          <table:table-cell table:formula="of:=LOG10([.D204])" office:value-type="float" office:value="5.12738019633335" calcext:value-type="float">
            <text:p>5.12738019633335</text:p>
          </table:table-cell>
          <table:table-cell table:style-name="ce18" office:value-type="float" office:value="203" calcext:value-type="float">
            <text:p>203</text:p>
          </table:table-cell>
          <table:table-cell table:formula="of:=[.F204]/311" office:value-type="float" office:value="0.652733118971061" calcext:value-type="float">
            <text:p>0.652733118971061</text:p>
          </table:table-cell>
          <table:table-cell table:formula="of:=LOG10([.G204])" office:value-type="float" office:value="-0.185264351113625" calcext:value-type="float">
            <text:p>-0.185264351113625</text:p>
          </table:table-cell>
          <table:table-cell table:style-name="ce7" office:value-type="string" calcext:value-type="string">
            <text:p><text:a xlink:href="https://en.wikipedia.org/wiki/Surprise,_Arizona" xlink:type="simple">Surprise</text:a></text:p>
          </table:table-cell>
          <table:table-cell office:value-type="float" office:value="5.12738019633335" calcext:value-type="float">
            <text:p>5.12738019633335</text:p>
          </table:table-cell>
          <table:table-cell office:value-type="float" office:value="-0.185264351113625" calcext:value-type="float">
            <text:p>-0.185264351113625</text:p>
          </table:table-cell>
          <table:table-cell table:number-columns-repeated="1013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8" office:value-type="string" calcext:value-type="string">
            <text:p><text:a xlink:href="https://en.wikipedia.org/wiki/Columbia,_South_Carolina" xlink:type="simple">Columbia</text:a></text:p>
          </table:table-cell>
          <table:table-cell table:style-name="ce15" office:value-type="string" calcext:value-type="string">
            <text:p>South Carolina</text:p>
          </table:table-cell>
          <table:table-cell table:style-name="ce17" office:value-type="float" office:value="133114" calcext:value-type="float">
            <text:p>133,114</text:p>
          </table:table-cell>
          <table:table-cell table:formula="of:=LOG10([.D205])" office:value-type="float" office:value="5.1242237339345" calcext:value-type="float">
            <text:p>5.1242237339345</text:p>
          </table:table-cell>
          <table:table-cell table:style-name="ce18" office:value-type="float" office:value="204" calcext:value-type="float">
            <text:p>204</text:p>
          </table:table-cell>
          <table:table-cell table:formula="of:=[.F205]/311" office:value-type="float" office:value="0.655948553054662" calcext:value-type="float">
            <text:p>0.655948553054662</text:p>
          </table:table-cell>
          <table:table-cell table:formula="of:=LOG10([.G205])" office:value-type="float" office:value="-0.183130221600939" calcext:value-type="float">
            <text:p>-0.183130221600939</text:p>
          </table:table-cell>
          <table:table-cell table:style-name="ce8" office:value-type="string" calcext:value-type="string">
            <text:p><text:a xlink:href="https://en.wikipedia.org/wiki/Columbia,_South_Carolina" xlink:type="simple">Columbia</text:a></text:p>
          </table:table-cell>
          <table:table-cell office:value-type="float" office:value="5.1242237339345" calcext:value-type="float">
            <text:p>5.1242237339345</text:p>
          </table:table-cell>
          <table:table-cell office:value-type="float" office:value="-0.183130221600939" calcext:value-type="float">
            <text:p>-0.183130221600939</text:p>
          </table:table-cell>
          <table:table-cell table:number-columns-repeated="1013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7" office:value-type="string" calcext:value-type="string">
            <text:p><text:a xlink:href="https://en.wikipedia.org/wiki/Coral_Springs,_Florida" xlink:type="simple">Coral Springs</text:a></text:p>
          </table:table-cell>
          <table:table-cell table:style-name="ce15" office:value-type="string" calcext:value-type="string">
            <text:p>Florida</text:p>
          </table:table-cell>
          <table:table-cell table:style-name="ce17" office:value-type="float" office:value="133037" calcext:value-type="float">
            <text:p>133,037</text:p>
          </table:table-cell>
          <table:table-cell table:formula="of:=LOG10([.D206])" office:value-type="float" office:value="5.12397244293023" calcext:value-type="float">
            <text:p>5.12397244293023</text:p>
          </table:table-cell>
          <table:table-cell table:style-name="ce18" office:value-type="float" office:value="205" calcext:value-type="float">
            <text:p>205</text:p>
          </table:table-cell>
          <table:table-cell table:formula="of:=[.F206]/311" office:value-type="float" office:value="0.659163987138264" calcext:value-type="float">
            <text:p>0.659163987138264</text:p>
          </table:table-cell>
          <table:table-cell table:formula="of:=LOG10([.G206])" office:value-type="float" office:value="-0.181006527971083" calcext:value-type="float">
            <text:p>-0.181006527971083</text:p>
          </table:table-cell>
          <table:table-cell table:style-name="ce7" office:value-type="string" calcext:value-type="string">
            <text:p><text:a xlink:href="https://en.wikipedia.org/wiki/Coral_Springs,_Florida" xlink:type="simple">Coral Springs</text:a></text:p>
          </table:table-cell>
          <table:table-cell office:value-type="float" office:value="5.12397244293023" calcext:value-type="float">
            <text:p>5.12397244293023</text:p>
          </table:table-cell>
          <table:table-cell office:value-type="float" office:value="-0.181006527971083" calcext:value-type="float">
            <text:p>-0.181006527971083</text:p>
          </table:table-cell>
          <table:table-cell table:number-columns-repeated="1013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7" office:value-type="string" calcext:value-type="string">
            <text:p><text:a xlink:href="https://en.wikipedia.org/wiki/Visalia,_California" xlink:type="simple">Visalia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33010" calcext:value-type="float">
            <text:p>133,010</text:p>
          </table:table-cell>
          <table:table-cell table:formula="of:=LOG10([.D207])" office:value-type="float" office:value="5.12388429346001" calcext:value-type="float">
            <text:p>5.12388429346001</text:p>
          </table:table-cell>
          <table:table-cell table:style-name="ce18" office:value-type="float" office:value="206" calcext:value-type="float">
            <text:p>206</text:p>
          </table:table-cell>
          <table:table-cell table:formula="of:=[.F207]/311" office:value-type="float" office:value="0.662379421221865" calcext:value-type="float">
            <text:p>0.662379421221865</text:p>
          </table:table-cell>
          <table:table-cell table:formula="of:=LOG10([.G207])" office:value-type="float" office:value="-0.178893168657684" calcext:value-type="float">
            <text:p>-0.178893168657684</text:p>
          </table:table-cell>
          <table:table-cell table:style-name="ce7" office:value-type="string" calcext:value-type="string">
            <text:p><text:a xlink:href="https://en.wikipedia.org/wiki/Visalia,_California" xlink:type="simple">Visalia</text:a></text:p>
          </table:table-cell>
          <table:table-cell office:value-type="float" office:value="5.12388429346001" calcext:value-type="float">
            <text:p>5.12388429346001</text:p>
          </table:table-cell>
          <table:table-cell office:value-type="float" office:value="-0.178893168657684" calcext:value-type="float">
            <text:p>-0.178893168657684</text:p>
          </table:table-cell>
          <table:table-cell table:number-columns-repeated="1013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7" office:value-type="string" calcext:value-type="string">
            <text:p><text:a xlink:href="https://en.wikipedia.org/wiki/Sterling_Heights,_Michigan" xlink:type="simple">Sterling Heights</text:a></text:p>
          </table:table-cell>
          <table:table-cell table:style-name="ce15" office:value-type="string" calcext:value-type="string">
            <text:p>Michigan</text:p>
          </table:table-cell>
          <table:table-cell table:style-name="ce17" office:value-type="float" office:value="132631" calcext:value-type="float">
            <text:p>132,631</text:p>
          </table:table-cell>
          <table:table-cell table:formula="of:=LOG10([.D208])" office:value-type="float" office:value="5.1226450440947" calcext:value-type="float">
            <text:p>5.1226450440947</text:p>
          </table:table-cell>
          <table:table-cell table:style-name="ce18" office:value-type="float" office:value="207" calcext:value-type="float">
            <text:p>207</text:p>
          </table:table-cell>
          <table:table-cell table:formula="of:=[.F208]/311" office:value-type="float" office:value="0.665594855305466" calcext:value-type="float">
            <text:p>0.665594855305466</text:p>
          </table:table-cell>
          <table:table-cell table:formula="of:=LOG10([.G208])" office:value-type="float" office:value="-0.17679004356992" calcext:value-type="float">
            <text:p>-0.17679004356992</text:p>
          </table:table-cell>
          <table:table-cell table:style-name="ce7" office:value-type="string" calcext:value-type="string">
            <text:p><text:a xlink:href="https://en.wikipedia.org/wiki/Sterling_Heights,_Michigan" xlink:type="simple">Sterling Heights</text:a></text:p>
          </table:table-cell>
          <table:table-cell office:value-type="float" office:value="5.1226450440947" calcext:value-type="float">
            <text:p>5.1226450440947</text:p>
          </table:table-cell>
          <table:table-cell office:value-type="float" office:value="-0.17679004356992" calcext:value-type="float">
            <text:p>-0.17679004356992</text:p>
          </table:table-cell>
          <table:table-cell table:number-columns-repeated="1013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7" office:value-type="string" calcext:value-type="string">
            <text:p><text:a xlink:href="https://en.wikipedia.org/wiki/Gainesville,_Florida" xlink:type="simple">Gainesville</text:a></text:p>
          </table:table-cell>
          <table:table-cell table:style-name="ce15" office:value-type="string" calcext:value-type="string">
            <text:p>Florida</text:p>
          </table:table-cell>
          <table:table-cell table:style-name="ce17" office:value-type="float" office:value="132249" calcext:value-type="float">
            <text:p>132,249</text:p>
          </table:table-cell>
          <table:table-cell table:formula="of:=LOG10([.D209])" office:value-type="float" office:value="5.12139239680459" calcext:value-type="float">
            <text:p>5.12139239680459</text:p>
          </table:table-cell>
          <table:table-cell table:style-name="ce18" office:value-type="float" office:value="208" calcext:value-type="float">
            <text:p>208</text:p>
          </table:table-cell>
          <table:table-cell table:formula="of:=[.F209]/311" office:value-type="float" office:value="0.668810289389068" calcext:value-type="float">
            <text:p>0.668810289389068</text:p>
          </table:table-cell>
          <table:table-cell table:formula="of:=LOG10([.G209])" office:value-type="float" office:value="-0.174697054064076" calcext:value-type="float">
            <text:p>-0.174697054064076</text:p>
          </table:table-cell>
          <table:table-cell table:style-name="ce7" office:value-type="string" calcext:value-type="string">
            <text:p><text:a xlink:href="https://en.wikipedia.org/wiki/Gainesville,_Florida" xlink:type="simple">Gainesville</text:a></text:p>
          </table:table-cell>
          <table:table-cell office:value-type="float" office:value="5.12139239680459" calcext:value-type="float">
            <text:p>5.12139239680459</text:p>
          </table:table-cell>
          <table:table-cell office:value-type="float" office:value="-0.174697054064076" calcext:value-type="float">
            <text:p>-0.174697054064076</text:p>
          </table:table-cell>
          <table:table-cell table:number-columns-repeated="1013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7" office:value-type="string" calcext:value-type="string">
            <text:p><text:a xlink:href="https://en.wikipedia.org/wiki/Cedar_Rapids,_Iowa" xlink:type="simple">Cedar Rapids</text:a></text:p>
          </table:table-cell>
          <table:table-cell table:style-name="ce15" office:value-type="string" calcext:value-type="string">
            <text:p>Iowa</text:p>
          </table:table-cell>
          <table:table-cell table:style-name="ce17" office:value-type="float" office:value="132228" calcext:value-type="float">
            <text:p>132,228</text:p>
          </table:table-cell>
          <table:table-cell table:formula="of:=LOG10([.D210])" office:value-type="float" office:value="5.12132342911258" calcext:value-type="float">
            <text:p>5.12132342911258</text:p>
          </table:table-cell>
          <table:table-cell table:style-name="ce18" office:value-type="float" office:value="209" calcext:value-type="float">
            <text:p>209</text:p>
          </table:table-cell>
          <table:table-cell table:formula="of:=[.F210]/311" office:value-type="float" office:value="0.672025723472669" calcext:value-type="float">
            <text:p>0.672025723472669</text:p>
          </table:table-cell>
          <table:table-cell table:formula="of:=LOG10([.G210])" office:value-type="float" office:value="-0.172614102915784" calcext:value-type="float">
            <text:p>-0.172614102915784</text:p>
          </table:table-cell>
          <table:table-cell table:style-name="ce7" office:value-type="string" calcext:value-type="string">
            <text:p><text:a xlink:href="https://en.wikipedia.org/wiki/Cedar_Rapids,_Iowa" xlink:type="simple">Cedar Rapids</text:a></text:p>
          </table:table-cell>
          <table:table-cell office:value-type="float" office:value="5.12132342911258" calcext:value-type="float">
            <text:p>5.12132342911258</text:p>
          </table:table-cell>
          <table:table-cell office:value-type="float" office:value="-0.172614102915784" calcext:value-type="float">
            <text:p>-0.172614102915784</text:p>
          </table:table-cell>
          <table:table-cell table:number-columns-repeated="1013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7" office:value-type="string" calcext:value-type="string">
            <text:p><text:a xlink:href="https://en.wikipedia.org/wiki/New_Haven,_Connecticut" xlink:type="simple">New Haven</text:a></text:p>
          </table:table-cell>
          <table:table-cell table:style-name="ce15" office:value-type="string" calcext:value-type="string">
            <text:p>Connecticut</text:p>
          </table:table-cell>
          <table:table-cell table:style-name="ce17" office:value-type="float" office:value="131014" calcext:value-type="float">
            <text:p>131,014</text:p>
          </table:table-cell>
          <table:table-cell table:formula="of:=LOG10([.D211])" office:value-type="float" office:value="5.11731770632659" calcext:value-type="float">
            <text:p>5.11731770632659</text:p>
          </table:table-cell>
          <table:table-cell table:style-name="ce18" office:value-type="float" office:value="210" calcext:value-type="float">
            <text:p>210</text:p>
          </table:table-cell>
          <table:table-cell table:formula="of:=[.F211]/311" office:value-type="float" office:value="0.67524115755627" calcext:value-type="float">
            <text:p>0.67524115755627</text:p>
          </table:table-cell>
          <table:table-cell table:formula="of:=LOG10([.G211])" office:value-type="float" office:value="-0.170541094292918" calcext:value-type="float">
            <text:p>-0.170541094292918</text:p>
          </table:table-cell>
          <table:table-cell table:style-name="ce7" office:value-type="string" calcext:value-type="string">
            <text:p><text:a xlink:href="https://en.wikipedia.org/wiki/New_Haven,_Connecticut" xlink:type="simple">New Haven</text:a></text:p>
          </table:table-cell>
          <table:table-cell office:value-type="float" office:value="5.11731770632659" calcext:value-type="float">
            <text:p>5.11731770632659</text:p>
          </table:table-cell>
          <table:table-cell office:value-type="float" office:value="-0.170541094292918" calcext:value-type="float">
            <text:p>-0.170541094292918</text:p>
          </table:table-cell>
          <table:table-cell table:number-columns-repeated="1013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7" office:value-type="string" calcext:value-type="string">
            <text:p><text:a xlink:href="https://en.wikipedia.org/wiki/Stamford,_Connecticut" xlink:type="simple">Stamford</text:a></text:p>
          </table:table-cell>
          <table:table-cell table:style-name="ce15" office:value-type="string" calcext:value-type="string">
            <text:p>Connecticut</text:p>
          </table:table-cell>
          <table:table-cell table:style-name="ce17" office:value-type="float" office:value="130824" calcext:value-type="float">
            <text:p>130,824</text:p>
          </table:table-cell>
          <table:table-cell table:formula="of:=LOG10([.D212])" office:value-type="float" office:value="5.1166874237393" calcext:value-type="float">
            <text:p>5.1166874237393</text:p>
          </table:table-cell>
          <table:table-cell table:style-name="ce18" office:value-type="float" office:value="211" calcext:value-type="float">
            <text:p>211</text:p>
          </table:table-cell>
          <table:table-cell table:formula="of:=[.F212]/311" office:value-type="float" office:value="0.678456591639871" calcext:value-type="float">
            <text:p>0.678456591639871</text:p>
          </table:table-cell>
          <table:table-cell table:formula="of:=LOG10([.G212])" office:value-type="float" office:value="-0.168477933729145" calcext:value-type="float">
            <text:p>-0.168477933729145</text:p>
          </table:table-cell>
          <table:table-cell table:style-name="ce7" office:value-type="string" calcext:value-type="string">
            <text:p><text:a xlink:href="https://en.wikipedia.org/wiki/Stamford,_Connecticut" xlink:type="simple">Stamford</text:a></text:p>
          </table:table-cell>
          <table:table-cell office:value-type="float" office:value="5.1166874237393" calcext:value-type="float">
            <text:p>5.1166874237393</text:p>
          </table:table-cell>
          <table:table-cell office:value-type="float" office:value="-0.168477933729145" calcext:value-type="float">
            <text:p>-0.168477933729145</text:p>
          </table:table-cell>
          <table:table-cell table:number-columns-repeated="1013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7" office:value-type="string" calcext:value-type="string">
            <text:p><text:a xlink:href="https://en.wikipedia.org/wiki/Elizabeth,_New_Jersey" xlink:type="simple">Elizabeth</text:a></text:p>
          </table:table-cell>
          <table:table-cell table:style-name="ce15" office:value-type="string" calcext:value-type="string">
            <text:p>New Jersey</text:p>
          </table:table-cell>
          <table:table-cell table:style-name="ce17" office:value-type="float" office:value="130215" calcext:value-type="float">
            <text:p>130,215</text:p>
          </table:table-cell>
          <table:table-cell table:formula="of:=LOG10([.D213])" office:value-type="float" office:value="5.11466101527674" calcext:value-type="float">
            <text:p>5.11466101527674</text:p>
          </table:table-cell>
          <table:table-cell table:style-name="ce18" office:value-type="float" office:value="212" calcext:value-type="float">
            <text:p>212</text:p>
          </table:table-cell>
          <table:table-cell table:formula="of:=[.F213]/311" office:value-type="float" office:value="0.681672025723473" calcext:value-type="float">
            <text:p>0.681672025723473</text:p>
          </table:table-cell>
          <table:table-cell table:formula="of:=LOG10([.G213])" office:value-type="float" office:value="-0.166424528098086" calcext:value-type="float">
            <text:p>-0.166424528098086</text:p>
          </table:table-cell>
          <table:table-cell table:style-name="ce7" office:value-type="string" calcext:value-type="string">
            <text:p><text:a xlink:href="https://en.wikipedia.org/wiki/Elizabeth,_New_Jersey" xlink:type="simple">Elizabeth</text:a></text:p>
          </table:table-cell>
          <table:table-cell office:value-type="float" office:value="5.11466101527674" calcext:value-type="float">
            <text:p>5.11466101527674</text:p>
          </table:table-cell>
          <table:table-cell office:value-type="float" office:value="-0.166424528098086" calcext:value-type="float">
            <text:p>-0.166424528098086</text:p>
          </table:table-cell>
          <table:table-cell table:number-columns-repeated="1013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7" office:value-type="string" calcext:value-type="string">
            <text:p><text:a xlink:href="https://en.wikipedia.org/wiki/Concord,_California" xlink:type="simple">Concord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29783" calcext:value-type="float">
            <text:p>129,783</text:p>
          </table:table-cell>
          <table:table-cell table:formula="of:=LOG10([.D214])" office:value-type="float" office:value="5.11321780887642" calcext:value-type="float">
            <text:p>5.11321780887642</text:p>
          </table:table-cell>
          <table:table-cell table:style-name="ce18" office:value-type="float" office:value="213" calcext:value-type="float">
            <text:p>213</text:p>
          </table:table-cell>
          <table:table-cell table:formula="of:=[.F214]/311" office:value-type="float" office:value="0.684887459807074" calcext:value-type="float">
            <text:p>0.684887459807074</text:p>
          </table:table-cell>
          <table:table-cell table:formula="of:=LOG10([.G214])" office:value-type="float" office:value="-0.1643807855881" calcext:value-type="float">
            <text:p>-0.1643807855881</text:p>
          </table:table-cell>
          <table:table-cell table:style-name="ce7" office:value-type="string" calcext:value-type="string">
            <text:p><text:a xlink:href="https://en.wikipedia.org/wiki/Concord,_California" xlink:type="simple">Concord</text:a></text:p>
          </table:table-cell>
          <table:table-cell office:value-type="float" office:value="5.11321780887642" calcext:value-type="float">
            <text:p>5.11321780887642</text:p>
          </table:table-cell>
          <table:table-cell office:value-type="float" office:value="-0.1643807855881" calcext:value-type="float">
            <text:p>-0.1643807855881</text:p>
          </table:table-cell>
          <table:table-cell table:number-columns-repeated="1013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7" office:value-type="string" calcext:value-type="string">
            <text:p><text:a xlink:href="https://en.wikipedia.org/wiki/Thousand_Oaks,_California" xlink:type="simple">Thousand Oaks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28995" calcext:value-type="float">
            <text:p>128,995</text:p>
          </table:table-cell>
          <table:table-cell table:formula="of:=LOG10([.D215])" office:value-type="float" office:value="5.11057287685356" calcext:value-type="float">
            <text:p>5.11057287685356</text:p>
          </table:table-cell>
          <table:table-cell table:style-name="ce18" office:value-type="float" office:value="214" calcext:value-type="float">
            <text:p>214</text:p>
          </table:table-cell>
          <table:table-cell table:formula="of:=[.F215]/311" office:value-type="float" office:value="0.688102893890675" calcext:value-type="float">
            <text:p>0.688102893890675</text:p>
          </table:table-cell>
          <table:table-cell table:formula="of:=LOG10([.G215])" office:value-type="float" office:value="-0.162346615677647" calcext:value-type="float">
            <text:p>-0.162346615677647</text:p>
          </table:table-cell>
          <table:table-cell table:style-name="ce7" office:value-type="string" calcext:value-type="string">
            <text:p><text:a xlink:href="https://en.wikipedia.org/wiki/Thousand_Oaks,_California" xlink:type="simple">Thousand Oaks</text:a></text:p>
          </table:table-cell>
          <table:table-cell office:value-type="float" office:value="5.11057287685356" calcext:value-type="float">
            <text:p>5.11057287685356</text:p>
          </table:table-cell>
          <table:table-cell office:value-type="float" office:value="-0.162346615677647" calcext:value-type="float">
            <text:p>-0.162346615677647</text:p>
          </table:table-cell>
          <table:table-cell table:number-columns-repeated="1013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7" office:value-type="string" calcext:value-type="string">
            <text:p><text:a xlink:href="https://en.wikipedia.org/wiki/Kent,_Washington" xlink:type="simple">Kent</text:a></text:p>
          </table:table-cell>
          <table:table-cell table:style-name="ce15" office:value-type="string" calcext:value-type="string">
            <text:p>Washington</text:p>
          </table:table-cell>
          <table:table-cell table:style-name="ce17" office:value-type="float" office:value="128458" calcext:value-type="float">
            <text:p>128,458</text:p>
          </table:table-cell>
          <table:table-cell table:formula="of:=LOG10([.D216])" office:value-type="float" office:value="5.10876115607349" calcext:value-type="float">
            <text:p>5.10876115607349</text:p>
          </table:table-cell>
          <table:table-cell table:style-name="ce18" office:value-type="float" office:value="215" calcext:value-type="float">
            <text:p>215</text:p>
          </table:table-cell>
          <table:table-cell table:formula="of:=[.F216]/311" office:value-type="float" office:value="0.691318327974277" calcext:value-type="float">
            <text:p>0.691318327974277</text:p>
          </table:table-cell>
          <table:table-cell table:formula="of:=LOG10([.G216])" office:value-type="float" office:value="-0.160321929111232" calcext:value-type="float">
            <text:p>-0.160321929111232</text:p>
          </table:table-cell>
          <table:table-cell table:style-name="ce7" office:value-type="string" calcext:value-type="string">
            <text:p><text:a xlink:href="https://en.wikipedia.org/wiki/Kent,_Washington" xlink:type="simple">Kent</text:a></text:p>
          </table:table-cell>
          <table:table-cell office:value-type="float" office:value="5.10876115607349" calcext:value-type="float">
            <text:p>5.10876115607349</text:p>
          </table:table-cell>
          <table:table-cell office:value-type="float" office:value="-0.160321929111232" calcext:value-type="float">
            <text:p>-0.160321929111232</text:p>
          </table:table-cell>
          <table:table-cell table:number-columns-repeated="1013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7" office:value-type="string" calcext:value-type="string">
            <text:p><text:a xlink:href="https://en.wikipedia.org/wiki/Santa_Clara,_California" xlink:type="simple">Santa Clara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27134" calcext:value-type="float">
            <text:p>127,134</text:p>
          </table:table-cell>
          <table:table-cell table:formula="of:=LOG10([.D217])" office:value-type="float" office:value="5.10426171135447" calcext:value-type="float">
            <text:p>5.10426171135447</text:p>
          </table:table-cell>
          <table:table-cell table:style-name="ce18" office:value-type="float" office:value="216" calcext:value-type="float">
            <text:p>216</text:p>
          </table:table-cell>
          <table:table-cell table:formula="of:=[.F217]/311" office:value-type="float" office:value="0.694533762057878" calcext:value-type="float">
            <text:p>0.694533762057878</text:p>
          </table:table-cell>
          <table:table-cell table:formula="of:=LOG10([.G217])" office:value-type="float" office:value="-0.158306637875907" calcext:value-type="float">
            <text:p>-0.158306637875907</text:p>
          </table:table-cell>
          <table:table-cell table:style-name="ce7" office:value-type="string" calcext:value-type="string">
            <text:p><text:a xlink:href="https://en.wikipedia.org/wiki/Santa_Clara,_California" xlink:type="simple">Santa Clara</text:a></text:p>
          </table:table-cell>
          <table:table-cell office:value-type="float" office:value="5.10426171135447" calcext:value-type="float">
            <text:p>5.10426171135447</text:p>
          </table:table-cell>
          <table:table-cell office:value-type="float" office:value="-0.158306637875907" calcext:value-type="float">
            <text:p>-0.158306637875907</text:p>
          </table:table-cell>
          <table:table-cell table:number-columns-repeated="1013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7" office:value-type="string" calcext:value-type="string">
            <text:p><text:a xlink:href="https://en.wikipedia.org/wiki/Simi_Valley,_California" xlink:type="simple">Simi Valley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26878" calcext:value-type="float">
            <text:p>126,878</text:p>
          </table:table-cell>
          <table:table-cell table:formula="of:=LOG10([.D218])" office:value-type="float" office:value="5.10338632416797" calcext:value-type="float">
            <text:p>5.10338632416797</text:p>
          </table:table-cell>
          <table:table-cell table:style-name="ce18" office:value-type="float" office:value="217" calcext:value-type="float">
            <text:p>217</text:p>
          </table:table-cell>
          <table:table-cell table:formula="of:=[.F218]/311" office:value-type="float" office:value="0.697749196141479" calcext:value-type="float">
            <text:p>0.697749196141479</text:p>
          </table:table-cell>
          <table:table-cell table:formula="of:=LOG10([.G218])" office:value-type="float" office:value="-0.156300655178308" calcext:value-type="float">
            <text:p>-0.156300655178308</text:p>
          </table:table-cell>
          <table:table-cell table:style-name="ce7" office:value-type="string" calcext:value-type="string">
            <text:p><text:a xlink:href="https://en.wikipedia.org/wiki/Simi_Valley,_California" xlink:type="simple">Simi Valley</text:a></text:p>
          </table:table-cell>
          <table:table-cell office:value-type="float" office:value="5.10338632416797" calcext:value-type="float">
            <text:p>5.10338632416797</text:p>
          </table:table-cell>
          <table:table-cell office:value-type="float" office:value="-0.156300655178308" calcext:value-type="float">
            <text:p>-0.156300655178308</text:p>
          </table:table-cell>
          <table:table-cell table:number-columns-repeated="1013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9" office:value-type="string" calcext:value-type="string">
            <text:p>Lafayette[28]</text:p>
          </table:table-cell>
          <table:table-cell table:style-name="ce15" office:value-type="string" calcext:value-type="string">
            <text:p>Louisiana</text:p>
          </table:table-cell>
          <table:table-cell table:style-name="ce17" office:value-type="float" office:value="126848" calcext:value-type="float">
            <text:p>126,848</text:p>
          </table:table-cell>
          <table:table-cell table:formula="of:=LOG10([.D219])" office:value-type="float" office:value="5.10328362413314" calcext:value-type="float">
            <text:p>5.10328362413314</text:p>
          </table:table-cell>
          <table:table-cell table:style-name="ce18" office:value-type="float" office:value="218" calcext:value-type="float">
            <text:p>218</text:p>
          </table:table-cell>
          <table:table-cell table:formula="of:=[.F219]/311" office:value-type="float" office:value="0.70096463022508" calcext:value-type="float">
            <text:p>0.70096463022508</text:p>
          </table:table-cell>
          <table:table-cell table:formula="of:=LOG10([.G219])" office:value-type="float" office:value="-0.154303895422233" calcext:value-type="float">
            <text:p>-0.154303895422233</text:p>
          </table:table-cell>
          <table:table-cell table:style-name="ce9" office:value-type="string" calcext:value-type="string">
            <text:p>Lafayette[28]</text:p>
          </table:table-cell>
          <table:table-cell office:value-type="float" office:value="5.10328362413314" calcext:value-type="float">
            <text:p>5.10328362413314</text:p>
          </table:table-cell>
          <table:table-cell office:value-type="float" office:value="-0.154303895422233" calcext:value-type="float">
            <text:p>-0.154303895422233</text:p>
          </table:table-cell>
          <table:table-cell table:number-columns-repeated="1013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8" office:value-type="string" calcext:value-type="string">
            <text:p><text:a xlink:href="https://en.wikipedia.org/wiki/Topeka,_Kansas" xlink:type="simple">Topeka</text:a></text:p>
          </table:table-cell>
          <table:table-cell table:style-name="ce15" office:value-type="string" calcext:value-type="string">
            <text:p>Kansas</text:p>
          </table:table-cell>
          <table:table-cell table:style-name="ce17" office:value-type="float" office:value="126587" calcext:value-type="float">
            <text:p>126,587</text:p>
          </table:table-cell>
          <table:table-cell table:formula="of:=LOG10([.D220])" office:value-type="float" office:value="5.10238910759163" calcext:value-type="float">
            <text:p>5.10238910759163</text:p>
          </table:table-cell>
          <table:table-cell table:style-name="ce18" office:value-type="float" office:value="219" calcext:value-type="float">
            <text:p>219</text:p>
          </table:table-cell>
          <table:table-cell table:formula="of:=[.F220]/311" office:value-type="float" office:value="0.704180064308682" calcext:value-type="float">
            <text:p>0.704180064308682</text:p>
          </table:table-cell>
          <table:table-cell table:formula="of:=LOG10([.G220])" office:value-type="float" office:value="-0.152316274186719" calcext:value-type="float">
            <text:p>-0.152316274186719</text:p>
          </table:table-cell>
          <table:table-cell table:style-name="ce8" office:value-type="string" calcext:value-type="string">
            <text:p><text:a xlink:href="https://en.wikipedia.org/wiki/Topeka,_Kansas" xlink:type="simple">Topeka</text:a></text:p>
          </table:table-cell>
          <table:table-cell office:value-type="float" office:value="5.10238910759163" calcext:value-type="float">
            <text:p>5.10238910759163</text:p>
          </table:table-cell>
          <table:table-cell office:value-type="float" office:value="-0.152316274186719" calcext:value-type="float">
            <text:p>-0.152316274186719</text:p>
          </table:table-cell>
          <table:table-cell table:number-columns-repeated="1013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9" office:value-type="string" calcext:value-type="string">
            <text:p>Athens[29]</text:p>
          </table:table-cell>
          <table:table-cell table:style-name="ce15" office:value-type="string" calcext:value-type="string">
            <text:p>Georgia</text:p>
          </table:table-cell>
          <table:table-cell table:style-name="ce17" office:value-type="float" office:value="125691" calcext:value-type="float">
            <text:p>125,691</text:p>
          </table:table-cell>
          <table:table-cell table:formula="of:=LOG10([.D221])" office:value-type="float" office:value="5.09930418150241" calcext:value-type="float">
            <text:p>5.09930418150241</text:p>
          </table:table-cell>
          <table:table-cell table:style-name="ce18" office:value-type="float" office:value="220" calcext:value-type="float">
            <text:p>220</text:p>
          </table:table-cell>
          <table:table-cell table:formula="of:=[.F221]/311" office:value-type="float" office:value="0.707395498392283" calcext:value-type="float">
            <text:p>0.707395498392283</text:p>
          </table:table-cell>
          <table:table-cell table:formula="of:=LOG10([.G221])" office:value-type="float" office:value="-0.150337708204631" calcext:value-type="float">
            <text:p>-0.150337708204631</text:p>
          </table:table-cell>
          <table:table-cell table:style-name="ce9" office:value-type="string" calcext:value-type="string">
            <text:p>Athens[29]</text:p>
          </table:table-cell>
          <table:table-cell office:value-type="float" office:value="5.09930418150241" calcext:value-type="float">
            <text:p>5.09930418150241</text:p>
          </table:table-cell>
          <table:table-cell office:value-type="float" office:value="-0.150337708204631" calcext:value-type="float">
            <text:p>-0.150337708204631</text:p>
          </table:table-cell>
          <table:table-cell table:number-columns-repeated="1013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7" office:value-type="string" calcext:value-type="string">
            <text:p><text:a xlink:href="https://en.wikipedia.org/wiki/Round_Rock,_Texas" xlink:type="simple">Round Rock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123678" calcext:value-type="float">
            <text:p>123,678</text:p>
          </table:table-cell>
          <table:table-cell table:formula="of:=LOG10([.D222])" office:value-type="float" office:value="5.09229245364421" calcext:value-type="float">
            <text:p>5.09229245364421</text:p>
          </table:table-cell>
          <table:table-cell table:style-name="ce18" office:value-type="float" office:value="221" calcext:value-type="float">
            <text:p>221</text:p>
          </table:table-cell>
          <table:table-cell table:formula="of:=[.F222]/311" office:value-type="float" office:value="0.710610932475884" calcext:value-type="float">
            <text:p>0.710610932475884</text:p>
          </table:table-cell>
          <table:table-cell table:formula="of:=LOG10([.G222])" office:value-type="float" office:value="-0.148368115341727" calcext:value-type="float">
            <text:p>-0.148368115341727</text:p>
          </table:table-cell>
          <table:table-cell table:style-name="ce7" office:value-type="string" calcext:value-type="string">
            <text:p><text:a xlink:href="https://en.wikipedia.org/wiki/Round_Rock,_Texas" xlink:type="simple">Round Rock</text:a></text:p>
          </table:table-cell>
          <table:table-cell office:value-type="float" office:value="5.09229245364421" calcext:value-type="float">
            <text:p>5.09229245364421</text:p>
          </table:table-cell>
          <table:table-cell office:value-type="float" office:value="-0.148368115341727" calcext:value-type="float">
            <text:p>-0.148368115341727</text:p>
          </table:table-cell>
          <table:table-cell table:number-columns-repeated="1013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8" office:value-type="string" calcext:value-type="string">
            <text:p><text:a xlink:href="https://en.wikipedia.org/wiki/Hartford,_Connecticut" xlink:type="simple">Hartford</text:a></text:p>
          </table:table-cell>
          <table:table-cell table:style-name="ce15" office:value-type="string" calcext:value-type="string">
            <text:p>Connecticut</text:p>
          </table:table-cell>
          <table:table-cell table:style-name="ce17" office:value-type="float" office:value="123400" calcext:value-type="float">
            <text:p>123,400</text:p>
          </table:table-cell>
          <table:table-cell table:formula="of:=LOG10([.D223])" office:value-type="float" office:value="5.09131515969722" calcext:value-type="float">
            <text:p>5.09131515969722</text:p>
          </table:table-cell>
          <table:table-cell table:style-name="ce18" office:value-type="float" office:value="222" calcext:value-type="float">
            <text:p>222</text:p>
          </table:table-cell>
          <table:table-cell table:formula="of:=[.F223]/311" office:value-type="float" office:value="0.713826366559486" calcext:value-type="float">
            <text:p>0.713826366559486</text:p>
          </table:table-cell>
          <table:table-cell table:formula="of:=LOG10([.G223])" office:value-type="float" office:value="-0.146407414576199" calcext:value-type="float">
            <text:p>-0.146407414576199</text:p>
          </table:table-cell>
          <table:table-cell table:style-name="ce8" office:value-type="string" calcext:value-type="string">
            <text:p><text:a xlink:href="https://en.wikipedia.org/wiki/Hartford,_Connecticut" xlink:type="simple">Hartford</text:a></text:p>
          </table:table-cell>
          <table:table-cell office:value-type="float" office:value="5.09131515969722" calcext:value-type="float">
            <text:p>5.09131515969722</text:p>
          </table:table-cell>
          <table:table-cell office:value-type="float" office:value="-0.146407414576199" calcext:value-type="float">
            <text:p>-0.146407414576199</text:p>
          </table:table-cell>
          <table:table-cell table:number-columns-repeated="1013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7" office:value-type="string" calcext:value-type="string">
            <text:p><text:a xlink:href="https://en.wikipedia.org/wiki/Norman,_Oklahoma" xlink:type="simple">Norman</text:a></text:p>
          </table:table-cell>
          <table:table-cell table:style-name="ce15" office:value-type="string" calcext:value-type="string">
            <text:p>Oklahoma</text:p>
          </table:table-cell>
          <table:table-cell table:style-name="ce17" office:value-type="float" office:value="122843" calcext:value-type="float">
            <text:p>122,843</text:p>
          </table:table-cell>
          <table:table-cell table:formula="of:=LOG10([.D224])" office:value-type="float" office:value="5.08935041398673" calcext:value-type="float">
            <text:p>5.08935041398673</text:p>
          </table:table-cell>
          <table:table-cell table:style-name="ce18" office:value-type="float" office:value="223" calcext:value-type="float">
            <text:p>223</text:p>
          </table:table-cell>
          <table:table-cell table:formula="of:=[.F224]/311" office:value-type="float" office:value="0.717041800643087" calcext:value-type="float">
            <text:p>0.717041800643087</text:p>
          </table:table-cell>
          <table:table-cell table:formula="of:=LOG10([.G224])" office:value-type="float" office:value="-0.144455525978677" calcext:value-type="float">
            <text:p>-0.144455525978677</text:p>
          </table:table-cell>
          <table:table-cell table:style-name="ce7" office:value-type="string" calcext:value-type="string">
            <text:p><text:a xlink:href="https://en.wikipedia.org/wiki/Norman,_Oklahoma" xlink:type="simple">Norman</text:a></text:p>
          </table:table-cell>
          <table:table-cell office:value-type="float" office:value="5.08935041398673" calcext:value-type="float">
            <text:p>5.08935041398673</text:p>
          </table:table-cell>
          <table:table-cell office:value-type="float" office:value="-0.144455525978677" calcext:value-type="float">
            <text:p>-0.144455525978677</text:p>
          </table:table-cell>
          <table:table-cell table:number-columns-repeated="1013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7" office:value-type="string" calcext:value-type="string">
            <text:p><text:a xlink:href="https://en.wikipedia.org/wiki/Victorville,_California" xlink:type="simple">Victorville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22441" calcext:value-type="float">
            <text:p>122,441</text:p>
          </table:table-cell>
          <table:table-cell table:formula="of:=LOG10([.D225])" office:value-type="float" office:value="5.0879268679092" calcext:value-type="float">
            <text:p>5.0879268679092</text:p>
          </table:table-cell>
          <table:table-cell table:style-name="ce18" office:value-type="float" office:value="224" calcext:value-type="float">
            <text:p>224</text:p>
          </table:table-cell>
          <table:table-cell table:formula="of:=[.F225]/311" office:value-type="float" office:value="0.720257234726688" calcext:value-type="float">
            <text:p>0.720257234726688</text:p>
          </table:table-cell>
          <table:table-cell table:formula="of:=LOG10([.G225])" office:value-type="float" office:value="-0.142512370692675" calcext:value-type="float">
            <text:p>-0.142512370692675</text:p>
          </table:table-cell>
          <table:table-cell table:style-name="ce7" office:value-type="string" calcext:value-type="string">
            <text:p><text:a xlink:href="https://en.wikipedia.org/wiki/Victorville,_California" xlink:type="simple">Victorville</text:a></text:p>
          </table:table-cell>
          <table:table-cell office:value-type="float" office:value="5.0879268679092" calcext:value-type="float">
            <text:p>5.0879268679092</text:p>
          </table:table-cell>
          <table:table-cell office:value-type="float" office:value="-0.142512370692675" calcext:value-type="float">
            <text:p>-0.142512370692675</text:p>
          </table:table-cell>
          <table:table-cell table:number-columns-repeated="1013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5" office:value-type="string" calcext:value-type="string">
            <text:p><text:a xlink:href="https://en.wikipedia.org/wiki/Fargo,_North_Dakota" xlink:type="simple">Fargo</text:a></text:p>
          </table:table-cell>
          <table:table-cell table:style-name="ce14" office:value-type="string" calcext:value-type="string">
            <text:p><text:a xlink:href="https://en.wikipedia.org/wiki/North_Dakota" xlink:type="simple">North Dakota</text:a></text:p>
          </table:table-cell>
          <table:table-cell table:style-name="ce17" office:value-type="float" office:value="122359" calcext:value-type="float">
            <text:p>122,359</text:p>
          </table:table-cell>
          <table:table-cell table:formula="of:=LOG10([.D226])" office:value-type="float" office:value="5.0876359189807" calcext:value-type="float">
            <text:p>5.0876359189807</text:p>
          </table:table-cell>
          <table:table-cell table:style-name="ce18" office:value-type="float" office:value="225" calcext:value-type="float">
            <text:p>225</text:p>
          </table:table-cell>
          <table:table-cell table:formula="of:=[.F226]/311" office:value-type="float" office:value="0.723472668810289" calcext:value-type="float">
            <text:p>0.723472668810289</text:p>
          </table:table-cell>
          <table:table-cell table:formula="of:=LOG10([.G226])" office:value-type="float" office:value="-0.140577870915475" calcext:value-type="float">
            <text:p>-0.140577870915475</text:p>
          </table:table-cell>
          <table:table-cell table:style-name="ce5" office:value-type="string" calcext:value-type="string">
            <text:p><text:a xlink:href="https://en.wikipedia.org/wiki/Fargo,_North_Dakota" xlink:type="simple">Fargo</text:a></text:p>
          </table:table-cell>
          <table:table-cell office:value-type="float" office:value="5.0876359189807" calcext:value-type="float">
            <text:p>5.0876359189807</text:p>
          </table:table-cell>
          <table:table-cell office:value-type="float" office:value="-0.140577870915475" calcext:value-type="float">
            <text:p>-0.140577870915475</text:p>
          </table:table-cell>
          <table:table-cell table:number-columns-repeated="1013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7" office:value-type="string" calcext:value-type="string">
            <text:p><text:a xlink:href="https://en.wikipedia.org/wiki/Berkeley,_California" xlink:type="simple">Berkeley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22324" calcext:value-type="float">
            <text:p>122,324</text:p>
          </table:table-cell>
          <table:table-cell table:formula="of:=LOG10([.D227])" office:value-type="float" office:value="5.08751167408448" calcext:value-type="float">
            <text:p>5.08751167408448</text:p>
          </table:table-cell>
          <table:table-cell table:style-name="ce18" office:value-type="float" office:value="226" calcext:value-type="float">
            <text:p>226</text:p>
          </table:table-cell>
          <table:table-cell table:formula="of:=[.F227]/311" office:value-type="float" office:value="0.726688102893891" calcext:value-type="float">
            <text:p>0.726688102893891</text:p>
          </table:table-cell>
          <table:table-cell table:formula="of:=LOG10([.G227])" office:value-type="float" office:value="-0.138651949879437" calcext:value-type="float">
            <text:p>-0.138651949879437</text:p>
          </table:table-cell>
          <table:table-cell table:style-name="ce7" office:value-type="string" calcext:value-type="string">
            <text:p><text:a xlink:href="https://en.wikipedia.org/wiki/Berkeley,_California" xlink:type="simple">Berkeley</text:a></text:p>
          </table:table-cell>
          <table:table-cell office:value-type="float" office:value="5.08751167408448" calcext:value-type="float">
            <text:p>5.08751167408448</text:p>
          </table:table-cell>
          <table:table-cell office:value-type="float" office:value="-0.138651949879437" calcext:value-type="float">
            <text:p>-0.138651949879437</text:p>
          </table:table-cell>
          <table:table-cell table:number-columns-repeated="1013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7" office:value-type="string" calcext:value-type="string">
            <text:p><text:a xlink:href="https://en.wikipedia.org/wiki/Vallejo,_California" xlink:type="simple">Vallejo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22105" calcext:value-type="float">
            <text:p>122,105</text:p>
          </table:table-cell>
          <table:table-cell table:formula="of:=LOG10([.D228])" office:value-type="float" office:value="5.08673344795758" calcext:value-type="float">
            <text:p>5.08673344795758</text:p>
          </table:table-cell>
          <table:table-cell table:style-name="ce18" office:value-type="float" office:value="227" calcext:value-type="float">
            <text:p>227</text:p>
          </table:table-cell>
          <table:table-cell table:formula="of:=[.F228]/311" office:value-type="float" office:value="0.729903536977492" calcext:value-type="float">
            <text:p>0.729903536977492</text:p>
          </table:table-cell>
          <table:table-cell table:formula="of:=LOG10([.G228])" office:value-type="float" office:value="-0.136734531833715" calcext:value-type="float">
            <text:p>-0.136734531833715</text:p>
          </table:table-cell>
          <table:table-cell table:style-name="ce7" office:value-type="string" calcext:value-type="string">
            <text:p><text:a xlink:href="https://en.wikipedia.org/wiki/Vallejo,_California" xlink:type="simple">Vallejo</text:a></text:p>
          </table:table-cell>
          <table:table-cell office:value-type="float" office:value="5.08673344795758" calcext:value-type="float">
            <text:p>5.08673344795758</text:p>
          </table:table-cell>
          <table:table-cell office:value-type="float" office:value="-0.136734531833715" calcext:value-type="float">
            <text:p>-0.136734531833715</text:p>
          </table:table-cell>
          <table:table-cell table:number-columns-repeated="1013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7" office:value-type="string" calcext:value-type="string">
            <text:p><text:a xlink:href="https://en.wikipedia.org/wiki/Abilene,_Texas" xlink:type="simple">Abilene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121885" calcext:value-type="float">
            <text:p>121,885</text:p>
          </table:table-cell>
          <table:table-cell table:formula="of:=LOG10([.D229])" office:value-type="float" office:value="5.08595026166378" calcext:value-type="float">
            <text:p>5.08595026166378</text:p>
          </table:table-cell>
          <table:table-cell table:style-name="ce18" office:value-type="float" office:value="228" calcext:value-type="float">
            <text:p>228</text:p>
          </table:table-cell>
          <table:table-cell table:formula="of:=[.F229]/311" office:value-type="float" office:value="0.733118971061093" calcext:value-type="float">
            <text:p>0.733118971061093</text:p>
          </table:table-cell>
          <table:table-cell table:formula="of:=LOG10([.G229])" office:value-type="float" office:value="-0.134825542026384" calcext:value-type="float">
            <text:p>-0.134825542026384</text:p>
          </table:table-cell>
          <table:table-cell table:style-name="ce7" office:value-type="string" calcext:value-type="string">
            <text:p><text:a xlink:href="https://en.wikipedia.org/wiki/Abilene,_Texas" xlink:type="simple">Abilene</text:a></text:p>
          </table:table-cell>
          <table:table-cell office:value-type="float" office:value="5.08595026166378" calcext:value-type="float">
            <text:p>5.08595026166378</text:p>
          </table:table-cell>
          <table:table-cell office:value-type="float" office:value="-0.134825542026384" calcext:value-type="float">
            <text:p>-0.134825542026384</text:p>
          </table:table-cell>
          <table:table-cell table:number-columns-repeated="1013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7" office:value-type="string" calcext:value-type="string">
            <text:p><text:a xlink:href="https://en.wikipedia.org/wiki/Columbia,_Missouri" xlink:type="simple">Columbia</text:a></text:p>
          </table:table-cell>
          <table:table-cell table:style-name="ce15" office:value-type="string" calcext:value-type="string">
            <text:p>Missouri</text:p>
          </table:table-cell>
          <table:table-cell table:style-name="ce17" office:value-type="float" office:value="121717" calcext:value-type="float">
            <text:p>121,717</text:p>
          </table:table-cell>
          <table:table-cell table:formula="of:=LOG10([.D230])" office:value-type="float" office:value="5.0853512396153" calcext:value-type="float">
            <text:p>5.0853512396153</text:p>
          </table:table-cell>
          <table:table-cell table:style-name="ce18" office:value-type="float" office:value="229" calcext:value-type="float">
            <text:p>229</text:p>
          </table:table-cell>
          <table:table-cell table:formula="of:=[.F230]/311" office:value-type="float" office:value="0.736334405144695" calcext:value-type="float">
            <text:p>0.736334405144695</text:p>
          </table:table-cell>
          <table:table-cell table:formula="of:=LOG10([.G230])" office:value-type="float" office:value="-0.13292490668695" calcext:value-type="float">
            <text:p>-0.13292490668695</text:p>
          </table:table-cell>
          <table:table-cell table:style-name="ce7" office:value-type="string" calcext:value-type="string">
            <text:p><text:a xlink:href="https://en.wikipedia.org/wiki/Columbia,_Missouri" xlink:type="simple">Columbia</text:a></text:p>
          </table:table-cell>
          <table:table-cell office:value-type="float" office:value="5.0853512396153" calcext:value-type="float">
            <text:p>5.0853512396153</text:p>
          </table:table-cell>
          <table:table-cell office:value-type="float" office:value="-0.13292490668695" calcext:value-type="float">
            <text:p>-0.13292490668695</text:p>
          </table:table-cell>
          <table:table-cell table:number-columns-repeated="1013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7" office:value-type="string" calcext:value-type="string">
            <text:p><text:a xlink:href="https://en.wikipedia.org/wiki/Ann_Arbor,_Michigan" xlink:type="simple">Ann Arbor</text:a></text:p>
          </table:table-cell>
          <table:table-cell table:style-name="ce15" office:value-type="string" calcext:value-type="string">
            <text:p>Michigan</text:p>
          </table:table-cell>
          <table:table-cell table:style-name="ce17" office:value-type="float" office:value="121477" calcext:value-type="float">
            <text:p>121,477</text:p>
          </table:table-cell>
          <table:table-cell table:formula="of:=LOG10([.D231])" office:value-type="float" office:value="5.08449405802781" calcext:value-type="float">
            <text:p>5.08449405802781</text:p>
          </table:table-cell>
          <table:table-cell table:style-name="ce18" office:value-type="float" office:value="230" calcext:value-type="float">
            <text:p>230</text:p>
          </table:table-cell>
          <table:table-cell table:formula="of:=[.F231]/311" office:value-type="float" office:value="0.739549839228296" calcext:value-type="float">
            <text:p>0.739549839228296</text:p>
          </table:table-cell>
          <table:table-cell table:formula="of:=LOG10([.G231])" office:value-type="float" office:value="-0.131032553009245" calcext:value-type="float">
            <text:p>-0.131032553009245</text:p>
          </table:table-cell>
          <table:table-cell table:style-name="ce7" office:value-type="string" calcext:value-type="string">
            <text:p><text:a xlink:href="https://en.wikipedia.org/wiki/Ann_Arbor,_Michigan" xlink:type="simple">Ann Arbor</text:a></text:p>
          </table:table-cell>
          <table:table-cell office:value-type="float" office:value="5.08449405802781" calcext:value-type="float">
            <text:p>5.08449405802781</text:p>
          </table:table-cell>
          <table:table-cell office:value-type="float" office:value="-0.131032553009245" calcext:value-type="float">
            <text:p>-0.131032553009245</text:p>
          </table:table-cell>
          <table:table-cell table:number-columns-repeated="1013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7" office:value-type="string" calcext:value-type="string">
            <text:p><text:a xlink:href="https://en.wikipedia.org/wiki/Allentown,_Pennsylvania" xlink:type="simple">Allentown</text:a></text:p>
          </table:table-cell>
          <table:table-cell table:style-name="ce15" office:value-type="string" calcext:value-type="string">
            <text:p>Pennsylvania</text:p>
          </table:table-cell>
          <table:table-cell table:style-name="ce17" office:value-type="float" office:value="121283" calcext:value-type="float">
            <text:p>121,283</text:p>
          </table:table-cell>
          <table:table-cell table:formula="of:=LOG10([.D232])" office:value-type="float" office:value="5.08379993092759" calcext:value-type="float">
            <text:p>5.08379993092759</text:p>
          </table:table-cell>
          <table:table-cell table:style-name="ce18" office:value-type="float" office:value="231" calcext:value-type="float">
            <text:p>231</text:p>
          </table:table-cell>
          <table:table-cell table:formula="of:=[.F232]/311" office:value-type="float" office:value="0.742765273311897" calcext:value-type="float">
            <text:p>0.742765273311897</text:p>
          </table:table-cell>
          <table:table-cell table:formula="of:=LOG10([.G232])" office:value-type="float" office:value="-0.129148409134693" calcext:value-type="float">
            <text:p>-0.129148409134693</text:p>
          </table:table-cell>
          <table:table-cell table:style-name="ce7" office:value-type="string" calcext:value-type="string">
            <text:p><text:a xlink:href="https://en.wikipedia.org/wiki/Allentown,_Pennsylvania" xlink:type="simple">Allentown</text:a></text:p>
          </table:table-cell>
          <table:table-cell office:value-type="float" office:value="5.08379993092759" calcext:value-type="float">
            <text:p>5.08379993092759</text:p>
          </table:table-cell>
          <table:table-cell office:value-type="float" office:value="-0.129148409134693" calcext:value-type="float">
            <text:p>-0.129148409134693</text:p>
          </table:table-cell>
          <table:table-cell table:number-columns-repeated="1013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7" office:value-type="string" calcext:value-type="string">
            <text:p><text:a xlink:href="https://en.wikipedia.org/wiki/Pearland,_Texas" xlink:type="simple">Pearland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119940" calcext:value-type="float">
            <text:p>119,940</text:p>
          </table:table-cell>
          <table:table-cell table:formula="of:=LOG10([.D233])" office:value-type="float" office:value="5.07896404450176" calcext:value-type="float">
            <text:p>5.07896404450176</text:p>
          </table:table-cell>
          <table:table-cell table:style-name="ce18" office:value-type="float" office:value="232" calcext:value-type="float">
            <text:p>232</text:p>
          </table:table-cell>
          <table:table-cell table:formula="of:=[.F233]/311" office:value-type="float" office:value="0.745980707395498" calcext:value-type="float">
            <text:p>0.745980707395498</text:p>
          </table:table-cell>
          <table:table-cell table:formula="of:=LOG10([.G233])" office:value-type="float" office:value="-0.127272404135938" calcext:value-type="float">
            <text:p>-0.127272404135938</text:p>
          </table:table-cell>
          <table:table-cell table:style-name="ce7" office:value-type="string" calcext:value-type="string">
            <text:p><text:a xlink:href="https://en.wikipedia.org/wiki/Pearland,_Texas" xlink:type="simple">Pearland</text:a></text:p>
          </table:table-cell>
          <table:table-cell office:value-type="float" office:value="5.07896404450176" calcext:value-type="float">
            <text:p>5.07896404450176</text:p>
          </table:table-cell>
          <table:table-cell office:value-type="float" office:value="-0.127272404135938" calcext:value-type="float">
            <text:p>-0.127272404135938</text:p>
          </table:table-cell>
          <table:table-cell table:number-columns-repeated="1013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7" office:value-type="string" calcext:value-type="string">
            <text:p><text:a xlink:href="https://en.wikipedia.org/wiki/Beaumont,_Texas" xlink:type="simple">Beaumont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119114" calcext:value-type="float">
            <text:p>119,114</text:p>
          </table:table-cell>
          <table:table-cell table:formula="of:=LOG10([.D234])" office:value-type="float" office:value="5.07596280905138" calcext:value-type="float">
            <text:p>5.07596280905138</text:p>
          </table:table-cell>
          <table:table-cell table:style-name="ce18" office:value-type="float" office:value="233" calcext:value-type="float">
            <text:p>233</text:p>
          </table:table-cell>
          <table:table-cell table:formula="of:=[.F234]/311" office:value-type="float" office:value="0.7491961414791" calcext:value-type="float">
            <text:p>0.7491961414791</text:p>
          </table:table-cell>
          <table:table-cell table:formula="of:=LOG10([.G234])" office:value-type="float" office:value="-0.125404468000819" calcext:value-type="float">
            <text:p>-0.125404468000819</text:p>
          </table:table-cell>
          <table:table-cell table:style-name="ce7" office:value-type="string" calcext:value-type="string">
            <text:p><text:a xlink:href="https://en.wikipedia.org/wiki/Beaumont,_Texas" xlink:type="simple">Beaumont</text:a></text:p>
          </table:table-cell>
          <table:table-cell office:value-type="float" office:value="5.07596280905138" calcext:value-type="float">
            <text:p>5.07596280905138</text:p>
          </table:table-cell>
          <table:table-cell office:value-type="float" office:value="-0.125404468000819" calcext:value-type="float">
            <text:p>-0.125404468000819</text:p>
          </table:table-cell>
          <table:table-cell table:number-columns-repeated="1013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7" office:value-type="string" calcext:value-type="string">
            <text:p><text:a xlink:href="https://en.wikipedia.org/wiki/Wilmington,_North_Carolina" xlink:type="simple">Wilmington</text:a></text:p>
          </table:table-cell>
          <table:table-cell table:style-name="ce15" office:value-type="string" calcext:value-type="string">
            <text:p>North Carolina</text:p>
          </table:table-cell>
          <table:table-cell table:style-name="ce17" office:value-type="float" office:value="119045" calcext:value-type="float">
            <text:p>119,045</text:p>
          </table:table-cell>
          <table:table-cell table:formula="of:=LOG10([.D235])" office:value-type="float" office:value="5.07571115935442" calcext:value-type="float">
            <text:p>5.07571115935442</text:p>
          </table:table-cell>
          <table:table-cell table:style-name="ce18" office:value-type="float" office:value="234" calcext:value-type="float">
            <text:p>234</text:p>
          </table:table-cell>
          <table:table-cell table:formula="of:=[.F235]/311" office:value-type="float" office:value="0.752411575562701" calcext:value-type="float">
            <text:p>0.752411575562701</text:p>
          </table:table-cell>
          <table:table-cell table:formula="of:=LOG10([.G235])" office:value-type="float" office:value="-0.123544531616695" calcext:value-type="float">
            <text:p>-0.123544531616695</text:p>
          </table:table-cell>
          <table:table-cell table:style-name="ce7" office:value-type="string" calcext:value-type="string">
            <text:p><text:a xlink:href="https://en.wikipedia.org/wiki/Wilmington,_North_Carolina" xlink:type="simple">Wilmington</text:a></text:p>
          </table:table-cell>
          <table:table-cell office:value-type="float" office:value="5.07571115935442" calcext:value-type="float">
            <text:p>5.07571115935442</text:p>
          </table:table-cell>
          <table:table-cell office:value-type="float" office:value="-0.123544531616695" calcext:value-type="float">
            <text:p>-0.123544531616695</text:p>
          </table:table-cell>
          <table:table-cell table:number-columns-repeated="1013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7" office:value-type="string" calcext:value-type="string">
            <text:p><text:a xlink:href="https://en.wikipedia.org/wiki/Evansville,_Indiana" xlink:type="simple">Evansville</text:a></text:p>
          </table:table-cell>
          <table:table-cell table:style-name="ce15" office:value-type="string" calcext:value-type="string">
            <text:p>Indiana</text:p>
          </table:table-cell>
          <table:table-cell table:style-name="ce17" office:value-type="float" office:value="118930" calcext:value-type="float">
            <text:p>118,930</text:p>
          </table:table-cell>
          <table:table-cell table:formula="of:=LOG10([.D236])" office:value-type="float" office:value="5.0752914188833" calcext:value-type="float">
            <text:p>5.0752914188833</text:p>
          </table:table-cell>
          <table:table-cell table:style-name="ce18" office:value-type="float" office:value="235" calcext:value-type="float">
            <text:p>235</text:p>
          </table:table-cell>
          <table:table-cell table:formula="of:=[.F236]/311" office:value-type="float" office:value="0.755627009646302" calcext:value-type="float">
            <text:p>0.755627009646302</text:p>
          </table:table-cell>
          <table:table-cell table:formula="of:=LOG10([.G236])" office:value-type="float" office:value="-0.121692526755101" calcext:value-type="float">
            <text:p>-0.121692526755101</text:p>
          </table:table-cell>
          <table:table-cell table:style-name="ce7" office:value-type="string" calcext:value-type="string">
            <text:p><text:a xlink:href="https://en.wikipedia.org/wiki/Evansville,_Indiana" xlink:type="simple">Evansville</text:a></text:p>
          </table:table-cell>
          <table:table-cell office:value-type="float" office:value="5.0752914188833" calcext:value-type="float">
            <text:p>5.0752914188833</text:p>
          </table:table-cell>
          <table:table-cell office:value-type="float" office:value="-0.121692526755101" calcext:value-type="float">
            <text:p>-0.121692526755101</text:p>
          </table:table-cell>
          <table:table-cell table:number-columns-repeated="1013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7" office:value-type="string" calcext:value-type="string">
            <text:p><text:a xlink:href="https://en.wikipedia.org/wiki/Arvada,_Colorado" xlink:type="simple">Arvada</text:a></text:p>
          </table:table-cell>
          <table:table-cell table:style-name="ce15" office:value-type="string" calcext:value-type="string">
            <text:p>Colorado</text:p>
          </table:table-cell>
          <table:table-cell table:style-name="ce17" office:value-type="float" office:value="118807" calcext:value-type="float">
            <text:p>118,807</text:p>
          </table:table-cell>
          <table:table-cell table:formula="of:=LOG10([.D237])" office:value-type="float" office:value="5.0748420296335" calcext:value-type="float">
            <text:p>5.0748420296335</text:p>
          </table:table-cell>
          <table:table-cell table:style-name="ce18" office:value-type="float" office:value="236" calcext:value-type="float">
            <text:p>236</text:p>
          </table:table-cell>
          <table:table-cell table:formula="of:=[.F237]/311" office:value-type="float" office:value="0.758842443729904" calcext:value-type="float">
            <text:p>0.758842443729904</text:p>
          </table:table-cell>
          <table:table-cell table:formula="of:=LOG10([.G237])" office:value-type="float" office:value="-0.119848386056731" calcext:value-type="float">
            <text:p>-0.119848386056731</text:p>
          </table:table-cell>
          <table:table-cell table:style-name="ce7" office:value-type="string" calcext:value-type="string">
            <text:p><text:a xlink:href="https://en.wikipedia.org/wiki/Arvada,_Colorado" xlink:type="simple">Arvada</text:a></text:p>
          </table:table-cell>
          <table:table-cell office:value-type="float" office:value="5.0748420296335" calcext:value-type="float">
            <text:p>5.0748420296335</text:p>
          </table:table-cell>
          <table:table-cell office:value-type="float" office:value="-0.119848386056731" calcext:value-type="float">
            <text:p>-0.119848386056731</text:p>
          </table:table-cell>
          <table:table-cell table:number-columns-repeated="1013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7" office:value-type="string" calcext:value-type="string">
            <text:p><text:a xlink:href="https://en.wikipedia.org/wiki/Provo,_Utah" xlink:type="simple">Provo</text:a></text:p>
          </table:table-cell>
          <table:table-cell table:style-name="ce15" office:value-type="string" calcext:value-type="string">
            <text:p>Utah</text:p>
          </table:table-cell>
          <table:table-cell table:style-name="ce17" office:value-type="float" office:value="117335" calcext:value-type="float">
            <text:p>117,335</text:p>
          </table:table-cell>
          <table:table-cell table:formula="of:=LOG10([.D238])" office:value-type="float" office:value="5.06942757767036" calcext:value-type="float">
            <text:p>5.06942757767036</text:p>
          </table:table-cell>
          <table:table-cell table:style-name="ce18" office:value-type="float" office:value="237" calcext:value-type="float">
            <text:p>237</text:p>
          </table:table-cell>
          <table:table-cell table:formula="of:=[.F238]/311" office:value-type="float" office:value="0.762057877813505" calcext:value-type="float">
            <text:p>0.762057877813505</text:p>
          </table:table-cell>
          <table:table-cell table:formula="of:=LOG10([.G238])" office:value-type="float" office:value="-0.118012043016734" calcext:value-type="float">
            <text:p>-0.118012043016734</text:p>
          </table:table-cell>
          <table:table-cell table:style-name="ce7" office:value-type="string" calcext:value-type="string">
            <text:p><text:a xlink:href="https://en.wikipedia.org/wiki/Provo,_Utah" xlink:type="simple">Provo</text:a></text:p>
          </table:table-cell>
          <table:table-cell office:value-type="float" office:value="5.06942757767036" calcext:value-type="float">
            <text:p>5.06942757767036</text:p>
          </table:table-cell>
          <table:table-cell office:value-type="float" office:value="-0.118012043016734" calcext:value-type="float">
            <text:p>-0.118012043016734</text:p>
          </table:table-cell>
          <table:table-cell table:number-columns-repeated="1013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7" office:value-type="string" calcext:value-type="string">
            <text:p><text:a xlink:href="https://en.wikipedia.org/wiki/Independence,_Missouri" xlink:type="simple">Independence</text:a></text:p>
          </table:table-cell>
          <table:table-cell table:style-name="ce15" office:value-type="string" calcext:value-type="string">
            <text:p>Missouri</text:p>
          </table:table-cell>
          <table:table-cell table:style-name="ce17" office:value-type="float" office:value="117306" calcext:value-type="float">
            <text:p>117,306</text:p>
          </table:table-cell>
          <table:table-cell table:formula="of:=LOG10([.D239])" office:value-type="float" office:value="5.06932022609891" calcext:value-type="float">
            <text:p>5.06932022609891</text:p>
          </table:table-cell>
          <table:table-cell table:style-name="ce18" office:value-type="float" office:value="238" calcext:value-type="float">
            <text:p>238</text:p>
          </table:table-cell>
          <table:table-cell table:formula="of:=[.F239]/311" office:value-type="float" office:value="0.765273311897106" calcext:value-type="float">
            <text:p>0.765273311897106</text:p>
          </table:table-cell>
          <table:table-cell table:formula="of:=LOG10([.G239])" office:value-type="float" office:value="-0.116183431970326" calcext:value-type="float">
            <text:p>-0.116183431970326</text:p>
          </table:table-cell>
          <table:table-cell table:style-name="ce7" office:value-type="string" calcext:value-type="string">
            <text:p><text:a xlink:href="https://en.wikipedia.org/wiki/Independence,_Missouri" xlink:type="simple">Independence</text:a></text:p>
          </table:table-cell>
          <table:table-cell office:value-type="float" office:value="5.06932022609891" calcext:value-type="float">
            <text:p>5.06932022609891</text:p>
          </table:table-cell>
          <table:table-cell office:value-type="float" office:value="-0.116183431970326" calcext:value-type="float">
            <text:p>-0.116183431970326</text:p>
          </table:table-cell>
          <table:table-cell table:number-columns-repeated="1013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8" office:value-type="string" calcext:value-type="string">
            <text:p><text:a xlink:href="https://en.wikipedia.org/wiki/Lansing,_Michigan" xlink:type="simple">Lansing</text:a></text:p>
          </table:table-cell>
          <table:table-cell table:style-name="ce15" office:value-type="string" calcext:value-type="string">
            <text:p>Michigan</text:p>
          </table:table-cell>
          <table:table-cell table:style-name="ce17" office:value-type="float" office:value="116986" calcext:value-type="float">
            <text:p>116,986</text:p>
          </table:table-cell>
          <table:table-cell table:formula="of:=LOG10([.D240])" office:value-type="float" office:value="5.0681338917757" calcext:value-type="float">
            <text:p>5.0681338917757</text:p>
          </table:table-cell>
          <table:table-cell table:style-name="ce18" office:value-type="float" office:value="239" calcext:value-type="float">
            <text:p>239</text:p>
          </table:table-cell>
          <table:table-cell table:formula="of:=[.F240]/311" office:value-type="float" office:value="0.768488745980707" calcext:value-type="float">
            <text:p>0.768488745980707</text:p>
          </table:table-cell>
          <table:table-cell table:formula="of:=LOG10([.G240])" office:value-type="float" office:value="-0.1143624880787" calcext:value-type="float">
            <text:p>-0.1143624880787</text:p>
          </table:table-cell>
          <table:table-cell table:style-name="ce8" office:value-type="string" calcext:value-type="string">
            <text:p><text:a xlink:href="https://en.wikipedia.org/wiki/Lansing,_Michigan" xlink:type="simple">Lansing</text:a></text:p>
          </table:table-cell>
          <table:table-cell office:value-type="float" office:value="5.0681338917757" calcext:value-type="float">
            <text:p>5.0681338917757</text:p>
          </table:table-cell>
          <table:table-cell office:value-type="float" office:value="-0.1143624880787" calcext:value-type="float">
            <text:p>-0.1143624880787</text:p>
          </table:table-cell>
          <table:table-cell table:number-columns-repeated="1013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7" office:value-type="string" calcext:value-type="string">
            <text:p><text:a xlink:href="https://en.wikipedia.org/wiki/Odessa,_Texas" xlink:type="simple">Odessa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116861" calcext:value-type="float">
            <text:p>116,861</text:p>
          </table:table-cell>
          <table:table-cell table:formula="of:=LOG10([.D241])" office:value-type="float" office:value="5.06766959832393" calcext:value-type="float">
            <text:p>5.06766959832393</text:p>
          </table:table-cell>
          <table:table-cell table:style-name="ce18" office:value-type="float" office:value="240" calcext:value-type="float">
            <text:p>240</text:p>
          </table:table-cell>
          <table:table-cell table:formula="of:=[.F241]/311" office:value-type="float" office:value="0.771704180064309" calcext:value-type="float">
            <text:p>0.771704180064309</text:p>
          </table:table-cell>
          <table:table-cell table:formula="of:=LOG10([.G241])" office:value-type="float" office:value="-0.112549147315232" calcext:value-type="float">
            <text:p>-0.112549147315232</text:p>
          </table:table-cell>
          <table:table-cell table:style-name="ce7" office:value-type="string" calcext:value-type="string">
            <text:p><text:a xlink:href="https://en.wikipedia.org/wiki/Odessa,_Texas" xlink:type="simple">Odessa</text:a></text:p>
          </table:table-cell>
          <table:table-cell office:value-type="float" office:value="5.06766959832393" calcext:value-type="float">
            <text:p>5.06766959832393</text:p>
          </table:table-cell>
          <table:table-cell office:value-type="float" office:value="-0.112549147315232" calcext:value-type="float">
            <text:p>-0.112549147315232</text:p>
          </table:table-cell>
          <table:table-cell table:number-columns-repeated="1013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7" office:value-type="string" calcext:value-type="string">
            <text:p><text:a xlink:href="https://en.wikipedia.org/wiki/Richardson,_Texas" xlink:type="simple">Richardson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116783" calcext:value-type="float">
            <text:p>116,783</text:p>
          </table:table-cell>
          <table:table-cell table:formula="of:=LOG10([.D242])" office:value-type="float" office:value="5.06737962750639" calcext:value-type="float">
            <text:p>5.06737962750639</text:p>
          </table:table-cell>
          <table:table-cell table:style-name="ce18" office:value-type="float" office:value="241" calcext:value-type="float">
            <text:p>241</text:p>
          </table:table-cell>
          <table:table-cell table:formula="of:=[.F242]/311" office:value-type="float" office:value="0.77491961414791" calcext:value-type="float">
            <text:p>0.77491961414791</text:p>
          </table:table-cell>
          <table:table-cell table:formula="of:=LOG10([.G242])" office:value-type="float" office:value="-0.110743346451969" calcext:value-type="float">
            <text:p>-0.110743346451969</text:p>
          </table:table-cell>
          <table:table-cell table:style-name="ce7" office:value-type="string" calcext:value-type="string">
            <text:p><text:a xlink:href="https://en.wikipedia.org/wiki/Richardson,_Texas" xlink:type="simple">Richardson</text:a></text:p>
          </table:table-cell>
          <table:table-cell office:value-type="float" office:value="5.06737962750639" calcext:value-type="float">
            <text:p>5.06737962750639</text:p>
          </table:table-cell>
          <table:table-cell office:value-type="float" office:value="-0.110743346451969" calcext:value-type="float">
            <text:p>-0.110743346451969</text:p>
          </table:table-cell>
          <table:table-cell table:number-columns-repeated="1013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7" office:value-type="string" calcext:value-type="string">
            <text:p><text:a xlink:href="https://en.wikipedia.org/wiki/Fairfield,_California" xlink:type="simple">Fairfield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16266" calcext:value-type="float">
            <text:p>116,266</text:p>
          </table:table-cell>
          <table:table-cell table:formula="of:=LOG10([.D243])" office:value-type="float" office:value="5.06545273131307" calcext:value-type="float">
            <text:p>5.06545273131307</text:p>
          </table:table-cell>
          <table:table-cell table:style-name="ce18" office:value-type="float" office:value="242" calcext:value-type="float">
            <text:p>242</text:p>
          </table:table-cell>
          <table:table-cell table:formula="of:=[.F243]/311" office:value-type="float" office:value="0.778135048231511" calcext:value-type="float">
            <text:p>0.778135048231511</text:p>
          </table:table-cell>
          <table:table-cell table:formula="of:=LOG10([.G243])" office:value-type="float" office:value="-0.108945023046406" calcext:value-type="float">
            <text:p>-0.108945023046406</text:p>
          </table:table-cell>
          <table:table-cell table:style-name="ce7" office:value-type="string" calcext:value-type="string">
            <text:p><text:a xlink:href="https://en.wikipedia.org/wiki/Fairfield,_California" xlink:type="simple">Fairfield</text:a></text:p>
          </table:table-cell>
          <table:table-cell office:value-type="float" office:value="5.06545273131307" calcext:value-type="float">
            <text:p>5.06545273131307</text:p>
          </table:table-cell>
          <table:table-cell office:value-type="float" office:value="-0.108945023046406" calcext:value-type="float">
            <text:p>-0.108945023046406</text:p>
          </table:table-cell>
          <table:table-cell table:number-columns-repeated="1013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7" office:value-type="string" calcext:value-type="string">
            <text:p><text:a xlink:href="https://en.wikipedia.org/wiki/El_Monte,_California" xlink:type="simple">El Monte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16109" calcext:value-type="float">
            <text:p>116,109</text:p>
          </table:table-cell>
          <table:table-cell table:formula="of:=LOG10([.D244])" office:value-type="float" office:value="5.06486588467266" calcext:value-type="float">
            <text:p>5.06486588467266</text:p>
          </table:table-cell>
          <table:table-cell table:style-name="ce18" office:value-type="float" office:value="243" calcext:value-type="float">
            <text:p>243</text:p>
          </table:table-cell>
          <table:table-cell table:formula="of:=[.F244]/311" office:value-type="float" office:value="0.781350482315113" calcext:value-type="float">
            <text:p>0.781350482315113</text:p>
          </table:table-cell>
          <table:table-cell table:formula="of:=LOG10([.G244])" office:value-type="float" office:value="-0.107154115428525" calcext:value-type="float">
            <text:p>-0.107154115428525</text:p>
          </table:table-cell>
          <table:table-cell table:style-name="ce7" office:value-type="string" calcext:value-type="string">
            <text:p><text:a xlink:href="https://en.wikipedia.org/wiki/El_Monte,_California" xlink:type="simple">El Monte</text:a></text:p>
          </table:table-cell>
          <table:table-cell office:value-type="float" office:value="5.06486588467266" calcext:value-type="float">
            <text:p>5.06486588467266</text:p>
          </table:table-cell>
          <table:table-cell office:value-type="float" office:value="-0.107154115428525" calcext:value-type="float">
            <text:p>-0.107154115428525</text:p>
          </table:table-cell>
          <table:table-cell table:number-columns-repeated="1013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7" office:value-type="string" calcext:value-type="string">
            <text:p><text:a xlink:href="https://en.wikipedia.org/wiki/Rochester,_Minnesota" xlink:type="simple">Rochester</text:a></text:p>
          </table:table-cell>
          <table:table-cell table:style-name="ce15" office:value-type="string" calcext:value-type="string">
            <text:p>Minnesota</text:p>
          </table:table-cell>
          <table:table-cell table:style-name="ce17" office:value-type="float" office:value="115733" calcext:value-type="float">
            <text:p>115,733</text:p>
          </table:table-cell>
          <table:table-cell table:formula="of:=LOG10([.D245])" office:value-type="float" office:value="5.06345721093483" calcext:value-type="float">
            <text:p>5.06345721093483</text:p>
          </table:table-cell>
          <table:table-cell table:style-name="ce18" office:value-type="float" office:value="244" calcext:value-type="float">
            <text:p>244</text:p>
          </table:table-cell>
          <table:table-cell table:formula="of:=[.F245]/311" office:value-type="float" office:value="0.784565916398714" calcext:value-type="float">
            <text:p>0.784565916398714</text:p>
          </table:table-cell>
          <table:table-cell table:formula="of:=LOG10([.G245])" office:value-type="float" office:value="-0.105370562688108" calcext:value-type="float">
            <text:p>-0.105370562688108</text:p>
          </table:table-cell>
          <table:table-cell table:style-name="ce7" office:value-type="string" calcext:value-type="string">
            <text:p><text:a xlink:href="https://en.wikipedia.org/wiki/Rochester,_Minnesota" xlink:type="simple">Rochester</text:a></text:p>
          </table:table-cell>
          <table:table-cell office:value-type="float" office:value="5.06345721093483" calcext:value-type="float">
            <text:p>5.06345721093483</text:p>
          </table:table-cell>
          <table:table-cell office:value-type="float" office:value="-0.105370562688108" calcext:value-type="float">
            <text:p>-0.105370562688108</text:p>
          </table:table-cell>
          <table:table-cell table:number-columns-repeated="1013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7" office:value-type="string" calcext:value-type="string">
            <text:p><text:a xlink:href="https://en.wikipedia.org/wiki/Clearwater,_Florida" xlink:type="simple">Clearwater</text:a></text:p>
          </table:table-cell>
          <table:table-cell table:style-name="ce15" office:value-type="string" calcext:value-type="string">
            <text:p>Florida</text:p>
          </table:table-cell>
          <table:table-cell table:style-name="ce17" office:value-type="float" office:value="115513" calcext:value-type="float">
            <text:p>115,513</text:p>
          </table:table-cell>
          <table:table-cell table:formula="of:=LOG10([.D246])" office:value-type="float" office:value="5.06263086310745" calcext:value-type="float">
            <text:p>5.06263086310745</text:p>
          </table:table-cell>
          <table:table-cell table:style-name="ce18" office:value-type="float" office:value="245" calcext:value-type="float">
            <text:p>245</text:p>
          </table:table-cell>
          <table:table-cell table:formula="of:=[.F246]/311" office:value-type="float" office:value="0.787781350482315" calcext:value-type="float">
            <text:p>0.787781350482315</text:p>
          </table:table-cell>
          <table:table-cell table:formula="of:=LOG10([.G246])" office:value-type="float" office:value="-0.103594304662305" calcext:value-type="float">
            <text:p>-0.103594304662305</text:p>
          </table:table-cell>
          <table:table-cell table:style-name="ce7" office:value-type="string" calcext:value-type="string">
            <text:p><text:a xlink:href="https://en.wikipedia.org/wiki/Clearwater,_Florida" xlink:type="simple">Clearwater</text:a></text:p>
          </table:table-cell>
          <table:table-cell office:value-type="float" office:value="5.06263086310745" calcext:value-type="float">
            <text:p>5.06263086310745</text:p>
          </table:table-cell>
          <table:table-cell office:value-type="float" office:value="-0.103594304662305" calcext:value-type="float">
            <text:p>-0.103594304662305</text:p>
          </table:table-cell>
          <table:table-cell table:number-columns-repeated="1013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7" office:value-type="string" calcext:value-type="string">
            <text:p><text:a xlink:href="https://en.wikipedia.org/wiki/Carlsbad,_California" xlink:type="simple">Carlsbad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15330" calcext:value-type="float">
            <text:p>115,330</text:p>
          </table:table-cell>
          <table:table-cell table:formula="of:=LOG10([.D247])" office:value-type="float" office:value="5.06194229202809" calcext:value-type="float">
            <text:p>5.06194229202809</text:p>
          </table:table-cell>
          <table:table-cell table:style-name="ce18" office:value-type="float" office:value="246" calcext:value-type="float">
            <text:p>246</text:p>
          </table:table-cell>
          <table:table-cell table:formula="of:=[.F247]/311" office:value-type="float" office:value="0.790996784565916" calcext:value-type="float">
            <text:p>0.790996784565916</text:p>
          </table:table-cell>
          <table:table-cell table:formula="of:=LOG10([.G247])" office:value-type="float" office:value="-0.101825281923458" calcext:value-type="float">
            <text:p>-0.101825281923458</text:p>
          </table:table-cell>
          <table:table-cell table:style-name="ce7" office:value-type="string" calcext:value-type="string">
            <text:p><text:a xlink:href="https://en.wikipedia.org/wiki/Carlsbad,_California" xlink:type="simple">Carlsbad</text:a></text:p>
          </table:table-cell>
          <table:table-cell office:value-type="float" office:value="5.06194229202809" calcext:value-type="float">
            <text:p>5.06194229202809</text:p>
          </table:table-cell>
          <table:table-cell office:value-type="float" office:value="-0.101825281923458" calcext:value-type="float">
            <text:p>-0.101825281923458</text:p>
          </table:table-cell>
          <table:table-cell table:number-columns-repeated="1013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8" office:value-type="string" calcext:value-type="string">
            <text:p><text:a xlink:href="https://en.wikipedia.org/wiki/Springfield,_Illinois" xlink:type="simple">Springfield</text:a></text:p>
          </table:table-cell>
          <table:table-cell table:style-name="ce15" office:value-type="string" calcext:value-type="string">
            <text:p>Illinois</text:p>
          </table:table-cell>
          <table:table-cell table:style-name="ce17" office:value-type="float" office:value="114868" calcext:value-type="float">
            <text:p>114,868</text:p>
          </table:table-cell>
          <table:table-cell table:formula="of:=LOG10([.D248])" office:value-type="float" office:value="5.06019905950623" calcext:value-type="float">
            <text:p>5.06019905950623</text:p>
          </table:table-cell>
          <table:table-cell table:style-name="ce18" office:value-type="float" office:value="247" calcext:value-type="float">
            <text:p>247</text:p>
          </table:table-cell>
          <table:table-cell table:formula="of:=[.F248]/311" office:value-type="float" office:value="0.794212218649518" calcext:value-type="float">
            <text:p>0.794212218649518</text:p>
          </table:table-cell>
          <table:table-cell table:formula="of:=LOG10([.G248])" office:value-type="float" office:value="-0.100063435767172" calcext:value-type="float">
            <text:p>-0.100063435767172</text:p>
          </table:table-cell>
          <table:table-cell table:style-name="ce8" office:value-type="string" calcext:value-type="string">
            <text:p><text:a xlink:href="https://en.wikipedia.org/wiki/Springfield,_Illinois" xlink:type="simple">Springfield</text:a></text:p>
          </table:table-cell>
          <table:table-cell office:value-type="float" office:value="5.06019905950623" calcext:value-type="float">
            <text:p>5.06019905950623</text:p>
          </table:table-cell>
          <table:table-cell office:value-type="float" office:value="-0.100063435767172" calcext:value-type="float">
            <text:p>-0.100063435767172</text:p>
          </table:table-cell>
          <table:table-cell table:number-columns-repeated="1013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7" office:value-type="string" calcext:value-type="string">
            <text:p><text:a xlink:href="https://en.wikipedia.org/wiki/Temecula,_California" xlink:type="simple">Temecula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14327" calcext:value-type="float">
            <text:p>114,327</text:p>
          </table:table-cell>
          <table:table-cell table:formula="of:=LOG10([.D249])" office:value-type="float" office:value="5.05814880752804" calcext:value-type="float">
            <text:p>5.05814880752804</text:p>
          </table:table-cell>
          <table:table-cell table:style-name="ce18" office:value-type="float" office:value="248" calcext:value-type="float">
            <text:p>248</text:p>
          </table:table-cell>
          <table:table-cell table:formula="of:=[.F249]/311" office:value-type="float" office:value="0.797427652733119" calcext:value-type="float">
            <text:p>0.797427652733119</text:p>
          </table:table-cell>
          <table:table-cell table:formula="of:=LOG10([.G249])" office:value-type="float" office:value="-0.0983087082006212" calcext:value-type="float">
            <text:p>-0.098308708200621</text:p>
          </table:table-cell>
          <table:table-cell table:style-name="ce7" office:value-type="string" calcext:value-type="string">
            <text:p><text:a xlink:href="https://en.wikipedia.org/wiki/Temecula,_California" xlink:type="simple">Temecula</text:a></text:p>
          </table:table-cell>
          <table:table-cell office:value-type="float" office:value="5.05814880752804" calcext:value-type="float">
            <text:p>5.05814880752804</text:p>
          </table:table-cell>
          <table:table-cell office:value-type="float" office:value="-0.0983087082006212" calcext:value-type="float">
            <text:p>-0.098308708200621</text:p>
          </table:table-cell>
          <table:table-cell table:number-columns-repeated="1013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7" office:value-type="string" calcext:value-type="string">
            <text:p><text:a xlink:href="https://en.wikipedia.org/wiki/West_Jordan,_Utah" xlink:type="simple">West Jordan</text:a></text:p>
          </table:table-cell>
          <table:table-cell table:style-name="ce15" office:value-type="string" calcext:value-type="string">
            <text:p>Utah</text:p>
          </table:table-cell>
          <table:table-cell table:style-name="ce17" office:value-type="float" office:value="113905" calcext:value-type="float">
            <text:p>113,905</text:p>
          </table:table-cell>
          <table:table-cell table:formula="of:=LOG10([.D250])" office:value-type="float" office:value="5.0565427883877" calcext:value-type="float">
            <text:p>5.0565427883877</text:p>
          </table:table-cell>
          <table:table-cell table:style-name="ce18" office:value-type="float" office:value="249" calcext:value-type="float">
            <text:p>249</text:p>
          </table:table-cell>
          <table:table-cell table:formula="of:=[.F250]/311" office:value-type="float" office:value="0.80064308681672" calcext:value-type="float">
            <text:p>0.80064308681672</text:p>
          </table:table-cell>
          <table:table-cell table:formula="of:=LOG10([.G250])" office:value-type="float" office:value="-0.0965610419311012" calcext:value-type="float">
            <text:p>-0.096561041931101</text:p>
          </table:table-cell>
          <table:table-cell table:style-name="ce7" office:value-type="string" calcext:value-type="string">
            <text:p><text:a xlink:href="https://en.wikipedia.org/wiki/West_Jordan,_Utah" xlink:type="simple">West Jordan</text:a></text:p>
          </table:table-cell>
          <table:table-cell office:value-type="float" office:value="5.0565427883877" calcext:value-type="float">
            <text:p>5.0565427883877</text:p>
          </table:table-cell>
          <table:table-cell office:value-type="float" office:value="-0.0965610419311012" calcext:value-type="float">
            <text:p>-0.096561041931101</text:p>
          </table:table-cell>
          <table:table-cell table:number-columns-repeated="1013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7" office:value-type="string" calcext:value-type="string">
            <text:p><text:a xlink:href="https://en.wikipedia.org/wiki/Costa_Mesa,_California" xlink:type="simple">Costa Mesa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13825" calcext:value-type="float">
            <text:p>113,825</text:p>
          </table:table-cell>
          <table:table-cell table:formula="of:=LOG10([.D251])" office:value-type="float" office:value="5.05623765898023" calcext:value-type="float">
            <text:p>5.05623765898023</text:p>
          </table:table-cell>
          <table:table-cell table:style-name="ce18" office:value-type="float" office:value="250" calcext:value-type="float">
            <text:p>250</text:p>
          </table:table-cell>
          <table:table-cell table:formula="of:=[.F251]/311" office:value-type="float" office:value="0.803858520900321" calcext:value-type="float">
            <text:p>0.803858520900321</text:p>
          </table:table-cell>
          <table:table-cell table:formula="of:=LOG10([.G251])" office:value-type="float" office:value="-0.0948203803547999" calcext:value-type="float">
            <text:p>-0.0948203803548</text:p>
          </table:table-cell>
          <table:table-cell table:style-name="ce7" office:value-type="string" calcext:value-type="string">
            <text:p><text:a xlink:href="https://en.wikipedia.org/wiki/Costa_Mesa,_California" xlink:type="simple">Costa Mesa</text:a></text:p>
          </table:table-cell>
          <table:table-cell office:value-type="float" office:value="5.05623765898023" calcext:value-type="float">
            <text:p>5.05623765898023</text:p>
          </table:table-cell>
          <table:table-cell office:value-type="float" office:value="-0.0948203803547999" calcext:value-type="float">
            <text:p>-0.0948203803548</text:p>
          </table:table-cell>
          <table:table-cell table:number-columns-repeated="1013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7" office:value-type="string" calcext:value-type="string">
            <text:p><text:a xlink:href="https://en.wikipedia.org/wiki/Miami_Gardens,_Florida" xlink:type="simple">Miami Gardens</text:a></text:p>
          </table:table-cell>
          <table:table-cell table:style-name="ce15" office:value-type="string" calcext:value-type="string">
            <text:p>Florida</text:p>
          </table:table-cell>
          <table:table-cell table:style-name="ce17" office:value-type="float" office:value="113750" calcext:value-type="float">
            <text:p>113,750</text:p>
          </table:table-cell>
          <table:table-cell table:formula="of:=LOG10([.D252])" office:value-type="float" office:value="5.05595140532915" calcext:value-type="float">
            <text:p>5.05595140532915</text:p>
          </table:table-cell>
          <table:table-cell table:style-name="ce18" office:value-type="float" office:value="251" calcext:value-type="float">
            <text:p>251</text:p>
          </table:table-cell>
          <table:table-cell table:formula="of:=[.F252]/311" office:value-type="float" office:value="0.807073954983923" calcext:value-type="float">
            <text:p>0.807073954983923</text:p>
          </table:table-cell>
          <table:table-cell table:formula="of:=LOG10([.G252])" office:value-type="float" office:value="-0.0930866675457994" calcext:value-type="float">
            <text:p>-0.093086667545799</text:p>
          </table:table-cell>
          <table:table-cell table:style-name="ce7" office:value-type="string" calcext:value-type="string">
            <text:p><text:a xlink:href="https://en.wikipedia.org/wiki/Miami_Gardens,_Florida" xlink:type="simple">Miami Gardens</text:a></text:p>
          </table:table-cell>
          <table:table-cell office:value-type="float" office:value="5.05595140532915" calcext:value-type="float">
            <text:p>5.05595140532915</text:p>
          </table:table-cell>
          <table:table-cell office:value-type="float" office:value="-0.0930866675457994" calcext:value-type="float">
            <text:p>-0.093086667545799</text:p>
          </table:table-cell>
          <table:table-cell table:number-columns-repeated="1013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7" office:value-type="string" calcext:value-type="string">
            <text:p><text:a xlink:href="https://en.wikipedia.org/wiki/Cambridge,_Massachusetts" xlink:type="simple">Cambridge</text:a></text:p>
          </table:table-cell>
          <table:table-cell table:style-name="ce15" office:value-type="string" calcext:value-type="string">
            <text:p>Massachusetts</text:p>
          </table:table-cell>
          <table:table-cell table:style-name="ce17" office:value-type="float" office:value="113630" calcext:value-type="float">
            <text:p>113,630</text:p>
          </table:table-cell>
          <table:table-cell table:formula="of:=LOG10([.D253])" office:value-type="float" office:value="5.05549300667785" calcext:value-type="float">
            <text:p>5.05549300667785</text:p>
          </table:table-cell>
          <table:table-cell table:style-name="ce18" office:value-type="float" office:value="252" calcext:value-type="float">
            <text:p>252</text:p>
          </table:table-cell>
          <table:table-cell table:formula="of:=[.F253]/311" office:value-type="float" office:value="0.810289389067524" calcext:value-type="float">
            <text:p>0.810289389067524</text:p>
          </table:table-cell>
          <table:table-cell table:formula="of:=LOG10([.G253])" office:value-type="float" office:value="-0.0913598482452934" calcext:value-type="float">
            <text:p>-0.091359848245293</text:p>
          </table:table-cell>
          <table:table-cell table:style-name="ce7" office:value-type="string" calcext:value-type="string">
            <text:p><text:a xlink:href="https://en.wikipedia.org/wiki/Cambridge,_Massachusetts" xlink:type="simple">Cambridge</text:a></text:p>
          </table:table-cell>
          <table:table-cell office:value-type="float" office:value="5.05549300667785" calcext:value-type="float">
            <text:p>5.05549300667785</text:p>
          </table:table-cell>
          <table:table-cell office:value-type="float" office:value="-0.0913598482452934" calcext:value-type="float">
            <text:p>-0.091359848245293</text:p>
          </table:table-cell>
          <table:table-cell table:number-columns-repeated="1013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7" office:value-type="string" calcext:value-type="string">
            <text:p><text:a xlink:href="https://en.wikipedia.org/wiki/College_Station,_Texas" xlink:type="simple">College Station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113564" calcext:value-type="float">
            <text:p>113,564</text:p>
          </table:table-cell>
          <table:table-cell table:formula="of:=LOG10([.D254])" office:value-type="float" office:value="5.05524068103006" calcext:value-type="float">
            <text:p>5.05524068103006</text:p>
          </table:table-cell>
          <table:table-cell table:style-name="ce18" office:value-type="float" office:value="253" calcext:value-type="float">
            <text:p>253</text:p>
          </table:table-cell>
          <table:table-cell table:formula="of:=[.F254]/311" office:value-type="float" office:value="0.813504823151125" calcext:value-type="float">
            <text:p>0.813504823151125</text:p>
          </table:table-cell>
          <table:table-cell table:formula="of:=LOG10([.G254])" office:value-type="float" office:value="-0.0896398678510196" calcext:value-type="float">
            <text:p>-0.08963986785102</text:p>
          </table:table-cell>
          <table:table-cell table:style-name="ce7" office:value-type="string" calcext:value-type="string">
            <text:p><text:a xlink:href="https://en.wikipedia.org/wiki/College_Station,_Texas" xlink:type="simple">College Station</text:a></text:p>
          </table:table-cell>
          <table:table-cell office:value-type="float" office:value="5.05524068103006" calcext:value-type="float">
            <text:p>5.05524068103006</text:p>
          </table:table-cell>
          <table:table-cell office:value-type="float" office:value="-0.0896398678510196" calcext:value-type="float">
            <text:p>-0.08963986785102</text:p>
          </table:table-cell>
          <table:table-cell table:number-columns-repeated="1013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7" office:value-type="string" calcext:value-type="string">
            <text:p><text:a xlink:href="https://en.wikipedia.org/wiki/Murrieta,_California" xlink:type="simple">Murrieta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13326" calcext:value-type="float">
            <text:p>113,326</text:p>
          </table:table-cell>
          <table:table-cell table:formula="of:=LOG10([.D255])" office:value-type="float" office:value="5.05432956000574" calcext:value-type="float">
            <text:p>5.05432956000574</text:p>
          </table:table-cell>
          <table:table-cell table:style-name="ce18" office:value-type="float" office:value="254" calcext:value-type="float">
            <text:p>254</text:p>
          </table:table-cell>
          <table:table-cell table:formula="of:=[.F255]/311" office:value-type="float" office:value="0.816720257234727" calcext:value-type="float">
            <text:p>0.816720257234727</text:p>
          </table:table-cell>
          <table:table-cell table:formula="of:=LOG10([.G255])" office:value-type="float" office:value="-0.0879266724068994" calcext:value-type="float">
            <text:p>-0.087926672406899</text:p>
          </table:table-cell>
          <table:table-cell table:style-name="ce7" office:value-type="string" calcext:value-type="string">
            <text:p><text:a xlink:href="https://en.wikipedia.org/wiki/Murrieta,_California" xlink:type="simple">Murrieta</text:a></text:p>
          </table:table-cell>
          <table:table-cell office:value-type="float" office:value="5.05432956000574" calcext:value-type="float">
            <text:p>5.05432956000574</text:p>
          </table:table-cell>
          <table:table-cell office:value-type="float" office:value="-0.0879266724068994" calcext:value-type="float">
            <text:p>-0.087926672406899</text:p>
          </table:table-cell>
          <table:table-cell table:number-columns-repeated="1013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7" office:value-type="string" calcext:value-type="string">
            <text:p><text:a xlink:href="https://en.wikipedia.org/wiki/Downey,_California" xlink:type="simple">Downey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13092" calcext:value-type="float">
            <text:p>113,092</text:p>
          </table:table-cell>
          <table:table-cell table:formula="of:=LOG10([.D256])" office:value-type="float" office:value="5.05343188451221" calcext:value-type="float">
            <text:p>5.05343188451221</text:p>
          </table:table-cell>
          <table:table-cell table:style-name="ce18" office:value-type="float" office:value="255" calcext:value-type="float">
            <text:p>255</text:p>
          </table:table-cell>
          <table:table-cell table:formula="of:=[.F256]/311" office:value-type="float" office:value="0.819935691318328" calcext:value-type="float">
            <text:p>0.819935691318328</text:p>
          </table:table-cell>
          <table:table-cell table:formula="of:=LOG10([.G256])" office:value-type="float" office:value="-0.0862202085928823" calcext:value-type="float">
            <text:p>-0.086220208592882</text:p>
          </table:table-cell>
          <table:table-cell table:style-name="ce7" office:value-type="string" calcext:value-type="string">
            <text:p><text:a xlink:href="https://en.wikipedia.org/wiki/Downey,_California" xlink:type="simple">Downey</text:a></text:p>
          </table:table-cell>
          <table:table-cell office:value-type="float" office:value="5.05343188451221" calcext:value-type="float">
            <text:p>5.05343188451221</text:p>
          </table:table-cell>
          <table:table-cell office:value-type="float" office:value="-0.0862202085928823" calcext:value-type="float">
            <text:p>-0.086220208592882</text:p>
          </table:table-cell>
          <table:table-cell table:number-columns-repeated="1013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7" office:value-type="string" calcext:value-type="string">
            <text:p><text:a xlink:href="https://en.wikipedia.org/wiki/Peoria,_Illinois" xlink:type="simple">Peoria</text:a></text:p>
          </table:table-cell>
          <table:table-cell table:style-name="ce15" office:value-type="string" calcext:value-type="string">
            <text:p>Illinois</text:p>
          </table:table-cell>
          <table:table-cell table:style-name="ce17" office:value-type="float" office:value="112883" calcext:value-type="float">
            <text:p>112,883</text:p>
          </table:table-cell>
          <table:table-cell table:formula="of:=LOG10([.D257])" office:value-type="float" office:value="5.05262854279212" calcext:value-type="float">
            <text:p>5.05262854279212</text:p>
          </table:table-cell>
          <table:table-cell table:style-name="ce18" office:value-type="float" office:value="256" calcext:value-type="float">
            <text:p>256</text:p>
          </table:table-cell>
          <table:table-cell table:formula="of:=[.F257]/311" office:value-type="float" office:value="0.823151125401929" calcext:value-type="float">
            <text:p>0.823151125401929</text:p>
          </table:table-cell>
          <table:table-cell table:formula="of:=LOG10([.G257])" office:value-type="float" office:value="-0.0845204237149879" calcext:value-type="float">
            <text:p>-0.084520423714988</text:p>
          </table:table-cell>
          <table:table-cell table:style-name="ce7" office:value-type="string" calcext:value-type="string">
            <text:p><text:a xlink:href="https://en.wikipedia.org/wiki/Peoria,_Illinois" xlink:type="simple">Peoria</text:a></text:p>
          </table:table-cell>
          <table:table-cell office:value-type="float" office:value="5.05262854279212" calcext:value-type="float">
            <text:p>5.05262854279212</text:p>
          </table:table-cell>
          <table:table-cell office:value-type="float" office:value="-0.0845204237149879" calcext:value-type="float">
            <text:p>-0.084520423714988</text:p>
          </table:table-cell>
          <table:table-cell table:number-columns-repeated="1013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7" office:value-type="string" calcext:value-type="string">
            <text:p><text:a xlink:href="https://en.wikipedia.org/wiki/Westminster,_Colorado" xlink:type="simple">Westminster</text:a></text:p>
          </table:table-cell>
          <table:table-cell table:style-name="ce15" office:value-type="string" calcext:value-type="string">
            <text:p>Colorado</text:p>
          </table:table-cell>
          <table:table-cell table:style-name="ce17" office:value-type="float" office:value="112812" calcext:value-type="float">
            <text:p>112,812</text:p>
          </table:table-cell>
          <table:table-cell table:formula="of:=LOG10([.D258])" office:value-type="float" office:value="5.0523552987306" calcext:value-type="float">
            <text:p>5.0523552987306</text:p>
          </table:table-cell>
          <table:table-cell table:style-name="ce18" office:value-type="float" office:value="257" calcext:value-type="float">
            <text:p>257</text:p>
          </table:table-cell>
          <table:table-cell table:formula="of:=[.F258]/311" office:value-type="float" office:value="0.82636655948553" calcext:value-type="float">
            <text:p>0.82636655948553</text:p>
          </table:table-cell>
          <table:table-cell table:formula="of:=LOG10([.G258])" office:value-type="float" office:value="-0.082827265695543" calcext:value-type="float">
            <text:p>-0.082827265695543</text:p>
          </table:table-cell>
          <table:table-cell table:style-name="ce7" office:value-type="string" calcext:value-type="string">
            <text:p><text:a xlink:href="https://en.wikipedia.org/wiki/Westminster,_Colorado" xlink:type="simple">Westminster</text:a></text:p>
          </table:table-cell>
          <table:table-cell office:value-type="float" office:value="5.0523552987306" calcext:value-type="float">
            <text:p>5.0523552987306</text:p>
          </table:table-cell>
          <table:table-cell office:value-type="float" office:value="-0.082827265695543" calcext:value-type="float">
            <text:p>-0.082827265695543</text:p>
          </table:table-cell>
          <table:table-cell table:number-columns-repeated="1013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7" office:value-type="string" calcext:value-type="string">
            <text:p><text:a xlink:href="https://en.wikipedia.org/wiki/Elgin,_Illinois" xlink:type="simple">Elgin</text:a></text:p>
          </table:table-cell>
          <table:table-cell table:style-name="ce15" office:value-type="string" calcext:value-type="string">
            <text:p>Illinois</text:p>
          </table:table-cell>
          <table:table-cell table:style-name="ce17" office:value-type="float" office:value="112456" calcext:value-type="float">
            <text:p>112,456</text:p>
          </table:table-cell>
          <table:table-cell table:formula="of:=LOG10([.D259])" office:value-type="float" office:value="5.05098263182479" calcext:value-type="float">
            <text:p>5.05098263182479</text:p>
          </table:table-cell>
          <table:table-cell table:style-name="ce18" office:value-type="float" office:value="258" calcext:value-type="float">
            <text:p>258</text:p>
          </table:table-cell>
          <table:table-cell table:formula="of:=[.F259]/311" office:value-type="float" office:value="0.829581993569132" calcext:value-type="float">
            <text:p>0.829581993569132</text:p>
          </table:table-cell>
          <table:table-cell table:formula="of:=LOG10([.G259])" office:value-type="float" office:value="-0.0811406830636073" calcext:value-type="float">
            <text:p>-0.081140683063607</text:p>
          </table:table-cell>
          <table:table-cell table:style-name="ce7" office:value-type="string" calcext:value-type="string">
            <text:p><text:a xlink:href="https://en.wikipedia.org/wiki/Elgin,_Illinois" xlink:type="simple">Elgin</text:a></text:p>
          </table:table-cell>
          <table:table-cell office:value-type="float" office:value="5.05098263182479" calcext:value-type="float">
            <text:p>5.05098263182479</text:p>
          </table:table-cell>
          <table:table-cell office:value-type="float" office:value="-0.0811406830636073" calcext:value-type="float">
            <text:p>-0.081140683063607</text:p>
          </table:table-cell>
          <table:table-cell table:number-columns-repeated="1013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7" office:value-type="string" calcext:value-type="string">
            <text:p><text:a xlink:href="https://en.wikipedia.org/wiki/Antioch,_California" xlink:type="simple">Antioch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11674" calcext:value-type="float">
            <text:p>111,674</text:p>
          </table:table-cell>
          <table:table-cell table:formula="of:=LOG10([.D260])" office:value-type="float" office:value="5.04795207221237" calcext:value-type="float">
            <text:p>5.04795207221237</text:p>
          </table:table-cell>
          <table:table-cell table:style-name="ce18" office:value-type="float" office:value="259" calcext:value-type="float">
            <text:p>259</text:p>
          </table:table-cell>
          <table:table-cell table:formula="of:=[.F260]/311" office:value-type="float" office:value="0.832797427652733" calcext:value-type="float">
            <text:p>0.832797427652733</text:p>
          </table:table-cell>
          <table:table-cell table:formula="of:=LOG10([.G260])" office:value-type="float" office:value="-0.0794606249455857" calcext:value-type="float">
            <text:p>-0.079460624945586</text:p>
          </table:table-cell>
          <table:table-cell table:style-name="ce7" office:value-type="string" calcext:value-type="string">
            <text:p><text:a xlink:href="https://en.wikipedia.org/wiki/Antioch,_California" xlink:type="simple">Antioch</text:a></text:p>
          </table:table-cell>
          <table:table-cell office:value-type="float" office:value="5.04795207221237" calcext:value-type="float">
            <text:p>5.04795207221237</text:p>
          </table:table-cell>
          <table:table-cell office:value-type="float" office:value="-0.0794606249455857" calcext:value-type="float">
            <text:p>-0.079460624945586</text:p>
          </table:table-cell>
          <table:table-cell table:number-columns-repeated="1013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7" office:value-type="string" calcext:value-type="string">
            <text:p><text:a xlink:href="https://en.wikipedia.org/wiki/Palm_Bay,_Florida" xlink:type="simple">Palm Bay</text:a></text:p>
          </table:table-cell>
          <table:table-cell table:style-name="ce15" office:value-type="string" calcext:value-type="string">
            <text:p>Florida</text:p>
          </table:table-cell>
          <table:table-cell table:style-name="ce17" office:value-type="float" office:value="111657" calcext:value-type="float">
            <text:p>111,657</text:p>
          </table:table-cell>
          <table:table-cell table:formula="of:=LOG10([.D261])" office:value-type="float" office:value="5.0478859550481" calcext:value-type="float">
            <text:p>5.0478859550481</text:p>
          </table:table-cell>
          <table:table-cell table:style-name="ce18" office:value-type="float" office:value="260" calcext:value-type="float">
            <text:p>260</text:p>
          </table:table-cell>
          <table:table-cell table:formula="of:=[.F261]/311" office:value-type="float" office:value="0.836012861736334" calcext:value-type="float">
            <text:p>0.836012861736334</text:p>
          </table:table-cell>
          <table:table-cell table:formula="of:=LOG10([.G261])" office:value-type="float" office:value="-0.0777870410560196" calcext:value-type="float">
            <text:p>-0.07778704105602</text:p>
          </table:table-cell>
          <table:table-cell table:style-name="ce7" office:value-type="string" calcext:value-type="string">
            <text:p><text:a xlink:href="https://en.wikipedia.org/wiki/Palm_Bay,_Florida" xlink:type="simple">Palm Bay</text:a></text:p>
          </table:table-cell>
          <table:table-cell office:value-type="float" office:value="5.0478859550481" calcext:value-type="float">
            <text:p>5.0478859550481</text:p>
          </table:table-cell>
          <table:table-cell office:value-type="float" office:value="-0.0777870410560196" calcext:value-type="float">
            <text:p>-0.07778704105602</text:p>
          </table:table-cell>
          <table:table-cell table:number-columns-repeated="1013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7" office:value-type="string" calcext:value-type="string">
            <text:p><text:a xlink:href="https://en.wikipedia.org/wiki/High_Point,_North_Carolina" xlink:type="simple">High Point</text:a></text:p>
          </table:table-cell>
          <table:table-cell table:style-name="ce15" office:value-type="string" calcext:value-type="string">
            <text:p>North Carolina</text:p>
          </table:table-cell>
          <table:table-cell table:style-name="ce17" office:value-type="float" office:value="111513" calcext:value-type="float">
            <text:p>111,513</text:p>
          </table:table-cell>
          <table:table-cell table:formula="of:=LOG10([.D262])" office:value-type="float" office:value="5.04732549966365" calcext:value-type="float">
            <text:p>5.04732549966365</text:p>
          </table:table-cell>
          <table:table-cell table:style-name="ce18" office:value-type="float" office:value="261" calcext:value-type="float">
            <text:p>261</text:p>
          </table:table-cell>
          <table:table-cell table:formula="of:=[.F262]/311" office:value-type="float" office:value="0.839228295819936" calcext:value-type="float">
            <text:p>0.839228295819936</text:p>
          </table:table-cell>
          <table:table-cell table:formula="of:=LOG10([.G262])" office:value-type="float" office:value="-0.0761198816885565" calcext:value-type="float">
            <text:p>-0.076119881688557</text:p>
          </table:table-cell>
          <table:table-cell table:style-name="ce7" office:value-type="string" calcext:value-type="string">
            <text:p><text:a xlink:href="https://en.wikipedia.org/wiki/High_Point,_North_Carolina" xlink:type="simple">High Point</text:a></text:p>
          </table:table-cell>
          <table:table-cell office:value-type="float" office:value="5.04732549966365" calcext:value-type="float">
            <text:p>5.04732549966365</text:p>
          </table:table-cell>
          <table:table-cell office:value-type="float" office:value="-0.0761198816885565" calcext:value-type="float">
            <text:p>-0.076119881688557</text:p>
          </table:table-cell>
          <table:table-cell table:number-columns-repeated="1013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7" office:value-type="string" calcext:value-type="string">
            <text:p><text:a xlink:href="https://en.wikipedia.org/wiki/Lowell,_Massachusetts" xlink:type="simple">Lowell</text:a></text:p>
          </table:table-cell>
          <table:table-cell table:style-name="ce15" office:value-type="string" calcext:value-type="string">
            <text:p>Massachusetts</text:p>
          </table:table-cell>
          <table:table-cell table:style-name="ce17" office:value-type="float" office:value="111346" calcext:value-type="float">
            <text:p>111,346</text:p>
          </table:table-cell>
          <table:table-cell table:formula="of:=LOG10([.D263])" office:value-type="float" office:value="5.04667462003076" calcext:value-type="float">
            <text:p>5.04667462003076</text:p>
          </table:table-cell>
          <table:table-cell table:style-name="ce18" office:value-type="float" office:value="262" calcext:value-type="float">
            <text:p>262</text:p>
          </table:table-cell>
          <table:table-cell table:formula="of:=[.F263]/311" office:value-type="float" office:value="0.842443729903537" calcext:value-type="float">
            <text:p>0.842443729903537</text:p>
          </table:table-cell>
          <table:table-cell table:formula="of:=LOG10([.G263])" office:value-type="float" office:value="-0.074459097707092" calcext:value-type="float">
            <text:p>-0.074459097707092</text:p>
          </table:table-cell>
          <table:table-cell table:style-name="ce7" office:value-type="string" calcext:value-type="string">
            <text:p><text:a xlink:href="https://en.wikipedia.org/wiki/Lowell,_Massachusetts" xlink:type="simple">Lowell</text:a></text:p>
          </table:table-cell>
          <table:table-cell office:value-type="float" office:value="5.04667462003076" calcext:value-type="float">
            <text:p>5.04667462003076</text:p>
          </table:table-cell>
          <table:table-cell office:value-type="float" office:value="-0.074459097707092" calcext:value-type="float">
            <text:p>-0.074459097707092</text:p>
          </table:table-cell>
          <table:table-cell table:number-columns-repeated="1013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5" office:value-type="string" calcext:value-type="string">
            <text:p><text:a xlink:href="https://en.wikipedia.org/wiki/Manchester,_New_Hampshire" xlink:type="simple">Manchester</text:a></text:p>
          </table:table-cell>
          <table:table-cell table:style-name="ce14" office:value-type="string" calcext:value-type="string">
            <text:p><text:a xlink:href="https://en.wikipedia.org/wiki/New_Hampshire" xlink:type="simple">New Hampshire</text:a></text:p>
          </table:table-cell>
          <table:table-cell table:style-name="ce17" office:value-type="float" office:value="111196" calcext:value-type="float">
            <text:p>111,196</text:p>
          </table:table-cell>
          <table:table-cell table:formula="of:=LOG10([.D264])" office:value-type="float" office:value="5.04608916486139" calcext:value-type="float">
            <text:p>5.04608916486139</text:p>
          </table:table-cell>
          <table:table-cell table:style-name="ce18" office:value-type="float" office:value="263" calcext:value-type="float">
            <text:p>263</text:p>
          </table:table-cell>
          <table:table-cell table:formula="of:=[.F264]/311" office:value-type="float" office:value="0.845659163987138" calcext:value-type="float">
            <text:p>0.845659163987138</text:p>
          </table:table-cell>
          <table:table-cell table:formula="of:=LOG10([.G264])" office:value-type="float" office:value="-0.0728046405370796" calcext:value-type="float">
            <text:p>-0.07280464053708</text:p>
          </table:table-cell>
          <table:table-cell table:style-name="ce5" office:value-type="string" calcext:value-type="string">
            <text:p><text:a xlink:href="https://en.wikipedia.org/wiki/Manchester,_New_Hampshire" xlink:type="simple">Manchester</text:a></text:p>
          </table:table-cell>
          <table:table-cell office:value-type="float" office:value="5.04608916486139" calcext:value-type="float">
            <text:p>5.04608916486139</text:p>
          </table:table-cell>
          <table:table-cell office:value-type="float" office:value="-0.0728046405370796" calcext:value-type="float">
            <text:p>-0.07280464053708</text:p>
          </table:table-cell>
          <table:table-cell table:number-columns-repeated="1013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7" office:value-type="string" calcext:value-type="string">
            <text:p><text:a xlink:href="https://en.wikipedia.org/wiki/Pueblo,_Colorado" xlink:type="simple">Pueblo</text:a></text:p>
          </table:table-cell>
          <table:table-cell table:style-name="ce15" office:value-type="string" calcext:value-type="string">
            <text:p>Colorado</text:p>
          </table:table-cell>
          <table:table-cell table:style-name="ce17" office:value-type="float" office:value="111127" calcext:value-type="float">
            <text:p>111,127</text:p>
          </table:table-cell>
          <table:table-cell table:formula="of:=LOG10([.D265])" office:value-type="float" office:value="5.04581959023157" calcext:value-type="float">
            <text:p>5.04581959023157</text:p>
          </table:table-cell>
          <table:table-cell table:style-name="ce18" office:value-type="float" office:value="264" calcext:value-type="float">
            <text:p>264</text:p>
          </table:table-cell>
          <table:table-cell table:formula="of:=[.F265]/311" office:value-type="float" office:value="0.848874598070739" calcext:value-type="float">
            <text:p>0.848874598070739</text:p>
          </table:table-cell>
          <table:table-cell table:formula="of:=LOG10([.G265])" office:value-type="float" office:value="-0.0711564621570065" calcext:value-type="float">
            <text:p>-0.071156462157007</text:p>
          </table:table-cell>
          <table:table-cell table:style-name="ce7" office:value-type="string" calcext:value-type="string">
            <text:p><text:a xlink:href="https://en.wikipedia.org/wiki/Pueblo,_Colorado" xlink:type="simple">Pueblo</text:a></text:p>
          </table:table-cell>
          <table:table-cell office:value-type="float" office:value="5.04581959023157" calcext:value-type="float">
            <text:p>5.04581959023157</text:p>
          </table:table-cell>
          <table:table-cell office:value-type="float" office:value="-0.0711564621570065" calcext:value-type="float">
            <text:p>-0.071156462157007</text:p>
          </table:table-cell>
          <table:table-cell table:number-columns-repeated="1013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7" office:value-type="string" calcext:value-type="string">
            <text:p><text:a xlink:href="https://en.wikipedia.org/wiki/Gresham,_Oregon" xlink:type="simple">Gresham</text:a></text:p>
          </table:table-cell>
          <table:table-cell table:style-name="ce15" office:value-type="string" calcext:value-type="string">
            <text:p>Oregon</text:p>
          </table:table-cell>
          <table:table-cell table:style-name="ce17" office:value-type="float" office:value="111053" calcext:value-type="float">
            <text:p>111,053</text:p>
          </table:table-cell>
          <table:table-cell table:formula="of:=LOG10([.D266])" office:value-type="float" office:value="5.04553029512985" calcext:value-type="float">
            <text:p>5.04553029512985</text:p>
          </table:table-cell>
          <table:table-cell table:style-name="ce18" office:value-type="float" office:value="265" calcext:value-type="float">
            <text:p>265</text:p>
          </table:table-cell>
          <table:table-cell table:formula="of:=[.F266]/311" office:value-type="float" office:value="0.852090032154341" calcext:value-type="float">
            <text:p>0.852090032154341</text:p>
          </table:table-cell>
          <table:table-cell table:formula="of:=LOG10([.G266])" office:value-type="float" office:value="-0.0695145150900296" calcext:value-type="float">
            <text:p>-0.06951451509003</text:p>
          </table:table-cell>
          <table:table-cell table:style-name="ce7" office:value-type="string" calcext:value-type="string">
            <text:p><text:a xlink:href="https://en.wikipedia.org/wiki/Gresham,_Oregon" xlink:type="simple">Gresham</text:a></text:p>
          </table:table-cell>
          <table:table-cell office:value-type="float" office:value="5.04553029512985" calcext:value-type="float">
            <text:p>5.04553029512985</text:p>
          </table:table-cell>
          <table:table-cell office:value-type="float" office:value="-0.0695145150900297" calcext:value-type="float">
            <text:p>-0.06951451509003</text:p>
          </table:table-cell>
          <table:table-cell table:number-columns-repeated="1013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7" office:value-type="string" calcext:value-type="string">
            <text:p><text:a xlink:href="https://en.wikipedia.org/wiki/North_Charleston,_South_Carolina" xlink:type="simple">North Charleston</text:a></text:p>
          </table:table-cell>
          <table:table-cell table:style-name="ce15" office:value-type="string" calcext:value-type="string">
            <text:p>South Carolina</text:p>
          </table:table-cell>
          <table:table-cell table:style-name="ce17" office:value-type="float" office:value="110861" calcext:value-type="float">
            <text:p>110,861</text:p>
          </table:table-cell>
          <table:table-cell table:formula="of:=LOG10([.D267])" office:value-type="float" office:value="5.04477879174267" calcext:value-type="float">
            <text:p>5.04477879174267</text:p>
          </table:table-cell>
          <table:table-cell table:style-name="ce18" office:value-type="float" office:value="266" calcext:value-type="float">
            <text:p>266</text:p>
          </table:table-cell>
          <table:table-cell table:formula="of:=[.F267]/311" office:value-type="float" office:value="0.855305466237942" calcext:value-type="float">
            <text:p>0.855305466237942</text:p>
          </table:table-cell>
          <table:table-cell table:formula="of:=LOG10([.G267])" office:value-type="float" office:value="-0.0678787523957705" calcext:value-type="float">
            <text:p>-0.067878752395771</text:p>
          </table:table-cell>
          <table:table-cell table:style-name="ce7" office:value-type="string" calcext:value-type="string">
            <text:p><text:a xlink:href="https://en.wikipedia.org/wiki/North_Charleston,_South_Carolina" xlink:type="simple">North Charleston</text:a></text:p>
          </table:table-cell>
          <table:table-cell office:value-type="float" office:value="5.04477879174267" calcext:value-type="float">
            <text:p>5.04477879174267</text:p>
          </table:table-cell>
          <table:table-cell office:value-type="float" office:value="-0.0678787523957705" calcext:value-type="float">
            <text:p>-0.067878752395771</text:p>
          </table:table-cell>
          <table:table-cell table:number-columns-repeated="1013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9" office:value-type="string" calcext:value-type="string">
            <text:p>Ventura[30]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10790" calcext:value-type="float">
            <text:p>110,790</text:p>
          </table:table-cell>
          <table:table-cell table:formula="of:=LOG10([.D268])" office:value-type="float" office:value="5.04450056237064" calcext:value-type="float">
            <text:p>5.04450056237064</text:p>
          </table:table-cell>
          <table:table-cell table:style-name="ce18" office:value-type="float" office:value="267" calcext:value-type="float">
            <text:p>267</text:p>
          </table:table-cell>
          <table:table-cell table:formula="of:=[.F268]/311" office:value-type="float" office:value="0.858520900321543" calcext:value-type="float">
            <text:p>0.858520900321543</text:p>
          </table:table-cell>
          <table:table-cell table:formula="of:=LOG10([.G268])" office:value-type="float" office:value="-0.0662491276622623" calcext:value-type="float">
            <text:p>-0.066249127662262</text:p>
          </table:table-cell>
          <table:table-cell table:style-name="ce9" office:value-type="string" calcext:value-type="string">
            <text:p>Ventura[30]</text:p>
          </table:table-cell>
          <table:table-cell office:value-type="float" office:value="5.04450056237064" calcext:value-type="float">
            <text:p>5.04450056237064</text:p>
          </table:table-cell>
          <table:table-cell office:value-type="float" office:value="-0.0662491276622623" calcext:value-type="float">
            <text:p>-0.066249127662262</text:p>
          </table:table-cell>
          <table:table-cell table:number-columns-repeated="1013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7" office:value-type="string" calcext:value-type="string">
            <text:p><text:a xlink:href="https://en.wikipedia.org/wiki/Inglewood,_California" xlink:type="simple">Inglewood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10598" calcext:value-type="float">
            <text:p>110,598</text:p>
          </table:table-cell>
          <table:table-cell table:formula="of:=LOG10([.D269])" office:value-type="float" office:value="5.04374727347124" calcext:value-type="float">
            <text:p>5.04374727347124</text:p>
          </table:table-cell>
          <table:table-cell table:style-name="ce18" office:value-type="float" office:value="268" calcext:value-type="float">
            <text:p>268</text:p>
          </table:table-cell>
          <table:table-cell table:formula="of:=[.F269]/311" office:value-type="float" office:value="0.861736334405145" calcext:value-type="float">
            <text:p>0.861736334405145</text:p>
          </table:table-cell>
          <table:table-cell table:formula="of:=LOG10([.G269])" office:value-type="float" office:value="-0.0646255949980487" calcext:value-type="float">
            <text:p>-0.064625594998049</text:p>
          </table:table-cell>
          <table:table-cell table:style-name="ce7" office:value-type="string" calcext:value-type="string">
            <text:p><text:a xlink:href="https://en.wikipedia.org/wiki/Inglewood,_California" xlink:type="simple">Inglewood</text:a></text:p>
          </table:table-cell>
          <table:table-cell office:value-type="float" office:value="5.04374727347124" calcext:value-type="float">
            <text:p>5.04374727347124</text:p>
          </table:table-cell>
          <table:table-cell office:value-type="float" office:value="-0.0646255949980487" calcext:value-type="float">
            <text:p>-0.064625594998049</text:p>
          </table:table-cell>
          <table:table-cell table:number-columns-repeated="1013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7" office:value-type="string" calcext:value-type="string">
            <text:p><text:a xlink:href="https://en.wikipedia.org/wiki/Pompano_Beach,_Florida" xlink:type="simple">Pompano Beach</text:a></text:p>
          </table:table-cell>
          <table:table-cell table:style-name="ce15" office:value-type="string" calcext:value-type="string">
            <text:p>Florida</text:p>
          </table:table-cell>
          <table:table-cell table:style-name="ce17" office:value-type="float" office:value="110473" calcext:value-type="float">
            <text:p>110,473</text:p>
          </table:table-cell>
          <table:table-cell table:formula="of:=LOG10([.D270])" office:value-type="float" office:value="5.04325614785075" calcext:value-type="float">
            <text:p>5.04325614785075</text:p>
          </table:table-cell>
          <table:table-cell table:style-name="ce18" office:value-type="float" office:value="269" calcext:value-type="float">
            <text:p>269</text:p>
          </table:table-cell>
          <table:table-cell table:formula="of:=[.F270]/311" office:value-type="float" office:value="0.864951768488746" calcext:value-type="float">
            <text:p>0.864951768488746</text:p>
          </table:table-cell>
          <table:table-cell table:formula="of:=LOG10([.G270])" office:value-type="float" office:value="-0.0630081090244295" calcext:value-type="float">
            <text:p>-0.06300810902443</text:p>
          </table:table-cell>
          <table:table-cell table:style-name="ce7" office:value-type="string" calcext:value-type="string">
            <text:p><text:a xlink:href="https://en.wikipedia.org/wiki/Pompano_Beach,_Florida" xlink:type="simple">Pompano Beach</text:a></text:p>
          </table:table-cell>
          <table:table-cell office:value-type="float" office:value="5.04325614785075" calcext:value-type="float">
            <text:p>5.04325614785075</text:p>
          </table:table-cell>
          <table:table-cell office:value-type="float" office:value="-0.0630081090244295" calcext:value-type="float">
            <text:p>-0.06300810902443</text:p>
          </table:table-cell>
          <table:table-cell table:number-columns-repeated="1013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7" office:value-type="string" calcext:value-type="string">
            <text:p><text:a xlink:href="https://en.wikipedia.org/wiki/Centennial,_Colorado" xlink:type="simple">Centennial</text:a></text:p>
          </table:table-cell>
          <table:table-cell table:style-name="ce15" office:value-type="string" calcext:value-type="string">
            <text:p>Colorado</text:p>
          </table:table-cell>
          <table:table-cell table:style-name="ce17" office:value-type="float" office:value="110250" calcext:value-type="float">
            <text:p>110,250</text:p>
          </table:table-cell>
          <table:table-cell table:formula="of:=LOG10([.D271])" office:value-type="float" office:value="5.04237859813988" calcext:value-type="float">
            <text:p>5.04237859813988</text:p>
          </table:table-cell>
          <table:table-cell table:style-name="ce18" office:value-type="float" office:value="270" calcext:value-type="float">
            <text:p>270</text:p>
          </table:table-cell>
          <table:table-cell table:formula="of:=[.F271]/311" office:value-type="float" office:value="0.868167202572347" calcext:value-type="float">
            <text:p>0.868167202572347</text:p>
          </table:table-cell>
          <table:table-cell table:formula="of:=LOG10([.G271])" office:value-type="float" office:value="-0.0613966248678502" calcext:value-type="float">
            <text:p>-0.06139662486785</text:p>
          </table:table-cell>
          <table:table-cell table:style-name="ce7" office:value-type="string" calcext:value-type="string">
            <text:p><text:a xlink:href="https://en.wikipedia.org/wiki/Centennial,_Colorado" xlink:type="simple">Centennial</text:a></text:p>
          </table:table-cell>
          <table:table-cell office:value-type="float" office:value="5.04237859813988" calcext:value-type="float">
            <text:p>5.04237859813988</text:p>
          </table:table-cell>
          <table:table-cell office:value-type="float" office:value="-0.0613966248678502" calcext:value-type="float">
            <text:p>-0.06139662486785</text:p>
          </table:table-cell>
          <table:table-cell table:number-columns-repeated="1013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7" office:value-type="string" calcext:value-type="string">
            <text:p><text:a xlink:href="https://en.wikipedia.org/wiki/West_Palm_Beach,_Florida" xlink:type="simple">West Palm Beach</text:a></text:p>
          </table:table-cell>
          <table:table-cell table:style-name="ce15" office:value-type="string" calcext:value-type="string">
            <text:p>Florida</text:p>
          </table:table-cell>
          <table:table-cell table:style-name="ce17" office:value-type="float" office:value="110222" calcext:value-type="float">
            <text:p>110,222</text:p>
          </table:table-cell>
          <table:table-cell table:formula="of:=LOG10([.D272])" office:value-type="float" office:value="5.04226828712026" calcext:value-type="float">
            <text:p>5.04226828712026</text:p>
          </table:table-cell>
          <table:table-cell table:style-name="ce18" office:value-type="float" office:value="271" calcext:value-type="float">
            <text:p>271</text:p>
          </table:table-cell>
          <table:table-cell table:formula="of:=[.F272]/311" office:value-type="float" office:value="0.871382636655948" calcext:value-type="float">
            <text:p>0.871382636655948</text:p>
          </table:table-cell>
          <table:table-cell table:formula="of:=LOG10([.G272])" office:value-type="float" office:value="-0.0597910981524318" calcext:value-type="float">
            <text:p>-0.059791098152432</text:p>
          </table:table-cell>
          <table:table-cell table:style-name="ce7" office:value-type="string" calcext:value-type="string">
            <text:p><text:a xlink:href="https://en.wikipedia.org/wiki/West_Palm_Beach,_Florida" xlink:type="simple">West Palm Beach</text:a></text:p>
          </table:table-cell>
          <table:table-cell office:value-type="float" office:value="5.04226828712026" calcext:value-type="float">
            <text:p>5.04226828712026</text:p>
          </table:table-cell>
          <table:table-cell office:value-type="float" office:value="-0.0597910981524318" calcext:value-type="float">
            <text:p>-0.059791098152432</text:p>
          </table:table-cell>
          <table:table-cell table:number-columns-repeated="1013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7" office:value-type="string" calcext:value-type="string">
            <text:p><text:a xlink:href="https://en.wikipedia.org/wiki/Everett,_Washington" xlink:type="simple">Everett</text:a></text:p>
          </table:table-cell>
          <table:table-cell table:style-name="ce15" office:value-type="string" calcext:value-type="string">
            <text:p>Washington</text:p>
          </table:table-cell>
          <table:table-cell table:style-name="ce17" office:value-type="float" office:value="110079" calcext:value-type="float">
            <text:p>110,079</text:p>
          </table:table-cell>
          <table:table-cell table:formula="of:=LOG10([.D273])" office:value-type="float" office:value="5.04170447561114" calcext:value-type="float">
            <text:p>5.04170447561114</text:p>
          </table:table-cell>
          <table:table-cell table:style-name="ce18" office:value-type="float" office:value="272" calcext:value-type="float">
            <text:p>272</text:p>
          </table:table-cell>
          <table:table-cell table:formula="of:=[.F273]/311" office:value-type="float" office:value="0.87459807073955" calcext:value-type="float">
            <text:p>0.87459807073955</text:p>
          </table:table-cell>
          <table:table-cell table:formula="of:=LOG10([.G273])" office:value-type="float" office:value="-0.0581914849926388" calcext:value-type="float">
            <text:p>-0.058191484992639</text:p>
          </table:table-cell>
          <table:table-cell table:style-name="ce7" office:value-type="string" calcext:value-type="string">
            <text:p><text:a xlink:href="https://en.wikipedia.org/wiki/Everett,_Washington" xlink:type="simple">Everett</text:a></text:p>
          </table:table-cell>
          <table:table-cell office:value-type="float" office:value="5.04170447561114" calcext:value-type="float">
            <text:p>5.04170447561114</text:p>
          </table:table-cell>
          <table:table-cell office:value-type="float" office:value="-0.0581914849926388" calcext:value-type="float">
            <text:p>-0.058191484992639</text:p>
          </table:table-cell>
          <table:table-cell table:number-columns-repeated="1013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7" office:value-type="string" calcext:value-type="string">
            <text:p><text:a xlink:href="https://en.wikipedia.org/wiki/Richmond,_California" xlink:type="simple">Richmond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10040" calcext:value-type="float">
            <text:p>110,040</text:p>
          </table:table-cell>
          <table:table-cell table:formula="of:=LOG10([.D274])" office:value-type="float" office:value="5.04155058171765" calcext:value-type="float">
            <text:p>5.04155058171765</text:p>
          </table:table-cell>
          <table:table-cell table:style-name="ce18" office:value-type="float" office:value="273" calcext:value-type="float">
            <text:p>273</text:p>
          </table:table-cell>
          <table:table-cell table:formula="of:=[.F274]/311" office:value-type="float" office:value="0.877813504823151" calcext:value-type="float">
            <text:p>0.877813504823151</text:p>
          </table:table-cell>
          <table:table-cell table:formula="of:=LOG10([.G274])" office:value-type="float" office:value="-0.0565977419860815" calcext:value-type="float">
            <text:p>-0.056597741986082</text:p>
          </table:table-cell>
          <table:table-cell table:style-name="ce7" office:value-type="string" calcext:value-type="string">
            <text:p><text:a xlink:href="https://en.wikipedia.org/wiki/Richmond,_California" xlink:type="simple">Richmond</text:a></text:p>
          </table:table-cell>
          <table:table-cell office:value-type="float" office:value="5.04155058171765" calcext:value-type="float">
            <text:p>5.04155058171765</text:p>
          </table:table-cell>
          <table:table-cell office:value-type="float" office:value="-0.0565977419860815" calcext:value-type="float">
            <text:p>-0.056597741986082</text:p>
          </table:table-cell>
          <table:table-cell table:number-columns-repeated="1013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7" office:value-type="string" calcext:value-type="string">
            <text:p><text:a xlink:href="https://en.wikipedia.org/wiki/Clovis,_California" xlink:type="simple">Clovis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09691" calcext:value-type="float">
            <text:p>109,691</text:p>
          </table:table-cell>
          <table:table-cell table:formula="of:=LOG10([.D275])" office:value-type="float" office:value="5.04017099575445" calcext:value-type="float">
            <text:p>5.04017099575445</text:p>
          </table:table-cell>
          <table:table-cell table:style-name="ce18" office:value-type="float" office:value="274" calcext:value-type="float">
            <text:p>274</text:p>
          </table:table-cell>
          <table:table-cell table:formula="of:=[.F275]/311" office:value-type="float" office:value="0.881028938906752" calcext:value-type="float">
            <text:p>0.881028938906752</text:p>
          </table:table-cell>
          <table:table-cell table:formula="of:=LOG10([.G275])" office:value-type="float" office:value="-0.0550098262064496" calcext:value-type="float">
            <text:p>-0.05500982620645</text:p>
          </table:table-cell>
          <table:table-cell table:style-name="ce7" office:value-type="string" calcext:value-type="string">
            <text:p><text:a xlink:href="https://en.wikipedia.org/wiki/Clovis,_California" xlink:type="simple">Clovis</text:a></text:p>
          </table:table-cell>
          <table:table-cell office:value-type="float" office:value="5.04017099575445" calcext:value-type="float">
            <text:p>5.04017099575445</text:p>
          </table:table-cell>
          <table:table-cell office:value-type="float" office:value="-0.0550098262064496" calcext:value-type="float">
            <text:p>-0.05500982620645</text:p>
          </table:table-cell>
          <table:table-cell table:number-columns-repeated="1013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5" office:value-type="string" calcext:value-type="string">
            <text:p><text:a xlink:href="https://en.wikipedia.org/wiki/Billings,_Montana" xlink:type="simple">Billings</text:a></text:p>
          </table:table-cell>
          <table:table-cell table:style-name="ce14" office:value-type="string" calcext:value-type="string">
            <text:p><text:a xlink:href="https://en.wikipedia.org/wiki/Montana" xlink:type="simple">Montana</text:a></text:p>
          </table:table-cell>
          <table:table-cell table:style-name="ce17" office:value-type="float" office:value="109642" calcext:value-type="float">
            <text:p>109,642</text:p>
          </table:table-cell>
          <table:table-cell table:formula="of:=LOG10([.D276])" office:value-type="float" office:value="5.03997694898568" calcext:value-type="float">
            <text:p>5.03997694898568</text:p>
          </table:table-cell>
          <table:table-cell table:style-name="ce18" office:value-type="float" office:value="275" calcext:value-type="float">
            <text:p>275</text:p>
          </table:table-cell>
          <table:table-cell table:formula="of:=[.F276]/311" office:value-type="float" office:value="0.884244372990354" calcext:value-type="float">
            <text:p>0.884244372990354</text:p>
          </table:table-cell>
          <table:table-cell table:formula="of:=LOG10([.G276])" office:value-type="float" office:value="-0.0534276951965748" calcext:value-type="float">
            <text:p>-0.053427695196575</text:p>
          </table:table-cell>
          <table:table-cell table:style-name="ce5" office:value-type="string" calcext:value-type="string">
            <text:p><text:a xlink:href="https://en.wikipedia.org/wiki/Billings,_Montana" xlink:type="simple">Billings</text:a></text:p>
          </table:table-cell>
          <table:table-cell office:value-type="float" office:value="5.03997694898568" calcext:value-type="float">
            <text:p>5.03997694898568</text:p>
          </table:table-cell>
          <table:table-cell office:value-type="float" office:value="-0.0534276951965749" calcext:value-type="float">
            <text:p>-0.053427695196575</text:p>
          </table:table-cell>
          <table:table-cell table:number-columns-repeated="1013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7" office:value-type="string" calcext:value-type="string">
            <text:p><text:a xlink:href="https://en.wikipedia.org/wiki/Waterbury,_Connecticut" xlink:type="simple">Waterbury</text:a></text:p>
          </table:table-cell>
          <table:table-cell table:style-name="ce15" office:value-type="string" calcext:value-type="string">
            <text:p>Connecticut</text:p>
          </table:table-cell>
          <table:table-cell table:style-name="ce17" office:value-type="float" office:value="108629" calcext:value-type="float">
            <text:p>108,629</text:p>
          </table:table-cell>
          <table:table-cell table:formula="of:=LOG10([.D277])" office:value-type="float" office:value="5.03594578159429" calcext:value-type="float">
            <text:p>5.03594578159429</text:p>
          </table:table-cell>
          <table:table-cell table:style-name="ce18" office:value-type="float" office:value="276" calcext:value-type="float">
            <text:p>276</text:p>
          </table:table-cell>
          <table:table-cell table:formula="of:=[.F277]/311" office:value-type="float" office:value="0.887459807073955" calcext:value-type="float">
            <text:p>0.887459807073955</text:p>
          </table:table-cell>
          <table:table-cell table:formula="of:=LOG10([.G277])" office:value-type="float" office:value="-0.0518513069616198" calcext:value-type="float">
            <text:p>-0.05185130696162</text:p>
          </table:table-cell>
          <table:table-cell table:style-name="ce7" office:value-type="string" calcext:value-type="string">
            <text:p><text:a xlink:href="https://en.wikipedia.org/wiki/Waterbury,_Connecticut" xlink:type="simple">Waterbury</text:a></text:p>
          </table:table-cell>
          <table:table-cell office:value-type="float" office:value="5.03594578159429" calcext:value-type="float">
            <text:p>5.03594578159429</text:p>
          </table:table-cell>
          <table:table-cell office:value-type="float" office:value="-0.0518513069616198" calcext:value-type="float">
            <text:p>-0.05185130696162</text:p>
          </table:table-cell>
          <table:table-cell table:number-columns-repeated="1013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7" office:value-type="string" calcext:value-type="string">
            <text:p><text:a xlink:href="https://en.wikipedia.org/wiki/Broken_Arrow,_Oklahoma" xlink:type="simple">Broken Arrow</text:a></text:p>
          </table:table-cell>
          <table:table-cell table:style-name="ce15" office:value-type="string" calcext:value-type="string">
            <text:p>Oklahoma</text:p>
          </table:table-cell>
          <table:table-cell table:style-name="ce17" office:value-type="float" office:value="108303" calcext:value-type="float">
            <text:p>108,303</text:p>
          </table:table-cell>
          <table:table-cell table:formula="of:=LOG10([.D278])" office:value-type="float" office:value="5.03464048677676" calcext:value-type="float">
            <text:p>5.03464048677676</text:p>
          </table:table-cell>
          <table:table-cell table:style-name="ce18" office:value-type="float" office:value="277" calcext:value-type="float">
            <text:p>277</text:p>
          </table:table-cell>
          <table:table-cell table:formula="of:=[.F278]/311" office:value-type="float" office:value="0.890675241157556" calcext:value-type="float">
            <text:p>0.890675241157556</text:p>
          </table:table-cell>
          <table:table-cell table:formula="of:=LOG10([.G278])" office:value-type="float" office:value="-0.050280619962389" calcext:value-type="float">
            <text:p>-0.050280619962389</text:p>
          </table:table-cell>
          <table:table-cell table:style-name="ce7" office:value-type="string" calcext:value-type="string">
            <text:p><text:a xlink:href="https://en.wikipedia.org/wiki/Broken_Arrow,_Oklahoma" xlink:type="simple">Broken Arrow</text:a></text:p>
          </table:table-cell>
          <table:table-cell office:value-type="float" office:value="5.03464048677676" calcext:value-type="float">
            <text:p>5.03464048677676</text:p>
          </table:table-cell>
          <table:table-cell office:value-type="float" office:value="-0.050280619962389" calcext:value-type="float">
            <text:p>-0.050280619962389</text:p>
          </table:table-cell>
          <table:table-cell table:number-columns-repeated="1013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7" office:value-type="string" calcext:value-type="string">
            <text:p><text:a xlink:href="https://en.wikipedia.org/wiki/Lakeland,_Florida" xlink:type="simple">Lakeland</text:a></text:p>
          </table:table-cell>
          <table:table-cell table:style-name="ce15" office:value-type="string" calcext:value-type="string">
            <text:p>Florida</text:p>
          </table:table-cell>
          <table:table-cell table:style-name="ce17" office:value-type="float" office:value="108054" calcext:value-type="float">
            <text:p>108,054</text:p>
          </table:table-cell>
          <table:table-cell table:formula="of:=LOG10([.D279])" office:value-type="float" office:value="5.03364084845918" calcext:value-type="float">
            <text:p>5.03364084845918</text:p>
          </table:table-cell>
          <table:table-cell table:style-name="ce18" office:value-type="float" office:value="278" calcext:value-type="float">
            <text:p>278</text:p>
          </table:table-cell>
          <table:table-cell table:formula="of:=[.F279]/311" office:value-type="float" office:value="0.893890675241157" calcext:value-type="float">
            <text:p>0.893890675241157</text:p>
          </table:table-cell>
          <table:table-cell table:formula="of:=LOG10([.G279])" office:value-type="float" office:value="-0.0487155931087613" calcext:value-type="float">
            <text:p>-0.048715593108761</text:p>
          </table:table-cell>
          <table:table-cell table:style-name="ce7" office:value-type="string" calcext:value-type="string">
            <text:p><text:a xlink:href="https://en.wikipedia.org/wiki/Lakeland,_Florida" xlink:type="simple">Lakeland</text:a></text:p>
          </table:table-cell>
          <table:table-cell office:value-type="float" office:value="5.03364084845918" calcext:value-type="float">
            <text:p>5.03364084845918</text:p>
          </table:table-cell>
          <table:table-cell office:value-type="float" office:value="-0.0487155931087613" calcext:value-type="float">
            <text:p>-0.048715593108761</text:p>
          </table:table-cell>
          <table:table-cell table:number-columns-repeated="1013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7" office:value-type="string" calcext:value-type="string">
            <text:p><text:a xlink:href="https://en.wikipedia.org/wiki/West_Covina,_California" xlink:type="simple">West Covina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07598" calcext:value-type="float">
            <text:p>107,598</text:p>
          </table:table-cell>
          <table:table-cell table:formula="of:=LOG10([.D280])" office:value-type="float" office:value="5.03180419886721" calcext:value-type="float">
            <text:p>5.03180419886721</text:p>
          </table:table-cell>
          <table:table-cell table:style-name="ce18" office:value-type="float" office:value="279" calcext:value-type="float">
            <text:p>279</text:p>
          </table:table-cell>
          <table:table-cell table:formula="of:=[.F280]/311" office:value-type="float" office:value="0.897106109324759" calcext:value-type="float">
            <text:p>0.897106109324759</text:p>
          </table:table-cell>
          <table:table-cell table:formula="of:=LOG10([.G280])" office:value-type="float" office:value="-0.0471561857532399" calcext:value-type="float">
            <text:p>-0.04715618575324</text:p>
          </table:table-cell>
          <table:table-cell table:style-name="ce7" office:value-type="string" calcext:value-type="string">
            <text:p><text:a xlink:href="https://en.wikipedia.org/wiki/West_Covina,_California" xlink:type="simple">West Covina</text:a></text:p>
          </table:table-cell>
          <table:table-cell office:value-type="float" office:value="5.03180419886721" calcext:value-type="float">
            <text:p>5.03180419886721</text:p>
          </table:table-cell>
          <table:table-cell office:value-type="float" office:value="-0.0471561857532399" calcext:value-type="float">
            <text:p>-0.04715618575324</text:p>
          </table:table-cell>
          <table:table-cell table:number-columns-repeated="1013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7" office:value-type="string" calcext:value-type="string">
            <text:p><text:a xlink:href="https://en.wikipedia.org/wiki/Boulder,_Colorado" xlink:type="simple">Boulder</text:a></text:p>
          </table:table-cell>
          <table:table-cell table:style-name="ce15" office:value-type="string" calcext:value-type="string">
            <text:p>Colorado</text:p>
          </table:table-cell>
          <table:table-cell table:style-name="ce17" office:value-type="float" office:value="107125" calcext:value-type="float">
            <text:p>107,125</text:p>
          </table:table-cell>
          <table:table-cell table:formula="of:=LOG10([.D281])" office:value-type="float" office:value="5.02989083493126" calcext:value-type="float">
            <text:p>5.02989083493126</text:p>
          </table:table-cell>
          <table:table-cell table:style-name="ce18" office:value-type="float" office:value="280" calcext:value-type="float">
            <text:p>280</text:p>
          </table:table-cell>
          <table:table-cell table:formula="of:=[.F281]/311" office:value-type="float" office:value="0.90032154340836" calcext:value-type="float">
            <text:p>0.90032154340836</text:p>
          </table:table-cell>
          <table:table-cell table:formula="of:=LOG10([.G281])" office:value-type="float" office:value="-0.0456023576846183" calcext:value-type="float">
            <text:p>-0.045602357684618</text:p>
          </table:table-cell>
          <table:table-cell table:style-name="ce7" office:value-type="string" calcext:value-type="string">
            <text:p><text:a xlink:href="https://en.wikipedia.org/wiki/Boulder,_Colorado" xlink:type="simple">Boulder</text:a></text:p>
          </table:table-cell>
          <table:table-cell office:value-type="float" office:value="5.02989083493126" calcext:value-type="float">
            <text:p>5.02989083493126</text:p>
          </table:table-cell>
          <table:table-cell office:value-type="float" office:value="-0.0456023576846183" calcext:value-type="float">
            <text:p>-0.045602357684618</text:p>
          </table:table-cell>
          <table:table-cell table:number-columns-repeated="1013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7" office:value-type="string" calcext:value-type="string">
            <text:p><text:a xlink:href="https://en.wikipedia.org/wiki/Daly_City,_California" xlink:type="simple">Daly City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07074" calcext:value-type="float">
            <text:p>107,074</text:p>
          </table:table-cell>
          <table:table-cell table:formula="of:=LOG10([.D282])" office:value-type="float" office:value="5.02968402706571" calcext:value-type="float">
            <text:p>5.02968402706571</text:p>
          </table:table-cell>
          <table:table-cell table:style-name="ce18" office:value-type="float" office:value="281" calcext:value-type="float">
            <text:p>281</text:p>
          </table:table-cell>
          <table:table-cell table:formula="of:=[.F282]/311" office:value-type="float" office:value="0.903536977491961" calcext:value-type="float">
            <text:p>0.903536977491961</text:p>
          </table:table-cell>
          <table:table-cell table:formula="of:=LOG10([.G282])" office:value-type="float" office:value="-0.0440540691217576" calcext:value-type="float">
            <text:p>-0.044054069121758</text:p>
          </table:table-cell>
          <table:table-cell table:style-name="ce7" office:value-type="string" calcext:value-type="string">
            <text:p><text:a xlink:href="https://en.wikipedia.org/wiki/Daly_City,_California" xlink:type="simple">Daly City</text:a></text:p>
          </table:table-cell>
          <table:table-cell office:value-type="float" office:value="5.02968402706571" calcext:value-type="float">
            <text:p>5.02968402706571</text:p>
          </table:table-cell>
          <table:table-cell office:value-type="float" office:value="-0.0440540691217576" calcext:value-type="float">
            <text:p>-0.044054069121758</text:p>
          </table:table-cell>
          <table:table-cell table:number-columns-repeated="1013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7" office:value-type="string" calcext:value-type="string">
            <text:p><text:a xlink:href="https://en.wikipedia.org/wiki/Santa_Maria,_California" xlink:type="simple">Santa Maria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07014" calcext:value-type="float">
            <text:p>107,014</text:p>
          </table:table-cell>
          <table:table-cell table:formula="of:=LOG10([.D283])" office:value-type="float" office:value="5.02944059754518" calcext:value-type="float">
            <text:p>5.02944059754518</text:p>
          </table:table-cell>
          <table:table-cell table:style-name="ce18" office:value-type="float" office:value="282" calcext:value-type="float">
            <text:p>282</text:p>
          </table:table-cell>
          <table:table-cell table:formula="of:=[.F283]/311" office:value-type="float" office:value="0.906752411575563" calcext:value-type="float">
            <text:p>0.906752411575563</text:p>
          </table:table-cell>
          <table:table-cell table:formula="of:=LOG10([.G283])" office:value-type="float" office:value="-0.0425112807074764" calcext:value-type="float">
            <text:p>-0.042511280707476</text:p>
          </table:table-cell>
          <table:table-cell table:style-name="ce7" office:value-type="string" calcext:value-type="string">
            <text:p><text:a xlink:href="https://en.wikipedia.org/wiki/Santa_Maria,_California" xlink:type="simple">Santa Maria</text:a></text:p>
          </table:table-cell>
          <table:table-cell office:value-type="float" office:value="5.02944059754518" calcext:value-type="float">
            <text:p>5.02944059754518</text:p>
          </table:table-cell>
          <table:table-cell office:value-type="float" office:value="-0.0425112807074764" calcext:value-type="float">
            <text:p>-0.042511280707476</text:p>
          </table:table-cell>
          <table:table-cell table:number-columns-repeated="1013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7" office:value-type="string" calcext:value-type="string">
            <text:p><text:a xlink:href="https://en.wikipedia.org/wiki/Hillsboro,_Oregon" xlink:type="simple">Hillsboro</text:a></text:p>
          </table:table-cell>
          <table:table-cell table:style-name="ce15" office:value-type="string" calcext:value-type="string">
            <text:p>Oregon</text:p>
          </table:table-cell>
          <table:table-cell table:style-name="ce17" office:value-type="float" office:value="106894" calcext:value-type="float">
            <text:p>106,894</text:p>
          </table:table-cell>
          <table:table-cell table:formula="of:=LOG10([.D284])" office:value-type="float" office:value="5.02895332878201" calcext:value-type="float">
            <text:p>5.02895332878201</text:p>
          </table:table-cell>
          <table:table-cell table:style-name="ce18" office:value-type="float" office:value="283" calcext:value-type="float">
            <text:p>283</text:p>
          </table:table-cell>
          <table:table-cell table:formula="of:=[.F284]/311" office:value-type="float" office:value="0.909967845659164" calcext:value-type="float">
            <text:p>0.909967845659164</text:p>
          </table:table-cell>
          <table:table-cell table:formula="of:=LOG10([.G284])" office:value-type="float" office:value="-0.0409739535025473" calcext:value-type="float">
            <text:p>-0.040973953502547</text:p>
          </table:table-cell>
          <table:table-cell table:style-name="ce7" office:value-type="string" calcext:value-type="string">
            <text:p><text:a xlink:href="https://en.wikipedia.org/wiki/Hillsboro,_Oregon" xlink:type="simple">Hillsboro</text:a></text:p>
          </table:table-cell>
          <table:table-cell office:value-type="float" office:value="5.02895332878201" calcext:value-type="float">
            <text:p>5.02895332878201</text:p>
          </table:table-cell>
          <table:table-cell office:value-type="float" office:value="-0.0409739535025473" calcext:value-type="float">
            <text:p>-0.040973953502547</text:p>
          </table:table-cell>
          <table:table-cell table:number-columns-repeated="1013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7" office:value-type="string" calcext:value-type="string">
            <text:p><text:a xlink:href="https://en.wikipedia.org/wiki/Sandy_Springs,_Georgia" xlink:type="simple">Sandy Springs</text:a></text:p>
          </table:table-cell>
          <table:table-cell table:style-name="ce15" office:value-type="string" calcext:value-type="string">
            <text:p>Georgia</text:p>
          </table:table-cell>
          <table:table-cell table:style-name="ce17" office:value-type="float" office:value="106739" calcext:value-type="float">
            <text:p>106,739</text:p>
          </table:table-cell>
          <table:table-cell table:formula="of:=LOG10([.D285])" office:value-type="float" office:value="5.02832312973498" calcext:value-type="float">
            <text:p>5.02832312973498</text:p>
          </table:table-cell>
          <table:table-cell table:style-name="ce18" office:value-type="float" office:value="284" calcext:value-type="float">
            <text:p>284</text:p>
          </table:table-cell>
          <table:table-cell table:formula="of:=[.F285]/311" office:value-type="float" office:value="0.913183279742765" calcext:value-type="float">
            <text:p>0.913183279742765</text:p>
          </table:table-cell>
          <table:table-cell table:formula="of:=LOG10([.G285])" office:value-type="float" office:value="-0.0394420489797998" calcext:value-type="float">
            <text:p>-0.0394420489798</text:p>
          </table:table-cell>
          <table:table-cell table:style-name="ce7" office:value-type="string" calcext:value-type="string">
            <text:p><text:a xlink:href="https://en.wikipedia.org/wiki/Sandy_Springs,_Georgia" xlink:type="simple">Sandy Springs</text:a></text:p>
          </table:table-cell>
          <table:table-cell office:value-type="float" office:value="5.02832312973498" calcext:value-type="float">
            <text:p>5.02832312973498</text:p>
          </table:table-cell>
          <table:table-cell office:value-type="float" office:value="-0.0394420489797998" calcext:value-type="float">
            <text:p>-0.0394420489798</text:p>
          </table:table-cell>
          <table:table-cell table:number-columns-repeated="1013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7" office:value-type="string" calcext:value-type="string">
            <text:p><text:a xlink:href="https://en.wikipedia.org/wiki/Norwalk,_California" xlink:type="simple">Norwalk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06084" calcext:value-type="float">
            <text:p>106,084</text:p>
          </table:table-cell>
          <table:table-cell table:formula="of:=LOG10([.D286])" office:value-type="float" office:value="5.02564988686364" calcext:value-type="float">
            <text:p>5.02564988686364</text:p>
          </table:table-cell>
          <table:table-cell table:style-name="ce18" office:value-type="float" office:value="285" calcext:value-type="float">
            <text:p>285</text:p>
          </table:table-cell>
          <table:table-cell table:formula="of:=[.F286]/311" office:value-type="float" office:value="0.916398713826366" calcext:value-type="float">
            <text:p>0.916398713826366</text:p>
          </table:table-cell>
          <table:table-cell table:formula="of:=LOG10([.G286])" office:value-type="float" office:value="-0.0379155290183273" calcext:value-type="float">
            <text:p>-0.037915529018327</text:p>
          </table:table-cell>
          <table:table-cell table:style-name="ce7" office:value-type="string" calcext:value-type="string">
            <text:p><text:a xlink:href="https://en.wikipedia.org/wiki/Norwalk,_California" xlink:type="simple">Norwalk</text:a></text:p>
          </table:table-cell>
          <table:table-cell office:value-type="float" office:value="5.02564988686364" calcext:value-type="float">
            <text:p>5.02564988686364</text:p>
          </table:table-cell>
          <table:table-cell office:value-type="float" office:value="-0.0379155290183273" calcext:value-type="float">
            <text:p>-0.037915529018327</text:p>
          </table:table-cell>
          <table:table-cell table:number-columns-repeated="1013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7" office:value-type="string" calcext:value-type="string">
            <text:p><text:a xlink:href="https://en.wikipedia.org/wiki/Jurupa_Valley,_California" xlink:type="simple">Jurupa Valley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06028" calcext:value-type="float">
            <text:p>106,028</text:p>
          </table:table-cell>
          <table:table-cell table:formula="of:=LOG10([.D287])" office:value-type="float" office:value="5.02542056941294" calcext:value-type="float">
            <text:p>5.02542056941294</text:p>
          </table:table-cell>
          <table:table-cell table:style-name="ce18" office:value-type="float" office:value="286" calcext:value-type="float">
            <text:p>286</text:p>
          </table:table-cell>
          <table:table-cell table:formula="of:=[.F287]/311" office:value-type="float" office:value="0.919614147909968" calcext:value-type="float">
            <text:p>0.919614147909968</text:p>
          </table:table-cell>
          <table:table-cell table:formula="of:=LOG10([.G287])" office:value-type="float" office:value="-0.0363943558977945" calcext:value-type="float">
            <text:p>-0.036394355897795</text:p>
          </table:table-cell>
          <table:table-cell table:style-name="ce7" office:value-type="string" calcext:value-type="string">
            <text:p><text:a xlink:href="https://en.wikipedia.org/wiki/Jurupa_Valley,_California" xlink:type="simple">Jurupa Valley</text:a></text:p>
          </table:table-cell>
          <table:table-cell office:value-type="float" office:value="5.02542056941294" calcext:value-type="float">
            <text:p>5.02542056941294</text:p>
          </table:table-cell>
          <table:table-cell office:value-type="float" office:value="-0.0363943558977945" calcext:value-type="float">
            <text:p>-0.036394355897795</text:p>
          </table:table-cell>
          <table:table-cell table:number-columns-repeated="1013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7" office:value-type="string" calcext:value-type="string">
            <text:p><text:a xlink:href="https://en.wikipedia.org/wiki/Lewisville,_Texas" xlink:type="simple">Lewisville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106021" calcext:value-type="float">
            <text:p>106,021</text:p>
          </table:table-cell>
          <table:table-cell table:formula="of:=LOG10([.D288])" office:value-type="float" office:value="5.02539189621595" calcext:value-type="float">
            <text:p>5.02539189621595</text:p>
          </table:table-cell>
          <table:table-cell table:style-name="ce18" office:value-type="float" office:value="287" calcext:value-type="float">
            <text:p>287</text:p>
          </table:table-cell>
          <table:table-cell table:formula="of:=[.F288]/311" office:value-type="float" office:value="0.922829581993569" calcext:value-type="float">
            <text:p>0.922829581993569</text:p>
          </table:table-cell>
          <table:table-cell table:formula="of:=LOG10([.G288])" office:value-type="float" office:value="-0.0348784922928452" calcext:value-type="float">
            <text:p>-0.034878492292845</text:p>
          </table:table-cell>
          <table:table-cell table:style-name="ce7" office:value-type="string" calcext:value-type="string">
            <text:p><text:a xlink:href="https://en.wikipedia.org/wiki/Lewisville,_Texas" xlink:type="simple">Lewisville</text:a></text:p>
          </table:table-cell>
          <table:table-cell office:value-type="float" office:value="5.02539189621595" calcext:value-type="float">
            <text:p>5.02539189621595</text:p>
          </table:table-cell>
          <table:table-cell office:value-type="float" office:value="-0.0348784922928452" calcext:value-type="float">
            <text:p>-0.034878492292845</text:p>
          </table:table-cell>
          <table:table-cell table:number-columns-repeated="1013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7" office:value-type="string" calcext:value-type="string">
            <text:p><text:a xlink:href="https://en.wikipedia.org/wiki/Greeley,_Colorado" xlink:type="simple">Greeley</text:a></text:p>
          </table:table-cell>
          <table:table-cell table:style-name="ce15" office:value-type="string" calcext:value-type="string">
            <text:p>Colorado</text:p>
          </table:table-cell>
          <table:table-cell table:style-name="ce17" office:value-type="float" office:value="105448" calcext:value-type="float">
            <text:p>105,448</text:p>
          </table:table-cell>
          <table:table-cell table:formula="of:=LOG10([.D289])" office:value-type="float" office:value="5.02303834702287" calcext:value-type="float">
            <text:p>5.02303834702287</text:p>
          </table:table-cell>
          <table:table-cell table:style-name="ce18" office:value-type="float" office:value="288" calcext:value-type="float">
            <text:p>288</text:p>
          </table:table-cell>
          <table:table-cell table:formula="of:=[.F289]/311" office:value-type="float" office:value="0.92604501607717" calcext:value-type="float">
            <text:p>0.92604501607717</text:p>
          </table:table-cell>
          <table:table-cell table:formula="of:=LOG10([.G289])" office:value-type="float" office:value="-0.0333679012676067" calcext:value-type="float">
            <text:p>-0.033367901267607</text:p>
          </table:table-cell>
          <table:table-cell table:style-name="ce7" office:value-type="string" calcext:value-type="string">
            <text:p><text:a xlink:href="https://en.wikipedia.org/wiki/Greeley,_Colorado" xlink:type="simple">Greeley</text:a></text:p>
          </table:table-cell>
          <table:table-cell office:value-type="float" office:value="5.02303834702287" calcext:value-type="float">
            <text:p>5.02303834702287</text:p>
          </table:table-cell>
          <table:table-cell office:value-type="float" office:value="-0.0333679012676067" calcext:value-type="float">
            <text:p>-0.033367901267607</text:p>
          </table:table-cell>
          <table:table-cell table:number-columns-repeated="1013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9" office:value-type="string" calcext:value-type="string">
            <text:p>Davie[32]</text:p>
          </table:table-cell>
          <table:table-cell table:style-name="ce15" office:value-type="string" calcext:value-type="string">
            <text:p>Florida</text:p>
          </table:table-cell>
          <table:table-cell table:style-name="ce17" office:value-type="float" office:value="105149" calcext:value-type="float">
            <text:p>105,149</text:p>
          </table:table-cell>
          <table:table-cell table:formula="of:=LOG10([.D290])" office:value-type="float" office:value="5.02180514676512" calcext:value-type="float">
            <text:p>5.02180514676512</text:p>
          </table:table-cell>
          <table:table-cell table:style-name="ce18" office:value-type="float" office:value="289" calcext:value-type="float">
            <text:p>289</text:p>
          </table:table-cell>
          <table:table-cell table:formula="of:=[.F290]/311" office:value-type="float" office:value="0.929260450160772" calcext:value-type="float">
            <text:p>0.929260450160772</text:p>
          </table:table-cell>
          <table:table-cell table:formula="of:=LOG10([.G290])" office:value-type="float" office:value="-0.0318625462702896" calcext:value-type="float">
            <text:p>-0.03186254627029</text:p>
          </table:table-cell>
          <table:table-cell table:style-name="ce9" office:value-type="string" calcext:value-type="string">
            <text:p>Davie[32]</text:p>
          </table:table-cell>
          <table:table-cell office:value-type="float" office:value="5.02180514676512" calcext:value-type="float">
            <text:p>5.02180514676512</text:p>
          </table:table-cell>
          <table:table-cell office:value-type="float" office:value="-0.0318625462702896" calcext:value-type="float">
            <text:p>-0.03186254627029</text:p>
          </table:table-cell>
          <table:table-cell table:number-columns-repeated="1013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7" office:value-type="string" calcext:value-type="string">
            <text:p><text:a xlink:href="https://en.wikipedia.org/wiki/Green_Bay,_Wisconsin" xlink:type="simple">Green Bay</text:a></text:p>
          </table:table-cell>
          <table:table-cell table:style-name="ce15" office:value-type="string" calcext:value-type="string">
            <text:p>Wisconsin</text:p>
          </table:table-cell>
          <table:table-cell table:style-name="ce17" office:value-type="float" office:value="105116" calcext:value-type="float">
            <text:p>105,116</text:p>
          </table:table-cell>
          <table:table-cell table:formula="of:=LOG10([.D291])" office:value-type="float" office:value="5.02166882623607" calcext:value-type="float">
            <text:p>5.02166882623607</text:p>
          </table:table-cell>
          <table:table-cell table:style-name="ce18" office:value-type="float" office:value="290" calcext:value-type="float">
            <text:p>290</text:p>
          </table:table-cell>
          <table:table-cell table:formula="of:=[.F291]/311" office:value-type="float" office:value="0.932475884244373" calcext:value-type="float">
            <text:p>0.932475884244373</text:p>
          </table:table-cell>
          <table:table-cell table:formula="of:=LOG10([.G291])" office:value-type="float" office:value="-0.0303623911278814" calcext:value-type="float">
            <text:p>-0.030362391127882</text:p>
          </table:table-cell>
          <table:table-cell table:style-name="ce7" office:value-type="string" calcext:value-type="string">
            <text:p><text:a xlink:href="https://en.wikipedia.org/wiki/Green_Bay,_Wisconsin" xlink:type="simple">Green Bay</text:a></text:p>
          </table:table-cell>
          <table:table-cell office:value-type="float" office:value="5.02166882623607" calcext:value-type="float">
            <text:p>5.02166882623607</text:p>
          </table:table-cell>
          <table:table-cell office:value-type="float" office:value="-0.0303623911278814" calcext:value-type="float">
            <text:p>-0.030362391127882</text:p>
          </table:table-cell>
          <table:table-cell table:number-columns-repeated="1013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7" office:value-type="string" calcext:value-type="string">
            <text:p><text:a xlink:href="https://en.wikipedia.org/wiki/Tyler,_Texas" xlink:type="simple">Tyler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104991" calcext:value-type="float">
            <text:p>104,991</text:p>
          </table:table-cell>
          <table:table-cell table:formula="of:=LOG10([.D292])" office:value-type="float" office:value="5.02115207223317" calcext:value-type="float">
            <text:p>5.02115207223317</text:p>
          </table:table-cell>
          <table:table-cell table:style-name="ce18" office:value-type="float" office:value="291" calcext:value-type="float">
            <text:p>291</text:p>
          </table:table-cell>
          <table:table-cell table:formula="of:=[.F292]/311" office:value-type="float" office:value="0.935691318327974" calcext:value-type="float">
            <text:p>0.935691318327974</text:p>
          </table:table-cell>
          <table:table-cell table:formula="of:=LOG10([.G292])" office:value-type="float" office:value="-0.0288674000409302" calcext:value-type="float">
            <text:p>-0.02886740004093</text:p>
          </table:table-cell>
          <table:table-cell table:style-name="ce7" office:value-type="string" calcext:value-type="string">
            <text:p><text:a xlink:href="https://en.wikipedia.org/wiki/Tyler,_Texas" xlink:type="simple">Tyler</text:a></text:p>
          </table:table-cell>
          <table:table-cell office:value-type="float" office:value="5.02115207223317" calcext:value-type="float">
            <text:p>5.02115207223317</text:p>
          </table:table-cell>
          <table:table-cell office:value-type="float" office:value="-0.0288674000409302" calcext:value-type="float">
            <text:p>-0.02886740004093</text:p>
          </table:table-cell>
          <table:table-cell table:number-columns-repeated="1013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7" office:value-type="string" calcext:value-type="string">
            <text:p><text:a xlink:href="https://en.wikipedia.org/wiki/League_City,_Texas" xlink:type="simple">League City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104903" calcext:value-type="float">
            <text:p>104,903</text:p>
          </table:table-cell>
          <table:table-cell table:formula="of:=LOG10([.D293])" office:value-type="float" office:value="5.02078790825853" calcext:value-type="float">
            <text:p>5.02078790825853</text:p>
          </table:table-cell>
          <table:table-cell table:style-name="ce18" office:value-type="float" office:value="292" calcext:value-type="float">
            <text:p>292</text:p>
          </table:table-cell>
          <table:table-cell table:formula="of:=[.F293]/311" office:value-type="float" office:value="0.938906752411576" calcext:value-type="float">
            <text:p>0.938906752411576</text:p>
          </table:table-cell>
          <table:table-cell table:formula="of:=LOG10([.G293])" office:value-type="float" office:value="-0.0273775375784192" calcext:value-type="float">
            <text:p>-0.027377537578419</text:p>
          </table:table-cell>
          <table:table-cell table:style-name="ce7" office:value-type="string" calcext:value-type="string">
            <text:p><text:a xlink:href="https://en.wikipedia.org/wiki/League_City,_Texas" xlink:type="simple">League City</text:a></text:p>
          </table:table-cell>
          <table:table-cell office:value-type="float" office:value="5.02078790825853" calcext:value-type="float">
            <text:p>5.02078790825853</text:p>
          </table:table-cell>
          <table:table-cell office:value-type="float" office:value="-0.0273775375784192" calcext:value-type="float">
            <text:p>-0.027377537578419</text:p>
          </table:table-cell>
          <table:table-cell table:number-columns-repeated="1013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7" office:value-type="string" calcext:value-type="string">
            <text:p><text:a xlink:href="https://en.wikipedia.org/wiki/Burbank,_California" xlink:type="simple">Burbank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04834" calcext:value-type="float">
            <text:p>104,834</text:p>
          </table:table-cell>
          <table:table-cell table:formula="of:=LOG10([.D294])" office:value-type="float" office:value="5.02050215686195" calcext:value-type="float">
            <text:p>5.02050215686195</text:p>
          </table:table-cell>
          <table:table-cell table:style-name="ce18" office:value-type="float" office:value="293" calcext:value-type="float">
            <text:p>293</text:p>
          </table:table-cell>
          <table:table-cell table:formula="of:=[.F294]/311" office:value-type="float" office:value="0.942122186495177" calcext:value-type="float">
            <text:p>0.942122186495177</text:p>
          </table:table-cell>
          <table:table-cell table:formula="of:=LOG10([.G294])" office:value-type="float" office:value="-0.025892768672728" calcext:value-type="float">
            <text:p>-0.025892768672728</text:p>
          </table:table-cell>
          <table:table-cell table:style-name="ce7" office:value-type="string" calcext:value-type="string">
            <text:p><text:a xlink:href="https://en.wikipedia.org/wiki/Burbank,_California" xlink:type="simple">Burbank</text:a></text:p>
          </table:table-cell>
          <table:table-cell office:value-type="float" office:value="5.02050215686195" calcext:value-type="float">
            <text:p>5.02050215686195</text:p>
          </table:table-cell>
          <table:table-cell office:value-type="float" office:value="-0.025892768672728" calcext:value-type="float">
            <text:p>-0.025892768672728</text:p>
          </table:table-cell>
          <table:table-cell table:number-columns-repeated="1013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7" office:value-type="string" calcext:value-type="string">
            <text:p><text:a xlink:href="https://en.wikipedia.org/wiki/San_Mateo,_California" xlink:type="simple">San Mateo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04748" calcext:value-type="float">
            <text:p>104,748</text:p>
          </table:table-cell>
          <table:table-cell table:formula="of:=LOG10([.D295])" office:value-type="float" office:value="5.02014573954042" calcext:value-type="float">
            <text:p>5.02014573954042</text:p>
          </table:table-cell>
          <table:table-cell table:style-name="ce18" office:value-type="float" office:value="294" calcext:value-type="float">
            <text:p>294</text:p>
          </table:table-cell>
          <table:table-cell table:formula="of:=[.F295]/311" office:value-type="float" office:value="0.945337620578778" calcext:value-type="float">
            <text:p>0.945337620578778</text:p>
          </table:table-cell>
          <table:table-cell table:formula="of:=LOG10([.G295])" office:value-type="float" office:value="-0.0244130586146802" calcext:value-type="float">
            <text:p>-0.02441305861468</text:p>
          </table:table-cell>
          <table:table-cell table:style-name="ce7" office:value-type="string" calcext:value-type="string">
            <text:p><text:a xlink:href="https://en.wikipedia.org/wiki/San_Mateo,_California" xlink:type="simple">San Mateo</text:a></text:p>
          </table:table-cell>
          <table:table-cell office:value-type="float" office:value="5.02014573954042" calcext:value-type="float">
            <text:p>5.02014573954042</text:p>
          </table:table-cell>
          <table:table-cell office:value-type="float" office:value="-0.0244130586146802" calcext:value-type="float">
            <text:p>-0.02441305861468</text:p>
          </table:table-cell>
          <table:table-cell table:number-columns-repeated="1013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7" office:value-type="string" calcext:value-type="string">
            <text:p><text:a xlink:href="https://en.wikipedia.org/wiki/Wichita_Falls,_Texas" xlink:type="simple">Wichita Falls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104747" calcext:value-type="float">
            <text:p>104,747</text:p>
          </table:table-cell>
          <table:table-cell table:formula="of:=LOG10([.D296])" office:value-type="float" office:value="5.0201415934321" calcext:value-type="float">
            <text:p>5.0201415934321</text:p>
          </table:table-cell>
          <table:table-cell table:style-name="ce18" office:value-type="float" office:value="295" calcext:value-type="float">
            <text:p>295</text:p>
          </table:table-cell>
          <table:table-cell table:formula="of:=[.F296]/311" office:value-type="float" office:value="0.948553054662379" calcext:value-type="float">
            <text:p>0.948553054662379</text:p>
          </table:table-cell>
          <table:table-cell table:formula="of:=LOG10([.G296])" office:value-type="float" office:value="-0.0229383730486745" calcext:value-type="float">
            <text:p>-0.022938373048675</text:p>
          </table:table-cell>
          <table:table-cell table:style-name="ce7" office:value-type="string" calcext:value-type="string">
            <text:p><text:a xlink:href="https://en.wikipedia.org/wiki/Wichita_Falls,_Texas" xlink:type="simple">Wichita Falls</text:a></text:p>
          </table:table-cell>
          <table:table-cell office:value-type="float" office:value="5.0201415934321" calcext:value-type="float">
            <text:p>5.0201415934321</text:p>
          </table:table-cell>
          <table:table-cell office:value-type="float" office:value="-0.0229383730486745" calcext:value-type="float">
            <text:p>-0.022938373048675</text:p>
          </table:table-cell>
          <table:table-cell table:number-columns-repeated="1013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7" office:value-type="string" calcext:value-type="string">
            <text:p><text:a xlink:href="https://en.wikipedia.org/wiki/El_Cajon,_California" xlink:type="simple">El Cajon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03894" calcext:value-type="float">
            <text:p>103,894</text:p>
          </table:table-cell>
          <table:table-cell table:formula="of:=LOG10([.D297])" office:value-type="float" office:value="5.01659046726716" calcext:value-type="float">
            <text:p>5.01659046726716</text:p>
          </table:table-cell>
          <table:table-cell table:style-name="ce18" office:value-type="float" office:value="296" calcext:value-type="float">
            <text:p>296</text:p>
          </table:table-cell>
          <table:table-cell table:formula="of:=[.F297]/311" office:value-type="float" office:value="0.951768488745981" calcext:value-type="float">
            <text:p>0.951768488745981</text:p>
          </table:table-cell>
          <table:table-cell table:formula="of:=LOG10([.G297])" office:value-type="float" office:value="-0.0214686779678989" calcext:value-type="float">
            <text:p>-0.021468677967899</text:p>
          </table:table-cell>
          <table:table-cell table:style-name="ce7" office:value-type="string" calcext:value-type="string">
            <text:p><text:a xlink:href="https://en.wikipedia.org/wiki/El_Cajon,_California" xlink:type="simple">El Cajon</text:a></text:p>
          </table:table-cell>
          <table:table-cell office:value-type="float" office:value="5.01659046726716" calcext:value-type="float">
            <text:p>5.01659046726716</text:p>
          </table:table-cell>
          <table:table-cell office:value-type="float" office:value="-0.0214686779678989" calcext:value-type="float">
            <text:p>-0.021468677967899</text:p>
          </table:table-cell>
          <table:table-cell table:number-columns-repeated="1013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7" office:value-type="string" calcext:value-type="string">
            <text:p><text:a xlink:href="https://en.wikipedia.org/wiki/Rialto,_California" xlink:type="simple">Rialto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03562" calcext:value-type="float">
            <text:p>103,562</text:p>
          </table:table-cell>
          <table:table-cell table:formula="of:=LOG10([.D298])" office:value-type="float" office:value="5.01520042898354" calcext:value-type="float">
            <text:p>5.01520042898354</text:p>
          </table:table-cell>
          <table:table-cell table:style-name="ce18" office:value-type="float" office:value="297" calcext:value-type="float">
            <text:p>297</text:p>
          </table:table-cell>
          <table:table-cell table:formula="of:=[.F298]/311" office:value-type="float" office:value="0.954983922829582" calcext:value-type="float">
            <text:p>0.954983922829582</text:p>
          </table:table-cell>
          <table:table-cell table:formula="of:=LOG10([.G298])" office:value-type="float" office:value="-0.0200039397096251" calcext:value-type="float">
            <text:p>-0.020003939709625</text:p>
          </table:table-cell>
          <table:table-cell table:style-name="ce7" office:value-type="string" calcext:value-type="string">
            <text:p><text:a xlink:href="https://en.wikipedia.org/wiki/Rialto,_California" xlink:type="simple">Rialto</text:a></text:p>
          </table:table-cell>
          <table:table-cell office:value-type="float" office:value="5.01520042898354" calcext:value-type="float">
            <text:p>5.01520042898354</text:p>
          </table:table-cell>
          <table:table-cell office:value-type="float" office:value="-0.0200039397096252" calcext:value-type="float">
            <text:p>-0.020003939709625</text:p>
          </table:table-cell>
          <table:table-cell table:number-columns-repeated="1013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9" office:value-type="string" calcext:value-type="string">
            <text:p>Lakewood [33]</text:p>
          </table:table-cell>
          <table:table-cell table:style-name="ce15" office:value-type="string" calcext:value-type="string">
            <text:p>New Jersey</text:p>
          </table:table-cell>
          <table:table-cell table:style-name="ce17" office:value-type="float" office:value="102682" calcext:value-type="float">
            <text:p>102,682</text:p>
          </table:table-cell>
          <table:table-cell table:formula="of:=LOG10([.D299])" office:value-type="float" office:value="5.01149431910054" calcext:value-type="float">
            <text:p>5.01149431910054</text:p>
          </table:table-cell>
          <table:table-cell table:style-name="ce18" office:value-type="float" office:value="298" calcext:value-type="float">
            <text:p>298</text:p>
          </table:table-cell>
          <table:table-cell table:formula="of:=[.F299]/311" office:value-type="float" office:value="0.958199356913183" calcext:value-type="float">
            <text:p>0.958199356913183</text:p>
          </table:table-cell>
          <table:table-cell table:formula="of:=LOG10([.G299])" office:value-type="float" office:value="-0.0185441249505823" calcext:value-type="float">
            <text:p>-0.018544124950582</text:p>
          </table:table-cell>
          <table:table-cell table:style-name="ce9" office:value-type="string" calcext:value-type="string">
            <text:p>Lakewood [33]</text:p>
          </table:table-cell>
          <table:table-cell office:value-type="float" office:value="5.01149431910054" calcext:value-type="float">
            <text:p>5.01149431910054</text:p>
          </table:table-cell>
          <table:table-cell office:value-type="float" office:value="-0.0185441249505823" calcext:value-type="float">
            <text:p>-0.018544124950582</text:p>
          </table:table-cell>
          <table:table-cell table:number-columns-repeated="1013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9" office:value-type="string" calcext:value-type="string">
            <text:p>Edison [33]</text:p>
          </table:table-cell>
          <table:table-cell table:style-name="ce15" office:value-type="string" calcext:value-type="string">
            <text:p>New Jersey</text:p>
          </table:table-cell>
          <table:table-cell table:style-name="ce17" office:value-type="float" office:value="102450" calcext:value-type="float">
            <text:p>102,450</text:p>
          </table:table-cell>
          <table:table-cell table:formula="of:=LOG10([.D300])" office:value-type="float" office:value="5.01051196273721" calcext:value-type="float">
            <text:p>5.01051196273721</text:p>
          </table:table-cell>
          <table:table-cell table:style-name="ce18" office:value-type="float" office:value="299" calcext:value-type="float">
            <text:p>299</text:p>
          </table:table-cell>
          <table:table-cell table:formula="of:=[.F300]/311" office:value-type="float" office:value="0.961414790996785" calcext:value-type="float">
            <text:p>0.961414790996785</text:p>
          </table:table-cell>
          <table:table-cell table:formula="of:=LOG10([.G300])" office:value-type="float" office:value="-0.0170892007024078" calcext:value-type="float">
            <text:p>-0.017089200702408</text:p>
          </table:table-cell>
          <table:table-cell table:style-name="ce9" office:value-type="string" calcext:value-type="string">
            <text:p>Edison [33]</text:p>
          </table:table-cell>
          <table:table-cell office:value-type="float" office:value="5.01051196273721" calcext:value-type="float">
            <text:p>5.01051196273721</text:p>
          </table:table-cell>
          <table:table-cell office:value-type="float" office:value="-0.0170892007024078" calcext:value-type="float">
            <text:p>-0.017089200702408</text:p>
          </table:table-cell>
          <table:table-cell table:number-columns-repeated="1013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7" office:value-type="string" calcext:value-type="string">
            <text:p><text:a xlink:href="https://en.wikipedia.org/wiki/Davenport,_Iowa" xlink:type="simple">Davenport</text:a></text:p>
          </table:table-cell>
          <table:table-cell table:style-name="ce15" office:value-type="string" calcext:value-type="string">
            <text:p>Iowa</text:p>
          </table:table-cell>
          <table:table-cell table:style-name="ce17" office:value-type="float" office:value="102320" calcext:value-type="float">
            <text:p>102,320</text:p>
          </table:table-cell>
          <table:table-cell table:formula="of:=LOG10([.D301])" office:value-type="float" office:value="5.0099605314706" calcext:value-type="float">
            <text:p>5.0099605314706</text:p>
          </table:table-cell>
          <table:table-cell table:style-name="ce18" office:value-type="float" office:value="300" calcext:value-type="float">
            <text:p>300</text:p>
          </table:table-cell>
          <table:table-cell table:formula="of:=[.F301]/311" office:value-type="float" office:value="0.964630225080386" calcext:value-type="float">
            <text:p>0.964630225080386</text:p>
          </table:table-cell>
          <table:table-cell table:formula="of:=LOG10([.G301])" office:value-type="float" office:value="-0.0156391343071751" calcext:value-type="float">
            <text:p>-0.015639134307175</text:p>
          </table:table-cell>
          <table:table-cell table:style-name="ce7" office:value-type="string" calcext:value-type="string">
            <text:p><text:a xlink:href="https://en.wikipedia.org/wiki/Davenport,_Iowa" xlink:type="simple">Davenport</text:a></text:p>
          </table:table-cell>
          <table:table-cell office:value-type="float" office:value="5.0099605314706" calcext:value-type="float">
            <text:p>5.0099605314706</text:p>
          </table:table-cell>
          <table:table-cell office:value-type="float" office:value="-0.0156391343071751" calcext:value-type="float">
            <text:p>-0.015639134307175</text:p>
          </table:table-cell>
          <table:table-cell table:number-columns-repeated="1013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7" office:value-type="string" calcext:value-type="string">
            <text:p><text:a xlink:href="https://en.wikipedia.org/wiki/South_Bend,_Indiana" xlink:type="simple">South Bend</text:a></text:p>
          </table:table-cell>
          <table:table-cell table:style-name="ce15" office:value-type="string" calcext:value-type="string">
            <text:p>Indiana</text:p>
          </table:table-cell>
          <table:table-cell table:style-name="ce17" office:value-type="float" office:value="102245" calcext:value-type="float">
            <text:p>102,245</text:p>
          </table:table-cell>
          <table:table-cell table:formula="of:=LOG10([.D302])" office:value-type="float" office:value="5.00964207926614" calcext:value-type="float">
            <text:p>5.00964207926614</text:p>
          </table:table-cell>
          <table:table-cell table:style-name="ce18" office:value-type="float" office:value="301" calcext:value-type="float">
            <text:p>301</text:p>
          </table:table-cell>
          <table:table-cell table:formula="of:=[.F302]/311" office:value-type="float" office:value="0.967845659163987" calcext:value-type="float">
            <text:p>0.967845659163987</text:p>
          </table:table-cell>
          <table:table-cell table:formula="of:=LOG10([.G302])" office:value-type="float" office:value="-0.0141938934329942" calcext:value-type="float">
            <text:p>-0.014193893432994</text:p>
          </table:table-cell>
          <table:table-cell table:style-name="ce7" office:value-type="string" calcext:value-type="string">
            <text:p><text:a xlink:href="https://en.wikipedia.org/wiki/South_Bend,_Indiana" xlink:type="simple">South Bend</text:a></text:p>
          </table:table-cell>
          <table:table-cell office:value-type="float" office:value="5.00964207926614" calcext:value-type="float">
            <text:p>5.00964207926614</text:p>
          </table:table-cell>
          <table:table-cell office:value-type="float" office:value="-0.0141938934329942" calcext:value-type="float">
            <text:p>-0.014193893432994</text:p>
          </table:table-cell>
          <table:table-cell table:number-columns-repeated="1013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9" office:value-type="string" calcext:value-type="string">
            <text:p>Woodbridge[33]</text:p>
          </table:table-cell>
          <table:table-cell table:style-name="ce15" office:value-type="string" calcext:value-type="string">
            <text:p>New Jersey</text:p>
          </table:table-cell>
          <table:table-cell table:style-name="ce17" office:value-type="float" office:value="101965" calcext:value-type="float">
            <text:p>101,965</text:p>
          </table:table-cell>
          <table:table-cell table:formula="of:=LOG10([.D303])" office:value-type="float" office:value="5.00845112357212" calcext:value-type="float">
            <text:p>5.00845112357212</text:p>
          </table:table-cell>
          <table:table-cell table:style-name="ce18" office:value-type="float" office:value="302" calcext:value-type="float">
            <text:p>302</text:p>
          </table:table-cell>
          <table:table-cell table:formula="of:=[.F303]/311" office:value-type="float" office:value="0.971061093247588" calcext:value-type="float">
            <text:p>0.971061093247588</text:p>
          </table:table-cell>
          <table:table-cell table:formula="of:=LOG10([.G303])" office:value-type="float" office:value="-0.0127534460696869" calcext:value-type="float">
            <text:p>-0.012753446069687</text:p>
          </table:table-cell>
          <table:table-cell table:style-name="ce9" office:value-type="string" calcext:value-type="string">
            <text:p>Woodbridge[33]</text:p>
          </table:table-cell>
          <table:table-cell office:value-type="float" office:value="5.00845112357212" calcext:value-type="float">
            <text:p>5.00845112357212</text:p>
          </table:table-cell>
          <table:table-cell office:value-type="float" office:value="-0.0127534460696869" calcext:value-type="float">
            <text:p>-0.012753446069687</text:p>
          </table:table-cell>
          <table:table-cell table:number-columns-repeated="1013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7" office:value-type="string" calcext:value-type="string">
            <text:p><text:a xlink:href="https://en.wikipedia.org/wiki/Las_Cruces,_New_Mexico" xlink:type="simple">Las Cruces</text:a></text:p>
          </table:table-cell>
          <table:table-cell table:style-name="ce15" office:value-type="string" calcext:value-type="string">
            <text:p>New Mexico</text:p>
          </table:table-cell>
          <table:table-cell table:style-name="ce17" office:value-type="float" office:value="101712" calcext:value-type="float">
            <text:p>101,712</text:p>
          </table:table-cell>
          <table:table-cell table:formula="of:=LOG10([.D304])" office:value-type="float" office:value="5.00737219408638" calcext:value-type="float">
            <text:p>5.00737219408638</text:p>
          </table:table-cell>
          <table:table-cell table:style-name="ce18" office:value-type="float" office:value="303" calcext:value-type="float">
            <text:p>303</text:p>
          </table:table-cell>
          <table:table-cell table:formula="of:=[.F304]/311" office:value-type="float" office:value="0.97427652733119" calcext:value-type="float">
            <text:p>0.97427652733119</text:p>
          </table:table-cell>
          <table:table-cell table:formula="of:=LOG10([.G304])" office:value-type="float" office:value="-0.0113177605245325" calcext:value-type="float">
            <text:p>-0.011317760524533</text:p>
          </table:table-cell>
          <table:table-cell table:style-name="ce7" office:value-type="string" calcext:value-type="string">
            <text:p><text:a xlink:href="https://en.wikipedia.org/wiki/Las_Cruces,_New_Mexico" xlink:type="simple">Las Cruces</text:a></text:p>
          </table:table-cell>
          <table:table-cell office:value-type="float" office:value="5.00737219408638" calcext:value-type="float">
            <text:p>5.00737219408638</text:p>
          </table:table-cell>
          <table:table-cell office:value-type="float" office:value="-0.0113177605245325" calcext:value-type="float">
            <text:p>-0.011317760524533</text:p>
          </table:table-cell>
          <table:table-cell table:number-columns-repeated="1013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7" office:value-type="string" calcext:value-type="string">
            <text:p><text:a xlink:href="https://en.wikipedia.org/wiki/Vista,_California" xlink:type="simple">Vista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01568" calcext:value-type="float">
            <text:p>101,568</text:p>
          </table:table-cell>
          <table:table-cell table:formula="of:=LOG10([.D305])" office:value-type="float" office:value="5.00675690073874" calcext:value-type="float">
            <text:p>5.00675690073874</text:p>
          </table:table-cell>
          <table:table-cell table:style-name="ce18" office:value-type="float" office:value="304" calcext:value-type="float">
            <text:p>304</text:p>
          </table:table-cell>
          <table:table-cell table:formula="of:=[.F305]/311" office:value-type="float" office:value="0.977491961414791" calcext:value-type="float">
            <text:p>0.977491961414791</text:p>
          </table:table-cell>
          <table:table-cell table:formula="of:=LOG10([.G305])" office:value-type="float" office:value="-0.00988680541808376" calcext:value-type="float">
            <text:p>-0.009886805418084</text:p>
          </table:table-cell>
          <table:table-cell table:style-name="ce7" office:value-type="string" calcext:value-type="string">
            <text:p><text:a xlink:href="https://en.wikipedia.org/wiki/Vista,_California" xlink:type="simple">Vista</text:a></text:p>
          </table:table-cell>
          <table:table-cell office:value-type="float" office:value="5.00675690073874" calcext:value-type="float">
            <text:p>5.00675690073874</text:p>
          </table:table-cell>
          <table:table-cell office:value-type="float" office:value="-0.00988680541808376" calcext:value-type="float">
            <text:p>-0.009886805418084</text:p>
          </table:table-cell>
          <table:table-cell table:number-columns-repeated="1013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7" office:value-type="string" calcext:value-type="string">
            <text:p><text:a xlink:href="https://en.wikipedia.org/wiki/Renton,_Washington" xlink:type="simple">Renton</text:a></text:p>
          </table:table-cell>
          <table:table-cell table:style-name="ce15" office:value-type="string" calcext:value-type="string">
            <text:p>Washington</text:p>
          </table:table-cell>
          <table:table-cell table:style-name="ce17" office:value-type="float" office:value="101379" calcext:value-type="float">
            <text:p>101,379</text:p>
          </table:table-cell>
          <table:table-cell table:formula="of:=LOG10([.D306])" office:value-type="float" office:value="5.00594800303826" calcext:value-type="float">
            <text:p>5.00594800303826</text:p>
          </table:table-cell>
          <table:table-cell table:style-name="ce18" office:value-type="float" office:value="305" calcext:value-type="float">
            <text:p>305</text:p>
          </table:table-cell>
          <table:table-cell table:formula="of:=[.F306]/311" office:value-type="float" office:value="0.980707395498392" calcext:value-type="float">
            <text:p>0.980707395498392</text:p>
          </table:table-cell>
          <table:table-cell table:formula="of:=LOG10([.G306])" office:value-type="float" office:value="-0.00846054968005168" calcext:value-type="float">
            <text:p>-0.008460549680052</text:p>
          </table:table-cell>
          <table:table-cell table:style-name="ce7" office:value-type="string" calcext:value-type="string">
            <text:p><text:a xlink:href="https://en.wikipedia.org/wiki/Renton,_Washington" xlink:type="simple">Renton</text:a></text:p>
          </table:table-cell>
          <table:table-cell office:value-type="float" office:value="5.00594800303826" calcext:value-type="float">
            <text:p>5.00594800303826</text:p>
          </table:table-cell>
          <table:table-cell office:value-type="float" office:value="-0.00846054968005168" calcext:value-type="float">
            <text:p>-0.008460549680052</text:p>
          </table:table-cell>
          <table:table-cell table:number-columns-repeated="1013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7" office:value-type="string" calcext:value-type="string">
            <text:p><text:a xlink:href="https://en.wikipedia.org/wiki/Sparks,_Nevada" xlink:type="simple">Sparks</text:a></text:p>
          </table:table-cell>
          <table:table-cell table:style-name="ce15" office:value-type="string" calcext:value-type="string">
            <text:p>Nevada</text:p>
          </table:table-cell>
          <table:table-cell table:style-name="ce17" office:value-type="float" office:value="100888" calcext:value-type="float">
            <text:p>100,888</text:p>
          </table:table-cell>
          <table:table-cell table:formula="of:=LOG10([.D307])" office:value-type="float" office:value="5.0038395126818" calcext:value-type="float">
            <text:p>5.0038395126818</text:p>
          </table:table-cell>
          <table:table-cell table:style-name="ce18" office:value-type="float" office:value="306" calcext:value-type="float">
            <text:p>306</text:p>
          </table:table-cell>
          <table:table-cell table:formula="of:=[.F307]/311" office:value-type="float" office:value="0.983922829581994" calcext:value-type="float">
            <text:p>0.983922829581994</text:p>
          </table:table-cell>
          <table:table-cell table:formula="of:=LOG10([.G307])" office:value-type="float" office:value="-0.00703896254525748" calcext:value-type="float">
            <text:p>-0.007038962545257</text:p>
          </table:table-cell>
          <table:table-cell table:style-name="ce7" office:value-type="string" calcext:value-type="string">
            <text:p><text:a xlink:href="https://en.wikipedia.org/wiki/Sparks,_Nevada" xlink:type="simple">Sparks</text:a></text:p>
          </table:table-cell>
          <table:table-cell office:value-type="float" office:value="5.0038395126818" calcext:value-type="float">
            <text:p>5.0038395126818</text:p>
          </table:table-cell>
          <table:table-cell office:value-type="float" office:value="-0.00703896254525748" calcext:value-type="float">
            <text:p>-0.007038962545257</text:p>
          </table:table-cell>
          <table:table-cell table:number-columns-repeated="1013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9" office:value-type="string" calcext:value-type="string">
            <text:p>Clinton[34]</text:p>
          </table:table-cell>
          <table:table-cell table:style-name="ce15" office:value-type="string" calcext:value-type="string">
            <text:p>Michigan</text:p>
          </table:table-cell>
          <table:table-cell table:style-name="ce17" office:value-type="float" office:value="100712" calcext:value-type="float">
            <text:p>100,712</text:p>
          </table:table-cell>
          <table:table-cell table:formula="of:=LOG10([.D308])" office:value-type="float" office:value="5.00308122053663" calcext:value-type="float">
            <text:p>5.00308122053663</text:p>
          </table:table-cell>
          <table:table-cell table:style-name="ce18" office:value-type="float" office:value="307" calcext:value-type="float">
            <text:p>307</text:p>
          </table:table-cell>
          <table:table-cell table:formula="of:=[.F308]/311" office:value-type="float" office:value="0.987138263665595" calcext:value-type="float">
            <text:p>0.987138263665595</text:p>
          </table:table-cell>
          <table:table-cell table:formula="of:=LOG10([.G308])" office:value-type="float" office:value="-0.00562201354965101" calcext:value-type="float">
            <text:p>-0.005622013549651</text:p>
          </table:table-cell>
          <table:table-cell table:style-name="ce9" office:value-type="string" calcext:value-type="string">
            <text:p>Clinton[34]</text:p>
          </table:table-cell>
          <table:table-cell office:value-type="float" office:value="5.00308122053663" calcext:value-type="float">
            <text:p>5.00308122053663</text:p>
          </table:table-cell>
          <table:table-cell office:value-type="float" office:value="-0.00562201354965101" calcext:value-type="float">
            <text:p>-0.005622013549651</text:p>
          </table:table-cell>
          <table:table-cell table:number-columns-repeated="1013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7" office:value-type="string" calcext:value-type="string">
            <text:p><text:a xlink:href="https://en.wikipedia.org/wiki/Allen,_Texas" xlink:type="simple">Allen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100685" calcext:value-type="float">
            <text:p>100,685</text:p>
          </table:table-cell>
          <table:table-cell table:formula="of:=LOG10([.D309])" office:value-type="float" office:value="5.00296477440206" calcext:value-type="float">
            <text:p>5.00296477440206</text:p>
          </table:table-cell>
          <table:table-cell table:style-name="ce18" office:value-type="float" office:value="308" calcext:value-type="float">
            <text:p>308</text:p>
          </table:table-cell>
          <table:table-cell table:formula="of:=[.F309]/311" office:value-type="float" office:value="0.990353697749196" calcext:value-type="float">
            <text:p>0.990353697749196</text:p>
          </table:table-cell>
          <table:table-cell table:formula="of:=LOG10([.G309])" office:value-type="float" office:value="-0.00420967252639325" calcext:value-type="float">
            <text:p>-0.004209672526393</text:p>
          </table:table-cell>
          <table:table-cell table:style-name="ce7" office:value-type="string" calcext:value-type="string">
            <text:p><text:a xlink:href="https://en.wikipedia.org/wiki/Allen,_Texas" xlink:type="simple">Allen</text:a></text:p>
          </table:table-cell>
          <table:table-cell office:value-type="float" office:value="5.00296477440206" calcext:value-type="float">
            <text:p>5.00296477440206</text:p>
          </table:table-cell>
          <table:table-cell office:value-type="float" office:value="-0.00420967252639325" calcext:value-type="float">
            <text:p>-0.004209672526393</text:p>
          </table:table-cell>
          <table:table-cell table:number-columns-repeated="1013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7" office:value-type="string" calcext:value-type="string">
            <text:p><text:a xlink:href="https://en.wikipedia.org/wiki/Tuscaloosa,_Alabama" xlink:type="simple">Tuscaloosa</text:a></text:p>
          </table:table-cell>
          <table:table-cell table:style-name="ce15" office:value-type="string" calcext:value-type="string">
            <text:p>Alabama</text:p>
          </table:table-cell>
          <table:table-cell table:style-name="ce17" office:value-type="float" office:value="100287" calcext:value-type="float">
            <text:p>100,287</text:p>
          </table:table-cell>
          <table:table-cell table:formula="of:=LOG10([.D310])" office:value-type="float" office:value="5.00124463995783" calcext:value-type="float">
            <text:p>5.00124463995783</text:p>
          </table:table-cell>
          <table:table-cell table:style-name="ce18" office:value-type="float" office:value="309" calcext:value-type="float">
            <text:p>309</text:p>
          </table:table-cell>
          <table:table-cell table:formula="of:=[.F310]/311" office:value-type="float" office:value="0.993569131832797" calcext:value-type="float">
            <text:p>0.993569131832797</text:p>
          </table:table-cell>
          <table:table-cell table:formula="of:=LOG10([.G310])" office:value-type="float" office:value="-0.00280190960200288" calcext:value-type="float">
            <text:p>-0.002801909602003</text:p>
          </table:table-cell>
          <table:table-cell table:style-name="ce7" office:value-type="string" calcext:value-type="string">
            <text:p><text:a xlink:href="https://en.wikipedia.org/wiki/Tuscaloosa,_Alabama" xlink:type="simple">Tuscaloosa</text:a></text:p>
          </table:table-cell>
          <table:table-cell office:value-type="float" office:value="5.00124463995783" calcext:value-type="float">
            <text:p>5.00124463995783</text:p>
          </table:table-cell>
          <table:table-cell office:value-type="float" office:value="-0.00280190960200288" calcext:value-type="float">
            <text:p>-0.002801909602003</text:p>
          </table:table-cell>
          <table:table-cell table:number-columns-repeated="1013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7" office:value-type="string" calcext:value-type="string">
            <text:p><text:a xlink:href="https://en.wikipedia.org/wiki/San_Angelo,_Texas" xlink:type="simple">San Angelo</text:a></text:p>
          </table:table-cell>
          <table:table-cell table:style-name="ce15" office:value-type="string" calcext:value-type="string">
            <text:p>Texas</text:p>
          </table:table-cell>
          <table:table-cell table:style-name="ce17" office:value-type="float" office:value="100119" calcext:value-type="float">
            <text:p>100,119</text:p>
          </table:table-cell>
          <table:table-cell table:formula="of:=LOG10([.D311])" office:value-type="float" office:value="5.00051650317499" calcext:value-type="float">
            <text:p>5.00051650317499</text:p>
          </table:table-cell>
          <table:table-cell table:style-name="ce18" office:value-type="float" office:value="310" calcext:value-type="float">
            <text:p>310</text:p>
          </table:table-cell>
          <table:table-cell table:formula="of:=[.F311]/311" office:value-type="float" office:value="0.996784565916399" calcext:value-type="float">
            <text:p>0.996784565916399</text:p>
          </table:table-cell>
          <table:table-cell table:formula="of:=LOG10([.G311])" office:value-type="float" office:value="-0.00139869519256481" calcext:value-type="float">
            <text:p>-0.001398695192565</text:p>
          </table:table-cell>
          <table:table-cell table:style-name="ce7" office:value-type="string" calcext:value-type="string">
            <text:p><text:a xlink:href="https://en.wikipedia.org/wiki/San_Angelo,_Texas" xlink:type="simple">San Angelo</text:a></text:p>
          </table:table-cell>
          <table:table-cell office:value-type="float" office:value="5.00051650317499" calcext:value-type="float">
            <text:p>5.00051650317499</text:p>
          </table:table-cell>
          <table:table-cell office:value-type="float" office:value="-0.00139869519256481" calcext:value-type="float">
            <text:p>-0.001398695192565</text:p>
          </table:table-cell>
          <table:table-cell table:number-columns-repeated="1013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7" office:value-type="string" calcext:value-type="string">
            <text:p><text:a xlink:href="https://en.wikipedia.org/wiki/Vacaville,_California" xlink:type="simple">Vacaville</text:a></text:p>
          </table:table-cell>
          <table:table-cell table:style-name="ce15" office:value-type="string" calcext:value-type="string">
            <text:p>California</text:p>
          </table:table-cell>
          <table:table-cell table:style-name="ce17" office:value-type="float" office:value="100032" calcext:value-type="float">
            <text:p>100,032</text:p>
          </table:table-cell>
          <table:table-cell table:formula="of:=LOG10([.D312])" office:value-type="float" office:value="5.00013895200307" calcext:value-type="float">
            <text:p>5.00013895200307</text:p>
          </table:table-cell>
          <table:table-cell table:style-name="ce18" office:value-type="float" office:value="311" calcext:value-type="float">
            <text:p>311</text:p>
          </table:table-cell>
          <table:table-cell table:formula="of:=[.F312]/311" office:value-type="float" office:value="1" calcext:value-type="float">
            <text:p>1</text:p>
          </table:table-cell>
          <table:table-cell table:formula="of:=LOG10([.G312])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en.wikipedia.org/wiki/Vacaville,_California" xlink:type="simple">Vacaville</text:a></text:p>
          </table:table-cell>
          <table:table-cell office:value-type="float" office:value="5.00013895200307" calcext:value-type="float">
            <text:p>5.0001389520030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"/>
          <table:table-cell table:number-columns-repeated="1023"/>
        </table:table-row>
        <table:table-row table:style-name="ro2" table:number-rows-repeated="10482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ll-Shaped Curve" table:style-name="ta2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f(x)</text:p>
          </table:table-cell>
          <table:table-cell/>
          <table:table-cell table:style-name="ce21" office:value-type="string" calcext:value-type="string">
            <text:p>mu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0" office:value-type="float" office:value="-2" calcext:value-type="float">
            <text:p>-2</text:p>
          </table:table-cell>
          <table:table-cell table:style-name="ce20" table:formula="of:=(1/((2*PI())^(1/2)*[.$E$2]))*EXP(-(([.A2]-[.$E$1])^2)/[.$E$2]^2)" office:value-type="float" office:value="0.00730688274528078" calcext:value-type="float">
            <text:p>0.007306882745281</text:p>
          </table:table-cell>
          <table:table-cell/>
          <table:table-cell table:style-name="ce21" office:value-type="string" calcext:value-type="string">
            <text:p>sigma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float" office:value="-1.99" calcext:value-type="float">
            <text:p>-1.99</text:p>
          </table:table-cell>
          <table:table-cell table:style-name="ce20" table:formula="of:=(1/((2*PI())^(1/2)*[.$E$2]))*EXP(-(([.A3]-[.$E$1])^2)/[.$E$2]^2)" office:value-type="float" office:value="0.00760432181684413" calcext:value-type="float">
            <text:p>0.00760432181684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98" calcext:value-type="float">
            <text:p>-1.98</text:p>
          </table:table-cell>
          <table:table-cell table:style-name="ce20" table:formula="of:=(1/((2*PI())^(1/2)*[.$E$2]))*EXP(-(([.A4]-[.$E$1])^2)/[.$E$2]^2)" office:value-type="float" office:value="0.00791228603549848" calcext:value-type="float">
            <text:p>0.00791228603549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97" calcext:value-type="float">
            <text:p>-1.97</text:p>
          </table:table-cell>
          <table:table-cell table:style-name="ce20" table:formula="of:=(1/((2*PI())^(1/2)*[.$E$2]))*EXP(-(([.A5]-[.$E$1])^2)/[.$E$2]^2)" office:value-type="float" office:value="0.00823107598718919" calcext:value-type="float">
            <text:p>0.00823107598718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96" calcext:value-type="float">
            <text:p>-1.96</text:p>
          </table:table-cell>
          <table:table-cell table:style-name="ce20" table:formula="of:=(1/((2*PI())^(1/2)*[.$E$2]))*EXP(-(([.A6]-[.$E$1])^2)/[.$E$2]^2)" office:value-type="float" office:value="0.00856099777428682" calcext:value-type="float">
            <text:p>0.00856099777428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95" calcext:value-type="float">
            <text:p>-1.95</text:p>
          </table:table-cell>
          <table:table-cell table:style-name="ce20" table:formula="of:=(1/((2*PI())^(1/2)*[.$E$2]))*EXP(-(([.A7]-[.$E$1])^2)/[.$E$2]^2)" office:value-type="float" office:value="0.0089023629880866" calcext:value-type="float">
            <text:p>0.008902362988087</text:p>
          </table:table-cell>
          <table:table-cell/>
          <table:table-cell table:style-name="ce20">
            <draw:frame table:end-cell-address="'Bell-Shaped Curve'.J25" table:end-x="18.71pt" table:end-y="2.95pt" draw:z-index="1" draw:name="Chart 4" draw:style-name="gr1" draw:text-style-name="P1" svg:width="449.97pt" svg:height="278.22pt" svg:x="18.74pt" svg:y="8.25pt">
              <draw:object draw:notify-on-update-of-ranges="'Bell-Shaped Curve'.A2:'Bell-Shaped Curve'.A408 'Bell-Shaped Curve'.B1:'Bell-Shaped Curve'.B1 'Bell-Shaped Curve'.B2:'Bell-Shaped Curve'.B40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20"/>
          <table:table-cell table:number-columns-repeated="1019"/>
        </table:table-row>
        <table:table-row table:style-name="ro1">
          <table:table-cell table:style-name="ce20" office:value-type="float" office:value="-1.94" calcext:value-type="float">
            <text:p>-1.94</text:p>
          </table:table-cell>
          <table:table-cell table:style-name="ce20" table:formula="of:=(1/((2*PI())^(1/2)*[.$E$2]))*EXP(-(([.A8]-[.$E$1])^2)/[.$E$2]^2)" office:value-type="float" office:value="0.00925548867460563" calcext:value-type="float">
            <text:p>0.00925548867460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93" calcext:value-type="float">
            <text:p>-1.93</text:p>
          </table:table-cell>
          <table:table-cell table:style-name="ce20" table:formula="of:=(1/((2*PI())^(1/2)*[.$E$2]))*EXP(-(([.A9]-[.$E$1])^2)/[.$E$2]^2)" office:value-type="float" office:value="0.00962069729345054" calcext:value-type="float">
            <text:p>0.00962069729345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92" calcext:value-type="float">
            <text:p>-1.92</text:p>
          </table:table-cell>
          <table:table-cell table:style-name="ce20" table:formula="of:=(1/((2*PI())^(1/2)*[.$E$2]))*EXP(-(([.A10]-[.$E$1])^2)/[.$E$2]^2)" office:value-type="float" office:value="0.00999831666953016" calcext:value-type="float">
            <text:p>0.0099983166695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91" calcext:value-type="float">
            <text:p>-1.91</text:p>
          </table:table-cell>
          <table:table-cell table:style-name="ce20" table:formula="of:=(1/((2*PI())^(1/2)*[.$E$2]))*EXP(-(([.A11]-[.$E$1])^2)/[.$E$2]^2)" office:value-type="float" office:value="0.0103886799373881" calcext:value-type="float">
            <text:p>0.01038867993738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9" calcext:value-type="float">
            <text:p>-1.9</text:p>
          </table:table-cell>
          <table:table-cell table:style-name="ce20" table:formula="of:=(1/((2*PI())^(1/2)*[.$E$2]))*EXP(-(([.A12]-[.$E$1])^2)/[.$E$2]^2)" office:value-type="float" office:value="0.0107921254779322" calcext:value-type="float">
            <text:p>0.01079212547793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89" calcext:value-type="float">
            <text:p>-1.89</text:p>
          </table:table-cell>
          <table:table-cell table:style-name="ce20" table:formula="of:=(1/((2*PI())^(1/2)*[.$E$2]))*EXP(-(([.A13]-[.$E$1])^2)/[.$E$2]^2)" office:value-type="float" office:value="0.0112089968473404" calcext:value-type="float">
            <text:p>0.0112089968473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88" calcext:value-type="float">
            <text:p>-1.88</text:p>
          </table:table-cell>
          <table:table-cell table:style-name="ce20" table:formula="of:=(1/((2*PI())^(1/2)*[.$E$2]))*EXP(-(([.A14]-[.$E$1])^2)/[.$E$2]^2)" office:value-type="float" office:value="0.0116396426979234" calcext:value-type="float">
            <text:p>0.01163964269792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87" calcext:value-type="float">
            <text:p>-1.87</text:p>
          </table:table-cell>
          <table:table-cell table:style-name="ce20" table:formula="of:=(1/((2*PI())^(1/2)*[.$E$2]))*EXP(-(([.A15]-[.$E$1])^2)/[.$E$2]^2)" office:value-type="float" office:value="0.0120844166907299" calcext:value-type="float">
            <text:p>0.0120844166907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86" calcext:value-type="float">
            <text:p>-1.86</text:p>
          </table:table-cell>
          <table:table-cell table:style-name="ce20" table:formula="of:=(1/((2*PI())^(1/2)*[.$E$2]))*EXP(-(([.A16]-[.$E$1])^2)/[.$E$2]^2)" office:value-type="float" office:value="0.0125436773996814" calcext:value-type="float">
            <text:p>0.01254367739968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85" calcext:value-type="float">
            <text:p>-1.85</text:p>
          </table:table-cell>
          <table:table-cell table:style-name="ce20" table:formula="of:=(1/((2*PI())^(1/2)*[.$E$2]))*EXP(-(([.A17]-[.$E$1])^2)/[.$E$2]^2)" office:value-type="float" office:value="0.0130177882070287" calcext:value-type="float">
            <text:p>0.01301778820702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84" calcext:value-type="float">
            <text:p>-1.84</text:p>
          </table:table-cell>
          <table:table-cell table:style-name="ce20" table:formula="of:=(1/((2*PI())^(1/2)*[.$E$2]))*EXP(-(([.A18]-[.$E$1])^2)/[.$E$2]^2)" office:value-type="float" office:value="0.0135071171899261" calcext:value-type="float">
            <text:p>0.01350711718992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83" calcext:value-type="float">
            <text:p>-1.83</text:p>
          </table:table-cell>
          <table:table-cell table:style-name="ce20" table:formula="of:=(1/((2*PI())^(1/2)*[.$E$2]))*EXP(-(([.A19]-[.$E$1])^2)/[.$E$2]^2)" office:value-type="float" office:value="0.0140120369979253" calcext:value-type="float">
            <text:p>0.01401203699792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82" calcext:value-type="float">
            <text:p>-1.82</text:p>
          </table:table-cell>
          <table:table-cell table:style-name="ce20" table:formula="of:=(1/((2*PI())^(1/2)*[.$E$2]))*EXP(-(([.A20]-[.$E$1])^2)/[.$E$2]^2)" office:value-type="float" office:value="0.0145329247211941" calcext:value-type="float">
            <text:p>0.01453292472119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81" calcext:value-type="float">
            <text:p>-1.81</text:p>
          </table:table-cell>
          <table:table-cell table:style-name="ce20" table:formula="of:=(1/((2*PI())^(1/2)*[.$E$2]))*EXP(-(([.A21]-[.$E$1])^2)/[.$E$2]^2)" office:value-type="float" office:value="0.0150701617492737" calcext:value-type="float">
            <text:p>0.01507016174927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8" calcext:value-type="float">
            <text:p>-1.8</text:p>
          </table:table-cell>
          <table:table-cell table:style-name="ce20" table:formula="of:=(1/((2*PI())^(1/2)*[.$E$2]))*EXP(-(([.A22]-[.$E$1])^2)/[.$E$2]^2)" office:value-type="float" office:value="0.0156241336201924" calcext:value-type="float">
            <text:p>0.01562413362019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79" calcext:value-type="float">
            <text:p>-1.79</text:p>
          </table:table-cell>
          <table:table-cell table:style-name="ce20" table:formula="of:=(1/((2*PI())^(1/2)*[.$E$2]))*EXP(-(([.A23]-[.$E$1])^2)/[.$E$2]^2)" office:value-type="float" office:value="0.016195229859763" calcext:value-type="float">
            <text:p>0.01619522985976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78" calcext:value-type="float">
            <text:p>-1.78</text:p>
          </table:table-cell>
          <table:table-cell table:style-name="ce20" table:formula="of:=(1/((2*PI())^(1/2)*[.$E$2]))*EXP(-(([.A24]-[.$E$1])^2)/[.$E$2]^2)" office:value-type="float" office:value="0.0167838438108959" calcext:value-type="float">
            <text:p>0.01678384381089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77" calcext:value-type="float">
            <text:p>-1.77</text:p>
          </table:table-cell>
          <table:table-cell table:style-name="ce20" table:formula="of:=(1/((2*PI())^(1/2)*[.$E$2]))*EXP(-(([.A25]-[.$E$1])^2)/[.$E$2]^2)" office:value-type="float" office:value="0.0173903724527705" calcext:value-type="float">
            <text:p>0.01739037245277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75999999999999" calcext:value-type="float">
            <text:p>-1.75999999999999</text:p>
          </table:table-cell>
          <table:table-cell table:style-name="ce20" table:formula="of:=(1/((2*PI())^(1/2)*[.$E$2]))*EXP(-(([.A26]-[.$E$1])^2)/[.$E$2]^2)" office:value-type="float" office:value="0.0180152162097151" calcext:value-type="float">
            <text:p>0.01801521620971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74999999999999" calcext:value-type="float">
            <text:p>-1.74999999999999</text:p>
          </table:table-cell>
          <table:table-cell table:style-name="ce20" table:formula="of:=(1/((2*PI())^(1/2)*[.$E$2]))*EXP(-(([.A27]-[.$E$1])^2)/[.$E$2]^2)" office:value-type="float" office:value="0.0186587787496515" calcext:value-type="float">
            <text:p>0.01865877874965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73999999999999" calcext:value-type="float">
            <text:p>-1.73999999999999</text:p>
          </table:table-cell>
          <table:table-cell table:style-name="ce20" table:formula="of:=(1/((2*PI())^(1/2)*[.$E$2]))*EXP(-(([.A28]-[.$E$1])^2)/[.$E$2]^2)" office:value-type="float" office:value="0.019321466771983" calcext:value-type="float">
            <text:p>0.01932146677198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72999999999999" calcext:value-type="float">
            <text:p>-1.72999999999999</text:p>
          </table:table-cell>
          <table:table-cell table:style-name="ce20" table:formula="of:=(1/((2*PI())^(1/2)*[.$E$2]))*EXP(-(([.A29]-[.$E$1])^2)/[.$E$2]^2)" office:value-type="float" office:value="0.0200036897847911" calcext:value-type="float">
            <text:p>0.02000368978479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71999999999999" calcext:value-type="float">
            <text:p>-1.71999999999999</text:p>
          </table:table-cell>
          <table:table-cell table:style-name="ce20" table:formula="of:=(1/((2*PI())^(1/2)*[.$E$2]))*EXP(-(([.A30]-[.$E$1])^2)/[.$E$2]^2)" office:value-type="float" office:value="0.0207058598712438" calcext:value-type="float">
            <text:p>0.02070585987124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70999999999999" calcext:value-type="float">
            <text:p>-1.70999999999999</text:p>
          </table:table-cell>
          <table:table-cell table:style-name="ce20" table:formula="of:=(1/((2*PI())^(1/2)*[.$E$2]))*EXP(-(([.A31]-[.$E$1])^2)/[.$E$2]^2)" office:value-type="float" office:value="0.0214283914451106" calcext:value-type="float">
            <text:p>0.02142839144511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69999999999999" calcext:value-type="float">
            <text:p>-1.69999999999999</text:p>
          </table:table-cell>
          <table:table-cell table:style-name="ce20" table:formula="of:=(1/((2*PI())^(1/2)*[.$E$2]))*EXP(-(([.A32]-[.$E$1])^2)/[.$E$2]^2)" office:value-type="float" office:value="0.0221717009953007" calcext:value-type="float">
            <text:p>0.02217170099530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68999999999999" calcext:value-type="float">
            <text:p>-1.68999999999999</text:p>
          </table:table-cell>
          <table:table-cell table:style-name="ce20" table:formula="of:=(1/((2*PI())^(1/2)*[.$E$2]))*EXP(-(([.A33]-[.$E$1])^2)/[.$E$2]^2)" office:value-type="float" office:value="0.0229362068193498" calcext:value-type="float">
            <text:p>0.0229362068193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67999999999999" calcext:value-type="float">
            <text:p>-1.67999999999999</text:p>
          </table:table-cell>
          <table:table-cell table:style-name="ce20" table:formula="of:=(1/((2*PI())^(1/2)*[.$E$2]))*EXP(-(([.A34]-[.$E$1])^2)/[.$E$2]^2)" office:value-type="float" office:value="0.0237223287457965" calcext:value-type="float">
            <text:p>0.02372232874579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66999999999999" calcext:value-type="float">
            <text:p>-1.66999999999999</text:p>
          </table:table-cell>
          <table:table-cell table:style-name="ce20" table:formula="of:=(1/((2*PI())^(1/2)*[.$E$2]))*EXP(-(([.A35]-[.$E$1])^2)/[.$E$2]^2)" office:value-type="float" office:value="0.0245304878454001" calcext:value-type="float">
            <text:p>0.024530487845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65999999999999" calcext:value-type="float">
            <text:p>-1.65999999999999</text:p>
          </table:table-cell>
          <table:table-cell table:style-name="ce20" table:formula="of:=(1/((2*PI())^(1/2)*[.$E$2]))*EXP(-(([.A36]-[.$E$1])^2)/[.$E$2]^2)" office:value-type="float" office:value="0.0253611061311693" calcext:value-type="float">
            <text:p>0.02536110613116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64999999999999" calcext:value-type="float">
            <text:p>-1.64999999999999</text:p>
          </table:table-cell>
          <table:table-cell table:style-name="ce20" table:formula="of:=(1/((2*PI())^(1/2)*[.$E$2]))*EXP(-(([.A37]-[.$E$1])^2)/[.$E$2]^2)" office:value-type="float" office:value="0.0262146062471821" calcext:value-type="float">
            <text:p>0.02621460624718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63999999999999" calcext:value-type="float">
            <text:p>-1.63999999999999</text:p>
          </table:table-cell>
          <table:table-cell table:style-name="ce20" table:formula="of:=(1/((2*PI())^(1/2)*[.$E$2]))*EXP(-(([.A38]-[.$E$1])^2)/[.$E$2]^2)" office:value-type="float" office:value="0.0270914111461973" calcext:value-type="float">
            <text:p>0.02709141114619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62999999999999" calcext:value-type="float">
            <text:p>-1.62999999999999</text:p>
          </table:table-cell>
          <table:table-cell table:style-name="ce20" table:formula="of:=(1/((2*PI())^(1/2)*[.$E$2]))*EXP(-(([.A39]-[.$E$1])^2)/[.$E$2]^2)" office:value-type="float" office:value="0.0279919437560699" calcext:value-type="float">
            <text:p>0.0279919437560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61999999999999" calcext:value-type="float">
            <text:p>-1.61999999999999</text:p>
          </table:table-cell>
          <table:table-cell table:style-name="ce20" table:formula="of:=(1/((2*PI())^(1/2)*[.$E$2]))*EXP(-(([.A40]-[.$E$1])^2)/[.$E$2]^2)" office:value-type="float" office:value="0.028916626635" calcext:value-type="float">
            <text:p>0.02891662663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60999999999999" calcext:value-type="float">
            <text:p>-1.60999999999999</text:p>
          </table:table-cell>
          <table:table-cell table:style-name="ce20" table:formula="of:=(1/((2*PI())^(1/2)*[.$E$2]))*EXP(-(([.A41]-[.$E$1])^2)/[.$E$2]^2)" office:value-type="float" office:value="0.0298658816156641" calcext:value-type="float">
            <text:p>0.02986588161566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59999999999999" calcext:value-type="float">
            <text:p>-1.59999999999999</text:p>
          </table:table-cell>
          <table:table-cell table:style-name="ce20" table:formula="of:=(1/((2*PI())^(1/2)*[.$E$2]))*EXP(-(([.A42]-[.$E$1])^2)/[.$E$2]^2)" office:value-type="float" office:value="0.0308401294382919" calcext:value-type="float">
            <text:p>0.03084012943829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58999999999999" calcext:value-type="float">
            <text:p>-1.58999999999999</text:p>
          </table:table-cell>
          <table:table-cell table:style-name="ce20" table:formula="of:=(1/((2*PI())^(1/2)*[.$E$2]))*EXP(-(([.A43]-[.$E$1])^2)/[.$E$2]^2)" office:value-type="float" office:value="0.0318397893727705" calcext:value-type="float">
            <text:p>0.03183978937277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57999999999999" calcext:value-type="float">
            <text:p>-1.57999999999999</text:p>
          </table:table-cell>
          <table:table-cell table:style-name="ce20" table:formula="of:=(1/((2*PI())^(1/2)*[.$E$2]))*EXP(-(([.A44]-[.$E$1])^2)/[.$E$2]^2)" office:value-type="float" office:value="0.032865278829879" calcext:value-type="float">
            <text:p>0.03286527882987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56999999999999" calcext:value-type="float">
            <text:p>-1.56999999999999</text:p>
          </table:table-cell>
          <table:table-cell table:style-name="ce20" table:formula="of:=(1/((2*PI())^(1/2)*[.$E$2]))*EXP(-(([.A45]-[.$E$1])^2)/[.$E$2]^2)" office:value-type="float" office:value="0.0339170129617696" calcext:value-type="float">
            <text:p>0.0339170129617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55999999999999" calcext:value-type="float">
            <text:p>-1.55999999999999</text:p>
          </table:table-cell>
          <table:table-cell table:style-name="ce20" table:formula="of:=(1/((2*PI())^(1/2)*[.$E$2]))*EXP(-(([.A46]-[.$E$1])^2)/[.$E$2]^2)" office:value-type="float" office:value="0.0349954042518365" calcext:value-type="float">
            <text:p>0.03499540425183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54999999999999" calcext:value-type="float">
            <text:p>-1.54999999999999</text:p>
          </table:table-cell>
          <table:table-cell table:style-name="ce20" table:formula="of:=(1/((2*PI())^(1/2)*[.$E$2]))*EXP(-(([.A47]-[.$E$1])^2)/[.$E$2]^2)" office:value-type="float" office:value="0.0361008620941292" calcext:value-type="float">
            <text:p>0.03610086209412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53999999999999" calcext:value-type="float">
            <text:p>-1.53999999999999</text:p>
          </table:table-cell>
          <table:table-cell table:style-name="ce20" table:formula="of:=(1/((2*PI())^(1/2)*[.$E$2]))*EXP(-(([.A48]-[.$E$1])^2)/[.$E$2]^2)" office:value-type="float" office:value="0.0372337923624893" calcext:value-type="float">
            <text:p>0.03723379236248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52999999999999" calcext:value-type="float">
            <text:p>-1.52999999999999</text:p>
          </table:table-cell>
          <table:table-cell table:style-name="ce20" table:formula="of:=(1/((2*PI())^(1/2)*[.$E$2]))*EXP(-(([.A49]-[.$E$1])^2)/[.$E$2]^2)" office:value-type="float" office:value="0.0383945969696079" calcext:value-type="float">
            <text:p>0.03839459696960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51999999999999" calcext:value-type="float">
            <text:p>-1.51999999999999</text:p>
          </table:table-cell>
          <table:table-cell table:style-name="ce20" table:formula="of:=(1/((2*PI())^(1/2)*[.$E$2]))*EXP(-(([.A50]-[.$E$1])^2)/[.$E$2]^2)" office:value-type="float" office:value="0.0395836734162239" calcext:value-type="float">
            <text:p>0.03958367341622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50999999999999" calcext:value-type="float">
            <text:p>-1.50999999999999</text:p>
          </table:table-cell>
          <table:table-cell table:style-name="ce20" table:formula="of:=(1/((2*PI())^(1/2)*[.$E$2]))*EXP(-(([.A51]-[.$E$1])^2)/[.$E$2]^2)" office:value-type="float" office:value="0.0408014143307023" calcext:value-type="float">
            <text:p>0.04080141433070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49999999999999" calcext:value-type="float">
            <text:p>-1.49999999999999</text:p>
          </table:table-cell>
          <table:table-cell table:style-name="ce20" table:formula="of:=(1/((2*PI())^(1/2)*[.$E$2]))*EXP(-(([.A52]-[.$E$1])^2)/[.$E$2]^2)" office:value-type="float" office:value="0.0420482069992541" calcext:value-type="float">
            <text:p>0.04204820699925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48999999999999" calcext:value-type="float">
            <text:p>-1.48999999999999</text:p>
          </table:table-cell>
          <table:table-cell table:style-name="ce20" table:formula="of:=(1/((2*PI())^(1/2)*[.$E$2]))*EXP(-(([.A53]-[.$E$1])^2)/[.$E$2]^2)" office:value-type="float" office:value="0.0433244328870793" calcext:value-type="float">
            <text:p>0.04332443288707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47999999999999" calcext:value-type="float">
            <text:p>-1.47999999999999</text:p>
          </table:table-cell>
          <table:table-cell table:style-name="ce20" table:formula="of:=(1/((2*PI())^(1/2)*[.$E$2]))*EXP(-(([.A54]-[.$E$1])^2)/[.$E$2]^2)" office:value-type="float" office:value="0.0446304671507386" calcext:value-type="float">
            <text:p>0.04463046715073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46999999999999" calcext:value-type="float">
            <text:p>-1.46999999999999</text:p>
          </table:table-cell>
          <table:table-cell table:style-name="ce20" table:formula="of:=(1/((2*PI())^(1/2)*[.$E$2]))*EXP(-(([.A55]-[.$E$1])^2)/[.$E$2]^2)" office:value-type="float" office:value="0.0459666781420785" calcext:value-type="float">
            <text:p>0.04596667814207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45999999999999" calcext:value-type="float">
            <text:p>-1.45999999999999</text:p>
          </table:table-cell>
          <table:table-cell table:style-name="ce20" table:formula="of:=(1/((2*PI())^(1/2)*[.$E$2]))*EXP(-(([.A56]-[.$E$1])^2)/[.$E$2]^2)" office:value-type="float" office:value="0.047333426904058" calcext:value-type="float">
            <text:p>0.04733342690405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44999999999999" calcext:value-type="float">
            <text:p>-1.44999999999999</text:p>
          </table:table-cell>
          <table:table-cell table:style-name="ce20" table:formula="of:=(1/((2*PI())^(1/2)*[.$E$2]))*EXP(-(([.A57]-[.$E$1])^2)/[.$E$2]^2)" office:value-type="float" office:value="0.0487310666588469" calcext:value-type="float">
            <text:p>0.04873106665884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43999999999999" calcext:value-type="float">
            <text:p>-1.43999999999999</text:p>
          </table:table-cell>
          <table:table-cell table:style-name="ce20" table:formula="of:=(1/((2*PI())^(1/2)*[.$E$2]))*EXP(-(([.A58]-[.$E$1])^2)/[.$E$2]^2)" office:value-type="float" office:value="0.0501599422885871" calcext:value-type="float">
            <text:p>0.05015994228858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42999999999999" calcext:value-type="float">
            <text:p>-1.42999999999999</text:p>
          </table:table-cell>
          <table:table-cell table:style-name="ce20" table:formula="of:=(1/((2*PI())^(1/2)*[.$E$2]))*EXP(-(([.A59]-[.$E$1])^2)/[.$E$2]^2)" office:value-type="float" office:value="0.0516203898092321" calcext:value-type="float">
            <text:p>0.05162038980923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41999999999999" calcext:value-type="float">
            <text:p>-1.41999999999999</text:p>
          </table:table-cell>
          <table:table-cell table:style-name="ce20" table:formula="of:=(1/((2*PI())^(1/2)*[.$E$2]))*EXP(-(([.A60]-[.$E$1])^2)/[.$E$2]^2)" office:value-type="float" office:value="0.0531127358378993" calcext:value-type="float">
            <text:p>0.05311273583789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40999999999999" calcext:value-type="float">
            <text:p>-1.40999999999999</text:p>
          </table:table-cell>
          <table:table-cell table:style-name="ce20" table:formula="of:=(1/((2*PI())^(1/2)*[.$E$2]))*EXP(-(([.A61]-[.$E$1])^2)/[.$E$2]^2)" office:value-type="float" office:value="0.0546372970541945" calcext:value-type="float">
            <text:p>0.05463729705419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39999999999999" calcext:value-type="float">
            <text:p>-1.39999999999999</text:p>
          </table:table-cell>
          <table:table-cell table:style-name="ce20" table:formula="of:=(1/((2*PI())^(1/2)*[.$E$2]))*EXP(-(([.A62]-[.$E$1])^2)/[.$E$2]^2)" office:value-type="float" office:value="0.0561943796559882" calcext:value-type="float">
            <text:p>0.05619437965598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38999999999999" calcext:value-type="float">
            <text:p>-1.38999999999999</text:p>
          </table:table-cell>
          <table:table-cell table:style-name="ce20" table:formula="of:=(1/((2*PI())^(1/2)*[.$E$2]))*EXP(-(([.A63]-[.$E$1])^2)/[.$E$2]^2)" office:value-type="float" office:value="0.0577842788101453" calcext:value-type="float">
            <text:p>0.05778427881014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37999999999999" calcext:value-type="float">
            <text:p>-1.37999999999999</text:p>
          </table:table-cell>
          <table:table-cell table:style-name="ce20" table:formula="of:=(1/((2*PI())^(1/2)*[.$E$2]))*EXP(-(([.A64]-[.$E$1])^2)/[.$E$2]^2)" office:value-type="float" office:value="0.0594072780987333" calcext:value-type="float">
            <text:p>0.05940727809873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36999999999999" calcext:value-type="float">
            <text:p>-1.36999999999999</text:p>
          </table:table-cell>
          <table:table-cell table:style-name="ce20" table:formula="of:=(1/((2*PI())^(1/2)*[.$E$2]))*EXP(-(([.A65]-[.$E$1])^2)/[.$E$2]^2)" office:value-type="float" office:value="0.0610636489612517" calcext:value-type="float">
            <text:p>0.06106364896125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35999999999999" calcext:value-type="float">
            <text:p>-1.35999999999999</text:p>
          </table:table-cell>
          <table:table-cell table:style-name="ce20" table:formula="of:=(1/((2*PI())^(1/2)*[.$E$2]))*EXP(-(([.A66]-[.$E$1])^2)/[.$E$2]^2)" office:value-type="float" office:value="0.0627536501334503" calcext:value-type="float">
            <text:p>0.0627536501334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34999999999999" calcext:value-type="float">
            <text:p>-1.34999999999999</text:p>
          </table:table-cell>
          <table:table-cell table:style-name="ce20" table:formula="of:=(1/((2*PI())^(1/2)*[.$E$2]))*EXP(-(([.A67]-[.$E$1])^2)/[.$E$2]^2)" office:value-type="float" office:value="0.0644775270833231" calcext:value-type="float">
            <text:p>0.06447752708332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33999999999999" calcext:value-type="float">
            <text:p>-1.33999999999999</text:p>
          </table:table-cell>
          <table:table-cell table:style-name="ce20" table:formula="of:=(1/((2*PI())^(1/2)*[.$E$2]))*EXP(-(([.A68]-[.$E$1])^2)/[.$E$2]^2)" office:value-type="float" office:value="0.0662355114448839" calcext:value-type="float">
            <text:p>0.06623551144488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32999999999999" calcext:value-type="float">
            <text:p>-1.32999999999999</text:p>
          </table:table-cell>
          <table:table-cell table:style-name="ce20" table:formula="of:=(1/((2*PI())^(1/2)*[.$E$2]))*EXP(-(([.A69]-[.$E$1])^2)/[.$E$2]^2)" office:value-type="float" office:value="0.0680278204503531" calcext:value-type="float">
            <text:p>0.06802782045035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31999999999999" calcext:value-type="float">
            <text:p>-1.31999999999999</text:p>
          </table:table-cell>
          <table:table-cell table:style-name="ce20" table:formula="of:=(1/((2*PI())^(1/2)*[.$E$2]))*EXP(-(([.A70]-[.$E$1])^2)/[.$E$2]^2)" office:value-type="float" office:value="0.0698546563614002" calcext:value-type="float">
            <text:p>0.069854656361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30999999999999" calcext:value-type="float">
            <text:p>-1.30999999999999</text:p>
          </table:table-cell>
          <table:table-cell table:style-name="ce20" table:formula="of:=(1/((2*PI())^(1/2)*[.$E$2]))*EXP(-(([.A71]-[.$E$1])^2)/[.$E$2]^2)" office:value-type="float" office:value="0.0717162059001093" calcext:value-type="float">
            <text:p>0.07171620590010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29999999999999" calcext:value-type="float">
            <text:p>-1.29999999999999</text:p>
          </table:table-cell>
          <table:table-cell table:style-name="ce20" table:formula="of:=(1/((2*PI())^(1/2)*[.$E$2]))*EXP(-(([.A72]-[.$E$1])^2)/[.$E$2]^2)" office:value-type="float" office:value="0.0736126396803519" calcext:value-type="float">
            <text:p>0.07361263968035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28999999999999" calcext:value-type="float">
            <text:p>-1.28999999999999</text:p>
          </table:table-cell>
          <table:table-cell table:style-name="ce20" table:formula="of:=(1/((2*PI())^(1/2)*[.$E$2]))*EXP(-(([.A73]-[.$E$1])^2)/[.$E$2]^2)" office:value-type="float" office:value="0.0755441116402689" calcext:value-type="float">
            <text:p>0.07554411164026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27999999999999" calcext:value-type="float">
            <text:p>-1.27999999999999</text:p>
          </table:table-cell>
          <table:table-cell table:style-name="ce20" table:formula="of:=(1/((2*PI())^(1/2)*[.$E$2]))*EXP(-(([.A74]-[.$E$1])^2)/[.$E$2]^2)" office:value-type="float" office:value="0.0775107584765813" calcext:value-type="float">
            <text:p>0.07751075847658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26999999999999" calcext:value-type="float">
            <text:p>-1.26999999999999</text:p>
          </table:table-cell>
          <table:table-cell table:style-name="ce20" table:formula="of:=(1/((2*PI())^(1/2)*[.$E$2]))*EXP(-(([.A75]-[.$E$1])^2)/[.$E$2]^2)" office:value-type="float" office:value="0.0795126990814655" calcext:value-type="float">
            <text:p>0.07951269908146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25999999999999" calcext:value-type="float">
            <text:p>-1.25999999999999</text:p>
          </table:table-cell>
          <table:table-cell table:style-name="ce20" table:formula="of:=(1/((2*PI())^(1/2)*[.$E$2]))*EXP(-(([.A76]-[.$E$1])^2)/[.$E$2]^2)" office:value-type="float" office:value="0.0815500339827456" calcext:value-type="float">
            <text:p>0.08155003398274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24999999999998" calcext:value-type="float">
            <text:p>-1.24999999999998</text:p>
          </table:table-cell>
          <table:table-cell table:style-name="ce20" table:formula="of:=(1/((2*PI())^(1/2)*[.$E$2]))*EXP(-(([.A77]-[.$E$1])^2)/[.$E$2]^2)" office:value-type="float" office:value="0.0836228447881707" calcext:value-type="float">
            <text:p>0.08362284478817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23999999999998" calcext:value-type="float">
            <text:p>-1.23999999999998</text:p>
          </table:table-cell>
          <table:table-cell table:style-name="ce20" table:formula="of:=(1/((2*PI())^(1/2)*[.$E$2]))*EXP(-(([.A78]-[.$E$1])^2)/[.$E$2]^2)" office:value-type="float" office:value="0.0857311936345451" calcext:value-type="float">
            <text:p>0.08573119363454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22999999999998" calcext:value-type="float">
            <text:p>-1.22999999999998</text:p>
          </table:table-cell>
          <table:table-cell table:style-name="ce20" table:formula="of:=(1/((2*PI())^(1/2)*[.$E$2]))*EXP(-(([.A79]-[.$E$1])^2)/[.$E$2]^2)" office:value-type="float" office:value="0.087875122642538" calcext:value-type="float">
            <text:p>0.08787512264253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21999999999998" calcext:value-type="float">
            <text:p>-1.21999999999998</text:p>
          </table:table-cell>
          <table:table-cell table:style-name="ce20" table:formula="of:=(1/((2*PI())^(1/2)*[.$E$2]))*EXP(-(([.A80]-[.$E$1])^2)/[.$E$2]^2)" office:value-type="float" office:value="0.0900546533779358" calcext:value-type="float">
            <text:p>0.09005465337793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20999999999998" calcext:value-type="float">
            <text:p>-1.20999999999998</text:p>
          </table:table-cell>
          <table:table-cell table:style-name="ce20" table:formula="of:=(1/((2*PI())^(1/2)*[.$E$2]))*EXP(-(([.A81]-[.$E$1])^2)/[.$E$2]^2)" office:value-type="float" office:value="0.0922697863201864" calcext:value-type="float">
            <text:p>0.09226978632018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19999999999998" calcext:value-type="float">
            <text:p>-1.19999999999998</text:p>
          </table:table-cell>
          <table:table-cell table:style-name="ce20" table:formula="of:=(1/((2*PI())^(1/2)*[.$E$2]))*EXP(-(([.A82]-[.$E$1])^2)/[.$E$2]^2)" office:value-type="float" office:value="0.0945205003390505" calcext:value-type="float">
            <text:p>0.09452050033905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18999999999998" calcext:value-type="float">
            <text:p>-1.18999999999998</text:p>
          </table:table-cell>
          <table:table-cell table:style-name="ce20" table:formula="of:=(1/((2*PI())^(1/2)*[.$E$2]))*EXP(-(([.A83]-[.$E$1])^2)/[.$E$2]^2)" office:value-type="float" office:value="0.0968067521801987" calcext:value-type="float">
            <text:p>0.09680675218019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17999999999998" calcext:value-type="float">
            <text:p>-1.17999999999998</text:p>
          </table:table-cell>
          <table:table-cell table:style-name="ce20" table:formula="of:=(1/((2*PI())^(1/2)*[.$E$2]))*EXP(-(([.A84]-[.$E$1])^2)/[.$E$2]^2)" office:value-type="float" office:value="0.0991284759605986" calcext:value-type="float">
            <text:p>0.09912847596059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16999999999998" calcext:value-type="float">
            <text:p>-1.16999999999998</text:p>
          </table:table-cell>
          <table:table-cell table:style-name="ce20" table:formula="of:=(1/((2*PI())^(1/2)*[.$E$2]))*EXP(-(([.A85]-[.$E$1])^2)/[.$E$2]^2)" office:value-type="float" office:value="0.101485582674545" calcext:value-type="float">
            <text:p>0.10148558267454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15999999999998" calcext:value-type="float">
            <text:p>-1.15999999999998</text:p>
          </table:table-cell>
          <table:table-cell table:style-name="ce20" table:formula="of:=(1/((2*PI())^(1/2)*[.$E$2]))*EXP(-(([.A86]-[.$E$1])^2)/[.$E$2]^2)" office:value-type="float" office:value="0.103877959711187" calcext:value-type="float">
            <text:p>0.10387795971118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14999999999998" calcext:value-type="float">
            <text:p>-1.14999999999998</text:p>
          </table:table-cell>
          <table:table-cell table:style-name="ce20" table:formula="of:=(1/((2*PI())^(1/2)*[.$E$2]))*EXP(-(([.A87]-[.$E$1])^2)/[.$E$2]^2)" office:value-type="float" office:value="0.10630547038442" calcext:value-type="float">
            <text:p>0.1063054703844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13999999999998" calcext:value-type="float">
            <text:p>-1.13999999999998</text:p>
          </table:table-cell>
          <table:table-cell table:style-name="ce20" table:formula="of:=(1/((2*PI())^(1/2)*[.$E$2]))*EXP(-(([.A88]-[.$E$1])^2)/[.$E$2]^2)" office:value-type="float" office:value="0.108767953475999" calcext:value-type="float">
            <text:p>0.10876795347599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12999999999998" calcext:value-type="float">
            <text:p>-1.12999999999998</text:p>
          </table:table-cell>
          <table:table-cell table:style-name="ce20" table:formula="of:=(1/((2*PI())^(1/2)*[.$E$2]))*EXP(-(([.A89]-[.$E$1])^2)/[.$E$2]^2)" office:value-type="float" office:value="0.111265222792745" calcext:value-type="float">
            <text:p>0.11126522279274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11999999999998" calcext:value-type="float">
            <text:p>-1.11999999999998</text:p>
          </table:table-cell>
          <table:table-cell table:style-name="ce20" table:formula="of:=(1/((2*PI())^(1/2)*[.$E$2]))*EXP(-(([.A90]-[.$E$1])^2)/[.$E$2]^2)" office:value-type="float" office:value="0.113797066738709" calcext:value-type="float">
            <text:p>0.11379706673870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10999999999998" calcext:value-type="float">
            <text:p>-1.10999999999998</text:p>
          </table:table-cell>
          <table:table-cell table:style-name="ce20" table:formula="of:=(1/((2*PI())^(1/2)*[.$E$2]))*EXP(-(([.A91]-[.$E$1])^2)/[.$E$2]^2)" office:value-type="float" office:value="0.116363247903161" calcext:value-type="float">
            <text:p>0.11636324790316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09999999999998" calcext:value-type="float">
            <text:p>-1.09999999999998</text:p>
          </table:table-cell>
          <table:table-cell table:style-name="ce20" table:formula="of:=(1/((2*PI())^(1/2)*[.$E$2]))*EXP(-(([.A92]-[.$E$1])^2)/[.$E$2]^2)" office:value-type="float" office:value="0.118963502665268" calcext:value-type="float">
            <text:p>0.11896350266526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08999999999998" calcext:value-type="float">
            <text:p>-1.08999999999998</text:p>
          </table:table-cell>
          <table:table-cell table:style-name="ce20" table:formula="of:=(1/((2*PI())^(1/2)*[.$E$2]))*EXP(-(([.A93]-[.$E$1])^2)/[.$E$2]^2)" office:value-type="float" office:value="0.121597540816313" calcext:value-type="float">
            <text:p>0.12159754081631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07999999999998" calcext:value-type="float">
            <text:p>-1.07999999999998</text:p>
          </table:table-cell>
          <table:table-cell table:style-name="ce20" table:formula="of:=(1/((2*PI())^(1/2)*[.$E$2]))*EXP(-(([.A94]-[.$E$1])^2)/[.$E$2]^2)" office:value-type="float" office:value="0.12426504520032" calcext:value-type="float">
            <text:p>0.1242650452003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06999999999998" calcext:value-type="float">
            <text:p>-1.06999999999998</text:p>
          </table:table-cell>
          <table:table-cell table:style-name="ce20" table:formula="of:=(1/((2*PI())^(1/2)*[.$E$2]))*EXP(-(([.A95]-[.$E$1])^2)/[.$E$2]^2)" office:value-type="float" office:value="0.126965671373923" calcext:value-type="float">
            <text:p>0.12696567137392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05999999999998" calcext:value-type="float">
            <text:p>-1.05999999999998</text:p>
          </table:table-cell>
          <table:table-cell table:style-name="ce20" table:formula="of:=(1/((2*PI())^(1/2)*[.$E$2]))*EXP(-(([.A96]-[.$E$1])^2)/[.$E$2]^2)" office:value-type="float" office:value="0.129699047286327" calcext:value-type="float">
            <text:p>0.12969904728632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04999999999998" calcext:value-type="float">
            <text:p>-1.04999999999998</text:p>
          </table:table-cell>
          <table:table-cell table:style-name="ce20" table:formula="of:=(1/((2*PI())^(1/2)*[.$E$2]))*EXP(-(([.A97]-[.$E$1])^2)/[.$E$2]^2)" office:value-type="float" office:value="0.132464772980172" calcext:value-type="float">
            <text:p>0.13246477298017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03999999999998" calcext:value-type="float">
            <text:p>-1.03999999999998</text:p>
          </table:table-cell>
          <table:table-cell table:style-name="ce20" table:formula="of:=(1/((2*PI())^(1/2)*[.$E$2]))*EXP(-(([.A98]-[.$E$1])^2)/[.$E$2]^2)" office:value-type="float" office:value="0.135262420314144" calcext:value-type="float">
            <text:p>0.13526242031414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02999999999998" calcext:value-type="float">
            <text:p>-1.02999999999998</text:p>
          </table:table-cell>
          <table:table-cell table:style-name="ce20" table:formula="of:=(1/((2*PI())^(1/2)*[.$E$2]))*EXP(-(([.A99]-[.$E$1])^2)/[.$E$2]^2)" office:value-type="float" office:value="0.138091532708115" calcext:value-type="float">
            <text:p>0.13809153270811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01999999999998" calcext:value-type="float">
            <text:p>-1.01999999999998</text:p>
          </table:table-cell>
          <table:table-cell table:style-name="ce20" table:formula="of:=(1/((2*PI())^(1/2)*[.$E$2]))*EXP(-(([.A100]-[.$E$1])^2)/[.$E$2]^2)" office:value-type="float" office:value="0.140951624911606" calcext:value-type="float">
            <text:p>0.14095162491160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1.00999999999998" calcext:value-type="float">
            <text:p>-1.00999999999998</text:p>
          </table:table-cell>
          <table:table-cell table:style-name="ce20" table:formula="of:=(1/((2*PI())^(1/2)*[.$E$2]))*EXP(-(([.A101]-[.$E$1])^2)/[.$E$2]^2)" office:value-type="float" office:value="0.143842182796357" calcext:value-type="float">
            <text:p>0.14384218279635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99999999999998" calcext:value-type="float">
            <text:p>-0.99999999999998</text:p>
          </table:table-cell>
          <table:table-cell table:style-name="ce20" table:formula="of:=(1/((2*PI())^(1/2)*[.$E$2]))*EXP(-(([.A102]-[.$E$1])^2)/[.$E$2]^2)" office:value-type="float" office:value="0.146762663173746" calcext:value-type="float">
            <text:p>0.14676266317374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98999999999998" calcext:value-type="float">
            <text:p>-0.98999999999998</text:p>
          </table:table-cell>
          <table:table-cell table:style-name="ce20" table:formula="of:=(1/((2*PI())^(1/2)*[.$E$2]))*EXP(-(([.A103]-[.$E$1])^2)/[.$E$2]^2)" office:value-type="float" office:value="0.1497124936378" calcext:value-type="float">
            <text:p>0.149712493637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979999999999979" calcext:value-type="float">
            <text:p>-0.979999999999979</text:p>
          </table:table-cell>
          <table:table-cell table:style-name="ce20" table:formula="of:=(1/((2*PI())^(1/2)*[.$E$2]))*EXP(-(([.A104]-[.$E$1])^2)/[.$E$2]^2)" office:value-type="float" office:value="0.152691072434515" calcext:value-type="float">
            <text:p>0.15269107243451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969999999999979" calcext:value-type="float">
            <text:p>-0.969999999999979</text:p>
          </table:table-cell>
          <table:table-cell table:style-name="ce20" table:formula="of:=(1/((2*PI())^(1/2)*[.$E$2]))*EXP(-(([.A105]-[.$E$1])^2)/[.$E$2]^2)" office:value-type="float" office:value="0.15569776835817" calcext:value-type="float">
            <text:p>0.1556977683581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959999999999979" calcext:value-type="float">
            <text:p>-0.959999999999979</text:p>
          </table:table-cell>
          <table:table-cell table:style-name="ce20" table:formula="of:=(1/((2*PI())^(1/2)*[.$E$2]))*EXP(-(([.A106]-[.$E$1])^2)/[.$E$2]^2)" office:value-type="float" office:value="0.158731920675311" calcext:value-type="float">
            <text:p>0.15873192067531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949999999999979" calcext:value-type="float">
            <text:p>-0.949999999999979</text:p>
          </table:table-cell>
          <table:table-cell table:style-name="ce20" table:formula="of:=(1/((2*PI())^(1/2)*[.$E$2]))*EXP(-(([.A107]-[.$E$1])^2)/[.$E$2]^2)" office:value-type="float" office:value="0.161792839077042" calcext:value-type="float">
            <text:p>0.16179283907704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939999999999979" calcext:value-type="float">
            <text:p>-0.939999999999979</text:p>
          </table:table-cell>
          <table:table-cell table:style-name="ce20" table:formula="of:=(1/((2*PI())^(1/2)*[.$E$2]))*EXP(-(([.A108]-[.$E$1])^2)/[.$E$2]^2)" office:value-type="float" office:value="0.164879803660238" calcext:value-type="float">
            <text:p>0.16487980366023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929999999999979" calcext:value-type="float">
            <text:p>-0.929999999999979</text:p>
          </table:table-cell>
          <table:table-cell table:style-name="ce20" table:formula="of:=(1/((2*PI())^(1/2)*[.$E$2]))*EXP(-(([.A109]-[.$E$1])^2)/[.$E$2]^2)" office:value-type="float" office:value="0.167992064938275" calcext:value-type="float">
            <text:p>0.16799206493827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919999999999978" calcext:value-type="float">
            <text:p>-0.919999999999978</text:p>
          </table:table-cell>
          <table:table-cell table:style-name="ce20" table:formula="of:=(1/((2*PI())^(1/2)*[.$E$2]))*EXP(-(([.A110]-[.$E$1])^2)/[.$E$2]^2)" office:value-type="float" office:value="0.171128843881822" calcext:value-type="float">
            <text:p>0.17112884388182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909999999999978" calcext:value-type="float">
            <text:p>-0.909999999999978</text:p>
          </table:table-cell>
          <table:table-cell table:style-name="ce20" table:formula="of:=(1/((2*PI())^(1/2)*[.$E$2]))*EXP(-(([.A111]-[.$E$1])^2)/[.$E$2]^2)" office:value-type="float" office:value="0.174289331990222" calcext:value-type="float">
            <text:p>0.17428933199022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899999999999978" calcext:value-type="float">
            <text:p>-0.899999999999978</text:p>
          </table:table-cell>
          <table:table-cell table:style-name="ce20" table:formula="of:=(1/((2*PI())^(1/2)*[.$E$2]))*EXP(-(([.A112]-[.$E$1])^2)/[.$E$2]^2)" office:value-type="float" office:value="0.177472691393959" calcext:value-type="float">
            <text:p>0.17747269139395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889999999999978" calcext:value-type="float">
            <text:p>-0.889999999999978</text:p>
          </table:table-cell>
          <table:table-cell table:style-name="ce20" table:formula="of:=(1/((2*PI())^(1/2)*[.$E$2]))*EXP(-(([.A113]-[.$E$1])^2)/[.$E$2]^2)" office:value-type="float" office:value="0.180678054988661" calcext:value-type="float">
            <text:p>0.18067805498866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879999999999978" calcext:value-type="float">
            <text:p>-0.879999999999978</text:p>
          </table:table-cell>
          <table:table-cell table:style-name="ce20" table:formula="of:=(1/((2*PI())^(1/2)*[.$E$2]))*EXP(-(([.A114]-[.$E$1])^2)/[.$E$2]^2)" office:value-type="float" office:value="0.183904526601062" calcext:value-type="float">
            <text:p>0.18390452660106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869999999999977" calcext:value-type="float">
            <text:p>-0.869999999999977</text:p>
          </table:table-cell>
          <table:table-cell table:style-name="ce20" table:formula="of:=(1/((2*PI())^(1/2)*[.$E$2]))*EXP(-(([.A115]-[.$E$1])^2)/[.$E$2]^2)" office:value-type="float" office:value="0.187151181187303" calcext:value-type="float">
            <text:p>0.18715118118730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859999999999977" calcext:value-type="float">
            <text:p>-0.859999999999977</text:p>
          </table:table-cell>
          <table:table-cell table:style-name="ce20" table:formula="of:=(1/((2*PI())^(1/2)*[.$E$2]))*EXP(-(([.A116]-[.$E$1])^2)/[.$E$2]^2)" office:value-type="float" office:value="0.190417065063917" calcext:value-type="float">
            <text:p>0.19041706506391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849999999999977" calcext:value-type="float">
            <text:p>-0.849999999999977</text:p>
          </table:table-cell>
          <table:table-cell table:style-name="ce20" table:formula="of:=(1/((2*PI())^(1/2)*[.$E$2]))*EXP(-(([.A117]-[.$E$1])^2)/[.$E$2]^2)" office:value-type="float" office:value="0.193701196171807" calcext:value-type="float">
            <text:p>0.19370119617180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839999999999977" calcext:value-type="float">
            <text:p>-0.839999999999977</text:p>
          </table:table-cell>
          <table:table-cell table:style-name="ce20" table:formula="of:=(1/((2*PI())^(1/2)*[.$E$2]))*EXP(-(([.A118]-[.$E$1])^2)/[.$E$2]^2)" office:value-type="float" office:value="0.197002564373475" calcext:value-type="float">
            <text:p>0.19700256437347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829999999999976" calcext:value-type="float">
            <text:p>-0.829999999999976</text:p>
          </table:table-cell>
          <table:table-cell table:style-name="ce20" table:formula="of:=(1/((2*PI())^(1/2)*[.$E$2]))*EXP(-(([.A119]-[.$E$1])^2)/[.$E$2]^2)" office:value-type="float" office:value="0.200320131783714" calcext:value-type="float">
            <text:p>0.20032013178371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819999999999976" calcext:value-type="float">
            <text:p>-0.819999999999976</text:p>
          </table:table-cell>
          <table:table-cell table:style-name="ce20" table:formula="of:=(1/((2*PI())^(1/2)*[.$E$2]))*EXP(-(([.A120]-[.$E$1])^2)/[.$E$2]^2)" office:value-type="float" office:value="0.203652833133966" calcext:value-type="float">
            <text:p>0.20365283313396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809999999999976" calcext:value-type="float">
            <text:p>-0.809999999999976</text:p>
          </table:table-cell>
          <table:table-cell table:style-name="ce20" table:formula="of:=(1/((2*PI())^(1/2)*[.$E$2]))*EXP(-(([.A121]-[.$E$1])^2)/[.$E$2]^2)" office:value-type="float" office:value="0.206999576170446" calcext:value-type="float">
            <text:p>0.20699957617044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799999999999976" calcext:value-type="float">
            <text:p>-0.799999999999976</text:p>
          </table:table-cell>
          <table:table-cell table:style-name="ce20" table:formula="of:=(1/((2*PI())^(1/2)*[.$E$2]))*EXP(-(([.A122]-[.$E$1])^2)/[.$E$2]^2)" office:value-type="float" office:value="0.210359242086141" calcext:value-type="float">
            <text:p>0.21035924208614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789999999999976" calcext:value-type="float">
            <text:p>-0.789999999999976</text:p>
          </table:table-cell>
          <table:table-cell table:style-name="ce20" table:formula="of:=(1/((2*PI())^(1/2)*[.$E$2]))*EXP(-(([.A123]-[.$E$1])^2)/[.$E$2]^2)" office:value-type="float" office:value="0.213730685986725" calcext:value-type="float">
            <text:p>0.21373068598672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779999999999976" calcext:value-type="float">
            <text:p>-0.779999999999976</text:p>
          </table:table-cell>
          <table:table-cell table:style-name="ce20" table:formula="of:=(1/((2*PI())^(1/2)*[.$E$2]))*EXP(-(([.A124]-[.$E$1])^2)/[.$E$2]^2)" office:value-type="float" office:value="0.217112737390366" calcext:value-type="float">
            <text:p>0.21711273739036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769999999999975" calcext:value-type="float">
            <text:p>-0.769999999999975</text:p>
          </table:table-cell>
          <table:table-cell table:style-name="ce20" table:formula="of:=(1/((2*PI())^(1/2)*[.$E$2]))*EXP(-(([.A125]-[.$E$1])^2)/[.$E$2]^2)" office:value-type="float" office:value="0.220504200761392" calcext:value-type="float">
            <text:p>0.22050420076139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759999999999975" calcext:value-type="float">
            <text:p>-0.759999999999975</text:p>
          </table:table-cell>
          <table:table-cell table:style-name="ce20" table:formula="of:=(1/((2*PI())^(1/2)*[.$E$2]))*EXP(-(([.A126]-[.$E$1])^2)/[.$E$2]^2)" office:value-type="float" office:value="0.223903856077693" calcext:value-type="float">
            <text:p>0.22390385607769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749999999999975" calcext:value-type="float">
            <text:p>-0.749999999999975</text:p>
          </table:table-cell>
          <table:table-cell table:style-name="ce20" table:formula="of:=(1/((2*PI())^(1/2)*[.$E$2]))*EXP(-(([.A127]-[.$E$1])^2)/[.$E$2]^2)" office:value-type="float" office:value="0.227310459431733" calcext:value-type="float">
            <text:p>0.22731045943173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739999999999975" calcext:value-type="float">
            <text:p>-0.739999999999975</text:p>
          </table:table-cell>
          <table:table-cell table:style-name="ce20" table:formula="of:=(1/((2*PI())^(1/2)*[.$E$2]))*EXP(-(([.A128]-[.$E$1])^2)/[.$E$2]^2)" office:value-type="float" office:value="0.230722743664935" calcext:value-type="float">
            <text:p>0.23072274366493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729999999999975" calcext:value-type="float">
            <text:p>-0.729999999999975</text:p>
          </table:table-cell>
          <table:table-cell table:style-name="ce20" table:formula="of:=(1/((2*PI())^(1/2)*[.$E$2]))*EXP(-(([.A129]-[.$E$1])^2)/[.$E$2]^2)" office:value-type="float" office:value="0.23413941903522" calcext:value-type="float">
            <text:p>0.2341394190352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719999999999974" calcext:value-type="float">
            <text:p>-0.719999999999974</text:p>
          </table:table-cell>
          <table:table-cell table:style-name="ce20" table:formula="of:=(1/((2*PI())^(1/2)*[.$E$2]))*EXP(-(([.A130]-[.$E$1])^2)/[.$E$2]^2)" office:value-type="float" office:value="0.237559173917382" calcext:value-type="float">
            <text:p>0.23755917391738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709999999999974" calcext:value-type="float">
            <text:p>-0.709999999999974</text:p>
          </table:table-cell>
          <table:table-cell table:style-name="ce20" table:formula="of:=(1/((2*PI())^(1/2)*[.$E$2]))*EXP(-(([.A131]-[.$E$1])^2)/[.$E$2]^2)" office:value-type="float" office:value="0.240980675535933" calcext:value-type="float">
            <text:p>0.24098067553593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699999999999974" calcext:value-type="float">
            <text:p>-0.699999999999974</text:p>
          </table:table-cell>
          <table:table-cell table:style-name="ce20" table:formula="of:=(1/((2*PI())^(1/2)*[.$E$2]))*EXP(-(([.A132]-[.$E$1])^2)/[.$E$2]^2)" office:value-type="float" office:value="0.244402570730047" calcext:value-type="float">
            <text:p>0.24440257073004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689999999999974" calcext:value-type="float">
            <text:p>-0.689999999999974</text:p>
          </table:table-cell>
          <table:table-cell table:style-name="ce20" table:formula="of:=(1/((2*PI())^(1/2)*[.$E$2]))*EXP(-(([.A133]-[.$E$1])^2)/[.$E$2]^2)" office:value-type="float" office:value="0.247823486750112" calcext:value-type="float">
            <text:p>0.24782348675011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679999999999974" calcext:value-type="float">
            <text:p>-0.679999999999974</text:p>
          </table:table-cell>
          <table:table-cell table:style-name="ce20" table:formula="of:=(1/((2*PI())^(1/2)*[.$E$2]))*EXP(-(([.A134]-[.$E$1])^2)/[.$E$2]^2)" office:value-type="float" office:value="0.251242032085405" calcext:value-type="float">
            <text:p>0.25124203208540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669999999999973" calcext:value-type="float">
            <text:p>-0.669999999999973</text:p>
          </table:table-cell>
          <table:table-cell table:style-name="ce20" table:formula="of:=(1/((2*PI())^(1/2)*[.$E$2]))*EXP(-(([.A135]-[.$E$1])^2)/[.$E$2]^2)" office:value-type="float" office:value="0.254656797322318" calcext:value-type="float">
            <text:p>0.25465679732231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659999999999973" calcext:value-type="float">
            <text:p>-0.659999999999973</text:p>
          </table:table-cell>
          <table:table-cell table:style-name="ce20" table:formula="of:=(1/((2*PI())^(1/2)*[.$E$2]))*EXP(-(([.A136]-[.$E$1])^2)/[.$E$2]^2)" office:value-type="float" office:value="0.258066356032539" calcext:value-type="float">
            <text:p>0.25806635603253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649999999999973" calcext:value-type="float">
            <text:p>-0.649999999999973</text:p>
          </table:table-cell>
          <table:table-cell table:style-name="ce20" table:formula="of:=(1/((2*PI())^(1/2)*[.$E$2]))*EXP(-(([.A137]-[.$E$1])^2)/[.$E$2]^2)" office:value-type="float" office:value="0.26146926569052" calcext:value-type="float">
            <text:p>0.2614692656905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639999999999973" calcext:value-type="float">
            <text:p>-0.639999999999973</text:p>
          </table:table-cell>
          <table:table-cell table:style-name="ce20" table:formula="of:=(1/((2*PI())^(1/2)*[.$E$2]))*EXP(-(([.A138]-[.$E$1])^2)/[.$E$2]^2)" office:value-type="float" office:value="0.264864068619521" calcext:value-type="float">
            <text:p>0.26486406861952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629999999999973" calcext:value-type="float">
            <text:p>-0.629999999999973</text:p>
          </table:table-cell>
          <table:table-cell table:style-name="ce20" table:formula="of:=(1/((2*PI())^(1/2)*[.$E$2]))*EXP(-(([.A139]-[.$E$1])^2)/[.$E$2]^2)" office:value-type="float" office:value="0.268249292965471" calcext:value-type="float">
            <text:p>0.26824929296547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619999999999972" calcext:value-type="float">
            <text:p>-0.619999999999972</text:p>
          </table:table-cell>
          <table:table-cell table:style-name="ce20" table:formula="of:=(1/((2*PI())^(1/2)*[.$E$2]))*EXP(-(([.A140]-[.$E$1])^2)/[.$E$2]^2)" office:value-type="float" office:value="0.271623453697847" calcext:value-type="float">
            <text:p>0.27162345369784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609999999999972" calcext:value-type="float">
            <text:p>-0.609999999999972</text:p>
          </table:table-cell>
          <table:table-cell table:style-name="ce20" table:formula="of:=(1/((2*PI())^(1/2)*[.$E$2]))*EXP(-(([.A141]-[.$E$1])^2)/[.$E$2]^2)" office:value-type="float" office:value="0.27498505363669" calcext:value-type="float">
            <text:p>0.2749850536366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599999999999972" calcext:value-type="float">
            <text:p>-0.599999999999972</text:p>
          </table:table-cell>
          <table:table-cell table:style-name="ce20" table:formula="of:=(1/((2*PI())^(1/2)*[.$E$2]))*EXP(-(([.A142]-[.$E$1])^2)/[.$E$2]^2)" office:value-type="float" office:value="0.27833258450488" calcext:value-type="float">
            <text:p>0.2783325845048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589999999999972" calcext:value-type="float">
            <text:p>-0.589999999999972</text:p>
          </table:table-cell>
          <table:table-cell table:style-name="ce20" table:formula="of:=(1/((2*PI())^(1/2)*[.$E$2]))*EXP(-(([.A143]-[.$E$1])^2)/[.$E$2]^2)" office:value-type="float" office:value="0.281664528004695" calcext:value-type="float">
            <text:p>0.28166452800469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579999999999972" calcext:value-type="float">
            <text:p>-0.579999999999972</text:p>
          </table:table-cell>
          <table:table-cell table:style-name="ce20" table:formula="of:=(1/((2*PI())^(1/2)*[.$E$2]))*EXP(-(([.A144]-[.$E$1])^2)/[.$E$2]^2)" office:value-type="float" office:value="0.284979356917666" calcext:value-type="float">
            <text:p>0.28497935691766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569999999999971" calcext:value-type="float">
            <text:p>-0.569999999999971</text:p>
          </table:table-cell>
          <table:table-cell table:style-name="ce20" table:formula="of:=(1/((2*PI())^(1/2)*[.$E$2]))*EXP(-(([.A145]-[.$E$1])^2)/[.$E$2]^2)" office:value-type="float" office:value="0.288275536226683" calcext:value-type="float">
            <text:p>0.28827553622668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559999999999971" calcext:value-type="float">
            <text:p>-0.559999999999971</text:p>
          </table:table-cell>
          <table:table-cell table:style-name="ce20" table:formula="of:=(1/((2*PI())^(1/2)*[.$E$2]))*EXP(-(([.A146]-[.$E$1])^2)/[.$E$2]^2)" office:value-type="float" office:value="0.29155152425926" calcext:value-type="float">
            <text:p>0.2915515242592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549999999999971" calcext:value-type="float">
            <text:p>-0.549999999999971</text:p>
          </table:table-cell>
          <table:table-cell table:style-name="ce20" table:formula="of:=(1/((2*PI())^(1/2)*[.$E$2]))*EXP(-(([.A147]-[.$E$1])^2)/[.$E$2]^2)" office:value-type="float" office:value="0.294805773850832" calcext:value-type="float">
            <text:p>0.29480577385083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539999999999971" calcext:value-type="float">
            <text:p>-0.539999999999971</text:p>
          </table:table-cell>
          <table:table-cell table:style-name="ce20" table:formula="of:=(1/((2*PI())^(1/2)*[.$E$2]))*EXP(-(([.A148]-[.$E$1])^2)/[.$E$2]^2)" office:value-type="float" office:value="0.298036733526911" calcext:value-type="float">
            <text:p>0.29803673352691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529999999999971" calcext:value-type="float">
            <text:p>-0.529999999999971</text:p>
          </table:table-cell>
          <table:table-cell table:style-name="ce20" table:formula="of:=(1/((2*PI())^(1/2)*[.$E$2]))*EXP(-(([.A149]-[.$E$1])^2)/[.$E$2]^2)" office:value-type="float" office:value="0.301242848702888" calcext:value-type="float">
            <text:p>0.30124284870288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51999999999997" calcext:value-type="float">
            <text:p>-0.51999999999997</text:p>
          </table:table-cell>
          <table:table-cell table:style-name="ce20" table:formula="of:=(1/((2*PI())^(1/2)*[.$E$2]))*EXP(-(([.A150]-[.$E$1])^2)/[.$E$2]^2)" office:value-type="float" office:value="0.304422562900234" calcext:value-type="float">
            <text:p>0.30442256290023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50999999999997" calcext:value-type="float">
            <text:p>-0.50999999999997</text:p>
          </table:table-cell>
          <table:table-cell table:style-name="ce20" table:formula="of:=(1/((2*PI())^(1/2)*[.$E$2]))*EXP(-(([.A151]-[.$E$1])^2)/[.$E$2]^2)" office:value-type="float" office:value="0.307574318977804" calcext:value-type="float">
            <text:p>0.30757431897780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49999999999997" calcext:value-type="float">
            <text:p>-0.49999999999997</text:p>
          </table:table-cell>
          <table:table-cell table:style-name="ce20" table:formula="of:=(1/((2*PI())^(1/2)*[.$E$2]))*EXP(-(([.A152]-[.$E$1])^2)/[.$E$2]^2)" office:value-type="float" office:value="0.310696560376937" calcext:value-type="float">
            <text:p>0.31069656037693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48999999999997" calcext:value-type="float">
            <text:p>-0.48999999999997</text:p>
          </table:table-cell>
          <table:table-cell table:style-name="ce20" table:formula="of:=(1/((2*PI())^(1/2)*[.$E$2]))*EXP(-(([.A153]-[.$E$1])^2)/[.$E$2]^2)" office:value-type="float" office:value="0.313787732378973" calcext:value-type="float">
            <text:p>0.31378773237897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47999999999997" calcext:value-type="float">
            <text:p>-0.47999999999997</text:p>
          </table:table-cell>
          <table:table-cell table:style-name="ce20" table:formula="of:=(1/((2*PI())^(1/2)*[.$E$2]))*EXP(-(([.A154]-[.$E$1])^2)/[.$E$2]^2)" office:value-type="float" office:value="0.316846283373822" calcext:value-type="float">
            <text:p>0.31684628337382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46999999999997" calcext:value-type="float">
            <text:p>-0.46999999999997</text:p>
          </table:table-cell>
          <table:table-cell table:style-name="ce20" table:formula="of:=(1/((2*PI())^(1/2)*[.$E$2]))*EXP(-(([.A155]-[.$E$1])^2)/[.$E$2]^2)" office:value-type="float" office:value="0.31987066613816" calcext:value-type="float">
            <text:p>0.3198706661381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459999999999969" calcext:value-type="float">
            <text:p>-0.459999999999969</text:p>
          </table:table-cell>
          <table:table-cell table:style-name="ce20" table:formula="of:=(1/((2*PI())^(1/2)*[.$E$2]))*EXP(-(([.A156]-[.$E$1])^2)/[.$E$2]^2)" office:value-type="float" office:value="0.322859339121789" calcext:value-type="float">
            <text:p>0.32285933912178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449999999999969" calcext:value-type="float">
            <text:p>-0.449999999999969</text:p>
          </table:table-cell>
          <table:table-cell table:style-name="ce20" table:formula="of:=(1/((2*PI())^(1/2)*[.$E$2]))*EXP(-(([.A157]-[.$E$1])^2)/[.$E$2]^2)" office:value-type="float" office:value="0.325810767740724" calcext:value-type="float">
            <text:p>0.32581076774072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439999999999969" calcext:value-type="float">
            <text:p>-0.439999999999969</text:p>
          </table:table-cell>
          <table:table-cell table:style-name="ce20" table:formula="of:=(1/((2*PI())^(1/2)*[.$E$2]))*EXP(-(([.A158]-[.$E$1])^2)/[.$E$2]^2)" office:value-type="float" office:value="0.328723425675482" calcext:value-type="float">
            <text:p>0.32872342567548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429999999999969" calcext:value-type="float">
            <text:p>-0.429999999999969</text:p>
          </table:table-cell>
          <table:table-cell table:style-name="ce20" table:formula="of:=(1/((2*PI())^(1/2)*[.$E$2]))*EXP(-(([.A159]-[.$E$1])^2)/[.$E$2]^2)" office:value-type="float" office:value="0.331595796173069" calcext:value-type="float">
            <text:p>0.33159579617306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419999999999968" calcext:value-type="float">
            <text:p>-0.419999999999968</text:p>
          </table:table-cell>
          <table:table-cell table:style-name="ce20" table:formula="of:=(1/((2*PI())^(1/2)*[.$E$2]))*EXP(-(([.A160]-[.$E$1])^2)/[.$E$2]^2)" office:value-type="float" office:value="0.334426373351134" calcext:value-type="float">
            <text:p>0.33442637335113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409999999999968" calcext:value-type="float">
            <text:p>-0.409999999999968</text:p>
          </table:table-cell>
          <table:table-cell table:style-name="ce20" table:formula="of:=(1/((2*PI())^(1/2)*[.$E$2]))*EXP(-(([.A161]-[.$E$1])^2)/[.$E$2]^2)" office:value-type="float" office:value="0.337213663502727" calcext:value-type="float">
            <text:p>0.33721366350272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399999999999968" calcext:value-type="float">
            <text:p>-0.399999999999968</text:p>
          </table:table-cell>
          <table:table-cell table:style-name="ce20" table:formula="of:=(1/((2*PI())^(1/2)*[.$E$2]))*EXP(-(([.A162]-[.$E$1])^2)/[.$E$2]^2)" office:value-type="float" office:value="0.339956186400106" calcext:value-type="float">
            <text:p>0.33995618640010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389999999999968" calcext:value-type="float">
            <text:p>-0.389999999999968</text:p>
          </table:table-cell>
          <table:table-cell table:style-name="ce20" table:formula="of:=(1/((2*PI())^(1/2)*[.$E$2]))*EXP(-(([.A163]-[.$E$1])^2)/[.$E$2]^2)" office:value-type="float" office:value="0.342652476595999" calcext:value-type="float">
            <text:p>0.34265247659599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379999999999968" calcext:value-type="float">
            <text:p>-0.379999999999968</text:p>
          </table:table-cell>
          <table:table-cell table:style-name="ce20" table:formula="of:=(1/((2*PI())^(1/2)*[.$E$2]))*EXP(-(([.A164]-[.$E$1])^2)/[.$E$2]^2)" office:value-type="float" office:value="0.34530108472075" calcext:value-type="float">
            <text:p>0.3453010847207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369999999999967" calcext:value-type="float">
            <text:p>-0.369999999999967</text:p>
          </table:table-cell>
          <table:table-cell table:style-name="ce20" table:formula="of:=(1/((2*PI())^(1/2)*[.$E$2]))*EXP(-(([.A165]-[.$E$1])^2)/[.$E$2]^2)" office:value-type="float" office:value="0.347900578773738" calcext:value-type="float">
            <text:p>0.34790057877373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359999999999967" calcext:value-type="float">
            <text:p>-0.359999999999967</text:p>
          </table:table-cell>
          <table:table-cell table:style-name="ce20" table:formula="of:=(1/((2*PI())^(1/2)*[.$E$2]))*EXP(-(([.A166]-[.$E$1])^2)/[.$E$2]^2)" office:value-type="float" office:value="0.350449545407473" calcext:value-type="float">
            <text:p>0.35044954540747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349999999999967" calcext:value-type="float">
            <text:p>-0.349999999999967</text:p>
          </table:table-cell>
          <table:table-cell table:style-name="ce20" table:formula="of:=(1/((2*PI())^(1/2)*[.$E$2]))*EXP(-(([.A167]-[.$E$1])^2)/[.$E$2]^2)" office:value-type="float" office:value="0.352946591202775" calcext:value-type="float">
            <text:p>0.35294659120277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339999999999967" calcext:value-type="float">
            <text:p>-0.339999999999967</text:p>
          </table:table-cell>
          <table:table-cell table:style-name="ce20" table:formula="of:=(1/((2*PI())^(1/2)*[.$E$2]))*EXP(-(([.A168]-[.$E$1])^2)/[.$E$2]^2)" office:value-type="float" office:value="0.355390343933413" calcext:value-type="float">
            <text:p>0.35539034393341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329999999999967" calcext:value-type="float">
            <text:p>-0.329999999999967</text:p>
          </table:table-cell>
          <table:table-cell table:style-name="ce20" table:formula="of:=(1/((2*PI())^(1/2)*[.$E$2]))*EXP(-(([.A169]-[.$E$1])^2)/[.$E$2]^2)" office:value-type="float" office:value="0.357779453818627" calcext:value-type="float">
            <text:p>0.35777945381862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319999999999967" calcext:value-type="float">
            <text:p>-0.319999999999967</text:p>
          </table:table-cell>
          <table:table-cell table:style-name="ce20" table:formula="of:=(1/((2*PI())^(1/2)*[.$E$2]))*EXP(-(([.A170]-[.$E$1])^2)/[.$E$2]^2)" office:value-type="float" office:value="0.360112594761919" calcext:value-type="float">
            <text:p>0.36011259476191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309999999999966" calcext:value-type="float">
            <text:p>-0.309999999999966</text:p>
          </table:table-cell>
          <table:table-cell table:style-name="ce20" table:formula="of:=(1/((2*PI())^(1/2)*[.$E$2]))*EXP(-(([.A171]-[.$E$1])^2)/[.$E$2]^2)" office:value-type="float" office:value="0.362388465574541" calcext:value-type="float">
            <text:p>0.36238846557454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299999999999966" calcext:value-type="float">
            <text:p>-0.299999999999966</text:p>
          </table:table-cell>
          <table:table-cell table:style-name="ce20" table:formula="of:=(1/((2*PI())^(1/2)*[.$E$2]))*EXP(-(([.A172]-[.$E$1])^2)/[.$E$2]^2)" office:value-type="float" office:value="0.364605791182095" calcext:value-type="float">
            <text:p>0.36460579118209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289999999999966" calcext:value-type="float">
            <text:p>-0.289999999999966</text:p>
          </table:table-cell>
          <table:table-cell table:style-name="ce20" table:formula="of:=(1/((2*PI())^(1/2)*[.$E$2]))*EXP(-(([.A173]-[.$E$1])^2)/[.$E$2]^2)" office:value-type="float" office:value="0.366763323812691" calcext:value-type="float">
            <text:p>0.36676332381269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279999999999966" calcext:value-type="float">
            <text:p>-0.279999999999966</text:p>
          </table:table-cell>
          <table:table-cell table:style-name="ce20" table:formula="of:=(1/((2*PI())^(1/2)*[.$E$2]))*EXP(-(([.A174]-[.$E$1])^2)/[.$E$2]^2)" office:value-type="float" office:value="0.368859844165102" calcext:value-type="float">
            <text:p>0.36885984416510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269999999999965" calcext:value-type="float">
            <text:p>-0.269999999999965</text:p>
          </table:table-cell>
          <table:table-cell table:style-name="ce20" table:formula="of:=(1/((2*PI())^(1/2)*[.$E$2]))*EXP(-(([.A175]-[.$E$1])^2)/[.$E$2]^2)" office:value-type="float" office:value="0.370894162555408" calcext:value-type="float">
            <text:p>0.37089416255540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259999999999965" calcext:value-type="float">
            <text:p>-0.259999999999965</text:p>
          </table:table-cell>
          <table:table-cell table:style-name="ce20" table:formula="of:=(1/((2*PI())^(1/2)*[.$E$2]))*EXP(-(([.A176]-[.$E$1])^2)/[.$E$2]^2)" office:value-type="float" office:value="0.372865120040606" calcext:value-type="float">
            <text:p>0.37286512004060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249999999999965" calcext:value-type="float">
            <text:p>-0.249999999999965</text:p>
          </table:table-cell>
          <table:table-cell table:style-name="ce20" table:formula="of:=(1/((2*PI())^(1/2)*[.$E$2]))*EXP(-(([.A177]-[.$E$1])^2)/[.$E$2]^2)" office:value-type="float" office:value="0.374771589517709" calcext:value-type="float">
            <text:p>0.37477158951770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239999999999965" calcext:value-type="float">
            <text:p>-0.239999999999965</text:p>
          </table:table-cell>
          <table:table-cell table:style-name="ce20" table:formula="of:=(1/((2*PI())^(1/2)*[.$E$2]))*EXP(-(([.A178]-[.$E$1])^2)/[.$E$2]^2)" office:value-type="float" office:value="0.376612476796872" calcext:value-type="float">
            <text:p>0.37661247679687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229999999999965" calcext:value-type="float">
            <text:p>-0.229999999999965</text:p>
          </table:table-cell>
          <table:table-cell table:style-name="ce20" table:formula="of:=(1/((2*PI())^(1/2)*[.$E$2]))*EXP(-(([.A179]-[.$E$1])^2)/[.$E$2]^2)" office:value-type="float" office:value="0.378386721647127" calcext:value-type="float">
            <text:p>0.37838672164712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219999999999964" calcext:value-type="float">
            <text:p>-0.219999999999964</text:p>
          </table:table-cell>
          <table:table-cell table:style-name="ce20" table:formula="of:=(1/((2*PI())^(1/2)*[.$E$2]))*EXP(-(([.A180]-[.$E$1])^2)/[.$E$2]^2)" office:value-type="float" office:value="0.380093298813315" calcext:value-type="float">
            <text:p>0.38009329881331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209999999999964" calcext:value-type="float">
            <text:p>-0.209999999999964</text:p>
          </table:table-cell>
          <table:table-cell table:style-name="ce20" table:formula="of:=(1/((2*PI())^(1/2)*[.$E$2]))*EXP(-(([.A181]-[.$E$1])^2)/[.$E$2]^2)" office:value-type="float" office:value="0.381731219002859" calcext:value-type="float">
            <text:p>0.38173121900285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199999999999964" calcext:value-type="float">
            <text:p>-0.199999999999964</text:p>
          </table:table-cell>
          <table:table-cell table:style-name="ce20" table:formula="of:=(1/((2*PI())^(1/2)*[.$E$2]))*EXP(-(([.A182]-[.$E$1])^2)/[.$E$2]^2)" office:value-type="float" office:value="0.383299529841047" calcext:value-type="float">
            <text:p>0.38329952984104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189999999999964" calcext:value-type="float">
            <text:p>-0.189999999999964</text:p>
          </table:table-cell>
          <table:table-cell table:style-name="ce20" table:formula="of:=(1/((2*PI())^(1/2)*[.$E$2]))*EXP(-(([.A183]-[.$E$1])^2)/[.$E$2]^2)" office:value-type="float" office:value="0.38479731679354" calcext:value-type="float">
            <text:p>0.3847973167935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179999999999964" calcext:value-type="float">
            <text:p>-0.179999999999964</text:p>
          </table:table-cell>
          <table:table-cell table:style-name="ce20" table:formula="of:=(1/((2*PI())^(1/2)*[.$E$2]))*EXP(-(([.A184]-[.$E$1])^2)/[.$E$2]^2)" office:value-type="float" office:value="0.386223704054839" calcext:value-type="float">
            <text:p>0.38622370405483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169999999999963" calcext:value-type="float">
            <text:p>-0.169999999999963</text:p>
          </table:table-cell>
          <table:table-cell table:style-name="ce20" table:formula="of:=(1/((2*PI())^(1/2)*[.$E$2]))*EXP(-(([.A185]-[.$E$1])^2)/[.$E$2]^2)" office:value-type="float" office:value="0.387577855401525" calcext:value-type="float">
            <text:p>0.38757785540152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159999999999963" calcext:value-type="float">
            <text:p>-0.159999999999963</text:p>
          </table:table-cell>
          <table:table-cell table:style-name="ce20" table:formula="of:=(1/((2*PI())^(1/2)*[.$E$2]))*EXP(-(([.A186]-[.$E$1])^2)/[.$E$2]^2)" office:value-type="float" office:value="0.388858975009086" calcext:value-type="float">
            <text:p>0.38885897500908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149999999999963" calcext:value-type="float">
            <text:p>-0.149999999999963</text:p>
          </table:table-cell>
          <table:table-cell table:style-name="ce20" table:formula="of:=(1/((2*PI())^(1/2)*[.$E$2]))*EXP(-(([.A187]-[.$E$1])^2)/[.$E$2]^2)" office:value-type="float" office:value="0.390066308231236" calcext:value-type="float">
            <text:p>0.39006630823123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139999999999963" calcext:value-type="float">
            <text:p>-0.139999999999963</text:p>
          </table:table-cell>
          <table:table-cell table:style-name="ce20" table:formula="of:=(1/((2*PI())^(1/2)*[.$E$2]))*EXP(-(([.A188]-[.$E$1])^2)/[.$E$2]^2)" office:value-type="float" office:value="0.391199142340637" calcext:value-type="float">
            <text:p>0.39119914234063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129999999999963" calcext:value-type="float">
            <text:p>-0.129999999999963</text:p>
          </table:table-cell>
          <table:table-cell table:style-name="ce20" table:formula="of:=(1/((2*PI())^(1/2)*[.$E$2]))*EXP(-(([.A189]-[.$E$1])^2)/[.$E$2]^2)" office:value-type="float" office:value="0.392256807230026" calcext:value-type="float">
            <text:p>0.39225680723002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119999999999962" calcext:value-type="float">
            <text:p>-0.119999999999962</text:p>
          </table:table-cell>
          <table:table-cell table:style-name="ce20" table:formula="of:=(1/((2*PI())^(1/2)*[.$E$2]))*EXP(-(([.A190]-[.$E$1])^2)/[.$E$2]^2)" office:value-type="float" office:value="0.393238676072764" calcext:value-type="float">
            <text:p>0.39323867607276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109999999999962" calcext:value-type="float">
            <text:p>-0.109999999999962</text:p>
          </table:table-cell>
          <table:table-cell table:style-name="ce20" table:formula="of:=(1/((2*PI())^(1/2)*[.$E$2]))*EXP(-(([.A191]-[.$E$1])^2)/[.$E$2]^2)" office:value-type="float" office:value="0.394144165941911" calcext:value-type="float">
            <text:p>0.39414416594191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0999999999999621" calcext:value-type="float">
            <text:p>-0.099999999999962</text:p>
          </table:table-cell>
          <table:table-cell table:style-name="ce20" table:formula="of:=(1/((2*PI())^(1/2)*[.$E$2]))*EXP(-(([.A192]-[.$E$1])^2)/[.$E$2]^2)" office:value-type="float" office:value="0.394972738386955" calcext:value-type="float">
            <text:p>0.39497273838695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0899999999999619" calcext:value-type="float">
            <text:p>-0.089999999999962</text:p>
          </table:table-cell>
          <table:table-cell table:style-name="ce20" table:formula="of:=(1/((2*PI())^(1/2)*[.$E$2]))*EXP(-(([.A193]-[.$E$1])^2)/[.$E$2]^2)" office:value-type="float" office:value="0.395723899967417" calcext:value-type="float">
            <text:p>0.39572389996741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0799999999999617" calcext:value-type="float">
            <text:p>-0.079999999999962</text:p>
          </table:table-cell>
          <table:table-cell table:style-name="ce20" table:formula="of:=(1/((2*PI())^(1/2)*[.$E$2]))*EXP(-(([.A194]-[.$E$1])^2)/[.$E$2]^2)" office:value-type="float" office:value="0.396397202742567" calcext:value-type="float">
            <text:p>0.39639720274256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0699999999999614" calcext:value-type="float">
            <text:p>-0.069999999999961</text:p>
          </table:table-cell>
          <table:table-cell table:style-name="ce20" table:formula="of:=(1/((2*PI())^(1/2)*[.$E$2]))*EXP(-(([.A195]-[.$E$1])^2)/[.$E$2]^2)" office:value-type="float" office:value="0.396992244716591" calcext:value-type="float">
            <text:p>0.39699224471659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0599999999999612" calcext:value-type="float">
            <text:p>-0.059999999999961</text:p>
          </table:table-cell>
          <table:table-cell table:style-name="ce20" table:formula="of:=(1/((2*PI())^(1/2)*[.$E$2]))*EXP(-(([.A196]-[.$E$1])^2)/[.$E$2]^2)" office:value-type="float" office:value="0.397508670238581" calcext:value-type="float">
            <text:p>0.39750867023858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049999999999961" calcext:value-type="float">
            <text:p>-0.049999999999961</text:p>
          </table:table-cell>
          <table:table-cell table:style-name="ce20" table:formula="of:=(1/((2*PI())^(1/2)*[.$E$2]))*EXP(-(([.A197]-[.$E$1])^2)/[.$E$2]^2)" office:value-type="float" office:value="0.397946170356794" calcext:value-type="float">
            <text:p>0.39794617035679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039999999999961" calcext:value-type="float">
            <text:p>-0.039999999999961</text:p>
          </table:table-cell>
          <table:table-cell table:style-name="ce20" table:formula="of:=(1/((2*PI())^(1/2)*[.$E$2]))*EXP(-(([.A198]-[.$E$1])^2)/[.$E$2]^2)" office:value-type="float" office:value="0.398304483126675" calcext:value-type="float">
            <text:p>0.39830448312667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0299999999999607" calcext:value-type="float">
            <text:p>-0.029999999999961</text:p>
          </table:table-cell>
          <table:table-cell table:style-name="ce20" table:formula="of:=(1/((2*PI())^(1/2)*[.$E$2]))*EXP(-(([.A199]-[.$E$1])^2)/[.$E$2]^2)" office:value-type="float" office:value="0.398583393872235" calcext:value-type="float">
            <text:p>0.39858339387223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0199999999999605" calcext:value-type="float">
            <text:p>-0.019999999999961</text:p>
          </table:table-cell>
          <table:table-cell table:style-name="ce20" table:formula="of:=(1/((2*PI())^(1/2)*[.$E$2]))*EXP(-(([.A200]-[.$E$1])^2)/[.$E$2]^2)" office:value-type="float" office:value="0.3987827354004" calcext:value-type="float">
            <text:p>0.398782735400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-0.00999999999996026" calcext:value-type="float">
            <text:p>-0.00999999999996</text:p>
          </table:table-cell>
          <table:table-cell table:style-name="ce20" table:formula="of:=(1/((2*PI())^(1/2)*[.$E$2]))*EXP(-(([.A201]-[.$E$1])^2)/[.$E$2]^2)" office:value-type="float" office:value="0.398902388168038" calcext:value-type="float">
            <text:p>0.39890238816803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0000000000000399680288865056" calcext:value-type="float">
            <text:p>3.99680288865056E-14</text:p>
          </table:table-cell>
          <table:table-cell table:style-name="ce20" table:formula="of:=(1/((2*PI())^(1/2)*[.$E$2]))*EXP(-(([.A202]-[.$E$1])^2)/[.$E$2]^2)" office:value-type="float" office:value="0.398942280401433" calcext:value-type="float">
            <text:p>0.39894228040143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0100000000000402" calcext:value-type="float">
            <text:p>0.01000000000004</text:p>
          </table:table-cell>
          <table:table-cell table:style-name="ce20" table:formula="of:=(1/((2*PI())^(1/2)*[.$E$2]))*EXP(-(([.A203]-[.$E$1])^2)/[.$E$2]^2)" office:value-type="float" office:value="0.398902388168037" calcext:value-type="float">
            <text:p>0.39890238816803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0200000000000404" calcext:value-type="float">
            <text:p>0.02000000000004</text:p>
          </table:table-cell>
          <table:table-cell table:style-name="ce20" table:formula="of:=(1/((2*PI())^(1/2)*[.$E$2]))*EXP(-(([.A204]-[.$E$1])^2)/[.$E$2]^2)" office:value-type="float" office:value="0.398782735400399" calcext:value-type="float">
            <text:p>0.39878273540039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0300000000000407" calcext:value-type="float">
            <text:p>0.030000000000041</text:p>
          </table:table-cell>
          <table:table-cell table:style-name="ce20" table:formula="of:=(1/((2*PI())^(1/2)*[.$E$2]))*EXP(-(([.A205]-[.$E$1])^2)/[.$E$2]^2)" office:value-type="float" office:value="0.398583393872233" calcext:value-type="float">
            <text:p>0.39858339387223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0400000000000409" calcext:value-type="float">
            <text:p>0.040000000000041</text:p>
          </table:table-cell>
          <table:table-cell table:style-name="ce20" table:formula="of:=(1/((2*PI())^(1/2)*[.$E$2]))*EXP(-(([.A206]-[.$E$1])^2)/[.$E$2]^2)" office:value-type="float" office:value="0.398304483126672" calcext:value-type="float">
            <text:p>0.39830448312667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0500000000000411" calcext:value-type="float">
            <text:p>0.050000000000041</text:p>
          </table:table-cell>
          <table:table-cell table:style-name="ce20" table:formula="of:=(1/((2*PI())^(1/2)*[.$E$2]))*EXP(-(([.A207]-[.$E$1])^2)/[.$E$2]^2)" office:value-type="float" office:value="0.39794617035679" calcext:value-type="float">
            <text:p>0.3979461703567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0600000000000414" calcext:value-type="float">
            <text:p>0.060000000000041</text:p>
          </table:table-cell>
          <table:table-cell table:style-name="ce20" table:formula="of:=(1/((2*PI())^(1/2)*[.$E$2]))*EXP(-(([.A208]-[.$E$1])^2)/[.$E$2]^2)" office:value-type="float" office:value="0.397508670238577" calcext:value-type="float">
            <text:p>0.39750867023857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0700000000000411" calcext:value-type="float">
            <text:p>0.070000000000041</text:p>
          </table:table-cell>
          <table:table-cell table:style-name="ce20" table:formula="of:=(1/((2*PI())^(1/2)*[.$E$2]))*EXP(-(([.A209]-[.$E$1])^2)/[.$E$2]^2)" office:value-type="float" office:value="0.396992244716586" calcext:value-type="float">
            <text:p>0.39699224471658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0800000000000414" calcext:value-type="float">
            <text:p>0.080000000000041</text:p>
          </table:table-cell>
          <table:table-cell table:style-name="ce20" table:formula="of:=(1/((2*PI())^(1/2)*[.$E$2]))*EXP(-(([.A210]-[.$E$1])^2)/[.$E$2]^2)" office:value-type="float" office:value="0.396397202742562" calcext:value-type="float">
            <text:p>0.39639720274256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0900000000000416" calcext:value-type="float">
            <text:p>0.090000000000042</text:p>
          </table:table-cell>
          <table:table-cell table:style-name="ce20" table:formula="of:=(1/((2*PI())^(1/2)*[.$E$2]))*EXP(-(([.A211]-[.$E$1])^2)/[.$E$2]^2)" office:value-type="float" office:value="0.395723899967412" calcext:value-type="float">
            <text:p>0.39572389996741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100000000000042" calcext:value-type="float">
            <text:p>0.100000000000042</text:p>
          </table:table-cell>
          <table:table-cell table:style-name="ce20" table:formula="of:=(1/((2*PI())^(1/2)*[.$E$2]))*EXP(-(([.A212]-[.$E$1])^2)/[.$E$2]^2)" office:value-type="float" office:value="0.394972738386949" calcext:value-type="float">
            <text:p>0.39497273838694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110000000000042" calcext:value-type="float">
            <text:p>0.110000000000042</text:p>
          </table:table-cell>
          <table:table-cell table:style-name="ce20" table:formula="of:=(1/((2*PI())^(1/2)*[.$E$2]))*EXP(-(([.A213]-[.$E$1])^2)/[.$E$2]^2)" office:value-type="float" office:value="0.394144165941904" calcext:value-type="float">
            <text:p>0.39414416594190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120000000000042" calcext:value-type="float">
            <text:p>0.120000000000042</text:p>
          </table:table-cell>
          <table:table-cell table:style-name="ce20" table:formula="of:=(1/((2*PI())^(1/2)*[.$E$2]))*EXP(-(([.A214]-[.$E$1])^2)/[.$E$2]^2)" office:value-type="float" office:value="0.393238676072757" calcext:value-type="float">
            <text:p>0.39323867607275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130000000000043" calcext:value-type="float">
            <text:p>0.130000000000043</text:p>
          </table:table-cell>
          <table:table-cell table:style-name="ce20" table:formula="of:=(1/((2*PI())^(1/2)*[.$E$2]))*EXP(-(([.A215]-[.$E$1])^2)/[.$E$2]^2)" office:value-type="float" office:value="0.392256807230018" calcext:value-type="float">
            <text:p>0.39225680723001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140000000000043" calcext:value-type="float">
            <text:p>0.140000000000043</text:p>
          </table:table-cell>
          <table:table-cell table:style-name="ce20" table:formula="of:=(1/((2*PI())^(1/2)*[.$E$2]))*EXP(-(([.A216]-[.$E$1])^2)/[.$E$2]^2)" office:value-type="float" office:value="0.391199142340628" calcext:value-type="float">
            <text:p>0.39119914234062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150000000000043" calcext:value-type="float">
            <text:p>0.150000000000043</text:p>
          </table:table-cell>
          <table:table-cell table:style-name="ce20" table:formula="of:=(1/((2*PI())^(1/2)*[.$E$2]))*EXP(-(([.A217]-[.$E$1])^2)/[.$E$2]^2)" office:value-type="float" office:value="0.390066308231227" calcext:value-type="float">
            <text:p>0.39006630823122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160000000000043" calcext:value-type="float">
            <text:p>0.160000000000043</text:p>
          </table:table-cell>
          <table:table-cell table:style-name="ce20" table:formula="of:=(1/((2*PI())^(1/2)*[.$E$2]))*EXP(-(([.A218]-[.$E$1])^2)/[.$E$2]^2)" office:value-type="float" office:value="0.388858975009076" calcext:value-type="float">
            <text:p>0.38885897500907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170000000000043" calcext:value-type="float">
            <text:p>0.170000000000043</text:p>
          </table:table-cell>
          <table:table-cell table:style-name="ce20" table:formula="of:=(1/((2*PI())^(1/2)*[.$E$2]))*EXP(-(([.A219]-[.$E$1])^2)/[.$E$2]^2)" office:value-type="float" office:value="0.387577855401514" calcext:value-type="float">
            <text:p>0.38757785540151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180000000000044" calcext:value-type="float">
            <text:p>0.180000000000044</text:p>
          </table:table-cell>
          <table:table-cell table:style-name="ce20" table:formula="of:=(1/((2*PI())^(1/2)*[.$E$2]))*EXP(-(([.A220]-[.$E$1])^2)/[.$E$2]^2)" office:value-type="float" office:value="0.386223704054828" calcext:value-type="float">
            <text:p>0.38622370405482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190000000000044" calcext:value-type="float">
            <text:p>0.190000000000044</text:p>
          </table:table-cell>
          <table:table-cell table:style-name="ce20" table:formula="of:=(1/((2*PI())^(1/2)*[.$E$2]))*EXP(-(([.A221]-[.$E$1])^2)/[.$E$2]^2)" office:value-type="float" office:value="0.384797316793528" calcext:value-type="float">
            <text:p>0.38479731679352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200000000000044" calcext:value-type="float">
            <text:p>0.200000000000044</text:p>
          </table:table-cell>
          <table:table-cell table:style-name="ce20" table:formula="of:=(1/((2*PI())^(1/2)*[.$E$2]))*EXP(-(([.A222]-[.$E$1])^2)/[.$E$2]^2)" office:value-type="float" office:value="0.383299529841035" calcext:value-type="float">
            <text:p>0.38329952984103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210000000000044" calcext:value-type="float">
            <text:p>0.210000000000044</text:p>
          </table:table-cell>
          <table:table-cell table:style-name="ce20" table:formula="of:=(1/((2*PI())^(1/2)*[.$E$2]))*EXP(-(([.A223]-[.$E$1])^2)/[.$E$2]^2)" office:value-type="float" office:value="0.381731219002846" calcext:value-type="float">
            <text:p>0.38173121900284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220000000000044" calcext:value-type="float">
            <text:p>0.220000000000044</text:p>
          </table:table-cell>
          <table:table-cell table:style-name="ce20" table:formula="of:=(1/((2*PI())^(1/2)*[.$E$2]))*EXP(-(([.A224]-[.$E$1])^2)/[.$E$2]^2)" office:value-type="float" office:value="0.380093298813302" calcext:value-type="float">
            <text:p>0.38009329881330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230000000000044" calcext:value-type="float">
            <text:p>0.230000000000044</text:p>
          </table:table-cell>
          <table:table-cell table:style-name="ce20" table:formula="of:=(1/((2*PI())^(1/2)*[.$E$2]))*EXP(-(([.A225]-[.$E$1])^2)/[.$E$2]^2)" office:value-type="float" office:value="0.378386721647114" calcext:value-type="float">
            <text:p>0.37838672164711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240000000000045" calcext:value-type="float">
            <text:p>0.240000000000045</text:p>
          </table:table-cell>
          <table:table-cell table:style-name="ce20" table:formula="of:=(1/((2*PI())^(1/2)*[.$E$2]))*EXP(-(([.A226]-[.$E$1])^2)/[.$E$2]^2)" office:value-type="float" office:value="0.376612476796858" calcext:value-type="float">
            <text:p>0.37661247679685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250000000000045" calcext:value-type="float">
            <text:p>0.250000000000045</text:p>
          </table:table-cell>
          <table:table-cell table:style-name="ce20" table:formula="of:=(1/((2*PI())^(1/2)*[.$E$2]))*EXP(-(([.A227]-[.$E$1])^2)/[.$E$2]^2)" office:value-type="float" office:value="0.374771589517694" calcext:value-type="float">
            <text:p>0.37477158951769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260000000000045" calcext:value-type="float">
            <text:p>0.260000000000045</text:p>
          </table:table-cell>
          <table:table-cell table:style-name="ce20" table:formula="of:=(1/((2*PI())^(1/2)*[.$E$2]))*EXP(-(([.A228]-[.$E$1])^2)/[.$E$2]^2)" office:value-type="float" office:value="0.372865120040591" calcext:value-type="float">
            <text:p>0.37286512004059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270000000000045" calcext:value-type="float">
            <text:p>0.270000000000045</text:p>
          </table:table-cell>
          <table:table-cell table:style-name="ce20" table:formula="of:=(1/((2*PI())^(1/2)*[.$E$2]))*EXP(-(([.A229]-[.$E$1])^2)/[.$E$2]^2)" office:value-type="float" office:value="0.370894162555392" calcext:value-type="float">
            <text:p>0.37089416255539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280000000000046" calcext:value-type="float">
            <text:p>0.280000000000046</text:p>
          </table:table-cell>
          <table:table-cell table:style-name="ce20" table:formula="of:=(1/((2*PI())^(1/2)*[.$E$2]))*EXP(-(([.A230]-[.$E$1])^2)/[.$E$2]^2)" office:value-type="float" office:value="0.368859844165085" calcext:value-type="float">
            <text:p>0.36885984416508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290000000000046" calcext:value-type="float">
            <text:p>0.290000000000046</text:p>
          </table:table-cell>
          <table:table-cell table:style-name="ce20" table:formula="of:=(1/((2*PI())^(1/2)*[.$E$2]))*EXP(-(([.A231]-[.$E$1])^2)/[.$E$2]^2)" office:value-type="float" office:value="0.366763323812674" calcext:value-type="float">
            <text:p>0.36676332381267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300000000000046" calcext:value-type="float">
            <text:p>0.300000000000046</text:p>
          </table:table-cell>
          <table:table-cell table:style-name="ce20" table:formula="of:=(1/((2*PI())^(1/2)*[.$E$2]))*EXP(-(([.A232]-[.$E$1])^2)/[.$E$2]^2)" office:value-type="float" office:value="0.364605791182078" calcext:value-type="float">
            <text:p>0.36460579118207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310000000000046" calcext:value-type="float">
            <text:p>0.310000000000046</text:p>
          </table:table-cell>
          <table:table-cell table:style-name="ce20" table:formula="of:=(1/((2*PI())^(1/2)*[.$E$2]))*EXP(-(([.A233]-[.$E$1])^2)/[.$E$2]^2)" office:value-type="float" office:value="0.362388465574523" calcext:value-type="float">
            <text:p>0.36238846557452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320000000000047" calcext:value-type="float">
            <text:p>0.320000000000047</text:p>
          </table:table-cell>
          <table:table-cell table:style-name="ce20" table:formula="of:=(1/((2*PI())^(1/2)*[.$E$2]))*EXP(-(([.A234]-[.$E$1])^2)/[.$E$2]^2)" office:value-type="float" office:value="0.3601125947619" calcext:value-type="float">
            <text:p>0.360112594761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330000000000047" calcext:value-type="float">
            <text:p>0.330000000000047</text:p>
          </table:table-cell>
          <table:table-cell table:style-name="ce20" table:formula="of:=(1/((2*PI())^(1/2)*[.$E$2]))*EXP(-(([.A235]-[.$E$1])^2)/[.$E$2]^2)" office:value-type="float" office:value="0.357779453818608" calcext:value-type="float">
            <text:p>0.35777945381860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340000000000047" calcext:value-type="float">
            <text:p>0.340000000000047</text:p>
          </table:table-cell>
          <table:table-cell table:style-name="ce20" table:formula="of:=(1/((2*PI())^(1/2)*[.$E$2]))*EXP(-(([.A236]-[.$E$1])^2)/[.$E$2]^2)" office:value-type="float" office:value="0.355390343933394" calcext:value-type="float">
            <text:p>0.35539034393339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350000000000047" calcext:value-type="float">
            <text:p>0.350000000000047</text:p>
          </table:table-cell>
          <table:table-cell table:style-name="ce20" table:formula="of:=(1/((2*PI())^(1/2)*[.$E$2]))*EXP(-(([.A237]-[.$E$1])^2)/[.$E$2]^2)" office:value-type="float" office:value="0.352946591202755" calcext:value-type="float">
            <text:p>0.35294659120275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360000000000047" calcext:value-type="float">
            <text:p>0.360000000000047</text:p>
          </table:table-cell>
          <table:table-cell table:style-name="ce20" table:formula="of:=(1/((2*PI())^(1/2)*[.$E$2]))*EXP(-(([.A238]-[.$E$1])^2)/[.$E$2]^2)" office:value-type="float" office:value="0.350449545407453" calcext:value-type="float">
            <text:p>0.35044954540745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370000000000047" calcext:value-type="float">
            <text:p>0.370000000000047</text:p>
          </table:table-cell>
          <table:table-cell table:style-name="ce20" table:formula="of:=(1/((2*PI())^(1/2)*[.$E$2]))*EXP(-(([.A239]-[.$E$1])^2)/[.$E$2]^2)" office:value-type="float" office:value="0.347900578773717" calcext:value-type="float">
            <text:p>0.34790057877371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380000000000047" calcext:value-type="float">
            <text:p>0.380000000000047</text:p>
          </table:table-cell>
          <table:table-cell table:style-name="ce20" table:formula="of:=(1/((2*PI())^(1/2)*[.$E$2]))*EXP(-(([.A240]-[.$E$1])^2)/[.$E$2]^2)" office:value-type="float" office:value="0.345301084720729" calcext:value-type="float">
            <text:p>0.34530108472072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390000000000048" calcext:value-type="float">
            <text:p>0.390000000000048</text:p>
          </table:table-cell>
          <table:table-cell table:style-name="ce20" table:formula="of:=(1/((2*PI())^(1/2)*[.$E$2]))*EXP(-(([.A241]-[.$E$1])^2)/[.$E$2]^2)" office:value-type="float" office:value="0.342652476595978" calcext:value-type="float">
            <text:p>0.34265247659597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400000000000048" calcext:value-type="float">
            <text:p>0.400000000000048</text:p>
          </table:table-cell>
          <table:table-cell table:style-name="ce20" table:formula="of:=(1/((2*PI())^(1/2)*[.$E$2]))*EXP(-(([.A242]-[.$E$1])^2)/[.$E$2]^2)" office:value-type="float" office:value="0.339956186400084" calcext:value-type="float">
            <text:p>0.33995618640008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410000000000048" calcext:value-type="float">
            <text:p>0.410000000000048</text:p>
          </table:table-cell>
          <table:table-cell table:style-name="ce20" table:formula="of:=(1/((2*PI())^(1/2)*[.$E$2]))*EXP(-(([.A243]-[.$E$1])^2)/[.$E$2]^2)" office:value-type="float" office:value="0.337213663502705" calcext:value-type="float">
            <text:p>0.33721366350270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420000000000048" calcext:value-type="float">
            <text:p>0.420000000000048</text:p>
          </table:table-cell>
          <table:table-cell table:style-name="ce20" table:formula="of:=(1/((2*PI())^(1/2)*[.$E$2]))*EXP(-(([.A244]-[.$E$1])^2)/[.$E$2]^2)" office:value-type="float" office:value="0.334426373351112" calcext:value-type="float">
            <text:p>0.33442637335111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430000000000049" calcext:value-type="float">
            <text:p>0.430000000000049</text:p>
          </table:table-cell>
          <table:table-cell table:style-name="ce20" table:formula="of:=(1/((2*PI())^(1/2)*[.$E$2]))*EXP(-(([.A245]-[.$E$1])^2)/[.$E$2]^2)" office:value-type="float" office:value="0.331595796173046" calcext:value-type="float">
            <text:p>0.33159579617304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440000000000049" calcext:value-type="float">
            <text:p>0.440000000000049</text:p>
          </table:table-cell>
          <table:table-cell table:style-name="ce20" table:formula="of:=(1/((2*PI())^(1/2)*[.$E$2]))*EXP(-(([.A246]-[.$E$1])^2)/[.$E$2]^2)" office:value-type="float" office:value="0.328723425675459" calcext:value-type="float">
            <text:p>0.32872342567545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450000000000049" calcext:value-type="float">
            <text:p>0.450000000000049</text:p>
          </table:table-cell>
          <table:table-cell table:style-name="ce20" table:formula="of:=(1/((2*PI())^(1/2)*[.$E$2]))*EXP(-(([.A247]-[.$E$1])^2)/[.$E$2]^2)" office:value-type="float" office:value="0.325810767740701" calcext:value-type="float">
            <text:p>0.32581076774070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460000000000049" calcext:value-type="float">
            <text:p>0.460000000000049</text:p>
          </table:table-cell>
          <table:table-cell table:style-name="ce20" table:formula="of:=(1/((2*PI())^(1/2)*[.$E$2]))*EXP(-(([.A248]-[.$E$1])^2)/[.$E$2]^2)" office:value-type="float" office:value="0.322859339121765" calcext:value-type="float">
            <text:p>0.32285933912176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47000000000005" calcext:value-type="float">
            <text:p>0.47000000000005</text:p>
          </table:table-cell>
          <table:table-cell table:style-name="ce20" table:formula="of:=(1/((2*PI())^(1/2)*[.$E$2]))*EXP(-(([.A249]-[.$E$1])^2)/[.$E$2]^2)" office:value-type="float" office:value="0.319870666138136" calcext:value-type="float">
            <text:p>0.31987066613813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48000000000005" calcext:value-type="float">
            <text:p>0.48000000000005</text:p>
          </table:table-cell>
          <table:table-cell table:style-name="ce20" table:formula="of:=(1/((2*PI())^(1/2)*[.$E$2]))*EXP(-(([.A250]-[.$E$1])^2)/[.$E$2]^2)" office:value-type="float" office:value="0.316846283373798" calcext:value-type="float">
            <text:p>0.31684628337379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49000000000005" calcext:value-type="float">
            <text:p>0.49000000000005</text:p>
          </table:table-cell>
          <table:table-cell table:style-name="ce20" table:formula="of:=(1/((2*PI())^(1/2)*[.$E$2]))*EXP(-(([.A251]-[.$E$1])^2)/[.$E$2]^2)" office:value-type="float" office:value="0.313787732378948" calcext:value-type="float">
            <text:p>0.31378773237894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50000000000005" calcext:value-type="float">
            <text:p>0.50000000000005</text:p>
          </table:table-cell>
          <table:table-cell table:style-name="ce20" table:formula="of:=(1/((2*PI())^(1/2)*[.$E$2]))*EXP(-(([.A252]-[.$E$1])^2)/[.$E$2]^2)" office:value-type="float" office:value="0.310696560376912" calcext:value-type="float">
            <text:p>0.31069656037691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51000000000005" calcext:value-type="float">
            <text:p>0.51000000000005</text:p>
          </table:table-cell>
          <table:table-cell table:style-name="ce20" table:formula="of:=(1/((2*PI())^(1/2)*[.$E$2]))*EXP(-(([.A253]-[.$E$1])^2)/[.$E$2]^2)" office:value-type="float" office:value="0.307574318977779" calcext:value-type="float">
            <text:p>0.30757431897777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52000000000005" calcext:value-type="float">
            <text:p>0.52000000000005</text:p>
          </table:table-cell>
          <table:table-cell table:style-name="ce20" table:formula="of:=(1/((2*PI())^(1/2)*[.$E$2]))*EXP(-(([.A254]-[.$E$1])^2)/[.$E$2]^2)" office:value-type="float" office:value="0.304422562900208" calcext:value-type="float">
            <text:p>0.30442256290020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53000000000005" calcext:value-type="float">
            <text:p>0.53000000000005</text:p>
          </table:table-cell>
          <table:table-cell table:style-name="ce20" table:formula="of:=(1/((2*PI())^(1/2)*[.$E$2]))*EXP(-(([.A255]-[.$E$1])^2)/[.$E$2]^2)" office:value-type="float" office:value="0.301242848702862" calcext:value-type="float">
            <text:p>0.30124284870286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540000000000051" calcext:value-type="float">
            <text:p>0.540000000000051</text:p>
          </table:table-cell>
          <table:table-cell table:style-name="ce20" table:formula="of:=(1/((2*PI())^(1/2)*[.$E$2]))*EXP(-(([.A256]-[.$E$1])^2)/[.$E$2]^2)" office:value-type="float" office:value="0.298036733526885" calcext:value-type="float">
            <text:p>0.29803673352688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550000000000051" calcext:value-type="float">
            <text:p>0.550000000000051</text:p>
          </table:table-cell>
          <table:table-cell table:style-name="ce20" table:formula="of:=(1/((2*PI())^(1/2)*[.$E$2]))*EXP(-(([.A257]-[.$E$1])^2)/[.$E$2]^2)" office:value-type="float" office:value="0.294805773850806" calcext:value-type="float">
            <text:p>0.29480577385080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560000000000051" calcext:value-type="float">
            <text:p>0.560000000000051</text:p>
          </table:table-cell>
          <table:table-cell table:style-name="ce20" table:formula="of:=(1/((2*PI())^(1/2)*[.$E$2]))*EXP(-(([.A258]-[.$E$1])^2)/[.$E$2]^2)" office:value-type="float" office:value="0.291551524259234" calcext:value-type="float">
            <text:p>0.29155152425923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570000000000051" calcext:value-type="float">
            <text:p>0.570000000000051</text:p>
          </table:table-cell>
          <table:table-cell table:style-name="ce20" table:formula="of:=(1/((2*PI())^(1/2)*[.$E$2]))*EXP(-(([.A259]-[.$E$1])^2)/[.$E$2]^2)" office:value-type="float" office:value="0.288275536226657" calcext:value-type="float">
            <text:p>0.28827553622665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580000000000052" calcext:value-type="float">
            <text:p>0.580000000000052</text:p>
          </table:table-cell>
          <table:table-cell table:style-name="ce20" table:formula="of:=(1/((2*PI())^(1/2)*[.$E$2]))*EXP(-(([.A260]-[.$E$1])^2)/[.$E$2]^2)" office:value-type="float" office:value="0.284979356917639" calcext:value-type="float">
            <text:p>0.28497935691763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590000000000052" calcext:value-type="float">
            <text:p>0.590000000000052</text:p>
          </table:table-cell>
          <table:table-cell table:style-name="ce20" table:formula="of:=(1/((2*PI())^(1/2)*[.$E$2]))*EXP(-(([.A261]-[.$E$1])^2)/[.$E$2]^2)" office:value-type="float" office:value="0.281664528004668" calcext:value-type="float">
            <text:p>0.28166452800466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600000000000052" calcext:value-type="float">
            <text:p>0.600000000000052</text:p>
          </table:table-cell>
          <table:table-cell table:style-name="ce20" table:formula="of:=(1/((2*PI())^(1/2)*[.$E$2]))*EXP(-(([.A262]-[.$E$1])^2)/[.$E$2]^2)" office:value-type="float" office:value="0.278332584504853" calcext:value-type="float">
            <text:p>0.27833258450485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610000000000052" calcext:value-type="float">
            <text:p>0.610000000000052</text:p>
          </table:table-cell>
          <table:table-cell table:style-name="ce20" table:formula="of:=(1/((2*PI())^(1/2)*[.$E$2]))*EXP(-(([.A263]-[.$E$1])^2)/[.$E$2]^2)" office:value-type="float" office:value="0.274985053636663" calcext:value-type="float">
            <text:p>0.27498505363666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620000000000053" calcext:value-type="float">
            <text:p>0.620000000000053</text:p>
          </table:table-cell>
          <table:table-cell table:style-name="ce20" table:formula="of:=(1/((2*PI())^(1/2)*[.$E$2]))*EXP(-(([.A264]-[.$E$1])^2)/[.$E$2]^2)" office:value-type="float" office:value="0.27162345369782" calcext:value-type="float">
            <text:p>0.2716234536978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630000000000053" calcext:value-type="float">
            <text:p>0.630000000000053</text:p>
          </table:table-cell>
          <table:table-cell table:style-name="ce20" table:formula="of:=(1/((2*PI())^(1/2)*[.$E$2]))*EXP(-(([.A265]-[.$E$1])^2)/[.$E$2]^2)" office:value-type="float" office:value="0.268249292965444" calcext:value-type="float">
            <text:p>0.26824929296544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640000000000053" calcext:value-type="float">
            <text:p>0.640000000000053</text:p>
          </table:table-cell>
          <table:table-cell table:style-name="ce20" table:formula="of:=(1/((2*PI())^(1/2)*[.$E$2]))*EXP(-(([.A266]-[.$E$1])^2)/[.$E$2]^2)" office:value-type="float" office:value="0.264864068619494" calcext:value-type="float">
            <text:p>0.26486406861949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650000000000053" calcext:value-type="float">
            <text:p>0.650000000000053</text:p>
          </table:table-cell>
          <table:table-cell table:style-name="ce20" table:formula="of:=(1/((2*PI())^(1/2)*[.$E$2]))*EXP(-(([.A267]-[.$E$1])^2)/[.$E$2]^2)" office:value-type="float" office:value="0.261469265690493" calcext:value-type="float">
            <text:p>0.26146926569049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660000000000053" calcext:value-type="float">
            <text:p>0.660000000000053</text:p>
          </table:table-cell>
          <table:table-cell table:style-name="ce20" table:formula="of:=(1/((2*PI())^(1/2)*[.$E$2]))*EXP(-(([.A268]-[.$E$1])^2)/[.$E$2]^2)" office:value-type="float" office:value="0.258066356032512" calcext:value-type="float">
            <text:p>0.25806635603251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670000000000053" calcext:value-type="float">
            <text:p>0.670000000000053</text:p>
          </table:table-cell>
          <table:table-cell table:style-name="ce20" table:formula="of:=(1/((2*PI())^(1/2)*[.$E$2]))*EXP(-(([.A269]-[.$E$1])^2)/[.$E$2]^2)" office:value-type="float" office:value="0.254656797322291" calcext:value-type="float">
            <text:p>0.25465679732229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680000000000054" calcext:value-type="float">
            <text:p>0.680000000000054</text:p>
          </table:table-cell>
          <table:table-cell table:style-name="ce20" table:formula="of:=(1/((2*PI())^(1/2)*[.$E$2]))*EXP(-(([.A270]-[.$E$1])^2)/[.$E$2]^2)" office:value-type="float" office:value="0.251242032085378" calcext:value-type="float">
            <text:p>0.25124203208537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690000000000054" calcext:value-type="float">
            <text:p>0.690000000000054</text:p>
          </table:table-cell>
          <table:table-cell table:style-name="ce20" table:formula="of:=(1/((2*PI())^(1/2)*[.$E$2]))*EXP(-(([.A271]-[.$E$1])^2)/[.$E$2]^2)" office:value-type="float" office:value="0.247823486750085" calcext:value-type="float">
            <text:p>0.24782348675008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700000000000054" calcext:value-type="float">
            <text:p>0.700000000000054</text:p>
          </table:table-cell>
          <table:table-cell table:style-name="ce20" table:formula="of:=(1/((2*PI())^(1/2)*[.$E$2]))*EXP(-(([.A272]-[.$E$1])^2)/[.$E$2]^2)" office:value-type="float" office:value="0.244402570730019" calcext:value-type="float">
            <text:p>0.24440257073001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710000000000054" calcext:value-type="float">
            <text:p>0.710000000000054</text:p>
          </table:table-cell>
          <table:table-cell table:style-name="ce20" table:formula="of:=(1/((2*PI())^(1/2)*[.$E$2]))*EXP(-(([.A273]-[.$E$1])^2)/[.$E$2]^2)" office:value-type="float" office:value="0.240980675535905" calcext:value-type="float">
            <text:p>0.24098067553590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720000000000054" calcext:value-type="float">
            <text:p>0.720000000000054</text:p>
          </table:table-cell>
          <table:table-cell table:style-name="ce20" table:formula="of:=(1/((2*PI())^(1/2)*[.$E$2]))*EXP(-(([.A274]-[.$E$1])^2)/[.$E$2]^2)" office:value-type="float" office:value="0.237559173917354" calcext:value-type="float">
            <text:p>0.23755917391735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730000000000055" calcext:value-type="float">
            <text:p>0.730000000000055</text:p>
          </table:table-cell>
          <table:table-cell table:style-name="ce20" table:formula="of:=(1/((2*PI())^(1/2)*[.$E$2]))*EXP(-(([.A275]-[.$E$1])^2)/[.$E$2]^2)" office:value-type="float" office:value="0.234139419035193" calcext:value-type="float">
            <text:p>0.23413941903519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740000000000055" calcext:value-type="float">
            <text:p>0.740000000000055</text:p>
          </table:table-cell>
          <table:table-cell table:style-name="ce20" table:formula="of:=(1/((2*PI())^(1/2)*[.$E$2]))*EXP(-(([.A276]-[.$E$1])^2)/[.$E$2]^2)" office:value-type="float" office:value="0.230722743664907" calcext:value-type="float">
            <text:p>0.23072274366490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750000000000055" calcext:value-type="float">
            <text:p>0.750000000000055</text:p>
          </table:table-cell>
          <table:table-cell table:style-name="ce20" table:formula="of:=(1/((2*PI())^(1/2)*[.$E$2]))*EXP(-(([.A277]-[.$E$1])^2)/[.$E$2]^2)" office:value-type="float" office:value="0.227310459431705" calcext:value-type="float">
            <text:p>0.22731045943170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760000000000055" calcext:value-type="float">
            <text:p>0.760000000000055</text:p>
          </table:table-cell>
          <table:table-cell table:style-name="ce20" table:formula="of:=(1/((2*PI())^(1/2)*[.$E$2]))*EXP(-(([.A278]-[.$E$1])^2)/[.$E$2]^2)" office:value-type="float" office:value="0.223903856077666" calcext:value-type="float">
            <text:p>0.22390385607766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770000000000056" calcext:value-type="float">
            <text:p>0.770000000000056</text:p>
          </table:table-cell>
          <table:table-cell table:style-name="ce20" table:formula="of:=(1/((2*PI())^(1/2)*[.$E$2]))*EXP(-(([.A279]-[.$E$1])^2)/[.$E$2]^2)" office:value-type="float" office:value="0.220504200761364" calcext:value-type="float">
            <text:p>0.22050420076136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780000000000055" calcext:value-type="float">
            <text:p>0.780000000000055</text:p>
          </table:table-cell>
          <table:table-cell table:style-name="ce20" table:formula="of:=(1/((2*PI())^(1/2)*[.$E$2]))*EXP(-(([.A280]-[.$E$1])^2)/[.$E$2]^2)" office:value-type="float" office:value="0.21711273739034" calcext:value-type="float">
            <text:p>0.2171127373903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790000000000056" calcext:value-type="float">
            <text:p>0.790000000000056</text:p>
          </table:table-cell>
          <table:table-cell table:style-name="ce20" table:formula="of:=(1/((2*PI())^(1/2)*[.$E$2]))*EXP(-(([.A281]-[.$E$1])^2)/[.$E$2]^2)" office:value-type="float" office:value="0.213730685986698" calcext:value-type="float">
            <text:p>0.21373068598669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800000000000056" calcext:value-type="float">
            <text:p>0.800000000000056</text:p>
          </table:table-cell>
          <table:table-cell table:style-name="ce20" table:formula="of:=(1/((2*PI())^(1/2)*[.$E$2]))*EXP(-(([.A282]-[.$E$1])^2)/[.$E$2]^2)" office:value-type="float" office:value="0.210359242086114" calcext:value-type="float">
            <text:p>0.21035924208611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810000000000056" calcext:value-type="float">
            <text:p>0.810000000000056</text:p>
          </table:table-cell>
          <table:table-cell table:style-name="ce20" table:formula="of:=(1/((2*PI())^(1/2)*[.$E$2]))*EXP(-(([.A283]-[.$E$1])^2)/[.$E$2]^2)" office:value-type="float" office:value="0.206999576170419" calcext:value-type="float">
            <text:p>0.20699957617041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820000000000056" calcext:value-type="float">
            <text:p>0.820000000000056</text:p>
          </table:table-cell>
          <table:table-cell table:style-name="ce20" table:formula="of:=(1/((2*PI())^(1/2)*[.$E$2]))*EXP(-(([.A284]-[.$E$1])^2)/[.$E$2]^2)" office:value-type="float" office:value="0.20365283313394" calcext:value-type="float">
            <text:p>0.2036528331339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830000000000057" calcext:value-type="float">
            <text:p>0.830000000000057</text:p>
          </table:table-cell>
          <table:table-cell table:style-name="ce20" table:formula="of:=(1/((2*PI())^(1/2)*[.$E$2]))*EXP(-(([.A285]-[.$E$1])^2)/[.$E$2]^2)" office:value-type="float" office:value="0.200320131783688" calcext:value-type="float">
            <text:p>0.20032013178368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840000000000057" calcext:value-type="float">
            <text:p>0.840000000000057</text:p>
          </table:table-cell>
          <table:table-cell table:style-name="ce20" table:formula="of:=(1/((2*PI())^(1/2)*[.$E$2]))*EXP(-(([.A286]-[.$E$1])^2)/[.$E$2]^2)" office:value-type="float" office:value="0.197002564373448" calcext:value-type="float">
            <text:p>0.19700256437344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850000000000057" calcext:value-type="float">
            <text:p>0.850000000000057</text:p>
          </table:table-cell>
          <table:table-cell table:style-name="ce20" table:formula="of:=(1/((2*PI())^(1/2)*[.$E$2]))*EXP(-(([.A287]-[.$E$1])^2)/[.$E$2]^2)" office:value-type="float" office:value="0.193701196171781" calcext:value-type="float">
            <text:p>0.19370119617178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860000000000057" calcext:value-type="float">
            <text:p>0.860000000000057</text:p>
          </table:table-cell>
          <table:table-cell table:style-name="ce20" table:formula="of:=(1/((2*PI())^(1/2)*[.$E$2]))*EXP(-(([.A288]-[.$E$1])^2)/[.$E$2]^2)" office:value-type="float" office:value="0.190417065063891" calcext:value-type="float">
            <text:p>0.19041706506389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870000000000057" calcext:value-type="float">
            <text:p>0.870000000000057</text:p>
          </table:table-cell>
          <table:table-cell table:style-name="ce20" table:formula="of:=(1/((2*PI())^(1/2)*[.$E$2]))*EXP(-(([.A289]-[.$E$1])^2)/[.$E$2]^2)" office:value-type="float" office:value="0.187151181187277" calcext:value-type="float">
            <text:p>0.18715118118727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880000000000058" calcext:value-type="float">
            <text:p>0.880000000000058</text:p>
          </table:table-cell>
          <table:table-cell table:style-name="ce20" table:formula="of:=(1/((2*PI())^(1/2)*[.$E$2]))*EXP(-(([.A290]-[.$E$1])^2)/[.$E$2]^2)" office:value-type="float" office:value="0.183904526601036" calcext:value-type="float">
            <text:p>0.18390452660103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890000000000058" calcext:value-type="float">
            <text:p>0.890000000000058</text:p>
          </table:table-cell>
          <table:table-cell table:style-name="ce20" table:formula="of:=(1/((2*PI())^(1/2)*[.$E$2]))*EXP(-(([.A291]-[.$E$1])^2)/[.$E$2]^2)" office:value-type="float" office:value="0.180678054988635" calcext:value-type="float">
            <text:p>0.18067805498863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900000000000058" calcext:value-type="float">
            <text:p>0.900000000000058</text:p>
          </table:table-cell>
          <table:table-cell table:style-name="ce20" table:formula="of:=(1/((2*PI())^(1/2)*[.$E$2]))*EXP(-(([.A292]-[.$E$1])^2)/[.$E$2]^2)" office:value-type="float" office:value="0.177472691393933" calcext:value-type="float">
            <text:p>0.17747269139393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910000000000058" calcext:value-type="float">
            <text:p>0.910000000000058</text:p>
          </table:table-cell>
          <table:table-cell table:style-name="ce20" table:formula="of:=(1/((2*PI())^(1/2)*[.$E$2]))*EXP(-(([.A293]-[.$E$1])^2)/[.$E$2]^2)" office:value-type="float" office:value="0.174289331990197" calcext:value-type="float">
            <text:p>0.17428933199019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920000000000058" calcext:value-type="float">
            <text:p>0.920000000000058</text:p>
          </table:table-cell>
          <table:table-cell table:style-name="ce20" table:formula="of:=(1/((2*PI())^(1/2)*[.$E$2]))*EXP(-(([.A294]-[.$E$1])^2)/[.$E$2]^2)" office:value-type="float" office:value="0.171128843881797" calcext:value-type="float">
            <text:p>0.17112884388179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930000000000058" calcext:value-type="float">
            <text:p>0.930000000000058</text:p>
          </table:table-cell>
          <table:table-cell table:style-name="ce20" table:formula="of:=(1/((2*PI())^(1/2)*[.$E$2]))*EXP(-(([.A295]-[.$E$1])^2)/[.$E$2]^2)" office:value-type="float" office:value="0.167992064938251" calcext:value-type="float">
            <text:p>0.16799206493825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940000000000059" calcext:value-type="float">
            <text:p>0.940000000000059</text:p>
          </table:table-cell>
          <table:table-cell table:style-name="ce20" table:formula="of:=(1/((2*PI())^(1/2)*[.$E$2]))*EXP(-(([.A296]-[.$E$1])^2)/[.$E$2]^2)" office:value-type="float" office:value="0.164879803660213" calcext:value-type="float">
            <text:p>0.16487980366021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950000000000059" calcext:value-type="float">
            <text:p>0.950000000000059</text:p>
          </table:table-cell>
          <table:table-cell table:style-name="ce20" table:formula="of:=(1/((2*PI())^(1/2)*[.$E$2]))*EXP(-(([.A297]-[.$E$1])^2)/[.$E$2]^2)" office:value-type="float" office:value="0.161792839077017" calcext:value-type="float">
            <text:p>0.16179283907701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960000000000059" calcext:value-type="float">
            <text:p>0.960000000000059</text:p>
          </table:table-cell>
          <table:table-cell table:style-name="ce20" table:formula="of:=(1/((2*PI())^(1/2)*[.$E$2]))*EXP(-(([.A298]-[.$E$1])^2)/[.$E$2]^2)" office:value-type="float" office:value="0.158731920675287" calcext:value-type="float">
            <text:p>0.15873192067528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970000000000059" calcext:value-type="float">
            <text:p>0.970000000000059</text:p>
          </table:table-cell>
          <table:table-cell table:style-name="ce20" table:formula="of:=(1/((2*PI())^(1/2)*[.$E$2]))*EXP(-(([.A299]-[.$E$1])^2)/[.$E$2]^2)" office:value-type="float" office:value="0.155697768358146" calcext:value-type="float">
            <text:p>0.15569776835814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98000000000006" calcext:value-type="float">
            <text:p>0.98000000000006</text:p>
          </table:table-cell>
          <table:table-cell table:style-name="ce20" table:formula="of:=(1/((2*PI())^(1/2)*[.$E$2]))*EXP(-(([.A300]-[.$E$1])^2)/[.$E$2]^2)" office:value-type="float" office:value="0.152691072434491" calcext:value-type="float">
            <text:p>0.15269107243449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0.99000000000006" calcext:value-type="float">
            <text:p>0.99000000000006</text:p>
          </table:table-cell>
          <table:table-cell table:style-name="ce20" table:formula="of:=(1/((2*PI())^(1/2)*[.$E$2]))*EXP(-(([.A301]-[.$E$1])^2)/[.$E$2]^2)" office:value-type="float" office:value="0.149712493637776" calcext:value-type="float">
            <text:p>0.14971249363777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00000000000006" calcext:value-type="float">
            <text:p>1.00000000000006</text:p>
          </table:table-cell>
          <table:table-cell table:style-name="ce20" table:formula="of:=(1/((2*PI())^(1/2)*[.$E$2]))*EXP(-(([.A302]-[.$E$1])^2)/[.$E$2]^2)" office:value-type="float" office:value="0.146762663173722" calcext:value-type="float">
            <text:p>0.14676266317372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01000000000006" calcext:value-type="float">
            <text:p>1.01000000000006</text:p>
          </table:table-cell>
          <table:table-cell table:style-name="ce20" table:formula="of:=(1/((2*PI())^(1/2)*[.$E$2]))*EXP(-(([.A303]-[.$E$1])^2)/[.$E$2]^2)" office:value-type="float" office:value="0.143842182796334" calcext:value-type="float">
            <text:p>0.14384218279633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02000000000006" calcext:value-type="float">
            <text:p>1.02000000000006</text:p>
          </table:table-cell>
          <table:table-cell table:style-name="ce20" table:formula="of:=(1/((2*PI())^(1/2)*[.$E$2]))*EXP(-(([.A304]-[.$E$1])^2)/[.$E$2]^2)" office:value-type="float" office:value="0.140951624911583" calcext:value-type="float">
            <text:p>0.14095162491158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03000000000006" calcext:value-type="float">
            <text:p>1.03000000000006</text:p>
          </table:table-cell>
          <table:table-cell table:style-name="ce20" table:formula="of:=(1/((2*PI())^(1/2)*[.$E$2]))*EXP(-(([.A305]-[.$E$1])^2)/[.$E$2]^2)" office:value-type="float" office:value="0.138091532708092" calcext:value-type="float">
            <text:p>0.13809153270809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04000000000006" calcext:value-type="float">
            <text:p>1.04000000000006</text:p>
          </table:table-cell>
          <table:table-cell table:style-name="ce20" table:formula="of:=(1/((2*PI())^(1/2)*[.$E$2]))*EXP(-(([.A306]-[.$E$1])^2)/[.$E$2]^2)" office:value-type="float" office:value="0.135262420314122" calcext:value-type="float">
            <text:p>0.13526242031412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05000000000006" calcext:value-type="float">
            <text:p>1.05000000000006</text:p>
          </table:table-cell>
          <table:table-cell table:style-name="ce20" table:formula="of:=(1/((2*PI())^(1/2)*[.$E$2]))*EXP(-(([.A307]-[.$E$1])^2)/[.$E$2]^2)" office:value-type="float" office:value="0.132464772980149" calcext:value-type="float">
            <text:p>0.13246477298014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06000000000006" calcext:value-type="float">
            <text:p>1.06000000000006</text:p>
          </table:table-cell>
          <table:table-cell table:style-name="ce20" table:formula="of:=(1/((2*PI())^(1/2)*[.$E$2]))*EXP(-(([.A308]-[.$E$1])^2)/[.$E$2]^2)" office:value-type="float" office:value="0.129699047286305" calcext:value-type="float">
            <text:p>0.12969904728630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07000000000006" calcext:value-type="float">
            <text:p>1.07000000000006</text:p>
          </table:table-cell>
          <table:table-cell table:style-name="ce20" table:formula="of:=(1/((2*PI())^(1/2)*[.$E$2]))*EXP(-(([.A309]-[.$E$1])^2)/[.$E$2]^2)" office:value-type="float" office:value="0.126965671373902" calcext:value-type="float">
            <text:p>0.12696567137390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08000000000006" calcext:value-type="float">
            <text:p>1.08000000000006</text:p>
          </table:table-cell>
          <table:table-cell table:style-name="ce20" table:formula="of:=(1/((2*PI())^(1/2)*[.$E$2]))*EXP(-(([.A310]-[.$E$1])^2)/[.$E$2]^2)" office:value-type="float" office:value="0.124265045200298" calcext:value-type="float">
            <text:p>0.12426504520029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09000000000006" calcext:value-type="float">
            <text:p>1.09000000000006</text:p>
          </table:table-cell>
          <table:table-cell table:style-name="ce20" table:formula="of:=(1/((2*PI())^(1/2)*[.$E$2]))*EXP(-(([.A311]-[.$E$1])^2)/[.$E$2]^2)" office:value-type="float" office:value="0.121597540816291" calcext:value-type="float">
            <text:p>0.12159754081629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10000000000006" calcext:value-type="float">
            <text:p>1.10000000000006</text:p>
          </table:table-cell>
          <table:table-cell table:style-name="ce20" table:formula="of:=(1/((2*PI())^(1/2)*[.$E$2]))*EXP(-(([.A312]-[.$E$1])^2)/[.$E$2]^2)" office:value-type="float" office:value="0.118963502665247" calcext:value-type="float">
            <text:p>0.11896350266524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11000000000006" calcext:value-type="float">
            <text:p>1.11000000000006</text:p>
          </table:table-cell>
          <table:table-cell table:style-name="ce20" table:formula="of:=(1/((2*PI())^(1/2)*[.$E$2]))*EXP(-(([.A313]-[.$E$1])^2)/[.$E$2]^2)" office:value-type="float" office:value="0.11636324790314" calcext:value-type="float">
            <text:p>0.1163632479031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12000000000006" calcext:value-type="float">
            <text:p>1.12000000000006</text:p>
          </table:table-cell>
          <table:table-cell table:style-name="ce20" table:formula="of:=(1/((2*PI())^(1/2)*[.$E$2]))*EXP(-(([.A314]-[.$E$1])^2)/[.$E$2]^2)" office:value-type="float" office:value="0.113797066738688" calcext:value-type="float">
            <text:p>0.11379706673868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13000000000006" calcext:value-type="float">
            <text:p>1.13000000000006</text:p>
          </table:table-cell>
          <table:table-cell table:style-name="ce20" table:formula="of:=(1/((2*PI())^(1/2)*[.$E$2]))*EXP(-(([.A315]-[.$E$1])^2)/[.$E$2]^2)" office:value-type="float" office:value="0.111265222792725" calcext:value-type="float">
            <text:p>0.11126522279272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14000000000006" calcext:value-type="float">
            <text:p>1.14000000000006</text:p>
          </table:table-cell>
          <table:table-cell table:style-name="ce20" table:formula="of:=(1/((2*PI())^(1/2)*[.$E$2]))*EXP(-(([.A316]-[.$E$1])^2)/[.$E$2]^2)" office:value-type="float" office:value="0.10876795347598" calcext:value-type="float">
            <text:p>0.1087679534759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15000000000006" calcext:value-type="float">
            <text:p>1.15000000000006</text:p>
          </table:table-cell>
          <table:table-cell table:style-name="ce20" table:formula="of:=(1/((2*PI())^(1/2)*[.$E$2]))*EXP(-(([.A317]-[.$E$1])^2)/[.$E$2]^2)" office:value-type="float" office:value="0.106305470384401" calcext:value-type="float">
            <text:p>0.10630547038440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16000000000006" calcext:value-type="float">
            <text:p>1.16000000000006</text:p>
          </table:table-cell>
          <table:table-cell table:style-name="ce20" table:formula="of:=(1/((2*PI())^(1/2)*[.$E$2]))*EXP(-(([.A318]-[.$E$1])^2)/[.$E$2]^2)" office:value-type="float" office:value="0.103877959711168" calcext:value-type="float">
            <text:p>0.10387795971116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17000000000006" calcext:value-type="float">
            <text:p>1.17000000000006</text:p>
          </table:table-cell>
          <table:table-cell table:style-name="ce20" table:formula="of:=(1/((2*PI())^(1/2)*[.$E$2]))*EXP(-(([.A319]-[.$E$1])^2)/[.$E$2]^2)" office:value-type="float" office:value="0.101485582674526" calcext:value-type="float">
            <text:p>0.10148558267452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18000000000006" calcext:value-type="float">
            <text:p>1.18000000000006</text:p>
          </table:table-cell>
          <table:table-cell table:style-name="ce20" table:formula="of:=(1/((2*PI())^(1/2)*[.$E$2]))*EXP(-(([.A320]-[.$E$1])^2)/[.$E$2]^2)" office:value-type="float" office:value="0.0991284759605799" calcext:value-type="float">
            <text:p>0.0991284759605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19000000000006" calcext:value-type="float">
            <text:p>1.19000000000006</text:p>
          </table:table-cell>
          <table:table-cell table:style-name="ce20" table:formula="of:=(1/((2*PI())^(1/2)*[.$E$2]))*EXP(-(([.A321]-[.$E$1])^2)/[.$E$2]^2)" office:value-type="float" office:value="0.0968067521801803" calcext:value-type="float">
            <text:p>0.0968067521801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20000000000006" calcext:value-type="float">
            <text:p>1.20000000000006</text:p>
          </table:table-cell>
          <table:table-cell table:style-name="ce20" table:formula="of:=(1/((2*PI())^(1/2)*[.$E$2]))*EXP(-(([.A322]-[.$E$1])^2)/[.$E$2]^2)" office:value-type="float" office:value="0.0945205003390324" calcext:value-type="float">
            <text:p>0.09452050033903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21000000000006" calcext:value-type="float">
            <text:p>1.21000000000006</text:p>
          </table:table-cell>
          <table:table-cell table:style-name="ce20" table:formula="of:=(1/((2*PI())^(1/2)*[.$E$2]))*EXP(-(([.A323]-[.$E$1])^2)/[.$E$2]^2)" office:value-type="float" office:value="0.0922697863201685" calcext:value-type="float">
            <text:p>0.09226978632016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22000000000006" calcext:value-type="float">
            <text:p>1.22000000000006</text:p>
          </table:table-cell>
          <table:table-cell table:style-name="ce20" table:formula="of:=(1/((2*PI())^(1/2)*[.$E$2]))*EXP(-(([.A324]-[.$E$1])^2)/[.$E$2]^2)" office:value-type="float" office:value="0.0900546533779182" calcext:value-type="float">
            <text:p>0.09005465337791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23000000000006" calcext:value-type="float">
            <text:p>1.23000000000006</text:p>
          </table:table-cell>
          <table:table-cell table:style-name="ce20" table:formula="of:=(1/((2*PI())^(1/2)*[.$E$2]))*EXP(-(([.A325]-[.$E$1])^2)/[.$E$2]^2)" office:value-type="float" office:value="0.0878751226425207" calcext:value-type="float">
            <text:p>0.08787512264252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24000000000006" calcext:value-type="float">
            <text:p>1.24000000000006</text:p>
          </table:table-cell>
          <table:table-cell table:style-name="ce20" table:formula="of:=(1/((2*PI())^(1/2)*[.$E$2]))*EXP(-(([.A326]-[.$E$1])^2)/[.$E$2]^2)" office:value-type="float" office:value="0.0857311936345281" calcext:value-type="float">
            <text:p>0.08573119363452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25000000000006" calcext:value-type="float">
            <text:p>1.25000000000006</text:p>
          </table:table-cell>
          <table:table-cell table:style-name="ce20" table:formula="of:=(1/((2*PI())^(1/2)*[.$E$2]))*EXP(-(([.A327]-[.$E$1])^2)/[.$E$2]^2)" office:value-type="float" office:value="0.083622844788154" calcext:value-type="float">
            <text:p>0.08362284478815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26000000000007" calcext:value-type="float">
            <text:p>1.26000000000007</text:p>
          </table:table-cell>
          <table:table-cell table:style-name="ce20" table:formula="of:=(1/((2*PI())^(1/2)*[.$E$2]))*EXP(-(([.A328]-[.$E$1])^2)/[.$E$2]^2)" office:value-type="float" office:value="0.0815500339827292" calcext:value-type="float">
            <text:p>0.08155003398272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27000000000007" calcext:value-type="float">
            <text:p>1.27000000000007</text:p>
          </table:table-cell>
          <table:table-cell table:style-name="ce20" table:formula="of:=(1/((2*PI())^(1/2)*[.$E$2]))*EXP(-(([.A329]-[.$E$1])^2)/[.$E$2]^2)" office:value-type="float" office:value="0.0795126990814493" calcext:value-type="float">
            <text:p>0.07951269908144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28000000000007" calcext:value-type="float">
            <text:p>1.28000000000007</text:p>
          </table:table-cell>
          <table:table-cell table:style-name="ce20" table:formula="of:=(1/((2*PI())^(1/2)*[.$E$2]))*EXP(-(([.A330]-[.$E$1])^2)/[.$E$2]^2)" office:value-type="float" office:value="0.0775107584765654" calcext:value-type="float">
            <text:p>0.07751075847656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29000000000007" calcext:value-type="float">
            <text:p>1.29000000000007</text:p>
          </table:table-cell>
          <table:table-cell table:style-name="ce20" table:formula="of:=(1/((2*PI())^(1/2)*[.$E$2]))*EXP(-(([.A331]-[.$E$1])^2)/[.$E$2]^2)" office:value-type="float" office:value="0.0755441116402533" calcext:value-type="float">
            <text:p>0.07554411164025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30000000000007" calcext:value-type="float">
            <text:p>1.30000000000007</text:p>
          </table:table-cell>
          <table:table-cell table:style-name="ce20" table:formula="of:=(1/((2*PI())^(1/2)*[.$E$2]))*EXP(-(([.A332]-[.$E$1])^2)/[.$E$2]^2)" office:value-type="float" office:value="0.0736126396803366" calcext:value-type="float">
            <text:p>0.07361263968033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31000000000007" calcext:value-type="float">
            <text:p>1.31000000000007</text:p>
          </table:table-cell>
          <table:table-cell table:style-name="ce20" table:formula="of:=(1/((2*PI())^(1/2)*[.$E$2]))*EXP(-(([.A333]-[.$E$1])^2)/[.$E$2]^2)" office:value-type="float" office:value="0.0717162059000943" calcext:value-type="float">
            <text:p>0.07171620590009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32000000000007" calcext:value-type="float">
            <text:p>1.32000000000007</text:p>
          </table:table-cell>
          <table:table-cell table:style-name="ce20" table:formula="of:=(1/((2*PI())^(1/2)*[.$E$2]))*EXP(-(([.A334]-[.$E$1])^2)/[.$E$2]^2)" office:value-type="float" office:value="0.0698546563613854" calcext:value-type="float">
            <text:p>0.06985465636138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33000000000007" calcext:value-type="float">
            <text:p>1.33000000000007</text:p>
          </table:table-cell>
          <table:table-cell table:style-name="ce20" table:formula="of:=(1/((2*PI())^(1/2)*[.$E$2]))*EXP(-(([.A335]-[.$E$1])^2)/[.$E$2]^2)" office:value-type="float" office:value="0.0680278204503386" calcext:value-type="float">
            <text:p>0.06802782045033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34000000000007" calcext:value-type="float">
            <text:p>1.34000000000007</text:p>
          </table:table-cell>
          <table:table-cell table:style-name="ce20" table:formula="of:=(1/((2*PI())^(1/2)*[.$E$2]))*EXP(-(([.A336]-[.$E$1])^2)/[.$E$2]^2)" office:value-type="float" office:value="0.0662355114448697" calcext:value-type="float">
            <text:p>0.0662355114448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35000000000007" calcext:value-type="float">
            <text:p>1.35000000000007</text:p>
          </table:table-cell>
          <table:table-cell table:style-name="ce20" table:formula="of:=(1/((2*PI())^(1/2)*[.$E$2]))*EXP(-(([.A337]-[.$E$1])^2)/[.$E$2]^2)" office:value-type="float" office:value="0.0644775270833091" calcext:value-type="float">
            <text:p>0.06447752708330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36000000000007" calcext:value-type="float">
            <text:p>1.36000000000007</text:p>
          </table:table-cell>
          <table:table-cell table:style-name="ce20" table:formula="of:=(1/((2*PI())^(1/2)*[.$E$2]))*EXP(-(([.A338]-[.$E$1])^2)/[.$E$2]^2)" office:value-type="float" office:value="0.0627536501334367" calcext:value-type="float">
            <text:p>0.062753650133437</text:p>
          </table:table-cell>
          <table:table-cell/>
          <table:table-cell table:style-name="ce20"/>
          <table:table-cell table:style-name="ce20">
            <draw:frame table:end-cell-address="'Bell-Shaped Curve'.J355" table:end-x="49.21pt" table:end-y="10.46pt" draw:z-index="0" draw:name="Chart 3" draw:style-name="gr1" draw:text-style-name="P1" svg:width="449.97pt" svg:height="278.22pt" svg:x="0pt" svg:y="0pt">
              <draw:object draw:notify-on-update-of-ranges="'Bell-Shaped Curve'.A2:'Bell-Shaped Curve'.A408 'Bell-Shaped Curve'.B1:'Bell-Shaped Curve'.B1 'Bell-Shaped Curve'.B2:'Bell-Shaped Curve'.B40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20" office:value-type="float" office:value="1.37000000000007" calcext:value-type="float">
            <text:p>1.37000000000007</text:p>
          </table:table-cell>
          <table:table-cell table:style-name="ce20" table:formula="of:=(1/((2*PI())^(1/2)*[.$E$2]))*EXP(-(([.A339]-[.$E$1])^2)/[.$E$2]^2)" office:value-type="float" office:value="0.0610636489612383" calcext:value-type="float">
            <text:p>0.06106364896123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38000000000007" calcext:value-type="float">
            <text:p>1.38000000000007</text:p>
          </table:table-cell>
          <table:table-cell table:style-name="ce20" table:formula="of:=(1/((2*PI())^(1/2)*[.$E$2]))*EXP(-(([.A340]-[.$E$1])^2)/[.$E$2]^2)" office:value-type="float" office:value="0.0594072780987202" calcext:value-type="float">
            <text:p>0.0594072780987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39000000000007" calcext:value-type="float">
            <text:p>1.39000000000007</text:p>
          </table:table-cell>
          <table:table-cell table:style-name="ce20" table:formula="of:=(1/((2*PI())^(1/2)*[.$E$2]))*EXP(-(([.A341]-[.$E$1])^2)/[.$E$2]^2)" office:value-type="float" office:value="0.0577842788101324" calcext:value-type="float">
            <text:p>0.05778427881013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40000000000007" calcext:value-type="float">
            <text:p>1.40000000000007</text:p>
          </table:table-cell>
          <table:table-cell table:style-name="ce20" table:formula="of:=(1/((2*PI())^(1/2)*[.$E$2]))*EXP(-(([.A342]-[.$E$1])^2)/[.$E$2]^2)" office:value-type="float" office:value="0.0561943796559755" calcext:value-type="float">
            <text:p>0.05619437965597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41000000000007" calcext:value-type="float">
            <text:p>1.41000000000007</text:p>
          </table:table-cell>
          <table:table-cell table:style-name="ce20" table:formula="of:=(1/((2*PI())^(1/2)*[.$E$2]))*EXP(-(([.A343]-[.$E$1])^2)/[.$E$2]^2)" office:value-type="float" office:value="0.0546372970541822" calcext:value-type="float">
            <text:p>0.05463729705418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42000000000007" calcext:value-type="float">
            <text:p>1.42000000000007</text:p>
          </table:table-cell>
          <table:table-cell table:style-name="ce20" table:formula="of:=(1/((2*PI())^(1/2)*[.$E$2]))*EXP(-(([.A344]-[.$E$1])^2)/[.$E$2]^2)" office:value-type="float" office:value="0.0531127358378872" calcext:value-type="float">
            <text:p>0.05311273583788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43000000000007" calcext:value-type="float">
            <text:p>1.43000000000007</text:p>
          </table:table-cell>
          <table:table-cell table:style-name="ce20" table:formula="of:=(1/((2*PI())^(1/2)*[.$E$2]))*EXP(-(([.A345]-[.$E$1])^2)/[.$E$2]^2)" office:value-type="float" office:value="0.0516203898092203" calcext:value-type="float">
            <text:p>0.0516203898092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44000000000007" calcext:value-type="float">
            <text:p>1.44000000000007</text:p>
          </table:table-cell>
          <table:table-cell table:style-name="ce20" table:formula="of:=(1/((2*PI())^(1/2)*[.$E$2]))*EXP(-(([.A346]-[.$E$1])^2)/[.$E$2]^2)" office:value-type="float" office:value="0.0501599422885755" calcext:value-type="float">
            <text:p>0.05015994228857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45000000000007" calcext:value-type="float">
            <text:p>1.45000000000007</text:p>
          </table:table-cell>
          <table:table-cell table:style-name="ce20" table:formula="of:=(1/((2*PI())^(1/2)*[.$E$2]))*EXP(-(([.A347]-[.$E$1])^2)/[.$E$2]^2)" office:value-type="float" office:value="0.0487310666588356" calcext:value-type="float">
            <text:p>0.04873106665883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46000000000007" calcext:value-type="float">
            <text:p>1.46000000000007</text:p>
          </table:table-cell>
          <table:table-cell table:style-name="ce20" table:formula="of:=(1/((2*PI())^(1/2)*[.$E$2]))*EXP(-(([.A348]-[.$E$1])^2)/[.$E$2]^2)" office:value-type="float" office:value="0.047333426904047" calcext:value-type="float">
            <text:p>0.04733342690404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47000000000007" calcext:value-type="float">
            <text:p>1.47000000000007</text:p>
          </table:table-cell>
          <table:table-cell table:style-name="ce20" table:formula="of:=(1/((2*PI())^(1/2)*[.$E$2]))*EXP(-(([.A349]-[.$E$1])^2)/[.$E$2]^2)" office:value-type="float" office:value="0.0459666781420677" calcext:value-type="float">
            <text:p>0.04596667814206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48000000000007" calcext:value-type="float">
            <text:p>1.48000000000007</text:p>
          </table:table-cell>
          <table:table-cell table:style-name="ce20" table:formula="of:=(1/((2*PI())^(1/2)*[.$E$2]))*EXP(-(([.A350]-[.$E$1])^2)/[.$E$2]^2)" office:value-type="float" office:value="0.0446304671507281" calcext:value-type="float">
            <text:p>0.04463046715072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49000000000007" calcext:value-type="float">
            <text:p>1.49000000000007</text:p>
          </table:table-cell>
          <table:table-cell table:style-name="ce20" table:formula="of:=(1/((2*PI())^(1/2)*[.$E$2]))*EXP(-(([.A351]-[.$E$1])^2)/[.$E$2]^2)" office:value-type="float" office:value="0.043324432887069" calcext:value-type="float">
            <text:p>0.04332443288706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50000000000007" calcext:value-type="float">
            <text:p>1.50000000000007</text:p>
          </table:table-cell>
          <table:table-cell table:style-name="ce20" table:formula="of:=(1/((2*PI())^(1/2)*[.$E$2]))*EXP(-(([.A352]-[.$E$1])^2)/[.$E$2]^2)" office:value-type="float" office:value="0.042048206999244" calcext:value-type="float">
            <text:p>0.04204820699924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51000000000007" calcext:value-type="float">
            <text:p>1.51000000000007</text:p>
          </table:table-cell>
          <table:table-cell table:style-name="ce20" table:formula="of:=(1/((2*PI())^(1/2)*[.$E$2]))*EXP(-(([.A353]-[.$E$1])^2)/[.$E$2]^2)" office:value-type="float" office:value="0.0408014143306925" calcext:value-type="float">
            <text:p>0.04080141433069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52000000000007" calcext:value-type="float">
            <text:p>1.52000000000007</text:p>
          </table:table-cell>
          <table:table-cell table:style-name="ce20" table:formula="of:=(1/((2*PI())^(1/2)*[.$E$2]))*EXP(-(([.A354]-[.$E$1])^2)/[.$E$2]^2)" office:value-type="float" office:value="0.0395836734162143" calcext:value-type="float">
            <text:p>0.03958367341621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53000000000007" calcext:value-type="float">
            <text:p>1.53000000000007</text:p>
          </table:table-cell>
          <table:table-cell table:style-name="ce20" table:formula="of:=(1/((2*PI())^(1/2)*[.$E$2]))*EXP(-(([.A355]-[.$E$1])^2)/[.$E$2]^2)" office:value-type="float" office:value="0.0383945969695985" calcext:value-type="float">
            <text:p>0.03839459696959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54000000000007" calcext:value-type="float">
            <text:p>1.54000000000007</text:p>
          </table:table-cell>
          <table:table-cell table:style-name="ce20" table:formula="of:=(1/((2*PI())^(1/2)*[.$E$2]))*EXP(-(([.A356]-[.$E$1])^2)/[.$E$2]^2)" office:value-type="float" office:value="0.0372337923624801" calcext:value-type="float">
            <text:p>0.0372337923624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55000000000007" calcext:value-type="float">
            <text:p>1.55000000000007</text:p>
          </table:table-cell>
          <table:table-cell table:style-name="ce20" table:formula="of:=(1/((2*PI())^(1/2)*[.$E$2]))*EXP(-(([.A357]-[.$E$1])^2)/[.$E$2]^2)" office:value-type="float" office:value="0.0361008620941202" calcext:value-type="float">
            <text:p>0.0361008620941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56000000000007" calcext:value-type="float">
            <text:p>1.56000000000007</text:p>
          </table:table-cell>
          <table:table-cell table:style-name="ce20" table:formula="of:=(1/((2*PI())^(1/2)*[.$E$2]))*EXP(-(([.A358]-[.$E$1])^2)/[.$E$2]^2)" office:value-type="float" office:value="0.0349954042518277" calcext:value-type="float">
            <text:p>0.03499540425182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57000000000007" calcext:value-type="float">
            <text:p>1.57000000000007</text:p>
          </table:table-cell>
          <table:table-cell table:style-name="ce20" table:formula="of:=(1/((2*PI())^(1/2)*[.$E$2]))*EXP(-(([.A359]-[.$E$1])^2)/[.$E$2]^2)" office:value-type="float" office:value="0.0339170129617611" calcext:value-type="float">
            <text:p>0.03391701296176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58000000000007" calcext:value-type="float">
            <text:p>1.58000000000007</text:p>
          </table:table-cell>
          <table:table-cell table:style-name="ce20" table:formula="of:=(1/((2*PI())^(1/2)*[.$E$2]))*EXP(-(([.A360]-[.$E$1])^2)/[.$E$2]^2)" office:value-type="float" office:value="0.0328652788298707" calcext:value-type="float">
            <text:p>0.03286527882987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59000000000007" calcext:value-type="float">
            <text:p>1.59000000000007</text:p>
          </table:table-cell>
          <table:table-cell table:style-name="ce20" table:formula="of:=(1/((2*PI())^(1/2)*[.$E$2]))*EXP(-(([.A361]-[.$E$1])^2)/[.$E$2]^2)" office:value-type="float" office:value="0.0318397893727624" calcext:value-type="float">
            <text:p>0.03183978937276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60000000000007" calcext:value-type="float">
            <text:p>1.60000000000007</text:p>
          </table:table-cell>
          <table:table-cell table:style-name="ce20" table:formula="of:=(1/((2*PI())^(1/2)*[.$E$2]))*EXP(-(([.A362]-[.$E$1])^2)/[.$E$2]^2)" office:value-type="float" office:value="0.0308401294382839" calcext:value-type="float">
            <text:p>0.03084012943828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61000000000007" calcext:value-type="float">
            <text:p>1.61000000000007</text:p>
          </table:table-cell>
          <table:table-cell table:style-name="ce20" table:formula="of:=(1/((2*PI())^(1/2)*[.$E$2]))*EXP(-(([.A363]-[.$E$1])^2)/[.$E$2]^2)" office:value-type="float" office:value="0.0298658816156564" calcext:value-type="float">
            <text:p>0.02986588161565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62000000000007" calcext:value-type="float">
            <text:p>1.62000000000007</text:p>
          </table:table-cell>
          <table:table-cell table:style-name="ce20" table:formula="of:=(1/((2*PI())^(1/2)*[.$E$2]))*EXP(-(([.A364]-[.$E$1])^2)/[.$E$2]^2)" office:value-type="float" office:value="0.0289166266349925" calcext:value-type="float">
            <text:p>0.02891662663499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63000000000007" calcext:value-type="float">
            <text:p>1.63000000000007</text:p>
          </table:table-cell>
          <table:table-cell table:style-name="ce20" table:formula="of:=(1/((2*PI())^(1/2)*[.$E$2]))*EXP(-(([.A365]-[.$E$1])^2)/[.$E$2]^2)" office:value-type="float" office:value="0.0279919437560626" calcext:value-type="float">
            <text:p>0.02799194375606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64000000000007" calcext:value-type="float">
            <text:p>1.64000000000007</text:p>
          </table:table-cell>
          <table:table-cell table:style-name="ce20" table:formula="of:=(1/((2*PI())^(1/2)*[.$E$2]))*EXP(-(([.A366]-[.$E$1])^2)/[.$E$2]^2)" office:value-type="float" office:value="0.0270914111461902" calcext:value-type="float">
            <text:p>0.0270914111461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65000000000007" calcext:value-type="float">
            <text:p>1.65000000000007</text:p>
          </table:table-cell>
          <table:table-cell table:style-name="ce20" table:formula="of:=(1/((2*PI())^(1/2)*[.$E$2]))*EXP(-(([.A367]-[.$E$1])^2)/[.$E$2]^2)" office:value-type="float" office:value="0.0262146062471751" calcext:value-type="float">
            <text:p>0.02621460624717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66000000000007" calcext:value-type="float">
            <text:p>1.66000000000007</text:p>
          </table:table-cell>
          <table:table-cell table:style-name="ce20" table:formula="of:=(1/((2*PI())^(1/2)*[.$E$2]))*EXP(-(([.A368]-[.$E$1])^2)/[.$E$2]^2)" office:value-type="float" office:value="0.0253611061311626" calcext:value-type="float">
            <text:p>0.02536110613116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67000000000007" calcext:value-type="float">
            <text:p>1.67000000000007</text:p>
          </table:table-cell>
          <table:table-cell table:style-name="ce20" table:formula="of:=(1/((2*PI())^(1/2)*[.$E$2]))*EXP(-(([.A369]-[.$E$1])^2)/[.$E$2]^2)" office:value-type="float" office:value="0.0245304878453936" calcext:value-type="float">
            <text:p>0.02453048784539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68000000000007" calcext:value-type="float">
            <text:p>1.68000000000007</text:p>
          </table:table-cell>
          <table:table-cell table:style-name="ce20" table:formula="of:=(1/((2*PI())^(1/2)*[.$E$2]))*EXP(-(([.A370]-[.$E$1])^2)/[.$E$2]^2)" office:value-type="float" office:value="0.0237223287457901" calcext:value-type="float">
            <text:p>0.0237223287457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69000000000007" calcext:value-type="float">
            <text:p>1.69000000000007</text:p>
          </table:table-cell>
          <table:table-cell table:style-name="ce20" table:formula="of:=(1/((2*PI())^(1/2)*[.$E$2]))*EXP(-(([.A371]-[.$E$1])^2)/[.$E$2]^2)" office:value-type="float" office:value="0.0229362068193436" calcext:value-type="float">
            <text:p>0.02293620681934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70000000000007" calcext:value-type="float">
            <text:p>1.70000000000007</text:p>
          </table:table-cell>
          <table:table-cell table:style-name="ce20" table:formula="of:=(1/((2*PI())^(1/2)*[.$E$2]))*EXP(-(([.A372]-[.$E$1])^2)/[.$E$2]^2)" office:value-type="float" office:value="0.0221717009952946" calcext:value-type="float">
            <text:p>0.02217170099529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71000000000007" calcext:value-type="float">
            <text:p>1.71000000000007</text:p>
          </table:table-cell>
          <table:table-cell table:style-name="ce20" table:formula="of:=(1/((2*PI())^(1/2)*[.$E$2]))*EXP(-(([.A373]-[.$E$1])^2)/[.$E$2]^2)" office:value-type="float" office:value="0.0214283914451048" calcext:value-type="float">
            <text:p>0.02142839144510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72000000000007" calcext:value-type="float">
            <text:p>1.72000000000007</text:p>
          </table:table-cell>
          <table:table-cell table:style-name="ce20" table:formula="of:=(1/((2*PI())^(1/2)*[.$E$2]))*EXP(-(([.A374]-[.$E$1])^2)/[.$E$2]^2)" office:value-type="float" office:value="0.0207058598712381" calcext:value-type="float">
            <text:p>0.02070585987123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73000000000007" calcext:value-type="float">
            <text:p>1.73000000000007</text:p>
          </table:table-cell>
          <table:table-cell table:style-name="ce20" table:formula="of:=(1/((2*PI())^(1/2)*[.$E$2]))*EXP(-(([.A375]-[.$E$1])^2)/[.$E$2]^2)" office:value-type="float" office:value="0.0200036897847856" calcext:value-type="float">
            <text:p>0.02000368978478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74000000000007" calcext:value-type="float">
            <text:p>1.74000000000007</text:p>
          </table:table-cell>
          <table:table-cell table:style-name="ce20" table:formula="of:=(1/((2*PI())^(1/2)*[.$E$2]))*EXP(-(([.A376]-[.$E$1])^2)/[.$E$2]^2)" office:value-type="float" office:value="0.0193214667719776" calcext:value-type="float">
            <text:p>0.01932146677197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75000000000008" calcext:value-type="float">
            <text:p>1.75000000000008</text:p>
          </table:table-cell>
          <table:table-cell table:style-name="ce20" table:formula="of:=(1/((2*PI())^(1/2)*[.$E$2]))*EXP(-(([.A377]-[.$E$1])^2)/[.$E$2]^2)" office:value-type="float" office:value="0.0186587787496457" calcext:value-type="float">
            <text:p>0.01865877874964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76000000000008" calcext:value-type="float">
            <text:p>1.76000000000008</text:p>
          </table:table-cell>
          <table:table-cell table:style-name="ce20" table:formula="of:=(1/((2*PI())^(1/2)*[.$E$2]))*EXP(-(([.A378]-[.$E$1])^2)/[.$E$2]^2)" office:value-type="float" office:value="0.0180152162097094" calcext:value-type="float">
            <text:p>0.01801521620970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77000000000008" calcext:value-type="float">
            <text:p>1.77000000000008</text:p>
          </table:table-cell>
          <table:table-cell table:style-name="ce20" table:formula="of:=(1/((2*PI())^(1/2)*[.$E$2]))*EXP(-(([.A379]-[.$E$1])^2)/[.$E$2]^2)" office:value-type="float" office:value="0.0173903724527656" calcext:value-type="float">
            <text:p>0.01739037245276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78000000000008" calcext:value-type="float">
            <text:p>1.78000000000008</text:p>
          </table:table-cell>
          <table:table-cell table:style-name="ce20" table:formula="of:=(1/((2*PI())^(1/2)*[.$E$2]))*EXP(-(([.A380]-[.$E$1])^2)/[.$E$2]^2)" office:value-type="float" office:value="0.0167838438108912" calcext:value-type="float">
            <text:p>0.01678384381089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79000000000008" calcext:value-type="float">
            <text:p>1.79000000000008</text:p>
          </table:table-cell>
          <table:table-cell table:style-name="ce20" table:formula="of:=(1/((2*PI())^(1/2)*[.$E$2]))*EXP(-(([.A381]-[.$E$1])^2)/[.$E$2]^2)" office:value-type="float" office:value="0.0161952298597584" calcext:value-type="float">
            <text:p>0.01619522985975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80000000000008" calcext:value-type="float">
            <text:p>1.80000000000008</text:p>
          </table:table-cell>
          <table:table-cell table:style-name="ce20" table:formula="of:=(1/((2*PI())^(1/2)*[.$E$2]))*EXP(-(([.A382]-[.$E$1])^2)/[.$E$2]^2)" office:value-type="float" office:value="0.0156241336201879" calcext:value-type="float">
            <text:p>0.01562413362018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81000000000008" calcext:value-type="float">
            <text:p>1.81000000000008</text:p>
          </table:table-cell>
          <table:table-cell table:style-name="ce20" table:formula="of:=(1/((2*PI())^(1/2)*[.$E$2]))*EXP(-(([.A383]-[.$E$1])^2)/[.$E$2]^2)" office:value-type="float" office:value="0.0150701617492693" calcext:value-type="float">
            <text:p>0.01507016174926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82000000000008" calcext:value-type="float">
            <text:p>1.82000000000008</text:p>
          </table:table-cell>
          <table:table-cell table:style-name="ce20" table:formula="of:=(1/((2*PI())^(1/2)*[.$E$2]))*EXP(-(([.A384]-[.$E$1])^2)/[.$E$2]^2)" office:value-type="float" office:value="0.0145329247211899" calcext:value-type="float">
            <text:p>0.0145329247211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83000000000008" calcext:value-type="float">
            <text:p>1.83000000000008</text:p>
          </table:table-cell>
          <table:table-cell table:style-name="ce20" table:formula="of:=(1/((2*PI())^(1/2)*[.$E$2]))*EXP(-(([.A385]-[.$E$1])^2)/[.$E$2]^2)" office:value-type="float" office:value="0.0140120369979212" calcext:value-type="float">
            <text:p>0.01401203699792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84000000000008" calcext:value-type="float">
            <text:p>1.84000000000008</text:p>
          </table:table-cell>
          <table:table-cell table:style-name="ce20" table:formula="of:=(1/((2*PI())^(1/2)*[.$E$2]))*EXP(-(([.A386]-[.$E$1])^2)/[.$E$2]^2)" office:value-type="float" office:value="0.0135071171899221" calcext:value-type="float">
            <text:p>0.01350711718992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85000000000008" calcext:value-type="float">
            <text:p>1.85000000000008</text:p>
          </table:table-cell>
          <table:table-cell table:style-name="ce20" table:formula="of:=(1/((2*PI())^(1/2)*[.$E$2]))*EXP(-(([.A387]-[.$E$1])^2)/[.$E$2]^2)" office:value-type="float" office:value="0.0130177882070248" calcext:value-type="float">
            <text:p>0.01301778820702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86000000000008" calcext:value-type="float">
            <text:p>1.86000000000008</text:p>
          </table:table-cell>
          <table:table-cell table:style-name="ce20" table:formula="of:=(1/((2*PI())^(1/2)*[.$E$2]))*EXP(-(([.A388]-[.$E$1])^2)/[.$E$2]^2)" office:value-type="float" office:value="0.0125436773996777" calcext:value-type="float">
            <text:p>0.01254367739967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87000000000008" calcext:value-type="float">
            <text:p>1.87000000000008</text:p>
          </table:table-cell>
          <table:table-cell table:style-name="ce20" table:formula="of:=(1/((2*PI())^(1/2)*[.$E$2]))*EXP(-(([.A389]-[.$E$1])^2)/[.$E$2]^2)" office:value-type="float" office:value="0.0120844166907263" calcext:value-type="float">
            <text:p>0.01208441669072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88000000000008" calcext:value-type="float">
            <text:p>1.88000000000008</text:p>
          </table:table-cell>
          <table:table-cell table:style-name="ce20" table:formula="of:=(1/((2*PI())^(1/2)*[.$E$2]))*EXP(-(([.A390]-[.$E$1])^2)/[.$E$2]^2)" office:value-type="float" office:value="0.0116396426979199" calcext:value-type="float">
            <text:p>0.0116396426979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89000000000008" calcext:value-type="float">
            <text:p>1.89000000000008</text:p>
          </table:table-cell>
          <table:table-cell table:style-name="ce20" table:formula="of:=(1/((2*PI())^(1/2)*[.$E$2]))*EXP(-(([.A391]-[.$E$1])^2)/[.$E$2]^2)" office:value-type="float" office:value="0.011208996847337" calcext:value-type="float">
            <text:p>0.01120899684733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90000000000008" calcext:value-type="float">
            <text:p>1.90000000000008</text:p>
          </table:table-cell>
          <table:table-cell table:style-name="ce20" table:formula="of:=(1/((2*PI())^(1/2)*[.$E$2]))*EXP(-(([.A392]-[.$E$1])^2)/[.$E$2]^2)" office:value-type="float" office:value="0.0107921254779289" calcext:value-type="float">
            <text:p>0.010792125477929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91000000000008" calcext:value-type="float">
            <text:p>1.91000000000008</text:p>
          </table:table-cell>
          <table:table-cell table:style-name="ce20" table:formula="of:=(1/((2*PI())^(1/2)*[.$E$2]))*EXP(-(([.A393]-[.$E$1])^2)/[.$E$2]^2)" office:value-type="float" office:value="0.0103886799373849" calcext:value-type="float">
            <text:p>0.010388679937385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92000000000008" calcext:value-type="float">
            <text:p>1.92000000000008</text:p>
          </table:table-cell>
          <table:table-cell table:style-name="ce20" table:formula="of:=(1/((2*PI())^(1/2)*[.$E$2]))*EXP(-(([.A394]-[.$E$1])^2)/[.$E$2]^2)" office:value-type="float" office:value="0.00999831666952709" calcext:value-type="float">
            <text:p>0.00999831666952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93000000000008" calcext:value-type="float">
            <text:p>1.93000000000008</text:p>
          </table:table-cell>
          <table:table-cell table:style-name="ce20" table:formula="of:=(1/((2*PI())^(1/2)*[.$E$2]))*EXP(-(([.A395]-[.$E$1])^2)/[.$E$2]^2)" office:value-type="float" office:value="0.00962069729344757" calcext:value-type="float">
            <text:p>0.00962069729344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94000000000008" calcext:value-type="float">
            <text:p>1.94000000000008</text:p>
          </table:table-cell>
          <table:table-cell table:style-name="ce20" table:formula="of:=(1/((2*PI())^(1/2)*[.$E$2]))*EXP(-(([.A396]-[.$E$1])^2)/[.$E$2]^2)" office:value-type="float" office:value="0.00925548867460276" calcext:value-type="float">
            <text:p>0.009255488674603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95000000000008" calcext:value-type="float">
            <text:p>1.95000000000008</text:p>
          </table:table-cell>
          <table:table-cell table:style-name="ce20" table:formula="of:=(1/((2*PI())^(1/2)*[.$E$2]))*EXP(-(([.A397]-[.$E$1])^2)/[.$E$2]^2)" office:value-type="float" office:value="0.00890236298808382" calcext:value-type="float">
            <text:p>0.00890236298808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96000000000008" calcext:value-type="float">
            <text:p>1.96000000000008</text:p>
          </table:table-cell>
          <table:table-cell table:style-name="ce20" table:formula="of:=(1/((2*PI())^(1/2)*[.$E$2]))*EXP(-(([.A398]-[.$E$1])^2)/[.$E$2]^2)" office:value-type="float" office:value="0.00856099777428414" calcext:value-type="float">
            <text:p>0.00856099777428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97000000000008" calcext:value-type="float">
            <text:p>1.97000000000008</text:p>
          </table:table-cell>
          <table:table-cell table:style-name="ce20" table:formula="of:=(1/((2*PI())^(1/2)*[.$E$2]))*EXP(-(([.A399]-[.$E$1])^2)/[.$E$2]^2)" office:value-type="float" office:value="0.0082310759871866" calcext:value-type="float">
            <text:p>0.00823107598718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98000000000008" calcext:value-type="float">
            <text:p>1.98000000000008</text:p>
          </table:table-cell>
          <table:table-cell table:style-name="ce20" table:formula="of:=(1/((2*PI())^(1/2)*[.$E$2]))*EXP(-(([.A400]-[.$E$1])^2)/[.$E$2]^2)" office:value-type="float" office:value="0.00791228603549597" calcext:value-type="float">
            <text:p>0.00791228603549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1.99000000000008" calcext:value-type="float">
            <text:p>1.99000000000008</text:p>
          </table:table-cell>
          <table:table-cell table:style-name="ce20" table:formula="of:=(1/((2*PI())^(1/2)*[.$E$2]))*EXP(-(([.A401]-[.$E$1])^2)/[.$E$2]^2)" office:value-type="float" office:value="0.0076043218168417" calcext:value-type="float">
            <text:p>0.00760432181684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2.00000000000008" calcext:value-type="float">
            <text:p>2.00000000000008</text:p>
          </table:table-cell>
          <table:table-cell table:style-name="ce20" table:formula="of:=(1/((2*PI())^(1/2)*[.$E$2]))*EXP(-(([.A402]-[.$E$1])^2)/[.$E$2]^2)" office:value-type="float" office:value="0.00730688274527844" calcext:value-type="float">
            <text:p>0.00730688274527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2.01000000000008" calcext:value-type="float">
            <text:p>2.01000000000008</text:p>
          </table:table-cell>
          <table:table-cell table:style-name="ce20" table:formula="of:=(1/((2*PI())^(1/2)*[.$E$2]))*EXP(-(([.A403]-[.$E$1])^2)/[.$E$2]^2)" office:value-type="float" office:value="0.00701967377231107" calcext:value-type="float">
            <text:p>0.007019673772311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2.02000000000008" calcext:value-type="float">
            <text:p>2.02000000000008</text:p>
          </table:table-cell>
          <table:table-cell table:style-name="ce20" table:formula="of:=(1/((2*PI())^(1/2)*[.$E$2]))*EXP(-(([.A404]-[.$E$1])^2)/[.$E$2]^2)" office:value-type="float" office:value="0.00674240540167193" calcext:value-type="float">
            <text:p>0.006742405401672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2.03000000000008" calcext:value-type="float">
            <text:p>2.03000000000008</text:p>
          </table:table-cell>
          <table:table-cell table:style-name="ce20" table:formula="of:=(1/((2*PI())^(1/2)*[.$E$2]))*EXP(-(([.A405]-[.$E$1])^2)/[.$E$2]^2)" office:value-type="float" office:value="0.0064747936980768" calcext:value-type="float">
            <text:p>0.006474793698077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2.04000000000008" calcext:value-type="float">
            <text:p>2.04000000000008</text:p>
          </table:table-cell>
          <table:table-cell table:style-name="ce20" table:formula="of:=(1/((2*PI())^(1/2)*[.$E$2]))*EXP(-(([.A406]-[.$E$1])^2)/[.$E$2]^2)" office:value-type="float" office:value="0.00621656029018636" calcext:value-type="float">
            <text:p>0.006216560290186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2.05000000000008" calcext:value-type="float">
            <text:p>2.05000000000008</text:p>
          </table:table-cell>
          <table:table-cell table:style-name="ce20" table:formula="of:=(1/((2*PI())^(1/2)*[.$E$2]))*EXP(-(([.A407]-[.$E$1])^2)/[.$E$2]^2)" office:value-type="float" office:value="0.00596743236799822" calcext:value-type="float">
            <text:p>0.005967432367998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float" office:value="2.06000000000008" calcext:value-type="float">
            <text:p>2.06000000000008</text:p>
          </table:table-cell>
          <table:table-cell table:style-name="ce20" table:formula="of:=(1/((2*PI())^(1/2)*[.$E$2]))*EXP(-(([.A408]-[.$E$1])^2)/[.$E$2]^2)" office:value-type="float" office:value="0.00572714267489391" calcext:value-type="float">
            <text:p>0.005727142674894</text:p>
          </table:table-cell>
          <table:table-cell/>
          <table:table-cell table:style-name="ce20" table:number-columns-repeated="2"/>
          <table:table-cell table:number-columns-repeated="1019"/>
        </table:table-row>
        <table:table-row table:style-name="ro1" table:number-rows-repeated="592">
          <table:table-cell table:style-name="ce20" table:number-columns-repeated="2"/>
          <table:table-cell/>
          <table:table-cell table:style-name="ce20" table:number-columns-repeated="2"/>
          <table:table-cell table:number-columns-repeated="101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ity Size Plot" table:style-name="ta3">
        <table:table-column table:style-name="co3" table:number-columns-repeated="1024" table:default-cell-style-name="Default"/>
        <table:table-row table:style-name="ro3">
          <table:table-cell>
            <draw:frame table:end-cell-address="'City Size Plot'.O39" table:end-x="16.47pt" table:end-y="7.82pt" draw:z-index="0" draw:name="Chart 5" draw:style-name="gr1" draw:text-style-name="P1" svg:width="677.96pt" svg:height="494.22pt" svg:x="0pt" svg:y="0pt">
              <draw:object draw:notify-on-update-of-ranges="'City Size Distribution'.K1:'City Size Distribution'.K50 'City Size Distribution'.J1:'City Size Distribution'.J50 'City Size Distribution'.I1:'City Size Distribution'.I312 'City Size Distribution'.J1:'City Size Distribution'.J5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-webkit-standard" svg:font-family="-webkit-standard"/>
    <style:font-face style:name="Arial" svg:font-family="Arial"/>
    <style:font-face style:name="Cambria" svg:font-family="Cambria"/>
    <style:font-face style:name="Sans-serif" svg:font-family="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landscape" fo:margin-top="70.84pt" fo:margin-bottom="70.84pt" fo:margin-left="53.86pt" fo:margin-right="53.86pt" style:print-page-order="ttb" style:first-page-number="continue" style:scale-to-pages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ity_20_Size_20_Distribution" style:display-name="PageStyle_City Size Distribu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ll-Shaped_20_Curve" style:display-name="PageStyle_Bell-Shaped Curv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ity_20_Size_20_Plot" style:display-name="PageStyle_City Size Plo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252" meta:object-count="5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plot-area chart:style-name="ch2" table:cell-range-address="'City Size Distribution'.J1:'City Size Distribution'.K312" chart:data-source-has-labels="both" svg:x="0.317cm" svg:y="0.196cm" svg:width="15.241cm" svg:height="9.424cm">
          <chartooo:coordinate-region svg:x="2.367cm" svg:y="0.395cm" svg:width="13.191cm" svg:height="9.026cm"/>
          <chart:axis chart:dimension="x" chart:name="primary-x" chart:style-name="ch3" chartooo:axis-type="text">
            <chart:categories table:cell-range-address="'City Size Distribution'.J2:'City Size Distribution'.J3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ity Size Distribution'.K2:'City Size Distribution'.K312" chart:label-cell-address="'City Size Distribution'.K1:'City Size Distribution'.K1" chart:class="chart:line">
            <chart:data-point chart:repeated="3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10(1-F(x))</text:p>
                <draw:g>
                  <svg:desc>'City Size Distribution'.K1:'City Size Distribution'.K1</svg:desc>
                </draw:g>
              </table:table-cell>
            </table:table-row>
          </table:table-header-rows>
          <table:table-rows>
            <table:table-row>
              <table:table-cell office:value-type="float" office:value="6.9356431757063">
                <text:p>6.9356431757063</text:p>
                <draw:g>
                  <svg:desc>'City Size Distribution'.J2:'City Size Distribution'.J312</svg:desc>
                </draw:g>
              </table:table-cell>
              <table:table-cell office:value-type="float" office:value="-2.49276038902684">
                <text:p>-2.49276038902684</text:p>
                <draw:g>
                  <svg:desc>'City Size Distribution'.K2:'City Size Distribution'.K312</svg:desc>
                </draw:g>
              </table:table-cell>
            </table:table-row>
            <table:table-row>
              <table:table-cell office:value-type="float" office:value="6.60203382429714">
                <text:p>6.60203382429714</text:p>
              </table:table-cell>
              <table:table-cell office:value-type="float" office:value="-2.19173039336286">
                <text:p>-2.19173039336286</text:p>
              </table:table-cell>
            </table:table-row>
            <table:table-row>
              <table:table-cell office:value-type="float" office:value="6.43400171565579">
                <text:p>6.43400171565579</text:p>
              </table:table-cell>
              <table:table-cell office:value-type="float" office:value="-2.01563913430717">
                <text:p>-2.01563913430717</text:p>
              </table:table-cell>
            </table:table-row>
            <table:table-row>
              <table:table-cell office:value-type="float" office:value="6.36412249275426">
                <text:p>6.36412249275426</text:p>
              </table:table-cell>
              <table:table-cell office:value-type="float" office:value="-1.89070039769888">
                <text:p>-1.89070039769888</text:p>
              </table:table-cell>
            </table:table-row>
            <table:table-row>
              <table:table-cell office:value-type="float" office:value="6.211141374073">
                <text:p>6.211141374073</text:p>
              </table:table-cell>
              <table:table-cell office:value-type="float" office:value="-1.79379038469082">
                <text:p>-1.79379038469082</text:p>
              </table:table-cell>
            </table:table-row>
            <table:table-row>
              <table:table-cell office:value-type="float" office:value="6.1988942349404">
                <text:p>6.1988942349404</text:p>
              </table:table-cell>
              <table:table-cell office:value-type="float" office:value="-1.71460913864319">
                <text:p>-1.71460913864319</text:p>
              </table:table-cell>
            </table:table-row>
            <table:table-row>
              <table:table-cell office:value-type="float" office:value="6.179536280371">
                <text:p>6.179536280371</text:p>
              </table:table-cell>
              <table:table-cell office:value-type="float" office:value="-1.64766234901258">
                <text:p>-1.64766234901258</text:p>
              </table:table-cell>
            </table:table-row>
            <table:table-row>
              <table:table-cell office:value-type="float" office:value="6.15214029201689">
                <text:p>6.15214029201689</text:p>
              </table:table-cell>
              <table:table-cell office:value-type="float" office:value="-1.58967040203489">
                <text:p>-1.58967040203489</text:p>
              </table:table-cell>
            </table:table-row>
            <table:table-row>
              <table:table-cell office:value-type="float" office:value="6.12745306657294">
                <text:p>6.12745306657294</text:p>
              </table:table-cell>
              <table:table-cell office:value-type="float" office:value="-1.53851787958751">
                <text:p>-1.53851787958751</text:p>
              </table:table-cell>
            </table:table-row>
            <table:table-row>
              <table:table-cell office:value-type="float" office:value="6.01507334522488">
                <text:p>6.01507334522488</text:p>
              </table:table-cell>
              <table:table-cell office:value-type="float" office:value="-1.49276038902684">
                <text:p>-1.49276038902684</text:p>
              </table:table-cell>
            </table:table-row>
            <table:table-row>
              <table:table-cell office:value-type="float" office:value="5.97805034608819">
                <text:p>5.97805034608819</text:p>
              </table:table-cell>
              <table:table-cell office:value-type="float" office:value="-1.45136770386861">
                <text:p>-1.45136770386861</text:p>
              </table:table-cell>
            </table:table-row>
            <table:table-row>
              <table:table-cell office:value-type="float" office:value="5.95039503971485">
                <text:p>5.95039503971485</text:p>
              </table:table-cell>
              <table:table-cell office:value-type="float" office:value="-1.41357914297921">
                <text:p>-1.41357914297921</text:p>
              </table:table-cell>
            </table:table-row>
            <table:table-row>
              <table:table-cell office:value-type="float" office:value="5.94663056426401">
                <text:p>5.94663056426401</text:p>
              </table:table-cell>
              <table:table-cell office:value-type="float" office:value="-1.37881703672">
                <text:p>-1.37881703672</text:p>
              </table:table-cell>
            </table:table-row>
            <table:table-row>
              <table:table-cell office:value-type="float" office:value="5.94407286019711">
                <text:p>5.94407286019711</text:p>
              </table:table-cell>
              <table:table-cell office:value-type="float" office:value="-1.3466323533486">
                <text:p>-1.3466323533486</text:p>
              </table:table-cell>
            </table:table-row>
            <table:table-row>
              <table:table-cell office:value-type="float" office:value="5.94159490455837">
                <text:p>5.94159490455837</text:p>
              </table:table-cell>
              <table:table-cell office:value-type="float" office:value="-1.31666912997116">
                <text:p>-1.31666912997116</text:p>
              </table:table-cell>
            </table:table-row>
            <table:table-row>
              <table:table-cell office:value-type="float" office:value="5.93601180219025">
                <text:p>5.93601180219025</text:p>
              </table:table-cell>
              <table:table-cell office:value-type="float" office:value="-1.28864040637091">
                <text:p>-1.28864040637091</text:p>
              </table:table-cell>
            </table:table-row>
            <table:table-row>
              <table:table-cell office:value-type="float" office:value="5.93401085882217">
                <text:p>5.93401085882217</text:p>
              </table:table-cell>
              <table:table-cell office:value-type="float" office:value="-1.26231146764856">
                <text:p>-1.26231146764856</text:p>
              </table:table-cell>
            </table:table-row>
            <table:table-row>
              <table:table-cell office:value-type="float" office:value="5.86018522784918">
                <text:p>5.86018522784918</text:p>
              </table:table-cell>
              <table:table-cell office:value-type="float" office:value="-1.23748788392353">
                <text:p>-1.23748788392353</text:p>
              </table:table-cell>
            </table:table-row>
            <table:table-row>
              <table:table-cell office:value-type="float" office:value="5.8479555824277">
                <text:p>5.8479555824277</text:p>
              </table:table-cell>
              <table:table-cell office:value-type="float" office:value="-1.21400678807401">
                <text:p>-1.21400678807401</text:p>
              </table:table-cell>
            </table:table-row>
            <table:table-row>
              <table:table-cell office:value-type="float" office:value="5.84134194813381">
                <text:p>5.84134194813381</text:p>
              </table:table-cell>
              <table:table-cell office:value-type="float" office:value="-1.19173039336286">
                <text:p>-1.19173039336286</text:p>
              </table:table-cell>
            </table:table-row>
            <table:table-row>
              <table:table-cell office:value-type="float" office:value="5.83575016401872">
                <text:p>5.83575016401872</text:p>
              </table:table-cell>
              <table:table-cell office:value-type="float" office:value="-1.17054109429292">
                <text:p>-1.17054109429292</text:p>
              </table:table-cell>
            </table:table-row>
            <table:table-row>
              <table:table-cell office:value-type="float" office:value="5.83478744178842">
                <text:p>5.83478744178842</text:p>
              </table:table-cell>
              <table:table-cell office:value-type="float" office:value="-1.15033770820463">
                <text:p>-1.15033770820463</text:p>
              </table:table-cell>
            </table:table-row>
            <table:table-row>
              <table:table-cell office:value-type="float" office:value="5.82808217141066">
                <text:p>5.82808217141066</text:p>
              </table:table-cell>
              <table:table-cell office:value-type="float" office:value="-1.13103255300924">
                <text:p>-1.13103255300924</text:p>
              </table:table-cell>
            </table:table-row>
            <table:table-row>
              <table:table-cell office:value-type="float" office:value="5.82449030598845">
                <text:p>5.82449030598845</text:p>
              </table:table-cell>
              <table:table-cell office:value-type="float" office:value="-1.11254914731523">
                <text:p>-1.11254914731523</text:p>
              </table:table-cell>
            </table:table-row>
            <table:table-row>
              <table:table-cell office:value-type="float" office:value="5.81440476590488">
                <text:p>5.81440476590488</text:p>
              </table:table-cell>
              <table:table-cell office:value-type="float" office:value="-1.0948203803548">
                <text:p>-1.0948203803548</text:p>
              </table:table-cell>
            </table:table-row>
            <table:table-row>
              <table:table-cell office:value-type="float" office:value="5.81144429573348">
                <text:p>5.81144429573348</text:p>
              </table:table-cell>
              <table:table-cell office:value-type="float" office:value="-1.07778704105602">
                <text:p>-1.07778704105602</text:p>
              </table:table-cell>
            </table:table-row>
            <table:table-row>
              <table:table-cell office:value-type="float" office:value="5.80864842411222">
                <text:p>5.80864842411222</text:p>
              </table:table-cell>
              <table:table-cell office:value-type="float" office:value="-1.06139662486785">
                <text:p>-1.06139662486785</text:p>
              </table:table-cell>
            </table:table-row>
            <table:table-row>
              <table:table-cell office:value-type="float" office:value="5.80731579608956">
                <text:p>5.80731579608956</text:p>
              </table:table-cell>
              <table:table-cell office:value-type="float" office:value="-1.04560235768462">
                <text:p>-1.04560235768462</text:p>
              </table:table-cell>
            </table:table-row>
            <table:table-row>
              <table:table-cell office:value-type="float" office:value="5.79333560371853">
                <text:p>5.79333560371853</text:p>
              </table:table-cell>
              <table:table-cell office:value-type="float" office:value="-1.03036239112788">
                <text:p>-1.03036239112788</text:p>
              </table:table-cell>
            </table:table-row>
            <table:table-row>
              <table:table-cell office:value-type="float" office:value="5.78650155999264">
                <text:p>5.78650155999264</text:p>
              </table:table-cell>
              <table:table-cell office:value-type="float" office:value="-1.01563913430718">
                <text:p>-1.01563913430718</text:p>
              </table:table-cell>
            </table:table-row>
            <table:table-row>
              <table:table-cell office:value-type="float" office:value="5.77477308743982">
                <text:p>5.77477308743982</text:p>
              </table:table-cell>
              <table:table-cell office:value-type="float" office:value="-1.00139869519256">
                <text:p>-1.00139869519256</text:p>
              </table:table-cell>
            </table:table-row>
            <table:table-row>
              <table:table-cell office:value-type="float" office:value="5.74705816843533">
                <text:p>5.74705816843533</text:p>
              </table:table-cell>
              <table:table-cell office:value-type="float" office:value="-0.987610410706932">
                <text:p>-0.987610410706932</text:p>
              </table:table-cell>
            </table:table-row>
            <table:table-row>
              <table:table-cell office:value-type="float" office:value="5.72890299976558">
                <text:p>5.72890299976558</text:p>
              </table:table-cell>
              <table:table-cell office:value-type="float" office:value="-0.97424644914895">
                <text:p>-0.97424644914895</text:p>
              </table:table-cell>
            </table:table-row>
            <table:table-row>
              <table:table-cell office:value-type="float" office:value="5.72217141593106">
                <text:p>5.72217141593106</text:p>
              </table:table-cell>
              <table:table-cell office:value-type="float" office:value="-0.961281471984582">
                <text:p>-0.961281471984582</text:p>
              </table:table-cell>
            </table:table-row>
            <table:table-row>
              <table:table-cell office:value-type="float" office:value="5.70061806098202">
                <text:p>5.70061806098202</text:p>
              </table:table-cell>
              <table:table-cell office:value-type="float" office:value="-0.948692344676562">
                <text:p>-0.948692344676562</text:p>
              </table:table-cell>
            </table:table-row>
            <table:table-row>
              <table:table-cell office:value-type="float" office:value="5.69583264771397">
                <text:p>5.69583264771397</text:p>
              </table:table-cell>
              <table:table-cell office:value-type="float" office:value="-0.93645788825955">
                <text:p>-0.93645788825955</text:p>
              </table:table-cell>
            </table:table-row>
            <table:table-row>
              <table:table-cell office:value-type="float" office:value="5.68925823288979">
                <text:p>5.68925823288979</text:p>
              </table:table-cell>
              <table:table-cell office:value-type="float" office:value="-0.924558664959842">
                <text:p>-0.924558664959842</text:p>
              </table:table-cell>
            </table:table-row>
            <table:table-row>
              <table:table-cell office:value-type="float" office:value="5.68689533888861">
                <text:p>5.68689533888861</text:p>
              </table:table-cell>
              <table:table-cell office:value-type="float" office:value="-0.912976792410027">
                <text:p>-0.912976792410027</text:p>
              </table:table-cell>
            </table:table-row>
            <table:table-row>
              <table:table-cell office:value-type="float" office:value="5.67158934339564">
                <text:p>5.67158934339564</text:p>
              </table:table-cell>
              <table:table-cell office:value-type="float" office:value="-0.901695782000338">
                <text:p>-0.901695782000338</text:p>
              </table:table-cell>
            </table:table-row>
            <table:table-row>
              <table:table-cell office:value-type="float" office:value="5.66921736272035">
                <text:p>5.66921736272035</text:p>
              </table:table-cell>
              <table:table-cell office:value-type="float" office:value="-0.890700397698875">
                <text:p>-0.890700397698875</text:p>
              </table:table-cell>
            </table:table-row>
            <table:table-row>
              <table:table-cell office:value-type="float" office:value="5.66722687413184">
                <text:p>5.66722687413184</text:p>
              </table:table-cell>
              <table:table-cell office:value-type="float" office:value="-0.879976532307102">
                <text:p>-0.879976532307102</text:p>
              </table:table-cell>
            </table:table-row>
            <table:table-row>
              <table:table-cell office:value-type="float" office:value="5.66696140837797">
                <text:p>5.66696140837797</text:p>
              </table:table-cell>
              <table:table-cell office:value-type="float" office:value="-0.869511098628937">
                <text:p>-0.869511098628937</text:p>
              </table:table-cell>
            </table:table-row>
            <table:table-row>
              <table:table-cell office:value-type="float" office:value="5.66590635547052">
                <text:p>5.66590635547052</text:p>
              </table:table-cell>
              <table:table-cell office:value-type="float" office:value="-0.859291933447251">
                <text:p>-0.859291933447251</text:p>
              </table:table-cell>
            </table:table-row>
            <table:table-row>
              <table:table-cell office:value-type="float" office:value="5.65363212899316">
                <text:p>5.65363212899316</text:p>
              </table:table-cell>
              <table:table-cell office:value-type="float" office:value="-0.84930771254065">
                <text:p>-0.84930771254065</text:p>
              </table:table-cell>
            </table:table-row>
            <table:table-row>
              <table:table-cell office:value-type="float" office:value="5.62858814887765">
                <text:p>5.62858814887765</text:p>
              </table:table-cell>
              <table:table-cell office:value-type="float" office:value="-0.839547875251494">
                <text:p>-0.839547875251494</text:p>
              </table:table-cell>
            </table:table-row>
            <table:table-row>
              <table:table-cell office:value-type="float" office:value="5.62565296074012">
                <text:p>5.62565296074012</text:p>
              </table:table-cell>
              <table:table-cell office:value-type="float" office:value="-0.830002557345263">
                <text:p>-0.830002557345263</text:p>
              </table:table-cell>
            </table:table-row>
            <table:table-row>
              <table:table-cell office:value-type="float" office:value="5.60400993241223">
                <text:p>5.60400993241223</text:p>
              </table:table-cell>
              <table:table-cell office:value-type="float" office:value="-0.82066253109112">
                <text:p>-0.82066253109112</text:p>
              </table:table-cell>
            </table:table-row>
            <table:table-row>
              <table:table-cell office:value-type="float" office:value="5.59812707218404">
                <text:p>5.59812707218404</text:p>
              </table:table-cell>
              <table:table-cell office:value-type="float" office:value="-0.81151915165125">
                <text:p>-0.81151915165125</text:p>
              </table:table-cell>
            </table:table-row>
            <table:table-row>
              <table:table-cell office:value-type="float" office:value="5.59471511246316">
                <text:p>5.59471511246316</text:p>
              </table:table-cell>
              <table:table-cell office:value-type="float" office:value="-0.802564308998324">
                <text:p>-0.802564308998324</text:p>
              </table:table-cell>
            </table:table-row>
            <table:table-row>
              <table:table-cell office:value-type="float" office:value="5.59172223205125">
                <text:p>5.59172223205125</text:p>
              </table:table-cell>
              <table:table-cell office:value-type="float" office:value="-0.793790384690819">
                <text:p>-0.793790384690819</text:p>
              </table:table-cell>
            </table:table-row>
            <table:table-row>
              <table:table-cell office:value-type="float" office:value="5.58605254583706">
                <text:p>5.58605254583706</text:p>
              </table:table-cell>
              <table:table-cell office:value-type="float" office:value="-0.785190212928901">
                <text:p>-0.785190212928901</text:p>
              </table:table-cell>
            </table:table-row>
            <table:table-row>
              <table:table-cell office:value-type="float" office:value="5.58594551500909">
                <text:p>5.58594551500909</text:p>
              </table:table-cell>
              <table:table-cell office:value-type="float" office:value="-0.776757045392038">
                <text:p>-0.776757045392038</text:p>
              </table:table-cell>
            </table:table-row>
            <table:table-row>
              <table:table-cell office:value-type="float" office:value="5.5807813269746">
                <text:p>5.5807813269746</text:p>
              </table:table-cell>
              <table:table-cell office:value-type="float" office:value="-0.768484519426048">
                <text:p>-0.768484519426048</text:p>
              </table:table-cell>
            </table:table-row>
            <table:table-row>
              <table:table-cell office:value-type="float" office:value="5.56421970683393">
                <text:p>5.56421970683393</text:p>
              </table:table-cell>
              <table:table-cell office:value-type="float" office:value="-0.760366629203869">
                <text:p>-0.760366629203869</text:p>
              </table:table-cell>
            </table:table-row>
            <table:table-row>
              <table:table-cell office:value-type="float" office:value="5.54715542518844">
                <text:p>5.54715542518844</text:p>
              </table:table-cell>
              <table:table-cell office:value-type="float" office:value="-0.752397699532594">
                <text:p>-0.752397699532594</text:p>
              </table:table-cell>
            </table:table-row>
            <table:table-row>
              <table:table-cell office:value-type="float" office:value="5.54455790032737">
                <text:p>5.54455790032737</text:p>
              </table:table-cell>
              <table:table-cell office:value-type="float" office:value="-0.744572362020637">
                <text:p>-0.744572362020637</text:p>
              </table:table-cell>
            </table:table-row>
            <table:table-row>
              <table:table-cell office:value-type="float" office:value="5.52392326928997">
                <text:p>5.52392326928997</text:p>
              </table:table-cell>
              <table:table-cell office:value-type="float" office:value="-0.736885533354346">
                <text:p>-0.736885533354346</text:p>
              </table:table-cell>
            </table:table-row>
            <table:table-row>
              <table:table-cell office:value-type="float" office:value="5.51551354765645">
                <text:p>5.51551354765645</text:p>
              </table:table-cell>
              <table:table-cell office:value-type="float" office:value="-0.7293323954639">
                <text:p>-0.7293323954639</text:p>
              </table:table-cell>
            </table:table-row>
            <table:table-row>
              <table:table-cell office:value-type="float" office:value="5.51269106530727">
                <text:p>5.51269106530727</text:p>
              </table:table-cell>
              <table:table-cell office:value-type="float" office:value="-0.721908377384693">
                <text:p>-0.721908377384693</text:p>
              </table:table-cell>
            </table:table-row>
            <table:table-row>
              <table:table-cell office:value-type="float" office:value="5.50780056980928">
                <text:p>5.50780056980928</text:p>
              </table:table-cell>
              <table:table-cell office:value-type="float" office:value="-0.714609138643194">
                <text:p>-0.714609138643194</text:p>
              </table:table-cell>
            </table:table-row>
            <table:table-row>
              <table:table-cell office:value-type="float" office:value="5.49205600970063">
                <text:p>5.49205600970063</text:p>
              </table:table-cell>
              <table:table-cell office:value-type="float" office:value="-0.70743055401607">
                <text:p>-0.70743055401607</text:p>
              </table:table-cell>
            </table:table-row>
            <table:table-row>
              <table:table-cell office:value-type="float" office:value="5.48943251012923">
                <text:p>5.48943251012923</text:p>
              </table:table-cell>
              <table:table-cell office:value-type="float" office:value="-0.700368699528584">
                <text:p>-0.700368699528584</text:p>
              </table:table-cell>
            </table:table-row>
            <table:table-row>
              <table:table-cell office:value-type="float" office:value="5.48660189569709">
                <text:p>5.48660189569709</text:p>
              </table:table-cell>
              <table:table-cell office:value-type="float" office:value="-0.693419839573256">
                <text:p>-0.693419839573256</text:p>
              </table:table-cell>
            </table:table-row>
            <table:table-row>
              <table:table-cell office:value-type="float" office:value="5.48078136706469">
                <text:p>5.48078136706469</text:p>
              </table:table-cell>
              <table:table-cell office:value-type="float" office:value="-0.68658041504295">
                <text:p>-0.68658041504295</text:p>
              </table:table-cell>
            </table:table-row>
            <table:table-row>
              <table:table-cell office:value-type="float" office:value="5.48059183982582">
                <text:p>5.48059183982582</text:p>
              </table:table-cell>
              <table:table-cell office:value-type="float" office:value="-0.679847032383982">
                <text:p>-0.679847032383982</text:p>
              </table:table-cell>
            </table:table-row>
            <table:table-row>
              <table:table-cell office:value-type="float" office:value="5.47900057307316">
                <text:p>5.47900057307316</text:p>
              </table:table-cell>
              <table:table-cell office:value-type="float" office:value="-0.673216453484969">
                <text:p>-0.673216453484969</text:p>
              </table:table-cell>
            </table:table-row>
            <table:table-row>
              <table:table-cell office:value-type="float" office:value="5.46887289267183">
                <text:p>5.46887289267183</text:p>
              </table:table-cell>
              <table:table-cell office:value-type="float" office:value="-0.666685586326011">
                <text:p>-0.666685586326011</text:p>
              </table:table-cell>
            </table:table-row>
            <table:table-row>
              <table:table-cell office:value-type="float" office:value="5.4627303306257">
                <text:p>5.4627303306257</text:p>
              </table:table-cell>
              <table:table-cell office:value-type="float" office:value="-0.660251476320601">
                <text:p>-0.660251476320601</text:p>
              </table:table-cell>
            </table:table-row>
            <table:table-row>
              <table:table-cell office:value-type="float" office:value="5.45658312610127">
                <text:p>5.45658312610127</text:p>
              </table:table-cell>
              <table:table-cell office:value-type="float" office:value="-0.653911298289582">
                <text:p>-0.653911298289582</text:p>
              </table:table-cell>
            </table:table-row>
            <table:table-row>
              <table:table-cell office:value-type="float" office:value="5.45507946803315">
                <text:p>5.45507946803315</text:p>
              </table:table-cell>
              <table:table-cell office:value-type="float" office:value="-0.647662349012581">
                <text:p>-0.647662349012581</text:p>
              </table:table-cell>
            </table:table-row>
            <table:table-row>
              <table:table-cell office:value-type="float" office:value="5.45444237973193">
                <text:p>5.45444237973193</text:p>
              </table:table-cell>
              <table:table-cell office:value-type="float" office:value="-0.641502040307762">
                <text:p>-0.641502040307762</text:p>
              </table:table-cell>
            </table:table-row>
            <table:table-row>
              <table:table-cell office:value-type="float" office:value="5.44755646880816">
                <text:p>5.44755646880816</text:p>
              </table:table-cell>
              <table:table-cell office:value-type="float" office:value="-0.635427892595569">
                <text:p>-0.635427892595569</text:p>
              </table:table-cell>
            </table:table-row>
            <table:table-row>
              <table:table-cell office:value-type="float" office:value="5.44318942504639">
                <text:p>5.44318942504639</text:p>
              </table:table-cell>
              <table:table-cell office:value-type="float" office:value="-0.629437528906382">
                <text:p>-0.629437528906382</text:p>
              </table:table-cell>
            </table:table-row>
            <table:table-row>
              <table:table-cell office:value-type="float" office:value="5.44168099924306">
                <text:p>5.44168099924306</text:p>
              </table:table-cell>
              <table:table-cell office:value-type="float" office:value="-0.623528669295861">
                <text:p>-0.623528669295861</text:p>
              </table:table-cell>
            </table:table-row>
            <table:table-row>
              <table:table-cell office:value-type="float" office:value="5.43257327739792">
                <text:p>5.43257327739792</text:p>
              </table:table-cell>
              <table:table-cell office:value-type="float" office:value="-0.617699125635137">
                <text:p>-0.617699125635137</text:p>
              </table:table-cell>
            </table:table-row>
            <table:table-row>
              <table:table-cell office:value-type="float" office:value="5.43212070672486">
                <text:p>5.43212070672486</text:p>
              </table:table-cell>
              <table:table-cell office:value-type="float" office:value="-0.611946796746046">
                <text:p>-0.611946796746046</text:p>
              </table:table-cell>
            </table:table-row>
            <table:table-row>
              <table:table-cell office:value-type="float" office:value="5.42771812525137">
                <text:p>5.42771812525137</text:p>
              </table:table-cell>
              <table:table-cell office:value-type="float" office:value="-0.606269663854356">
                <text:p>-0.606269663854356</text:p>
              </table:table-cell>
            </table:table-row>
            <table:table-row>
              <table:table-cell office:value-type="float" office:value="5.42472487048261">
                <text:p>5.42472487048261</text:p>
              </table:table-cell>
              <table:table-cell office:value-type="float" office:value="-0.600665786336357">
                <text:p>-0.600665786336357</text:p>
              </table:table-cell>
            </table:table-row>
            <table:table-row>
              <table:table-cell office:value-type="float" office:value="5.4203766284873">
                <text:p>5.4203766284873</text:p>
              </table:table-cell>
              <table:table-cell office:value-type="float" office:value="-0.595133297736396">
                <text:p>-0.595133297736396</text:p>
              </table:table-cell>
            </table:table-row>
            <table:table-row>
              <table:table-cell office:value-type="float" office:value="5.41606439400349">
                <text:p>5.41606439400349</text:p>
              </table:table-cell>
              <table:table-cell office:value-type="float" office:value="-0.589670402034894">
                <text:p>-0.589670402034894</text:p>
              </table:table-cell>
            </table:table-row>
            <table:table-row>
              <table:table-cell office:value-type="float" office:value="5.412648672953">
                <text:p>5.412648672953</text:p>
              </table:table-cell>
              <table:table-cell office:value-type="float" office:value="-0.584275370148188">
                <text:p>-0.584275370148188</text:p>
              </table:table-cell>
            </table:table-row>
            <table:table-row>
              <table:table-cell office:value-type="float" office:value="5.40690449432804">
                <text:p>5.40690449432804</text:p>
              </table:table-cell>
              <table:table-cell office:value-type="float" office:value="-0.578946536643121">
                <text:p>-0.578946536643121</text:p>
              </table:table-cell>
            </table:table-row>
            <table:table-row>
              <table:table-cell office:value-type="float" office:value="5.40464217445804">
                <text:p>5.40464217445804</text:p>
              </table:table-cell>
              <table:table-cell office:value-type="float" office:value="-0.573682296650764">
                <text:p>-0.573682296650764</text:p>
              </table:table-cell>
            </table:table-row>
            <table:table-row>
              <table:table-cell office:value-type="float" office:value="5.40390600359266">
                <text:p>5.40390600359266</text:p>
              </table:table-cell>
              <table:table-cell office:value-type="float" office:value="-0.568481102964956">
                <text:p>-0.568481102964956</text:p>
              </table:table-cell>
            </table:table-row>
            <table:table-row>
              <table:table-cell office:value-type="float" office:value="5.39785314108861">
                <text:p>5.39785314108861</text:p>
              </table:table-cell>
              <table:table-cell office:value-type="float" office:value="-0.563341463312545">
                <text:p>-0.563341463312545</text:p>
              </table:table-cell>
            </table:table-row>
            <table:table-row>
              <table:table-cell office:value-type="float" office:value="5.39594288066611">
                <text:p>5.39594288066611</text:p>
              </table:table-cell>
              <table:table-cell office:value-type="float" office:value="-0.55826193778327">
                <text:p>-0.55826193778327</text:p>
              </table:table-cell>
            </table:table-row>
            <table:table-row>
              <table:table-cell office:value-type="float" office:value="5.39218499293944">
                <text:p>5.39218499293944</text:p>
              </table:table-cell>
              <table:table-cell office:value-type="float" office:value="-0.553241136408219">
                <text:p>-0.553241136408219</text:p>
              </table:table-cell>
            </table:table-row>
            <table:table-row>
              <table:table-cell office:value-type="float" office:value="5.38863929373045">
                <text:p>5.38863929373045</text:p>
              </table:table-cell>
              <table:table-cell office:value-type="float" office:value="-0.548277716876669">
                <text:p>-0.548277716876669</text:p>
              </table:table-cell>
            </table:table-row>
            <table:table-row>
              <table:table-cell office:value-type="float" office:value="5.38846533025634">
                <text:p>5.38846533025634</text:p>
              </table:table-cell>
              <table:table-cell office:value-type="float" office:value="-0.543370382381925">
                <text:p>-0.543370382381925</text:p>
              </table:table-cell>
            </table:table-row>
            <table:table-row>
              <table:table-cell office:value-type="float" office:value="5.38556159079752">
                <text:p>5.38556159079752</text:p>
              </table:table-cell>
              <table:table-cell office:value-type="float" office:value="-0.538517879587513">
                <text:p>-0.538517879587513</text:p>
              </table:table-cell>
            </table:table-row>
            <table:table-row>
              <table:table-cell office:value-type="float" office:value="5.38445019205379">
                <text:p>5.38445019205379</text:p>
              </table:table-cell>
              <table:table-cell office:value-type="float" office:value="-0.533718996705744">
                <text:p>-0.533718996705744</text:p>
              </table:table-cell>
            </table:table-row>
            <table:table-row>
              <table:table-cell office:value-type="float" office:value="5.38092904364861">
                <text:p>5.38092904364861</text:p>
              </table:table-cell>
              <table:table-cell office:value-type="float" office:value="-0.528972561681282">
                <text:p>-0.528972561681282</text:p>
              </table:table-cell>
            </table:table-row>
            <table:table-row>
              <table:table-cell office:value-type="float" office:value="5.38088568375687">
                <text:p>5.38088568375687</text:p>
              </table:table-cell>
              <table:table-cell office:value-type="float" office:value="-0.524277440472902">
                <text:p>-0.524277440472902</text:p>
              </table:table-cell>
            </table:table-row>
            <table:table-row>
              <table:table-cell office:value-type="float" office:value="5.37961911199998">
                <text:p>5.37961911199998</text:p>
              </table:table-cell>
              <table:table-cell office:value-type="float" office:value="-0.519632535427139">
                <text:p>-0.519632535427139</text:p>
              </table:table-cell>
            </table:table-row>
            <table:table-row>
              <table:table-cell office:value-type="float" office:value="5.37658060657464">
                <text:p>5.37658060657464</text:p>
              </table:table-cell>
              <table:table-cell office:value-type="float" office:value="-0.51503678373799">
                <text:p>-0.51503678373799</text:p>
              </table:table-cell>
            </table:table-row>
            <table:table-row>
              <table:table-cell office:value-type="float" office:value="5.3709976302515">
                <text:p>5.3709976302515</text:p>
              </table:table-cell>
              <table:table-cell office:value-type="float" office:value="-0.510489155987269">
                <text:p>-0.510489155987269</text:p>
              </table:table-cell>
            </table:table-row>
            <table:table-row>
              <table:table-cell office:value-type="float" office:value="5.35608707500792">
                <text:p>5.35608707500792</text:p>
              </table:table-cell>
              <table:table-cell office:value-type="float" office:value="-0.505988654760593">
                <text:p>-0.505988654760593</text:p>
              </table:table-cell>
            </table:table-row>
            <table:table-row>
              <table:table-cell office:value-type="float" office:value="5.35520240465805">
                <text:p>5.35520240465805</text:p>
              </table:table-cell>
              <table:table-cell office:value-type="float" office:value="-0.501534313334343">
                <text:p>-0.501534313334343</text:p>
              </table:table-cell>
            </table:table-row>
            <table:table-row>
              <table:table-cell office:value-type="float" office:value="5.35290381274013">
                <text:p>5.35290381274013</text:p>
              </table:table-cell>
              <table:table-cell office:value-type="float" office:value="-0.497125194429288">
                <text:p>-0.497125194429288</text:p>
              </table:table-cell>
            </table:table-row>
            <table:table-row>
              <table:table-cell office:value-type="float" office:value="5.3375011911475">
                <text:p>5.3375011911475</text:p>
              </table:table-cell>
              <table:table-cell office:value-type="float" office:value="-0.492760389026838">
                <text:p>-0.492760389026838</text:p>
              </table:table-cell>
            </table:table-row>
            <table:table-row>
              <table:table-cell office:value-type="float" office:value="5.33667582664117">
                <text:p>5.33667582664117</text:p>
              </table:table-cell>
              <table:table-cell office:value-type="float" office:value="-0.488439015244195">
                <text:p>-0.488439015244195</text:p>
              </table:table-cell>
            </table:table-row>
            <table:table-row>
              <table:table-cell office:value-type="float" office:value="5.33644972694794">
                <text:p>5.33644972694794</text:p>
              </table:table-cell>
              <table:table-cell office:value-type="float" office:value="-0.48416021726492">
                <text:p>-0.48416021726492</text:p>
              </table:table-cell>
            </table:table-row>
            <table:table-row>
              <table:table-cell office:value-type="float" office:value="5.3308620422992">
                <text:p>5.3308620422992</text:p>
              </table:table-cell>
              <table:table-cell office:value-type="float" office:value="-0.479923164321665">
                <text:p>-0.479923164321665</text:p>
              </table:table-cell>
            </table:table-row>
            <table:table-row>
              <table:table-cell office:value-type="float" office:value="5.32923104569297">
                <text:p>5.32923104569297</text:p>
              </table:table-cell>
              <table:table-cell office:value-type="float" office:value="-0.475727049728057">
                <text:p>-0.475727049728057</text:p>
              </table:table-cell>
            </table:table-row>
            <table:table-row>
              <table:table-cell office:value-type="float" office:value="5.32595671208194">
                <text:p>5.32595671208194</text:p>
              </table:table-cell>
              <table:table-cell office:value-type="float" office:value="-0.471571089956899">
                <text:p>-0.471571089956899</text:p>
              </table:table-cell>
            </table:table-row>
            <table:table-row>
              <table:table-cell office:value-type="float" office:value="5.32405186811287">
                <text:p>5.32405186811287</text:p>
              </table:table-cell>
              <table:table-cell office:value-type="float" office:value="-0.467454523762067">
                <text:p>-0.467454523762067</text:p>
              </table:table-cell>
            </table:table-row>
            <table:table-row>
              <table:table-cell office:value-type="float" office:value="5.32368514710199">
                <text:p>5.32368514710199</text:p>
              </table:table-cell>
              <table:table-cell office:value-type="float" office:value="-0.463376611341628">
                <text:p>-0.463376611341628</text:p>
              </table:table-cell>
            </table:table-row>
            <table:table-row>
              <table:table-cell office:value-type="float" office:value="5.32229580654536">
                <text:p>5.32229580654536</text:p>
              </table:table-cell>
              <table:table-cell office:value-type="float" office:value="-0.459336633539888">
                <text:p>-0.459336633539888</text:p>
              </table:table-cell>
            </table:table-row>
            <table:table-row>
              <table:table-cell office:value-type="float" office:value="5.32198967838953">
                <text:p>5.32198967838953</text:p>
              </table:table-cell>
              <table:table-cell office:value-type="float" office:value="-0.455333891086214">
                <text:p>-0.455333891086214</text:p>
              </table:table-cell>
            </table:table-row>
            <table:table-row>
              <table:table-cell office:value-type="float" office:value="5.3181593702389">
                <text:p>5.3181593702389</text:p>
              </table:table-cell>
              <table:table-cell office:value-type="float" office:value="-0.451367703868612">
                <text:p>-0.451367703868612</text:p>
              </table:table-cell>
            </table:table-row>
            <table:table-row>
              <table:table-cell office:value-type="float" office:value="5.31644424406613">
                <text:p>5.31644424406613</text:p>
              </table:table-cell>
              <table:table-cell office:value-type="float" office:value="-0.44743741024018">
                <text:p>-0.44743741024018</text:p>
              </table:table-cell>
            </table:table-row>
            <table:table-row>
              <table:table-cell office:value-type="float" office:value="5.30761154916128">
                <text:p>5.30761154916128</text:p>
              </table:table-cell>
              <table:table-cell office:value-type="float" office:value="-0.443542366356656">
                <text:p>-0.443542366356656</text:p>
              </table:table-cell>
            </table:table-row>
            <table:table-row>
              <table:table-cell office:value-type="float" office:value="5.30539221700658">
                <text:p>5.30539221700658</text:p>
              </table:table-cell>
              <table:table-cell office:value-type="float" office:value="-0.439681945543418">
                <text:p>-0.439681945543418</text:p>
              </table:table-cell>
            </table:table-row>
            <table:table-row>
              <table:table-cell office:value-type="float" office:value="5.30508038836592">
                <text:p>5.30508038836592</text:p>
              </table:table-cell>
              <table:table-cell office:value-type="float" office:value="-0.435855537690365">
                <text:p>-0.435855537690365</text:p>
              </table:table-cell>
            </table:table-row>
            <table:table-row>
              <table:table-cell office:value-type="float" office:value="5.30312042741835">
                <text:p>5.30312042741835</text:p>
              </table:table-cell>
              <table:table-cell office:value-type="float" office:value="-0.432062548673226">
                <text:p>-0.432062548673226</text:p>
              </table:table-cell>
            </table:table-row>
            <table:table-row>
              <table:table-cell office:value-type="float" office:value="5.30220967301988">
                <text:p>5.30220967301988</text:p>
              </table:table-cell>
              <table:table-cell office:value-type="float" office:value="-0.428302399799919">
                <text:p>-0.428302399799919</text:p>
              </table:table-cell>
            </table:table-row>
            <table:table-row>
              <table:table-cell office:value-type="float" office:value="5.30065199501059">
                <text:p>5.30065199501059</text:p>
              </table:table-cell>
              <table:table-cell office:value-type="float" office:value="-0.424574527280676">
                <text:p>-0.424574527280676</text:p>
              </table:table-cell>
            </table:table-row>
            <table:table-row>
              <table:table-cell office:value-type="float" office:value="5.29998208271969">
                <text:p>5.29998208271969</text:p>
              </table:table-cell>
              <table:table-cell office:value-type="float" office:value="-0.420878381720712">
                <text:p>-0.420878381720712</text:p>
              </table:table-cell>
            </table:table-row>
            <table:table-row>
              <table:table-cell office:value-type="float" office:value="5.29847972825772">
                <text:p>5.29847972825772</text:p>
              </table:table-cell>
              <table:table-cell office:value-type="float" office:value="-0.417213427634307">
                <text:p>-0.417213427634307</text:p>
              </table:table-cell>
            </table:table-row>
            <table:table-row>
              <table:table-cell office:value-type="float" office:value="5.29799236464038">
                <text:p>5.29799236464038</text:p>
              </table:table-cell>
              <table:table-cell office:value-type="float" office:value="-0.413579142979213">
                <text:p>-0.413579142979213</text:p>
              </table:table-cell>
            </table:table-row>
            <table:table-row>
              <table:table-cell office:value-type="float" office:value="5.29632727423567">
                <text:p>5.29632727423567</text:p>
              </table:table-cell>
              <table:table-cell office:value-type="float" office:value="-0.409975018710387">
                <text:p>-0.409975018710387</text:p>
              </table:table-cell>
            </table:table-row>
            <table:table-row>
              <table:table-cell office:value-type="float" office:value="5.29483202579047">
                <text:p>5.29483202579047</text:p>
              </table:table-cell>
              <table:table-cell office:value-type="float" office:value="-0.406400558352089">
                <text:p>-0.406400558352089</text:p>
              </table:table-cell>
            </table:table-row>
            <table:table-row>
              <table:table-cell office:value-type="float" office:value="5.28910935870566">
                <text:p>5.28910935870566</text:p>
              </table:table-cell>
              <table:table-cell office:value-type="float" office:value="-0.40285527758744">
                <text:p>-0.40285527758744</text:p>
              </table:table-cell>
            </table:table-row>
            <table:table-row>
              <table:table-cell office:value-type="float" office:value="5.28793155114323">
                <text:p>5.28793155114323</text:p>
              </table:table-cell>
              <table:table-cell office:value-type="float" office:value="-0.399338703864602">
                <text:p>-0.399338703864602</text:p>
              </table:table-cell>
            </table:table-row>
            <table:table-row>
              <table:table-cell office:value-type="float" office:value="5.28743667963993">
                <text:p>5.28743667963993</text:p>
              </table:table-cell>
              <table:table-cell office:value-type="float" office:value="-0.395850376018781">
                <text:p>-0.395850376018781</text:p>
              </table:table-cell>
            </table:table-row>
            <table:table-row>
              <table:table-cell office:value-type="float" office:value="5.28338265128578">
                <text:p>5.28338265128578</text:p>
              </table:table-cell>
              <table:table-cell office:value-type="float" office:value="-0.392389843909275">
                <text:p>-0.392389843909275</text:p>
              </table:table-cell>
            </table:table-row>
            <table:table-row>
              <table:table-cell office:value-type="float" office:value="5.28166502215464">
                <text:p>5.28166502215464</text:p>
              </table:table-cell>
              <table:table-cell office:value-type="float" office:value="-0.388956668070881">
                <text:p>-0.388956668070881</text:p>
              </table:table-cell>
            </table:table-row>
            <table:table-row>
              <table:table-cell office:value-type="float" office:value="5.28114476882046">
                <text:p>5.28114476882046</text:p>
              </table:table-cell>
              <table:table-cell office:value-type="float" office:value="-0.385550419378969">
                <text:p>-0.385550419378969</text:p>
              </table:table-cell>
            </table:table-row>
            <table:table-row>
              <table:table-cell office:value-type="float" office:value="5.27935890544488">
                <text:p>5.27935890544488</text:p>
              </table:table-cell>
              <table:table-cell office:value-type="float" office:value="-0.382170678727588">
                <text:p>-0.382170678727588</text:p>
              </table:table-cell>
            </table:table-row>
            <table:table-row>
              <table:table-cell office:value-type="float" office:value="5.27725154759692">
                <text:p>5.27725154759692</text:p>
              </table:table-cell>
              <table:table-cell office:value-type="float" office:value="-0.378817036720001">
                <text:p>-0.378817036720001</text:p>
              </table:table-cell>
            </table:table-row>
            <table:table-row>
              <table:table-cell office:value-type="float" office:value="5.27264674309901">
                <text:p>5.27264674309901</text:p>
              </table:table-cell>
              <table:table-cell office:value-type="float" office:value="-0.375489093371073">
                <text:p>-0.375489093371073</text:p>
              </table:table-cell>
            </table:table-row>
            <table:table-row>
              <table:table-cell office:value-type="float" office:value="5.26875811056952">
                <text:p>5.26875811056952</text:p>
              </table:table-cell>
              <table:table-cell office:value-type="float" office:value="-0.372186457820988">
                <text:p>-0.372186457820988</text:p>
              </table:table-cell>
            </table:table-row>
            <table:table-row>
              <table:table-cell office:value-type="float" office:value="5.26726092567665">
                <text:p>5.26726092567665</text:p>
              </table:table-cell>
              <table:table-cell office:value-type="float" office:value="-0.368908748059752">
                <text:p>-0.368908748059752</text:p>
              </table:table-cell>
            </table:table-row>
            <table:table-row>
              <table:table-cell office:value-type="float" office:value="5.26331644279822">
                <text:p>5.26331644279822</text:p>
              </table:table-cell>
              <table:table-cell office:value-type="float" office:value="-0.36565559066203">
                <text:p>-0.36565559066203</text:p>
              </table:table-cell>
            </table:table-row>
            <table:table-row>
              <table:table-cell office:value-type="float" office:value="5.26316009564598">
                <text:p>5.26316009564598</text:p>
              </table:table-cell>
              <table:table-cell office:value-type="float" office:value="-0.362426620531831">
                <text:p>-0.362426620531831</text:p>
              </table:table-cell>
            </table:table-row>
            <table:table-row>
              <table:table-cell office:value-type="float" office:value="5.25846966155069">
                <text:p>5.25846966155069</text:p>
              </table:table-cell>
              <table:table-cell office:value-type="float" office:value="-0.35922148065662">
                <text:p>-0.35922148065662</text:p>
              </table:table-cell>
            </table:table-row>
            <table:table-row>
              <table:table-cell office:value-type="float" office:value="5.25621968109752">
                <text:p>5.25621968109752</text:p>
              </table:table-cell>
              <table:table-cell office:value-type="float" office:value="-0.356039821870431">
                <text:p>-0.356039821870431</text:p>
              </table:table-cell>
            </table:table-row>
            <table:table-row>
              <table:table-cell office:value-type="float" office:value="5.25544618816177">
                <text:p>5.25544618816177</text:p>
              </table:table-cell>
              <table:table-cell office:value-type="float" office:value="-0.352881302625601">
                <text:p>-0.352881302625601</text:p>
              </table:table-cell>
            </table:table-row>
            <table:table-row>
              <table:table-cell office:value-type="float" office:value="5.25379338793834">
                <text:p>5.25379338793834</text:p>
              </table:table-cell>
              <table:table-cell office:value-type="float" office:value="-0.349745588772742">
                <text:p>-0.349745588772742</text:p>
              </table:table-cell>
            </table:table-row>
            <table:table-row>
              <table:table-cell office:value-type="float" office:value="5.25319014554165">
                <text:p>5.25319014554165</text:p>
              </table:table-cell>
              <table:table-cell office:value-type="float" office:value="-0.346632353348599">
                <text:p>-0.346632353348599</text:p>
              </table:table-cell>
            </table:table-row>
            <table:table-row>
              <table:table-cell office:value-type="float" office:value="5.24908089849381">
                <text:p>5.24908089849381</text:p>
              </table:table-cell>
              <table:table-cell office:value-type="float" office:value="-0.343541276371458">
                <text:p>-0.343541276371458</text:p>
              </table:table-cell>
            </table:table-row>
            <table:table-row>
              <table:table-cell office:value-type="float" office:value="5.24867444139444">
                <text:p>5.24867444139444</text:p>
              </table:table-cell>
              <table:table-cell office:value-type="float" office:value="-0.340472044643781">
                <text:p>-0.340472044643781</text:p>
              </table:table-cell>
            </table:table-row>
            <table:table-row>
              <table:table-cell office:value-type="float" office:value="5.24769837157251">
                <text:p>5.24769837157251</text:p>
              </table:table-cell>
              <table:table-cell office:value-type="float" office:value="-0.337424351561776">
                <text:p>-0.337424351561776</text:p>
              </table:table-cell>
            </table:table-row>
            <table:table-row>
              <table:table-cell office:value-type="float" office:value="5.24598865026353">
                <text:p>5.24598865026353</text:p>
              </table:table-cell>
              <table:table-cell office:value-type="float" office:value="-0.334397896931588">
                <text:p>-0.334397896931588</text:p>
              </table:table-cell>
            </table:table-row>
            <table:table-row>
              <table:table-cell office:value-type="float" office:value="5.24512014489997">
                <text:p>5.24512014489997</text:p>
              </table:table-cell>
              <table:table-cell office:value-type="float" office:value="-0.331392386791863">
                <text:p>-0.331392386791863</text:p>
              </table:table-cell>
            </table:table-row>
            <table:table-row>
              <table:table-cell office:value-type="float" office:value="5.24470501788646">
                <text:p>5.24470501788646</text:p>
              </table:table-cell>
              <table:table-cell office:value-type="float" office:value="-0.3284075332424">
                <text:p>-0.3284075332424</text:p>
              </table:table-cell>
            </table:table-row>
            <table:table-row>
              <table:table-cell office:value-type="float" office:value="5.24370510879495">
                <text:p>5.24370510879495</text:p>
              </table:table-cell>
              <table:table-cell office:value-type="float" office:value="-0.325443054278661">
                <text:p>-0.325443054278661</text:p>
              </table:table-cell>
            </table:table-row>
            <table:table-row>
              <table:table-cell office:value-type="float" office:value="5.24111296590673">
                <text:p>5.24111296590673</text:p>
              </table:table-cell>
              <table:table-cell office:value-type="float" office:value="-0.32249867363188">
                <text:p>-0.32249867363188</text:p>
              </table:table-cell>
            </table:table-row>
            <table:table-row>
              <table:table-cell office:value-type="float" office:value="5.23513437317745">
                <text:p>5.23513437317745</text:p>
              </table:table-cell>
              <table:table-cell office:value-type="float" office:value="-0.319574120614563">
                <text:p>-0.319574120614563</text:p>
              </table:table-cell>
            </table:table-row>
            <table:table-row>
              <table:table-cell office:value-type="float" office:value="5.23226405040946">
                <text:p>5.23226405040946</text:p>
              </table:table-cell>
              <table:table-cell office:value-type="float" office:value="-0.316669129971156">
                <text:p>-0.316669129971156</text:p>
              </table:table-cell>
            </table:table-row>
            <table:table-row>
              <table:table-cell office:value-type="float" office:value="5.22993257051289">
                <text:p>5.22993257051289</text:p>
              </table:table-cell>
              <table:table-cell office:value-type="float" office:value="-0.313783441733668">
                <text:p>-0.313783441733668</text:p>
              </table:table-cell>
            </table:table-row>
            <table:table-row>
              <table:table-cell office:value-type="float" office:value="5.22767078860359">
                <text:p>5.22767078860359</text:p>
              </table:table-cell>
              <table:table-cell office:value-type="float" office:value="-0.310916801082065">
                <text:p>-0.310916801082065</text:p>
              </table:table-cell>
            </table:table-row>
            <table:table-row>
              <table:table-cell office:value-type="float" office:value="5.22577693045568">
                <text:p>5.22577693045568</text:p>
              </table:table-cell>
              <table:table-cell office:value-type="float" office:value="-0.308068958209239">
                <text:p>-0.308068958209239</text:p>
              </table:table-cell>
            </table:table-row>
            <table:table-row>
              <table:table-cell office:value-type="float" office:value="5.224885120524">
                <text:p>5.224885120524</text:p>
              </table:table-cell>
              <table:table-cell office:value-type="float" office:value="-0.305239668190374">
                <text:p>-0.305239668190374</text:p>
              </table:table-cell>
            </table:table-row>
            <table:table-row>
              <table:table-cell office:value-type="float" office:value="5.22369318475156">
                <text:p>5.22369318475156</text:p>
              </table:table-cell>
              <table:table-cell office:value-type="float" office:value="-0.302428690856546">
                <text:p>-0.302428690856546</text:p>
              </table:table-cell>
            </table:table-row>
            <table:table-row>
              <table:table-cell office:value-type="float" office:value="5.22262544180665">
                <text:p>5.22262544180665</text:p>
              </table:table-cell>
              <table:table-cell office:value-type="float" office:value="-0.299635790672376">
                <text:p>-0.299635790672376</text:p>
              </table:table-cell>
            </table:table-row>
            <table:table-row>
              <table:table-cell office:value-type="float" office:value="5.21985685713338">
                <text:p>5.21985685713338</text:p>
              </table:table-cell>
              <table:table-cell office:value-type="float" office:value="-0.296860736617604">
                <text:p>-0.296860736617604</text:p>
              </table:table-cell>
            </table:table-row>
            <table:table-row>
              <table:table-cell office:value-type="float" office:value="5.21769446020538">
                <text:p>5.21769446020538</text:p>
              </table:table-cell>
              <table:table-cell office:value-type="float" office:value="-0.294103302072415">
                <text:p>-0.294103302072415</text:p>
              </table:table-cell>
            </table:table-row>
            <table:table-row>
              <table:table-cell office:value-type="float" office:value="5.20547503674089">
                <text:p>5.20547503674089</text:p>
              </table:table-cell>
              <table:table-cell office:value-type="float" office:value="-0.291363264706386">
                <text:p>-0.291363264706386</text:p>
              </table:table-cell>
            </table:table-row>
            <table:table-row>
              <table:table-cell office:value-type="float" office:value="5.20497686836131">
                <text:p>5.20497686836131</text:p>
              </table:table-cell>
              <table:table-cell office:value-type="float" office:value="-0.288640406370913">
                <text:p>-0.288640406370913</text:p>
              </table:table-cell>
            </table:table-row>
            <table:table-row>
              <table:table-cell office:value-type="float" office:value="5.20421497418452">
                <text:p>5.20421497418452</text:p>
              </table:table-cell>
              <table:table-cell office:value-type="float" office:value="-0.285934512994988">
                <text:p>-0.285934512994988</text:p>
              </table:table-cell>
            </table:table-row>
            <table:table-row>
              <table:table-cell office:value-type="float" office:value="5.19754519031107">
                <text:p>5.19754519031107</text:p>
              </table:table-cell>
              <table:table-cell office:value-type="float" office:value="-0.283245374484207">
                <text:p>-0.283245374484207</text:p>
              </table:table-cell>
            </table:table-row>
            <table:table-row>
              <table:table-cell office:value-type="float" office:value="5.19733294604613">
                <text:p>5.19733294604613</text:p>
              </table:table-cell>
              <table:table-cell office:value-type="float" office:value="-0.28057278462288">
                <text:p>-0.28057278462288</text:p>
              </table:table-cell>
            </table:table-row>
            <table:table-row>
              <table:table-cell office:value-type="float" office:value="5.1902140024286">
                <text:p>5.1902140024286</text:p>
              </table:table-cell>
              <table:table-cell office:value-type="float" office:value="-0.27791654097914">
                <text:p>-0.27791654097914</text:p>
              </table:table-cell>
            </table:table-row>
            <table:table-row>
              <table:table-cell office:value-type="float" office:value="5.18965310852287">
                <text:p>5.18965310852287</text:p>
              </table:table-cell>
              <table:table-cell office:value-type="float" office:value="-0.275276444812931">
                <text:p>-0.275276444812931</text:p>
              </table:table-cell>
            </table:table-row>
            <table:table-row>
              <table:table-cell office:value-type="float" office:value="5.18654952336894">
                <text:p>5.18654952336894</text:p>
              </table:table-cell>
              <table:table-cell office:value-type="float" office:value="-0.272652300986782">
                <text:p>-0.272652300986782</text:p>
              </table:table-cell>
            </table:table-row>
            <table:table-row>
              <table:table-cell office:value-type="float" office:value="5.18646754981353">
                <text:p>5.18646754981353</text:p>
              </table:table-cell>
              <table:table-cell office:value-type="float" office:value="-0.270043917879254">
                <text:p>-0.270043917879254</text:p>
              </table:table-cell>
            </table:table-row>
            <table:table-row>
              <table:table-cell office:value-type="float" office:value="5.18616496172742">
                <text:p>5.18616496172742</text:p>
              </table:table-cell>
              <table:table-cell office:value-type="float" office:value="-0.267451107300975">
                <text:p>-0.267451107300975</text:p>
              </table:table-cell>
            </table:table-row>
            <table:table-row>
              <table:table-cell office:value-type="float" office:value="5.18527293916718">
                <text:p>5.18527293916718</text:p>
              </table:table-cell>
              <table:table-cell office:value-type="float" office:value="-0.264873684413164">
                <text:p>-0.264873684413164</text:p>
              </table:table-cell>
            </table:table-row>
            <table:table-row>
              <table:table-cell office:value-type="float" office:value="5.18451824620402">
                <text:p>5.18451824620402</text:p>
              </table:table-cell>
              <table:table-cell office:value-type="float" office:value="-0.262311467648564">
                <text:p>-0.262311467648564</text:p>
              </table:table-cell>
            </table:table-row>
            <table:table-row>
              <table:table-cell office:value-type="float" office:value="5.18451540653656">
                <text:p>5.18451540653656</text:p>
              </table:table-cell>
              <table:table-cell office:value-type="float" office:value="-0.259764278634684">
                <text:p>-0.259764278634684</text:p>
              </table:table-cell>
            </table:table-row>
            <table:table-row>
              <table:table-cell office:value-type="float" office:value="5.18373379250545">
                <text:p>5.18373379250545</text:p>
              </table:table-cell>
              <table:table-cell office:value-type="float" office:value="-0.257231942119289">
                <text:p>-0.257231942119289</text:p>
              </table:table-cell>
            </table:table-row>
            <table:table-row>
              <table:table-cell office:value-type="float" office:value="5.1817550056947">
                <text:p>5.1817550056947</text:p>
              </table:table-cell>
              <table:table-cell office:value-type="float" office:value="-0.254714285898042">
                <text:p>-0.254714285898042</text:p>
              </table:table-cell>
            </table:table-row>
            <table:table-row>
              <table:table-cell office:value-type="float" office:value="5.17224671038168">
                <text:p>5.17224671038168</text:p>
              </table:table-cell>
              <table:table-cell office:value-type="float" office:value="-0.252211140744238">
                <text:p>-0.252211140744238</text:p>
              </table:table-cell>
            </table:table-row>
            <table:table-row>
              <table:table-cell office:value-type="float" office:value="5.17161530683712">
                <text:p>5.17161530683712</text:p>
              </table:table-cell>
              <table:table-cell office:value-type="float" office:value="-0.249722340340543">
                <text:p>-0.249722340340543</text:p>
              </table:table-cell>
            </table:table-row>
            <table:table-row>
              <table:table-cell office:value-type="float" office:value="5.16932756520325">
                <text:p>5.16932756520325</text:p>
              </table:table-cell>
              <table:table-cell office:value-type="float" office:value="-0.247247721212688">
                <text:p>-0.247247721212688</text:p>
              </table:table-cell>
            </table:table-row>
            <table:table-row>
              <table:table-cell office:value-type="float" office:value="5.16746798221273">
                <text:p>5.16746798221273</text:p>
              </table:table-cell>
              <table:table-cell office:value-type="float" office:value="-0.244787122665031">
                <text:p>-0.244787122665031</text:p>
              </table:table-cell>
            </table:table-row>
            <table:table-row>
              <table:table-cell office:value-type="float" office:value="5.16660178461238">
                <text:p>5.16660178461238</text:p>
              </table:table-cell>
              <table:table-cell office:value-type="float" office:value="-0.242340386717943">
                <text:p>-0.242340386717943</text:p>
              </table:table-cell>
            </table:table-row>
            <table:table-row>
              <table:table-cell office:value-type="float" office:value="5.16607175449746">
                <text:p>5.16607175449746</text:p>
              </table:table-cell>
              <table:table-cell office:value-type="float" office:value="-0.239907358046944">
                <text:p>-0.239907358046944</text:p>
              </table:table-cell>
            </table:table-row>
            <table:table-row>
              <table:table-cell office:value-type="float" office:value="5.16567158277575">
                <text:p>5.16567158277575</text:p>
              </table:table-cell>
              <table:table-cell office:value-type="float" office:value="-0.237487883923531">
                <text:p>-0.237487883923531</text:p>
              </table:table-cell>
            </table:table-row>
            <table:table-row>
              <table:table-cell office:value-type="float" office:value="5.16280926284592">
                <text:p>5.16280926284592</text:p>
              </table:table-cell>
              <table:table-cell office:value-type="float" office:value="-0.235081814157653">
                <text:p>-0.235081814157653</text:p>
              </table:table-cell>
            </table:table-row>
            <table:table-row>
              <table:table-cell office:value-type="float" office:value="5.15969950657474">
                <text:p>5.15969950657474</text:p>
              </table:table-cell>
              <table:table-cell office:value-type="float" office:value="-0.232689001041763">
                <text:p>-0.232689001041763</text:p>
              </table:table-cell>
            </table:table-row>
            <table:table-row>
              <table:table-cell office:value-type="float" office:value="5.15820865222216">
                <text:p>5.15820865222216</text:p>
              </table:table-cell>
              <table:table-cell office:value-type="float" office:value="-0.230309299296408">
                <text:p>-0.230309299296408</text:p>
              </table:table-cell>
            </table:table-row>
            <table:table-row>
              <table:table-cell office:value-type="float" office:value="5.15653703695133">
                <text:p>5.15653703695133</text:p>
              </table:table-cell>
              <table:table-cell office:value-type="float" office:value="-0.227942566017301">
                <text:p>-0.227942566017301</text:p>
              </table:table-cell>
            </table:table-row>
            <table:table-row>
              <table:table-cell office:value-type="float" office:value="5.15441179930753">
                <text:p>5.15441179930753</text:p>
              </table:table-cell>
              <table:table-cell office:value-type="float" office:value="-0.225588660623824">
                <text:p>-0.225588660623824</text:p>
              </table:table-cell>
            </table:table-row>
            <table:table-row>
              <table:table-cell office:value-type="float" office:value="5.15426264246946">
                <text:p>5.15426264246946</text:p>
              </table:table-cell>
              <table:table-cell office:value-type="float" office:value="-0.223247444808921">
                <text:p>-0.223247444808921</text:p>
              </table:table-cell>
            </table:table-row>
            <table:table-row>
              <table:table-cell office:value-type="float" office:value="5.14786174848724">
                <text:p>5.14786174848724</text:p>
              </table:table-cell>
              <table:table-cell office:value-type="float" office:value="-0.220918782490339">
                <text:p>-0.220918782490339</text:p>
              </table:table-cell>
            </table:table-row>
            <table:table-row>
              <table:table-cell office:value-type="float" office:value="5.14734236096442">
                <text:p>5.14734236096442</text:p>
              </table:table-cell>
              <table:table-cell office:value-type="float" office:value="-0.218602539763158">
                <text:p>-0.218602539763158</text:p>
              </table:table-cell>
            </table:table-row>
            <table:table-row>
              <table:table-cell office:value-type="float" office:value="5.14727739382746">
                <text:p>5.14727739382746</text:p>
              </table:table-cell>
              <table:table-cell office:value-type="float" office:value="-0.216298584853593">
                <text:p>-0.216298584853593</text:p>
              </table:table-cell>
            </table:table-row>
            <table:table-row>
              <table:table-cell office:value-type="float" office:value="5.14714433554889">
                <text:p>5.14714433554889</text:p>
              </table:table-cell>
              <table:table-cell office:value-type="float" office:value="-0.214006788074008">
                <text:p>-0.214006788074008</text:p>
              </table:table-cell>
            </table:table-row>
            <table:table-row>
              <table:table-cell office:value-type="float" office:value="5.13821425101141">
                <text:p>5.13821425101141</text:p>
              </table:table-cell>
              <table:table-cell office:value-type="float" office:value="-0.21172702177911">
                <text:p>-0.21172702177911</text:p>
              </table:table-cell>
            </table:table-row>
            <table:table-row>
              <table:table-cell office:value-type="float" office:value="5.13665082083647">
                <text:p>5.13665082083647</text:p>
              </table:table-cell>
              <table:table-cell office:value-type="float" office:value="-0.209459160323288">
                <text:p>-0.209459160323288</text:p>
              </table:table-cell>
            </table:table-row>
            <table:table-row>
              <table:table-cell office:value-type="float" office:value="5.13492897837394">
                <text:p>5.13492897837394</text:p>
              </table:table-cell>
              <table:table-cell office:value-type="float" office:value="-0.207203080019064">
                <text:p>-0.207203080019064</text:p>
              </table:table-cell>
            </table:table-row>
            <table:table-row>
              <table:table-cell office:value-type="float" office:value="5.13472520980885">
                <text:p>5.13472520980885</text:p>
              </table:table-cell>
              <table:table-cell office:value-type="float" office:value="-0.204958659096611">
                <text:p>-0.204958659096611</text:p>
              </table:table-cell>
            </table:table-row>
            <table:table-row>
              <table:table-cell office:value-type="float" office:value="5.13439388184297">
                <text:p>5.13439388184297</text:p>
              </table:table-cell>
              <table:table-cell office:value-type="float" office:value="-0.202725777664319">
                <text:p>-0.202725777664319</text:p>
              </table:table-cell>
            </table:table-row>
            <table:table-row>
              <table:table-cell office:value-type="float" office:value="5.13408143746251">
                <text:p>5.13408143746251</text:p>
              </table:table-cell>
              <table:table-cell office:value-type="float" office:value="-0.200504317670361">
                <text:p>-0.200504317670361</text:p>
              </table:table-cell>
            </table:table-row>
            <table:table-row>
              <table:table-cell office:value-type="float" office:value="5.13382302283473">
                <text:p>5.13382302283473</text:p>
              </table:table-cell>
              <table:table-cell office:value-type="float" office:value="-0.198294162865245">
                <text:p>-0.198294162865245</text:p>
              </table:table-cell>
            </table:table-row>
            <table:table-row>
              <table:table-cell office:value-type="float" office:value="5.13261185049545">
                <text:p>5.13261185049545</text:p>
              </table:table-cell>
              <table:table-cell office:value-type="float" office:value="-0.196095198765306">
                <text:p>-0.196095198765306</text:p>
              </table:table-cell>
            </table:table-row>
            <table:table-row>
              <table:table-cell office:value-type="float" office:value="5.13139087265395">
                <text:p>5.13139087265395</text:p>
              </table:table-cell>
              <table:table-cell office:value-type="float" office:value="-0.193907312617131">
                <text:p>-0.193907312617131</text:p>
              </table:table-cell>
            </table:table-row>
            <table:table-row>
              <table:table-cell office:value-type="float" office:value="5.13040453664444">
                <text:p>5.13040453664444</text:p>
              </table:table-cell>
              <table:table-cell office:value-type="float" office:value="-0.191730393362856">
                <text:p>-0.191730393362856</text:p>
              </table:table-cell>
            </table:table-row>
            <table:table-row>
              <table:table-cell office:value-type="float" office:value="5.12993145769097">
                <text:p>5.12993145769097</text:p>
              </table:table-cell>
              <table:table-cell office:value-type="float" office:value="-0.189564331606349">
                <text:p>-0.189564331606349</text:p>
              </table:table-cell>
            </table:table-row>
            <table:table-row>
              <table:table-cell office:value-type="float" office:value="5.12926763523014">
                <text:p>5.12926763523014</text:p>
              </table:table-cell>
              <table:table-cell office:value-type="float" office:value="-0.187409019580214">
                <text:p>-0.187409019580214</text:p>
              </table:table-cell>
            </table:table-row>
            <table:table-row>
              <table:table-cell office:value-type="float" office:value="5.12738019633335">
                <text:p>5.12738019633335</text:p>
              </table:table-cell>
              <table:table-cell office:value-type="float" office:value="-0.185264351113625">
                <text:p>-0.185264351113625</text:p>
              </table:table-cell>
            </table:table-row>
            <table:table-row>
              <table:table-cell office:value-type="float" office:value="5.1242237339345">
                <text:p>5.1242237339345</text:p>
              </table:table-cell>
              <table:table-cell office:value-type="float" office:value="-0.183130221600939">
                <text:p>-0.183130221600939</text:p>
              </table:table-cell>
            </table:table-row>
            <table:table-row>
              <table:table-cell office:value-type="float" office:value="5.12397244293023">
                <text:p>5.12397244293023</text:p>
              </table:table-cell>
              <table:table-cell office:value-type="float" office:value="-0.181006527971083">
                <text:p>-0.181006527971083</text:p>
              </table:table-cell>
            </table:table-row>
            <table:table-row>
              <table:table-cell office:value-type="float" office:value="5.12388429346001">
                <text:p>5.12388429346001</text:p>
              </table:table-cell>
              <table:table-cell office:value-type="float" office:value="-0.178893168657684">
                <text:p>-0.178893168657684</text:p>
              </table:table-cell>
            </table:table-row>
            <table:table-row>
              <table:table-cell office:value-type="float" office:value="5.1226450440947">
                <text:p>5.1226450440947</text:p>
              </table:table-cell>
              <table:table-cell office:value-type="float" office:value="-0.17679004356992">
                <text:p>-0.17679004356992</text:p>
              </table:table-cell>
            </table:table-row>
            <table:table-row>
              <table:table-cell office:value-type="float" office:value="5.12139239680459">
                <text:p>5.12139239680459</text:p>
              </table:table-cell>
              <table:table-cell office:value-type="float" office:value="-0.174697054064076">
                <text:p>-0.174697054064076</text:p>
              </table:table-cell>
            </table:table-row>
            <table:table-row>
              <table:table-cell office:value-type="float" office:value="5.12132342911258">
                <text:p>5.12132342911258</text:p>
              </table:table-cell>
              <table:table-cell office:value-type="float" office:value="-0.172614102915784">
                <text:p>-0.172614102915784</text:p>
              </table:table-cell>
            </table:table-row>
            <table:table-row>
              <table:table-cell office:value-type="float" office:value="5.11731770632659">
                <text:p>5.11731770632659</text:p>
              </table:table-cell>
              <table:table-cell office:value-type="float" office:value="-0.170541094292918">
                <text:p>-0.170541094292918</text:p>
              </table:table-cell>
            </table:table-row>
            <table:table-row>
              <table:table-cell office:value-type="float" office:value="5.1166874237393">
                <text:p>5.1166874237393</text:p>
              </table:table-cell>
              <table:table-cell office:value-type="float" office:value="-0.168477933729145">
                <text:p>-0.168477933729145</text:p>
              </table:table-cell>
            </table:table-row>
            <table:table-row>
              <table:table-cell office:value-type="float" office:value="5.11466101527674">
                <text:p>5.11466101527674</text:p>
              </table:table-cell>
              <table:table-cell office:value-type="float" office:value="-0.166424528098086">
                <text:p>-0.166424528098086</text:p>
              </table:table-cell>
            </table:table-row>
            <table:table-row>
              <table:table-cell office:value-type="float" office:value="5.11321780887642">
                <text:p>5.11321780887642</text:p>
              </table:table-cell>
              <table:table-cell office:value-type="float" office:value="-0.1643807855881">
                <text:p>-0.1643807855881</text:p>
              </table:table-cell>
            </table:table-row>
            <table:table-row>
              <table:table-cell office:value-type="float" office:value="5.11057287685356">
                <text:p>5.11057287685356</text:p>
              </table:table-cell>
              <table:table-cell office:value-type="float" office:value="-0.162346615677647">
                <text:p>-0.162346615677647</text:p>
              </table:table-cell>
            </table:table-row>
            <table:table-row>
              <table:table-cell office:value-type="float" office:value="5.10876115607349">
                <text:p>5.10876115607349</text:p>
              </table:table-cell>
              <table:table-cell office:value-type="float" office:value="-0.160321929111232">
                <text:p>-0.160321929111232</text:p>
              </table:table-cell>
            </table:table-row>
            <table:table-row>
              <table:table-cell office:value-type="float" office:value="5.10426171135447">
                <text:p>5.10426171135447</text:p>
              </table:table-cell>
              <table:table-cell office:value-type="float" office:value="-0.158306637875907">
                <text:p>-0.158306637875907</text:p>
              </table:table-cell>
            </table:table-row>
            <table:table-row>
              <table:table-cell office:value-type="float" office:value="5.10338632416797">
                <text:p>5.10338632416797</text:p>
              </table:table-cell>
              <table:table-cell office:value-type="float" office:value="-0.156300655178308">
                <text:p>-0.156300655178308</text:p>
              </table:table-cell>
            </table:table-row>
            <table:table-row>
              <table:table-cell office:value-type="float" office:value="5.10328362413314">
                <text:p>5.10328362413314</text:p>
              </table:table-cell>
              <table:table-cell office:value-type="float" office:value="-0.154303895422233">
                <text:p>-0.154303895422233</text:p>
              </table:table-cell>
            </table:table-row>
            <table:table-row>
              <table:table-cell office:value-type="float" office:value="5.10238910759163">
                <text:p>5.10238910759163</text:p>
              </table:table-cell>
              <table:table-cell office:value-type="float" office:value="-0.152316274186719">
                <text:p>-0.152316274186719</text:p>
              </table:table-cell>
            </table:table-row>
            <table:table-row>
              <table:table-cell office:value-type="float" office:value="5.09930418150241">
                <text:p>5.09930418150241</text:p>
              </table:table-cell>
              <table:table-cell office:value-type="float" office:value="-0.150337708204631">
                <text:p>-0.150337708204631</text:p>
              </table:table-cell>
            </table:table-row>
            <table:table-row>
              <table:table-cell office:value-type="float" office:value="5.09229245364421">
                <text:p>5.09229245364421</text:p>
              </table:table-cell>
              <table:table-cell office:value-type="float" office:value="-0.148368115341727">
                <text:p>-0.148368115341727</text:p>
              </table:table-cell>
            </table:table-row>
            <table:table-row>
              <table:table-cell office:value-type="float" office:value="5.09131515969722">
                <text:p>5.09131515969722</text:p>
              </table:table-cell>
              <table:table-cell office:value-type="float" office:value="-0.146407414576199">
                <text:p>-0.146407414576199</text:p>
              </table:table-cell>
            </table:table-row>
            <table:table-row>
              <table:table-cell office:value-type="float" office:value="5.08935041398673">
                <text:p>5.08935041398673</text:p>
              </table:table-cell>
              <table:table-cell office:value-type="float" office:value="-0.144455525978677">
                <text:p>-0.144455525978677</text:p>
              </table:table-cell>
            </table:table-row>
            <table:table-row>
              <table:table-cell office:value-type="float" office:value="5.0879268679092">
                <text:p>5.0879268679092</text:p>
              </table:table-cell>
              <table:table-cell office:value-type="float" office:value="-0.142512370692675">
                <text:p>-0.142512370692675</text:p>
              </table:table-cell>
            </table:table-row>
            <table:table-row>
              <table:table-cell office:value-type="float" office:value="5.0876359189807">
                <text:p>5.0876359189807</text:p>
              </table:table-cell>
              <table:table-cell office:value-type="float" office:value="-0.140577870915475">
                <text:p>-0.140577870915475</text:p>
              </table:table-cell>
            </table:table-row>
            <table:table-row>
              <table:table-cell office:value-type="float" office:value="5.08751167408448">
                <text:p>5.08751167408448</text:p>
              </table:table-cell>
              <table:table-cell office:value-type="float" office:value="-0.138651949879437">
                <text:p>-0.138651949879437</text:p>
              </table:table-cell>
            </table:table-row>
            <table:table-row>
              <table:table-cell office:value-type="float" office:value="5.08673344795758">
                <text:p>5.08673344795758</text:p>
              </table:table-cell>
              <table:table-cell office:value-type="float" office:value="-0.136734531833715">
                <text:p>-0.136734531833715</text:p>
              </table:table-cell>
            </table:table-row>
            <table:table-row>
              <table:table-cell office:value-type="float" office:value="5.08595026166378">
                <text:p>5.08595026166378</text:p>
              </table:table-cell>
              <table:table-cell office:value-type="float" office:value="-0.134825542026384">
                <text:p>-0.134825542026384</text:p>
              </table:table-cell>
            </table:table-row>
            <table:table-row>
              <table:table-cell office:value-type="float" office:value="5.0853512396153">
                <text:p>5.0853512396153</text:p>
              </table:table-cell>
              <table:table-cell office:value-type="float" office:value="-0.13292490668695">
                <text:p>-0.13292490668695</text:p>
              </table:table-cell>
            </table:table-row>
            <table:table-row>
              <table:table-cell office:value-type="float" office:value="5.08449405802781">
                <text:p>5.08449405802781</text:p>
              </table:table-cell>
              <table:table-cell office:value-type="float" office:value="-0.131032553009245">
                <text:p>-0.131032553009245</text:p>
              </table:table-cell>
            </table:table-row>
            <table:table-row>
              <table:table-cell office:value-type="float" office:value="5.08379993092759">
                <text:p>5.08379993092759</text:p>
              </table:table-cell>
              <table:table-cell office:value-type="float" office:value="-0.129148409134693">
                <text:p>-0.129148409134693</text:p>
              </table:table-cell>
            </table:table-row>
            <table:table-row>
              <table:table-cell office:value-type="float" office:value="5.07896404450176">
                <text:p>5.07896404450176</text:p>
              </table:table-cell>
              <table:table-cell office:value-type="float" office:value="-0.127272404135938">
                <text:p>-0.127272404135938</text:p>
              </table:table-cell>
            </table:table-row>
            <table:table-row>
              <table:table-cell office:value-type="float" office:value="5.07596280905138">
                <text:p>5.07596280905138</text:p>
              </table:table-cell>
              <table:table-cell office:value-type="float" office:value="-0.125404468000819">
                <text:p>-0.125404468000819</text:p>
              </table:table-cell>
            </table:table-row>
            <table:table-row>
              <table:table-cell office:value-type="float" office:value="5.07571115935442">
                <text:p>5.07571115935442</text:p>
              </table:table-cell>
              <table:table-cell office:value-type="float" office:value="-0.123544531616695">
                <text:p>-0.123544531616695</text:p>
              </table:table-cell>
            </table:table-row>
            <table:table-row>
              <table:table-cell office:value-type="float" office:value="5.0752914188833">
                <text:p>5.0752914188833</text:p>
              </table:table-cell>
              <table:table-cell office:value-type="float" office:value="-0.121692526755101">
                <text:p>-0.121692526755101</text:p>
              </table:table-cell>
            </table:table-row>
            <table:table-row>
              <table:table-cell office:value-type="float" office:value="5.0748420296335">
                <text:p>5.0748420296335</text:p>
              </table:table-cell>
              <table:table-cell office:value-type="float" office:value="-0.119848386056731">
                <text:p>-0.119848386056731</text:p>
              </table:table-cell>
            </table:table-row>
            <table:table-row>
              <table:table-cell office:value-type="float" office:value="5.06942757767036">
                <text:p>5.06942757767036</text:p>
              </table:table-cell>
              <table:table-cell office:value-type="float" office:value="-0.118012043016734">
                <text:p>-0.118012043016734</text:p>
              </table:table-cell>
            </table:table-row>
            <table:table-row>
              <table:table-cell office:value-type="float" office:value="5.06932022609891">
                <text:p>5.06932022609891</text:p>
              </table:table-cell>
              <table:table-cell office:value-type="float" office:value="-0.116183431970326">
                <text:p>-0.116183431970326</text:p>
              </table:table-cell>
            </table:table-row>
            <table:table-row>
              <table:table-cell office:value-type="float" office:value="5.0681338917757">
                <text:p>5.0681338917757</text:p>
              </table:table-cell>
              <table:table-cell office:value-type="float" office:value="-0.1143624880787">
                <text:p>-0.1143624880787</text:p>
              </table:table-cell>
            </table:table-row>
            <table:table-row>
              <table:table-cell office:value-type="float" office:value="5.06766959832393">
                <text:p>5.06766959832393</text:p>
              </table:table-cell>
              <table:table-cell office:value-type="float" office:value="-0.112549147315232">
                <text:p>-0.112549147315232</text:p>
              </table:table-cell>
            </table:table-row>
            <table:table-row>
              <table:table-cell office:value-type="float" office:value="5.06737962750639">
                <text:p>5.06737962750639</text:p>
              </table:table-cell>
              <table:table-cell office:value-type="float" office:value="-0.110743346451969">
                <text:p>-0.110743346451969</text:p>
              </table:table-cell>
            </table:table-row>
            <table:table-row>
              <table:table-cell office:value-type="float" office:value="5.06545273131307">
                <text:p>5.06545273131307</text:p>
              </table:table-cell>
              <table:table-cell office:value-type="float" office:value="-0.108945023046406">
                <text:p>-0.108945023046406</text:p>
              </table:table-cell>
            </table:table-row>
            <table:table-row>
              <table:table-cell office:value-type="float" office:value="5.06486588467266">
                <text:p>5.06486588467266</text:p>
              </table:table-cell>
              <table:table-cell office:value-type="float" office:value="-0.107154115428525">
                <text:p>-0.107154115428525</text:p>
              </table:table-cell>
            </table:table-row>
            <table:table-row>
              <table:table-cell office:value-type="float" office:value="5.06345721093483">
                <text:p>5.06345721093483</text:p>
              </table:table-cell>
              <table:table-cell office:value-type="float" office:value="-0.105370562688108">
                <text:p>-0.105370562688108</text:p>
              </table:table-cell>
            </table:table-row>
            <table:table-row>
              <table:table-cell office:value-type="float" office:value="5.06263086310745">
                <text:p>5.06263086310745</text:p>
              </table:table-cell>
              <table:table-cell office:value-type="float" office:value="-0.103594304662305">
                <text:p>-0.103594304662305</text:p>
              </table:table-cell>
            </table:table-row>
            <table:table-row>
              <table:table-cell office:value-type="float" office:value="5.06194229202809">
                <text:p>5.06194229202809</text:p>
              </table:table-cell>
              <table:table-cell office:value-type="float" office:value="-0.101825281923458">
                <text:p>-0.101825281923458</text:p>
              </table:table-cell>
            </table:table-row>
            <table:table-row>
              <table:table-cell office:value-type="float" office:value="5.06019905950623">
                <text:p>5.06019905950623</text:p>
              </table:table-cell>
              <table:table-cell office:value-type="float" office:value="-0.100063435767172">
                <text:p>-0.100063435767172</text:p>
              </table:table-cell>
            </table:table-row>
            <table:table-row>
              <table:table-cell office:value-type="float" office:value="5.05814880752804">
                <text:p>5.05814880752804</text:p>
              </table:table-cell>
              <table:table-cell office:value-type="float" office:value="-0.0983087082006212">
                <text:p>-0.0983087082006212</text:p>
              </table:table-cell>
            </table:table-row>
            <table:table-row>
              <table:table-cell office:value-type="float" office:value="5.0565427883877">
                <text:p>5.0565427883877</text:p>
              </table:table-cell>
              <table:table-cell office:value-type="float" office:value="-0.0965610419311012">
                <text:p>-0.0965610419311012</text:p>
              </table:table-cell>
            </table:table-row>
            <table:table-row>
              <table:table-cell office:value-type="float" office:value="5.05623765898023">
                <text:p>5.05623765898023</text:p>
              </table:table-cell>
              <table:table-cell office:value-type="float" office:value="-0.0948203803547999">
                <text:p>-0.0948203803547999</text:p>
              </table:table-cell>
            </table:table-row>
            <table:table-row>
              <table:table-cell office:value-type="float" office:value="5.05595140532915">
                <text:p>5.05595140532915</text:p>
              </table:table-cell>
              <table:table-cell office:value-type="float" office:value="-0.0930866675457994">
                <text:p>-0.0930866675457994</text:p>
              </table:table-cell>
            </table:table-row>
            <table:table-row>
              <table:table-cell office:value-type="float" office:value="5.05549300667785">
                <text:p>5.05549300667785</text:p>
              </table:table-cell>
              <table:table-cell office:value-type="float" office:value="-0.0913598482452934">
                <text:p>-0.0913598482452934</text:p>
              </table:table-cell>
            </table:table-row>
            <table:table-row>
              <table:table-cell office:value-type="float" office:value="5.05524068103006">
                <text:p>5.05524068103006</text:p>
              </table:table-cell>
              <table:table-cell office:value-type="float" office:value="-0.0896398678510196">
                <text:p>-0.0896398678510196</text:p>
              </table:table-cell>
            </table:table-row>
            <table:table-row>
              <table:table-cell office:value-type="float" office:value="5.05432956000574">
                <text:p>5.05432956000574</text:p>
              </table:table-cell>
              <table:table-cell office:value-type="float" office:value="-0.0879266724068994">
                <text:p>-0.0879266724068994</text:p>
              </table:table-cell>
            </table:table-row>
            <table:table-row>
              <table:table-cell office:value-type="float" office:value="5.05343188451221">
                <text:p>5.05343188451221</text:p>
              </table:table-cell>
              <table:table-cell office:value-type="float" office:value="-0.0862202085928823">
                <text:p>-0.0862202085928823</text:p>
              </table:table-cell>
            </table:table-row>
            <table:table-row>
              <table:table-cell office:value-type="float" office:value="5.05262854279212">
                <text:p>5.05262854279212</text:p>
              </table:table-cell>
              <table:table-cell office:value-type="float" office:value="-0.0845204237149879">
                <text:p>-0.0845204237149879</text:p>
              </table:table-cell>
            </table:table-row>
            <table:table-row>
              <table:table-cell office:value-type="float" office:value="5.0523552987306">
                <text:p>5.0523552987306</text:p>
              </table:table-cell>
              <table:table-cell office:value-type="float" office:value="-0.082827265695543">
                <text:p>-0.082827265695543</text:p>
              </table:table-cell>
            </table:table-row>
            <table:table-row>
              <table:table-cell office:value-type="float" office:value="5.05098263182479">
                <text:p>5.05098263182479</text:p>
              </table:table-cell>
              <table:table-cell office:value-type="float" office:value="-0.0811406830636073">
                <text:p>-0.0811406830636073</text:p>
              </table:table-cell>
            </table:table-row>
            <table:table-row>
              <table:table-cell office:value-type="float" office:value="5.04795207221237">
                <text:p>5.04795207221237</text:p>
              </table:table-cell>
              <table:table-cell office:value-type="float" office:value="-0.0794606249455857">
                <text:p>-0.0794606249455857</text:p>
              </table:table-cell>
            </table:table-row>
            <table:table-row>
              <table:table-cell office:value-type="float" office:value="5.0478859550481">
                <text:p>5.0478859550481</text:p>
              </table:table-cell>
              <table:table-cell office:value-type="float" office:value="-0.0777870410560196">
                <text:p>-0.0777870410560196</text:p>
              </table:table-cell>
            </table:table-row>
            <table:table-row>
              <table:table-cell office:value-type="float" office:value="5.04732549966365">
                <text:p>5.04732549966365</text:p>
              </table:table-cell>
              <table:table-cell office:value-type="float" office:value="-0.0761198816885565">
                <text:p>-0.0761198816885565</text:p>
              </table:table-cell>
            </table:table-row>
            <table:table-row>
              <table:table-cell office:value-type="float" office:value="5.04667462003076">
                <text:p>5.04667462003076</text:p>
              </table:table-cell>
              <table:table-cell office:value-type="float" office:value="-0.074459097707092">
                <text:p>-0.074459097707092</text:p>
              </table:table-cell>
            </table:table-row>
            <table:table-row>
              <table:table-cell office:value-type="float" office:value="5.04608916486139">
                <text:p>5.04608916486139</text:p>
              </table:table-cell>
              <table:table-cell office:value-type="float" office:value="-0.0728046405370796">
                <text:p>-0.0728046405370796</text:p>
              </table:table-cell>
            </table:table-row>
            <table:table-row>
              <table:table-cell office:value-type="float" office:value="5.04581959023157">
                <text:p>5.04581959023157</text:p>
              </table:table-cell>
              <table:table-cell office:value-type="float" office:value="-0.0711564621570065">
                <text:p>-0.0711564621570065</text:p>
              </table:table-cell>
            </table:table-row>
            <table:table-row>
              <table:table-cell office:value-type="float" office:value="5.04553029512985">
                <text:p>5.04553029512985</text:p>
              </table:table-cell>
              <table:table-cell office:value-type="float" office:value="-0.0695145150900297">
                <text:p>-0.0695145150900297</text:p>
              </table:table-cell>
            </table:table-row>
            <table:table-row>
              <table:table-cell office:value-type="float" office:value="5.04477879174267">
                <text:p>5.04477879174267</text:p>
              </table:table-cell>
              <table:table-cell office:value-type="float" office:value="-0.0678787523957705">
                <text:p>-0.0678787523957705</text:p>
              </table:table-cell>
            </table:table-row>
            <table:table-row>
              <table:table-cell office:value-type="float" office:value="5.04450056237064">
                <text:p>5.04450056237064</text:p>
              </table:table-cell>
              <table:table-cell office:value-type="float" office:value="-0.0662491276622623">
                <text:p>-0.0662491276622623</text:p>
              </table:table-cell>
            </table:table-row>
            <table:table-row>
              <table:table-cell office:value-type="float" office:value="5.04374727347124">
                <text:p>5.04374727347124</text:p>
              </table:table-cell>
              <table:table-cell office:value-type="float" office:value="-0.0646255949980487">
                <text:p>-0.0646255949980487</text:p>
              </table:table-cell>
            </table:table-row>
            <table:table-row>
              <table:table-cell office:value-type="float" office:value="5.04325614785075">
                <text:p>5.04325614785075</text:p>
              </table:table-cell>
              <table:table-cell office:value-type="float" office:value="-0.0630081090244295">
                <text:p>-0.0630081090244295</text:p>
              </table:table-cell>
            </table:table-row>
            <table:table-row>
              <table:table-cell office:value-type="float" office:value="5.04237859813988">
                <text:p>5.04237859813988</text:p>
              </table:table-cell>
              <table:table-cell office:value-type="float" office:value="-0.0613966248678502">
                <text:p>-0.0613966248678502</text:p>
              </table:table-cell>
            </table:table-row>
            <table:table-row>
              <table:table-cell office:value-type="float" office:value="5.04226828712026">
                <text:p>5.04226828712026</text:p>
              </table:table-cell>
              <table:table-cell office:value-type="float" office:value="-0.0597910981524318">
                <text:p>-0.0597910981524318</text:p>
              </table:table-cell>
            </table:table-row>
            <table:table-row>
              <table:table-cell office:value-type="float" office:value="5.04170447561114">
                <text:p>5.04170447561114</text:p>
              </table:table-cell>
              <table:table-cell office:value-type="float" office:value="-0.0581914849926388">
                <text:p>-0.0581914849926388</text:p>
              </table:table-cell>
            </table:table-row>
            <table:table-row>
              <table:table-cell office:value-type="float" office:value="5.04155058171765">
                <text:p>5.04155058171765</text:p>
              </table:table-cell>
              <table:table-cell office:value-type="float" office:value="-0.0565977419860815">
                <text:p>-0.0565977419860815</text:p>
              </table:table-cell>
            </table:table-row>
            <table:table-row>
              <table:table-cell office:value-type="float" office:value="5.04017099575445">
                <text:p>5.04017099575445</text:p>
              </table:table-cell>
              <table:table-cell office:value-type="float" office:value="-0.0550098262064496">
                <text:p>-0.0550098262064496</text:p>
              </table:table-cell>
            </table:table-row>
            <table:table-row>
              <table:table-cell office:value-type="float" office:value="5.03997694898568">
                <text:p>5.03997694898568</text:p>
              </table:table-cell>
              <table:table-cell office:value-type="float" office:value="-0.0534276951965749">
                <text:p>-0.0534276951965749</text:p>
              </table:table-cell>
            </table:table-row>
            <table:table-row>
              <table:table-cell office:value-type="float" office:value="5.03594578159429">
                <text:p>5.03594578159429</text:p>
              </table:table-cell>
              <table:table-cell office:value-type="float" office:value="-0.0518513069616198">
                <text:p>-0.0518513069616198</text:p>
              </table:table-cell>
            </table:table-row>
            <table:table-row>
              <table:table-cell office:value-type="float" office:value="5.03464048677676">
                <text:p>5.03464048677676</text:p>
              </table:table-cell>
              <table:table-cell office:value-type="float" office:value="-0.050280619962389">
                <text:p>-0.050280619962389</text:p>
              </table:table-cell>
            </table:table-row>
            <table:table-row>
              <table:table-cell office:value-type="float" office:value="5.03364084845918">
                <text:p>5.03364084845918</text:p>
              </table:table-cell>
              <table:table-cell office:value-type="float" office:value="-0.0487155931087613">
                <text:p>-0.0487155931087613</text:p>
              </table:table-cell>
            </table:table-row>
            <table:table-row>
              <table:table-cell office:value-type="float" office:value="5.03180419886721">
                <text:p>5.03180419886721</text:p>
              </table:table-cell>
              <table:table-cell office:value-type="float" office:value="-0.0471561857532399">
                <text:p>-0.0471561857532399</text:p>
              </table:table-cell>
            </table:table-row>
            <table:table-row>
              <table:table-cell office:value-type="float" office:value="5.02989083493126">
                <text:p>5.02989083493126</text:p>
              </table:table-cell>
              <table:table-cell office:value-type="float" office:value="-0.0456023576846183">
                <text:p>-0.0456023576846183</text:p>
              </table:table-cell>
            </table:table-row>
            <table:table-row>
              <table:table-cell office:value-type="float" office:value="5.02968402706571">
                <text:p>5.02968402706571</text:p>
              </table:table-cell>
              <table:table-cell office:value-type="float" office:value="-0.0440540691217576">
                <text:p>-0.0440540691217576</text:p>
              </table:table-cell>
            </table:table-row>
            <table:table-row>
              <table:table-cell office:value-type="float" office:value="5.02944059754518">
                <text:p>5.02944059754518</text:p>
              </table:table-cell>
              <table:table-cell office:value-type="float" office:value="-0.0425112807074764">
                <text:p>-0.0425112807074764</text:p>
              </table:table-cell>
            </table:table-row>
            <table:table-row>
              <table:table-cell office:value-type="float" office:value="5.02895332878201">
                <text:p>5.02895332878201</text:p>
              </table:table-cell>
              <table:table-cell office:value-type="float" office:value="-0.0409739535025473">
                <text:p>-0.0409739535025473</text:p>
              </table:table-cell>
            </table:table-row>
            <table:table-row>
              <table:table-cell office:value-type="float" office:value="5.02832312973498">
                <text:p>5.02832312973498</text:p>
              </table:table-cell>
              <table:table-cell office:value-type="float" office:value="-0.0394420489797998">
                <text:p>-0.0394420489797998</text:p>
              </table:table-cell>
            </table:table-row>
            <table:table-row>
              <table:table-cell office:value-type="float" office:value="5.02564988686364">
                <text:p>5.02564988686364</text:p>
              </table:table-cell>
              <table:table-cell office:value-type="float" office:value="-0.0379155290183273">
                <text:p>-0.0379155290183273</text:p>
              </table:table-cell>
            </table:table-row>
            <table:table-row>
              <table:table-cell office:value-type="float" office:value="5.02542056941294">
                <text:p>5.02542056941294</text:p>
              </table:table-cell>
              <table:table-cell office:value-type="float" office:value="-0.0363943558977945">
                <text:p>-0.0363943558977945</text:p>
              </table:table-cell>
            </table:table-row>
            <table:table-row>
              <table:table-cell office:value-type="float" office:value="5.02539189621595">
                <text:p>5.02539189621595</text:p>
              </table:table-cell>
              <table:table-cell office:value-type="float" office:value="-0.0348784922928452">
                <text:p>-0.0348784922928452</text:p>
              </table:table-cell>
            </table:table-row>
            <table:table-row>
              <table:table-cell office:value-type="float" office:value="5.02303834702287">
                <text:p>5.02303834702287</text:p>
              </table:table-cell>
              <table:table-cell office:value-type="float" office:value="-0.0333679012676067">
                <text:p>-0.0333679012676067</text:p>
              </table:table-cell>
            </table:table-row>
            <table:table-row>
              <table:table-cell office:value-type="float" office:value="5.02180514676512">
                <text:p>5.02180514676512</text:p>
              </table:table-cell>
              <table:table-cell office:value-type="float" office:value="-0.0318625462702896">
                <text:p>-0.0318625462702896</text:p>
              </table:table-cell>
            </table:table-row>
            <table:table-row>
              <table:table-cell office:value-type="float" office:value="5.02166882623607">
                <text:p>5.02166882623607</text:p>
              </table:table-cell>
              <table:table-cell office:value-type="float" office:value="-0.0303623911278814">
                <text:p>-0.0303623911278814</text:p>
              </table:table-cell>
            </table:table-row>
            <table:table-row>
              <table:table-cell office:value-type="float" office:value="5.02115207223317">
                <text:p>5.02115207223317</text:p>
              </table:table-cell>
              <table:table-cell office:value-type="float" office:value="-0.0288674000409302">
                <text:p>-0.0288674000409302</text:p>
              </table:table-cell>
            </table:table-row>
            <table:table-row>
              <table:table-cell office:value-type="float" office:value="5.02078790825853">
                <text:p>5.02078790825853</text:p>
              </table:table-cell>
              <table:table-cell office:value-type="float" office:value="-0.0273775375784192">
                <text:p>-0.0273775375784192</text:p>
              </table:table-cell>
            </table:table-row>
            <table:table-row>
              <table:table-cell office:value-type="float" office:value="5.02050215686195">
                <text:p>5.02050215686195</text:p>
              </table:table-cell>
              <table:table-cell office:value-type="float" office:value="-0.025892768672728">
                <text:p>-0.025892768672728</text:p>
              </table:table-cell>
            </table:table-row>
            <table:table-row>
              <table:table-cell office:value-type="float" office:value="5.02014573954042">
                <text:p>5.02014573954042</text:p>
              </table:table-cell>
              <table:table-cell office:value-type="float" office:value="-0.0244130586146802">
                <text:p>-0.0244130586146802</text:p>
              </table:table-cell>
            </table:table-row>
            <table:table-row>
              <table:table-cell office:value-type="float" office:value="5.0201415934321">
                <text:p>5.0201415934321</text:p>
              </table:table-cell>
              <table:table-cell office:value-type="float" office:value="-0.0229383730486745">
                <text:p>-0.0229383730486745</text:p>
              </table:table-cell>
            </table:table-row>
            <table:table-row>
              <table:table-cell office:value-type="float" office:value="5.01659046726716">
                <text:p>5.01659046726716</text:p>
              </table:table-cell>
              <table:table-cell office:value-type="float" office:value="-0.0214686779678989">
                <text:p>-0.0214686779678989</text:p>
              </table:table-cell>
            </table:table-row>
            <table:table-row>
              <table:table-cell office:value-type="float" office:value="5.01520042898354">
                <text:p>5.01520042898354</text:p>
              </table:table-cell>
              <table:table-cell office:value-type="float" office:value="-0.0200039397096252">
                <text:p>-0.0200039397096252</text:p>
              </table:table-cell>
            </table:table-row>
            <table:table-row>
              <table:table-cell office:value-type="float" office:value="5.01149431910054">
                <text:p>5.01149431910054</text:p>
              </table:table-cell>
              <table:table-cell office:value-type="float" office:value="-0.0185441249505823">
                <text:p>-0.0185441249505823</text:p>
              </table:table-cell>
            </table:table-row>
            <table:table-row>
              <table:table-cell office:value-type="float" office:value="5.01051196273721">
                <text:p>5.01051196273721</text:p>
              </table:table-cell>
              <table:table-cell office:value-type="float" office:value="-0.0170892007024078">
                <text:p>-0.0170892007024078</text:p>
              </table:table-cell>
            </table:table-row>
            <table:table-row>
              <table:table-cell office:value-type="float" office:value="5.0099605314706">
                <text:p>5.0099605314706</text:p>
              </table:table-cell>
              <table:table-cell office:value-type="float" office:value="-0.0156391343071751">
                <text:p>-0.0156391343071751</text:p>
              </table:table-cell>
            </table:table-row>
            <table:table-row>
              <table:table-cell office:value-type="float" office:value="5.00964207926614">
                <text:p>5.00964207926614</text:p>
              </table:table-cell>
              <table:table-cell office:value-type="float" office:value="-0.0141938934329942">
                <text:p>-0.0141938934329942</text:p>
              </table:table-cell>
            </table:table-row>
            <table:table-row>
              <table:table-cell office:value-type="float" office:value="5.00845112357212">
                <text:p>5.00845112357212</text:p>
              </table:table-cell>
              <table:table-cell office:value-type="float" office:value="-0.0127534460696869">
                <text:p>-0.0127534460696869</text:p>
              </table:table-cell>
            </table:table-row>
            <table:table-row>
              <table:table-cell office:value-type="float" office:value="5.00737219408638">
                <text:p>5.00737219408638</text:p>
              </table:table-cell>
              <table:table-cell office:value-type="float" office:value="-0.0113177605245325">
                <text:p>-0.0113177605245325</text:p>
              </table:table-cell>
            </table:table-row>
            <table:table-row>
              <table:table-cell office:value-type="float" office:value="5.00675690073874">
                <text:p>5.00675690073874</text:p>
              </table:table-cell>
              <table:table-cell office:value-type="float" office:value="-0.00988680541808376">
                <text:p>-0.00988680541808376</text:p>
              </table:table-cell>
            </table:table-row>
            <table:table-row>
              <table:table-cell office:value-type="float" office:value="5.00594800303826">
                <text:p>5.00594800303826</text:p>
              </table:table-cell>
              <table:table-cell office:value-type="float" office:value="-0.00846054968005168">
                <text:p>-0.00846054968005168</text:p>
              </table:table-cell>
            </table:table-row>
            <table:table-row>
              <table:table-cell office:value-type="float" office:value="5.0038395126818">
                <text:p>5.0038395126818</text:p>
              </table:table-cell>
              <table:table-cell office:value-type="float" office:value="-0.00703896254525748">
                <text:p>-0.00703896254525748</text:p>
              </table:table-cell>
            </table:table-row>
            <table:table-row>
              <table:table-cell office:value-type="float" office:value="5.00308122053663">
                <text:p>5.00308122053663</text:p>
              </table:table-cell>
              <table:table-cell office:value-type="float" office:value="-0.00562201354965101">
                <text:p>-0.00562201354965101</text:p>
              </table:table-cell>
            </table:table-row>
            <table:table-row>
              <table:table-cell office:value-type="float" office:value="5.00296477440206">
                <text:p>5.00296477440206</text:p>
              </table:table-cell>
              <table:table-cell office:value-type="float" office:value="-0.00420967252639325">
                <text:p>-0.00420967252639325</text:p>
              </table:table-cell>
            </table:table-row>
            <table:table-row>
              <table:table-cell office:value-type="float" office:value="5.00124463995783">
                <text:p>5.00124463995783</text:p>
              </table:table-cell>
              <table:table-cell office:value-type="float" office:value="-0.00280190960200288">
                <text:p>-0.00280190960200288</text:p>
              </table:table-cell>
            </table:table-row>
            <table:table-row>
              <table:table-cell office:value-type="float" office:value="5.00051650317499">
                <text:p>5.00051650317499</text:p>
              </table:table-cell>
              <table:table-cell office:value-type="float" office:value="-0.00139869519256481">
                <text:p>-0.00139869519256481</text:p>
              </table:table-cell>
            </table:table-row>
            <table:table-row>
              <table:table-cell office:value-type="float" office:value="5.00013895200307">
                <text:p>5.0001389520030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4" style:family="chart">
      <style:graphic-properties svg:stroke-color="#b7b7b7"/>
    </style:style>
    <style:style style:name="ch5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dc3912" draw:fill-color="#dc3912"/>
      <style:text-properties style:text-position="0% 100%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22.913cm" svg:height="14.182cm" xlink:href=".." xlink:type="simple" chart:class="chart:scatter" chart:column-mapping="1 2 0" chart:style-name="ch1">
        <chart:plot-area chart:style-name="ch2" table:cell-range-address="'City Size Distribution'.I1:'City Size Distribution'.K312" svg:x="0.458cm" svg:y="0.283cm" svg:width="21.997cm" svg:height="13.616cm">
          <chartooo:coordinate-region svg:x="1.291cm" svg:y="0.482cm" svg:width="21.07cm" svg:height="13.218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City Size Distribution'.K1:'City Size Distribution'.K312" chart:class="chart:scatter">
            <chart:domain table:cell-range-address="'City Size Distribution'.J1:'City Size Distribution'.J312"/>
            <chart:data-point chart:repeated="312"/>
          </chart:series>
          <chart:series chart:style-name="ch6" chart:values-cell-range-address="'City Size Distribution'.I1:'City Size Distribution'.I312" chart:class="chart:scatter">
            <chart:data-point chart:repeated="3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ity Size Distribution'.J1:'City Size Distribution'.J312</svg:desc>
                </draw:g>
              </table:table-cell>
              <table:table-cell office:value-type="float" office:value="NaN">
                <text:p>NaN</text:p>
                <draw:g>
                  <svg:desc>'City Size Distribution'.K1:'City Size Distribution'.K312</svg:desc>
                </draw:g>
              </table:table-cell>
              <table:table-cell office:value-type="float" office:value="NaN">
                <text:p>NaN</text:p>
                <draw:g>
                  <svg:desc>'City Size Distribution'.I1:'City Size Distribution'.I3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356431757063">
                <text:p>6.9356431757063</text:p>
              </table:table-cell>
              <table:table-cell office:value-type="float" office:value="-2.49276038902684">
                <text:p>-2.49276038902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60203382429714">
                <text:p>6.60203382429714</text:p>
              </table:table-cell>
              <table:table-cell office:value-type="float" office:value="-2.19173039336286">
                <text:p>-2.19173039336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43400171565579">
                <text:p>6.43400171565579</text:p>
              </table:table-cell>
              <table:table-cell office:value-type="float" office:value="-2.01563913430717">
                <text:p>-2.01563913430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36412249275426">
                <text:p>6.36412249275426</text:p>
              </table:table-cell>
              <table:table-cell office:value-type="float" office:value="-1.89070039769888">
                <text:p>-1.89070039769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11141374073">
                <text:p>6.211141374073</text:p>
              </table:table-cell>
              <table:table-cell office:value-type="float" office:value="-1.79379038469082">
                <text:p>-1.79379038469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988942349404">
                <text:p>6.1988942349404</text:p>
              </table:table-cell>
              <table:table-cell office:value-type="float" office:value="-1.71460913864319">
                <text:p>-1.71460913864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79536280371">
                <text:p>6.179536280371</text:p>
              </table:table-cell>
              <table:table-cell office:value-type="float" office:value="-1.64766234901258">
                <text:p>-1.64766234901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15214029201689">
                <text:p>6.15214029201689</text:p>
              </table:table-cell>
              <table:table-cell office:value-type="float" office:value="-1.58967040203489">
                <text:p>-1.58967040203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12745306657294">
                <text:p>6.12745306657294</text:p>
              </table:table-cell>
              <table:table-cell office:value-type="float" office:value="-1.53851787958751">
                <text:p>-1.53851787958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01507334522488">
                <text:p>6.01507334522488</text:p>
              </table:table-cell>
              <table:table-cell office:value-type="float" office:value="-1.49276038902684">
                <text:p>-1.49276038902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97805034608819">
                <text:p>5.97805034608819</text:p>
              </table:table-cell>
              <table:table-cell office:value-type="float" office:value="-1.45136770386861">
                <text:p>-1.45136770386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95039503971485">
                <text:p>5.95039503971485</text:p>
              </table:table-cell>
              <table:table-cell office:value-type="float" office:value="-1.41357914297921">
                <text:p>-1.41357914297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4663056426401">
                <text:p>5.94663056426401</text:p>
              </table:table-cell>
              <table:table-cell office:value-type="float" office:value="-1.37881703672">
                <text:p>-1.37881703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94407286019711">
                <text:p>5.94407286019711</text:p>
              </table:table-cell>
              <table:table-cell office:value-type="float" office:value="-1.3466323533486">
                <text:p>-1.3466323533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94159490455837">
                <text:p>5.94159490455837</text:p>
              </table:table-cell>
              <table:table-cell office:value-type="float" office:value="-1.31666912997116">
                <text:p>-1.31666912997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93601180219025">
                <text:p>5.93601180219025</text:p>
              </table:table-cell>
              <table:table-cell office:value-type="float" office:value="-1.28864040637091">
                <text:p>-1.28864040637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93401085882217">
                <text:p>5.93401085882217</text:p>
              </table:table-cell>
              <table:table-cell office:value-type="float" office:value="-1.26231146764856">
                <text:p>-1.26231146764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86018522784918">
                <text:p>5.86018522784918</text:p>
              </table:table-cell>
              <table:table-cell office:value-type="float" office:value="-1.23748788392353">
                <text:p>-1.23748788392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8479555824277">
                <text:p>5.8479555824277</text:p>
              </table:table-cell>
              <table:table-cell office:value-type="float" office:value="-1.21400678807401">
                <text:p>-1.21400678807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84134194813381">
                <text:p>5.84134194813381</text:p>
              </table:table-cell>
              <table:table-cell office:value-type="float" office:value="-1.19173039336286">
                <text:p>-1.19173039336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83575016401872">
                <text:p>5.83575016401872</text:p>
              </table:table-cell>
              <table:table-cell office:value-type="float" office:value="-1.17054109429292">
                <text:p>-1.17054109429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83478744178842">
                <text:p>5.83478744178842</text:p>
              </table:table-cell>
              <table:table-cell office:value-type="float" office:value="-1.15033770820463">
                <text:p>-1.15033770820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82808217141066">
                <text:p>5.82808217141066</text:p>
              </table:table-cell>
              <table:table-cell office:value-type="float" office:value="-1.13103255300924">
                <text:p>-1.13103255300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82449030598845">
                <text:p>5.82449030598845</text:p>
              </table:table-cell>
              <table:table-cell office:value-type="float" office:value="-1.11254914731523">
                <text:p>-1.11254914731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81440476590488">
                <text:p>5.81440476590488</text:p>
              </table:table-cell>
              <table:table-cell office:value-type="float" office:value="-1.0948203803548">
                <text:p>-1.0948203803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81144429573348">
                <text:p>5.81144429573348</text:p>
              </table:table-cell>
              <table:table-cell office:value-type="float" office:value="-1.07778704105602">
                <text:p>-1.07778704105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80864842411222">
                <text:p>5.80864842411222</text:p>
              </table:table-cell>
              <table:table-cell office:value-type="float" office:value="-1.06139662486785">
                <text:p>-1.06139662486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0731579608956">
                <text:p>5.80731579608956</text:p>
              </table:table-cell>
              <table:table-cell office:value-type="float" office:value="-1.04560235768462">
                <text:p>-1.0456023576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79333560371853">
                <text:p>5.79333560371853</text:p>
              </table:table-cell>
              <table:table-cell office:value-type="float" office:value="-1.03036239112788">
                <text:p>-1.03036239112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78650155999264">
                <text:p>5.78650155999264</text:p>
              </table:table-cell>
              <table:table-cell office:value-type="float" office:value="-1.01563913430718">
                <text:p>-1.01563913430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77477308743982">
                <text:p>5.77477308743982</text:p>
              </table:table-cell>
              <table:table-cell office:value-type="float" office:value="-1.00139869519256">
                <text:p>-1.0013986951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74705816843533">
                <text:p>5.74705816843533</text:p>
              </table:table-cell>
              <table:table-cell office:value-type="float" office:value="-0.987610410706932">
                <text:p>-0.987610410706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72890299976558">
                <text:p>5.72890299976558</text:p>
              </table:table-cell>
              <table:table-cell office:value-type="float" office:value="-0.97424644914895">
                <text:p>-0.97424644914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72217141593106">
                <text:p>5.72217141593106</text:p>
              </table:table-cell>
              <table:table-cell office:value-type="float" office:value="-0.961281471984582">
                <text:p>-0.961281471984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70061806098202">
                <text:p>5.70061806098202</text:p>
              </table:table-cell>
              <table:table-cell office:value-type="float" office:value="-0.948692344676562">
                <text:p>-0.948692344676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69583264771397">
                <text:p>5.69583264771397</text:p>
              </table:table-cell>
              <table:table-cell office:value-type="float" office:value="-0.93645788825955">
                <text:p>-0.93645788825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68925823288979">
                <text:p>5.68925823288979</text:p>
              </table:table-cell>
              <table:table-cell office:value-type="float" office:value="-0.924558664959842">
                <text:p>-0.924558664959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68689533888861">
                <text:p>5.68689533888861</text:p>
              </table:table-cell>
              <table:table-cell office:value-type="float" office:value="-0.912976792410027">
                <text:p>-0.912976792410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67158934339564">
                <text:p>5.67158934339564</text:p>
              </table:table-cell>
              <table:table-cell office:value-type="float" office:value="-0.901695782000338">
                <text:p>-0.901695782000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66921736272035">
                <text:p>5.66921736272035</text:p>
              </table:table-cell>
              <table:table-cell office:value-type="float" office:value="-0.890700397698875">
                <text:p>-0.890700397698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66722687413184">
                <text:p>5.66722687413184</text:p>
              </table:table-cell>
              <table:table-cell office:value-type="float" office:value="-0.879976532307102">
                <text:p>-0.879976532307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66696140837797">
                <text:p>5.66696140837797</text:p>
              </table:table-cell>
              <table:table-cell office:value-type="float" office:value="-0.869511098628937">
                <text:p>-0.869511098628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66590635547052">
                <text:p>5.66590635547052</text:p>
              </table:table-cell>
              <table:table-cell office:value-type="float" office:value="-0.859291933447251">
                <text:p>-0.859291933447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65363212899316">
                <text:p>5.65363212899316</text:p>
              </table:table-cell>
              <table:table-cell office:value-type="float" office:value="-0.84930771254065">
                <text:p>-0.84930771254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62858814887765">
                <text:p>5.62858814887765</text:p>
              </table:table-cell>
              <table:table-cell office:value-type="float" office:value="-0.839547875251494">
                <text:p>-0.839547875251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62565296074012">
                <text:p>5.62565296074012</text:p>
              </table:table-cell>
              <table:table-cell office:value-type="float" office:value="-0.830002557345263">
                <text:p>-0.830002557345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60400993241223">
                <text:p>5.60400993241223</text:p>
              </table:table-cell>
              <table:table-cell office:value-type="float" office:value="-0.82066253109112">
                <text:p>-0.82066253109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59812707218404">
                <text:p>5.59812707218404</text:p>
              </table:table-cell>
              <table:table-cell office:value-type="float" office:value="-0.81151915165125">
                <text:p>-0.81151915165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59471511246316">
                <text:p>5.59471511246316</text:p>
              </table:table-cell>
              <table:table-cell office:value-type="float" office:value="-0.802564308998324">
                <text:p>-0.802564308998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59172223205125">
                <text:p>5.59172223205125</text:p>
              </table:table-cell>
              <table:table-cell office:value-type="float" office:value="-0.793790384690819">
                <text:p>-0.793790384690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58605254583706">
                <text:p>5.58605254583706</text:p>
              </table:table-cell>
              <table:table-cell office:value-type="float" office:value="-0.785190212928901">
                <text:p>-0.785190212928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58594551500909">
                <text:p>5.58594551500909</text:p>
              </table:table-cell>
              <table:table-cell office:value-type="float" office:value="-0.776757045392038">
                <text:p>-0.776757045392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5807813269746">
                <text:p>5.5807813269746</text:p>
              </table:table-cell>
              <table:table-cell office:value-type="float" office:value="-0.768484519426048">
                <text:p>-0.768484519426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6421970683393">
                <text:p>5.56421970683393</text:p>
              </table:table-cell>
              <table:table-cell office:value-type="float" office:value="-0.760366629203869">
                <text:p>-0.760366629203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4715542518844">
                <text:p>5.54715542518844</text:p>
              </table:table-cell>
              <table:table-cell office:value-type="float" office:value="-0.752397699532594">
                <text:p>-0.752397699532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54455790032737">
                <text:p>5.54455790032737</text:p>
              </table:table-cell>
              <table:table-cell office:value-type="float" office:value="-0.744572362020637">
                <text:p>-0.744572362020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52392326928997">
                <text:p>5.52392326928997</text:p>
              </table:table-cell>
              <table:table-cell office:value-type="float" office:value="-0.736885533354346">
                <text:p>-0.736885533354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51551354765645">
                <text:p>5.51551354765645</text:p>
              </table:table-cell>
              <table:table-cell office:value-type="float" office:value="-0.7293323954639">
                <text:p>-0.7293323954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51269106530727">
                <text:p>5.51269106530727</text:p>
              </table:table-cell>
              <table:table-cell office:value-type="float" office:value="-0.721908377384693">
                <text:p>-0.721908377384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50780056980928">
                <text:p>5.50780056980928</text:p>
              </table:table-cell>
              <table:table-cell office:value-type="float" office:value="-0.714609138643194">
                <text:p>-0.714609138643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49205600970063">
                <text:p>5.49205600970063</text:p>
              </table:table-cell>
              <table:table-cell office:value-type="float" office:value="-0.70743055401607">
                <text:p>-0.70743055401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48943251012923">
                <text:p>5.48943251012923</text:p>
              </table:table-cell>
              <table:table-cell office:value-type="float" office:value="-0.700368699528584">
                <text:p>-0.700368699528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48660189569709">
                <text:p>5.48660189569709</text:p>
              </table:table-cell>
              <table:table-cell office:value-type="float" office:value="-0.693419839573256">
                <text:p>-0.693419839573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48078136706469">
                <text:p>5.48078136706469</text:p>
              </table:table-cell>
              <table:table-cell office:value-type="float" office:value="-0.68658041504295">
                <text:p>-0.68658041504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48059183982582">
                <text:p>5.48059183982582</text:p>
              </table:table-cell>
              <table:table-cell office:value-type="float" office:value="-0.679847032383982">
                <text:p>-0.679847032383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47900057307316">
                <text:p>5.47900057307316</text:p>
              </table:table-cell>
              <table:table-cell office:value-type="float" office:value="-0.673216453484969">
                <text:p>-0.673216453484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46887289267183">
                <text:p>5.46887289267183</text:p>
              </table:table-cell>
              <table:table-cell office:value-type="float" office:value="-0.666685586326011">
                <text:p>-0.666685586326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4627303306257">
                <text:p>5.4627303306257</text:p>
              </table:table-cell>
              <table:table-cell office:value-type="float" office:value="-0.660251476320601">
                <text:p>-0.660251476320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45658312610127">
                <text:p>5.45658312610127</text:p>
              </table:table-cell>
              <table:table-cell office:value-type="float" office:value="-0.653911298289582">
                <text:p>-0.653911298289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45507946803315">
                <text:p>5.45507946803315</text:p>
              </table:table-cell>
              <table:table-cell office:value-type="float" office:value="-0.647662349012581">
                <text:p>-0.64766234901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45444237973193">
                <text:p>5.45444237973193</text:p>
              </table:table-cell>
              <table:table-cell office:value-type="float" office:value="-0.641502040307762">
                <text:p>-0.641502040307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44755646880816">
                <text:p>5.44755646880816</text:p>
              </table:table-cell>
              <table:table-cell office:value-type="float" office:value="-0.635427892595569">
                <text:p>-0.635427892595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44318942504639">
                <text:p>5.44318942504639</text:p>
              </table:table-cell>
              <table:table-cell office:value-type="float" office:value="-0.629437528906382">
                <text:p>-0.629437528906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44168099924306">
                <text:p>5.44168099924306</text:p>
              </table:table-cell>
              <table:table-cell office:value-type="float" office:value="-0.623528669295861">
                <text:p>-0.623528669295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43257327739792">
                <text:p>5.43257327739792</text:p>
              </table:table-cell>
              <table:table-cell office:value-type="float" office:value="-0.617699125635137">
                <text:p>-0.617699125635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43212070672486">
                <text:p>5.43212070672486</text:p>
              </table:table-cell>
              <table:table-cell office:value-type="float" office:value="-0.611946796746046">
                <text:p>-0.611946796746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42771812525137">
                <text:p>5.42771812525137</text:p>
              </table:table-cell>
              <table:table-cell office:value-type="float" office:value="-0.606269663854356">
                <text:p>-0.606269663854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42472487048261">
                <text:p>5.42472487048261</text:p>
              </table:table-cell>
              <table:table-cell office:value-type="float" office:value="-0.600665786336357">
                <text:p>-0.600665786336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4203766284873">
                <text:p>5.4203766284873</text:p>
              </table:table-cell>
              <table:table-cell office:value-type="float" office:value="-0.595133297736396">
                <text:p>-0.595133297736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41606439400349">
                <text:p>5.41606439400349</text:p>
              </table:table-cell>
              <table:table-cell office:value-type="float" office:value="-0.589670402034894">
                <text:p>-0.589670402034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412648672953">
                <text:p>5.412648672953</text:p>
              </table:table-cell>
              <table:table-cell office:value-type="float" office:value="-0.584275370148188">
                <text:p>-0.584275370148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40690449432804">
                <text:p>5.40690449432804</text:p>
              </table:table-cell>
              <table:table-cell office:value-type="float" office:value="-0.578946536643121">
                <text:p>-0.578946536643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40464217445804">
                <text:p>5.40464217445804</text:p>
              </table:table-cell>
              <table:table-cell office:value-type="float" office:value="-0.573682296650764">
                <text:p>-0.573682296650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40390600359266">
                <text:p>5.40390600359266</text:p>
              </table:table-cell>
              <table:table-cell office:value-type="float" office:value="-0.568481102964956">
                <text:p>-0.568481102964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39785314108861">
                <text:p>5.39785314108861</text:p>
              </table:table-cell>
              <table:table-cell office:value-type="float" office:value="-0.563341463312545">
                <text:p>-0.563341463312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39594288066611">
                <text:p>5.39594288066611</text:p>
              </table:table-cell>
              <table:table-cell office:value-type="float" office:value="-0.55826193778327">
                <text:p>-0.55826193778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39218499293944">
                <text:p>5.39218499293944</text:p>
              </table:table-cell>
              <table:table-cell office:value-type="float" office:value="-0.553241136408219">
                <text:p>-0.553241136408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38863929373045">
                <text:p>5.38863929373045</text:p>
              </table:table-cell>
              <table:table-cell office:value-type="float" office:value="-0.548277716876669">
                <text:p>-0.548277716876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38846533025634">
                <text:p>5.38846533025634</text:p>
              </table:table-cell>
              <table:table-cell office:value-type="float" office:value="-0.543370382381925">
                <text:p>-0.543370382381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38556159079752">
                <text:p>5.38556159079752</text:p>
              </table:table-cell>
              <table:table-cell office:value-type="float" office:value="-0.538517879587513">
                <text:p>-0.538517879587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38445019205379">
                <text:p>5.38445019205379</text:p>
              </table:table-cell>
              <table:table-cell office:value-type="float" office:value="-0.533718996705744">
                <text:p>-0.533718996705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38092904364861">
                <text:p>5.38092904364861</text:p>
              </table:table-cell>
              <table:table-cell office:value-type="float" office:value="-0.528972561681282">
                <text:p>-0.528972561681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38088568375687">
                <text:p>5.38088568375687</text:p>
              </table:table-cell>
              <table:table-cell office:value-type="float" office:value="-0.524277440472902">
                <text:p>-0.524277440472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37961911199998">
                <text:p>5.37961911199998</text:p>
              </table:table-cell>
              <table:table-cell office:value-type="float" office:value="-0.519632535427139">
                <text:p>-0.519632535427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37658060657464">
                <text:p>5.37658060657464</text:p>
              </table:table-cell>
              <table:table-cell office:value-type="float" office:value="-0.51503678373799">
                <text:p>-0.51503678373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3709976302515">
                <text:p>5.3709976302515</text:p>
              </table:table-cell>
              <table:table-cell office:value-type="float" office:value="-0.510489155987269">
                <text:p>-0.510489155987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35608707500792">
                <text:p>5.35608707500792</text:p>
              </table:table-cell>
              <table:table-cell office:value-type="float" office:value="-0.505988654760593">
                <text:p>-0.505988654760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35520240465805">
                <text:p>5.35520240465805</text:p>
              </table:table-cell>
              <table:table-cell office:value-type="float" office:value="-0.501534313334343">
                <text:p>-0.501534313334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35290381274013">
                <text:p>5.35290381274013</text:p>
              </table:table-cell>
              <table:table-cell office:value-type="float" office:value="-0.497125194429288">
                <text:p>-0.497125194429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3375011911475">
                <text:p>5.3375011911475</text:p>
              </table:table-cell>
              <table:table-cell office:value-type="float" office:value="-0.492760389026838">
                <text:p>-0.492760389026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33667582664117">
                <text:p>5.33667582664117</text:p>
              </table:table-cell>
              <table:table-cell office:value-type="float" office:value="-0.488439015244195">
                <text:p>-0.488439015244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33644972694794">
                <text:p>5.33644972694794</text:p>
              </table:table-cell>
              <table:table-cell office:value-type="float" office:value="-0.48416021726492">
                <text:p>-0.48416021726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3308620422992">
                <text:p>5.3308620422992</text:p>
              </table:table-cell>
              <table:table-cell office:value-type="float" office:value="-0.479923164321665">
                <text:p>-0.479923164321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32923104569297">
                <text:p>5.32923104569297</text:p>
              </table:table-cell>
              <table:table-cell office:value-type="float" office:value="-0.475727049728057">
                <text:p>-0.475727049728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32595671208194">
                <text:p>5.32595671208194</text:p>
              </table:table-cell>
              <table:table-cell office:value-type="float" office:value="-0.471571089956899">
                <text:p>-0.471571089956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32405186811287">
                <text:p>5.32405186811287</text:p>
              </table:table-cell>
              <table:table-cell office:value-type="float" office:value="-0.467454523762067">
                <text:p>-0.467454523762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2368514710199">
                <text:p>5.32368514710199</text:p>
              </table:table-cell>
              <table:table-cell office:value-type="float" office:value="-0.463376611341628">
                <text:p>-0.463376611341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32229580654536">
                <text:p>5.32229580654536</text:p>
              </table:table-cell>
              <table:table-cell office:value-type="float" office:value="-0.459336633539888">
                <text:p>-0.459336633539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32198967838953">
                <text:p>5.32198967838953</text:p>
              </table:table-cell>
              <table:table-cell office:value-type="float" office:value="-0.455333891086214">
                <text:p>-0.455333891086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3181593702389">
                <text:p>5.3181593702389</text:p>
              </table:table-cell>
              <table:table-cell office:value-type="float" office:value="-0.451367703868612">
                <text:p>-0.451367703868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31644424406613">
                <text:p>5.31644424406613</text:p>
              </table:table-cell>
              <table:table-cell office:value-type="float" office:value="-0.44743741024018">
                <text:p>-0.44743741024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30761154916128">
                <text:p>5.30761154916128</text:p>
              </table:table-cell>
              <table:table-cell office:value-type="float" office:value="-0.443542366356656">
                <text:p>-0.443542366356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30539221700658">
                <text:p>5.30539221700658</text:p>
              </table:table-cell>
              <table:table-cell office:value-type="float" office:value="-0.439681945543418">
                <text:p>-0.439681945543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30508038836592">
                <text:p>5.30508038836592</text:p>
              </table:table-cell>
              <table:table-cell office:value-type="float" office:value="-0.435855537690365">
                <text:p>-0.435855537690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30312042741835">
                <text:p>5.30312042741835</text:p>
              </table:table-cell>
              <table:table-cell office:value-type="float" office:value="-0.432062548673226">
                <text:p>-0.43206254867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30220967301988">
                <text:p>5.30220967301988</text:p>
              </table:table-cell>
              <table:table-cell office:value-type="float" office:value="-0.428302399799919">
                <text:p>-0.428302399799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30065199501059">
                <text:p>5.30065199501059</text:p>
              </table:table-cell>
              <table:table-cell office:value-type="float" office:value="-0.424574527280676">
                <text:p>-0.424574527280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29998208271969">
                <text:p>5.29998208271969</text:p>
              </table:table-cell>
              <table:table-cell office:value-type="float" office:value="-0.420878381720712">
                <text:p>-0.420878381720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29847972825772">
                <text:p>5.29847972825772</text:p>
              </table:table-cell>
              <table:table-cell office:value-type="float" office:value="-0.417213427634307">
                <text:p>-0.417213427634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29799236464038">
                <text:p>5.29799236464038</text:p>
              </table:table-cell>
              <table:table-cell office:value-type="float" office:value="-0.413579142979213">
                <text:p>-0.413579142979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29632727423567">
                <text:p>5.29632727423567</text:p>
              </table:table-cell>
              <table:table-cell office:value-type="float" office:value="-0.409975018710387">
                <text:p>-0.409975018710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29483202579047">
                <text:p>5.29483202579047</text:p>
              </table:table-cell>
              <table:table-cell office:value-type="float" office:value="-0.406400558352089">
                <text:p>-0.406400558352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28910935870566">
                <text:p>5.28910935870566</text:p>
              </table:table-cell>
              <table:table-cell office:value-type="float" office:value="-0.40285527758744">
                <text:p>-0.40285527758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28793155114323">
                <text:p>5.28793155114323</text:p>
              </table:table-cell>
              <table:table-cell office:value-type="float" office:value="-0.399338703864602">
                <text:p>-0.399338703864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28743667963993">
                <text:p>5.28743667963993</text:p>
              </table:table-cell>
              <table:table-cell office:value-type="float" office:value="-0.395850376018781">
                <text:p>-0.395850376018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28338265128578">
                <text:p>5.28338265128578</text:p>
              </table:table-cell>
              <table:table-cell office:value-type="float" office:value="-0.392389843909275">
                <text:p>-0.392389843909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28166502215464">
                <text:p>5.28166502215464</text:p>
              </table:table-cell>
              <table:table-cell office:value-type="float" office:value="-0.388956668070881">
                <text:p>-0.388956668070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28114476882046">
                <text:p>5.28114476882046</text:p>
              </table:table-cell>
              <table:table-cell office:value-type="float" office:value="-0.385550419378969">
                <text:p>-0.385550419378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27935890544488">
                <text:p>5.27935890544488</text:p>
              </table:table-cell>
              <table:table-cell office:value-type="float" office:value="-0.382170678727588">
                <text:p>-0.382170678727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27725154759692">
                <text:p>5.27725154759692</text:p>
              </table:table-cell>
              <table:table-cell office:value-type="float" office:value="-0.378817036720001">
                <text:p>-0.37881703672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27264674309901">
                <text:p>5.27264674309901</text:p>
              </table:table-cell>
              <table:table-cell office:value-type="float" office:value="-0.375489093371073">
                <text:p>-0.375489093371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26875811056952">
                <text:p>5.26875811056952</text:p>
              </table:table-cell>
              <table:table-cell office:value-type="float" office:value="-0.372186457820988">
                <text:p>-0.372186457820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26726092567665">
                <text:p>5.26726092567665</text:p>
              </table:table-cell>
              <table:table-cell office:value-type="float" office:value="-0.368908748059752">
                <text:p>-0.368908748059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26331644279822">
                <text:p>5.26331644279822</text:p>
              </table:table-cell>
              <table:table-cell office:value-type="float" office:value="-0.36565559066203">
                <text:p>-0.36565559066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26316009564598">
                <text:p>5.26316009564598</text:p>
              </table:table-cell>
              <table:table-cell office:value-type="float" office:value="-0.362426620531831">
                <text:p>-0.362426620531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25846966155069">
                <text:p>5.25846966155069</text:p>
              </table:table-cell>
              <table:table-cell office:value-type="float" office:value="-0.35922148065662">
                <text:p>-0.35922148065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25621968109752">
                <text:p>5.25621968109752</text:p>
              </table:table-cell>
              <table:table-cell office:value-type="float" office:value="-0.356039821870431">
                <text:p>-0.356039821870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25544618816177">
                <text:p>5.25544618816177</text:p>
              </table:table-cell>
              <table:table-cell office:value-type="float" office:value="-0.352881302625601">
                <text:p>-0.352881302625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25379338793834">
                <text:p>5.25379338793834</text:p>
              </table:table-cell>
              <table:table-cell office:value-type="float" office:value="-0.349745588772742">
                <text:p>-0.349745588772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25319014554165">
                <text:p>5.25319014554165</text:p>
              </table:table-cell>
              <table:table-cell office:value-type="float" office:value="-0.346632353348599">
                <text:p>-0.346632353348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24908089849381">
                <text:p>5.24908089849381</text:p>
              </table:table-cell>
              <table:table-cell office:value-type="float" office:value="-0.343541276371458">
                <text:p>-0.343541276371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24867444139444">
                <text:p>5.24867444139444</text:p>
              </table:table-cell>
              <table:table-cell office:value-type="float" office:value="-0.340472044643781">
                <text:p>-0.340472044643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24769837157251">
                <text:p>5.24769837157251</text:p>
              </table:table-cell>
              <table:table-cell office:value-type="float" office:value="-0.337424351561776">
                <text:p>-0.337424351561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24598865026353">
                <text:p>5.24598865026353</text:p>
              </table:table-cell>
              <table:table-cell office:value-type="float" office:value="-0.334397896931588">
                <text:p>-0.334397896931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24512014489997">
                <text:p>5.24512014489997</text:p>
              </table:table-cell>
              <table:table-cell office:value-type="float" office:value="-0.331392386791863">
                <text:p>-0.331392386791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24470501788646">
                <text:p>5.24470501788646</text:p>
              </table:table-cell>
              <table:table-cell office:value-type="float" office:value="-0.3284075332424">
                <text:p>-0.3284075332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24370510879495">
                <text:p>5.24370510879495</text:p>
              </table:table-cell>
              <table:table-cell office:value-type="float" office:value="-0.325443054278661">
                <text:p>-0.325443054278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24111296590673">
                <text:p>5.24111296590673</text:p>
              </table:table-cell>
              <table:table-cell office:value-type="float" office:value="-0.32249867363188">
                <text:p>-0.32249867363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23513437317745">
                <text:p>5.23513437317745</text:p>
              </table:table-cell>
              <table:table-cell office:value-type="float" office:value="-0.319574120614563">
                <text:p>-0.319574120614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23226405040946">
                <text:p>5.23226405040946</text:p>
              </table:table-cell>
              <table:table-cell office:value-type="float" office:value="-0.316669129971156">
                <text:p>-0.316669129971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22993257051289">
                <text:p>5.22993257051289</text:p>
              </table:table-cell>
              <table:table-cell office:value-type="float" office:value="-0.313783441733668">
                <text:p>-0.313783441733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22767078860359">
                <text:p>5.22767078860359</text:p>
              </table:table-cell>
              <table:table-cell office:value-type="float" office:value="-0.310916801082065">
                <text:p>-0.310916801082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22577693045568">
                <text:p>5.22577693045568</text:p>
              </table:table-cell>
              <table:table-cell office:value-type="float" office:value="-0.308068958209239">
                <text:p>-0.308068958209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224885120524">
                <text:p>5.224885120524</text:p>
              </table:table-cell>
              <table:table-cell office:value-type="float" office:value="-0.305239668190374">
                <text:p>-0.305239668190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22369318475156">
                <text:p>5.22369318475156</text:p>
              </table:table-cell>
              <table:table-cell office:value-type="float" office:value="-0.302428690856546">
                <text:p>-0.302428690856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22262544180665">
                <text:p>5.22262544180665</text:p>
              </table:table-cell>
              <table:table-cell office:value-type="float" office:value="-0.299635790672376">
                <text:p>-0.299635790672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21985685713338">
                <text:p>5.21985685713338</text:p>
              </table:table-cell>
              <table:table-cell office:value-type="float" office:value="-0.296860736617604">
                <text:p>-0.296860736617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21769446020538">
                <text:p>5.21769446020538</text:p>
              </table:table-cell>
              <table:table-cell office:value-type="float" office:value="-0.294103302072415">
                <text:p>-0.294103302072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20547503674089">
                <text:p>5.20547503674089</text:p>
              </table:table-cell>
              <table:table-cell office:value-type="float" office:value="-0.291363264706386">
                <text:p>-0.291363264706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20497686836131">
                <text:p>5.20497686836131</text:p>
              </table:table-cell>
              <table:table-cell office:value-type="float" office:value="-0.288640406370913">
                <text:p>-0.288640406370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20421497418452">
                <text:p>5.20421497418452</text:p>
              </table:table-cell>
              <table:table-cell office:value-type="float" office:value="-0.285934512994988">
                <text:p>-0.285934512994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19754519031107">
                <text:p>5.19754519031107</text:p>
              </table:table-cell>
              <table:table-cell office:value-type="float" office:value="-0.283245374484207">
                <text:p>-0.283245374484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19733294604613">
                <text:p>5.19733294604613</text:p>
              </table:table-cell>
              <table:table-cell office:value-type="float" office:value="-0.28057278462288">
                <text:p>-0.28057278462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1902140024286">
                <text:p>5.1902140024286</text:p>
              </table:table-cell>
              <table:table-cell office:value-type="float" office:value="-0.27791654097914">
                <text:p>-0.27791654097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18965310852287">
                <text:p>5.18965310852287</text:p>
              </table:table-cell>
              <table:table-cell office:value-type="float" office:value="-0.275276444812931">
                <text:p>-0.275276444812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18654952336894">
                <text:p>5.18654952336894</text:p>
              </table:table-cell>
              <table:table-cell office:value-type="float" office:value="-0.272652300986782">
                <text:p>-0.272652300986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18646754981353">
                <text:p>5.18646754981353</text:p>
              </table:table-cell>
              <table:table-cell office:value-type="float" office:value="-0.270043917879254">
                <text:p>-0.270043917879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18616496172742">
                <text:p>5.18616496172742</text:p>
              </table:table-cell>
              <table:table-cell office:value-type="float" office:value="-0.267451107300975">
                <text:p>-0.267451107300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18527293916718">
                <text:p>5.18527293916718</text:p>
              </table:table-cell>
              <table:table-cell office:value-type="float" office:value="-0.264873684413164">
                <text:p>-0.264873684413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18451824620402">
                <text:p>5.18451824620402</text:p>
              </table:table-cell>
              <table:table-cell office:value-type="float" office:value="-0.262311467648564">
                <text:p>-0.262311467648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18451540653656">
                <text:p>5.18451540653656</text:p>
              </table:table-cell>
              <table:table-cell office:value-type="float" office:value="-0.259764278634684">
                <text:p>-0.259764278634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18373379250545">
                <text:p>5.18373379250545</text:p>
              </table:table-cell>
              <table:table-cell office:value-type="float" office:value="-0.257231942119289">
                <text:p>-0.257231942119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1817550056947">
                <text:p>5.1817550056947</text:p>
              </table:table-cell>
              <table:table-cell office:value-type="float" office:value="-0.254714285898042">
                <text:p>-0.254714285898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17224671038168">
                <text:p>5.17224671038168</text:p>
              </table:table-cell>
              <table:table-cell office:value-type="float" office:value="-0.252211140744238">
                <text:p>-0.252211140744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17161530683712">
                <text:p>5.17161530683712</text:p>
              </table:table-cell>
              <table:table-cell office:value-type="float" office:value="-0.249722340340543">
                <text:p>-0.249722340340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16932756520325">
                <text:p>5.16932756520325</text:p>
              </table:table-cell>
              <table:table-cell office:value-type="float" office:value="-0.247247721212688">
                <text:p>-0.247247721212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16746798221273">
                <text:p>5.16746798221273</text:p>
              </table:table-cell>
              <table:table-cell office:value-type="float" office:value="-0.244787122665031">
                <text:p>-0.244787122665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16660178461238">
                <text:p>5.16660178461238</text:p>
              </table:table-cell>
              <table:table-cell office:value-type="float" office:value="-0.242340386717943">
                <text:p>-0.242340386717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16607175449746">
                <text:p>5.16607175449746</text:p>
              </table:table-cell>
              <table:table-cell office:value-type="float" office:value="-0.239907358046944">
                <text:p>-0.239907358046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16567158277575">
                <text:p>5.16567158277575</text:p>
              </table:table-cell>
              <table:table-cell office:value-type="float" office:value="-0.237487883923531">
                <text:p>-0.237487883923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16280926284592">
                <text:p>5.16280926284592</text:p>
              </table:table-cell>
              <table:table-cell office:value-type="float" office:value="-0.235081814157653">
                <text:p>-0.235081814157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15969950657474">
                <text:p>5.15969950657474</text:p>
              </table:table-cell>
              <table:table-cell office:value-type="float" office:value="-0.232689001041763">
                <text:p>-0.232689001041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15820865222216">
                <text:p>5.15820865222216</text:p>
              </table:table-cell>
              <table:table-cell office:value-type="float" office:value="-0.230309299296408">
                <text:p>-0.230309299296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15653703695133">
                <text:p>5.15653703695133</text:p>
              </table:table-cell>
              <table:table-cell office:value-type="float" office:value="-0.227942566017301">
                <text:p>-0.227942566017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15441179930753">
                <text:p>5.15441179930753</text:p>
              </table:table-cell>
              <table:table-cell office:value-type="float" office:value="-0.225588660623824">
                <text:p>-0.225588660623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15426264246946">
                <text:p>5.15426264246946</text:p>
              </table:table-cell>
              <table:table-cell office:value-type="float" office:value="-0.223247444808921">
                <text:p>-0.223247444808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14786174848724">
                <text:p>5.14786174848724</text:p>
              </table:table-cell>
              <table:table-cell office:value-type="float" office:value="-0.220918782490339">
                <text:p>-0.220918782490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14734236096442">
                <text:p>5.14734236096442</text:p>
              </table:table-cell>
              <table:table-cell office:value-type="float" office:value="-0.218602539763158">
                <text:p>-0.218602539763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14727739382746">
                <text:p>5.14727739382746</text:p>
              </table:table-cell>
              <table:table-cell office:value-type="float" office:value="-0.216298584853593">
                <text:p>-0.216298584853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.14714433554889">
                <text:p>5.14714433554889</text:p>
              </table:table-cell>
              <table:table-cell office:value-type="float" office:value="-0.214006788074008">
                <text:p>-0.214006788074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13821425101141">
                <text:p>5.13821425101141</text:p>
              </table:table-cell>
              <table:table-cell office:value-type="float" office:value="-0.21172702177911">
                <text:p>-0.21172702177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13665082083647">
                <text:p>5.13665082083647</text:p>
              </table:table-cell>
              <table:table-cell office:value-type="float" office:value="-0.209459160323288">
                <text:p>-0.209459160323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13492897837394">
                <text:p>5.13492897837394</text:p>
              </table:table-cell>
              <table:table-cell office:value-type="float" office:value="-0.207203080019064">
                <text:p>-0.207203080019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13472520980885">
                <text:p>5.13472520980885</text:p>
              </table:table-cell>
              <table:table-cell office:value-type="float" office:value="-0.204958659096611">
                <text:p>-0.204958659096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13439388184297">
                <text:p>5.13439388184297</text:p>
              </table:table-cell>
              <table:table-cell office:value-type="float" office:value="-0.202725777664319">
                <text:p>-0.202725777664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13408143746251">
                <text:p>5.13408143746251</text:p>
              </table:table-cell>
              <table:table-cell office:value-type="float" office:value="-0.200504317670361">
                <text:p>-0.200504317670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13382302283473">
                <text:p>5.13382302283473</text:p>
              </table:table-cell>
              <table:table-cell office:value-type="float" office:value="-0.198294162865245">
                <text:p>-0.198294162865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13261185049545">
                <text:p>5.13261185049545</text:p>
              </table:table-cell>
              <table:table-cell office:value-type="float" office:value="-0.196095198765306">
                <text:p>-0.19609519876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13139087265395">
                <text:p>5.13139087265395</text:p>
              </table:table-cell>
              <table:table-cell office:value-type="float" office:value="-0.193907312617131">
                <text:p>-0.193907312617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.13040453664444">
                <text:p>5.13040453664444</text:p>
              </table:table-cell>
              <table:table-cell office:value-type="float" office:value="-0.191730393362856">
                <text:p>-0.191730393362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12993145769097">
                <text:p>5.12993145769097</text:p>
              </table:table-cell>
              <table:table-cell office:value-type="float" office:value="-0.189564331606349">
                <text:p>-0.189564331606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12926763523014">
                <text:p>5.12926763523014</text:p>
              </table:table-cell>
              <table:table-cell office:value-type="float" office:value="-0.187409019580214">
                <text:p>-0.187409019580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12738019633335">
                <text:p>5.12738019633335</text:p>
              </table:table-cell>
              <table:table-cell office:value-type="float" office:value="-0.185264351113625">
                <text:p>-0.18526435111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1242237339345">
                <text:p>5.1242237339345</text:p>
              </table:table-cell>
              <table:table-cell office:value-type="float" office:value="-0.183130221600939">
                <text:p>-0.183130221600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12397244293023">
                <text:p>5.12397244293023</text:p>
              </table:table-cell>
              <table:table-cell office:value-type="float" office:value="-0.181006527971083">
                <text:p>-0.181006527971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12388429346001">
                <text:p>5.12388429346001</text:p>
              </table:table-cell>
              <table:table-cell office:value-type="float" office:value="-0.178893168657684">
                <text:p>-0.178893168657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1226450440947">
                <text:p>5.1226450440947</text:p>
              </table:table-cell>
              <table:table-cell office:value-type="float" office:value="-0.17679004356992">
                <text:p>-0.17679004356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12139239680459">
                <text:p>5.12139239680459</text:p>
              </table:table-cell>
              <table:table-cell office:value-type="float" office:value="-0.174697054064076">
                <text:p>-0.174697054064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12132342911258">
                <text:p>5.12132342911258</text:p>
              </table:table-cell>
              <table:table-cell office:value-type="float" office:value="-0.172614102915784">
                <text:p>-0.172614102915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11731770632659">
                <text:p>5.11731770632659</text:p>
              </table:table-cell>
              <table:table-cell office:value-type="float" office:value="-0.170541094292918">
                <text:p>-0.170541094292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1166874237393">
                <text:p>5.1166874237393</text:p>
              </table:table-cell>
              <table:table-cell office:value-type="float" office:value="-0.168477933729145">
                <text:p>-0.168477933729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11466101527674">
                <text:p>5.11466101527674</text:p>
              </table:table-cell>
              <table:table-cell office:value-type="float" office:value="-0.166424528098086">
                <text:p>-0.166424528098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11321780887642">
                <text:p>5.11321780887642</text:p>
              </table:table-cell>
              <table:table-cell office:value-type="float" office:value="-0.1643807855881">
                <text:p>-0.1643807855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11057287685356">
                <text:p>5.11057287685356</text:p>
              </table:table-cell>
              <table:table-cell office:value-type="float" office:value="-0.162346615677647">
                <text:p>-0.162346615677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10876115607349">
                <text:p>5.10876115607349</text:p>
              </table:table-cell>
              <table:table-cell office:value-type="float" office:value="-0.160321929111232">
                <text:p>-0.160321929111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10426171135447">
                <text:p>5.10426171135447</text:p>
              </table:table-cell>
              <table:table-cell office:value-type="float" office:value="-0.158306637875907">
                <text:p>-0.158306637875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10338632416797">
                <text:p>5.10338632416797</text:p>
              </table:table-cell>
              <table:table-cell office:value-type="float" office:value="-0.156300655178308">
                <text:p>-0.156300655178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10328362413314">
                <text:p>5.10328362413314</text:p>
              </table:table-cell>
              <table:table-cell office:value-type="float" office:value="-0.154303895422233">
                <text:p>-0.154303895422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10238910759163">
                <text:p>5.10238910759163</text:p>
              </table:table-cell>
              <table:table-cell office:value-type="float" office:value="-0.152316274186719">
                <text:p>-0.15231627418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09930418150241">
                <text:p>5.09930418150241</text:p>
              </table:table-cell>
              <table:table-cell office:value-type="float" office:value="-0.150337708204631">
                <text:p>-0.150337708204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09229245364421">
                <text:p>5.09229245364421</text:p>
              </table:table-cell>
              <table:table-cell office:value-type="float" office:value="-0.148368115341727">
                <text:p>-0.148368115341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09131515969722">
                <text:p>5.09131515969722</text:p>
              </table:table-cell>
              <table:table-cell office:value-type="float" office:value="-0.146407414576199">
                <text:p>-0.146407414576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08935041398673">
                <text:p>5.08935041398673</text:p>
              </table:table-cell>
              <table:table-cell office:value-type="float" office:value="-0.144455525978677">
                <text:p>-0.144455525978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0879268679092">
                <text:p>5.0879268679092</text:p>
              </table:table-cell>
              <table:table-cell office:value-type="float" office:value="-0.142512370692675">
                <text:p>-0.142512370692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0876359189807">
                <text:p>5.0876359189807</text:p>
              </table:table-cell>
              <table:table-cell office:value-type="float" office:value="-0.140577870915475">
                <text:p>-0.140577870915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08751167408448">
                <text:p>5.08751167408448</text:p>
              </table:table-cell>
              <table:table-cell office:value-type="float" office:value="-0.138651949879437">
                <text:p>-0.138651949879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08673344795758">
                <text:p>5.08673344795758</text:p>
              </table:table-cell>
              <table:table-cell office:value-type="float" office:value="-0.136734531833715">
                <text:p>-0.136734531833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08595026166378">
                <text:p>5.08595026166378</text:p>
              </table:table-cell>
              <table:table-cell office:value-type="float" office:value="-0.134825542026384">
                <text:p>-0.134825542026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0853512396153">
                <text:p>5.0853512396153</text:p>
              </table:table-cell>
              <table:table-cell office:value-type="float" office:value="-0.13292490668695">
                <text:p>-0.13292490668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08449405802781">
                <text:p>5.08449405802781</text:p>
              </table:table-cell>
              <table:table-cell office:value-type="float" office:value="-0.131032553009245">
                <text:p>-0.131032553009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08379993092759">
                <text:p>5.08379993092759</text:p>
              </table:table-cell>
              <table:table-cell office:value-type="float" office:value="-0.129148409134693">
                <text:p>-0.129148409134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07896404450176">
                <text:p>5.07896404450176</text:p>
              </table:table-cell>
              <table:table-cell office:value-type="float" office:value="-0.127272404135938">
                <text:p>-0.127272404135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07596280905138">
                <text:p>5.07596280905138</text:p>
              </table:table-cell>
              <table:table-cell office:value-type="float" office:value="-0.125404468000819">
                <text:p>-0.125404468000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07571115935442">
                <text:p>5.07571115935442</text:p>
              </table:table-cell>
              <table:table-cell office:value-type="float" office:value="-0.123544531616695">
                <text:p>-0.123544531616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0752914188833">
                <text:p>5.0752914188833</text:p>
              </table:table-cell>
              <table:table-cell office:value-type="float" office:value="-0.121692526755101">
                <text:p>-0.121692526755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0748420296335">
                <text:p>5.0748420296335</text:p>
              </table:table-cell>
              <table:table-cell office:value-type="float" office:value="-0.119848386056731">
                <text:p>-0.119848386056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06942757767036">
                <text:p>5.06942757767036</text:p>
              </table:table-cell>
              <table:table-cell office:value-type="float" office:value="-0.118012043016734">
                <text:p>-0.118012043016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06932022609891">
                <text:p>5.06932022609891</text:p>
              </table:table-cell>
              <table:table-cell office:value-type="float" office:value="-0.116183431970326">
                <text:p>-0.116183431970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0681338917757">
                <text:p>5.0681338917757</text:p>
              </table:table-cell>
              <table:table-cell office:value-type="float" office:value="-0.1143624880787">
                <text:p>-0.1143624880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06766959832393">
                <text:p>5.06766959832393</text:p>
              </table:table-cell>
              <table:table-cell office:value-type="float" office:value="-0.112549147315232">
                <text:p>-0.112549147315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06737962750639">
                <text:p>5.06737962750639</text:p>
              </table:table-cell>
              <table:table-cell office:value-type="float" office:value="-0.110743346451969">
                <text:p>-0.110743346451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06545273131307">
                <text:p>5.06545273131307</text:p>
              </table:table-cell>
              <table:table-cell office:value-type="float" office:value="-0.108945023046406">
                <text:p>-0.108945023046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06486588467266">
                <text:p>5.06486588467266</text:p>
              </table:table-cell>
              <table:table-cell office:value-type="float" office:value="-0.107154115428525">
                <text:p>-0.107154115428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06345721093483">
                <text:p>5.06345721093483</text:p>
              </table:table-cell>
              <table:table-cell office:value-type="float" office:value="-0.105370562688108">
                <text:p>-0.105370562688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.06263086310745">
                <text:p>5.06263086310745</text:p>
              </table:table-cell>
              <table:table-cell office:value-type="float" office:value="-0.103594304662305">
                <text:p>-0.103594304662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06194229202809">
                <text:p>5.06194229202809</text:p>
              </table:table-cell>
              <table:table-cell office:value-type="float" office:value="-0.101825281923458">
                <text:p>-0.101825281923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06019905950623">
                <text:p>5.06019905950623</text:p>
              </table:table-cell>
              <table:table-cell office:value-type="float" office:value="-0.100063435767172">
                <text:p>-0.100063435767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.05814880752804">
                <text:p>5.05814880752804</text:p>
              </table:table-cell>
              <table:table-cell office:value-type="float" office:value="-0.0983087082006212">
                <text:p>-0.0983087082006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0565427883877">
                <text:p>5.0565427883877</text:p>
              </table:table-cell>
              <table:table-cell office:value-type="float" office:value="-0.0965610419311012">
                <text:p>-0.0965610419311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05623765898023">
                <text:p>5.05623765898023</text:p>
              </table:table-cell>
              <table:table-cell office:value-type="float" office:value="-0.0948203803547999">
                <text:p>-0.0948203803547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05595140532915">
                <text:p>5.05595140532915</text:p>
              </table:table-cell>
              <table:table-cell office:value-type="float" office:value="-0.0930866675457994">
                <text:p>-0.0930866675457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05549300667785">
                <text:p>5.05549300667785</text:p>
              </table:table-cell>
              <table:table-cell office:value-type="float" office:value="-0.0913598482452934">
                <text:p>-0.0913598482452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05524068103006">
                <text:p>5.05524068103006</text:p>
              </table:table-cell>
              <table:table-cell office:value-type="float" office:value="-0.0896398678510196">
                <text:p>-0.0896398678510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05432956000574">
                <text:p>5.05432956000574</text:p>
              </table:table-cell>
              <table:table-cell office:value-type="float" office:value="-0.0879266724068994">
                <text:p>-0.0879266724068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05343188451221">
                <text:p>5.05343188451221</text:p>
              </table:table-cell>
              <table:table-cell office:value-type="float" office:value="-0.0862202085928823">
                <text:p>-0.0862202085928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05262854279212">
                <text:p>5.05262854279212</text:p>
              </table:table-cell>
              <table:table-cell office:value-type="float" office:value="-0.0845204237149879">
                <text:p>-0.0845204237149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0523552987306">
                <text:p>5.0523552987306</text:p>
              </table:table-cell>
              <table:table-cell office:value-type="float" office:value="-0.082827265695543">
                <text:p>-0.082827265695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05098263182479">
                <text:p>5.05098263182479</text:p>
              </table:table-cell>
              <table:table-cell office:value-type="float" office:value="-0.0811406830636073">
                <text:p>-0.0811406830636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04795207221237">
                <text:p>5.04795207221237</text:p>
              </table:table-cell>
              <table:table-cell office:value-type="float" office:value="-0.0794606249455857">
                <text:p>-0.0794606249455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0478859550481">
                <text:p>5.0478859550481</text:p>
              </table:table-cell>
              <table:table-cell office:value-type="float" office:value="-0.0777870410560196">
                <text:p>-0.0777870410560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04732549966365">
                <text:p>5.04732549966365</text:p>
              </table:table-cell>
              <table:table-cell office:value-type="float" office:value="-0.0761198816885565">
                <text:p>-0.0761198816885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04667462003076">
                <text:p>5.04667462003076</text:p>
              </table:table-cell>
              <table:table-cell office:value-type="float" office:value="-0.074459097707092">
                <text:p>-0.074459097707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04608916486139">
                <text:p>5.04608916486139</text:p>
              </table:table-cell>
              <table:table-cell office:value-type="float" office:value="-0.0728046405370796">
                <text:p>-0.0728046405370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04581959023157">
                <text:p>5.04581959023157</text:p>
              </table:table-cell>
              <table:table-cell office:value-type="float" office:value="-0.0711564621570065">
                <text:p>-0.0711564621570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04553029512985">
                <text:p>5.04553029512985</text:p>
              </table:table-cell>
              <table:table-cell office:value-type="float" office:value="-0.0695145150900297">
                <text:p>-0.0695145150900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04477879174267">
                <text:p>5.04477879174267</text:p>
              </table:table-cell>
              <table:table-cell office:value-type="float" office:value="-0.0678787523957705">
                <text:p>-0.0678787523957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04450056237064">
                <text:p>5.04450056237064</text:p>
              </table:table-cell>
              <table:table-cell office:value-type="float" office:value="-0.0662491276622623">
                <text:p>-0.0662491276622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04374727347124">
                <text:p>5.04374727347124</text:p>
              </table:table-cell>
              <table:table-cell office:value-type="float" office:value="-0.0646255949980487">
                <text:p>-0.0646255949980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04325614785075">
                <text:p>5.04325614785075</text:p>
              </table:table-cell>
              <table:table-cell office:value-type="float" office:value="-0.0630081090244295">
                <text:p>-0.0630081090244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04237859813988">
                <text:p>5.04237859813988</text:p>
              </table:table-cell>
              <table:table-cell office:value-type="float" office:value="-0.0613966248678502">
                <text:p>-0.0613966248678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04226828712026">
                <text:p>5.04226828712026</text:p>
              </table:table-cell>
              <table:table-cell office:value-type="float" office:value="-0.0597910981524318">
                <text:p>-0.0597910981524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04170447561114">
                <text:p>5.04170447561114</text:p>
              </table:table-cell>
              <table:table-cell office:value-type="float" office:value="-0.0581914849926388">
                <text:p>-0.0581914849926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04155058171765">
                <text:p>5.04155058171765</text:p>
              </table:table-cell>
              <table:table-cell office:value-type="float" office:value="-0.0565977419860815">
                <text:p>-0.0565977419860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04017099575445">
                <text:p>5.04017099575445</text:p>
              </table:table-cell>
              <table:table-cell office:value-type="float" office:value="-0.0550098262064496">
                <text:p>-0.0550098262064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03997694898568">
                <text:p>5.03997694898568</text:p>
              </table:table-cell>
              <table:table-cell office:value-type="float" office:value="-0.0534276951965749">
                <text:p>-0.0534276951965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.03594578159429">
                <text:p>5.03594578159429</text:p>
              </table:table-cell>
              <table:table-cell office:value-type="float" office:value="-0.0518513069616198">
                <text:p>-0.0518513069616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03464048677676">
                <text:p>5.03464048677676</text:p>
              </table:table-cell>
              <table:table-cell office:value-type="float" office:value="-0.050280619962389">
                <text:p>-0.050280619962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.03364084845918">
                <text:p>5.03364084845918</text:p>
              </table:table-cell>
              <table:table-cell office:value-type="float" office:value="-0.0487155931087613">
                <text:p>-0.0487155931087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03180419886721">
                <text:p>5.03180419886721</text:p>
              </table:table-cell>
              <table:table-cell office:value-type="float" office:value="-0.0471561857532399">
                <text:p>-0.0471561857532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.02989083493126">
                <text:p>5.02989083493126</text:p>
              </table:table-cell>
              <table:table-cell office:value-type="float" office:value="-0.0456023576846183">
                <text:p>-0.0456023576846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.02968402706571">
                <text:p>5.02968402706571</text:p>
              </table:table-cell>
              <table:table-cell office:value-type="float" office:value="-0.0440540691217576">
                <text:p>-0.0440540691217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.02944059754518">
                <text:p>5.02944059754518</text:p>
              </table:table-cell>
              <table:table-cell office:value-type="float" office:value="-0.0425112807074764">
                <text:p>-0.0425112807074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.02895332878201">
                <text:p>5.02895332878201</text:p>
              </table:table-cell>
              <table:table-cell office:value-type="float" office:value="-0.0409739535025473">
                <text:p>-0.0409739535025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.02832312973498">
                <text:p>5.02832312973498</text:p>
              </table:table-cell>
              <table:table-cell office:value-type="float" office:value="-0.0394420489797998">
                <text:p>-0.0394420489797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02564988686364">
                <text:p>5.02564988686364</text:p>
              </table:table-cell>
              <table:table-cell office:value-type="float" office:value="-0.0379155290183273">
                <text:p>-0.0379155290183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.02542056941294">
                <text:p>5.02542056941294</text:p>
              </table:table-cell>
              <table:table-cell office:value-type="float" office:value="-0.0363943558977945">
                <text:p>-0.0363943558977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.02539189621595">
                <text:p>5.02539189621595</text:p>
              </table:table-cell>
              <table:table-cell office:value-type="float" office:value="-0.0348784922928452">
                <text:p>-0.0348784922928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.02303834702287">
                <text:p>5.02303834702287</text:p>
              </table:table-cell>
              <table:table-cell office:value-type="float" office:value="-0.0333679012676067">
                <text:p>-0.0333679012676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02180514676512">
                <text:p>5.02180514676512</text:p>
              </table:table-cell>
              <table:table-cell office:value-type="float" office:value="-0.0318625462702896">
                <text:p>-0.0318625462702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02166882623607">
                <text:p>5.02166882623607</text:p>
              </table:table-cell>
              <table:table-cell office:value-type="float" office:value="-0.0303623911278814">
                <text:p>-0.0303623911278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02115207223317">
                <text:p>5.02115207223317</text:p>
              </table:table-cell>
              <table:table-cell office:value-type="float" office:value="-0.0288674000409302">
                <text:p>-0.0288674000409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.02078790825853">
                <text:p>5.02078790825853</text:p>
              </table:table-cell>
              <table:table-cell office:value-type="float" office:value="-0.0273775375784192">
                <text:p>-0.0273775375784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02050215686195">
                <text:p>5.02050215686195</text:p>
              </table:table-cell>
              <table:table-cell office:value-type="float" office:value="-0.025892768672728">
                <text:p>-0.025892768672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02014573954042">
                <text:p>5.02014573954042</text:p>
              </table:table-cell>
              <table:table-cell office:value-type="float" office:value="-0.0244130586146802">
                <text:p>-0.0244130586146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0201415934321">
                <text:p>5.0201415934321</text:p>
              </table:table-cell>
              <table:table-cell office:value-type="float" office:value="-0.0229383730486745">
                <text:p>-0.0229383730486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01659046726716">
                <text:p>5.01659046726716</text:p>
              </table:table-cell>
              <table:table-cell office:value-type="float" office:value="-0.0214686779678989">
                <text:p>-0.0214686779678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01520042898354">
                <text:p>5.01520042898354</text:p>
              </table:table-cell>
              <table:table-cell office:value-type="float" office:value="-0.0200039397096252">
                <text:p>-0.0200039397096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01149431910054">
                <text:p>5.01149431910054</text:p>
              </table:table-cell>
              <table:table-cell office:value-type="float" office:value="-0.0185441249505823">
                <text:p>-0.0185441249505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01051196273721">
                <text:p>5.01051196273721</text:p>
              </table:table-cell>
              <table:table-cell office:value-type="float" office:value="-0.0170892007024078">
                <text:p>-0.0170892007024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.0099605314706">
                <text:p>5.0099605314706</text:p>
              </table:table-cell>
              <table:table-cell office:value-type="float" office:value="-0.0156391343071751">
                <text:p>-0.0156391343071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.00964207926614">
                <text:p>5.00964207926614</text:p>
              </table:table-cell>
              <table:table-cell office:value-type="float" office:value="-0.0141938934329942">
                <text:p>-0.0141938934329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.00845112357212">
                <text:p>5.00845112357212</text:p>
              </table:table-cell>
              <table:table-cell office:value-type="float" office:value="-0.0127534460696869">
                <text:p>-0.0127534460696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.00737219408638">
                <text:p>5.00737219408638</text:p>
              </table:table-cell>
              <table:table-cell office:value-type="float" office:value="-0.0113177605245325">
                <text:p>-0.0113177605245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.00675690073874">
                <text:p>5.00675690073874</text:p>
              </table:table-cell>
              <table:table-cell office:value-type="float" office:value="-0.00988680541808376">
                <text:p>-0.00988680541808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.00594800303826">
                <text:p>5.00594800303826</text:p>
              </table:table-cell>
              <table:table-cell office:value-type="float" office:value="-0.00846054968005168">
                <text:p>-0.00846054968005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0038395126818">
                <text:p>5.0038395126818</text:p>
              </table:table-cell>
              <table:table-cell office:value-type="float" office:value="-0.00703896254525748">
                <text:p>-0.00703896254525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00308122053663">
                <text:p>5.00308122053663</text:p>
              </table:table-cell>
              <table:table-cell office:value-type="float" office:value="-0.00562201354965101">
                <text:p>-0.00562201354965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.00296477440206">
                <text:p>5.00296477440206</text:p>
              </table:table-cell>
              <table:table-cell office:value-type="float" office:value="-0.00420967252639325">
                <text:p>-0.00420967252639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.00124463995783">
                <text:p>5.00124463995783</text:p>
              </table:table-cell>
              <table:table-cell office:value-type="float" office:value="-0.00280190960200288">
                <text:p>-0.00280190960200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.00051650317499">
                <text:p>5.00051650317499</text:p>
              </table:table-cell>
              <table:table-cell office:value-type="float" office:value="-0.00139869519256481">
                <text:p>-0.00139869519256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.00013895200307">
                <text:p>5.000138952003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4.028cm" svg:y="4.609cm" style:legend-expansion="high" chart:style-name="ch2"/>
        <chart:plot-area chart:style-name="ch3" table:cell-range-address="'Bell-Shaped Curve'.A1:'Bell-Shaped Curve'.B408" chart:data-source-has-labels="both" svg:x="1.377cm" svg:y="0.196cm" svg:width="12.334cm" svg:height="8.394cm">
          <chartooo:coordinate-region svg:x="2.452cm" svg:y="0.196cm" svg:width="11.259cm" svg:height="5.418cm"/>
          <chart:axis chart:dimension="x" chart:name="primary-x" chart:style-name="ch4" chartooo:axis-type="text">
            <chart:title svg:x="7.387cm" svg:y="8.787cm" chart:style-name="ch5">
              <text:p>x</text:p>
            </chart:title>
            <chart:categories table:cell-range-address="'Bell-Shaped Curve'.A2:'Bell-Shaped Curve'.A408"/>
          </chart:axis>
          <chart:axis chart:dimension="y" chart:name="primary-y" chart:style-name="ch6">
            <chart:title svg:x="0.451cm" svg:y="4.709cm" chart:style-name="ch7">
              <text:p>f(x)</text:p>
            </chart:title>
            <chart:grid chart:style-name="ch8" chart:class="major"/>
          </chart:axis>
          <chart:series chart:style-name="ch9" chart:values-cell-range-address="'Bell-Shaped Curve'.B2:'Bell-Shaped Curve'.B408" chart:label-cell-address="'Bell-Shaped Curve'.B1:'Bell-Shaped Curve'.B1" chart:class="chart:line">
            <chart:data-point chart:repeated="40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(x)</text:p>
                <draw:g>
                  <svg:desc>'Bell-Shaped Curve'.B1:'Bell-Shaped Curve'.B1</svg:desc>
                </draw:g>
              </table:table-cell>
            </table:table-row>
          </table:table-header-rows>
          <table:table-rows>
            <table:table-row>
              <table:table-cell office:value-type="float" office:value="-2">
                <text:p>-2</text:p>
                <draw:g>
                  <svg:desc>'Bell-Shaped Curve'.A2:'Bell-Shaped Curve'.A408</svg:desc>
                </draw:g>
              </table:table-cell>
              <table:table-cell office:value-type="float" office:value="0.00730688274528078">
                <text:p>0.00730688274528078</text:p>
                <draw:g>
                  <svg:desc>'Bell-Shaped Curve'.B2:'Bell-Shaped Curve'.B408</svg:desc>
                </draw:g>
              </table:table-cell>
            </table:table-row>
            <table:table-row>
              <table:table-cell office:value-type="float" office:value="-1.99">
                <text:p>-1.99</text:p>
              </table:table-cell>
              <table:table-cell office:value-type="float" office:value="0.00760432181684413">
                <text:p>0.00760432181684413</text:p>
              </table:table-cell>
            </table:table-row>
            <table:table-row>
              <table:table-cell office:value-type="float" office:value="-1.98">
                <text:p>-1.98</text:p>
              </table:table-cell>
              <table:table-cell office:value-type="float" office:value="0.00791228603549848">
                <text:p>0.00791228603549848</text:p>
              </table:table-cell>
            </table:table-row>
            <table:table-row>
              <table:table-cell office:value-type="float" office:value="-1.97">
                <text:p>-1.97</text:p>
              </table:table-cell>
              <table:table-cell office:value-type="float" office:value="0.00823107598718919">
                <text:p>0.00823107598718919</text:p>
              </table:table-cell>
            </table:table-row>
            <table:table-row>
              <table:table-cell office:value-type="float" office:value="-1.96">
                <text:p>-1.96</text:p>
              </table:table-cell>
              <table:table-cell office:value-type="float" office:value="0.00856099777428682">
                <text:p>0.00856099777428682</text:p>
              </table:table-cell>
            </table:table-row>
            <table:table-row>
              <table:table-cell office:value-type="float" office:value="-1.95">
                <text:p>-1.95</text:p>
              </table:table-cell>
              <table:table-cell office:value-type="float" office:value="0.0089023629880866">
                <text:p>0.0089023629880866</text:p>
              </table:table-cell>
            </table:table-row>
            <table:table-row>
              <table:table-cell office:value-type="float" office:value="-1.94">
                <text:p>-1.94</text:p>
              </table:table-cell>
              <table:table-cell office:value-type="float" office:value="0.00925548867460563">
                <text:p>0.00925548867460563</text:p>
              </table:table-cell>
            </table:table-row>
            <table:table-row>
              <table:table-cell office:value-type="float" office:value="-1.93">
                <text:p>-1.93</text:p>
              </table:table-cell>
              <table:table-cell office:value-type="float" office:value="0.00962069729345054">
                <text:p>0.00962069729345054</text:p>
              </table:table-cell>
            </table:table-row>
            <table:table-row>
              <table:table-cell office:value-type="float" office:value="-1.92">
                <text:p>-1.92</text:p>
              </table:table-cell>
              <table:table-cell office:value-type="float" office:value="0.00999831666953016">
                <text:p>0.00999831666953016</text:p>
              </table:table-cell>
            </table:table-row>
            <table:table-row>
              <table:table-cell office:value-type="float" office:value="-1.91">
                <text:p>-1.91</text:p>
              </table:table-cell>
              <table:table-cell office:value-type="float" office:value="0.0103886799373881">
                <text:p>0.0103886799373881</text:p>
              </table:table-cell>
            </table:table-row>
            <table:table-row>
              <table:table-cell office:value-type="float" office:value="-1.9">
                <text:p>-1.9</text:p>
              </table:table-cell>
              <table:table-cell office:value-type="float" office:value="0.0107921254779322">
                <text:p>0.0107921254779322</text:p>
              </table:table-cell>
            </table:table-row>
            <table:table-row>
              <table:table-cell office:value-type="float" office:value="-1.89">
                <text:p>-1.89</text:p>
              </table:table-cell>
              <table:table-cell office:value-type="float" office:value="0.0112089968473404">
                <text:p>0.0112089968473404</text:p>
              </table:table-cell>
            </table:table-row>
            <table:table-row>
              <table:table-cell office:value-type="float" office:value="-1.88">
                <text:p>-1.88</text:p>
              </table:table-cell>
              <table:table-cell office:value-type="float" office:value="0.0116396426979234">
                <text:p>0.0116396426979234</text:p>
              </table:table-cell>
            </table:table-row>
            <table:table-row>
              <table:table-cell office:value-type="float" office:value="-1.87">
                <text:p>-1.87</text:p>
              </table:table-cell>
              <table:table-cell office:value-type="float" office:value="0.0120844166907299">
                <text:p>0.0120844166907299</text:p>
              </table:table-cell>
            </table:table-row>
            <table:table-row>
              <table:table-cell office:value-type="float" office:value="-1.86">
                <text:p>-1.86</text:p>
              </table:table-cell>
              <table:table-cell office:value-type="float" office:value="0.0125436773996814">
                <text:p>0.0125436773996814</text:p>
              </table:table-cell>
            </table:table-row>
            <table:table-row>
              <table:table-cell office:value-type="float" office:value="-1.85">
                <text:p>-1.85</text:p>
              </table:table-cell>
              <table:table-cell office:value-type="float" office:value="0.0130177882070287">
                <text:p>0.0130177882070287</text:p>
              </table:table-cell>
            </table:table-row>
            <table:table-row>
              <table:table-cell office:value-type="float" office:value="-1.84">
                <text:p>-1.84</text:p>
              </table:table-cell>
              <table:table-cell office:value-type="float" office:value="0.0135071171899261">
                <text:p>0.0135071171899261</text:p>
              </table:table-cell>
            </table:table-row>
            <table:table-row>
              <table:table-cell office:value-type="float" office:value="-1.83">
                <text:p>-1.83</text:p>
              </table:table-cell>
              <table:table-cell office:value-type="float" office:value="0.0140120369979253">
                <text:p>0.0140120369979253</text:p>
              </table:table-cell>
            </table:table-row>
            <table:table-row>
              <table:table-cell office:value-type="float" office:value="-1.82">
                <text:p>-1.82</text:p>
              </table:table-cell>
              <table:table-cell office:value-type="float" office:value="0.0145329247211941">
                <text:p>0.0145329247211941</text:p>
              </table:table-cell>
            </table:table-row>
            <table:table-row>
              <table:table-cell office:value-type="float" office:value="-1.81">
                <text:p>-1.81</text:p>
              </table:table-cell>
              <table:table-cell office:value-type="float" office:value="0.0150701617492737">
                <text:p>0.0150701617492737</text:p>
              </table:table-cell>
            </table:table-row>
            <table:table-row>
              <table:table-cell office:value-type="float" office:value="-1.8">
                <text:p>-1.8</text:p>
              </table:table-cell>
              <table:table-cell office:value-type="float" office:value="0.0156241336201924">
                <text:p>0.0156241336201924</text:p>
              </table:table-cell>
            </table:table-row>
            <table:table-row>
              <table:table-cell office:value-type="float" office:value="-1.79">
                <text:p>-1.79</text:p>
              </table:table-cell>
              <table:table-cell office:value-type="float" office:value="0.016195229859763">
                <text:p>0.016195229859763</text:p>
              </table:table-cell>
            </table:table-row>
            <table:table-row>
              <table:table-cell office:value-type="float" office:value="-1.78">
                <text:p>-1.78</text:p>
              </table:table-cell>
              <table:table-cell office:value-type="float" office:value="0.0167838438108959">
                <text:p>0.0167838438108959</text:p>
              </table:table-cell>
            </table:table-row>
            <table:table-row>
              <table:table-cell office:value-type="float" office:value="-1.77">
                <text:p>-1.77</text:p>
              </table:table-cell>
              <table:table-cell office:value-type="float" office:value="0.0173903724527705">
                <text:p>0.0173903724527705</text:p>
              </table:table-cell>
            </table:table-row>
            <table:table-row>
              <table:table-cell office:value-type="float" office:value="-1.75999999999999">
                <text:p>-1.75999999999999</text:p>
              </table:table-cell>
              <table:table-cell office:value-type="float" office:value="0.0180152162097151">
                <text:p>0.0180152162097151</text:p>
              </table:table-cell>
            </table:table-row>
            <table:table-row>
              <table:table-cell office:value-type="float" office:value="-1.74999999999999">
                <text:p>-1.74999999999999</text:p>
              </table:table-cell>
              <table:table-cell office:value-type="float" office:value="0.0186587787496515">
                <text:p>0.0186587787496515</text:p>
              </table:table-cell>
            </table:table-row>
            <table:table-row>
              <table:table-cell office:value-type="float" office:value="-1.73999999999999">
                <text:p>-1.73999999999999</text:p>
              </table:table-cell>
              <table:table-cell office:value-type="float" office:value="0.019321466771983">
                <text:p>0.019321466771983</text:p>
              </table:table-cell>
            </table:table-row>
            <table:table-row>
              <table:table-cell office:value-type="float" office:value="-1.72999999999999">
                <text:p>-1.72999999999999</text:p>
              </table:table-cell>
              <table:table-cell office:value-type="float" office:value="0.0200036897847911">
                <text:p>0.0200036897847911</text:p>
              </table:table-cell>
            </table:table-row>
            <table:table-row>
              <table:table-cell office:value-type="float" office:value="-1.71999999999999">
                <text:p>-1.71999999999999</text:p>
              </table:table-cell>
              <table:table-cell office:value-type="float" office:value="0.0207058598712438">
                <text:p>0.0207058598712438</text:p>
              </table:table-cell>
            </table:table-row>
            <table:table-row>
              <table:table-cell office:value-type="float" office:value="-1.70999999999999">
                <text:p>-1.70999999999999</text:p>
              </table:table-cell>
              <table:table-cell office:value-type="float" office:value="0.0214283914451106">
                <text:p>0.0214283914451106</text:p>
              </table:table-cell>
            </table:table-row>
            <table:table-row>
              <table:table-cell office:value-type="float" office:value="-1.69999999999999">
                <text:p>-1.69999999999999</text:p>
              </table:table-cell>
              <table:table-cell office:value-type="float" office:value="0.0221717009953007">
                <text:p>0.0221717009953007</text:p>
              </table:table-cell>
            </table:table-row>
            <table:table-row>
              <table:table-cell office:value-type="float" office:value="-1.68999999999999">
                <text:p>-1.68999999999999</text:p>
              </table:table-cell>
              <table:table-cell office:value-type="float" office:value="0.0229362068193498">
                <text:p>0.0229362068193498</text:p>
              </table:table-cell>
            </table:table-row>
            <table:table-row>
              <table:table-cell office:value-type="float" office:value="-1.67999999999999">
                <text:p>-1.67999999999999</text:p>
              </table:table-cell>
              <table:table-cell office:value-type="float" office:value="0.0237223287457965">
                <text:p>0.0237223287457965</text:p>
              </table:table-cell>
            </table:table-row>
            <table:table-row>
              <table:table-cell office:value-type="float" office:value="-1.66999999999999">
                <text:p>-1.66999999999999</text:p>
              </table:table-cell>
              <table:table-cell office:value-type="float" office:value="0.0245304878454001">
                <text:p>0.0245304878454001</text:p>
              </table:table-cell>
            </table:table-row>
            <table:table-row>
              <table:table-cell office:value-type="float" office:value="-1.65999999999999">
                <text:p>-1.65999999999999</text:p>
              </table:table-cell>
              <table:table-cell office:value-type="float" office:value="0.0253611061311693">
                <text:p>0.0253611061311693</text:p>
              </table:table-cell>
            </table:table-row>
            <table:table-row>
              <table:table-cell office:value-type="float" office:value="-1.64999999999999">
                <text:p>-1.64999999999999</text:p>
              </table:table-cell>
              <table:table-cell office:value-type="float" office:value="0.0262146062471821">
                <text:p>0.0262146062471821</text:p>
              </table:table-cell>
            </table:table-row>
            <table:table-row>
              <table:table-cell office:value-type="float" office:value="-1.63999999999999">
                <text:p>-1.63999999999999</text:p>
              </table:table-cell>
              <table:table-cell office:value-type="float" office:value="0.0270914111461973">
                <text:p>0.0270914111461973</text:p>
              </table:table-cell>
            </table:table-row>
            <table:table-row>
              <table:table-cell office:value-type="float" office:value="-1.62999999999999">
                <text:p>-1.62999999999999</text:p>
              </table:table-cell>
              <table:table-cell office:value-type="float" office:value="0.0279919437560699">
                <text:p>0.0279919437560699</text:p>
              </table:table-cell>
            </table:table-row>
            <table:table-row>
              <table:table-cell office:value-type="float" office:value="-1.61999999999999">
                <text:p>-1.61999999999999</text:p>
              </table:table-cell>
              <table:table-cell office:value-type="float" office:value="0.028916626635">
                <text:p>0.028916626635</text:p>
              </table:table-cell>
            </table:table-row>
            <table:table-row>
              <table:table-cell office:value-type="float" office:value="-1.60999999999999">
                <text:p>-1.60999999999999</text:p>
              </table:table-cell>
              <table:table-cell office:value-type="float" office:value="0.0298658816156641">
                <text:p>0.0298658816156641</text:p>
              </table:table-cell>
            </table:table-row>
            <table:table-row>
              <table:table-cell office:value-type="float" office:value="-1.59999999999999">
                <text:p>-1.59999999999999</text:p>
              </table:table-cell>
              <table:table-cell office:value-type="float" office:value="0.0308401294382919">
                <text:p>0.0308401294382919</text:p>
              </table:table-cell>
            </table:table-row>
            <table:table-row>
              <table:table-cell office:value-type="float" office:value="-1.58999999999999">
                <text:p>-1.58999999999999</text:p>
              </table:table-cell>
              <table:table-cell office:value-type="float" office:value="0.0318397893727705">
                <text:p>0.0318397893727705</text:p>
              </table:table-cell>
            </table:table-row>
            <table:table-row>
              <table:table-cell office:value-type="float" office:value="-1.57999999999999">
                <text:p>-1.57999999999999</text:p>
              </table:table-cell>
              <table:table-cell office:value-type="float" office:value="0.032865278829879">
                <text:p>0.032865278829879</text:p>
              </table:table-cell>
            </table:table-row>
            <table:table-row>
              <table:table-cell office:value-type="float" office:value="-1.56999999999999">
                <text:p>-1.56999999999999</text:p>
              </table:table-cell>
              <table:table-cell office:value-type="float" office:value="0.0339170129617696">
                <text:p>0.0339170129617696</text:p>
              </table:table-cell>
            </table:table-row>
            <table:table-row>
              <table:table-cell office:value-type="float" office:value="-1.55999999999999">
                <text:p>-1.55999999999999</text:p>
              </table:table-cell>
              <table:table-cell office:value-type="float" office:value="0.0349954042518365">
                <text:p>0.0349954042518365</text:p>
              </table:table-cell>
            </table:table-row>
            <table:table-row>
              <table:table-cell office:value-type="float" office:value="-1.54999999999999">
                <text:p>-1.54999999999999</text:p>
              </table:table-cell>
              <table:table-cell office:value-type="float" office:value="0.0361008620941292">
                <text:p>0.0361008620941292</text:p>
              </table:table-cell>
            </table:table-row>
            <table:table-row>
              <table:table-cell office:value-type="float" office:value="-1.53999999999999">
                <text:p>-1.53999999999999</text:p>
              </table:table-cell>
              <table:table-cell office:value-type="float" office:value="0.0372337923624893">
                <text:p>0.0372337923624893</text:p>
              </table:table-cell>
            </table:table-row>
            <table:table-row>
              <table:table-cell office:value-type="float" office:value="-1.52999999999999">
                <text:p>-1.52999999999999</text:p>
              </table:table-cell>
              <table:table-cell office:value-type="float" office:value="0.0383945969696079">
                <text:p>0.0383945969696079</text:p>
              </table:table-cell>
            </table:table-row>
            <table:table-row>
              <table:table-cell office:value-type="float" office:value="-1.51999999999999">
                <text:p>-1.51999999999999</text:p>
              </table:table-cell>
              <table:table-cell office:value-type="float" office:value="0.0395836734162239">
                <text:p>0.0395836734162239</text:p>
              </table:table-cell>
            </table:table-row>
            <table:table-row>
              <table:table-cell office:value-type="float" office:value="-1.50999999999999">
                <text:p>-1.50999999999999</text:p>
              </table:table-cell>
              <table:table-cell office:value-type="float" office:value="0.0408014143307023">
                <text:p>0.0408014143307023</text:p>
              </table:table-cell>
            </table:table-row>
            <table:table-row>
              <table:table-cell office:value-type="float" office:value="-1.49999999999999">
                <text:p>-1.49999999999999</text:p>
              </table:table-cell>
              <table:table-cell office:value-type="float" office:value="0.0420482069992541">
                <text:p>0.0420482069992541</text:p>
              </table:table-cell>
            </table:table-row>
            <table:table-row>
              <table:table-cell office:value-type="float" office:value="-1.48999999999999">
                <text:p>-1.48999999999999</text:p>
              </table:table-cell>
              <table:table-cell office:value-type="float" office:value="0.0433244328870793">
                <text:p>0.0433244328870793</text:p>
              </table:table-cell>
            </table:table-row>
            <table:table-row>
              <table:table-cell office:value-type="float" office:value="-1.47999999999999">
                <text:p>-1.47999999999999</text:p>
              </table:table-cell>
              <table:table-cell office:value-type="float" office:value="0.0446304671507386">
                <text:p>0.0446304671507386</text:p>
              </table:table-cell>
            </table:table-row>
            <table:table-row>
              <table:table-cell office:value-type="float" office:value="-1.46999999999999">
                <text:p>-1.46999999999999</text:p>
              </table:table-cell>
              <table:table-cell office:value-type="float" office:value="0.0459666781420785">
                <text:p>0.0459666781420785</text:p>
              </table:table-cell>
            </table:table-row>
            <table:table-row>
              <table:table-cell office:value-type="float" office:value="-1.45999999999999">
                <text:p>-1.45999999999999</text:p>
              </table:table-cell>
              <table:table-cell office:value-type="float" office:value="0.047333426904058">
                <text:p>0.047333426904058</text:p>
              </table:table-cell>
            </table:table-row>
            <table:table-row>
              <table:table-cell office:value-type="float" office:value="-1.44999999999999">
                <text:p>-1.44999999999999</text:p>
              </table:table-cell>
              <table:table-cell office:value-type="float" office:value="0.0487310666588469">
                <text:p>0.0487310666588469</text:p>
              </table:table-cell>
            </table:table-row>
            <table:table-row>
              <table:table-cell office:value-type="float" office:value="-1.43999999999999">
                <text:p>-1.43999999999999</text:p>
              </table:table-cell>
              <table:table-cell office:value-type="float" office:value="0.0501599422885871">
                <text:p>0.0501599422885871</text:p>
              </table:table-cell>
            </table:table-row>
            <table:table-row>
              <table:table-cell office:value-type="float" office:value="-1.42999999999999">
                <text:p>-1.42999999999999</text:p>
              </table:table-cell>
              <table:table-cell office:value-type="float" office:value="0.0516203898092321">
                <text:p>0.0516203898092321</text:p>
              </table:table-cell>
            </table:table-row>
            <table:table-row>
              <table:table-cell office:value-type="float" office:value="-1.41999999999999">
                <text:p>-1.41999999999999</text:p>
              </table:table-cell>
              <table:table-cell office:value-type="float" office:value="0.0531127358378993">
                <text:p>0.0531127358378993</text:p>
              </table:table-cell>
            </table:table-row>
            <table:table-row>
              <table:table-cell office:value-type="float" office:value="-1.40999999999999">
                <text:p>-1.40999999999999</text:p>
              </table:table-cell>
              <table:table-cell office:value-type="float" office:value="0.0546372970541945">
                <text:p>0.0546372970541945</text:p>
              </table:table-cell>
            </table:table-row>
            <table:table-row>
              <table:table-cell office:value-type="float" office:value="-1.39999999999999">
                <text:p>-1.39999999999999</text:p>
              </table:table-cell>
              <table:table-cell office:value-type="float" office:value="0.0561943796559882">
                <text:p>0.0561943796559882</text:p>
              </table:table-cell>
            </table:table-row>
            <table:table-row>
              <table:table-cell office:value-type="float" office:value="-1.38999999999999">
                <text:p>-1.38999999999999</text:p>
              </table:table-cell>
              <table:table-cell office:value-type="float" office:value="0.0577842788101453">
                <text:p>0.0577842788101453</text:p>
              </table:table-cell>
            </table:table-row>
            <table:table-row>
              <table:table-cell office:value-type="float" office:value="-1.37999999999999">
                <text:p>-1.37999999999999</text:p>
              </table:table-cell>
              <table:table-cell office:value-type="float" office:value="0.0594072780987333">
                <text:p>0.0594072780987333</text:p>
              </table:table-cell>
            </table:table-row>
            <table:table-row>
              <table:table-cell office:value-type="float" office:value="-1.36999999999999">
                <text:p>-1.36999999999999</text:p>
              </table:table-cell>
              <table:table-cell office:value-type="float" office:value="0.0610636489612517">
                <text:p>0.0610636489612517</text:p>
              </table:table-cell>
            </table:table-row>
            <table:table-row>
              <table:table-cell office:value-type="float" office:value="-1.35999999999999">
                <text:p>-1.35999999999999</text:p>
              </table:table-cell>
              <table:table-cell office:value-type="float" office:value="0.0627536501334503">
                <text:p>0.0627536501334503</text:p>
              </table:table-cell>
            </table:table-row>
            <table:table-row>
              <table:table-cell office:value-type="float" office:value="-1.34999999999999">
                <text:p>-1.34999999999999</text:p>
              </table:table-cell>
              <table:table-cell office:value-type="float" office:value="0.0644775270833231">
                <text:p>0.0644775270833231</text:p>
              </table:table-cell>
            </table:table-row>
            <table:table-row>
              <table:table-cell office:value-type="float" office:value="-1.33999999999999">
                <text:p>-1.33999999999999</text:p>
              </table:table-cell>
              <table:table-cell office:value-type="float" office:value="0.0662355114448839">
                <text:p>0.0662355114448839</text:p>
              </table:table-cell>
            </table:table-row>
            <table:table-row>
              <table:table-cell office:value-type="float" office:value="-1.32999999999999">
                <text:p>-1.32999999999999</text:p>
              </table:table-cell>
              <table:table-cell office:value-type="float" office:value="0.0680278204503531">
                <text:p>0.0680278204503531</text:p>
              </table:table-cell>
            </table:table-row>
            <table:table-row>
              <table:table-cell office:value-type="float" office:value="-1.31999999999999">
                <text:p>-1.31999999999999</text:p>
              </table:table-cell>
              <table:table-cell office:value-type="float" office:value="0.0698546563614002">
                <text:p>0.0698546563614002</text:p>
              </table:table-cell>
            </table:table-row>
            <table:table-row>
              <table:table-cell office:value-type="float" office:value="-1.30999999999999">
                <text:p>-1.30999999999999</text:p>
              </table:table-cell>
              <table:table-cell office:value-type="float" office:value="0.0717162059001093">
                <text:p>0.0717162059001093</text:p>
              </table:table-cell>
            </table:table-row>
            <table:table-row>
              <table:table-cell office:value-type="float" office:value="-1.29999999999999">
                <text:p>-1.29999999999999</text:p>
              </table:table-cell>
              <table:table-cell office:value-type="float" office:value="0.0736126396803519">
                <text:p>0.0736126396803519</text:p>
              </table:table-cell>
            </table:table-row>
            <table:table-row>
              <table:table-cell office:value-type="float" office:value="-1.28999999999999">
                <text:p>-1.28999999999999</text:p>
              </table:table-cell>
              <table:table-cell office:value-type="float" office:value="0.0755441116402689">
                <text:p>0.0755441116402689</text:p>
              </table:table-cell>
            </table:table-row>
            <table:table-row>
              <table:table-cell office:value-type="float" office:value="-1.27999999999999">
                <text:p>-1.27999999999999</text:p>
              </table:table-cell>
              <table:table-cell office:value-type="float" office:value="0.0775107584765813">
                <text:p>0.0775107584765813</text:p>
              </table:table-cell>
            </table:table-row>
            <table:table-row>
              <table:table-cell office:value-type="float" office:value="-1.26999999999999">
                <text:p>-1.26999999999999</text:p>
              </table:table-cell>
              <table:table-cell office:value-type="float" office:value="0.0795126990814655">
                <text:p>0.0795126990814655</text:p>
              </table:table-cell>
            </table:table-row>
            <table:table-row>
              <table:table-cell office:value-type="float" office:value="-1.25999999999999">
                <text:p>-1.25999999999999</text:p>
              </table:table-cell>
              <table:table-cell office:value-type="float" office:value="0.0815500339827456">
                <text:p>0.0815500339827456</text:p>
              </table:table-cell>
            </table:table-row>
            <table:table-row>
              <table:table-cell office:value-type="float" office:value="-1.24999999999998">
                <text:p>-1.24999999999998</text:p>
              </table:table-cell>
              <table:table-cell office:value-type="float" office:value="0.0836228447881707">
                <text:p>0.0836228447881707</text:p>
              </table:table-cell>
            </table:table-row>
            <table:table-row>
              <table:table-cell office:value-type="float" office:value="-1.23999999999998">
                <text:p>-1.23999999999998</text:p>
              </table:table-cell>
              <table:table-cell office:value-type="float" office:value="0.0857311936345451">
                <text:p>0.0857311936345451</text:p>
              </table:table-cell>
            </table:table-row>
            <table:table-row>
              <table:table-cell office:value-type="float" office:value="-1.22999999999998">
                <text:p>-1.22999999999998</text:p>
              </table:table-cell>
              <table:table-cell office:value-type="float" office:value="0.087875122642538">
                <text:p>0.087875122642538</text:p>
              </table:table-cell>
            </table:table-row>
            <table:table-row>
              <table:table-cell office:value-type="float" office:value="-1.21999999999998">
                <text:p>-1.21999999999998</text:p>
              </table:table-cell>
              <table:table-cell office:value-type="float" office:value="0.0900546533779358">
                <text:p>0.0900546533779358</text:p>
              </table:table-cell>
            </table:table-row>
            <table:table-row>
              <table:table-cell office:value-type="float" office:value="-1.20999999999998">
                <text:p>-1.20999999999998</text:p>
              </table:table-cell>
              <table:table-cell office:value-type="float" office:value="0.0922697863201864">
                <text:p>0.0922697863201864</text:p>
              </table:table-cell>
            </table:table-row>
            <table:table-row>
              <table:table-cell office:value-type="float" office:value="-1.19999999999998">
                <text:p>-1.19999999999998</text:p>
              </table:table-cell>
              <table:table-cell office:value-type="float" office:value="0.0945205003390505">
                <text:p>0.0945205003390505</text:p>
              </table:table-cell>
            </table:table-row>
            <table:table-row>
              <table:table-cell office:value-type="float" office:value="-1.18999999999998">
                <text:p>-1.18999999999998</text:p>
              </table:table-cell>
              <table:table-cell office:value-type="float" office:value="0.0968067521801987">
                <text:p>0.0968067521801987</text:p>
              </table:table-cell>
            </table:table-row>
            <table:table-row>
              <table:table-cell office:value-type="float" office:value="-1.17999999999998">
                <text:p>-1.17999999999998</text:p>
              </table:table-cell>
              <table:table-cell office:value-type="float" office:value="0.0991284759605986">
                <text:p>0.0991284759605986</text:p>
              </table:table-cell>
            </table:table-row>
            <table:table-row>
              <table:table-cell office:value-type="float" office:value="-1.16999999999998">
                <text:p>-1.16999999999998</text:p>
              </table:table-cell>
              <table:table-cell office:value-type="float" office:value="0.101485582674545">
                <text:p>0.101485582674545</text:p>
              </table:table-cell>
            </table:table-row>
            <table:table-row>
              <table:table-cell office:value-type="float" office:value="-1.15999999999998">
                <text:p>-1.15999999999998</text:p>
              </table:table-cell>
              <table:table-cell office:value-type="float" office:value="0.103877959711187">
                <text:p>0.103877959711187</text:p>
              </table:table-cell>
            </table:table-row>
            <table:table-row>
              <table:table-cell office:value-type="float" office:value="-1.14999999999998">
                <text:p>-1.14999999999998</text:p>
              </table:table-cell>
              <table:table-cell office:value-type="float" office:value="0.10630547038442">
                <text:p>0.10630547038442</text:p>
              </table:table-cell>
            </table:table-row>
            <table:table-row>
              <table:table-cell office:value-type="float" office:value="-1.13999999999998">
                <text:p>-1.13999999999998</text:p>
              </table:table-cell>
              <table:table-cell office:value-type="float" office:value="0.108767953475999">
                <text:p>0.108767953475999</text:p>
              </table:table-cell>
            </table:table-row>
            <table:table-row>
              <table:table-cell office:value-type="float" office:value="-1.12999999999998">
                <text:p>-1.12999999999998</text:p>
              </table:table-cell>
              <table:table-cell office:value-type="float" office:value="0.111265222792745">
                <text:p>0.111265222792745</text:p>
              </table:table-cell>
            </table:table-row>
            <table:table-row>
              <table:table-cell office:value-type="float" office:value="-1.11999999999998">
                <text:p>-1.11999999999998</text:p>
              </table:table-cell>
              <table:table-cell office:value-type="float" office:value="0.113797066738709">
                <text:p>0.113797066738709</text:p>
              </table:table-cell>
            </table:table-row>
            <table:table-row>
              <table:table-cell office:value-type="float" office:value="-1.10999999999998">
                <text:p>-1.10999999999998</text:p>
              </table:table-cell>
              <table:table-cell office:value-type="float" office:value="0.116363247903161">
                <text:p>0.116363247903161</text:p>
              </table:table-cell>
            </table:table-row>
            <table:table-row>
              <table:table-cell office:value-type="float" office:value="-1.09999999999998">
                <text:p>-1.09999999999998</text:p>
              </table:table-cell>
              <table:table-cell office:value-type="float" office:value="0.118963502665268">
                <text:p>0.118963502665268</text:p>
              </table:table-cell>
            </table:table-row>
            <table:table-row>
              <table:table-cell office:value-type="float" office:value="-1.08999999999998">
                <text:p>-1.08999999999998</text:p>
              </table:table-cell>
              <table:table-cell office:value-type="float" office:value="0.121597540816313">
                <text:p>0.121597540816313</text:p>
              </table:table-cell>
            </table:table-row>
            <table:table-row>
              <table:table-cell office:value-type="float" office:value="-1.07999999999998">
                <text:p>-1.07999999999998</text:p>
              </table:table-cell>
              <table:table-cell office:value-type="float" office:value="0.12426504520032">
                <text:p>0.12426504520032</text:p>
              </table:table-cell>
            </table:table-row>
            <table:table-row>
              <table:table-cell office:value-type="float" office:value="-1.06999999999998">
                <text:p>-1.06999999999998</text:p>
              </table:table-cell>
              <table:table-cell office:value-type="float" office:value="0.126965671373923">
                <text:p>0.126965671373923</text:p>
              </table:table-cell>
            </table:table-row>
            <table:table-row>
              <table:table-cell office:value-type="float" office:value="-1.05999999999998">
                <text:p>-1.05999999999998</text:p>
              </table:table-cell>
              <table:table-cell office:value-type="float" office:value="0.129699047286327">
                <text:p>0.129699047286327</text:p>
              </table:table-cell>
            </table:table-row>
            <table:table-row>
              <table:table-cell office:value-type="float" office:value="-1.04999999999998">
                <text:p>-1.04999999999998</text:p>
              </table:table-cell>
              <table:table-cell office:value-type="float" office:value="0.132464772980172">
                <text:p>0.132464772980172</text:p>
              </table:table-cell>
            </table:table-row>
            <table:table-row>
              <table:table-cell office:value-type="float" office:value="-1.03999999999998">
                <text:p>-1.03999999999998</text:p>
              </table:table-cell>
              <table:table-cell office:value-type="float" office:value="0.135262420314144">
                <text:p>0.135262420314144</text:p>
              </table:table-cell>
            </table:table-row>
            <table:table-row>
              <table:table-cell office:value-type="float" office:value="-1.02999999999998">
                <text:p>-1.02999999999998</text:p>
              </table:table-cell>
              <table:table-cell office:value-type="float" office:value="0.138091532708115">
                <text:p>0.138091532708115</text:p>
              </table:table-cell>
            </table:table-row>
            <table:table-row>
              <table:table-cell office:value-type="float" office:value="-1.01999999999998">
                <text:p>-1.01999999999998</text:p>
              </table:table-cell>
              <table:table-cell office:value-type="float" office:value="0.140951624911606">
                <text:p>0.140951624911606</text:p>
              </table:table-cell>
            </table:table-row>
            <table:table-row>
              <table:table-cell office:value-type="float" office:value="-1.00999999999998">
                <text:p>-1.00999999999998</text:p>
              </table:table-cell>
              <table:table-cell office:value-type="float" office:value="0.143842182796357">
                <text:p>0.143842182796357</text:p>
              </table:table-cell>
            </table:table-row>
            <table:table-row>
              <table:table-cell office:value-type="float" office:value="-0.99999999999998">
                <text:p>-0.99999999999998</text:p>
              </table:table-cell>
              <table:table-cell office:value-type="float" office:value="0.146762663173746">
                <text:p>0.146762663173746</text:p>
              </table:table-cell>
            </table:table-row>
            <table:table-row>
              <table:table-cell office:value-type="float" office:value="-0.98999999999998">
                <text:p>-0.98999999999998</text:p>
              </table:table-cell>
              <table:table-cell office:value-type="float" office:value="0.1497124936378">
                <text:p>0.1497124936378</text:p>
              </table:table-cell>
            </table:table-row>
            <table:table-row>
              <table:table-cell office:value-type="float" office:value="-0.979999999999979">
                <text:p>-0.979999999999979</text:p>
              </table:table-cell>
              <table:table-cell office:value-type="float" office:value="0.152691072434515">
                <text:p>0.152691072434515</text:p>
              </table:table-cell>
            </table:table-row>
            <table:table-row>
              <table:table-cell office:value-type="float" office:value="-0.969999999999979">
                <text:p>-0.969999999999979</text:p>
              </table:table-cell>
              <table:table-cell office:value-type="float" office:value="0.15569776835817">
                <text:p>0.15569776835817</text:p>
              </table:table-cell>
            </table:table-row>
            <table:table-row>
              <table:table-cell office:value-type="float" office:value="-0.959999999999979">
                <text:p>-0.959999999999979</text:p>
              </table:table-cell>
              <table:table-cell office:value-type="float" office:value="0.158731920675311">
                <text:p>0.158731920675311</text:p>
              </table:table-cell>
            </table:table-row>
            <table:table-row>
              <table:table-cell office:value-type="float" office:value="-0.949999999999979">
                <text:p>-0.949999999999979</text:p>
              </table:table-cell>
              <table:table-cell office:value-type="float" office:value="0.161792839077042">
                <text:p>0.161792839077042</text:p>
              </table:table-cell>
            </table:table-row>
            <table:table-row>
              <table:table-cell office:value-type="float" office:value="-0.939999999999979">
                <text:p>-0.939999999999979</text:p>
              </table:table-cell>
              <table:table-cell office:value-type="float" office:value="0.164879803660238">
                <text:p>0.164879803660238</text:p>
              </table:table-cell>
            </table:table-row>
            <table:table-row>
              <table:table-cell office:value-type="float" office:value="-0.929999999999979">
                <text:p>-0.929999999999979</text:p>
              </table:table-cell>
              <table:table-cell office:value-type="float" office:value="0.167992064938275">
                <text:p>0.167992064938275</text:p>
              </table:table-cell>
            </table:table-row>
            <table:table-row>
              <table:table-cell office:value-type="float" office:value="-0.919999999999978">
                <text:p>-0.919999999999978</text:p>
              </table:table-cell>
              <table:table-cell office:value-type="float" office:value="0.171128843881822">
                <text:p>0.171128843881822</text:p>
              </table:table-cell>
            </table:table-row>
            <table:table-row>
              <table:table-cell office:value-type="float" office:value="-0.909999999999978">
                <text:p>-0.909999999999978</text:p>
              </table:table-cell>
              <table:table-cell office:value-type="float" office:value="0.174289331990222">
                <text:p>0.174289331990222</text:p>
              </table:table-cell>
            </table:table-row>
            <table:table-row>
              <table:table-cell office:value-type="float" office:value="-0.899999999999978">
                <text:p>-0.899999999999978</text:p>
              </table:table-cell>
              <table:table-cell office:value-type="float" office:value="0.177472691393959">
                <text:p>0.177472691393959</text:p>
              </table:table-cell>
            </table:table-row>
            <table:table-row>
              <table:table-cell office:value-type="float" office:value="-0.889999999999978">
                <text:p>-0.889999999999978</text:p>
              </table:table-cell>
              <table:table-cell office:value-type="float" office:value="0.180678054988661">
                <text:p>0.180678054988661</text:p>
              </table:table-cell>
            </table:table-row>
            <table:table-row>
              <table:table-cell office:value-type="float" office:value="-0.879999999999978">
                <text:p>-0.879999999999978</text:p>
              </table:table-cell>
              <table:table-cell office:value-type="float" office:value="0.183904526601062">
                <text:p>0.183904526601062</text:p>
              </table:table-cell>
            </table:table-row>
            <table:table-row>
              <table:table-cell office:value-type="float" office:value="-0.869999999999977">
                <text:p>-0.869999999999977</text:p>
              </table:table-cell>
              <table:table-cell office:value-type="float" office:value="0.187151181187303">
                <text:p>0.187151181187303</text:p>
              </table:table-cell>
            </table:table-row>
            <table:table-row>
              <table:table-cell office:value-type="float" office:value="-0.859999999999977">
                <text:p>-0.859999999999977</text:p>
              </table:table-cell>
              <table:table-cell office:value-type="float" office:value="0.190417065063917">
                <text:p>0.190417065063917</text:p>
              </table:table-cell>
            </table:table-row>
            <table:table-row>
              <table:table-cell office:value-type="float" office:value="-0.849999999999977">
                <text:p>-0.849999999999977</text:p>
              </table:table-cell>
              <table:table-cell office:value-type="float" office:value="0.193701196171807">
                <text:p>0.193701196171807</text:p>
              </table:table-cell>
            </table:table-row>
            <table:table-row>
              <table:table-cell office:value-type="float" office:value="-0.839999999999977">
                <text:p>-0.839999999999977</text:p>
              </table:table-cell>
              <table:table-cell office:value-type="float" office:value="0.197002564373475">
                <text:p>0.197002564373475</text:p>
              </table:table-cell>
            </table:table-row>
            <table:table-row>
              <table:table-cell office:value-type="float" office:value="-0.829999999999976">
                <text:p>-0.829999999999976</text:p>
              </table:table-cell>
              <table:table-cell office:value-type="float" office:value="0.200320131783714">
                <text:p>0.200320131783714</text:p>
              </table:table-cell>
            </table:table-row>
            <table:table-row>
              <table:table-cell office:value-type="float" office:value="-0.819999999999976">
                <text:p>-0.819999999999976</text:p>
              </table:table-cell>
              <table:table-cell office:value-type="float" office:value="0.203652833133966">
                <text:p>0.203652833133966</text:p>
              </table:table-cell>
            </table:table-row>
            <table:table-row>
              <table:table-cell office:value-type="float" office:value="-0.809999999999976">
                <text:p>-0.809999999999976</text:p>
              </table:table-cell>
              <table:table-cell office:value-type="float" office:value="0.206999576170446">
                <text:p>0.206999576170446</text:p>
              </table:table-cell>
            </table:table-row>
            <table:table-row>
              <table:table-cell office:value-type="float" office:value="-0.799999999999976">
                <text:p>-0.799999999999976</text:p>
              </table:table-cell>
              <table:table-cell office:value-type="float" office:value="0.210359242086141">
                <text:p>0.210359242086141</text:p>
              </table:table-cell>
            </table:table-row>
            <table:table-row>
              <table:table-cell office:value-type="float" office:value="-0.789999999999976">
                <text:p>-0.789999999999976</text:p>
              </table:table-cell>
              <table:table-cell office:value-type="float" office:value="0.213730685986725">
                <text:p>0.213730685986725</text:p>
              </table:table-cell>
            </table:table-row>
            <table:table-row>
              <table:table-cell office:value-type="float" office:value="-0.779999999999976">
                <text:p>-0.779999999999976</text:p>
              </table:table-cell>
              <table:table-cell office:value-type="float" office:value="0.217112737390366">
                <text:p>0.217112737390366</text:p>
              </table:table-cell>
            </table:table-row>
            <table:table-row>
              <table:table-cell office:value-type="float" office:value="-0.769999999999975">
                <text:p>-0.769999999999975</text:p>
              </table:table-cell>
              <table:table-cell office:value-type="float" office:value="0.220504200761392">
                <text:p>0.220504200761392</text:p>
              </table:table-cell>
            </table:table-row>
            <table:table-row>
              <table:table-cell office:value-type="float" office:value="-0.759999999999975">
                <text:p>-0.759999999999975</text:p>
              </table:table-cell>
              <table:table-cell office:value-type="float" office:value="0.223903856077693">
                <text:p>0.223903856077693</text:p>
              </table:table-cell>
            </table:table-row>
            <table:table-row>
              <table:table-cell office:value-type="float" office:value="-0.749999999999975">
                <text:p>-0.749999999999975</text:p>
              </table:table-cell>
              <table:table-cell office:value-type="float" office:value="0.227310459431733">
                <text:p>0.227310459431733</text:p>
              </table:table-cell>
            </table:table-row>
            <table:table-row>
              <table:table-cell office:value-type="float" office:value="-0.739999999999975">
                <text:p>-0.739999999999975</text:p>
              </table:table-cell>
              <table:table-cell office:value-type="float" office:value="0.230722743664935">
                <text:p>0.230722743664935</text:p>
              </table:table-cell>
            </table:table-row>
            <table:table-row>
              <table:table-cell office:value-type="float" office:value="-0.729999999999975">
                <text:p>-0.729999999999975</text:p>
              </table:table-cell>
              <table:table-cell office:value-type="float" office:value="0.23413941903522">
                <text:p>0.23413941903522</text:p>
              </table:table-cell>
            </table:table-row>
            <table:table-row>
              <table:table-cell office:value-type="float" office:value="-0.719999999999974">
                <text:p>-0.719999999999974</text:p>
              </table:table-cell>
              <table:table-cell office:value-type="float" office:value="0.237559173917382">
                <text:p>0.237559173917382</text:p>
              </table:table-cell>
            </table:table-row>
            <table:table-row>
              <table:table-cell office:value-type="float" office:value="-0.709999999999974">
                <text:p>-0.709999999999974</text:p>
              </table:table-cell>
              <table:table-cell office:value-type="float" office:value="0.240980675535933">
                <text:p>0.240980675535933</text:p>
              </table:table-cell>
            </table:table-row>
            <table:table-row>
              <table:table-cell office:value-type="float" office:value="-0.699999999999974">
                <text:p>-0.699999999999974</text:p>
              </table:table-cell>
              <table:table-cell office:value-type="float" office:value="0.244402570730047">
                <text:p>0.244402570730047</text:p>
              </table:table-cell>
            </table:table-row>
            <table:table-row>
              <table:table-cell office:value-type="float" office:value="-0.689999999999974">
                <text:p>-0.689999999999974</text:p>
              </table:table-cell>
              <table:table-cell office:value-type="float" office:value="0.247823486750112">
                <text:p>0.247823486750112</text:p>
              </table:table-cell>
            </table:table-row>
            <table:table-row>
              <table:table-cell office:value-type="float" office:value="-0.679999999999974">
                <text:p>-0.679999999999974</text:p>
              </table:table-cell>
              <table:table-cell office:value-type="float" office:value="0.251242032085405">
                <text:p>0.251242032085405</text:p>
              </table:table-cell>
            </table:table-row>
            <table:table-row>
              <table:table-cell office:value-type="float" office:value="-0.669999999999973">
                <text:p>-0.669999999999973</text:p>
              </table:table-cell>
              <table:table-cell office:value-type="float" office:value="0.254656797322318">
                <text:p>0.254656797322318</text:p>
              </table:table-cell>
            </table:table-row>
            <table:table-row>
              <table:table-cell office:value-type="float" office:value="-0.659999999999973">
                <text:p>-0.659999999999973</text:p>
              </table:table-cell>
              <table:table-cell office:value-type="float" office:value="0.258066356032539">
                <text:p>0.258066356032539</text:p>
              </table:table-cell>
            </table:table-row>
            <table:table-row>
              <table:table-cell office:value-type="float" office:value="-0.649999999999973">
                <text:p>-0.649999999999973</text:p>
              </table:table-cell>
              <table:table-cell office:value-type="float" office:value="0.26146926569052">
                <text:p>0.26146926569052</text:p>
              </table:table-cell>
            </table:table-row>
            <table:table-row>
              <table:table-cell office:value-type="float" office:value="-0.639999999999973">
                <text:p>-0.639999999999973</text:p>
              </table:table-cell>
              <table:table-cell office:value-type="float" office:value="0.264864068619521">
                <text:p>0.264864068619521</text:p>
              </table:table-cell>
            </table:table-row>
            <table:table-row>
              <table:table-cell office:value-type="float" office:value="-0.629999999999973">
                <text:p>-0.629999999999973</text:p>
              </table:table-cell>
              <table:table-cell office:value-type="float" office:value="0.268249292965471">
                <text:p>0.268249292965471</text:p>
              </table:table-cell>
            </table:table-row>
            <table:table-row>
              <table:table-cell office:value-type="float" office:value="-0.619999999999972">
                <text:p>-0.619999999999972</text:p>
              </table:table-cell>
              <table:table-cell office:value-type="float" office:value="0.271623453697847">
                <text:p>0.271623453697847</text:p>
              </table:table-cell>
            </table:table-row>
            <table:table-row>
              <table:table-cell office:value-type="float" office:value="-0.609999999999972">
                <text:p>-0.609999999999972</text:p>
              </table:table-cell>
              <table:table-cell office:value-type="float" office:value="0.27498505363669">
                <text:p>0.27498505363669</text:p>
              </table:table-cell>
            </table:table-row>
            <table:table-row>
              <table:table-cell office:value-type="float" office:value="-0.599999999999972">
                <text:p>-0.599999999999972</text:p>
              </table:table-cell>
              <table:table-cell office:value-type="float" office:value="0.27833258450488">
                <text:p>0.27833258450488</text:p>
              </table:table-cell>
            </table:table-row>
            <table:table-row>
              <table:table-cell office:value-type="float" office:value="-0.589999999999972">
                <text:p>-0.589999999999972</text:p>
              </table:table-cell>
              <table:table-cell office:value-type="float" office:value="0.281664528004695">
                <text:p>0.281664528004695</text:p>
              </table:table-cell>
            </table:table-row>
            <table:table-row>
              <table:table-cell office:value-type="float" office:value="-0.579999999999972">
                <text:p>-0.579999999999972</text:p>
              </table:table-cell>
              <table:table-cell office:value-type="float" office:value="0.284979356917666">
                <text:p>0.284979356917666</text:p>
              </table:table-cell>
            </table:table-row>
            <table:table-row>
              <table:table-cell office:value-type="float" office:value="-0.569999999999971">
                <text:p>-0.569999999999971</text:p>
              </table:table-cell>
              <table:table-cell office:value-type="float" office:value="0.288275536226683">
                <text:p>0.288275536226683</text:p>
              </table:table-cell>
            </table:table-row>
            <table:table-row>
              <table:table-cell office:value-type="float" office:value="-0.559999999999971">
                <text:p>-0.559999999999971</text:p>
              </table:table-cell>
              <table:table-cell office:value-type="float" office:value="0.29155152425926">
                <text:p>0.29155152425926</text:p>
              </table:table-cell>
            </table:table-row>
            <table:table-row>
              <table:table-cell office:value-type="float" office:value="-0.549999999999971">
                <text:p>-0.549999999999971</text:p>
              </table:table-cell>
              <table:table-cell office:value-type="float" office:value="0.294805773850832">
                <text:p>0.294805773850832</text:p>
              </table:table-cell>
            </table:table-row>
            <table:table-row>
              <table:table-cell office:value-type="float" office:value="-0.539999999999971">
                <text:p>-0.539999999999971</text:p>
              </table:table-cell>
              <table:table-cell office:value-type="float" office:value="0.298036733526911">
                <text:p>0.298036733526911</text:p>
              </table:table-cell>
            </table:table-row>
            <table:table-row>
              <table:table-cell office:value-type="float" office:value="-0.529999999999971">
                <text:p>-0.529999999999971</text:p>
              </table:table-cell>
              <table:table-cell office:value-type="float" office:value="0.301242848702888">
                <text:p>0.301242848702888</text:p>
              </table:table-cell>
            </table:table-row>
            <table:table-row>
              <table:table-cell office:value-type="float" office:value="-0.51999999999997">
                <text:p>-0.51999999999997</text:p>
              </table:table-cell>
              <table:table-cell office:value-type="float" office:value="0.304422562900234">
                <text:p>0.304422562900234</text:p>
              </table:table-cell>
            </table:table-row>
            <table:table-row>
              <table:table-cell office:value-type="float" office:value="-0.50999999999997">
                <text:p>-0.50999999999997</text:p>
              </table:table-cell>
              <table:table-cell office:value-type="float" office:value="0.307574318977804">
                <text:p>0.307574318977804</text:p>
              </table:table-cell>
            </table:table-row>
            <table:table-row>
              <table:table-cell office:value-type="float" office:value="-0.49999999999997">
                <text:p>-0.49999999999997</text:p>
              </table:table-cell>
              <table:table-cell office:value-type="float" office:value="0.310696560376937">
                <text:p>0.310696560376937</text:p>
              </table:table-cell>
            </table:table-row>
            <table:table-row>
              <table:table-cell office:value-type="float" office:value="-0.48999999999997">
                <text:p>-0.48999999999997</text:p>
              </table:table-cell>
              <table:table-cell office:value-type="float" office:value="0.313787732378973">
                <text:p>0.313787732378973</text:p>
              </table:table-cell>
            </table:table-row>
            <table:table-row>
              <table:table-cell office:value-type="float" office:value="-0.47999999999997">
                <text:p>-0.47999999999997</text:p>
              </table:table-cell>
              <table:table-cell office:value-type="float" office:value="0.316846283373822">
                <text:p>0.316846283373822</text:p>
              </table:table-cell>
            </table:table-row>
            <table:table-row>
              <table:table-cell office:value-type="float" office:value="-0.46999999999997">
                <text:p>-0.46999999999997</text:p>
              </table:table-cell>
              <table:table-cell office:value-type="float" office:value="0.31987066613816">
                <text:p>0.31987066613816</text:p>
              </table:table-cell>
            </table:table-row>
            <table:table-row>
              <table:table-cell office:value-type="float" office:value="-0.459999999999969">
                <text:p>-0.459999999999969</text:p>
              </table:table-cell>
              <table:table-cell office:value-type="float" office:value="0.322859339121789">
                <text:p>0.322859339121789</text:p>
              </table:table-cell>
            </table:table-row>
            <table:table-row>
              <table:table-cell office:value-type="float" office:value="-0.449999999999969">
                <text:p>-0.449999999999969</text:p>
              </table:table-cell>
              <table:table-cell office:value-type="float" office:value="0.325810767740724">
                <text:p>0.325810767740724</text:p>
              </table:table-cell>
            </table:table-row>
            <table:table-row>
              <table:table-cell office:value-type="float" office:value="-0.439999999999969">
                <text:p>-0.439999999999969</text:p>
              </table:table-cell>
              <table:table-cell office:value-type="float" office:value="0.328723425675482">
                <text:p>0.328723425675482</text:p>
              </table:table-cell>
            </table:table-row>
            <table:table-row>
              <table:table-cell office:value-type="float" office:value="-0.429999999999969">
                <text:p>-0.429999999999969</text:p>
              </table:table-cell>
              <table:table-cell office:value-type="float" office:value="0.331595796173069">
                <text:p>0.331595796173069</text:p>
              </table:table-cell>
            </table:table-row>
            <table:table-row>
              <table:table-cell office:value-type="float" office:value="-0.419999999999968">
                <text:p>-0.419999999999968</text:p>
              </table:table-cell>
              <table:table-cell office:value-type="float" office:value="0.334426373351134">
                <text:p>0.334426373351134</text:p>
              </table:table-cell>
            </table:table-row>
            <table:table-row>
              <table:table-cell office:value-type="float" office:value="-0.409999999999968">
                <text:p>-0.409999999999968</text:p>
              </table:table-cell>
              <table:table-cell office:value-type="float" office:value="0.337213663502727">
                <text:p>0.337213663502727</text:p>
              </table:table-cell>
            </table:table-row>
            <table:table-row>
              <table:table-cell office:value-type="float" office:value="-0.399999999999968">
                <text:p>-0.399999999999968</text:p>
              </table:table-cell>
              <table:table-cell office:value-type="float" office:value="0.339956186400106">
                <text:p>0.339956186400106</text:p>
              </table:table-cell>
            </table:table-row>
            <table:table-row>
              <table:table-cell office:value-type="float" office:value="-0.389999999999968">
                <text:p>-0.389999999999968</text:p>
              </table:table-cell>
              <table:table-cell office:value-type="float" office:value="0.342652476595999">
                <text:p>0.342652476595999</text:p>
              </table:table-cell>
            </table:table-row>
            <table:table-row>
              <table:table-cell office:value-type="float" office:value="-0.379999999999968">
                <text:p>-0.379999999999968</text:p>
              </table:table-cell>
              <table:table-cell office:value-type="float" office:value="0.34530108472075">
                <text:p>0.34530108472075</text:p>
              </table:table-cell>
            </table:table-row>
            <table:table-row>
              <table:table-cell office:value-type="float" office:value="-0.369999999999967">
                <text:p>-0.369999999999967</text:p>
              </table:table-cell>
              <table:table-cell office:value-type="float" office:value="0.347900578773738">
                <text:p>0.347900578773738</text:p>
              </table:table-cell>
            </table:table-row>
            <table:table-row>
              <table:table-cell office:value-type="float" office:value="-0.359999999999967">
                <text:p>-0.359999999999967</text:p>
              </table:table-cell>
              <table:table-cell office:value-type="float" office:value="0.350449545407473">
                <text:p>0.350449545407473</text:p>
              </table:table-cell>
            </table:table-row>
            <table:table-row>
              <table:table-cell office:value-type="float" office:value="-0.349999999999967">
                <text:p>-0.349999999999967</text:p>
              </table:table-cell>
              <table:table-cell office:value-type="float" office:value="0.352946591202775">
                <text:p>0.352946591202775</text:p>
              </table:table-cell>
            </table:table-row>
            <table:table-row>
              <table:table-cell office:value-type="float" office:value="-0.339999999999967">
                <text:p>-0.339999999999967</text:p>
              </table:table-cell>
              <table:table-cell office:value-type="float" office:value="0.355390343933413">
                <text:p>0.355390343933413</text:p>
              </table:table-cell>
            </table:table-row>
            <table:table-row>
              <table:table-cell office:value-type="float" office:value="-0.329999999999967">
                <text:p>-0.329999999999967</text:p>
              </table:table-cell>
              <table:table-cell office:value-type="float" office:value="0.357779453818627">
                <text:p>0.357779453818627</text:p>
              </table:table-cell>
            </table:table-row>
            <table:table-row>
              <table:table-cell office:value-type="float" office:value="-0.319999999999967">
                <text:p>-0.319999999999967</text:p>
              </table:table-cell>
              <table:table-cell office:value-type="float" office:value="0.360112594761919">
                <text:p>0.360112594761919</text:p>
              </table:table-cell>
            </table:table-row>
            <table:table-row>
              <table:table-cell office:value-type="float" office:value="-0.309999999999966">
                <text:p>-0.309999999999966</text:p>
              </table:table-cell>
              <table:table-cell office:value-type="float" office:value="0.362388465574541">
                <text:p>0.362388465574541</text:p>
              </table:table-cell>
            </table:table-row>
            <table:table-row>
              <table:table-cell office:value-type="float" office:value="-0.299999999999966">
                <text:p>-0.299999999999966</text:p>
              </table:table-cell>
              <table:table-cell office:value-type="float" office:value="0.364605791182095">
                <text:p>0.364605791182095</text:p>
              </table:table-cell>
            </table:table-row>
            <table:table-row>
              <table:table-cell office:value-type="float" office:value="-0.289999999999966">
                <text:p>-0.289999999999966</text:p>
              </table:table-cell>
              <table:table-cell office:value-type="float" office:value="0.366763323812691">
                <text:p>0.366763323812691</text:p>
              </table:table-cell>
            </table:table-row>
            <table:table-row>
              <table:table-cell office:value-type="float" office:value="-0.279999999999966">
                <text:p>-0.279999999999966</text:p>
              </table:table-cell>
              <table:table-cell office:value-type="float" office:value="0.368859844165102">
                <text:p>0.368859844165102</text:p>
              </table:table-cell>
            </table:table-row>
            <table:table-row>
              <table:table-cell office:value-type="float" office:value="-0.269999999999965">
                <text:p>-0.269999999999965</text:p>
              </table:table-cell>
              <table:table-cell office:value-type="float" office:value="0.370894162555408">
                <text:p>0.370894162555408</text:p>
              </table:table-cell>
            </table:table-row>
            <table:table-row>
              <table:table-cell office:value-type="float" office:value="-0.259999999999965">
                <text:p>-0.259999999999965</text:p>
              </table:table-cell>
              <table:table-cell office:value-type="float" office:value="0.372865120040606">
                <text:p>0.372865120040606</text:p>
              </table:table-cell>
            </table:table-row>
            <table:table-row>
              <table:table-cell office:value-type="float" office:value="-0.249999999999965">
                <text:p>-0.249999999999965</text:p>
              </table:table-cell>
              <table:table-cell office:value-type="float" office:value="0.374771589517709">
                <text:p>0.374771589517709</text:p>
              </table:table-cell>
            </table:table-row>
            <table:table-row>
              <table:table-cell office:value-type="float" office:value="-0.239999999999965">
                <text:p>-0.239999999999965</text:p>
              </table:table-cell>
              <table:table-cell office:value-type="float" office:value="0.376612476796872">
                <text:p>0.376612476796872</text:p>
              </table:table-cell>
            </table:table-row>
            <table:table-row>
              <table:table-cell office:value-type="float" office:value="-0.229999999999965">
                <text:p>-0.229999999999965</text:p>
              </table:table-cell>
              <table:table-cell office:value-type="float" office:value="0.378386721647127">
                <text:p>0.378386721647127</text:p>
              </table:table-cell>
            </table:table-row>
            <table:table-row>
              <table:table-cell office:value-type="float" office:value="-0.219999999999964">
                <text:p>-0.219999999999964</text:p>
              </table:table-cell>
              <table:table-cell office:value-type="float" office:value="0.380093298813315">
                <text:p>0.380093298813315</text:p>
              </table:table-cell>
            </table:table-row>
            <table:table-row>
              <table:table-cell office:value-type="float" office:value="-0.209999999999964">
                <text:p>-0.209999999999964</text:p>
              </table:table-cell>
              <table:table-cell office:value-type="float" office:value="0.381731219002859">
                <text:p>0.381731219002859</text:p>
              </table:table-cell>
            </table:table-row>
            <table:table-row>
              <table:table-cell office:value-type="float" office:value="-0.199999999999964">
                <text:p>-0.199999999999964</text:p>
              </table:table-cell>
              <table:table-cell office:value-type="float" office:value="0.383299529841047">
                <text:p>0.383299529841047</text:p>
              </table:table-cell>
            </table:table-row>
            <table:table-row>
              <table:table-cell office:value-type="float" office:value="-0.189999999999964">
                <text:p>-0.189999999999964</text:p>
              </table:table-cell>
              <table:table-cell office:value-type="float" office:value="0.38479731679354">
                <text:p>0.38479731679354</text:p>
              </table:table-cell>
            </table:table-row>
            <table:table-row>
              <table:table-cell office:value-type="float" office:value="-0.179999999999964">
                <text:p>-0.179999999999964</text:p>
              </table:table-cell>
              <table:table-cell office:value-type="float" office:value="0.386223704054839">
                <text:p>0.386223704054839</text:p>
              </table:table-cell>
            </table:table-row>
            <table:table-row>
              <table:table-cell office:value-type="float" office:value="-0.169999999999963">
                <text:p>-0.169999999999963</text:p>
              </table:table-cell>
              <table:table-cell office:value-type="float" office:value="0.387577855401525">
                <text:p>0.387577855401525</text:p>
              </table:table-cell>
            </table:table-row>
            <table:table-row>
              <table:table-cell office:value-type="float" office:value="-0.159999999999963">
                <text:p>-0.159999999999963</text:p>
              </table:table-cell>
              <table:table-cell office:value-type="float" office:value="0.388858975009086">
                <text:p>0.388858975009086</text:p>
              </table:table-cell>
            </table:table-row>
            <table:table-row>
              <table:table-cell office:value-type="float" office:value="-0.149999999999963">
                <text:p>-0.149999999999963</text:p>
              </table:table-cell>
              <table:table-cell office:value-type="float" office:value="0.390066308231236">
                <text:p>0.390066308231236</text:p>
              </table:table-cell>
            </table:table-row>
            <table:table-row>
              <table:table-cell office:value-type="float" office:value="-0.139999999999963">
                <text:p>-0.139999999999963</text:p>
              </table:table-cell>
              <table:table-cell office:value-type="float" office:value="0.391199142340637">
                <text:p>0.391199142340637</text:p>
              </table:table-cell>
            </table:table-row>
            <table:table-row>
              <table:table-cell office:value-type="float" office:value="-0.129999999999963">
                <text:p>-0.129999999999963</text:p>
              </table:table-cell>
              <table:table-cell office:value-type="float" office:value="0.392256807230026">
                <text:p>0.392256807230026</text:p>
              </table:table-cell>
            </table:table-row>
            <table:table-row>
              <table:table-cell office:value-type="float" office:value="-0.119999999999962">
                <text:p>-0.119999999999962</text:p>
              </table:table-cell>
              <table:table-cell office:value-type="float" office:value="0.393238676072764">
                <text:p>0.393238676072764</text:p>
              </table:table-cell>
            </table:table-row>
            <table:table-row>
              <table:table-cell office:value-type="float" office:value="-0.109999999999962">
                <text:p>-0.109999999999962</text:p>
              </table:table-cell>
              <table:table-cell office:value-type="float" office:value="0.394144165941911">
                <text:p>0.394144165941911</text:p>
              </table:table-cell>
            </table:table-row>
            <table:table-row>
              <table:table-cell office:value-type="float" office:value="-0.0999999999999621">
                <text:p>-0.0999999999999621</text:p>
              </table:table-cell>
              <table:table-cell office:value-type="float" office:value="0.394972738386955">
                <text:p>0.394972738386955</text:p>
              </table:table-cell>
            </table:table-row>
            <table:table-row>
              <table:table-cell office:value-type="float" office:value="-0.0899999999999619">
                <text:p>-0.0899999999999619</text:p>
              </table:table-cell>
              <table:table-cell office:value-type="float" office:value="0.395723899967417">
                <text:p>0.395723899967417</text:p>
              </table:table-cell>
            </table:table-row>
            <table:table-row>
              <table:table-cell office:value-type="float" office:value="-0.0799999999999617">
                <text:p>-0.0799999999999617</text:p>
              </table:table-cell>
              <table:table-cell office:value-type="float" office:value="0.396397202742567">
                <text:p>0.396397202742567</text:p>
              </table:table-cell>
            </table:table-row>
            <table:table-row>
              <table:table-cell office:value-type="float" office:value="-0.0699999999999614">
                <text:p>-0.0699999999999614</text:p>
              </table:table-cell>
              <table:table-cell office:value-type="float" office:value="0.396992244716591">
                <text:p>0.396992244716591</text:p>
              </table:table-cell>
            </table:table-row>
            <table:table-row>
              <table:table-cell office:value-type="float" office:value="-0.0599999999999612">
                <text:p>-0.0599999999999612</text:p>
              </table:table-cell>
              <table:table-cell office:value-type="float" office:value="0.397508670238581">
                <text:p>0.397508670238581</text:p>
              </table:table-cell>
            </table:table-row>
            <table:table-row>
              <table:table-cell office:value-type="float" office:value="-0.049999999999961">
                <text:p>-0.049999999999961</text:p>
              </table:table-cell>
              <table:table-cell office:value-type="float" office:value="0.397946170356794">
                <text:p>0.397946170356794</text:p>
              </table:table-cell>
            </table:table-row>
            <table:table-row>
              <table:table-cell office:value-type="float" office:value="-0.039999999999961">
                <text:p>-0.039999999999961</text:p>
              </table:table-cell>
              <table:table-cell office:value-type="float" office:value="0.398304483126675">
                <text:p>0.398304483126675</text:p>
              </table:table-cell>
            </table:table-row>
            <table:table-row>
              <table:table-cell office:value-type="float" office:value="-0.0299999999999607">
                <text:p>-0.0299999999999607</text:p>
              </table:table-cell>
              <table:table-cell office:value-type="float" office:value="0.398583393872235">
                <text:p>0.398583393872235</text:p>
              </table:table-cell>
            </table:table-row>
            <table:table-row>
              <table:table-cell office:value-type="float" office:value="-0.0199999999999605">
                <text:p>-0.0199999999999605</text:p>
              </table:table-cell>
              <table:table-cell office:value-type="float" office:value="0.3987827354004">
                <text:p>0.3987827354004</text:p>
              </table:table-cell>
            </table:table-row>
            <table:table-row>
              <table:table-cell office:value-type="float" office:value="-0.00999999999996026">
                <text:p>-0.00999999999996026</text:p>
              </table:table-cell>
              <table:table-cell office:value-type="float" office:value="0.398902388168038">
                <text:p>0.398902388168038</text:p>
              </table:table-cell>
            </table:table-row>
            <table:table-row>
              <table:table-cell office:value-type="float" office:value="0.0000000000000399680288865056">
                <text:p>0.0000000000000399680288865056</text:p>
              </table:table-cell>
              <table:table-cell office:value-type="float" office:value="0.398942280401433">
                <text:p>0.398942280401433</text:p>
              </table:table-cell>
            </table:table-row>
            <table:table-row>
              <table:table-cell office:value-type="float" office:value="0.0100000000000402">
                <text:p>0.0100000000000402</text:p>
              </table:table-cell>
              <table:table-cell office:value-type="float" office:value="0.398902388168037">
                <text:p>0.398902388168037</text:p>
              </table:table-cell>
            </table:table-row>
            <table:table-row>
              <table:table-cell office:value-type="float" office:value="0.0200000000000404">
                <text:p>0.0200000000000404</text:p>
              </table:table-cell>
              <table:table-cell office:value-type="float" office:value="0.398782735400399">
                <text:p>0.398782735400399</text:p>
              </table:table-cell>
            </table:table-row>
            <table:table-row>
              <table:table-cell office:value-type="float" office:value="0.0300000000000407">
                <text:p>0.0300000000000407</text:p>
              </table:table-cell>
              <table:table-cell office:value-type="float" office:value="0.398583393872233">
                <text:p>0.398583393872233</text:p>
              </table:table-cell>
            </table:table-row>
            <table:table-row>
              <table:table-cell office:value-type="float" office:value="0.0400000000000409">
                <text:p>0.0400000000000409</text:p>
              </table:table-cell>
              <table:table-cell office:value-type="float" office:value="0.398304483126672">
                <text:p>0.398304483126672</text:p>
              </table:table-cell>
            </table:table-row>
            <table:table-row>
              <table:table-cell office:value-type="float" office:value="0.0500000000000411">
                <text:p>0.0500000000000411</text:p>
              </table:table-cell>
              <table:table-cell office:value-type="float" office:value="0.39794617035679">
                <text:p>0.39794617035679</text:p>
              </table:table-cell>
            </table:table-row>
            <table:table-row>
              <table:table-cell office:value-type="float" office:value="0.0600000000000414">
                <text:p>0.0600000000000414</text:p>
              </table:table-cell>
              <table:table-cell office:value-type="float" office:value="0.397508670238577">
                <text:p>0.397508670238577</text:p>
              </table:table-cell>
            </table:table-row>
            <table:table-row>
              <table:table-cell office:value-type="float" office:value="0.0700000000000411">
                <text:p>0.0700000000000411</text:p>
              </table:table-cell>
              <table:table-cell office:value-type="float" office:value="0.396992244716586">
                <text:p>0.396992244716586</text:p>
              </table:table-cell>
            </table:table-row>
            <table:table-row>
              <table:table-cell office:value-type="float" office:value="0.0800000000000414">
                <text:p>0.0800000000000414</text:p>
              </table:table-cell>
              <table:table-cell office:value-type="float" office:value="0.396397202742562">
                <text:p>0.396397202742562</text:p>
              </table:table-cell>
            </table:table-row>
            <table:table-row>
              <table:table-cell office:value-type="float" office:value="0.0900000000000416">
                <text:p>0.0900000000000416</text:p>
              </table:table-cell>
              <table:table-cell office:value-type="float" office:value="0.395723899967412">
                <text:p>0.395723899967412</text:p>
              </table:table-cell>
            </table:table-row>
            <table:table-row>
              <table:table-cell office:value-type="float" office:value="0.100000000000042">
                <text:p>0.100000000000042</text:p>
              </table:table-cell>
              <table:table-cell office:value-type="float" office:value="0.394972738386949">
                <text:p>0.394972738386949</text:p>
              </table:table-cell>
            </table:table-row>
            <table:table-row>
              <table:table-cell office:value-type="float" office:value="0.110000000000042">
                <text:p>0.110000000000042</text:p>
              </table:table-cell>
              <table:table-cell office:value-type="float" office:value="0.394144165941904">
                <text:p>0.394144165941904</text:p>
              </table:table-cell>
            </table:table-row>
            <table:table-row>
              <table:table-cell office:value-type="float" office:value="0.120000000000042">
                <text:p>0.120000000000042</text:p>
              </table:table-cell>
              <table:table-cell office:value-type="float" office:value="0.393238676072757">
                <text:p>0.393238676072757</text:p>
              </table:table-cell>
            </table:table-row>
            <table:table-row>
              <table:table-cell office:value-type="float" office:value="0.130000000000043">
                <text:p>0.130000000000043</text:p>
              </table:table-cell>
              <table:table-cell office:value-type="float" office:value="0.392256807230018">
                <text:p>0.392256807230018</text:p>
              </table:table-cell>
            </table:table-row>
            <table:table-row>
              <table:table-cell office:value-type="float" office:value="0.140000000000043">
                <text:p>0.140000000000043</text:p>
              </table:table-cell>
              <table:table-cell office:value-type="float" office:value="0.391199142340628">
                <text:p>0.391199142340628</text:p>
              </table:table-cell>
            </table:table-row>
            <table:table-row>
              <table:table-cell office:value-type="float" office:value="0.150000000000043">
                <text:p>0.150000000000043</text:p>
              </table:table-cell>
              <table:table-cell office:value-type="float" office:value="0.390066308231227">
                <text:p>0.390066308231227</text:p>
              </table:table-cell>
            </table:table-row>
            <table:table-row>
              <table:table-cell office:value-type="float" office:value="0.160000000000043">
                <text:p>0.160000000000043</text:p>
              </table:table-cell>
              <table:table-cell office:value-type="float" office:value="0.388858975009076">
                <text:p>0.388858975009076</text:p>
              </table:table-cell>
            </table:table-row>
            <table:table-row>
              <table:table-cell office:value-type="float" office:value="0.170000000000043">
                <text:p>0.170000000000043</text:p>
              </table:table-cell>
              <table:table-cell office:value-type="float" office:value="0.387577855401514">
                <text:p>0.387577855401514</text:p>
              </table:table-cell>
            </table:table-row>
            <table:table-row>
              <table:table-cell office:value-type="float" office:value="0.180000000000044">
                <text:p>0.180000000000044</text:p>
              </table:table-cell>
              <table:table-cell office:value-type="float" office:value="0.386223704054828">
                <text:p>0.386223704054828</text:p>
              </table:table-cell>
            </table:table-row>
            <table:table-row>
              <table:table-cell office:value-type="float" office:value="0.190000000000044">
                <text:p>0.190000000000044</text:p>
              </table:table-cell>
              <table:table-cell office:value-type="float" office:value="0.384797316793528">
                <text:p>0.384797316793528</text:p>
              </table:table-cell>
            </table:table-row>
            <table:table-row>
              <table:table-cell office:value-type="float" office:value="0.200000000000044">
                <text:p>0.200000000000044</text:p>
              </table:table-cell>
              <table:table-cell office:value-type="float" office:value="0.383299529841035">
                <text:p>0.383299529841035</text:p>
              </table:table-cell>
            </table:table-row>
            <table:table-row>
              <table:table-cell office:value-type="float" office:value="0.210000000000044">
                <text:p>0.210000000000044</text:p>
              </table:table-cell>
              <table:table-cell office:value-type="float" office:value="0.381731219002846">
                <text:p>0.381731219002846</text:p>
              </table:table-cell>
            </table:table-row>
            <table:table-row>
              <table:table-cell office:value-type="float" office:value="0.220000000000044">
                <text:p>0.220000000000044</text:p>
              </table:table-cell>
              <table:table-cell office:value-type="float" office:value="0.380093298813302">
                <text:p>0.380093298813302</text:p>
              </table:table-cell>
            </table:table-row>
            <table:table-row>
              <table:table-cell office:value-type="float" office:value="0.230000000000044">
                <text:p>0.230000000000044</text:p>
              </table:table-cell>
              <table:table-cell office:value-type="float" office:value="0.378386721647114">
                <text:p>0.378386721647114</text:p>
              </table:table-cell>
            </table:table-row>
            <table:table-row>
              <table:table-cell office:value-type="float" office:value="0.240000000000045">
                <text:p>0.240000000000045</text:p>
              </table:table-cell>
              <table:table-cell office:value-type="float" office:value="0.376612476796858">
                <text:p>0.376612476796858</text:p>
              </table:table-cell>
            </table:table-row>
            <table:table-row>
              <table:table-cell office:value-type="float" office:value="0.250000000000045">
                <text:p>0.250000000000045</text:p>
              </table:table-cell>
              <table:table-cell office:value-type="float" office:value="0.374771589517694">
                <text:p>0.374771589517694</text:p>
              </table:table-cell>
            </table:table-row>
            <table:table-row>
              <table:table-cell office:value-type="float" office:value="0.260000000000045">
                <text:p>0.260000000000045</text:p>
              </table:table-cell>
              <table:table-cell office:value-type="float" office:value="0.372865120040591">
                <text:p>0.372865120040591</text:p>
              </table:table-cell>
            </table:table-row>
            <table:table-row>
              <table:table-cell office:value-type="float" office:value="0.270000000000045">
                <text:p>0.270000000000045</text:p>
              </table:table-cell>
              <table:table-cell office:value-type="float" office:value="0.370894162555392">
                <text:p>0.370894162555392</text:p>
              </table:table-cell>
            </table:table-row>
            <table:table-row>
              <table:table-cell office:value-type="float" office:value="0.280000000000046">
                <text:p>0.280000000000046</text:p>
              </table:table-cell>
              <table:table-cell office:value-type="float" office:value="0.368859844165085">
                <text:p>0.368859844165085</text:p>
              </table:table-cell>
            </table:table-row>
            <table:table-row>
              <table:table-cell office:value-type="float" office:value="0.290000000000046">
                <text:p>0.290000000000046</text:p>
              </table:table-cell>
              <table:table-cell office:value-type="float" office:value="0.366763323812674">
                <text:p>0.366763323812674</text:p>
              </table:table-cell>
            </table:table-row>
            <table:table-row>
              <table:table-cell office:value-type="float" office:value="0.300000000000046">
                <text:p>0.300000000000046</text:p>
              </table:table-cell>
              <table:table-cell office:value-type="float" office:value="0.364605791182078">
                <text:p>0.364605791182078</text:p>
              </table:table-cell>
            </table:table-row>
            <table:table-row>
              <table:table-cell office:value-type="float" office:value="0.310000000000046">
                <text:p>0.310000000000046</text:p>
              </table:table-cell>
              <table:table-cell office:value-type="float" office:value="0.362388465574523">
                <text:p>0.362388465574523</text:p>
              </table:table-cell>
            </table:table-row>
            <table:table-row>
              <table:table-cell office:value-type="float" office:value="0.320000000000047">
                <text:p>0.320000000000047</text:p>
              </table:table-cell>
              <table:table-cell office:value-type="float" office:value="0.3601125947619">
                <text:p>0.3601125947619</text:p>
              </table:table-cell>
            </table:table-row>
            <table:table-row>
              <table:table-cell office:value-type="float" office:value="0.330000000000047">
                <text:p>0.330000000000047</text:p>
              </table:table-cell>
              <table:table-cell office:value-type="float" office:value="0.357779453818608">
                <text:p>0.357779453818608</text:p>
              </table:table-cell>
            </table:table-row>
            <table:table-row>
              <table:table-cell office:value-type="float" office:value="0.340000000000047">
                <text:p>0.340000000000047</text:p>
              </table:table-cell>
              <table:table-cell office:value-type="float" office:value="0.355390343933394">
                <text:p>0.355390343933394</text:p>
              </table:table-cell>
            </table:table-row>
            <table:table-row>
              <table:table-cell office:value-type="float" office:value="0.350000000000047">
                <text:p>0.350000000000047</text:p>
              </table:table-cell>
              <table:table-cell office:value-type="float" office:value="0.352946591202755">
                <text:p>0.352946591202755</text:p>
              </table:table-cell>
            </table:table-row>
            <table:table-row>
              <table:table-cell office:value-type="float" office:value="0.360000000000047">
                <text:p>0.360000000000047</text:p>
              </table:table-cell>
              <table:table-cell office:value-type="float" office:value="0.350449545407453">
                <text:p>0.350449545407453</text:p>
              </table:table-cell>
            </table:table-row>
            <table:table-row>
              <table:table-cell office:value-type="float" office:value="0.370000000000047">
                <text:p>0.370000000000047</text:p>
              </table:table-cell>
              <table:table-cell office:value-type="float" office:value="0.347900578773717">
                <text:p>0.347900578773717</text:p>
              </table:table-cell>
            </table:table-row>
            <table:table-row>
              <table:table-cell office:value-type="float" office:value="0.380000000000047">
                <text:p>0.380000000000047</text:p>
              </table:table-cell>
              <table:table-cell office:value-type="float" office:value="0.345301084720729">
                <text:p>0.345301084720729</text:p>
              </table:table-cell>
            </table:table-row>
            <table:table-row>
              <table:table-cell office:value-type="float" office:value="0.390000000000048">
                <text:p>0.390000000000048</text:p>
              </table:table-cell>
              <table:table-cell office:value-type="float" office:value="0.342652476595978">
                <text:p>0.342652476595978</text:p>
              </table:table-cell>
            </table:table-row>
            <table:table-row>
              <table:table-cell office:value-type="float" office:value="0.400000000000048">
                <text:p>0.400000000000048</text:p>
              </table:table-cell>
              <table:table-cell office:value-type="float" office:value="0.339956186400084">
                <text:p>0.339956186400084</text:p>
              </table:table-cell>
            </table:table-row>
            <table:table-row>
              <table:table-cell office:value-type="float" office:value="0.410000000000048">
                <text:p>0.410000000000048</text:p>
              </table:table-cell>
              <table:table-cell office:value-type="float" office:value="0.337213663502705">
                <text:p>0.337213663502705</text:p>
              </table:table-cell>
            </table:table-row>
            <table:table-row>
              <table:table-cell office:value-type="float" office:value="0.420000000000048">
                <text:p>0.420000000000048</text:p>
              </table:table-cell>
              <table:table-cell office:value-type="float" office:value="0.334426373351112">
                <text:p>0.334426373351112</text:p>
              </table:table-cell>
            </table:table-row>
            <table:table-row>
              <table:table-cell office:value-type="float" office:value="0.430000000000049">
                <text:p>0.430000000000049</text:p>
              </table:table-cell>
              <table:table-cell office:value-type="float" office:value="0.331595796173046">
                <text:p>0.331595796173046</text:p>
              </table:table-cell>
            </table:table-row>
            <table:table-row>
              <table:table-cell office:value-type="float" office:value="0.440000000000049">
                <text:p>0.440000000000049</text:p>
              </table:table-cell>
              <table:table-cell office:value-type="float" office:value="0.328723425675459">
                <text:p>0.328723425675459</text:p>
              </table:table-cell>
            </table:table-row>
            <table:table-row>
              <table:table-cell office:value-type="float" office:value="0.450000000000049">
                <text:p>0.450000000000049</text:p>
              </table:table-cell>
              <table:table-cell office:value-type="float" office:value="0.325810767740701">
                <text:p>0.325810767740701</text:p>
              </table:table-cell>
            </table:table-row>
            <table:table-row>
              <table:table-cell office:value-type="float" office:value="0.460000000000049">
                <text:p>0.460000000000049</text:p>
              </table:table-cell>
              <table:table-cell office:value-type="float" office:value="0.322859339121765">
                <text:p>0.322859339121765</text:p>
              </table:table-cell>
            </table:table-row>
            <table:table-row>
              <table:table-cell office:value-type="float" office:value="0.47000000000005">
                <text:p>0.47000000000005</text:p>
              </table:table-cell>
              <table:table-cell office:value-type="float" office:value="0.319870666138136">
                <text:p>0.319870666138136</text:p>
              </table:table-cell>
            </table:table-row>
            <table:table-row>
              <table:table-cell office:value-type="float" office:value="0.48000000000005">
                <text:p>0.48000000000005</text:p>
              </table:table-cell>
              <table:table-cell office:value-type="float" office:value="0.316846283373798">
                <text:p>0.316846283373798</text:p>
              </table:table-cell>
            </table:table-row>
            <table:table-row>
              <table:table-cell office:value-type="float" office:value="0.49000000000005">
                <text:p>0.49000000000005</text:p>
              </table:table-cell>
              <table:table-cell office:value-type="float" office:value="0.313787732378948">
                <text:p>0.313787732378948</text:p>
              </table:table-cell>
            </table:table-row>
            <table:table-row>
              <table:table-cell office:value-type="float" office:value="0.50000000000005">
                <text:p>0.50000000000005</text:p>
              </table:table-cell>
              <table:table-cell office:value-type="float" office:value="0.310696560376912">
                <text:p>0.310696560376912</text:p>
              </table:table-cell>
            </table:table-row>
            <table:table-row>
              <table:table-cell office:value-type="float" office:value="0.51000000000005">
                <text:p>0.51000000000005</text:p>
              </table:table-cell>
              <table:table-cell office:value-type="float" office:value="0.307574318977779">
                <text:p>0.307574318977779</text:p>
              </table:table-cell>
            </table:table-row>
            <table:table-row>
              <table:table-cell office:value-type="float" office:value="0.52000000000005">
                <text:p>0.52000000000005</text:p>
              </table:table-cell>
              <table:table-cell office:value-type="float" office:value="0.304422562900208">
                <text:p>0.304422562900208</text:p>
              </table:table-cell>
            </table:table-row>
            <table:table-row>
              <table:table-cell office:value-type="float" office:value="0.53000000000005">
                <text:p>0.53000000000005</text:p>
              </table:table-cell>
              <table:table-cell office:value-type="float" office:value="0.301242848702862">
                <text:p>0.301242848702862</text:p>
              </table:table-cell>
            </table:table-row>
            <table:table-row>
              <table:table-cell office:value-type="float" office:value="0.540000000000051">
                <text:p>0.540000000000051</text:p>
              </table:table-cell>
              <table:table-cell office:value-type="float" office:value="0.298036733526885">
                <text:p>0.298036733526885</text:p>
              </table:table-cell>
            </table:table-row>
            <table:table-row>
              <table:table-cell office:value-type="float" office:value="0.550000000000051">
                <text:p>0.550000000000051</text:p>
              </table:table-cell>
              <table:table-cell office:value-type="float" office:value="0.294805773850806">
                <text:p>0.294805773850806</text:p>
              </table:table-cell>
            </table:table-row>
            <table:table-row>
              <table:table-cell office:value-type="float" office:value="0.560000000000051">
                <text:p>0.560000000000051</text:p>
              </table:table-cell>
              <table:table-cell office:value-type="float" office:value="0.291551524259234">
                <text:p>0.291551524259234</text:p>
              </table:table-cell>
            </table:table-row>
            <table:table-row>
              <table:table-cell office:value-type="float" office:value="0.570000000000051">
                <text:p>0.570000000000051</text:p>
              </table:table-cell>
              <table:table-cell office:value-type="float" office:value="0.288275536226657">
                <text:p>0.288275536226657</text:p>
              </table:table-cell>
            </table:table-row>
            <table:table-row>
              <table:table-cell office:value-type="float" office:value="0.580000000000052">
                <text:p>0.580000000000052</text:p>
              </table:table-cell>
              <table:table-cell office:value-type="float" office:value="0.284979356917639">
                <text:p>0.284979356917639</text:p>
              </table:table-cell>
            </table:table-row>
            <table:table-row>
              <table:table-cell office:value-type="float" office:value="0.590000000000052">
                <text:p>0.590000000000052</text:p>
              </table:table-cell>
              <table:table-cell office:value-type="float" office:value="0.281664528004668">
                <text:p>0.281664528004668</text:p>
              </table:table-cell>
            </table:table-row>
            <table:table-row>
              <table:table-cell office:value-type="float" office:value="0.600000000000052">
                <text:p>0.600000000000052</text:p>
              </table:table-cell>
              <table:table-cell office:value-type="float" office:value="0.278332584504853">
                <text:p>0.278332584504853</text:p>
              </table:table-cell>
            </table:table-row>
            <table:table-row>
              <table:table-cell office:value-type="float" office:value="0.610000000000052">
                <text:p>0.610000000000052</text:p>
              </table:table-cell>
              <table:table-cell office:value-type="float" office:value="0.274985053636663">
                <text:p>0.274985053636663</text:p>
              </table:table-cell>
            </table:table-row>
            <table:table-row>
              <table:table-cell office:value-type="float" office:value="0.620000000000053">
                <text:p>0.620000000000053</text:p>
              </table:table-cell>
              <table:table-cell office:value-type="float" office:value="0.27162345369782">
                <text:p>0.27162345369782</text:p>
              </table:table-cell>
            </table:table-row>
            <table:table-row>
              <table:table-cell office:value-type="float" office:value="0.630000000000053">
                <text:p>0.630000000000053</text:p>
              </table:table-cell>
              <table:table-cell office:value-type="float" office:value="0.268249292965444">
                <text:p>0.268249292965444</text:p>
              </table:table-cell>
            </table:table-row>
            <table:table-row>
              <table:table-cell office:value-type="float" office:value="0.640000000000053">
                <text:p>0.640000000000053</text:p>
              </table:table-cell>
              <table:table-cell office:value-type="float" office:value="0.264864068619494">
                <text:p>0.264864068619494</text:p>
              </table:table-cell>
            </table:table-row>
            <table:table-row>
              <table:table-cell office:value-type="float" office:value="0.650000000000053">
                <text:p>0.650000000000053</text:p>
              </table:table-cell>
              <table:table-cell office:value-type="float" office:value="0.261469265690493">
                <text:p>0.261469265690493</text:p>
              </table:table-cell>
            </table:table-row>
            <table:table-row>
              <table:table-cell office:value-type="float" office:value="0.660000000000053">
                <text:p>0.660000000000053</text:p>
              </table:table-cell>
              <table:table-cell office:value-type="float" office:value="0.258066356032512">
                <text:p>0.258066356032512</text:p>
              </table:table-cell>
            </table:table-row>
            <table:table-row>
              <table:table-cell office:value-type="float" office:value="0.670000000000053">
                <text:p>0.670000000000053</text:p>
              </table:table-cell>
              <table:table-cell office:value-type="float" office:value="0.254656797322291">
                <text:p>0.254656797322291</text:p>
              </table:table-cell>
            </table:table-row>
            <table:table-row>
              <table:table-cell office:value-type="float" office:value="0.680000000000054">
                <text:p>0.680000000000054</text:p>
              </table:table-cell>
              <table:table-cell office:value-type="float" office:value="0.251242032085378">
                <text:p>0.251242032085378</text:p>
              </table:table-cell>
            </table:table-row>
            <table:table-row>
              <table:table-cell office:value-type="float" office:value="0.690000000000054">
                <text:p>0.690000000000054</text:p>
              </table:table-cell>
              <table:table-cell office:value-type="float" office:value="0.247823486750085">
                <text:p>0.247823486750085</text:p>
              </table:table-cell>
            </table:table-row>
            <table:table-row>
              <table:table-cell office:value-type="float" office:value="0.700000000000054">
                <text:p>0.700000000000054</text:p>
              </table:table-cell>
              <table:table-cell office:value-type="float" office:value="0.244402570730019">
                <text:p>0.244402570730019</text:p>
              </table:table-cell>
            </table:table-row>
            <table:table-row>
              <table:table-cell office:value-type="float" office:value="0.710000000000054">
                <text:p>0.710000000000054</text:p>
              </table:table-cell>
              <table:table-cell office:value-type="float" office:value="0.240980675535905">
                <text:p>0.240980675535905</text:p>
              </table:table-cell>
            </table:table-row>
            <table:table-row>
              <table:table-cell office:value-type="float" office:value="0.720000000000054">
                <text:p>0.720000000000054</text:p>
              </table:table-cell>
              <table:table-cell office:value-type="float" office:value="0.237559173917354">
                <text:p>0.237559173917354</text:p>
              </table:table-cell>
            </table:table-row>
            <table:table-row>
              <table:table-cell office:value-type="float" office:value="0.730000000000055">
                <text:p>0.730000000000055</text:p>
              </table:table-cell>
              <table:table-cell office:value-type="float" office:value="0.234139419035193">
                <text:p>0.234139419035193</text:p>
              </table:table-cell>
            </table:table-row>
            <table:table-row>
              <table:table-cell office:value-type="float" office:value="0.740000000000055">
                <text:p>0.740000000000055</text:p>
              </table:table-cell>
              <table:table-cell office:value-type="float" office:value="0.230722743664907">
                <text:p>0.230722743664907</text:p>
              </table:table-cell>
            </table:table-row>
            <table:table-row>
              <table:table-cell office:value-type="float" office:value="0.750000000000055">
                <text:p>0.750000000000055</text:p>
              </table:table-cell>
              <table:table-cell office:value-type="float" office:value="0.227310459431705">
                <text:p>0.227310459431705</text:p>
              </table:table-cell>
            </table:table-row>
            <table:table-row>
              <table:table-cell office:value-type="float" office:value="0.760000000000055">
                <text:p>0.760000000000055</text:p>
              </table:table-cell>
              <table:table-cell office:value-type="float" office:value="0.223903856077666">
                <text:p>0.223903856077666</text:p>
              </table:table-cell>
            </table:table-row>
            <table:table-row>
              <table:table-cell office:value-type="float" office:value="0.770000000000056">
                <text:p>0.770000000000056</text:p>
              </table:table-cell>
              <table:table-cell office:value-type="float" office:value="0.220504200761364">
                <text:p>0.220504200761364</text:p>
              </table:table-cell>
            </table:table-row>
            <table:table-row>
              <table:table-cell office:value-type="float" office:value="0.780000000000055">
                <text:p>0.780000000000055</text:p>
              </table:table-cell>
              <table:table-cell office:value-type="float" office:value="0.21711273739034">
                <text:p>0.21711273739034</text:p>
              </table:table-cell>
            </table:table-row>
            <table:table-row>
              <table:table-cell office:value-type="float" office:value="0.790000000000056">
                <text:p>0.790000000000056</text:p>
              </table:table-cell>
              <table:table-cell office:value-type="float" office:value="0.213730685986698">
                <text:p>0.213730685986698</text:p>
              </table:table-cell>
            </table:table-row>
            <table:table-row>
              <table:table-cell office:value-type="float" office:value="0.800000000000056">
                <text:p>0.800000000000056</text:p>
              </table:table-cell>
              <table:table-cell office:value-type="float" office:value="0.210359242086114">
                <text:p>0.210359242086114</text:p>
              </table:table-cell>
            </table:table-row>
            <table:table-row>
              <table:table-cell office:value-type="float" office:value="0.810000000000056">
                <text:p>0.810000000000056</text:p>
              </table:table-cell>
              <table:table-cell office:value-type="float" office:value="0.206999576170419">
                <text:p>0.206999576170419</text:p>
              </table:table-cell>
            </table:table-row>
            <table:table-row>
              <table:table-cell office:value-type="float" office:value="0.820000000000056">
                <text:p>0.820000000000056</text:p>
              </table:table-cell>
              <table:table-cell office:value-type="float" office:value="0.20365283313394">
                <text:p>0.20365283313394</text:p>
              </table:table-cell>
            </table:table-row>
            <table:table-row>
              <table:table-cell office:value-type="float" office:value="0.830000000000057">
                <text:p>0.830000000000057</text:p>
              </table:table-cell>
              <table:table-cell office:value-type="float" office:value="0.200320131783688">
                <text:p>0.200320131783688</text:p>
              </table:table-cell>
            </table:table-row>
            <table:table-row>
              <table:table-cell office:value-type="float" office:value="0.840000000000057">
                <text:p>0.840000000000057</text:p>
              </table:table-cell>
              <table:table-cell office:value-type="float" office:value="0.197002564373448">
                <text:p>0.197002564373448</text:p>
              </table:table-cell>
            </table:table-row>
            <table:table-row>
              <table:table-cell office:value-type="float" office:value="0.850000000000057">
                <text:p>0.850000000000057</text:p>
              </table:table-cell>
              <table:table-cell office:value-type="float" office:value="0.193701196171781">
                <text:p>0.193701196171781</text:p>
              </table:table-cell>
            </table:table-row>
            <table:table-row>
              <table:table-cell office:value-type="float" office:value="0.860000000000057">
                <text:p>0.860000000000057</text:p>
              </table:table-cell>
              <table:table-cell office:value-type="float" office:value="0.190417065063891">
                <text:p>0.190417065063891</text:p>
              </table:table-cell>
            </table:table-row>
            <table:table-row>
              <table:table-cell office:value-type="float" office:value="0.870000000000057">
                <text:p>0.870000000000057</text:p>
              </table:table-cell>
              <table:table-cell office:value-type="float" office:value="0.187151181187277">
                <text:p>0.187151181187277</text:p>
              </table:table-cell>
            </table:table-row>
            <table:table-row>
              <table:table-cell office:value-type="float" office:value="0.880000000000058">
                <text:p>0.880000000000058</text:p>
              </table:table-cell>
              <table:table-cell office:value-type="float" office:value="0.183904526601036">
                <text:p>0.183904526601036</text:p>
              </table:table-cell>
            </table:table-row>
            <table:table-row>
              <table:table-cell office:value-type="float" office:value="0.890000000000058">
                <text:p>0.890000000000058</text:p>
              </table:table-cell>
              <table:table-cell office:value-type="float" office:value="0.180678054988635">
                <text:p>0.180678054988635</text:p>
              </table:table-cell>
            </table:table-row>
            <table:table-row>
              <table:table-cell office:value-type="float" office:value="0.900000000000058">
                <text:p>0.900000000000058</text:p>
              </table:table-cell>
              <table:table-cell office:value-type="float" office:value="0.177472691393933">
                <text:p>0.177472691393933</text:p>
              </table:table-cell>
            </table:table-row>
            <table:table-row>
              <table:table-cell office:value-type="float" office:value="0.910000000000058">
                <text:p>0.910000000000058</text:p>
              </table:table-cell>
              <table:table-cell office:value-type="float" office:value="0.174289331990197">
                <text:p>0.174289331990197</text:p>
              </table:table-cell>
            </table:table-row>
            <table:table-row>
              <table:table-cell office:value-type="float" office:value="0.920000000000058">
                <text:p>0.920000000000058</text:p>
              </table:table-cell>
              <table:table-cell office:value-type="float" office:value="0.171128843881797">
                <text:p>0.171128843881797</text:p>
              </table:table-cell>
            </table:table-row>
            <table:table-row>
              <table:table-cell office:value-type="float" office:value="0.930000000000058">
                <text:p>0.930000000000058</text:p>
              </table:table-cell>
              <table:table-cell office:value-type="float" office:value="0.167992064938251">
                <text:p>0.167992064938251</text:p>
              </table:table-cell>
            </table:table-row>
            <table:table-row>
              <table:table-cell office:value-type="float" office:value="0.940000000000059">
                <text:p>0.940000000000059</text:p>
              </table:table-cell>
              <table:table-cell office:value-type="float" office:value="0.164879803660213">
                <text:p>0.164879803660213</text:p>
              </table:table-cell>
            </table:table-row>
            <table:table-row>
              <table:table-cell office:value-type="float" office:value="0.950000000000059">
                <text:p>0.950000000000059</text:p>
              </table:table-cell>
              <table:table-cell office:value-type="float" office:value="0.161792839077017">
                <text:p>0.161792839077017</text:p>
              </table:table-cell>
            </table:table-row>
            <table:table-row>
              <table:table-cell office:value-type="float" office:value="0.960000000000059">
                <text:p>0.960000000000059</text:p>
              </table:table-cell>
              <table:table-cell office:value-type="float" office:value="0.158731920675287">
                <text:p>0.158731920675287</text:p>
              </table:table-cell>
            </table:table-row>
            <table:table-row>
              <table:table-cell office:value-type="float" office:value="0.970000000000059">
                <text:p>0.970000000000059</text:p>
              </table:table-cell>
              <table:table-cell office:value-type="float" office:value="0.155697768358146">
                <text:p>0.155697768358146</text:p>
              </table:table-cell>
            </table:table-row>
            <table:table-row>
              <table:table-cell office:value-type="float" office:value="0.98000000000006">
                <text:p>0.98000000000006</text:p>
              </table:table-cell>
              <table:table-cell office:value-type="float" office:value="0.152691072434491">
                <text:p>0.152691072434491</text:p>
              </table:table-cell>
            </table:table-row>
            <table:table-row>
              <table:table-cell office:value-type="float" office:value="0.99000000000006">
                <text:p>0.99000000000006</text:p>
              </table:table-cell>
              <table:table-cell office:value-type="float" office:value="0.149712493637776">
                <text:p>0.149712493637776</text:p>
              </table:table-cell>
            </table:table-row>
            <table:table-row>
              <table:table-cell office:value-type="float" office:value="1.00000000000006">
                <text:p>1.00000000000006</text:p>
              </table:table-cell>
              <table:table-cell office:value-type="float" office:value="0.146762663173722">
                <text:p>0.146762663173722</text:p>
              </table:table-cell>
            </table:table-row>
            <table:table-row>
              <table:table-cell office:value-type="float" office:value="1.01000000000006">
                <text:p>1.01000000000006</text:p>
              </table:table-cell>
              <table:table-cell office:value-type="float" office:value="0.143842182796334">
                <text:p>0.143842182796334</text:p>
              </table:table-cell>
            </table:table-row>
            <table:table-row>
              <table:table-cell office:value-type="float" office:value="1.02000000000006">
                <text:p>1.02000000000006</text:p>
              </table:table-cell>
              <table:table-cell office:value-type="float" office:value="0.140951624911583">
                <text:p>0.140951624911583</text:p>
              </table:table-cell>
            </table:table-row>
            <table:table-row>
              <table:table-cell office:value-type="float" office:value="1.03000000000006">
                <text:p>1.03000000000006</text:p>
              </table:table-cell>
              <table:table-cell office:value-type="float" office:value="0.138091532708092">
                <text:p>0.138091532708092</text:p>
              </table:table-cell>
            </table:table-row>
            <table:table-row>
              <table:table-cell office:value-type="float" office:value="1.04000000000006">
                <text:p>1.04000000000006</text:p>
              </table:table-cell>
              <table:table-cell office:value-type="float" office:value="0.135262420314122">
                <text:p>0.135262420314122</text:p>
              </table:table-cell>
            </table:table-row>
            <table:table-row>
              <table:table-cell office:value-type="float" office:value="1.05000000000006">
                <text:p>1.05000000000006</text:p>
              </table:table-cell>
              <table:table-cell office:value-type="float" office:value="0.132464772980149">
                <text:p>0.132464772980149</text:p>
              </table:table-cell>
            </table:table-row>
            <table:table-row>
              <table:table-cell office:value-type="float" office:value="1.06000000000006">
                <text:p>1.06000000000006</text:p>
              </table:table-cell>
              <table:table-cell office:value-type="float" office:value="0.129699047286305">
                <text:p>0.129699047286305</text:p>
              </table:table-cell>
            </table:table-row>
            <table:table-row>
              <table:table-cell office:value-type="float" office:value="1.07000000000006">
                <text:p>1.07000000000006</text:p>
              </table:table-cell>
              <table:table-cell office:value-type="float" office:value="0.126965671373902">
                <text:p>0.126965671373902</text:p>
              </table:table-cell>
            </table:table-row>
            <table:table-row>
              <table:table-cell office:value-type="float" office:value="1.08000000000006">
                <text:p>1.08000000000006</text:p>
              </table:table-cell>
              <table:table-cell office:value-type="float" office:value="0.124265045200298">
                <text:p>0.124265045200298</text:p>
              </table:table-cell>
            </table:table-row>
            <table:table-row>
              <table:table-cell office:value-type="float" office:value="1.09000000000006">
                <text:p>1.09000000000006</text:p>
              </table:table-cell>
              <table:table-cell office:value-type="float" office:value="0.121597540816291">
                <text:p>0.121597540816291</text:p>
              </table:table-cell>
            </table:table-row>
            <table:table-row>
              <table:table-cell office:value-type="float" office:value="1.10000000000006">
                <text:p>1.10000000000006</text:p>
              </table:table-cell>
              <table:table-cell office:value-type="float" office:value="0.118963502665247">
                <text:p>0.118963502665247</text:p>
              </table:table-cell>
            </table:table-row>
            <table:table-row>
              <table:table-cell office:value-type="float" office:value="1.11000000000006">
                <text:p>1.11000000000006</text:p>
              </table:table-cell>
              <table:table-cell office:value-type="float" office:value="0.11636324790314">
                <text:p>0.11636324790314</text:p>
              </table:table-cell>
            </table:table-row>
            <table:table-row>
              <table:table-cell office:value-type="float" office:value="1.12000000000006">
                <text:p>1.12000000000006</text:p>
              </table:table-cell>
              <table:table-cell office:value-type="float" office:value="0.113797066738688">
                <text:p>0.113797066738688</text:p>
              </table:table-cell>
            </table:table-row>
            <table:table-row>
              <table:table-cell office:value-type="float" office:value="1.13000000000006">
                <text:p>1.13000000000006</text:p>
              </table:table-cell>
              <table:table-cell office:value-type="float" office:value="0.111265222792725">
                <text:p>0.111265222792725</text:p>
              </table:table-cell>
            </table:table-row>
            <table:table-row>
              <table:table-cell office:value-type="float" office:value="1.14000000000006">
                <text:p>1.14000000000006</text:p>
              </table:table-cell>
              <table:table-cell office:value-type="float" office:value="0.10876795347598">
                <text:p>0.10876795347598</text:p>
              </table:table-cell>
            </table:table-row>
            <table:table-row>
              <table:table-cell office:value-type="float" office:value="1.15000000000006">
                <text:p>1.15000000000006</text:p>
              </table:table-cell>
              <table:table-cell office:value-type="float" office:value="0.106305470384401">
                <text:p>0.106305470384401</text:p>
              </table:table-cell>
            </table:table-row>
            <table:table-row>
              <table:table-cell office:value-type="float" office:value="1.16000000000006">
                <text:p>1.16000000000006</text:p>
              </table:table-cell>
              <table:table-cell office:value-type="float" office:value="0.103877959711168">
                <text:p>0.103877959711168</text:p>
              </table:table-cell>
            </table:table-row>
            <table:table-row>
              <table:table-cell office:value-type="float" office:value="1.17000000000006">
                <text:p>1.17000000000006</text:p>
              </table:table-cell>
              <table:table-cell office:value-type="float" office:value="0.101485582674526">
                <text:p>0.101485582674526</text:p>
              </table:table-cell>
            </table:table-row>
            <table:table-row>
              <table:table-cell office:value-type="float" office:value="1.18000000000006">
                <text:p>1.18000000000006</text:p>
              </table:table-cell>
              <table:table-cell office:value-type="float" office:value="0.0991284759605799">
                <text:p>0.0991284759605799</text:p>
              </table:table-cell>
            </table:table-row>
            <table:table-row>
              <table:table-cell office:value-type="float" office:value="1.19000000000006">
                <text:p>1.19000000000006</text:p>
              </table:table-cell>
              <table:table-cell office:value-type="float" office:value="0.0968067521801803">
                <text:p>0.0968067521801803</text:p>
              </table:table-cell>
            </table:table-row>
            <table:table-row>
              <table:table-cell office:value-type="float" office:value="1.20000000000006">
                <text:p>1.20000000000006</text:p>
              </table:table-cell>
              <table:table-cell office:value-type="float" office:value="0.0945205003390324">
                <text:p>0.0945205003390324</text:p>
              </table:table-cell>
            </table:table-row>
            <table:table-row>
              <table:table-cell office:value-type="float" office:value="1.21000000000006">
                <text:p>1.21000000000006</text:p>
              </table:table-cell>
              <table:table-cell office:value-type="float" office:value="0.0922697863201685">
                <text:p>0.0922697863201685</text:p>
              </table:table-cell>
            </table:table-row>
            <table:table-row>
              <table:table-cell office:value-type="float" office:value="1.22000000000006">
                <text:p>1.22000000000006</text:p>
              </table:table-cell>
              <table:table-cell office:value-type="float" office:value="0.0900546533779182">
                <text:p>0.0900546533779182</text:p>
              </table:table-cell>
            </table:table-row>
            <table:table-row>
              <table:table-cell office:value-type="float" office:value="1.23000000000006">
                <text:p>1.23000000000006</text:p>
              </table:table-cell>
              <table:table-cell office:value-type="float" office:value="0.0878751226425207">
                <text:p>0.0878751226425207</text:p>
              </table:table-cell>
            </table:table-row>
            <table:table-row>
              <table:table-cell office:value-type="float" office:value="1.24000000000006">
                <text:p>1.24000000000006</text:p>
              </table:table-cell>
              <table:table-cell office:value-type="float" office:value="0.0857311936345281">
                <text:p>0.0857311936345281</text:p>
              </table:table-cell>
            </table:table-row>
            <table:table-row>
              <table:table-cell office:value-type="float" office:value="1.25000000000006">
                <text:p>1.25000000000006</text:p>
              </table:table-cell>
              <table:table-cell office:value-type="float" office:value="0.083622844788154">
                <text:p>0.083622844788154</text:p>
              </table:table-cell>
            </table:table-row>
            <table:table-row>
              <table:table-cell office:value-type="float" office:value="1.26000000000007">
                <text:p>1.26000000000007</text:p>
              </table:table-cell>
              <table:table-cell office:value-type="float" office:value="0.0815500339827292">
                <text:p>0.0815500339827292</text:p>
              </table:table-cell>
            </table:table-row>
            <table:table-row>
              <table:table-cell office:value-type="float" office:value="1.27000000000007">
                <text:p>1.27000000000007</text:p>
              </table:table-cell>
              <table:table-cell office:value-type="float" office:value="0.0795126990814493">
                <text:p>0.0795126990814493</text:p>
              </table:table-cell>
            </table:table-row>
            <table:table-row>
              <table:table-cell office:value-type="float" office:value="1.28000000000007">
                <text:p>1.28000000000007</text:p>
              </table:table-cell>
              <table:table-cell office:value-type="float" office:value="0.0775107584765654">
                <text:p>0.0775107584765654</text:p>
              </table:table-cell>
            </table:table-row>
            <table:table-row>
              <table:table-cell office:value-type="float" office:value="1.29000000000007">
                <text:p>1.29000000000007</text:p>
              </table:table-cell>
              <table:table-cell office:value-type="float" office:value="0.0755441116402533">
                <text:p>0.0755441116402533</text:p>
              </table:table-cell>
            </table:table-row>
            <table:table-row>
              <table:table-cell office:value-type="float" office:value="1.30000000000007">
                <text:p>1.30000000000007</text:p>
              </table:table-cell>
              <table:table-cell office:value-type="float" office:value="0.0736126396803366">
                <text:p>0.0736126396803366</text:p>
              </table:table-cell>
            </table:table-row>
            <table:table-row>
              <table:table-cell office:value-type="float" office:value="1.31000000000007">
                <text:p>1.31000000000007</text:p>
              </table:table-cell>
              <table:table-cell office:value-type="float" office:value="0.0717162059000943">
                <text:p>0.0717162059000943</text:p>
              </table:table-cell>
            </table:table-row>
            <table:table-row>
              <table:table-cell office:value-type="float" office:value="1.32000000000007">
                <text:p>1.32000000000007</text:p>
              </table:table-cell>
              <table:table-cell office:value-type="float" office:value="0.0698546563613854">
                <text:p>0.0698546563613854</text:p>
              </table:table-cell>
            </table:table-row>
            <table:table-row>
              <table:table-cell office:value-type="float" office:value="1.33000000000007">
                <text:p>1.33000000000007</text:p>
              </table:table-cell>
              <table:table-cell office:value-type="float" office:value="0.0680278204503386">
                <text:p>0.0680278204503386</text:p>
              </table:table-cell>
            </table:table-row>
            <table:table-row>
              <table:table-cell office:value-type="float" office:value="1.34000000000007">
                <text:p>1.34000000000007</text:p>
              </table:table-cell>
              <table:table-cell office:value-type="float" office:value="0.0662355114448697">
                <text:p>0.0662355114448697</text:p>
              </table:table-cell>
            </table:table-row>
            <table:table-row>
              <table:table-cell office:value-type="float" office:value="1.35000000000007">
                <text:p>1.35000000000007</text:p>
              </table:table-cell>
              <table:table-cell office:value-type="float" office:value="0.0644775270833091">
                <text:p>0.0644775270833091</text:p>
              </table:table-cell>
            </table:table-row>
            <table:table-row>
              <table:table-cell office:value-type="float" office:value="1.36000000000007">
                <text:p>1.36000000000007</text:p>
              </table:table-cell>
              <table:table-cell office:value-type="float" office:value="0.0627536501334367">
                <text:p>0.0627536501334367</text:p>
              </table:table-cell>
            </table:table-row>
            <table:table-row>
              <table:table-cell office:value-type="float" office:value="1.37000000000007">
                <text:p>1.37000000000007</text:p>
              </table:table-cell>
              <table:table-cell office:value-type="float" office:value="0.0610636489612383">
                <text:p>0.0610636489612383</text:p>
              </table:table-cell>
            </table:table-row>
            <table:table-row>
              <table:table-cell office:value-type="float" office:value="1.38000000000007">
                <text:p>1.38000000000007</text:p>
              </table:table-cell>
              <table:table-cell office:value-type="float" office:value="0.0594072780987202">
                <text:p>0.0594072780987202</text:p>
              </table:table-cell>
            </table:table-row>
            <table:table-row>
              <table:table-cell office:value-type="float" office:value="1.39000000000007">
                <text:p>1.39000000000007</text:p>
              </table:table-cell>
              <table:table-cell office:value-type="float" office:value="0.0577842788101324">
                <text:p>0.0577842788101324</text:p>
              </table:table-cell>
            </table:table-row>
            <table:table-row>
              <table:table-cell office:value-type="float" office:value="1.40000000000007">
                <text:p>1.40000000000007</text:p>
              </table:table-cell>
              <table:table-cell office:value-type="float" office:value="0.0561943796559755">
                <text:p>0.0561943796559755</text:p>
              </table:table-cell>
            </table:table-row>
            <table:table-row>
              <table:table-cell office:value-type="float" office:value="1.41000000000007">
                <text:p>1.41000000000007</text:p>
              </table:table-cell>
              <table:table-cell office:value-type="float" office:value="0.0546372970541822">
                <text:p>0.0546372970541822</text:p>
              </table:table-cell>
            </table:table-row>
            <table:table-row>
              <table:table-cell office:value-type="float" office:value="1.42000000000007">
                <text:p>1.42000000000007</text:p>
              </table:table-cell>
              <table:table-cell office:value-type="float" office:value="0.0531127358378872">
                <text:p>0.0531127358378872</text:p>
              </table:table-cell>
            </table:table-row>
            <table:table-row>
              <table:table-cell office:value-type="float" office:value="1.43000000000007">
                <text:p>1.43000000000007</text:p>
              </table:table-cell>
              <table:table-cell office:value-type="float" office:value="0.0516203898092203">
                <text:p>0.0516203898092203</text:p>
              </table:table-cell>
            </table:table-row>
            <table:table-row>
              <table:table-cell office:value-type="float" office:value="1.44000000000007">
                <text:p>1.44000000000007</text:p>
              </table:table-cell>
              <table:table-cell office:value-type="float" office:value="0.0501599422885755">
                <text:p>0.0501599422885755</text:p>
              </table:table-cell>
            </table:table-row>
            <table:table-row>
              <table:table-cell office:value-type="float" office:value="1.45000000000007">
                <text:p>1.45000000000007</text:p>
              </table:table-cell>
              <table:table-cell office:value-type="float" office:value="0.0487310666588356">
                <text:p>0.0487310666588356</text:p>
              </table:table-cell>
            </table:table-row>
            <table:table-row>
              <table:table-cell office:value-type="float" office:value="1.46000000000007">
                <text:p>1.46000000000007</text:p>
              </table:table-cell>
              <table:table-cell office:value-type="float" office:value="0.047333426904047">
                <text:p>0.047333426904047</text:p>
              </table:table-cell>
            </table:table-row>
            <table:table-row>
              <table:table-cell office:value-type="float" office:value="1.47000000000007">
                <text:p>1.47000000000007</text:p>
              </table:table-cell>
              <table:table-cell office:value-type="float" office:value="0.0459666781420677">
                <text:p>0.0459666781420677</text:p>
              </table:table-cell>
            </table:table-row>
            <table:table-row>
              <table:table-cell office:value-type="float" office:value="1.48000000000007">
                <text:p>1.48000000000007</text:p>
              </table:table-cell>
              <table:table-cell office:value-type="float" office:value="0.0446304671507281">
                <text:p>0.0446304671507281</text:p>
              </table:table-cell>
            </table:table-row>
            <table:table-row>
              <table:table-cell office:value-type="float" office:value="1.49000000000007">
                <text:p>1.49000000000007</text:p>
              </table:table-cell>
              <table:table-cell office:value-type="float" office:value="0.043324432887069">
                <text:p>0.043324432887069</text:p>
              </table:table-cell>
            </table:table-row>
            <table:table-row>
              <table:table-cell office:value-type="float" office:value="1.50000000000007">
                <text:p>1.50000000000007</text:p>
              </table:table-cell>
              <table:table-cell office:value-type="float" office:value="0.042048206999244">
                <text:p>0.042048206999244</text:p>
              </table:table-cell>
            </table:table-row>
            <table:table-row>
              <table:table-cell office:value-type="float" office:value="1.51000000000007">
                <text:p>1.51000000000007</text:p>
              </table:table-cell>
              <table:table-cell office:value-type="float" office:value="0.0408014143306925">
                <text:p>0.0408014143306925</text:p>
              </table:table-cell>
            </table:table-row>
            <table:table-row>
              <table:table-cell office:value-type="float" office:value="1.52000000000007">
                <text:p>1.52000000000007</text:p>
              </table:table-cell>
              <table:table-cell office:value-type="float" office:value="0.0395836734162143">
                <text:p>0.0395836734162143</text:p>
              </table:table-cell>
            </table:table-row>
            <table:table-row>
              <table:table-cell office:value-type="float" office:value="1.53000000000007">
                <text:p>1.53000000000007</text:p>
              </table:table-cell>
              <table:table-cell office:value-type="float" office:value="0.0383945969695985">
                <text:p>0.0383945969695985</text:p>
              </table:table-cell>
            </table:table-row>
            <table:table-row>
              <table:table-cell office:value-type="float" office:value="1.54000000000007">
                <text:p>1.54000000000007</text:p>
              </table:table-cell>
              <table:table-cell office:value-type="float" office:value="0.0372337923624801">
                <text:p>0.0372337923624801</text:p>
              </table:table-cell>
            </table:table-row>
            <table:table-row>
              <table:table-cell office:value-type="float" office:value="1.55000000000007">
                <text:p>1.55000000000007</text:p>
              </table:table-cell>
              <table:table-cell office:value-type="float" office:value="0.0361008620941202">
                <text:p>0.0361008620941202</text:p>
              </table:table-cell>
            </table:table-row>
            <table:table-row>
              <table:table-cell office:value-type="float" office:value="1.56000000000007">
                <text:p>1.56000000000007</text:p>
              </table:table-cell>
              <table:table-cell office:value-type="float" office:value="0.0349954042518277">
                <text:p>0.0349954042518277</text:p>
              </table:table-cell>
            </table:table-row>
            <table:table-row>
              <table:table-cell office:value-type="float" office:value="1.57000000000007">
                <text:p>1.57000000000007</text:p>
              </table:table-cell>
              <table:table-cell office:value-type="float" office:value="0.0339170129617611">
                <text:p>0.0339170129617611</text:p>
              </table:table-cell>
            </table:table-row>
            <table:table-row>
              <table:table-cell office:value-type="float" office:value="1.58000000000007">
                <text:p>1.58000000000007</text:p>
              </table:table-cell>
              <table:table-cell office:value-type="float" office:value="0.0328652788298707">
                <text:p>0.0328652788298707</text:p>
              </table:table-cell>
            </table:table-row>
            <table:table-row>
              <table:table-cell office:value-type="float" office:value="1.59000000000007">
                <text:p>1.59000000000007</text:p>
              </table:table-cell>
              <table:table-cell office:value-type="float" office:value="0.0318397893727624">
                <text:p>0.0318397893727624</text:p>
              </table:table-cell>
            </table:table-row>
            <table:table-row>
              <table:table-cell office:value-type="float" office:value="1.60000000000007">
                <text:p>1.60000000000007</text:p>
              </table:table-cell>
              <table:table-cell office:value-type="float" office:value="0.0308401294382839">
                <text:p>0.0308401294382839</text:p>
              </table:table-cell>
            </table:table-row>
            <table:table-row>
              <table:table-cell office:value-type="float" office:value="1.61000000000007">
                <text:p>1.61000000000007</text:p>
              </table:table-cell>
              <table:table-cell office:value-type="float" office:value="0.0298658816156564">
                <text:p>0.0298658816156564</text:p>
              </table:table-cell>
            </table:table-row>
            <table:table-row>
              <table:table-cell office:value-type="float" office:value="1.62000000000007">
                <text:p>1.62000000000007</text:p>
              </table:table-cell>
              <table:table-cell office:value-type="float" office:value="0.0289166266349925">
                <text:p>0.0289166266349925</text:p>
              </table:table-cell>
            </table:table-row>
            <table:table-row>
              <table:table-cell office:value-type="float" office:value="1.63000000000007">
                <text:p>1.63000000000007</text:p>
              </table:table-cell>
              <table:table-cell office:value-type="float" office:value="0.0279919437560626">
                <text:p>0.0279919437560626</text:p>
              </table:table-cell>
            </table:table-row>
            <table:table-row>
              <table:table-cell office:value-type="float" office:value="1.64000000000007">
                <text:p>1.64000000000007</text:p>
              </table:table-cell>
              <table:table-cell office:value-type="float" office:value="0.0270914111461902">
                <text:p>0.0270914111461902</text:p>
              </table:table-cell>
            </table:table-row>
            <table:table-row>
              <table:table-cell office:value-type="float" office:value="1.65000000000007">
                <text:p>1.65000000000007</text:p>
              </table:table-cell>
              <table:table-cell office:value-type="float" office:value="0.0262146062471751">
                <text:p>0.0262146062471751</text:p>
              </table:table-cell>
            </table:table-row>
            <table:table-row>
              <table:table-cell office:value-type="float" office:value="1.66000000000007">
                <text:p>1.66000000000007</text:p>
              </table:table-cell>
              <table:table-cell office:value-type="float" office:value="0.0253611061311626">
                <text:p>0.0253611061311626</text:p>
              </table:table-cell>
            </table:table-row>
            <table:table-row>
              <table:table-cell office:value-type="float" office:value="1.67000000000007">
                <text:p>1.67000000000007</text:p>
              </table:table-cell>
              <table:table-cell office:value-type="float" office:value="0.0245304878453936">
                <text:p>0.0245304878453936</text:p>
              </table:table-cell>
            </table:table-row>
            <table:table-row>
              <table:table-cell office:value-type="float" office:value="1.68000000000007">
                <text:p>1.68000000000007</text:p>
              </table:table-cell>
              <table:table-cell office:value-type="float" office:value="0.0237223287457901">
                <text:p>0.0237223287457901</text:p>
              </table:table-cell>
            </table:table-row>
            <table:table-row>
              <table:table-cell office:value-type="float" office:value="1.69000000000007">
                <text:p>1.69000000000007</text:p>
              </table:table-cell>
              <table:table-cell office:value-type="float" office:value="0.0229362068193436">
                <text:p>0.0229362068193436</text:p>
              </table:table-cell>
            </table:table-row>
            <table:table-row>
              <table:table-cell office:value-type="float" office:value="1.70000000000007">
                <text:p>1.70000000000007</text:p>
              </table:table-cell>
              <table:table-cell office:value-type="float" office:value="0.0221717009952946">
                <text:p>0.0221717009952946</text:p>
              </table:table-cell>
            </table:table-row>
            <table:table-row>
              <table:table-cell office:value-type="float" office:value="1.71000000000007">
                <text:p>1.71000000000007</text:p>
              </table:table-cell>
              <table:table-cell office:value-type="float" office:value="0.0214283914451048">
                <text:p>0.0214283914451048</text:p>
              </table:table-cell>
            </table:table-row>
            <table:table-row>
              <table:table-cell office:value-type="float" office:value="1.72000000000007">
                <text:p>1.72000000000007</text:p>
              </table:table-cell>
              <table:table-cell office:value-type="float" office:value="0.0207058598712381">
                <text:p>0.0207058598712381</text:p>
              </table:table-cell>
            </table:table-row>
            <table:table-row>
              <table:table-cell office:value-type="float" office:value="1.73000000000007">
                <text:p>1.73000000000007</text:p>
              </table:table-cell>
              <table:table-cell office:value-type="float" office:value="0.0200036897847856">
                <text:p>0.0200036897847856</text:p>
              </table:table-cell>
            </table:table-row>
            <table:table-row>
              <table:table-cell office:value-type="float" office:value="1.74000000000007">
                <text:p>1.74000000000007</text:p>
              </table:table-cell>
              <table:table-cell office:value-type="float" office:value="0.0193214667719776">
                <text:p>0.0193214667719776</text:p>
              </table:table-cell>
            </table:table-row>
            <table:table-row>
              <table:table-cell office:value-type="float" office:value="1.75000000000008">
                <text:p>1.75000000000008</text:p>
              </table:table-cell>
              <table:table-cell office:value-type="float" office:value="0.0186587787496457">
                <text:p>0.0186587787496457</text:p>
              </table:table-cell>
            </table:table-row>
            <table:table-row>
              <table:table-cell office:value-type="float" office:value="1.76000000000008">
                <text:p>1.76000000000008</text:p>
              </table:table-cell>
              <table:table-cell office:value-type="float" office:value="0.0180152162097094">
                <text:p>0.0180152162097094</text:p>
              </table:table-cell>
            </table:table-row>
            <table:table-row>
              <table:table-cell office:value-type="float" office:value="1.77000000000008">
                <text:p>1.77000000000008</text:p>
              </table:table-cell>
              <table:table-cell office:value-type="float" office:value="0.0173903724527656">
                <text:p>0.0173903724527656</text:p>
              </table:table-cell>
            </table:table-row>
            <table:table-row>
              <table:table-cell office:value-type="float" office:value="1.78000000000008">
                <text:p>1.78000000000008</text:p>
              </table:table-cell>
              <table:table-cell office:value-type="float" office:value="0.0167838438108912">
                <text:p>0.0167838438108912</text:p>
              </table:table-cell>
            </table:table-row>
            <table:table-row>
              <table:table-cell office:value-type="float" office:value="1.79000000000008">
                <text:p>1.79000000000008</text:p>
              </table:table-cell>
              <table:table-cell office:value-type="float" office:value="0.0161952298597584">
                <text:p>0.0161952298597584</text:p>
              </table:table-cell>
            </table:table-row>
            <table:table-row>
              <table:table-cell office:value-type="float" office:value="1.80000000000008">
                <text:p>1.80000000000008</text:p>
              </table:table-cell>
              <table:table-cell office:value-type="float" office:value="0.0156241336201879">
                <text:p>0.0156241336201879</text:p>
              </table:table-cell>
            </table:table-row>
            <table:table-row>
              <table:table-cell office:value-type="float" office:value="1.81000000000008">
                <text:p>1.81000000000008</text:p>
              </table:table-cell>
              <table:table-cell office:value-type="float" office:value="0.0150701617492693">
                <text:p>0.0150701617492693</text:p>
              </table:table-cell>
            </table:table-row>
            <table:table-row>
              <table:table-cell office:value-type="float" office:value="1.82000000000008">
                <text:p>1.82000000000008</text:p>
              </table:table-cell>
              <table:table-cell office:value-type="float" office:value="0.0145329247211899">
                <text:p>0.0145329247211899</text:p>
              </table:table-cell>
            </table:table-row>
            <table:table-row>
              <table:table-cell office:value-type="float" office:value="1.83000000000008">
                <text:p>1.83000000000008</text:p>
              </table:table-cell>
              <table:table-cell office:value-type="float" office:value="0.0140120369979212">
                <text:p>0.0140120369979212</text:p>
              </table:table-cell>
            </table:table-row>
            <table:table-row>
              <table:table-cell office:value-type="float" office:value="1.84000000000008">
                <text:p>1.84000000000008</text:p>
              </table:table-cell>
              <table:table-cell office:value-type="float" office:value="0.0135071171899221">
                <text:p>0.0135071171899221</text:p>
              </table:table-cell>
            </table:table-row>
            <table:table-row>
              <table:table-cell office:value-type="float" office:value="1.85000000000008">
                <text:p>1.85000000000008</text:p>
              </table:table-cell>
              <table:table-cell office:value-type="float" office:value="0.0130177882070248">
                <text:p>0.0130177882070248</text:p>
              </table:table-cell>
            </table:table-row>
            <table:table-row>
              <table:table-cell office:value-type="float" office:value="1.86000000000008">
                <text:p>1.86000000000008</text:p>
              </table:table-cell>
              <table:table-cell office:value-type="float" office:value="0.0125436773996777">
                <text:p>0.0125436773996777</text:p>
              </table:table-cell>
            </table:table-row>
            <table:table-row>
              <table:table-cell office:value-type="float" office:value="1.87000000000008">
                <text:p>1.87000000000008</text:p>
              </table:table-cell>
              <table:table-cell office:value-type="float" office:value="0.0120844166907263">
                <text:p>0.0120844166907263</text:p>
              </table:table-cell>
            </table:table-row>
            <table:table-row>
              <table:table-cell office:value-type="float" office:value="1.88000000000008">
                <text:p>1.88000000000008</text:p>
              </table:table-cell>
              <table:table-cell office:value-type="float" office:value="0.0116396426979199">
                <text:p>0.0116396426979199</text:p>
              </table:table-cell>
            </table:table-row>
            <table:table-row>
              <table:table-cell office:value-type="float" office:value="1.89000000000008">
                <text:p>1.89000000000008</text:p>
              </table:table-cell>
              <table:table-cell office:value-type="float" office:value="0.011208996847337">
                <text:p>0.011208996847337</text:p>
              </table:table-cell>
            </table:table-row>
            <table:table-row>
              <table:table-cell office:value-type="float" office:value="1.90000000000008">
                <text:p>1.90000000000008</text:p>
              </table:table-cell>
              <table:table-cell office:value-type="float" office:value="0.0107921254779289">
                <text:p>0.0107921254779289</text:p>
              </table:table-cell>
            </table:table-row>
            <table:table-row>
              <table:table-cell office:value-type="float" office:value="1.91000000000008">
                <text:p>1.91000000000008</text:p>
              </table:table-cell>
              <table:table-cell office:value-type="float" office:value="0.0103886799373849">
                <text:p>0.0103886799373849</text:p>
              </table:table-cell>
            </table:table-row>
            <table:table-row>
              <table:table-cell office:value-type="float" office:value="1.92000000000008">
                <text:p>1.92000000000008</text:p>
              </table:table-cell>
              <table:table-cell office:value-type="float" office:value="0.00999831666952709">
                <text:p>0.00999831666952709</text:p>
              </table:table-cell>
            </table:table-row>
            <table:table-row>
              <table:table-cell office:value-type="float" office:value="1.93000000000008">
                <text:p>1.93000000000008</text:p>
              </table:table-cell>
              <table:table-cell office:value-type="float" office:value="0.00962069729344757">
                <text:p>0.00962069729344757</text:p>
              </table:table-cell>
            </table:table-row>
            <table:table-row>
              <table:table-cell office:value-type="float" office:value="1.94000000000008">
                <text:p>1.94000000000008</text:p>
              </table:table-cell>
              <table:table-cell office:value-type="float" office:value="0.00925548867460276">
                <text:p>0.00925548867460276</text:p>
              </table:table-cell>
            </table:table-row>
            <table:table-row>
              <table:table-cell office:value-type="float" office:value="1.95000000000008">
                <text:p>1.95000000000008</text:p>
              </table:table-cell>
              <table:table-cell office:value-type="float" office:value="0.00890236298808382">
                <text:p>0.00890236298808382</text:p>
              </table:table-cell>
            </table:table-row>
            <table:table-row>
              <table:table-cell office:value-type="float" office:value="1.96000000000008">
                <text:p>1.96000000000008</text:p>
              </table:table-cell>
              <table:table-cell office:value-type="float" office:value="0.00856099777428414">
                <text:p>0.00856099777428414</text:p>
              </table:table-cell>
            </table:table-row>
            <table:table-row>
              <table:table-cell office:value-type="float" office:value="1.97000000000008">
                <text:p>1.97000000000008</text:p>
              </table:table-cell>
              <table:table-cell office:value-type="float" office:value="0.0082310759871866">
                <text:p>0.0082310759871866</text:p>
              </table:table-cell>
            </table:table-row>
            <table:table-row>
              <table:table-cell office:value-type="float" office:value="1.98000000000008">
                <text:p>1.98000000000008</text:p>
              </table:table-cell>
              <table:table-cell office:value-type="float" office:value="0.00791228603549597">
                <text:p>0.00791228603549597</text:p>
              </table:table-cell>
            </table:table-row>
            <table:table-row>
              <table:table-cell office:value-type="float" office:value="1.99000000000008">
                <text:p>1.99000000000008</text:p>
              </table:table-cell>
              <table:table-cell office:value-type="float" office:value="0.0076043218168417">
                <text:p>0.0076043218168417</text:p>
              </table:table-cell>
            </table:table-row>
            <table:table-row>
              <table:table-cell office:value-type="float" office:value="2.00000000000008">
                <text:p>2.00000000000008</text:p>
              </table:table-cell>
              <table:table-cell office:value-type="float" office:value="0.00730688274527844">
                <text:p>0.00730688274527844</text:p>
              </table:table-cell>
            </table:table-row>
            <table:table-row>
              <table:table-cell office:value-type="float" office:value="2.01000000000008">
                <text:p>2.01000000000008</text:p>
              </table:table-cell>
              <table:table-cell office:value-type="float" office:value="0.00701967377231107">
                <text:p>0.00701967377231107</text:p>
              </table:table-cell>
            </table:table-row>
            <table:table-row>
              <table:table-cell office:value-type="float" office:value="2.02000000000008">
                <text:p>2.02000000000008</text:p>
              </table:table-cell>
              <table:table-cell office:value-type="float" office:value="0.00674240540167193">
                <text:p>0.00674240540167193</text:p>
              </table:table-cell>
            </table:table-row>
            <table:table-row>
              <table:table-cell office:value-type="float" office:value="2.03000000000008">
                <text:p>2.03000000000008</text:p>
              </table:table-cell>
              <table:table-cell office:value-type="float" office:value="0.0064747936980768">
                <text:p>0.0064747936980768</text:p>
              </table:table-cell>
            </table:table-row>
            <table:table-row>
              <table:table-cell office:value-type="float" office:value="2.04000000000008">
                <text:p>2.04000000000008</text:p>
              </table:table-cell>
              <table:table-cell office:value-type="float" office:value="0.00621656029018636">
                <text:p>0.00621656029018636</text:p>
              </table:table-cell>
            </table:table-row>
            <table:table-row>
              <table:table-cell office:value-type="float" office:value="2.05000000000008">
                <text:p>2.05000000000008</text:p>
              </table:table-cell>
              <table:table-cell office:value-type="float" office:value="0.00596743236799822">
                <text:p>0.00596743236799822</text:p>
              </table:table-cell>
            </table:table-row>
            <table:table-row>
              <table:table-cell office:value-type="float" office:value="2.06000000000008">
                <text:p>2.06000000000008</text:p>
              </table:table-cell>
              <table:table-cell office:value-type="float" office:value="0.00572714267489391">
                <text:p>0.005727142674893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plot-area chart:style-name="ch2" table:cell-range-address="'Bell-Shaped Curve'.A1:'Bell-Shaped Curve'.B408" chart:data-source-has-labels="both" svg:x="1.377cm" svg:y="0.196cm" svg:width="14.181cm" svg:height="8.394cm">
          <chartooo:coordinate-region svg:x="2.457cm" svg:y="0.196cm" svg:width="13.101cm" svg:height="5.418cm"/>
          <chart:axis chart:dimension="x" chart:name="primary-x" chart:style-name="ch3" chartooo:axis-type="text">
            <chart:title svg:x="8.31cm" svg:y="8.787cm" chart:style-name="ch4">
              <text:p>x</text:p>
            </chart:title>
            <chart:categories table:cell-range-address="'Bell-Shaped Curve'.A2:'Bell-Shaped Curve'.A408"/>
          </chart:axis>
          <chart:axis chart:dimension="y" chart:name="primary-y" chart:style-name="ch5">
            <chart:title svg:x="0.451cm" svg:y="4.709cm" chart:style-name="ch6">
              <text:p>f(x)</text:p>
            </chart:title>
            <chart:grid chart:style-name="ch7" chart:class="major"/>
          </chart:axis>
          <chart:series chart:style-name="ch8" chart:values-cell-range-address="'Bell-Shaped Curve'.B2:'Bell-Shaped Curve'.B408" chart:label-cell-address="'Bell-Shaped Curve'.B1:'Bell-Shaped Curve'.B1" chart:class="chart:line">
            <chart:data-point chart:repeated="40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(x)</text:p>
                <draw:g>
                  <svg:desc>'Bell-Shaped Curve'.B1:'Bell-Shaped Curve'.B1</svg:desc>
                </draw:g>
              </table:table-cell>
            </table:table-row>
          </table:table-header-rows>
          <table:table-rows>
            <table:table-row>
              <table:table-cell office:value-type="float" office:value="-2">
                <text:p>-2</text:p>
                <draw:g>
                  <svg:desc>'Bell-Shaped Curve'.A2:'Bell-Shaped Curve'.A408</svg:desc>
                </draw:g>
              </table:table-cell>
              <table:table-cell office:value-type="float" office:value="0.00730688274528078">
                <text:p>0.00730688274528078</text:p>
                <draw:g>
                  <svg:desc>'Bell-Shaped Curve'.B2:'Bell-Shaped Curve'.B408</svg:desc>
                </draw:g>
              </table:table-cell>
            </table:table-row>
            <table:table-row>
              <table:table-cell office:value-type="float" office:value="-1.99">
                <text:p>-1.99</text:p>
              </table:table-cell>
              <table:table-cell office:value-type="float" office:value="0.00760432181684413">
                <text:p>0.00760432181684413</text:p>
              </table:table-cell>
            </table:table-row>
            <table:table-row>
              <table:table-cell office:value-type="float" office:value="-1.98">
                <text:p>-1.98</text:p>
              </table:table-cell>
              <table:table-cell office:value-type="float" office:value="0.00791228603549848">
                <text:p>0.00791228603549848</text:p>
              </table:table-cell>
            </table:table-row>
            <table:table-row>
              <table:table-cell office:value-type="float" office:value="-1.97">
                <text:p>-1.97</text:p>
              </table:table-cell>
              <table:table-cell office:value-type="float" office:value="0.00823107598718919">
                <text:p>0.00823107598718919</text:p>
              </table:table-cell>
            </table:table-row>
            <table:table-row>
              <table:table-cell office:value-type="float" office:value="-1.96">
                <text:p>-1.96</text:p>
              </table:table-cell>
              <table:table-cell office:value-type="float" office:value="0.00856099777428682">
                <text:p>0.00856099777428682</text:p>
              </table:table-cell>
            </table:table-row>
            <table:table-row>
              <table:table-cell office:value-type="float" office:value="-1.95">
                <text:p>-1.95</text:p>
              </table:table-cell>
              <table:table-cell office:value-type="float" office:value="0.0089023629880866">
                <text:p>0.0089023629880866</text:p>
              </table:table-cell>
            </table:table-row>
            <table:table-row>
              <table:table-cell office:value-type="float" office:value="-1.94">
                <text:p>-1.94</text:p>
              </table:table-cell>
              <table:table-cell office:value-type="float" office:value="0.00925548867460563">
                <text:p>0.00925548867460563</text:p>
              </table:table-cell>
            </table:table-row>
            <table:table-row>
              <table:table-cell office:value-type="float" office:value="-1.93">
                <text:p>-1.93</text:p>
              </table:table-cell>
              <table:table-cell office:value-type="float" office:value="0.00962069729345054">
                <text:p>0.00962069729345054</text:p>
              </table:table-cell>
            </table:table-row>
            <table:table-row>
              <table:table-cell office:value-type="float" office:value="-1.92">
                <text:p>-1.92</text:p>
              </table:table-cell>
              <table:table-cell office:value-type="float" office:value="0.00999831666953016">
                <text:p>0.00999831666953016</text:p>
              </table:table-cell>
            </table:table-row>
            <table:table-row>
              <table:table-cell office:value-type="float" office:value="-1.91">
                <text:p>-1.91</text:p>
              </table:table-cell>
              <table:table-cell office:value-type="float" office:value="0.0103886799373881">
                <text:p>0.0103886799373881</text:p>
              </table:table-cell>
            </table:table-row>
            <table:table-row>
              <table:table-cell office:value-type="float" office:value="-1.9">
                <text:p>-1.9</text:p>
              </table:table-cell>
              <table:table-cell office:value-type="float" office:value="0.0107921254779322">
                <text:p>0.0107921254779322</text:p>
              </table:table-cell>
            </table:table-row>
            <table:table-row>
              <table:table-cell office:value-type="float" office:value="-1.89">
                <text:p>-1.89</text:p>
              </table:table-cell>
              <table:table-cell office:value-type="float" office:value="0.0112089968473404">
                <text:p>0.0112089968473404</text:p>
              </table:table-cell>
            </table:table-row>
            <table:table-row>
              <table:table-cell office:value-type="float" office:value="-1.88">
                <text:p>-1.88</text:p>
              </table:table-cell>
              <table:table-cell office:value-type="float" office:value="0.0116396426979234">
                <text:p>0.0116396426979234</text:p>
              </table:table-cell>
            </table:table-row>
            <table:table-row>
              <table:table-cell office:value-type="float" office:value="-1.87">
                <text:p>-1.87</text:p>
              </table:table-cell>
              <table:table-cell office:value-type="float" office:value="0.0120844166907299">
                <text:p>0.0120844166907299</text:p>
              </table:table-cell>
            </table:table-row>
            <table:table-row>
              <table:table-cell office:value-type="float" office:value="-1.86">
                <text:p>-1.86</text:p>
              </table:table-cell>
              <table:table-cell office:value-type="float" office:value="0.0125436773996814">
                <text:p>0.0125436773996814</text:p>
              </table:table-cell>
            </table:table-row>
            <table:table-row>
              <table:table-cell office:value-type="float" office:value="-1.85">
                <text:p>-1.85</text:p>
              </table:table-cell>
              <table:table-cell office:value-type="float" office:value="0.0130177882070287">
                <text:p>0.0130177882070287</text:p>
              </table:table-cell>
            </table:table-row>
            <table:table-row>
              <table:table-cell office:value-type="float" office:value="-1.84">
                <text:p>-1.84</text:p>
              </table:table-cell>
              <table:table-cell office:value-type="float" office:value="0.0135071171899261">
                <text:p>0.0135071171899261</text:p>
              </table:table-cell>
            </table:table-row>
            <table:table-row>
              <table:table-cell office:value-type="float" office:value="-1.83">
                <text:p>-1.83</text:p>
              </table:table-cell>
              <table:table-cell office:value-type="float" office:value="0.0140120369979253">
                <text:p>0.0140120369979253</text:p>
              </table:table-cell>
            </table:table-row>
            <table:table-row>
              <table:table-cell office:value-type="float" office:value="-1.82">
                <text:p>-1.82</text:p>
              </table:table-cell>
              <table:table-cell office:value-type="float" office:value="0.0145329247211941">
                <text:p>0.0145329247211941</text:p>
              </table:table-cell>
            </table:table-row>
            <table:table-row>
              <table:table-cell office:value-type="float" office:value="-1.81">
                <text:p>-1.81</text:p>
              </table:table-cell>
              <table:table-cell office:value-type="float" office:value="0.0150701617492737">
                <text:p>0.0150701617492737</text:p>
              </table:table-cell>
            </table:table-row>
            <table:table-row>
              <table:table-cell office:value-type="float" office:value="-1.8">
                <text:p>-1.8</text:p>
              </table:table-cell>
              <table:table-cell office:value-type="float" office:value="0.0156241336201924">
                <text:p>0.0156241336201924</text:p>
              </table:table-cell>
            </table:table-row>
            <table:table-row>
              <table:table-cell office:value-type="float" office:value="-1.79">
                <text:p>-1.79</text:p>
              </table:table-cell>
              <table:table-cell office:value-type="float" office:value="0.016195229859763">
                <text:p>0.016195229859763</text:p>
              </table:table-cell>
            </table:table-row>
            <table:table-row>
              <table:table-cell office:value-type="float" office:value="-1.78">
                <text:p>-1.78</text:p>
              </table:table-cell>
              <table:table-cell office:value-type="float" office:value="0.0167838438108959">
                <text:p>0.0167838438108959</text:p>
              </table:table-cell>
            </table:table-row>
            <table:table-row>
              <table:table-cell office:value-type="float" office:value="-1.77">
                <text:p>-1.77</text:p>
              </table:table-cell>
              <table:table-cell office:value-type="float" office:value="0.0173903724527705">
                <text:p>0.0173903724527705</text:p>
              </table:table-cell>
            </table:table-row>
            <table:table-row>
              <table:table-cell office:value-type="float" office:value="-1.75999999999999">
                <text:p>-1.75999999999999</text:p>
              </table:table-cell>
              <table:table-cell office:value-type="float" office:value="0.0180152162097151">
                <text:p>0.0180152162097151</text:p>
              </table:table-cell>
            </table:table-row>
            <table:table-row>
              <table:table-cell office:value-type="float" office:value="-1.74999999999999">
                <text:p>-1.74999999999999</text:p>
              </table:table-cell>
              <table:table-cell office:value-type="float" office:value="0.0186587787496515">
                <text:p>0.0186587787496515</text:p>
              </table:table-cell>
            </table:table-row>
            <table:table-row>
              <table:table-cell office:value-type="float" office:value="-1.73999999999999">
                <text:p>-1.73999999999999</text:p>
              </table:table-cell>
              <table:table-cell office:value-type="float" office:value="0.019321466771983">
                <text:p>0.019321466771983</text:p>
              </table:table-cell>
            </table:table-row>
            <table:table-row>
              <table:table-cell office:value-type="float" office:value="-1.72999999999999">
                <text:p>-1.72999999999999</text:p>
              </table:table-cell>
              <table:table-cell office:value-type="float" office:value="0.0200036897847911">
                <text:p>0.0200036897847911</text:p>
              </table:table-cell>
            </table:table-row>
            <table:table-row>
              <table:table-cell office:value-type="float" office:value="-1.71999999999999">
                <text:p>-1.71999999999999</text:p>
              </table:table-cell>
              <table:table-cell office:value-type="float" office:value="0.0207058598712438">
                <text:p>0.0207058598712438</text:p>
              </table:table-cell>
            </table:table-row>
            <table:table-row>
              <table:table-cell office:value-type="float" office:value="-1.70999999999999">
                <text:p>-1.70999999999999</text:p>
              </table:table-cell>
              <table:table-cell office:value-type="float" office:value="0.0214283914451106">
                <text:p>0.0214283914451106</text:p>
              </table:table-cell>
            </table:table-row>
            <table:table-row>
              <table:table-cell office:value-type="float" office:value="-1.69999999999999">
                <text:p>-1.69999999999999</text:p>
              </table:table-cell>
              <table:table-cell office:value-type="float" office:value="0.0221717009953007">
                <text:p>0.0221717009953007</text:p>
              </table:table-cell>
            </table:table-row>
            <table:table-row>
              <table:table-cell office:value-type="float" office:value="-1.68999999999999">
                <text:p>-1.68999999999999</text:p>
              </table:table-cell>
              <table:table-cell office:value-type="float" office:value="0.0229362068193498">
                <text:p>0.0229362068193498</text:p>
              </table:table-cell>
            </table:table-row>
            <table:table-row>
              <table:table-cell office:value-type="float" office:value="-1.67999999999999">
                <text:p>-1.67999999999999</text:p>
              </table:table-cell>
              <table:table-cell office:value-type="float" office:value="0.0237223287457965">
                <text:p>0.0237223287457965</text:p>
              </table:table-cell>
            </table:table-row>
            <table:table-row>
              <table:table-cell office:value-type="float" office:value="-1.66999999999999">
                <text:p>-1.66999999999999</text:p>
              </table:table-cell>
              <table:table-cell office:value-type="float" office:value="0.0245304878454001">
                <text:p>0.0245304878454001</text:p>
              </table:table-cell>
            </table:table-row>
            <table:table-row>
              <table:table-cell office:value-type="float" office:value="-1.65999999999999">
                <text:p>-1.65999999999999</text:p>
              </table:table-cell>
              <table:table-cell office:value-type="float" office:value="0.0253611061311693">
                <text:p>0.0253611061311693</text:p>
              </table:table-cell>
            </table:table-row>
            <table:table-row>
              <table:table-cell office:value-type="float" office:value="-1.64999999999999">
                <text:p>-1.64999999999999</text:p>
              </table:table-cell>
              <table:table-cell office:value-type="float" office:value="0.0262146062471821">
                <text:p>0.0262146062471821</text:p>
              </table:table-cell>
            </table:table-row>
            <table:table-row>
              <table:table-cell office:value-type="float" office:value="-1.63999999999999">
                <text:p>-1.63999999999999</text:p>
              </table:table-cell>
              <table:table-cell office:value-type="float" office:value="0.0270914111461973">
                <text:p>0.0270914111461973</text:p>
              </table:table-cell>
            </table:table-row>
            <table:table-row>
              <table:table-cell office:value-type="float" office:value="-1.62999999999999">
                <text:p>-1.62999999999999</text:p>
              </table:table-cell>
              <table:table-cell office:value-type="float" office:value="0.0279919437560699">
                <text:p>0.0279919437560699</text:p>
              </table:table-cell>
            </table:table-row>
            <table:table-row>
              <table:table-cell office:value-type="float" office:value="-1.61999999999999">
                <text:p>-1.61999999999999</text:p>
              </table:table-cell>
              <table:table-cell office:value-type="float" office:value="0.028916626635">
                <text:p>0.028916626635</text:p>
              </table:table-cell>
            </table:table-row>
            <table:table-row>
              <table:table-cell office:value-type="float" office:value="-1.60999999999999">
                <text:p>-1.60999999999999</text:p>
              </table:table-cell>
              <table:table-cell office:value-type="float" office:value="0.0298658816156641">
                <text:p>0.0298658816156641</text:p>
              </table:table-cell>
            </table:table-row>
            <table:table-row>
              <table:table-cell office:value-type="float" office:value="-1.59999999999999">
                <text:p>-1.59999999999999</text:p>
              </table:table-cell>
              <table:table-cell office:value-type="float" office:value="0.0308401294382919">
                <text:p>0.0308401294382919</text:p>
              </table:table-cell>
            </table:table-row>
            <table:table-row>
              <table:table-cell office:value-type="float" office:value="-1.58999999999999">
                <text:p>-1.58999999999999</text:p>
              </table:table-cell>
              <table:table-cell office:value-type="float" office:value="0.0318397893727705">
                <text:p>0.0318397893727705</text:p>
              </table:table-cell>
            </table:table-row>
            <table:table-row>
              <table:table-cell office:value-type="float" office:value="-1.57999999999999">
                <text:p>-1.57999999999999</text:p>
              </table:table-cell>
              <table:table-cell office:value-type="float" office:value="0.032865278829879">
                <text:p>0.032865278829879</text:p>
              </table:table-cell>
            </table:table-row>
            <table:table-row>
              <table:table-cell office:value-type="float" office:value="-1.56999999999999">
                <text:p>-1.56999999999999</text:p>
              </table:table-cell>
              <table:table-cell office:value-type="float" office:value="0.0339170129617696">
                <text:p>0.0339170129617696</text:p>
              </table:table-cell>
            </table:table-row>
            <table:table-row>
              <table:table-cell office:value-type="float" office:value="-1.55999999999999">
                <text:p>-1.55999999999999</text:p>
              </table:table-cell>
              <table:table-cell office:value-type="float" office:value="0.0349954042518365">
                <text:p>0.0349954042518365</text:p>
              </table:table-cell>
            </table:table-row>
            <table:table-row>
              <table:table-cell office:value-type="float" office:value="-1.54999999999999">
                <text:p>-1.54999999999999</text:p>
              </table:table-cell>
              <table:table-cell office:value-type="float" office:value="0.0361008620941292">
                <text:p>0.0361008620941292</text:p>
              </table:table-cell>
            </table:table-row>
            <table:table-row>
              <table:table-cell office:value-type="float" office:value="-1.53999999999999">
                <text:p>-1.53999999999999</text:p>
              </table:table-cell>
              <table:table-cell office:value-type="float" office:value="0.0372337923624893">
                <text:p>0.0372337923624893</text:p>
              </table:table-cell>
            </table:table-row>
            <table:table-row>
              <table:table-cell office:value-type="float" office:value="-1.52999999999999">
                <text:p>-1.52999999999999</text:p>
              </table:table-cell>
              <table:table-cell office:value-type="float" office:value="0.0383945969696079">
                <text:p>0.0383945969696079</text:p>
              </table:table-cell>
            </table:table-row>
            <table:table-row>
              <table:table-cell office:value-type="float" office:value="-1.51999999999999">
                <text:p>-1.51999999999999</text:p>
              </table:table-cell>
              <table:table-cell office:value-type="float" office:value="0.0395836734162239">
                <text:p>0.0395836734162239</text:p>
              </table:table-cell>
            </table:table-row>
            <table:table-row>
              <table:table-cell office:value-type="float" office:value="-1.50999999999999">
                <text:p>-1.50999999999999</text:p>
              </table:table-cell>
              <table:table-cell office:value-type="float" office:value="0.0408014143307023">
                <text:p>0.0408014143307023</text:p>
              </table:table-cell>
            </table:table-row>
            <table:table-row>
              <table:table-cell office:value-type="float" office:value="-1.49999999999999">
                <text:p>-1.49999999999999</text:p>
              </table:table-cell>
              <table:table-cell office:value-type="float" office:value="0.0420482069992541">
                <text:p>0.0420482069992541</text:p>
              </table:table-cell>
            </table:table-row>
            <table:table-row>
              <table:table-cell office:value-type="float" office:value="-1.48999999999999">
                <text:p>-1.48999999999999</text:p>
              </table:table-cell>
              <table:table-cell office:value-type="float" office:value="0.0433244328870793">
                <text:p>0.0433244328870793</text:p>
              </table:table-cell>
            </table:table-row>
            <table:table-row>
              <table:table-cell office:value-type="float" office:value="-1.47999999999999">
                <text:p>-1.47999999999999</text:p>
              </table:table-cell>
              <table:table-cell office:value-type="float" office:value="0.0446304671507386">
                <text:p>0.0446304671507386</text:p>
              </table:table-cell>
            </table:table-row>
            <table:table-row>
              <table:table-cell office:value-type="float" office:value="-1.46999999999999">
                <text:p>-1.46999999999999</text:p>
              </table:table-cell>
              <table:table-cell office:value-type="float" office:value="0.0459666781420785">
                <text:p>0.0459666781420785</text:p>
              </table:table-cell>
            </table:table-row>
            <table:table-row>
              <table:table-cell office:value-type="float" office:value="-1.45999999999999">
                <text:p>-1.45999999999999</text:p>
              </table:table-cell>
              <table:table-cell office:value-type="float" office:value="0.047333426904058">
                <text:p>0.047333426904058</text:p>
              </table:table-cell>
            </table:table-row>
            <table:table-row>
              <table:table-cell office:value-type="float" office:value="-1.44999999999999">
                <text:p>-1.44999999999999</text:p>
              </table:table-cell>
              <table:table-cell office:value-type="float" office:value="0.0487310666588469">
                <text:p>0.0487310666588469</text:p>
              </table:table-cell>
            </table:table-row>
            <table:table-row>
              <table:table-cell office:value-type="float" office:value="-1.43999999999999">
                <text:p>-1.43999999999999</text:p>
              </table:table-cell>
              <table:table-cell office:value-type="float" office:value="0.0501599422885871">
                <text:p>0.0501599422885871</text:p>
              </table:table-cell>
            </table:table-row>
            <table:table-row>
              <table:table-cell office:value-type="float" office:value="-1.42999999999999">
                <text:p>-1.42999999999999</text:p>
              </table:table-cell>
              <table:table-cell office:value-type="float" office:value="0.0516203898092321">
                <text:p>0.0516203898092321</text:p>
              </table:table-cell>
            </table:table-row>
            <table:table-row>
              <table:table-cell office:value-type="float" office:value="-1.41999999999999">
                <text:p>-1.41999999999999</text:p>
              </table:table-cell>
              <table:table-cell office:value-type="float" office:value="0.0531127358378993">
                <text:p>0.0531127358378993</text:p>
              </table:table-cell>
            </table:table-row>
            <table:table-row>
              <table:table-cell office:value-type="float" office:value="-1.40999999999999">
                <text:p>-1.40999999999999</text:p>
              </table:table-cell>
              <table:table-cell office:value-type="float" office:value="0.0546372970541945">
                <text:p>0.0546372970541945</text:p>
              </table:table-cell>
            </table:table-row>
            <table:table-row>
              <table:table-cell office:value-type="float" office:value="-1.39999999999999">
                <text:p>-1.39999999999999</text:p>
              </table:table-cell>
              <table:table-cell office:value-type="float" office:value="0.0561943796559882">
                <text:p>0.0561943796559882</text:p>
              </table:table-cell>
            </table:table-row>
            <table:table-row>
              <table:table-cell office:value-type="float" office:value="-1.38999999999999">
                <text:p>-1.38999999999999</text:p>
              </table:table-cell>
              <table:table-cell office:value-type="float" office:value="0.0577842788101453">
                <text:p>0.0577842788101453</text:p>
              </table:table-cell>
            </table:table-row>
            <table:table-row>
              <table:table-cell office:value-type="float" office:value="-1.37999999999999">
                <text:p>-1.37999999999999</text:p>
              </table:table-cell>
              <table:table-cell office:value-type="float" office:value="0.0594072780987333">
                <text:p>0.0594072780987333</text:p>
              </table:table-cell>
            </table:table-row>
            <table:table-row>
              <table:table-cell office:value-type="float" office:value="-1.36999999999999">
                <text:p>-1.36999999999999</text:p>
              </table:table-cell>
              <table:table-cell office:value-type="float" office:value="0.0610636489612517">
                <text:p>0.0610636489612517</text:p>
              </table:table-cell>
            </table:table-row>
            <table:table-row>
              <table:table-cell office:value-type="float" office:value="-1.35999999999999">
                <text:p>-1.35999999999999</text:p>
              </table:table-cell>
              <table:table-cell office:value-type="float" office:value="0.0627536501334503">
                <text:p>0.0627536501334503</text:p>
              </table:table-cell>
            </table:table-row>
            <table:table-row>
              <table:table-cell office:value-type="float" office:value="-1.34999999999999">
                <text:p>-1.34999999999999</text:p>
              </table:table-cell>
              <table:table-cell office:value-type="float" office:value="0.0644775270833231">
                <text:p>0.0644775270833231</text:p>
              </table:table-cell>
            </table:table-row>
            <table:table-row>
              <table:table-cell office:value-type="float" office:value="-1.33999999999999">
                <text:p>-1.33999999999999</text:p>
              </table:table-cell>
              <table:table-cell office:value-type="float" office:value="0.0662355114448839">
                <text:p>0.0662355114448839</text:p>
              </table:table-cell>
            </table:table-row>
            <table:table-row>
              <table:table-cell office:value-type="float" office:value="-1.32999999999999">
                <text:p>-1.32999999999999</text:p>
              </table:table-cell>
              <table:table-cell office:value-type="float" office:value="0.0680278204503531">
                <text:p>0.0680278204503531</text:p>
              </table:table-cell>
            </table:table-row>
            <table:table-row>
              <table:table-cell office:value-type="float" office:value="-1.31999999999999">
                <text:p>-1.31999999999999</text:p>
              </table:table-cell>
              <table:table-cell office:value-type="float" office:value="0.0698546563614002">
                <text:p>0.0698546563614002</text:p>
              </table:table-cell>
            </table:table-row>
            <table:table-row>
              <table:table-cell office:value-type="float" office:value="-1.30999999999999">
                <text:p>-1.30999999999999</text:p>
              </table:table-cell>
              <table:table-cell office:value-type="float" office:value="0.0717162059001093">
                <text:p>0.0717162059001093</text:p>
              </table:table-cell>
            </table:table-row>
            <table:table-row>
              <table:table-cell office:value-type="float" office:value="-1.29999999999999">
                <text:p>-1.29999999999999</text:p>
              </table:table-cell>
              <table:table-cell office:value-type="float" office:value="0.0736126396803519">
                <text:p>0.0736126396803519</text:p>
              </table:table-cell>
            </table:table-row>
            <table:table-row>
              <table:table-cell office:value-type="float" office:value="-1.28999999999999">
                <text:p>-1.28999999999999</text:p>
              </table:table-cell>
              <table:table-cell office:value-type="float" office:value="0.0755441116402689">
                <text:p>0.0755441116402689</text:p>
              </table:table-cell>
            </table:table-row>
            <table:table-row>
              <table:table-cell office:value-type="float" office:value="-1.27999999999999">
                <text:p>-1.27999999999999</text:p>
              </table:table-cell>
              <table:table-cell office:value-type="float" office:value="0.0775107584765813">
                <text:p>0.0775107584765813</text:p>
              </table:table-cell>
            </table:table-row>
            <table:table-row>
              <table:table-cell office:value-type="float" office:value="-1.26999999999999">
                <text:p>-1.26999999999999</text:p>
              </table:table-cell>
              <table:table-cell office:value-type="float" office:value="0.0795126990814655">
                <text:p>0.0795126990814655</text:p>
              </table:table-cell>
            </table:table-row>
            <table:table-row>
              <table:table-cell office:value-type="float" office:value="-1.25999999999999">
                <text:p>-1.25999999999999</text:p>
              </table:table-cell>
              <table:table-cell office:value-type="float" office:value="0.0815500339827456">
                <text:p>0.0815500339827456</text:p>
              </table:table-cell>
            </table:table-row>
            <table:table-row>
              <table:table-cell office:value-type="float" office:value="-1.24999999999998">
                <text:p>-1.24999999999998</text:p>
              </table:table-cell>
              <table:table-cell office:value-type="float" office:value="0.0836228447881707">
                <text:p>0.0836228447881707</text:p>
              </table:table-cell>
            </table:table-row>
            <table:table-row>
              <table:table-cell office:value-type="float" office:value="-1.23999999999998">
                <text:p>-1.23999999999998</text:p>
              </table:table-cell>
              <table:table-cell office:value-type="float" office:value="0.0857311936345451">
                <text:p>0.0857311936345451</text:p>
              </table:table-cell>
            </table:table-row>
            <table:table-row>
              <table:table-cell office:value-type="float" office:value="-1.22999999999998">
                <text:p>-1.22999999999998</text:p>
              </table:table-cell>
              <table:table-cell office:value-type="float" office:value="0.087875122642538">
                <text:p>0.087875122642538</text:p>
              </table:table-cell>
            </table:table-row>
            <table:table-row>
              <table:table-cell office:value-type="float" office:value="-1.21999999999998">
                <text:p>-1.21999999999998</text:p>
              </table:table-cell>
              <table:table-cell office:value-type="float" office:value="0.0900546533779358">
                <text:p>0.0900546533779358</text:p>
              </table:table-cell>
            </table:table-row>
            <table:table-row>
              <table:table-cell office:value-type="float" office:value="-1.20999999999998">
                <text:p>-1.20999999999998</text:p>
              </table:table-cell>
              <table:table-cell office:value-type="float" office:value="0.0922697863201864">
                <text:p>0.0922697863201864</text:p>
              </table:table-cell>
            </table:table-row>
            <table:table-row>
              <table:table-cell office:value-type="float" office:value="-1.19999999999998">
                <text:p>-1.19999999999998</text:p>
              </table:table-cell>
              <table:table-cell office:value-type="float" office:value="0.0945205003390505">
                <text:p>0.0945205003390505</text:p>
              </table:table-cell>
            </table:table-row>
            <table:table-row>
              <table:table-cell office:value-type="float" office:value="-1.18999999999998">
                <text:p>-1.18999999999998</text:p>
              </table:table-cell>
              <table:table-cell office:value-type="float" office:value="0.0968067521801987">
                <text:p>0.0968067521801987</text:p>
              </table:table-cell>
            </table:table-row>
            <table:table-row>
              <table:table-cell office:value-type="float" office:value="-1.17999999999998">
                <text:p>-1.17999999999998</text:p>
              </table:table-cell>
              <table:table-cell office:value-type="float" office:value="0.0991284759605986">
                <text:p>0.0991284759605986</text:p>
              </table:table-cell>
            </table:table-row>
            <table:table-row>
              <table:table-cell office:value-type="float" office:value="-1.16999999999998">
                <text:p>-1.16999999999998</text:p>
              </table:table-cell>
              <table:table-cell office:value-type="float" office:value="0.101485582674545">
                <text:p>0.101485582674545</text:p>
              </table:table-cell>
            </table:table-row>
            <table:table-row>
              <table:table-cell office:value-type="float" office:value="-1.15999999999998">
                <text:p>-1.15999999999998</text:p>
              </table:table-cell>
              <table:table-cell office:value-type="float" office:value="0.103877959711187">
                <text:p>0.103877959711187</text:p>
              </table:table-cell>
            </table:table-row>
            <table:table-row>
              <table:table-cell office:value-type="float" office:value="-1.14999999999998">
                <text:p>-1.14999999999998</text:p>
              </table:table-cell>
              <table:table-cell office:value-type="float" office:value="0.10630547038442">
                <text:p>0.10630547038442</text:p>
              </table:table-cell>
            </table:table-row>
            <table:table-row>
              <table:table-cell office:value-type="float" office:value="-1.13999999999998">
                <text:p>-1.13999999999998</text:p>
              </table:table-cell>
              <table:table-cell office:value-type="float" office:value="0.108767953475999">
                <text:p>0.108767953475999</text:p>
              </table:table-cell>
            </table:table-row>
            <table:table-row>
              <table:table-cell office:value-type="float" office:value="-1.12999999999998">
                <text:p>-1.12999999999998</text:p>
              </table:table-cell>
              <table:table-cell office:value-type="float" office:value="0.111265222792745">
                <text:p>0.111265222792745</text:p>
              </table:table-cell>
            </table:table-row>
            <table:table-row>
              <table:table-cell office:value-type="float" office:value="-1.11999999999998">
                <text:p>-1.11999999999998</text:p>
              </table:table-cell>
              <table:table-cell office:value-type="float" office:value="0.113797066738709">
                <text:p>0.113797066738709</text:p>
              </table:table-cell>
            </table:table-row>
            <table:table-row>
              <table:table-cell office:value-type="float" office:value="-1.10999999999998">
                <text:p>-1.10999999999998</text:p>
              </table:table-cell>
              <table:table-cell office:value-type="float" office:value="0.116363247903161">
                <text:p>0.116363247903161</text:p>
              </table:table-cell>
            </table:table-row>
            <table:table-row>
              <table:table-cell office:value-type="float" office:value="-1.09999999999998">
                <text:p>-1.09999999999998</text:p>
              </table:table-cell>
              <table:table-cell office:value-type="float" office:value="0.118963502665268">
                <text:p>0.118963502665268</text:p>
              </table:table-cell>
            </table:table-row>
            <table:table-row>
              <table:table-cell office:value-type="float" office:value="-1.08999999999998">
                <text:p>-1.08999999999998</text:p>
              </table:table-cell>
              <table:table-cell office:value-type="float" office:value="0.121597540816313">
                <text:p>0.121597540816313</text:p>
              </table:table-cell>
            </table:table-row>
            <table:table-row>
              <table:table-cell office:value-type="float" office:value="-1.07999999999998">
                <text:p>-1.07999999999998</text:p>
              </table:table-cell>
              <table:table-cell office:value-type="float" office:value="0.12426504520032">
                <text:p>0.12426504520032</text:p>
              </table:table-cell>
            </table:table-row>
            <table:table-row>
              <table:table-cell office:value-type="float" office:value="-1.06999999999998">
                <text:p>-1.06999999999998</text:p>
              </table:table-cell>
              <table:table-cell office:value-type="float" office:value="0.126965671373923">
                <text:p>0.126965671373923</text:p>
              </table:table-cell>
            </table:table-row>
            <table:table-row>
              <table:table-cell office:value-type="float" office:value="-1.05999999999998">
                <text:p>-1.05999999999998</text:p>
              </table:table-cell>
              <table:table-cell office:value-type="float" office:value="0.129699047286327">
                <text:p>0.129699047286327</text:p>
              </table:table-cell>
            </table:table-row>
            <table:table-row>
              <table:table-cell office:value-type="float" office:value="-1.04999999999998">
                <text:p>-1.04999999999998</text:p>
              </table:table-cell>
              <table:table-cell office:value-type="float" office:value="0.132464772980172">
                <text:p>0.132464772980172</text:p>
              </table:table-cell>
            </table:table-row>
            <table:table-row>
              <table:table-cell office:value-type="float" office:value="-1.03999999999998">
                <text:p>-1.03999999999998</text:p>
              </table:table-cell>
              <table:table-cell office:value-type="float" office:value="0.135262420314144">
                <text:p>0.135262420314144</text:p>
              </table:table-cell>
            </table:table-row>
            <table:table-row>
              <table:table-cell office:value-type="float" office:value="-1.02999999999998">
                <text:p>-1.02999999999998</text:p>
              </table:table-cell>
              <table:table-cell office:value-type="float" office:value="0.138091532708115">
                <text:p>0.138091532708115</text:p>
              </table:table-cell>
            </table:table-row>
            <table:table-row>
              <table:table-cell office:value-type="float" office:value="-1.01999999999998">
                <text:p>-1.01999999999998</text:p>
              </table:table-cell>
              <table:table-cell office:value-type="float" office:value="0.140951624911606">
                <text:p>0.140951624911606</text:p>
              </table:table-cell>
            </table:table-row>
            <table:table-row>
              <table:table-cell office:value-type="float" office:value="-1.00999999999998">
                <text:p>-1.00999999999998</text:p>
              </table:table-cell>
              <table:table-cell office:value-type="float" office:value="0.143842182796357">
                <text:p>0.143842182796357</text:p>
              </table:table-cell>
            </table:table-row>
            <table:table-row>
              <table:table-cell office:value-type="float" office:value="-0.99999999999998">
                <text:p>-0.99999999999998</text:p>
              </table:table-cell>
              <table:table-cell office:value-type="float" office:value="0.146762663173746">
                <text:p>0.146762663173746</text:p>
              </table:table-cell>
            </table:table-row>
            <table:table-row>
              <table:table-cell office:value-type="float" office:value="-0.98999999999998">
                <text:p>-0.98999999999998</text:p>
              </table:table-cell>
              <table:table-cell office:value-type="float" office:value="0.1497124936378">
                <text:p>0.1497124936378</text:p>
              </table:table-cell>
            </table:table-row>
            <table:table-row>
              <table:table-cell office:value-type="float" office:value="-0.979999999999979">
                <text:p>-0.979999999999979</text:p>
              </table:table-cell>
              <table:table-cell office:value-type="float" office:value="0.152691072434515">
                <text:p>0.152691072434515</text:p>
              </table:table-cell>
            </table:table-row>
            <table:table-row>
              <table:table-cell office:value-type="float" office:value="-0.969999999999979">
                <text:p>-0.969999999999979</text:p>
              </table:table-cell>
              <table:table-cell office:value-type="float" office:value="0.15569776835817">
                <text:p>0.15569776835817</text:p>
              </table:table-cell>
            </table:table-row>
            <table:table-row>
              <table:table-cell office:value-type="float" office:value="-0.959999999999979">
                <text:p>-0.959999999999979</text:p>
              </table:table-cell>
              <table:table-cell office:value-type="float" office:value="0.158731920675311">
                <text:p>0.158731920675311</text:p>
              </table:table-cell>
            </table:table-row>
            <table:table-row>
              <table:table-cell office:value-type="float" office:value="-0.949999999999979">
                <text:p>-0.949999999999979</text:p>
              </table:table-cell>
              <table:table-cell office:value-type="float" office:value="0.161792839077042">
                <text:p>0.161792839077042</text:p>
              </table:table-cell>
            </table:table-row>
            <table:table-row>
              <table:table-cell office:value-type="float" office:value="-0.939999999999979">
                <text:p>-0.939999999999979</text:p>
              </table:table-cell>
              <table:table-cell office:value-type="float" office:value="0.164879803660238">
                <text:p>0.164879803660238</text:p>
              </table:table-cell>
            </table:table-row>
            <table:table-row>
              <table:table-cell office:value-type="float" office:value="-0.929999999999979">
                <text:p>-0.929999999999979</text:p>
              </table:table-cell>
              <table:table-cell office:value-type="float" office:value="0.167992064938275">
                <text:p>0.167992064938275</text:p>
              </table:table-cell>
            </table:table-row>
            <table:table-row>
              <table:table-cell office:value-type="float" office:value="-0.919999999999978">
                <text:p>-0.919999999999978</text:p>
              </table:table-cell>
              <table:table-cell office:value-type="float" office:value="0.171128843881822">
                <text:p>0.171128843881822</text:p>
              </table:table-cell>
            </table:table-row>
            <table:table-row>
              <table:table-cell office:value-type="float" office:value="-0.909999999999978">
                <text:p>-0.909999999999978</text:p>
              </table:table-cell>
              <table:table-cell office:value-type="float" office:value="0.174289331990222">
                <text:p>0.174289331990222</text:p>
              </table:table-cell>
            </table:table-row>
            <table:table-row>
              <table:table-cell office:value-type="float" office:value="-0.899999999999978">
                <text:p>-0.899999999999978</text:p>
              </table:table-cell>
              <table:table-cell office:value-type="float" office:value="0.177472691393959">
                <text:p>0.177472691393959</text:p>
              </table:table-cell>
            </table:table-row>
            <table:table-row>
              <table:table-cell office:value-type="float" office:value="-0.889999999999978">
                <text:p>-0.889999999999978</text:p>
              </table:table-cell>
              <table:table-cell office:value-type="float" office:value="0.180678054988661">
                <text:p>0.180678054988661</text:p>
              </table:table-cell>
            </table:table-row>
            <table:table-row>
              <table:table-cell office:value-type="float" office:value="-0.879999999999978">
                <text:p>-0.879999999999978</text:p>
              </table:table-cell>
              <table:table-cell office:value-type="float" office:value="0.183904526601062">
                <text:p>0.183904526601062</text:p>
              </table:table-cell>
            </table:table-row>
            <table:table-row>
              <table:table-cell office:value-type="float" office:value="-0.869999999999977">
                <text:p>-0.869999999999977</text:p>
              </table:table-cell>
              <table:table-cell office:value-type="float" office:value="0.187151181187303">
                <text:p>0.187151181187303</text:p>
              </table:table-cell>
            </table:table-row>
            <table:table-row>
              <table:table-cell office:value-type="float" office:value="-0.859999999999977">
                <text:p>-0.859999999999977</text:p>
              </table:table-cell>
              <table:table-cell office:value-type="float" office:value="0.190417065063917">
                <text:p>0.190417065063917</text:p>
              </table:table-cell>
            </table:table-row>
            <table:table-row>
              <table:table-cell office:value-type="float" office:value="-0.849999999999977">
                <text:p>-0.849999999999977</text:p>
              </table:table-cell>
              <table:table-cell office:value-type="float" office:value="0.193701196171807">
                <text:p>0.193701196171807</text:p>
              </table:table-cell>
            </table:table-row>
            <table:table-row>
              <table:table-cell office:value-type="float" office:value="-0.839999999999977">
                <text:p>-0.839999999999977</text:p>
              </table:table-cell>
              <table:table-cell office:value-type="float" office:value="0.197002564373475">
                <text:p>0.197002564373475</text:p>
              </table:table-cell>
            </table:table-row>
            <table:table-row>
              <table:table-cell office:value-type="float" office:value="-0.829999999999976">
                <text:p>-0.829999999999976</text:p>
              </table:table-cell>
              <table:table-cell office:value-type="float" office:value="0.200320131783714">
                <text:p>0.200320131783714</text:p>
              </table:table-cell>
            </table:table-row>
            <table:table-row>
              <table:table-cell office:value-type="float" office:value="-0.819999999999976">
                <text:p>-0.819999999999976</text:p>
              </table:table-cell>
              <table:table-cell office:value-type="float" office:value="0.203652833133966">
                <text:p>0.203652833133966</text:p>
              </table:table-cell>
            </table:table-row>
            <table:table-row>
              <table:table-cell office:value-type="float" office:value="-0.809999999999976">
                <text:p>-0.809999999999976</text:p>
              </table:table-cell>
              <table:table-cell office:value-type="float" office:value="0.206999576170446">
                <text:p>0.206999576170446</text:p>
              </table:table-cell>
            </table:table-row>
            <table:table-row>
              <table:table-cell office:value-type="float" office:value="-0.799999999999976">
                <text:p>-0.799999999999976</text:p>
              </table:table-cell>
              <table:table-cell office:value-type="float" office:value="0.210359242086141">
                <text:p>0.210359242086141</text:p>
              </table:table-cell>
            </table:table-row>
            <table:table-row>
              <table:table-cell office:value-type="float" office:value="-0.789999999999976">
                <text:p>-0.789999999999976</text:p>
              </table:table-cell>
              <table:table-cell office:value-type="float" office:value="0.213730685986725">
                <text:p>0.213730685986725</text:p>
              </table:table-cell>
            </table:table-row>
            <table:table-row>
              <table:table-cell office:value-type="float" office:value="-0.779999999999976">
                <text:p>-0.779999999999976</text:p>
              </table:table-cell>
              <table:table-cell office:value-type="float" office:value="0.217112737390366">
                <text:p>0.217112737390366</text:p>
              </table:table-cell>
            </table:table-row>
            <table:table-row>
              <table:table-cell office:value-type="float" office:value="-0.769999999999975">
                <text:p>-0.769999999999975</text:p>
              </table:table-cell>
              <table:table-cell office:value-type="float" office:value="0.220504200761392">
                <text:p>0.220504200761392</text:p>
              </table:table-cell>
            </table:table-row>
            <table:table-row>
              <table:table-cell office:value-type="float" office:value="-0.759999999999975">
                <text:p>-0.759999999999975</text:p>
              </table:table-cell>
              <table:table-cell office:value-type="float" office:value="0.223903856077693">
                <text:p>0.223903856077693</text:p>
              </table:table-cell>
            </table:table-row>
            <table:table-row>
              <table:table-cell office:value-type="float" office:value="-0.749999999999975">
                <text:p>-0.749999999999975</text:p>
              </table:table-cell>
              <table:table-cell office:value-type="float" office:value="0.227310459431733">
                <text:p>0.227310459431733</text:p>
              </table:table-cell>
            </table:table-row>
            <table:table-row>
              <table:table-cell office:value-type="float" office:value="-0.739999999999975">
                <text:p>-0.739999999999975</text:p>
              </table:table-cell>
              <table:table-cell office:value-type="float" office:value="0.230722743664935">
                <text:p>0.230722743664935</text:p>
              </table:table-cell>
            </table:table-row>
            <table:table-row>
              <table:table-cell office:value-type="float" office:value="-0.729999999999975">
                <text:p>-0.729999999999975</text:p>
              </table:table-cell>
              <table:table-cell office:value-type="float" office:value="0.23413941903522">
                <text:p>0.23413941903522</text:p>
              </table:table-cell>
            </table:table-row>
            <table:table-row>
              <table:table-cell office:value-type="float" office:value="-0.719999999999974">
                <text:p>-0.719999999999974</text:p>
              </table:table-cell>
              <table:table-cell office:value-type="float" office:value="0.237559173917382">
                <text:p>0.237559173917382</text:p>
              </table:table-cell>
            </table:table-row>
            <table:table-row>
              <table:table-cell office:value-type="float" office:value="-0.709999999999974">
                <text:p>-0.709999999999974</text:p>
              </table:table-cell>
              <table:table-cell office:value-type="float" office:value="0.240980675535933">
                <text:p>0.240980675535933</text:p>
              </table:table-cell>
            </table:table-row>
            <table:table-row>
              <table:table-cell office:value-type="float" office:value="-0.699999999999974">
                <text:p>-0.699999999999974</text:p>
              </table:table-cell>
              <table:table-cell office:value-type="float" office:value="0.244402570730047">
                <text:p>0.244402570730047</text:p>
              </table:table-cell>
            </table:table-row>
            <table:table-row>
              <table:table-cell office:value-type="float" office:value="-0.689999999999974">
                <text:p>-0.689999999999974</text:p>
              </table:table-cell>
              <table:table-cell office:value-type="float" office:value="0.247823486750112">
                <text:p>0.247823486750112</text:p>
              </table:table-cell>
            </table:table-row>
            <table:table-row>
              <table:table-cell office:value-type="float" office:value="-0.679999999999974">
                <text:p>-0.679999999999974</text:p>
              </table:table-cell>
              <table:table-cell office:value-type="float" office:value="0.251242032085405">
                <text:p>0.251242032085405</text:p>
              </table:table-cell>
            </table:table-row>
            <table:table-row>
              <table:table-cell office:value-type="float" office:value="-0.669999999999973">
                <text:p>-0.669999999999973</text:p>
              </table:table-cell>
              <table:table-cell office:value-type="float" office:value="0.254656797322318">
                <text:p>0.254656797322318</text:p>
              </table:table-cell>
            </table:table-row>
            <table:table-row>
              <table:table-cell office:value-type="float" office:value="-0.659999999999973">
                <text:p>-0.659999999999973</text:p>
              </table:table-cell>
              <table:table-cell office:value-type="float" office:value="0.258066356032539">
                <text:p>0.258066356032539</text:p>
              </table:table-cell>
            </table:table-row>
            <table:table-row>
              <table:table-cell office:value-type="float" office:value="-0.649999999999973">
                <text:p>-0.649999999999973</text:p>
              </table:table-cell>
              <table:table-cell office:value-type="float" office:value="0.26146926569052">
                <text:p>0.26146926569052</text:p>
              </table:table-cell>
            </table:table-row>
            <table:table-row>
              <table:table-cell office:value-type="float" office:value="-0.639999999999973">
                <text:p>-0.639999999999973</text:p>
              </table:table-cell>
              <table:table-cell office:value-type="float" office:value="0.264864068619521">
                <text:p>0.264864068619521</text:p>
              </table:table-cell>
            </table:table-row>
            <table:table-row>
              <table:table-cell office:value-type="float" office:value="-0.629999999999973">
                <text:p>-0.629999999999973</text:p>
              </table:table-cell>
              <table:table-cell office:value-type="float" office:value="0.268249292965471">
                <text:p>0.268249292965471</text:p>
              </table:table-cell>
            </table:table-row>
            <table:table-row>
              <table:table-cell office:value-type="float" office:value="-0.619999999999972">
                <text:p>-0.619999999999972</text:p>
              </table:table-cell>
              <table:table-cell office:value-type="float" office:value="0.271623453697847">
                <text:p>0.271623453697847</text:p>
              </table:table-cell>
            </table:table-row>
            <table:table-row>
              <table:table-cell office:value-type="float" office:value="-0.609999999999972">
                <text:p>-0.609999999999972</text:p>
              </table:table-cell>
              <table:table-cell office:value-type="float" office:value="0.27498505363669">
                <text:p>0.27498505363669</text:p>
              </table:table-cell>
            </table:table-row>
            <table:table-row>
              <table:table-cell office:value-type="float" office:value="-0.599999999999972">
                <text:p>-0.599999999999972</text:p>
              </table:table-cell>
              <table:table-cell office:value-type="float" office:value="0.27833258450488">
                <text:p>0.27833258450488</text:p>
              </table:table-cell>
            </table:table-row>
            <table:table-row>
              <table:table-cell office:value-type="float" office:value="-0.589999999999972">
                <text:p>-0.589999999999972</text:p>
              </table:table-cell>
              <table:table-cell office:value-type="float" office:value="0.281664528004695">
                <text:p>0.281664528004695</text:p>
              </table:table-cell>
            </table:table-row>
            <table:table-row>
              <table:table-cell office:value-type="float" office:value="-0.579999999999972">
                <text:p>-0.579999999999972</text:p>
              </table:table-cell>
              <table:table-cell office:value-type="float" office:value="0.284979356917666">
                <text:p>0.284979356917666</text:p>
              </table:table-cell>
            </table:table-row>
            <table:table-row>
              <table:table-cell office:value-type="float" office:value="-0.569999999999971">
                <text:p>-0.569999999999971</text:p>
              </table:table-cell>
              <table:table-cell office:value-type="float" office:value="0.288275536226683">
                <text:p>0.288275536226683</text:p>
              </table:table-cell>
            </table:table-row>
            <table:table-row>
              <table:table-cell office:value-type="float" office:value="-0.559999999999971">
                <text:p>-0.559999999999971</text:p>
              </table:table-cell>
              <table:table-cell office:value-type="float" office:value="0.29155152425926">
                <text:p>0.29155152425926</text:p>
              </table:table-cell>
            </table:table-row>
            <table:table-row>
              <table:table-cell office:value-type="float" office:value="-0.549999999999971">
                <text:p>-0.549999999999971</text:p>
              </table:table-cell>
              <table:table-cell office:value-type="float" office:value="0.294805773850832">
                <text:p>0.294805773850832</text:p>
              </table:table-cell>
            </table:table-row>
            <table:table-row>
              <table:table-cell office:value-type="float" office:value="-0.539999999999971">
                <text:p>-0.539999999999971</text:p>
              </table:table-cell>
              <table:table-cell office:value-type="float" office:value="0.298036733526911">
                <text:p>0.298036733526911</text:p>
              </table:table-cell>
            </table:table-row>
            <table:table-row>
              <table:table-cell office:value-type="float" office:value="-0.529999999999971">
                <text:p>-0.529999999999971</text:p>
              </table:table-cell>
              <table:table-cell office:value-type="float" office:value="0.301242848702888">
                <text:p>0.301242848702888</text:p>
              </table:table-cell>
            </table:table-row>
            <table:table-row>
              <table:table-cell office:value-type="float" office:value="-0.51999999999997">
                <text:p>-0.51999999999997</text:p>
              </table:table-cell>
              <table:table-cell office:value-type="float" office:value="0.304422562900234">
                <text:p>0.304422562900234</text:p>
              </table:table-cell>
            </table:table-row>
            <table:table-row>
              <table:table-cell office:value-type="float" office:value="-0.50999999999997">
                <text:p>-0.50999999999997</text:p>
              </table:table-cell>
              <table:table-cell office:value-type="float" office:value="0.307574318977804">
                <text:p>0.307574318977804</text:p>
              </table:table-cell>
            </table:table-row>
            <table:table-row>
              <table:table-cell office:value-type="float" office:value="-0.49999999999997">
                <text:p>-0.49999999999997</text:p>
              </table:table-cell>
              <table:table-cell office:value-type="float" office:value="0.310696560376937">
                <text:p>0.310696560376937</text:p>
              </table:table-cell>
            </table:table-row>
            <table:table-row>
              <table:table-cell office:value-type="float" office:value="-0.48999999999997">
                <text:p>-0.48999999999997</text:p>
              </table:table-cell>
              <table:table-cell office:value-type="float" office:value="0.313787732378973">
                <text:p>0.313787732378973</text:p>
              </table:table-cell>
            </table:table-row>
            <table:table-row>
              <table:table-cell office:value-type="float" office:value="-0.47999999999997">
                <text:p>-0.47999999999997</text:p>
              </table:table-cell>
              <table:table-cell office:value-type="float" office:value="0.316846283373822">
                <text:p>0.316846283373822</text:p>
              </table:table-cell>
            </table:table-row>
            <table:table-row>
              <table:table-cell office:value-type="float" office:value="-0.46999999999997">
                <text:p>-0.46999999999997</text:p>
              </table:table-cell>
              <table:table-cell office:value-type="float" office:value="0.31987066613816">
                <text:p>0.31987066613816</text:p>
              </table:table-cell>
            </table:table-row>
            <table:table-row>
              <table:table-cell office:value-type="float" office:value="-0.459999999999969">
                <text:p>-0.459999999999969</text:p>
              </table:table-cell>
              <table:table-cell office:value-type="float" office:value="0.322859339121789">
                <text:p>0.322859339121789</text:p>
              </table:table-cell>
            </table:table-row>
            <table:table-row>
              <table:table-cell office:value-type="float" office:value="-0.449999999999969">
                <text:p>-0.449999999999969</text:p>
              </table:table-cell>
              <table:table-cell office:value-type="float" office:value="0.325810767740724">
                <text:p>0.325810767740724</text:p>
              </table:table-cell>
            </table:table-row>
            <table:table-row>
              <table:table-cell office:value-type="float" office:value="-0.439999999999969">
                <text:p>-0.439999999999969</text:p>
              </table:table-cell>
              <table:table-cell office:value-type="float" office:value="0.328723425675482">
                <text:p>0.328723425675482</text:p>
              </table:table-cell>
            </table:table-row>
            <table:table-row>
              <table:table-cell office:value-type="float" office:value="-0.429999999999969">
                <text:p>-0.429999999999969</text:p>
              </table:table-cell>
              <table:table-cell office:value-type="float" office:value="0.331595796173069">
                <text:p>0.331595796173069</text:p>
              </table:table-cell>
            </table:table-row>
            <table:table-row>
              <table:table-cell office:value-type="float" office:value="-0.419999999999968">
                <text:p>-0.419999999999968</text:p>
              </table:table-cell>
              <table:table-cell office:value-type="float" office:value="0.334426373351134">
                <text:p>0.334426373351134</text:p>
              </table:table-cell>
            </table:table-row>
            <table:table-row>
              <table:table-cell office:value-type="float" office:value="-0.409999999999968">
                <text:p>-0.409999999999968</text:p>
              </table:table-cell>
              <table:table-cell office:value-type="float" office:value="0.337213663502727">
                <text:p>0.337213663502727</text:p>
              </table:table-cell>
            </table:table-row>
            <table:table-row>
              <table:table-cell office:value-type="float" office:value="-0.399999999999968">
                <text:p>-0.399999999999968</text:p>
              </table:table-cell>
              <table:table-cell office:value-type="float" office:value="0.339956186400106">
                <text:p>0.339956186400106</text:p>
              </table:table-cell>
            </table:table-row>
            <table:table-row>
              <table:table-cell office:value-type="float" office:value="-0.389999999999968">
                <text:p>-0.389999999999968</text:p>
              </table:table-cell>
              <table:table-cell office:value-type="float" office:value="0.342652476595999">
                <text:p>0.342652476595999</text:p>
              </table:table-cell>
            </table:table-row>
            <table:table-row>
              <table:table-cell office:value-type="float" office:value="-0.379999999999968">
                <text:p>-0.379999999999968</text:p>
              </table:table-cell>
              <table:table-cell office:value-type="float" office:value="0.34530108472075">
                <text:p>0.34530108472075</text:p>
              </table:table-cell>
            </table:table-row>
            <table:table-row>
              <table:table-cell office:value-type="float" office:value="-0.369999999999967">
                <text:p>-0.369999999999967</text:p>
              </table:table-cell>
              <table:table-cell office:value-type="float" office:value="0.347900578773738">
                <text:p>0.347900578773738</text:p>
              </table:table-cell>
            </table:table-row>
            <table:table-row>
              <table:table-cell office:value-type="float" office:value="-0.359999999999967">
                <text:p>-0.359999999999967</text:p>
              </table:table-cell>
              <table:table-cell office:value-type="float" office:value="0.350449545407473">
                <text:p>0.350449545407473</text:p>
              </table:table-cell>
            </table:table-row>
            <table:table-row>
              <table:table-cell office:value-type="float" office:value="-0.349999999999967">
                <text:p>-0.349999999999967</text:p>
              </table:table-cell>
              <table:table-cell office:value-type="float" office:value="0.352946591202775">
                <text:p>0.352946591202775</text:p>
              </table:table-cell>
            </table:table-row>
            <table:table-row>
              <table:table-cell office:value-type="float" office:value="-0.339999999999967">
                <text:p>-0.339999999999967</text:p>
              </table:table-cell>
              <table:table-cell office:value-type="float" office:value="0.355390343933413">
                <text:p>0.355390343933413</text:p>
              </table:table-cell>
            </table:table-row>
            <table:table-row>
              <table:table-cell office:value-type="float" office:value="-0.329999999999967">
                <text:p>-0.329999999999967</text:p>
              </table:table-cell>
              <table:table-cell office:value-type="float" office:value="0.357779453818627">
                <text:p>0.357779453818627</text:p>
              </table:table-cell>
            </table:table-row>
            <table:table-row>
              <table:table-cell office:value-type="float" office:value="-0.319999999999967">
                <text:p>-0.319999999999967</text:p>
              </table:table-cell>
              <table:table-cell office:value-type="float" office:value="0.360112594761919">
                <text:p>0.360112594761919</text:p>
              </table:table-cell>
            </table:table-row>
            <table:table-row>
              <table:table-cell office:value-type="float" office:value="-0.309999999999966">
                <text:p>-0.309999999999966</text:p>
              </table:table-cell>
              <table:table-cell office:value-type="float" office:value="0.362388465574541">
                <text:p>0.362388465574541</text:p>
              </table:table-cell>
            </table:table-row>
            <table:table-row>
              <table:table-cell office:value-type="float" office:value="-0.299999999999966">
                <text:p>-0.299999999999966</text:p>
              </table:table-cell>
              <table:table-cell office:value-type="float" office:value="0.364605791182095">
                <text:p>0.364605791182095</text:p>
              </table:table-cell>
            </table:table-row>
            <table:table-row>
              <table:table-cell office:value-type="float" office:value="-0.289999999999966">
                <text:p>-0.289999999999966</text:p>
              </table:table-cell>
              <table:table-cell office:value-type="float" office:value="0.366763323812691">
                <text:p>0.366763323812691</text:p>
              </table:table-cell>
            </table:table-row>
            <table:table-row>
              <table:table-cell office:value-type="float" office:value="-0.279999999999966">
                <text:p>-0.279999999999966</text:p>
              </table:table-cell>
              <table:table-cell office:value-type="float" office:value="0.368859844165102">
                <text:p>0.368859844165102</text:p>
              </table:table-cell>
            </table:table-row>
            <table:table-row>
              <table:table-cell office:value-type="float" office:value="-0.269999999999965">
                <text:p>-0.269999999999965</text:p>
              </table:table-cell>
              <table:table-cell office:value-type="float" office:value="0.370894162555408">
                <text:p>0.370894162555408</text:p>
              </table:table-cell>
            </table:table-row>
            <table:table-row>
              <table:table-cell office:value-type="float" office:value="-0.259999999999965">
                <text:p>-0.259999999999965</text:p>
              </table:table-cell>
              <table:table-cell office:value-type="float" office:value="0.372865120040606">
                <text:p>0.372865120040606</text:p>
              </table:table-cell>
            </table:table-row>
            <table:table-row>
              <table:table-cell office:value-type="float" office:value="-0.249999999999965">
                <text:p>-0.249999999999965</text:p>
              </table:table-cell>
              <table:table-cell office:value-type="float" office:value="0.374771589517709">
                <text:p>0.374771589517709</text:p>
              </table:table-cell>
            </table:table-row>
            <table:table-row>
              <table:table-cell office:value-type="float" office:value="-0.239999999999965">
                <text:p>-0.239999999999965</text:p>
              </table:table-cell>
              <table:table-cell office:value-type="float" office:value="0.376612476796872">
                <text:p>0.376612476796872</text:p>
              </table:table-cell>
            </table:table-row>
            <table:table-row>
              <table:table-cell office:value-type="float" office:value="-0.229999999999965">
                <text:p>-0.229999999999965</text:p>
              </table:table-cell>
              <table:table-cell office:value-type="float" office:value="0.378386721647127">
                <text:p>0.378386721647127</text:p>
              </table:table-cell>
            </table:table-row>
            <table:table-row>
              <table:table-cell office:value-type="float" office:value="-0.219999999999964">
                <text:p>-0.219999999999964</text:p>
              </table:table-cell>
              <table:table-cell office:value-type="float" office:value="0.380093298813315">
                <text:p>0.380093298813315</text:p>
              </table:table-cell>
            </table:table-row>
            <table:table-row>
              <table:table-cell office:value-type="float" office:value="-0.209999999999964">
                <text:p>-0.209999999999964</text:p>
              </table:table-cell>
              <table:table-cell office:value-type="float" office:value="0.381731219002859">
                <text:p>0.381731219002859</text:p>
              </table:table-cell>
            </table:table-row>
            <table:table-row>
              <table:table-cell office:value-type="float" office:value="-0.199999999999964">
                <text:p>-0.199999999999964</text:p>
              </table:table-cell>
              <table:table-cell office:value-type="float" office:value="0.383299529841047">
                <text:p>0.383299529841047</text:p>
              </table:table-cell>
            </table:table-row>
            <table:table-row>
              <table:table-cell office:value-type="float" office:value="-0.189999999999964">
                <text:p>-0.189999999999964</text:p>
              </table:table-cell>
              <table:table-cell office:value-type="float" office:value="0.38479731679354">
                <text:p>0.38479731679354</text:p>
              </table:table-cell>
            </table:table-row>
            <table:table-row>
              <table:table-cell office:value-type="float" office:value="-0.179999999999964">
                <text:p>-0.179999999999964</text:p>
              </table:table-cell>
              <table:table-cell office:value-type="float" office:value="0.386223704054839">
                <text:p>0.386223704054839</text:p>
              </table:table-cell>
            </table:table-row>
            <table:table-row>
              <table:table-cell office:value-type="float" office:value="-0.169999999999963">
                <text:p>-0.169999999999963</text:p>
              </table:table-cell>
              <table:table-cell office:value-type="float" office:value="0.387577855401525">
                <text:p>0.387577855401525</text:p>
              </table:table-cell>
            </table:table-row>
            <table:table-row>
              <table:table-cell office:value-type="float" office:value="-0.159999999999963">
                <text:p>-0.159999999999963</text:p>
              </table:table-cell>
              <table:table-cell office:value-type="float" office:value="0.388858975009086">
                <text:p>0.388858975009086</text:p>
              </table:table-cell>
            </table:table-row>
            <table:table-row>
              <table:table-cell office:value-type="float" office:value="-0.149999999999963">
                <text:p>-0.149999999999963</text:p>
              </table:table-cell>
              <table:table-cell office:value-type="float" office:value="0.390066308231236">
                <text:p>0.390066308231236</text:p>
              </table:table-cell>
            </table:table-row>
            <table:table-row>
              <table:table-cell office:value-type="float" office:value="-0.139999999999963">
                <text:p>-0.139999999999963</text:p>
              </table:table-cell>
              <table:table-cell office:value-type="float" office:value="0.391199142340637">
                <text:p>0.391199142340637</text:p>
              </table:table-cell>
            </table:table-row>
            <table:table-row>
              <table:table-cell office:value-type="float" office:value="-0.129999999999963">
                <text:p>-0.129999999999963</text:p>
              </table:table-cell>
              <table:table-cell office:value-type="float" office:value="0.392256807230026">
                <text:p>0.392256807230026</text:p>
              </table:table-cell>
            </table:table-row>
            <table:table-row>
              <table:table-cell office:value-type="float" office:value="-0.119999999999962">
                <text:p>-0.119999999999962</text:p>
              </table:table-cell>
              <table:table-cell office:value-type="float" office:value="0.393238676072764">
                <text:p>0.393238676072764</text:p>
              </table:table-cell>
            </table:table-row>
            <table:table-row>
              <table:table-cell office:value-type="float" office:value="-0.109999999999962">
                <text:p>-0.109999999999962</text:p>
              </table:table-cell>
              <table:table-cell office:value-type="float" office:value="0.394144165941911">
                <text:p>0.394144165941911</text:p>
              </table:table-cell>
            </table:table-row>
            <table:table-row>
              <table:table-cell office:value-type="float" office:value="-0.0999999999999621">
                <text:p>-0.0999999999999621</text:p>
              </table:table-cell>
              <table:table-cell office:value-type="float" office:value="0.394972738386955">
                <text:p>0.394972738386955</text:p>
              </table:table-cell>
            </table:table-row>
            <table:table-row>
              <table:table-cell office:value-type="float" office:value="-0.0899999999999619">
                <text:p>-0.0899999999999619</text:p>
              </table:table-cell>
              <table:table-cell office:value-type="float" office:value="0.395723899967417">
                <text:p>0.395723899967417</text:p>
              </table:table-cell>
            </table:table-row>
            <table:table-row>
              <table:table-cell office:value-type="float" office:value="-0.0799999999999617">
                <text:p>-0.0799999999999617</text:p>
              </table:table-cell>
              <table:table-cell office:value-type="float" office:value="0.396397202742567">
                <text:p>0.396397202742567</text:p>
              </table:table-cell>
            </table:table-row>
            <table:table-row>
              <table:table-cell office:value-type="float" office:value="-0.0699999999999614">
                <text:p>-0.0699999999999614</text:p>
              </table:table-cell>
              <table:table-cell office:value-type="float" office:value="0.396992244716591">
                <text:p>0.396992244716591</text:p>
              </table:table-cell>
            </table:table-row>
            <table:table-row>
              <table:table-cell office:value-type="float" office:value="-0.0599999999999612">
                <text:p>-0.0599999999999612</text:p>
              </table:table-cell>
              <table:table-cell office:value-type="float" office:value="0.397508670238581">
                <text:p>0.397508670238581</text:p>
              </table:table-cell>
            </table:table-row>
            <table:table-row>
              <table:table-cell office:value-type="float" office:value="-0.049999999999961">
                <text:p>-0.049999999999961</text:p>
              </table:table-cell>
              <table:table-cell office:value-type="float" office:value="0.397946170356794">
                <text:p>0.397946170356794</text:p>
              </table:table-cell>
            </table:table-row>
            <table:table-row>
              <table:table-cell office:value-type="float" office:value="-0.039999999999961">
                <text:p>-0.039999999999961</text:p>
              </table:table-cell>
              <table:table-cell office:value-type="float" office:value="0.398304483126675">
                <text:p>0.398304483126675</text:p>
              </table:table-cell>
            </table:table-row>
            <table:table-row>
              <table:table-cell office:value-type="float" office:value="-0.0299999999999607">
                <text:p>-0.0299999999999607</text:p>
              </table:table-cell>
              <table:table-cell office:value-type="float" office:value="0.398583393872235">
                <text:p>0.398583393872235</text:p>
              </table:table-cell>
            </table:table-row>
            <table:table-row>
              <table:table-cell office:value-type="float" office:value="-0.0199999999999605">
                <text:p>-0.0199999999999605</text:p>
              </table:table-cell>
              <table:table-cell office:value-type="float" office:value="0.3987827354004">
                <text:p>0.3987827354004</text:p>
              </table:table-cell>
            </table:table-row>
            <table:table-row>
              <table:table-cell office:value-type="float" office:value="-0.00999999999996026">
                <text:p>-0.00999999999996026</text:p>
              </table:table-cell>
              <table:table-cell office:value-type="float" office:value="0.398902388168038">
                <text:p>0.398902388168038</text:p>
              </table:table-cell>
            </table:table-row>
            <table:table-row>
              <table:table-cell office:value-type="float" office:value="0.0000000000000399680288865056">
                <text:p>0.0000000000000399680288865056</text:p>
              </table:table-cell>
              <table:table-cell office:value-type="float" office:value="0.398942280401433">
                <text:p>0.398942280401433</text:p>
              </table:table-cell>
            </table:table-row>
            <table:table-row>
              <table:table-cell office:value-type="float" office:value="0.0100000000000402">
                <text:p>0.0100000000000402</text:p>
              </table:table-cell>
              <table:table-cell office:value-type="float" office:value="0.398902388168037">
                <text:p>0.398902388168037</text:p>
              </table:table-cell>
            </table:table-row>
            <table:table-row>
              <table:table-cell office:value-type="float" office:value="0.0200000000000404">
                <text:p>0.0200000000000404</text:p>
              </table:table-cell>
              <table:table-cell office:value-type="float" office:value="0.398782735400399">
                <text:p>0.398782735400399</text:p>
              </table:table-cell>
            </table:table-row>
            <table:table-row>
              <table:table-cell office:value-type="float" office:value="0.0300000000000407">
                <text:p>0.0300000000000407</text:p>
              </table:table-cell>
              <table:table-cell office:value-type="float" office:value="0.398583393872233">
                <text:p>0.398583393872233</text:p>
              </table:table-cell>
            </table:table-row>
            <table:table-row>
              <table:table-cell office:value-type="float" office:value="0.0400000000000409">
                <text:p>0.0400000000000409</text:p>
              </table:table-cell>
              <table:table-cell office:value-type="float" office:value="0.398304483126672">
                <text:p>0.398304483126672</text:p>
              </table:table-cell>
            </table:table-row>
            <table:table-row>
              <table:table-cell office:value-type="float" office:value="0.0500000000000411">
                <text:p>0.0500000000000411</text:p>
              </table:table-cell>
              <table:table-cell office:value-type="float" office:value="0.39794617035679">
                <text:p>0.39794617035679</text:p>
              </table:table-cell>
            </table:table-row>
            <table:table-row>
              <table:table-cell office:value-type="float" office:value="0.0600000000000414">
                <text:p>0.0600000000000414</text:p>
              </table:table-cell>
              <table:table-cell office:value-type="float" office:value="0.397508670238577">
                <text:p>0.397508670238577</text:p>
              </table:table-cell>
            </table:table-row>
            <table:table-row>
              <table:table-cell office:value-type="float" office:value="0.0700000000000411">
                <text:p>0.0700000000000411</text:p>
              </table:table-cell>
              <table:table-cell office:value-type="float" office:value="0.396992244716586">
                <text:p>0.396992244716586</text:p>
              </table:table-cell>
            </table:table-row>
            <table:table-row>
              <table:table-cell office:value-type="float" office:value="0.0800000000000414">
                <text:p>0.0800000000000414</text:p>
              </table:table-cell>
              <table:table-cell office:value-type="float" office:value="0.396397202742562">
                <text:p>0.396397202742562</text:p>
              </table:table-cell>
            </table:table-row>
            <table:table-row>
              <table:table-cell office:value-type="float" office:value="0.0900000000000416">
                <text:p>0.0900000000000416</text:p>
              </table:table-cell>
              <table:table-cell office:value-type="float" office:value="0.395723899967412">
                <text:p>0.395723899967412</text:p>
              </table:table-cell>
            </table:table-row>
            <table:table-row>
              <table:table-cell office:value-type="float" office:value="0.100000000000042">
                <text:p>0.100000000000042</text:p>
              </table:table-cell>
              <table:table-cell office:value-type="float" office:value="0.394972738386949">
                <text:p>0.394972738386949</text:p>
              </table:table-cell>
            </table:table-row>
            <table:table-row>
              <table:table-cell office:value-type="float" office:value="0.110000000000042">
                <text:p>0.110000000000042</text:p>
              </table:table-cell>
              <table:table-cell office:value-type="float" office:value="0.394144165941904">
                <text:p>0.394144165941904</text:p>
              </table:table-cell>
            </table:table-row>
            <table:table-row>
              <table:table-cell office:value-type="float" office:value="0.120000000000042">
                <text:p>0.120000000000042</text:p>
              </table:table-cell>
              <table:table-cell office:value-type="float" office:value="0.393238676072757">
                <text:p>0.393238676072757</text:p>
              </table:table-cell>
            </table:table-row>
            <table:table-row>
              <table:table-cell office:value-type="float" office:value="0.130000000000043">
                <text:p>0.130000000000043</text:p>
              </table:table-cell>
              <table:table-cell office:value-type="float" office:value="0.392256807230018">
                <text:p>0.392256807230018</text:p>
              </table:table-cell>
            </table:table-row>
            <table:table-row>
              <table:table-cell office:value-type="float" office:value="0.140000000000043">
                <text:p>0.140000000000043</text:p>
              </table:table-cell>
              <table:table-cell office:value-type="float" office:value="0.391199142340628">
                <text:p>0.391199142340628</text:p>
              </table:table-cell>
            </table:table-row>
            <table:table-row>
              <table:table-cell office:value-type="float" office:value="0.150000000000043">
                <text:p>0.150000000000043</text:p>
              </table:table-cell>
              <table:table-cell office:value-type="float" office:value="0.390066308231227">
                <text:p>0.390066308231227</text:p>
              </table:table-cell>
            </table:table-row>
            <table:table-row>
              <table:table-cell office:value-type="float" office:value="0.160000000000043">
                <text:p>0.160000000000043</text:p>
              </table:table-cell>
              <table:table-cell office:value-type="float" office:value="0.388858975009076">
                <text:p>0.388858975009076</text:p>
              </table:table-cell>
            </table:table-row>
            <table:table-row>
              <table:table-cell office:value-type="float" office:value="0.170000000000043">
                <text:p>0.170000000000043</text:p>
              </table:table-cell>
              <table:table-cell office:value-type="float" office:value="0.387577855401514">
                <text:p>0.387577855401514</text:p>
              </table:table-cell>
            </table:table-row>
            <table:table-row>
              <table:table-cell office:value-type="float" office:value="0.180000000000044">
                <text:p>0.180000000000044</text:p>
              </table:table-cell>
              <table:table-cell office:value-type="float" office:value="0.386223704054828">
                <text:p>0.386223704054828</text:p>
              </table:table-cell>
            </table:table-row>
            <table:table-row>
              <table:table-cell office:value-type="float" office:value="0.190000000000044">
                <text:p>0.190000000000044</text:p>
              </table:table-cell>
              <table:table-cell office:value-type="float" office:value="0.384797316793528">
                <text:p>0.384797316793528</text:p>
              </table:table-cell>
            </table:table-row>
            <table:table-row>
              <table:table-cell office:value-type="float" office:value="0.200000000000044">
                <text:p>0.200000000000044</text:p>
              </table:table-cell>
              <table:table-cell office:value-type="float" office:value="0.383299529841035">
                <text:p>0.383299529841035</text:p>
              </table:table-cell>
            </table:table-row>
            <table:table-row>
              <table:table-cell office:value-type="float" office:value="0.210000000000044">
                <text:p>0.210000000000044</text:p>
              </table:table-cell>
              <table:table-cell office:value-type="float" office:value="0.381731219002846">
                <text:p>0.381731219002846</text:p>
              </table:table-cell>
            </table:table-row>
            <table:table-row>
              <table:table-cell office:value-type="float" office:value="0.220000000000044">
                <text:p>0.220000000000044</text:p>
              </table:table-cell>
              <table:table-cell office:value-type="float" office:value="0.380093298813302">
                <text:p>0.380093298813302</text:p>
              </table:table-cell>
            </table:table-row>
            <table:table-row>
              <table:table-cell office:value-type="float" office:value="0.230000000000044">
                <text:p>0.230000000000044</text:p>
              </table:table-cell>
              <table:table-cell office:value-type="float" office:value="0.378386721647114">
                <text:p>0.378386721647114</text:p>
              </table:table-cell>
            </table:table-row>
            <table:table-row>
              <table:table-cell office:value-type="float" office:value="0.240000000000045">
                <text:p>0.240000000000045</text:p>
              </table:table-cell>
              <table:table-cell office:value-type="float" office:value="0.376612476796858">
                <text:p>0.376612476796858</text:p>
              </table:table-cell>
            </table:table-row>
            <table:table-row>
              <table:table-cell office:value-type="float" office:value="0.250000000000045">
                <text:p>0.250000000000045</text:p>
              </table:table-cell>
              <table:table-cell office:value-type="float" office:value="0.374771589517694">
                <text:p>0.374771589517694</text:p>
              </table:table-cell>
            </table:table-row>
            <table:table-row>
              <table:table-cell office:value-type="float" office:value="0.260000000000045">
                <text:p>0.260000000000045</text:p>
              </table:table-cell>
              <table:table-cell office:value-type="float" office:value="0.372865120040591">
                <text:p>0.372865120040591</text:p>
              </table:table-cell>
            </table:table-row>
            <table:table-row>
              <table:table-cell office:value-type="float" office:value="0.270000000000045">
                <text:p>0.270000000000045</text:p>
              </table:table-cell>
              <table:table-cell office:value-type="float" office:value="0.370894162555392">
                <text:p>0.370894162555392</text:p>
              </table:table-cell>
            </table:table-row>
            <table:table-row>
              <table:table-cell office:value-type="float" office:value="0.280000000000046">
                <text:p>0.280000000000046</text:p>
              </table:table-cell>
              <table:table-cell office:value-type="float" office:value="0.368859844165085">
                <text:p>0.368859844165085</text:p>
              </table:table-cell>
            </table:table-row>
            <table:table-row>
              <table:table-cell office:value-type="float" office:value="0.290000000000046">
                <text:p>0.290000000000046</text:p>
              </table:table-cell>
              <table:table-cell office:value-type="float" office:value="0.366763323812674">
                <text:p>0.366763323812674</text:p>
              </table:table-cell>
            </table:table-row>
            <table:table-row>
              <table:table-cell office:value-type="float" office:value="0.300000000000046">
                <text:p>0.300000000000046</text:p>
              </table:table-cell>
              <table:table-cell office:value-type="float" office:value="0.364605791182078">
                <text:p>0.364605791182078</text:p>
              </table:table-cell>
            </table:table-row>
            <table:table-row>
              <table:table-cell office:value-type="float" office:value="0.310000000000046">
                <text:p>0.310000000000046</text:p>
              </table:table-cell>
              <table:table-cell office:value-type="float" office:value="0.362388465574523">
                <text:p>0.362388465574523</text:p>
              </table:table-cell>
            </table:table-row>
            <table:table-row>
              <table:table-cell office:value-type="float" office:value="0.320000000000047">
                <text:p>0.320000000000047</text:p>
              </table:table-cell>
              <table:table-cell office:value-type="float" office:value="0.3601125947619">
                <text:p>0.3601125947619</text:p>
              </table:table-cell>
            </table:table-row>
            <table:table-row>
              <table:table-cell office:value-type="float" office:value="0.330000000000047">
                <text:p>0.330000000000047</text:p>
              </table:table-cell>
              <table:table-cell office:value-type="float" office:value="0.357779453818608">
                <text:p>0.357779453818608</text:p>
              </table:table-cell>
            </table:table-row>
            <table:table-row>
              <table:table-cell office:value-type="float" office:value="0.340000000000047">
                <text:p>0.340000000000047</text:p>
              </table:table-cell>
              <table:table-cell office:value-type="float" office:value="0.355390343933394">
                <text:p>0.355390343933394</text:p>
              </table:table-cell>
            </table:table-row>
            <table:table-row>
              <table:table-cell office:value-type="float" office:value="0.350000000000047">
                <text:p>0.350000000000047</text:p>
              </table:table-cell>
              <table:table-cell office:value-type="float" office:value="0.352946591202755">
                <text:p>0.352946591202755</text:p>
              </table:table-cell>
            </table:table-row>
            <table:table-row>
              <table:table-cell office:value-type="float" office:value="0.360000000000047">
                <text:p>0.360000000000047</text:p>
              </table:table-cell>
              <table:table-cell office:value-type="float" office:value="0.350449545407453">
                <text:p>0.350449545407453</text:p>
              </table:table-cell>
            </table:table-row>
            <table:table-row>
              <table:table-cell office:value-type="float" office:value="0.370000000000047">
                <text:p>0.370000000000047</text:p>
              </table:table-cell>
              <table:table-cell office:value-type="float" office:value="0.347900578773717">
                <text:p>0.347900578773717</text:p>
              </table:table-cell>
            </table:table-row>
            <table:table-row>
              <table:table-cell office:value-type="float" office:value="0.380000000000047">
                <text:p>0.380000000000047</text:p>
              </table:table-cell>
              <table:table-cell office:value-type="float" office:value="0.345301084720729">
                <text:p>0.345301084720729</text:p>
              </table:table-cell>
            </table:table-row>
            <table:table-row>
              <table:table-cell office:value-type="float" office:value="0.390000000000048">
                <text:p>0.390000000000048</text:p>
              </table:table-cell>
              <table:table-cell office:value-type="float" office:value="0.342652476595978">
                <text:p>0.342652476595978</text:p>
              </table:table-cell>
            </table:table-row>
            <table:table-row>
              <table:table-cell office:value-type="float" office:value="0.400000000000048">
                <text:p>0.400000000000048</text:p>
              </table:table-cell>
              <table:table-cell office:value-type="float" office:value="0.339956186400084">
                <text:p>0.339956186400084</text:p>
              </table:table-cell>
            </table:table-row>
            <table:table-row>
              <table:table-cell office:value-type="float" office:value="0.410000000000048">
                <text:p>0.410000000000048</text:p>
              </table:table-cell>
              <table:table-cell office:value-type="float" office:value="0.337213663502705">
                <text:p>0.337213663502705</text:p>
              </table:table-cell>
            </table:table-row>
            <table:table-row>
              <table:table-cell office:value-type="float" office:value="0.420000000000048">
                <text:p>0.420000000000048</text:p>
              </table:table-cell>
              <table:table-cell office:value-type="float" office:value="0.334426373351112">
                <text:p>0.334426373351112</text:p>
              </table:table-cell>
            </table:table-row>
            <table:table-row>
              <table:table-cell office:value-type="float" office:value="0.430000000000049">
                <text:p>0.430000000000049</text:p>
              </table:table-cell>
              <table:table-cell office:value-type="float" office:value="0.331595796173046">
                <text:p>0.331595796173046</text:p>
              </table:table-cell>
            </table:table-row>
            <table:table-row>
              <table:table-cell office:value-type="float" office:value="0.440000000000049">
                <text:p>0.440000000000049</text:p>
              </table:table-cell>
              <table:table-cell office:value-type="float" office:value="0.328723425675459">
                <text:p>0.328723425675459</text:p>
              </table:table-cell>
            </table:table-row>
            <table:table-row>
              <table:table-cell office:value-type="float" office:value="0.450000000000049">
                <text:p>0.450000000000049</text:p>
              </table:table-cell>
              <table:table-cell office:value-type="float" office:value="0.325810767740701">
                <text:p>0.325810767740701</text:p>
              </table:table-cell>
            </table:table-row>
            <table:table-row>
              <table:table-cell office:value-type="float" office:value="0.460000000000049">
                <text:p>0.460000000000049</text:p>
              </table:table-cell>
              <table:table-cell office:value-type="float" office:value="0.322859339121765">
                <text:p>0.322859339121765</text:p>
              </table:table-cell>
            </table:table-row>
            <table:table-row>
              <table:table-cell office:value-type="float" office:value="0.47000000000005">
                <text:p>0.47000000000005</text:p>
              </table:table-cell>
              <table:table-cell office:value-type="float" office:value="0.319870666138136">
                <text:p>0.319870666138136</text:p>
              </table:table-cell>
            </table:table-row>
            <table:table-row>
              <table:table-cell office:value-type="float" office:value="0.48000000000005">
                <text:p>0.48000000000005</text:p>
              </table:table-cell>
              <table:table-cell office:value-type="float" office:value="0.316846283373798">
                <text:p>0.316846283373798</text:p>
              </table:table-cell>
            </table:table-row>
            <table:table-row>
              <table:table-cell office:value-type="float" office:value="0.49000000000005">
                <text:p>0.49000000000005</text:p>
              </table:table-cell>
              <table:table-cell office:value-type="float" office:value="0.313787732378948">
                <text:p>0.313787732378948</text:p>
              </table:table-cell>
            </table:table-row>
            <table:table-row>
              <table:table-cell office:value-type="float" office:value="0.50000000000005">
                <text:p>0.50000000000005</text:p>
              </table:table-cell>
              <table:table-cell office:value-type="float" office:value="0.310696560376912">
                <text:p>0.310696560376912</text:p>
              </table:table-cell>
            </table:table-row>
            <table:table-row>
              <table:table-cell office:value-type="float" office:value="0.51000000000005">
                <text:p>0.51000000000005</text:p>
              </table:table-cell>
              <table:table-cell office:value-type="float" office:value="0.307574318977779">
                <text:p>0.307574318977779</text:p>
              </table:table-cell>
            </table:table-row>
            <table:table-row>
              <table:table-cell office:value-type="float" office:value="0.52000000000005">
                <text:p>0.52000000000005</text:p>
              </table:table-cell>
              <table:table-cell office:value-type="float" office:value="0.304422562900208">
                <text:p>0.304422562900208</text:p>
              </table:table-cell>
            </table:table-row>
            <table:table-row>
              <table:table-cell office:value-type="float" office:value="0.53000000000005">
                <text:p>0.53000000000005</text:p>
              </table:table-cell>
              <table:table-cell office:value-type="float" office:value="0.301242848702862">
                <text:p>0.301242848702862</text:p>
              </table:table-cell>
            </table:table-row>
            <table:table-row>
              <table:table-cell office:value-type="float" office:value="0.540000000000051">
                <text:p>0.540000000000051</text:p>
              </table:table-cell>
              <table:table-cell office:value-type="float" office:value="0.298036733526885">
                <text:p>0.298036733526885</text:p>
              </table:table-cell>
            </table:table-row>
            <table:table-row>
              <table:table-cell office:value-type="float" office:value="0.550000000000051">
                <text:p>0.550000000000051</text:p>
              </table:table-cell>
              <table:table-cell office:value-type="float" office:value="0.294805773850806">
                <text:p>0.294805773850806</text:p>
              </table:table-cell>
            </table:table-row>
            <table:table-row>
              <table:table-cell office:value-type="float" office:value="0.560000000000051">
                <text:p>0.560000000000051</text:p>
              </table:table-cell>
              <table:table-cell office:value-type="float" office:value="0.291551524259234">
                <text:p>0.291551524259234</text:p>
              </table:table-cell>
            </table:table-row>
            <table:table-row>
              <table:table-cell office:value-type="float" office:value="0.570000000000051">
                <text:p>0.570000000000051</text:p>
              </table:table-cell>
              <table:table-cell office:value-type="float" office:value="0.288275536226657">
                <text:p>0.288275536226657</text:p>
              </table:table-cell>
            </table:table-row>
            <table:table-row>
              <table:table-cell office:value-type="float" office:value="0.580000000000052">
                <text:p>0.580000000000052</text:p>
              </table:table-cell>
              <table:table-cell office:value-type="float" office:value="0.284979356917639">
                <text:p>0.284979356917639</text:p>
              </table:table-cell>
            </table:table-row>
            <table:table-row>
              <table:table-cell office:value-type="float" office:value="0.590000000000052">
                <text:p>0.590000000000052</text:p>
              </table:table-cell>
              <table:table-cell office:value-type="float" office:value="0.281664528004668">
                <text:p>0.281664528004668</text:p>
              </table:table-cell>
            </table:table-row>
            <table:table-row>
              <table:table-cell office:value-type="float" office:value="0.600000000000052">
                <text:p>0.600000000000052</text:p>
              </table:table-cell>
              <table:table-cell office:value-type="float" office:value="0.278332584504853">
                <text:p>0.278332584504853</text:p>
              </table:table-cell>
            </table:table-row>
            <table:table-row>
              <table:table-cell office:value-type="float" office:value="0.610000000000052">
                <text:p>0.610000000000052</text:p>
              </table:table-cell>
              <table:table-cell office:value-type="float" office:value="0.274985053636663">
                <text:p>0.274985053636663</text:p>
              </table:table-cell>
            </table:table-row>
            <table:table-row>
              <table:table-cell office:value-type="float" office:value="0.620000000000053">
                <text:p>0.620000000000053</text:p>
              </table:table-cell>
              <table:table-cell office:value-type="float" office:value="0.27162345369782">
                <text:p>0.27162345369782</text:p>
              </table:table-cell>
            </table:table-row>
            <table:table-row>
              <table:table-cell office:value-type="float" office:value="0.630000000000053">
                <text:p>0.630000000000053</text:p>
              </table:table-cell>
              <table:table-cell office:value-type="float" office:value="0.268249292965444">
                <text:p>0.268249292965444</text:p>
              </table:table-cell>
            </table:table-row>
            <table:table-row>
              <table:table-cell office:value-type="float" office:value="0.640000000000053">
                <text:p>0.640000000000053</text:p>
              </table:table-cell>
              <table:table-cell office:value-type="float" office:value="0.264864068619494">
                <text:p>0.264864068619494</text:p>
              </table:table-cell>
            </table:table-row>
            <table:table-row>
              <table:table-cell office:value-type="float" office:value="0.650000000000053">
                <text:p>0.650000000000053</text:p>
              </table:table-cell>
              <table:table-cell office:value-type="float" office:value="0.261469265690493">
                <text:p>0.261469265690493</text:p>
              </table:table-cell>
            </table:table-row>
            <table:table-row>
              <table:table-cell office:value-type="float" office:value="0.660000000000053">
                <text:p>0.660000000000053</text:p>
              </table:table-cell>
              <table:table-cell office:value-type="float" office:value="0.258066356032512">
                <text:p>0.258066356032512</text:p>
              </table:table-cell>
            </table:table-row>
            <table:table-row>
              <table:table-cell office:value-type="float" office:value="0.670000000000053">
                <text:p>0.670000000000053</text:p>
              </table:table-cell>
              <table:table-cell office:value-type="float" office:value="0.254656797322291">
                <text:p>0.254656797322291</text:p>
              </table:table-cell>
            </table:table-row>
            <table:table-row>
              <table:table-cell office:value-type="float" office:value="0.680000000000054">
                <text:p>0.680000000000054</text:p>
              </table:table-cell>
              <table:table-cell office:value-type="float" office:value="0.251242032085378">
                <text:p>0.251242032085378</text:p>
              </table:table-cell>
            </table:table-row>
            <table:table-row>
              <table:table-cell office:value-type="float" office:value="0.690000000000054">
                <text:p>0.690000000000054</text:p>
              </table:table-cell>
              <table:table-cell office:value-type="float" office:value="0.247823486750085">
                <text:p>0.247823486750085</text:p>
              </table:table-cell>
            </table:table-row>
            <table:table-row>
              <table:table-cell office:value-type="float" office:value="0.700000000000054">
                <text:p>0.700000000000054</text:p>
              </table:table-cell>
              <table:table-cell office:value-type="float" office:value="0.244402570730019">
                <text:p>0.244402570730019</text:p>
              </table:table-cell>
            </table:table-row>
            <table:table-row>
              <table:table-cell office:value-type="float" office:value="0.710000000000054">
                <text:p>0.710000000000054</text:p>
              </table:table-cell>
              <table:table-cell office:value-type="float" office:value="0.240980675535905">
                <text:p>0.240980675535905</text:p>
              </table:table-cell>
            </table:table-row>
            <table:table-row>
              <table:table-cell office:value-type="float" office:value="0.720000000000054">
                <text:p>0.720000000000054</text:p>
              </table:table-cell>
              <table:table-cell office:value-type="float" office:value="0.237559173917354">
                <text:p>0.237559173917354</text:p>
              </table:table-cell>
            </table:table-row>
            <table:table-row>
              <table:table-cell office:value-type="float" office:value="0.730000000000055">
                <text:p>0.730000000000055</text:p>
              </table:table-cell>
              <table:table-cell office:value-type="float" office:value="0.234139419035193">
                <text:p>0.234139419035193</text:p>
              </table:table-cell>
            </table:table-row>
            <table:table-row>
              <table:table-cell office:value-type="float" office:value="0.740000000000055">
                <text:p>0.740000000000055</text:p>
              </table:table-cell>
              <table:table-cell office:value-type="float" office:value="0.230722743664907">
                <text:p>0.230722743664907</text:p>
              </table:table-cell>
            </table:table-row>
            <table:table-row>
              <table:table-cell office:value-type="float" office:value="0.750000000000055">
                <text:p>0.750000000000055</text:p>
              </table:table-cell>
              <table:table-cell office:value-type="float" office:value="0.227310459431705">
                <text:p>0.227310459431705</text:p>
              </table:table-cell>
            </table:table-row>
            <table:table-row>
              <table:table-cell office:value-type="float" office:value="0.760000000000055">
                <text:p>0.760000000000055</text:p>
              </table:table-cell>
              <table:table-cell office:value-type="float" office:value="0.223903856077666">
                <text:p>0.223903856077666</text:p>
              </table:table-cell>
            </table:table-row>
            <table:table-row>
              <table:table-cell office:value-type="float" office:value="0.770000000000056">
                <text:p>0.770000000000056</text:p>
              </table:table-cell>
              <table:table-cell office:value-type="float" office:value="0.220504200761364">
                <text:p>0.220504200761364</text:p>
              </table:table-cell>
            </table:table-row>
            <table:table-row>
              <table:table-cell office:value-type="float" office:value="0.780000000000055">
                <text:p>0.780000000000055</text:p>
              </table:table-cell>
              <table:table-cell office:value-type="float" office:value="0.21711273739034">
                <text:p>0.21711273739034</text:p>
              </table:table-cell>
            </table:table-row>
            <table:table-row>
              <table:table-cell office:value-type="float" office:value="0.790000000000056">
                <text:p>0.790000000000056</text:p>
              </table:table-cell>
              <table:table-cell office:value-type="float" office:value="0.213730685986698">
                <text:p>0.213730685986698</text:p>
              </table:table-cell>
            </table:table-row>
            <table:table-row>
              <table:table-cell office:value-type="float" office:value="0.800000000000056">
                <text:p>0.800000000000056</text:p>
              </table:table-cell>
              <table:table-cell office:value-type="float" office:value="0.210359242086114">
                <text:p>0.210359242086114</text:p>
              </table:table-cell>
            </table:table-row>
            <table:table-row>
              <table:table-cell office:value-type="float" office:value="0.810000000000056">
                <text:p>0.810000000000056</text:p>
              </table:table-cell>
              <table:table-cell office:value-type="float" office:value="0.206999576170419">
                <text:p>0.206999576170419</text:p>
              </table:table-cell>
            </table:table-row>
            <table:table-row>
              <table:table-cell office:value-type="float" office:value="0.820000000000056">
                <text:p>0.820000000000056</text:p>
              </table:table-cell>
              <table:table-cell office:value-type="float" office:value="0.20365283313394">
                <text:p>0.20365283313394</text:p>
              </table:table-cell>
            </table:table-row>
            <table:table-row>
              <table:table-cell office:value-type="float" office:value="0.830000000000057">
                <text:p>0.830000000000057</text:p>
              </table:table-cell>
              <table:table-cell office:value-type="float" office:value="0.200320131783688">
                <text:p>0.200320131783688</text:p>
              </table:table-cell>
            </table:table-row>
            <table:table-row>
              <table:table-cell office:value-type="float" office:value="0.840000000000057">
                <text:p>0.840000000000057</text:p>
              </table:table-cell>
              <table:table-cell office:value-type="float" office:value="0.197002564373448">
                <text:p>0.197002564373448</text:p>
              </table:table-cell>
            </table:table-row>
            <table:table-row>
              <table:table-cell office:value-type="float" office:value="0.850000000000057">
                <text:p>0.850000000000057</text:p>
              </table:table-cell>
              <table:table-cell office:value-type="float" office:value="0.193701196171781">
                <text:p>0.193701196171781</text:p>
              </table:table-cell>
            </table:table-row>
            <table:table-row>
              <table:table-cell office:value-type="float" office:value="0.860000000000057">
                <text:p>0.860000000000057</text:p>
              </table:table-cell>
              <table:table-cell office:value-type="float" office:value="0.190417065063891">
                <text:p>0.190417065063891</text:p>
              </table:table-cell>
            </table:table-row>
            <table:table-row>
              <table:table-cell office:value-type="float" office:value="0.870000000000057">
                <text:p>0.870000000000057</text:p>
              </table:table-cell>
              <table:table-cell office:value-type="float" office:value="0.187151181187277">
                <text:p>0.187151181187277</text:p>
              </table:table-cell>
            </table:table-row>
            <table:table-row>
              <table:table-cell office:value-type="float" office:value="0.880000000000058">
                <text:p>0.880000000000058</text:p>
              </table:table-cell>
              <table:table-cell office:value-type="float" office:value="0.183904526601036">
                <text:p>0.183904526601036</text:p>
              </table:table-cell>
            </table:table-row>
            <table:table-row>
              <table:table-cell office:value-type="float" office:value="0.890000000000058">
                <text:p>0.890000000000058</text:p>
              </table:table-cell>
              <table:table-cell office:value-type="float" office:value="0.180678054988635">
                <text:p>0.180678054988635</text:p>
              </table:table-cell>
            </table:table-row>
            <table:table-row>
              <table:table-cell office:value-type="float" office:value="0.900000000000058">
                <text:p>0.900000000000058</text:p>
              </table:table-cell>
              <table:table-cell office:value-type="float" office:value="0.177472691393933">
                <text:p>0.177472691393933</text:p>
              </table:table-cell>
            </table:table-row>
            <table:table-row>
              <table:table-cell office:value-type="float" office:value="0.910000000000058">
                <text:p>0.910000000000058</text:p>
              </table:table-cell>
              <table:table-cell office:value-type="float" office:value="0.174289331990197">
                <text:p>0.174289331990197</text:p>
              </table:table-cell>
            </table:table-row>
            <table:table-row>
              <table:table-cell office:value-type="float" office:value="0.920000000000058">
                <text:p>0.920000000000058</text:p>
              </table:table-cell>
              <table:table-cell office:value-type="float" office:value="0.171128843881797">
                <text:p>0.171128843881797</text:p>
              </table:table-cell>
            </table:table-row>
            <table:table-row>
              <table:table-cell office:value-type="float" office:value="0.930000000000058">
                <text:p>0.930000000000058</text:p>
              </table:table-cell>
              <table:table-cell office:value-type="float" office:value="0.167992064938251">
                <text:p>0.167992064938251</text:p>
              </table:table-cell>
            </table:table-row>
            <table:table-row>
              <table:table-cell office:value-type="float" office:value="0.940000000000059">
                <text:p>0.940000000000059</text:p>
              </table:table-cell>
              <table:table-cell office:value-type="float" office:value="0.164879803660213">
                <text:p>0.164879803660213</text:p>
              </table:table-cell>
            </table:table-row>
            <table:table-row>
              <table:table-cell office:value-type="float" office:value="0.950000000000059">
                <text:p>0.950000000000059</text:p>
              </table:table-cell>
              <table:table-cell office:value-type="float" office:value="0.161792839077017">
                <text:p>0.161792839077017</text:p>
              </table:table-cell>
            </table:table-row>
            <table:table-row>
              <table:table-cell office:value-type="float" office:value="0.960000000000059">
                <text:p>0.960000000000059</text:p>
              </table:table-cell>
              <table:table-cell office:value-type="float" office:value="0.158731920675287">
                <text:p>0.158731920675287</text:p>
              </table:table-cell>
            </table:table-row>
            <table:table-row>
              <table:table-cell office:value-type="float" office:value="0.970000000000059">
                <text:p>0.970000000000059</text:p>
              </table:table-cell>
              <table:table-cell office:value-type="float" office:value="0.155697768358146">
                <text:p>0.155697768358146</text:p>
              </table:table-cell>
            </table:table-row>
            <table:table-row>
              <table:table-cell office:value-type="float" office:value="0.98000000000006">
                <text:p>0.98000000000006</text:p>
              </table:table-cell>
              <table:table-cell office:value-type="float" office:value="0.152691072434491">
                <text:p>0.152691072434491</text:p>
              </table:table-cell>
            </table:table-row>
            <table:table-row>
              <table:table-cell office:value-type="float" office:value="0.99000000000006">
                <text:p>0.99000000000006</text:p>
              </table:table-cell>
              <table:table-cell office:value-type="float" office:value="0.149712493637776">
                <text:p>0.149712493637776</text:p>
              </table:table-cell>
            </table:table-row>
            <table:table-row>
              <table:table-cell office:value-type="float" office:value="1.00000000000006">
                <text:p>1.00000000000006</text:p>
              </table:table-cell>
              <table:table-cell office:value-type="float" office:value="0.146762663173722">
                <text:p>0.146762663173722</text:p>
              </table:table-cell>
            </table:table-row>
            <table:table-row>
              <table:table-cell office:value-type="float" office:value="1.01000000000006">
                <text:p>1.01000000000006</text:p>
              </table:table-cell>
              <table:table-cell office:value-type="float" office:value="0.143842182796334">
                <text:p>0.143842182796334</text:p>
              </table:table-cell>
            </table:table-row>
            <table:table-row>
              <table:table-cell office:value-type="float" office:value="1.02000000000006">
                <text:p>1.02000000000006</text:p>
              </table:table-cell>
              <table:table-cell office:value-type="float" office:value="0.140951624911583">
                <text:p>0.140951624911583</text:p>
              </table:table-cell>
            </table:table-row>
            <table:table-row>
              <table:table-cell office:value-type="float" office:value="1.03000000000006">
                <text:p>1.03000000000006</text:p>
              </table:table-cell>
              <table:table-cell office:value-type="float" office:value="0.138091532708092">
                <text:p>0.138091532708092</text:p>
              </table:table-cell>
            </table:table-row>
            <table:table-row>
              <table:table-cell office:value-type="float" office:value="1.04000000000006">
                <text:p>1.04000000000006</text:p>
              </table:table-cell>
              <table:table-cell office:value-type="float" office:value="0.135262420314122">
                <text:p>0.135262420314122</text:p>
              </table:table-cell>
            </table:table-row>
            <table:table-row>
              <table:table-cell office:value-type="float" office:value="1.05000000000006">
                <text:p>1.05000000000006</text:p>
              </table:table-cell>
              <table:table-cell office:value-type="float" office:value="0.132464772980149">
                <text:p>0.132464772980149</text:p>
              </table:table-cell>
            </table:table-row>
            <table:table-row>
              <table:table-cell office:value-type="float" office:value="1.06000000000006">
                <text:p>1.06000000000006</text:p>
              </table:table-cell>
              <table:table-cell office:value-type="float" office:value="0.129699047286305">
                <text:p>0.129699047286305</text:p>
              </table:table-cell>
            </table:table-row>
            <table:table-row>
              <table:table-cell office:value-type="float" office:value="1.07000000000006">
                <text:p>1.07000000000006</text:p>
              </table:table-cell>
              <table:table-cell office:value-type="float" office:value="0.126965671373902">
                <text:p>0.126965671373902</text:p>
              </table:table-cell>
            </table:table-row>
            <table:table-row>
              <table:table-cell office:value-type="float" office:value="1.08000000000006">
                <text:p>1.08000000000006</text:p>
              </table:table-cell>
              <table:table-cell office:value-type="float" office:value="0.124265045200298">
                <text:p>0.124265045200298</text:p>
              </table:table-cell>
            </table:table-row>
            <table:table-row>
              <table:table-cell office:value-type="float" office:value="1.09000000000006">
                <text:p>1.09000000000006</text:p>
              </table:table-cell>
              <table:table-cell office:value-type="float" office:value="0.121597540816291">
                <text:p>0.121597540816291</text:p>
              </table:table-cell>
            </table:table-row>
            <table:table-row>
              <table:table-cell office:value-type="float" office:value="1.10000000000006">
                <text:p>1.10000000000006</text:p>
              </table:table-cell>
              <table:table-cell office:value-type="float" office:value="0.118963502665247">
                <text:p>0.118963502665247</text:p>
              </table:table-cell>
            </table:table-row>
            <table:table-row>
              <table:table-cell office:value-type="float" office:value="1.11000000000006">
                <text:p>1.11000000000006</text:p>
              </table:table-cell>
              <table:table-cell office:value-type="float" office:value="0.11636324790314">
                <text:p>0.11636324790314</text:p>
              </table:table-cell>
            </table:table-row>
            <table:table-row>
              <table:table-cell office:value-type="float" office:value="1.12000000000006">
                <text:p>1.12000000000006</text:p>
              </table:table-cell>
              <table:table-cell office:value-type="float" office:value="0.113797066738688">
                <text:p>0.113797066738688</text:p>
              </table:table-cell>
            </table:table-row>
            <table:table-row>
              <table:table-cell office:value-type="float" office:value="1.13000000000006">
                <text:p>1.13000000000006</text:p>
              </table:table-cell>
              <table:table-cell office:value-type="float" office:value="0.111265222792725">
                <text:p>0.111265222792725</text:p>
              </table:table-cell>
            </table:table-row>
            <table:table-row>
              <table:table-cell office:value-type="float" office:value="1.14000000000006">
                <text:p>1.14000000000006</text:p>
              </table:table-cell>
              <table:table-cell office:value-type="float" office:value="0.10876795347598">
                <text:p>0.10876795347598</text:p>
              </table:table-cell>
            </table:table-row>
            <table:table-row>
              <table:table-cell office:value-type="float" office:value="1.15000000000006">
                <text:p>1.15000000000006</text:p>
              </table:table-cell>
              <table:table-cell office:value-type="float" office:value="0.106305470384401">
                <text:p>0.106305470384401</text:p>
              </table:table-cell>
            </table:table-row>
            <table:table-row>
              <table:table-cell office:value-type="float" office:value="1.16000000000006">
                <text:p>1.16000000000006</text:p>
              </table:table-cell>
              <table:table-cell office:value-type="float" office:value="0.103877959711168">
                <text:p>0.103877959711168</text:p>
              </table:table-cell>
            </table:table-row>
            <table:table-row>
              <table:table-cell office:value-type="float" office:value="1.17000000000006">
                <text:p>1.17000000000006</text:p>
              </table:table-cell>
              <table:table-cell office:value-type="float" office:value="0.101485582674526">
                <text:p>0.101485582674526</text:p>
              </table:table-cell>
            </table:table-row>
            <table:table-row>
              <table:table-cell office:value-type="float" office:value="1.18000000000006">
                <text:p>1.18000000000006</text:p>
              </table:table-cell>
              <table:table-cell office:value-type="float" office:value="0.0991284759605799">
                <text:p>0.0991284759605799</text:p>
              </table:table-cell>
            </table:table-row>
            <table:table-row>
              <table:table-cell office:value-type="float" office:value="1.19000000000006">
                <text:p>1.19000000000006</text:p>
              </table:table-cell>
              <table:table-cell office:value-type="float" office:value="0.0968067521801803">
                <text:p>0.0968067521801803</text:p>
              </table:table-cell>
            </table:table-row>
            <table:table-row>
              <table:table-cell office:value-type="float" office:value="1.20000000000006">
                <text:p>1.20000000000006</text:p>
              </table:table-cell>
              <table:table-cell office:value-type="float" office:value="0.0945205003390324">
                <text:p>0.0945205003390324</text:p>
              </table:table-cell>
            </table:table-row>
            <table:table-row>
              <table:table-cell office:value-type="float" office:value="1.21000000000006">
                <text:p>1.21000000000006</text:p>
              </table:table-cell>
              <table:table-cell office:value-type="float" office:value="0.0922697863201685">
                <text:p>0.0922697863201685</text:p>
              </table:table-cell>
            </table:table-row>
            <table:table-row>
              <table:table-cell office:value-type="float" office:value="1.22000000000006">
                <text:p>1.22000000000006</text:p>
              </table:table-cell>
              <table:table-cell office:value-type="float" office:value="0.0900546533779182">
                <text:p>0.0900546533779182</text:p>
              </table:table-cell>
            </table:table-row>
            <table:table-row>
              <table:table-cell office:value-type="float" office:value="1.23000000000006">
                <text:p>1.23000000000006</text:p>
              </table:table-cell>
              <table:table-cell office:value-type="float" office:value="0.0878751226425207">
                <text:p>0.0878751226425207</text:p>
              </table:table-cell>
            </table:table-row>
            <table:table-row>
              <table:table-cell office:value-type="float" office:value="1.24000000000006">
                <text:p>1.24000000000006</text:p>
              </table:table-cell>
              <table:table-cell office:value-type="float" office:value="0.0857311936345281">
                <text:p>0.0857311936345281</text:p>
              </table:table-cell>
            </table:table-row>
            <table:table-row>
              <table:table-cell office:value-type="float" office:value="1.25000000000006">
                <text:p>1.25000000000006</text:p>
              </table:table-cell>
              <table:table-cell office:value-type="float" office:value="0.083622844788154">
                <text:p>0.083622844788154</text:p>
              </table:table-cell>
            </table:table-row>
            <table:table-row>
              <table:table-cell office:value-type="float" office:value="1.26000000000007">
                <text:p>1.26000000000007</text:p>
              </table:table-cell>
              <table:table-cell office:value-type="float" office:value="0.0815500339827292">
                <text:p>0.0815500339827292</text:p>
              </table:table-cell>
            </table:table-row>
            <table:table-row>
              <table:table-cell office:value-type="float" office:value="1.27000000000007">
                <text:p>1.27000000000007</text:p>
              </table:table-cell>
              <table:table-cell office:value-type="float" office:value="0.0795126990814493">
                <text:p>0.0795126990814493</text:p>
              </table:table-cell>
            </table:table-row>
            <table:table-row>
              <table:table-cell office:value-type="float" office:value="1.28000000000007">
                <text:p>1.28000000000007</text:p>
              </table:table-cell>
              <table:table-cell office:value-type="float" office:value="0.0775107584765654">
                <text:p>0.0775107584765654</text:p>
              </table:table-cell>
            </table:table-row>
            <table:table-row>
              <table:table-cell office:value-type="float" office:value="1.29000000000007">
                <text:p>1.29000000000007</text:p>
              </table:table-cell>
              <table:table-cell office:value-type="float" office:value="0.0755441116402533">
                <text:p>0.0755441116402533</text:p>
              </table:table-cell>
            </table:table-row>
            <table:table-row>
              <table:table-cell office:value-type="float" office:value="1.30000000000007">
                <text:p>1.30000000000007</text:p>
              </table:table-cell>
              <table:table-cell office:value-type="float" office:value="0.0736126396803366">
                <text:p>0.0736126396803366</text:p>
              </table:table-cell>
            </table:table-row>
            <table:table-row>
              <table:table-cell office:value-type="float" office:value="1.31000000000007">
                <text:p>1.31000000000007</text:p>
              </table:table-cell>
              <table:table-cell office:value-type="float" office:value="0.0717162059000943">
                <text:p>0.0717162059000943</text:p>
              </table:table-cell>
            </table:table-row>
            <table:table-row>
              <table:table-cell office:value-type="float" office:value="1.32000000000007">
                <text:p>1.32000000000007</text:p>
              </table:table-cell>
              <table:table-cell office:value-type="float" office:value="0.0698546563613854">
                <text:p>0.0698546563613854</text:p>
              </table:table-cell>
            </table:table-row>
            <table:table-row>
              <table:table-cell office:value-type="float" office:value="1.33000000000007">
                <text:p>1.33000000000007</text:p>
              </table:table-cell>
              <table:table-cell office:value-type="float" office:value="0.0680278204503386">
                <text:p>0.0680278204503386</text:p>
              </table:table-cell>
            </table:table-row>
            <table:table-row>
              <table:table-cell office:value-type="float" office:value="1.34000000000007">
                <text:p>1.34000000000007</text:p>
              </table:table-cell>
              <table:table-cell office:value-type="float" office:value="0.0662355114448697">
                <text:p>0.0662355114448697</text:p>
              </table:table-cell>
            </table:table-row>
            <table:table-row>
              <table:table-cell office:value-type="float" office:value="1.35000000000007">
                <text:p>1.35000000000007</text:p>
              </table:table-cell>
              <table:table-cell office:value-type="float" office:value="0.0644775270833091">
                <text:p>0.0644775270833091</text:p>
              </table:table-cell>
            </table:table-row>
            <table:table-row>
              <table:table-cell office:value-type="float" office:value="1.36000000000007">
                <text:p>1.36000000000007</text:p>
              </table:table-cell>
              <table:table-cell office:value-type="float" office:value="0.0627536501334367">
                <text:p>0.0627536501334367</text:p>
              </table:table-cell>
            </table:table-row>
            <table:table-row>
              <table:table-cell office:value-type="float" office:value="1.37000000000007">
                <text:p>1.37000000000007</text:p>
              </table:table-cell>
              <table:table-cell office:value-type="float" office:value="0.0610636489612383">
                <text:p>0.0610636489612383</text:p>
              </table:table-cell>
            </table:table-row>
            <table:table-row>
              <table:table-cell office:value-type="float" office:value="1.38000000000007">
                <text:p>1.38000000000007</text:p>
              </table:table-cell>
              <table:table-cell office:value-type="float" office:value="0.0594072780987202">
                <text:p>0.0594072780987202</text:p>
              </table:table-cell>
            </table:table-row>
            <table:table-row>
              <table:table-cell office:value-type="float" office:value="1.39000000000007">
                <text:p>1.39000000000007</text:p>
              </table:table-cell>
              <table:table-cell office:value-type="float" office:value="0.0577842788101324">
                <text:p>0.0577842788101324</text:p>
              </table:table-cell>
            </table:table-row>
            <table:table-row>
              <table:table-cell office:value-type="float" office:value="1.40000000000007">
                <text:p>1.40000000000007</text:p>
              </table:table-cell>
              <table:table-cell office:value-type="float" office:value="0.0561943796559755">
                <text:p>0.0561943796559755</text:p>
              </table:table-cell>
            </table:table-row>
            <table:table-row>
              <table:table-cell office:value-type="float" office:value="1.41000000000007">
                <text:p>1.41000000000007</text:p>
              </table:table-cell>
              <table:table-cell office:value-type="float" office:value="0.0546372970541822">
                <text:p>0.0546372970541822</text:p>
              </table:table-cell>
            </table:table-row>
            <table:table-row>
              <table:table-cell office:value-type="float" office:value="1.42000000000007">
                <text:p>1.42000000000007</text:p>
              </table:table-cell>
              <table:table-cell office:value-type="float" office:value="0.0531127358378872">
                <text:p>0.0531127358378872</text:p>
              </table:table-cell>
            </table:table-row>
            <table:table-row>
              <table:table-cell office:value-type="float" office:value="1.43000000000007">
                <text:p>1.43000000000007</text:p>
              </table:table-cell>
              <table:table-cell office:value-type="float" office:value="0.0516203898092203">
                <text:p>0.0516203898092203</text:p>
              </table:table-cell>
            </table:table-row>
            <table:table-row>
              <table:table-cell office:value-type="float" office:value="1.44000000000007">
                <text:p>1.44000000000007</text:p>
              </table:table-cell>
              <table:table-cell office:value-type="float" office:value="0.0501599422885755">
                <text:p>0.0501599422885755</text:p>
              </table:table-cell>
            </table:table-row>
            <table:table-row>
              <table:table-cell office:value-type="float" office:value="1.45000000000007">
                <text:p>1.45000000000007</text:p>
              </table:table-cell>
              <table:table-cell office:value-type="float" office:value="0.0487310666588356">
                <text:p>0.0487310666588356</text:p>
              </table:table-cell>
            </table:table-row>
            <table:table-row>
              <table:table-cell office:value-type="float" office:value="1.46000000000007">
                <text:p>1.46000000000007</text:p>
              </table:table-cell>
              <table:table-cell office:value-type="float" office:value="0.047333426904047">
                <text:p>0.047333426904047</text:p>
              </table:table-cell>
            </table:table-row>
            <table:table-row>
              <table:table-cell office:value-type="float" office:value="1.47000000000007">
                <text:p>1.47000000000007</text:p>
              </table:table-cell>
              <table:table-cell office:value-type="float" office:value="0.0459666781420677">
                <text:p>0.0459666781420677</text:p>
              </table:table-cell>
            </table:table-row>
            <table:table-row>
              <table:table-cell office:value-type="float" office:value="1.48000000000007">
                <text:p>1.48000000000007</text:p>
              </table:table-cell>
              <table:table-cell office:value-type="float" office:value="0.0446304671507281">
                <text:p>0.0446304671507281</text:p>
              </table:table-cell>
            </table:table-row>
            <table:table-row>
              <table:table-cell office:value-type="float" office:value="1.49000000000007">
                <text:p>1.49000000000007</text:p>
              </table:table-cell>
              <table:table-cell office:value-type="float" office:value="0.043324432887069">
                <text:p>0.043324432887069</text:p>
              </table:table-cell>
            </table:table-row>
            <table:table-row>
              <table:table-cell office:value-type="float" office:value="1.50000000000007">
                <text:p>1.50000000000007</text:p>
              </table:table-cell>
              <table:table-cell office:value-type="float" office:value="0.042048206999244">
                <text:p>0.042048206999244</text:p>
              </table:table-cell>
            </table:table-row>
            <table:table-row>
              <table:table-cell office:value-type="float" office:value="1.51000000000007">
                <text:p>1.51000000000007</text:p>
              </table:table-cell>
              <table:table-cell office:value-type="float" office:value="0.0408014143306925">
                <text:p>0.0408014143306925</text:p>
              </table:table-cell>
            </table:table-row>
            <table:table-row>
              <table:table-cell office:value-type="float" office:value="1.52000000000007">
                <text:p>1.52000000000007</text:p>
              </table:table-cell>
              <table:table-cell office:value-type="float" office:value="0.0395836734162143">
                <text:p>0.0395836734162143</text:p>
              </table:table-cell>
            </table:table-row>
            <table:table-row>
              <table:table-cell office:value-type="float" office:value="1.53000000000007">
                <text:p>1.53000000000007</text:p>
              </table:table-cell>
              <table:table-cell office:value-type="float" office:value="0.0383945969695985">
                <text:p>0.0383945969695985</text:p>
              </table:table-cell>
            </table:table-row>
            <table:table-row>
              <table:table-cell office:value-type="float" office:value="1.54000000000007">
                <text:p>1.54000000000007</text:p>
              </table:table-cell>
              <table:table-cell office:value-type="float" office:value="0.0372337923624801">
                <text:p>0.0372337923624801</text:p>
              </table:table-cell>
            </table:table-row>
            <table:table-row>
              <table:table-cell office:value-type="float" office:value="1.55000000000007">
                <text:p>1.55000000000007</text:p>
              </table:table-cell>
              <table:table-cell office:value-type="float" office:value="0.0361008620941202">
                <text:p>0.0361008620941202</text:p>
              </table:table-cell>
            </table:table-row>
            <table:table-row>
              <table:table-cell office:value-type="float" office:value="1.56000000000007">
                <text:p>1.56000000000007</text:p>
              </table:table-cell>
              <table:table-cell office:value-type="float" office:value="0.0349954042518277">
                <text:p>0.0349954042518277</text:p>
              </table:table-cell>
            </table:table-row>
            <table:table-row>
              <table:table-cell office:value-type="float" office:value="1.57000000000007">
                <text:p>1.57000000000007</text:p>
              </table:table-cell>
              <table:table-cell office:value-type="float" office:value="0.0339170129617611">
                <text:p>0.0339170129617611</text:p>
              </table:table-cell>
            </table:table-row>
            <table:table-row>
              <table:table-cell office:value-type="float" office:value="1.58000000000007">
                <text:p>1.58000000000007</text:p>
              </table:table-cell>
              <table:table-cell office:value-type="float" office:value="0.0328652788298707">
                <text:p>0.0328652788298707</text:p>
              </table:table-cell>
            </table:table-row>
            <table:table-row>
              <table:table-cell office:value-type="float" office:value="1.59000000000007">
                <text:p>1.59000000000007</text:p>
              </table:table-cell>
              <table:table-cell office:value-type="float" office:value="0.0318397893727624">
                <text:p>0.0318397893727624</text:p>
              </table:table-cell>
            </table:table-row>
            <table:table-row>
              <table:table-cell office:value-type="float" office:value="1.60000000000007">
                <text:p>1.60000000000007</text:p>
              </table:table-cell>
              <table:table-cell office:value-type="float" office:value="0.0308401294382839">
                <text:p>0.0308401294382839</text:p>
              </table:table-cell>
            </table:table-row>
            <table:table-row>
              <table:table-cell office:value-type="float" office:value="1.61000000000007">
                <text:p>1.61000000000007</text:p>
              </table:table-cell>
              <table:table-cell office:value-type="float" office:value="0.0298658816156564">
                <text:p>0.0298658816156564</text:p>
              </table:table-cell>
            </table:table-row>
            <table:table-row>
              <table:table-cell office:value-type="float" office:value="1.62000000000007">
                <text:p>1.62000000000007</text:p>
              </table:table-cell>
              <table:table-cell office:value-type="float" office:value="0.0289166266349925">
                <text:p>0.0289166266349925</text:p>
              </table:table-cell>
            </table:table-row>
            <table:table-row>
              <table:table-cell office:value-type="float" office:value="1.63000000000007">
                <text:p>1.63000000000007</text:p>
              </table:table-cell>
              <table:table-cell office:value-type="float" office:value="0.0279919437560626">
                <text:p>0.0279919437560626</text:p>
              </table:table-cell>
            </table:table-row>
            <table:table-row>
              <table:table-cell office:value-type="float" office:value="1.64000000000007">
                <text:p>1.64000000000007</text:p>
              </table:table-cell>
              <table:table-cell office:value-type="float" office:value="0.0270914111461902">
                <text:p>0.0270914111461902</text:p>
              </table:table-cell>
            </table:table-row>
            <table:table-row>
              <table:table-cell office:value-type="float" office:value="1.65000000000007">
                <text:p>1.65000000000007</text:p>
              </table:table-cell>
              <table:table-cell office:value-type="float" office:value="0.0262146062471751">
                <text:p>0.0262146062471751</text:p>
              </table:table-cell>
            </table:table-row>
            <table:table-row>
              <table:table-cell office:value-type="float" office:value="1.66000000000007">
                <text:p>1.66000000000007</text:p>
              </table:table-cell>
              <table:table-cell office:value-type="float" office:value="0.0253611061311626">
                <text:p>0.0253611061311626</text:p>
              </table:table-cell>
            </table:table-row>
            <table:table-row>
              <table:table-cell office:value-type="float" office:value="1.67000000000007">
                <text:p>1.67000000000007</text:p>
              </table:table-cell>
              <table:table-cell office:value-type="float" office:value="0.0245304878453936">
                <text:p>0.0245304878453936</text:p>
              </table:table-cell>
            </table:table-row>
            <table:table-row>
              <table:table-cell office:value-type="float" office:value="1.68000000000007">
                <text:p>1.68000000000007</text:p>
              </table:table-cell>
              <table:table-cell office:value-type="float" office:value="0.0237223287457901">
                <text:p>0.0237223287457901</text:p>
              </table:table-cell>
            </table:table-row>
            <table:table-row>
              <table:table-cell office:value-type="float" office:value="1.69000000000007">
                <text:p>1.69000000000007</text:p>
              </table:table-cell>
              <table:table-cell office:value-type="float" office:value="0.0229362068193436">
                <text:p>0.0229362068193436</text:p>
              </table:table-cell>
            </table:table-row>
            <table:table-row>
              <table:table-cell office:value-type="float" office:value="1.70000000000007">
                <text:p>1.70000000000007</text:p>
              </table:table-cell>
              <table:table-cell office:value-type="float" office:value="0.0221717009952946">
                <text:p>0.0221717009952946</text:p>
              </table:table-cell>
            </table:table-row>
            <table:table-row>
              <table:table-cell office:value-type="float" office:value="1.71000000000007">
                <text:p>1.71000000000007</text:p>
              </table:table-cell>
              <table:table-cell office:value-type="float" office:value="0.0214283914451048">
                <text:p>0.0214283914451048</text:p>
              </table:table-cell>
            </table:table-row>
            <table:table-row>
              <table:table-cell office:value-type="float" office:value="1.72000000000007">
                <text:p>1.72000000000007</text:p>
              </table:table-cell>
              <table:table-cell office:value-type="float" office:value="0.0207058598712381">
                <text:p>0.0207058598712381</text:p>
              </table:table-cell>
            </table:table-row>
            <table:table-row>
              <table:table-cell office:value-type="float" office:value="1.73000000000007">
                <text:p>1.73000000000007</text:p>
              </table:table-cell>
              <table:table-cell office:value-type="float" office:value="0.0200036897847856">
                <text:p>0.0200036897847856</text:p>
              </table:table-cell>
            </table:table-row>
            <table:table-row>
              <table:table-cell office:value-type="float" office:value="1.74000000000007">
                <text:p>1.74000000000007</text:p>
              </table:table-cell>
              <table:table-cell office:value-type="float" office:value="0.0193214667719776">
                <text:p>0.0193214667719776</text:p>
              </table:table-cell>
            </table:table-row>
            <table:table-row>
              <table:table-cell office:value-type="float" office:value="1.75000000000008">
                <text:p>1.75000000000008</text:p>
              </table:table-cell>
              <table:table-cell office:value-type="float" office:value="0.0186587787496457">
                <text:p>0.0186587787496457</text:p>
              </table:table-cell>
            </table:table-row>
            <table:table-row>
              <table:table-cell office:value-type="float" office:value="1.76000000000008">
                <text:p>1.76000000000008</text:p>
              </table:table-cell>
              <table:table-cell office:value-type="float" office:value="0.0180152162097094">
                <text:p>0.0180152162097094</text:p>
              </table:table-cell>
            </table:table-row>
            <table:table-row>
              <table:table-cell office:value-type="float" office:value="1.77000000000008">
                <text:p>1.77000000000008</text:p>
              </table:table-cell>
              <table:table-cell office:value-type="float" office:value="0.0173903724527656">
                <text:p>0.0173903724527656</text:p>
              </table:table-cell>
            </table:table-row>
            <table:table-row>
              <table:table-cell office:value-type="float" office:value="1.78000000000008">
                <text:p>1.78000000000008</text:p>
              </table:table-cell>
              <table:table-cell office:value-type="float" office:value="0.0167838438108912">
                <text:p>0.0167838438108912</text:p>
              </table:table-cell>
            </table:table-row>
            <table:table-row>
              <table:table-cell office:value-type="float" office:value="1.79000000000008">
                <text:p>1.79000000000008</text:p>
              </table:table-cell>
              <table:table-cell office:value-type="float" office:value="0.0161952298597584">
                <text:p>0.0161952298597584</text:p>
              </table:table-cell>
            </table:table-row>
            <table:table-row>
              <table:table-cell office:value-type="float" office:value="1.80000000000008">
                <text:p>1.80000000000008</text:p>
              </table:table-cell>
              <table:table-cell office:value-type="float" office:value="0.0156241336201879">
                <text:p>0.0156241336201879</text:p>
              </table:table-cell>
            </table:table-row>
            <table:table-row>
              <table:table-cell office:value-type="float" office:value="1.81000000000008">
                <text:p>1.81000000000008</text:p>
              </table:table-cell>
              <table:table-cell office:value-type="float" office:value="0.0150701617492693">
                <text:p>0.0150701617492693</text:p>
              </table:table-cell>
            </table:table-row>
            <table:table-row>
              <table:table-cell office:value-type="float" office:value="1.82000000000008">
                <text:p>1.82000000000008</text:p>
              </table:table-cell>
              <table:table-cell office:value-type="float" office:value="0.0145329247211899">
                <text:p>0.0145329247211899</text:p>
              </table:table-cell>
            </table:table-row>
            <table:table-row>
              <table:table-cell office:value-type="float" office:value="1.83000000000008">
                <text:p>1.83000000000008</text:p>
              </table:table-cell>
              <table:table-cell office:value-type="float" office:value="0.0140120369979212">
                <text:p>0.0140120369979212</text:p>
              </table:table-cell>
            </table:table-row>
            <table:table-row>
              <table:table-cell office:value-type="float" office:value="1.84000000000008">
                <text:p>1.84000000000008</text:p>
              </table:table-cell>
              <table:table-cell office:value-type="float" office:value="0.0135071171899221">
                <text:p>0.0135071171899221</text:p>
              </table:table-cell>
            </table:table-row>
            <table:table-row>
              <table:table-cell office:value-type="float" office:value="1.85000000000008">
                <text:p>1.85000000000008</text:p>
              </table:table-cell>
              <table:table-cell office:value-type="float" office:value="0.0130177882070248">
                <text:p>0.0130177882070248</text:p>
              </table:table-cell>
            </table:table-row>
            <table:table-row>
              <table:table-cell office:value-type="float" office:value="1.86000000000008">
                <text:p>1.86000000000008</text:p>
              </table:table-cell>
              <table:table-cell office:value-type="float" office:value="0.0125436773996777">
                <text:p>0.0125436773996777</text:p>
              </table:table-cell>
            </table:table-row>
            <table:table-row>
              <table:table-cell office:value-type="float" office:value="1.87000000000008">
                <text:p>1.87000000000008</text:p>
              </table:table-cell>
              <table:table-cell office:value-type="float" office:value="0.0120844166907263">
                <text:p>0.0120844166907263</text:p>
              </table:table-cell>
            </table:table-row>
            <table:table-row>
              <table:table-cell office:value-type="float" office:value="1.88000000000008">
                <text:p>1.88000000000008</text:p>
              </table:table-cell>
              <table:table-cell office:value-type="float" office:value="0.0116396426979199">
                <text:p>0.0116396426979199</text:p>
              </table:table-cell>
            </table:table-row>
            <table:table-row>
              <table:table-cell office:value-type="float" office:value="1.89000000000008">
                <text:p>1.89000000000008</text:p>
              </table:table-cell>
              <table:table-cell office:value-type="float" office:value="0.011208996847337">
                <text:p>0.011208996847337</text:p>
              </table:table-cell>
            </table:table-row>
            <table:table-row>
              <table:table-cell office:value-type="float" office:value="1.90000000000008">
                <text:p>1.90000000000008</text:p>
              </table:table-cell>
              <table:table-cell office:value-type="float" office:value="0.0107921254779289">
                <text:p>0.0107921254779289</text:p>
              </table:table-cell>
            </table:table-row>
            <table:table-row>
              <table:table-cell office:value-type="float" office:value="1.91000000000008">
                <text:p>1.91000000000008</text:p>
              </table:table-cell>
              <table:table-cell office:value-type="float" office:value="0.0103886799373849">
                <text:p>0.0103886799373849</text:p>
              </table:table-cell>
            </table:table-row>
            <table:table-row>
              <table:table-cell office:value-type="float" office:value="1.92000000000008">
                <text:p>1.92000000000008</text:p>
              </table:table-cell>
              <table:table-cell office:value-type="float" office:value="0.00999831666952709">
                <text:p>0.00999831666952709</text:p>
              </table:table-cell>
            </table:table-row>
            <table:table-row>
              <table:table-cell office:value-type="float" office:value="1.93000000000008">
                <text:p>1.93000000000008</text:p>
              </table:table-cell>
              <table:table-cell office:value-type="float" office:value="0.00962069729344757">
                <text:p>0.00962069729344757</text:p>
              </table:table-cell>
            </table:table-row>
            <table:table-row>
              <table:table-cell office:value-type="float" office:value="1.94000000000008">
                <text:p>1.94000000000008</text:p>
              </table:table-cell>
              <table:table-cell office:value-type="float" office:value="0.00925548867460276">
                <text:p>0.00925548867460276</text:p>
              </table:table-cell>
            </table:table-row>
            <table:table-row>
              <table:table-cell office:value-type="float" office:value="1.95000000000008">
                <text:p>1.95000000000008</text:p>
              </table:table-cell>
              <table:table-cell office:value-type="float" office:value="0.00890236298808382">
                <text:p>0.00890236298808382</text:p>
              </table:table-cell>
            </table:table-row>
            <table:table-row>
              <table:table-cell office:value-type="float" office:value="1.96000000000008">
                <text:p>1.96000000000008</text:p>
              </table:table-cell>
              <table:table-cell office:value-type="float" office:value="0.00856099777428414">
                <text:p>0.00856099777428414</text:p>
              </table:table-cell>
            </table:table-row>
            <table:table-row>
              <table:table-cell office:value-type="float" office:value="1.97000000000008">
                <text:p>1.97000000000008</text:p>
              </table:table-cell>
              <table:table-cell office:value-type="float" office:value="0.0082310759871866">
                <text:p>0.0082310759871866</text:p>
              </table:table-cell>
            </table:table-row>
            <table:table-row>
              <table:table-cell office:value-type="float" office:value="1.98000000000008">
                <text:p>1.98000000000008</text:p>
              </table:table-cell>
              <table:table-cell office:value-type="float" office:value="0.00791228603549597">
                <text:p>0.00791228603549597</text:p>
              </table:table-cell>
            </table:table-row>
            <table:table-row>
              <table:table-cell office:value-type="float" office:value="1.99000000000008">
                <text:p>1.99000000000008</text:p>
              </table:table-cell>
              <table:table-cell office:value-type="float" office:value="0.0076043218168417">
                <text:p>0.0076043218168417</text:p>
              </table:table-cell>
            </table:table-row>
            <table:table-row>
              <table:table-cell office:value-type="float" office:value="2.00000000000008">
                <text:p>2.00000000000008</text:p>
              </table:table-cell>
              <table:table-cell office:value-type="float" office:value="0.00730688274527844">
                <text:p>0.00730688274527844</text:p>
              </table:table-cell>
            </table:table-row>
            <table:table-row>
              <table:table-cell office:value-type="float" office:value="2.01000000000008">
                <text:p>2.01000000000008</text:p>
              </table:table-cell>
              <table:table-cell office:value-type="float" office:value="0.00701967377231107">
                <text:p>0.00701967377231107</text:p>
              </table:table-cell>
            </table:table-row>
            <table:table-row>
              <table:table-cell office:value-type="float" office:value="2.02000000000008">
                <text:p>2.02000000000008</text:p>
              </table:table-cell>
              <table:table-cell office:value-type="float" office:value="0.00674240540167193">
                <text:p>0.00674240540167193</text:p>
              </table:table-cell>
            </table:table-row>
            <table:table-row>
              <table:table-cell office:value-type="float" office:value="2.03000000000008">
                <text:p>2.03000000000008</text:p>
              </table:table-cell>
              <table:table-cell office:value-type="float" office:value="0.0064747936980768">
                <text:p>0.0064747936980768</text:p>
              </table:table-cell>
            </table:table-row>
            <table:table-row>
              <table:table-cell office:value-type="float" office:value="2.04000000000008">
                <text:p>2.04000000000008</text:p>
              </table:table-cell>
              <table:table-cell office:value-type="float" office:value="0.00621656029018636">
                <text:p>0.00621656029018636</text:p>
              </table:table-cell>
            </table:table-row>
            <table:table-row>
              <table:table-cell office:value-type="float" office:value="2.05000000000008">
                <text:p>2.05000000000008</text:p>
              </table:table-cell>
              <table:table-cell office:value-type="float" office:value="0.00596743236799822">
                <text:p>0.00596743236799822</text:p>
              </table:table-cell>
            </table:table-row>
            <table:table-row>
              <table:table-cell office:value-type="float" office:value="2.06000000000008">
                <text:p>2.06000000000008</text:p>
              </table:table-cell>
              <table:table-cell office:value-type="float" office:value="0.00572714267489391">
                <text:p>0.005727142674893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4" style:family="chart">
      <style:graphic-properties svg:stroke-color="#b7b7b7"/>
    </style:style>
    <style:style style:name="ch5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dc3912" draw:fill-color="#dc3912"/>
      <style:text-properties style:text-position="0% 100%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scatter" chart:style-name="ch1">
        <chart:plot-area chart:style-name="ch2" table:cell-range-address="'City Size Distribution'.J1:'City Size Distribution'.K50 'City Size Distribution'.I1:'City Size Distribution'.I312" svg:x="0.478cm" svg:y="0.348cm" svg:width="22.962cm" svg:height="16.74cm">
          <chartooo:coordinate-region svg:x="1.311cm" svg:y="0.547cm" svg:width="22.035cm" svg:height="16.342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City Size Distribution'.K1:'City Size Distribution'.K50" chart:class="chart:scatter">
            <chart:domain table:cell-range-address="'City Size Distribution'.J1:'City Size Distribution'.J50"/>
            <chart:data-point chart:repeated="50"/>
          </chart:series>
          <chart:series chart:style-name="ch6" chart:values-cell-range-address="'City Size Distribution'.I1:'City Size Distribution'.I312" chart:class="chart:scatter">
            <chart:data-point chart:repeated="3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ity Size Distribution'.J1:'City Size Distribution'.J50</svg:desc>
                </draw:g>
              </table:table-cell>
              <table:table-cell office:value-type="float" office:value="NaN">
                <text:p>NaN</text:p>
                <draw:g>
                  <svg:desc>'City Size Distribution'.K1:'City Size Distribution'.K50</svg:desc>
                </draw:g>
              </table:table-cell>
              <table:table-cell office:value-type="float" office:value="NaN">
                <text:p>NaN</text:p>
                <draw:g>
                  <svg:desc>'City Size Distribution'.I1:'City Size Distribution'.I3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356431757063">
                <text:p>6.9356431757063</text:p>
              </table:table-cell>
              <table:table-cell office:value-type="float" office:value="-2.49276038902684">
                <text:p>-2.49276038902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60203382429714">
                <text:p>6.60203382429714</text:p>
              </table:table-cell>
              <table:table-cell office:value-type="float" office:value="-2.19173039336286">
                <text:p>-2.19173039336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43400171565579">
                <text:p>6.43400171565579</text:p>
              </table:table-cell>
              <table:table-cell office:value-type="float" office:value="-2.01563913430717">
                <text:p>-2.01563913430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36412249275426">
                <text:p>6.36412249275426</text:p>
              </table:table-cell>
              <table:table-cell office:value-type="float" office:value="-1.89070039769888">
                <text:p>-1.89070039769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11141374073">
                <text:p>6.211141374073</text:p>
              </table:table-cell>
              <table:table-cell office:value-type="float" office:value="-1.79379038469082">
                <text:p>-1.79379038469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988942349404">
                <text:p>6.1988942349404</text:p>
              </table:table-cell>
              <table:table-cell office:value-type="float" office:value="-1.71460913864319">
                <text:p>-1.71460913864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79536280371">
                <text:p>6.179536280371</text:p>
              </table:table-cell>
              <table:table-cell office:value-type="float" office:value="-1.64766234901258">
                <text:p>-1.64766234901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15214029201689">
                <text:p>6.15214029201689</text:p>
              </table:table-cell>
              <table:table-cell office:value-type="float" office:value="-1.58967040203489">
                <text:p>-1.58967040203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12745306657294">
                <text:p>6.12745306657294</text:p>
              </table:table-cell>
              <table:table-cell office:value-type="float" office:value="-1.53851787958751">
                <text:p>-1.53851787958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01507334522488">
                <text:p>6.01507334522488</text:p>
              </table:table-cell>
              <table:table-cell office:value-type="float" office:value="-1.49276038902684">
                <text:p>-1.49276038902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97805034608819">
                <text:p>5.97805034608819</text:p>
              </table:table-cell>
              <table:table-cell office:value-type="float" office:value="-1.45136770386861">
                <text:p>-1.45136770386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95039503971485">
                <text:p>5.95039503971485</text:p>
              </table:table-cell>
              <table:table-cell office:value-type="float" office:value="-1.41357914297921">
                <text:p>-1.41357914297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4663056426401">
                <text:p>5.94663056426401</text:p>
              </table:table-cell>
              <table:table-cell office:value-type="float" office:value="-1.37881703672">
                <text:p>-1.37881703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94407286019711">
                <text:p>5.94407286019711</text:p>
              </table:table-cell>
              <table:table-cell office:value-type="float" office:value="-1.3466323533486">
                <text:p>-1.3466323533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94159490455837">
                <text:p>5.94159490455837</text:p>
              </table:table-cell>
              <table:table-cell office:value-type="float" office:value="-1.31666912997116">
                <text:p>-1.31666912997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93601180219025">
                <text:p>5.93601180219025</text:p>
              </table:table-cell>
              <table:table-cell office:value-type="float" office:value="-1.28864040637091">
                <text:p>-1.28864040637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93401085882217">
                <text:p>5.93401085882217</text:p>
              </table:table-cell>
              <table:table-cell office:value-type="float" office:value="-1.26231146764856">
                <text:p>-1.26231146764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86018522784918">
                <text:p>5.86018522784918</text:p>
              </table:table-cell>
              <table:table-cell office:value-type="float" office:value="-1.23748788392353">
                <text:p>-1.23748788392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8479555824277">
                <text:p>5.8479555824277</text:p>
              </table:table-cell>
              <table:table-cell office:value-type="float" office:value="-1.21400678807401">
                <text:p>-1.21400678807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84134194813381">
                <text:p>5.84134194813381</text:p>
              </table:table-cell>
              <table:table-cell office:value-type="float" office:value="-1.19173039336286">
                <text:p>-1.19173039336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83575016401872">
                <text:p>5.83575016401872</text:p>
              </table:table-cell>
              <table:table-cell office:value-type="float" office:value="-1.17054109429292">
                <text:p>-1.17054109429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83478744178842">
                <text:p>5.83478744178842</text:p>
              </table:table-cell>
              <table:table-cell office:value-type="float" office:value="-1.15033770820463">
                <text:p>-1.15033770820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82808217141066">
                <text:p>5.82808217141066</text:p>
              </table:table-cell>
              <table:table-cell office:value-type="float" office:value="-1.13103255300924">
                <text:p>-1.13103255300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82449030598845">
                <text:p>5.82449030598845</text:p>
              </table:table-cell>
              <table:table-cell office:value-type="float" office:value="-1.11254914731523">
                <text:p>-1.11254914731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81440476590488">
                <text:p>5.81440476590488</text:p>
              </table:table-cell>
              <table:table-cell office:value-type="float" office:value="-1.0948203803548">
                <text:p>-1.0948203803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81144429573348">
                <text:p>5.81144429573348</text:p>
              </table:table-cell>
              <table:table-cell office:value-type="float" office:value="-1.07778704105602">
                <text:p>-1.07778704105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80864842411222">
                <text:p>5.80864842411222</text:p>
              </table:table-cell>
              <table:table-cell office:value-type="float" office:value="-1.06139662486785">
                <text:p>-1.06139662486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0731579608956">
                <text:p>5.80731579608956</text:p>
              </table:table-cell>
              <table:table-cell office:value-type="float" office:value="-1.04560235768462">
                <text:p>-1.0456023576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79333560371853">
                <text:p>5.79333560371853</text:p>
              </table:table-cell>
              <table:table-cell office:value-type="float" office:value="-1.03036239112788">
                <text:p>-1.03036239112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78650155999264">
                <text:p>5.78650155999264</text:p>
              </table:table-cell>
              <table:table-cell office:value-type="float" office:value="-1.01563913430718">
                <text:p>-1.01563913430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77477308743982">
                <text:p>5.77477308743982</text:p>
              </table:table-cell>
              <table:table-cell office:value-type="float" office:value="-1.00139869519256">
                <text:p>-1.0013986951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74705816843533">
                <text:p>5.74705816843533</text:p>
              </table:table-cell>
              <table:table-cell office:value-type="float" office:value="-0.987610410706932">
                <text:p>-0.987610410706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72890299976558">
                <text:p>5.72890299976558</text:p>
              </table:table-cell>
              <table:table-cell office:value-type="float" office:value="-0.97424644914895">
                <text:p>-0.97424644914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72217141593106">
                <text:p>5.72217141593106</text:p>
              </table:table-cell>
              <table:table-cell office:value-type="float" office:value="-0.961281471984582">
                <text:p>-0.961281471984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70061806098202">
                <text:p>5.70061806098202</text:p>
              </table:table-cell>
              <table:table-cell office:value-type="float" office:value="-0.948692344676562">
                <text:p>-0.948692344676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69583264771397">
                <text:p>5.69583264771397</text:p>
              </table:table-cell>
              <table:table-cell office:value-type="float" office:value="-0.93645788825955">
                <text:p>-0.93645788825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68925823288979">
                <text:p>5.68925823288979</text:p>
              </table:table-cell>
              <table:table-cell office:value-type="float" office:value="-0.924558664959842">
                <text:p>-0.924558664959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68689533888861">
                <text:p>5.68689533888861</text:p>
              </table:table-cell>
              <table:table-cell office:value-type="float" office:value="-0.912976792410027">
                <text:p>-0.912976792410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67158934339564">
                <text:p>5.67158934339564</text:p>
              </table:table-cell>
              <table:table-cell office:value-type="float" office:value="-0.901695782000338">
                <text:p>-0.901695782000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66921736272035">
                <text:p>5.66921736272035</text:p>
              </table:table-cell>
              <table:table-cell office:value-type="float" office:value="-0.890700397698875">
                <text:p>-0.890700397698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66722687413184">
                <text:p>5.66722687413184</text:p>
              </table:table-cell>
              <table:table-cell office:value-type="float" office:value="-0.879976532307102">
                <text:p>-0.879976532307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66696140837797">
                <text:p>5.66696140837797</text:p>
              </table:table-cell>
              <table:table-cell office:value-type="float" office:value="-0.869511098628937">
                <text:p>-0.869511098628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66590635547052">
                <text:p>5.66590635547052</text:p>
              </table:table-cell>
              <table:table-cell office:value-type="float" office:value="-0.859291933447251">
                <text:p>-0.859291933447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65363212899316">
                <text:p>5.65363212899316</text:p>
              </table:table-cell>
              <table:table-cell office:value-type="float" office:value="-0.84930771254065">
                <text:p>-0.84930771254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62858814887765">
                <text:p>5.62858814887765</text:p>
              </table:table-cell>
              <table:table-cell office:value-type="float" office:value="-0.839547875251494">
                <text:p>-0.839547875251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62565296074012">
                <text:p>5.62565296074012</text:p>
              </table:table-cell>
              <table:table-cell office:value-type="float" office:value="-0.830002557345263">
                <text:p>-0.830002557345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60400993241223">
                <text:p>5.60400993241223</text:p>
              </table:table-cell>
              <table:table-cell office:value-type="float" office:value="-0.82066253109112">
                <text:p>-0.82066253109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59812707218404">
                <text:p>5.59812707218404</text:p>
              </table:table-cell>
              <table:table-cell office:value-type="float" office:value="-0.81151915165125">
                <text:p>-0.81151915165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59471511246316">
                <text:p>5.59471511246316</text:p>
              </table:table-cell>
              <table:table-cell office:value-type="float" office:value="-0.802564308998324">
                <text:p>-0.802564308998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